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grddl:transformation="http://docs.oasis-open.org/office/1.2/xslt/odf2rdf.xsl">
  <office:scripts/>
  <office:font-face-decls>
    <style:font-face style:name="Arial2" svg:font-family="Arial"/>
    <style:font-face style:name="Arial11" svg:font-family="Arial1"/>
    <style:font-face style:name="Arial111" svg:font-family="Arial11"/>
    <style:font-face style:name="Arial21" svg:font-family="Arial2"/>
    <style:font-face style:name="Arial22" svg:font-family="Arial22"/>
    <style:font-face style:name="Bitstream Vera Serif2" svg:font-family="'Bitstream Vera Serif'"/>
    <style:font-face style:name="Calibri1" svg:font-family="Calibri"/>
    <style:font-face style:name="Czcionka tekstu podstawowego1" svg:font-family="'Czcionka tekstu podstawowego'"/>
    <style:font-face style:name="MS PGothic" svg:font-family="'MS PGothic'"/>
    <style:font-face style:name="SimSun" svg:font-family="SimSun"/>
    <style:font-face style:name="宋体" svg:font-family="宋体"/>
    <style:font-face style:name="돋움" svg:font-family="돋움"/>
    <style:font-face style:name="맑은 고딕" svg:font-family="'맑은 고딕'"/>
    <style:font-face style:name="ＭＳ Ｐゴシック" svg:font-family="'ＭＳ Ｐゴシック'"/>
    <style:font-face style:name="細明體" svg:font-family="細明體" style:font-family-generic="modern"/>
    <style:font-face style:name="Bitstream Vera Serif1" svg:font-family="'Bitstream Vera Serif'" style:font-family-generic="roman"/>
    <style:font-face style:name="Arial1" svg:font-family="Arial" style:font-family-generic="swiss"/>
    <style:font-face style:name="Calibri" svg:font-family="Calibri" style:font-family-generic="swiss"/>
    <style:font-face style:name="Calibri11" svg:font-family="Calibri1" style:font-family-generic="swiss"/>
    <style:font-face style:name="Cambria" svg:font-family="Cambria" style:font-family-generic="swiss"/>
    <style:font-face style:name="Czcionka tekstu podstawowego" svg:font-family="'Czcionka tekstu podstawowego'" style:font-family-generic="swiss"/>
    <style:font-face style:name="Bitstream Vera Serif" svg:font-family="'Bitstream Vera Serif'"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02in"/>
    </style:style>
    <style:style style:name="co2" style:family="table-column">
      <style:table-column-properties fo:break-before="auto" style:column-width="1.1811in"/>
    </style:style>
    <style:style style:name="co3" style:family="table-column">
      <style:table-column-properties fo:break-before="auto" style:column-width="0.8835in"/>
    </style:style>
    <style:style style:name="co4" style:family="table-column">
      <style:table-column-properties fo:break-before="auto" style:column-width="3.2874in"/>
    </style:style>
    <style:style style:name="ro1" style:family="table-row">
      <style:table-row-properties style:row-height="0.2398in" fo:break-before="auto" style:use-optimal-row-height="true"/>
    </style:style>
    <style:style style:name="ro17" style:family="table-row">
      <style:table-row-properties style:row-height="0.4291in" fo:break-before="auto" style:use-optimal-row-height="true"/>
    </style:style>
    <style:style style:name="ro3" style:family="table-row">
      <style:table-row-properties style:row-height="0.7693in" fo:break-before="auto" style:use-optimal-row-height="true"/>
    </style:style>
    <style:style style:name="ro22" style:family="table-row">
      <style:table-row-properties style:row-height="0.5917in" fo:break-before="auto" style:use-optimal-row-height="true"/>
    </style:style>
    <style:style style:name="ro26" style:family="table-row">
      <style:table-row-properties style:row-height="0.5327in" fo:break-before="auto" style:use-optimal-row-height="true"/>
    </style:style>
    <style:style style:name="ro2" style:family="table-row">
      <style:table-row-properties style:row-height="0.3992in" fo:break-before="auto" style:use-optimal-row-height="true"/>
    </style:style>
    <style:style style:name="ro19" style:family="table-row">
      <style:table-row-properties style:row-height="0.9618in" fo:break-before="auto" style:use-optimal-row-height="true"/>
    </style:style>
    <style:style style:name="ro13" style:family="table-row">
      <style:table-row-properties style:row-height="1.8953in" fo:break-before="auto" style:use-optimal-row-height="true"/>
    </style:style>
    <style:style style:name="ro6" style:family="table-row">
      <style:table-row-properties style:row-height="2.0874in" fo:break-before="auto" style:use-optimal-row-height="true"/>
    </style:style>
    <style:style style:name="ro21" style:family="table-row">
      <style:table-row-properties style:row-height="1.7028in" fo:break-before="auto" style:use-optimal-row-height="true"/>
    </style:style>
    <style:style style:name="ro14" style:family="table-row">
      <style:table-row-properties style:row-height="1.5252in" fo:break-before="auto" style:use-optimal-row-height="true"/>
    </style:style>
    <style:style style:name="ro18" style:family="table-row">
      <style:table-row-properties style:row-height="1.1547in" fo:break-before="auto" style:use-optimal-row-height="true"/>
    </style:style>
    <style:style style:name="ro25" style:family="table-row">
      <style:table-row-properties style:row-height="0.8138in" fo:break-before="auto" style:use-optimal-row-height="true"/>
    </style:style>
    <style:style style:name="ro27" style:family="table-row">
      <style:table-row-properties style:row-height="0.6217in" fo:break-before="auto" style:use-optimal-row-height="true"/>
    </style:style>
    <style:style style:name="ro9" style:family="table-row">
      <style:table-row-properties style:row-height="1.3319in" fo:break-before="auto" style:use-optimal-row-height="true"/>
    </style:style>
    <style:style style:name="ro28" style:family="table-row">
      <style:table-row-properties style:row-height="0.5626in" fo:break-before="auto" style:use-optimal-row-height="true"/>
    </style:style>
    <style:style style:name="ro5" style:family="table-row">
      <style:table-row-properties style:row-height="2.6354in" fo:break-before="auto" style:use-optimal-row-height="true"/>
    </style:style>
    <style:style style:name="ro7" style:family="table-row">
      <style:table-row-properties style:row-height="2.2654in" fo:break-before="auto" style:use-optimal-row-height="true"/>
    </style:style>
    <style:style style:name="ro29" style:family="table-row">
      <style:table-row-properties style:row-height="2.3689in" fo:break-before="auto" style:use-optimal-row-height="true"/>
    </style:style>
    <style:style style:name="ro30" style:family="table-row">
      <style:table-row-properties style:row-height="1.0217in" fo:break-before="auto" style:use-optimal-row-height="true"/>
    </style:style>
    <style:style style:name="ro20" style:family="table-row">
      <style:table-row-properties style:row-height="2.828in" fo:break-before="auto" style:use-optimal-row-height="true"/>
    </style:style>
    <style:style style:name="ro24" style:family="table-row">
      <style:table-row-properties style:row-height="3.3902in" fo:break-before="auto" style:use-optimal-row-height="true"/>
    </style:style>
    <style:style style:name="ro10" style:family="table-row">
      <style:table-row-properties style:row-height="2.4575in" fo:break-before="auto" style:use-optimal-row-height="true"/>
    </style:style>
    <style:style style:name="ro31" style:family="table-row">
      <style:table-row-properties style:row-height="4.9598in" fo:break-before="auto" style:use-optimal-row-height="true"/>
    </style:style>
    <style:style style:name="ro32" style:family="table-row">
      <style:table-row-properties style:row-height="5.552in" fo:break-before="auto" style:use-optimal-row-height="true"/>
    </style:style>
    <style:style style:name="ro33" style:family="table-row">
      <style:table-row-properties style:row-height="2.3984in" fo:break-before="auto" style:use-optimal-row-height="true"/>
    </style:style>
    <style:style style:name="ro34" style:family="table-row">
      <style:table-row-properties style:row-height="2.7835in" fo:break-before="auto" style:use-optimal-row-height="true"/>
    </style:style>
    <style:style style:name="ro35" style:family="table-row">
      <style:table-row-properties style:row-height="3.3756in" fo:break-before="auto" style:use-optimal-row-height="true"/>
    </style:style>
    <style:style style:name="ro36" style:family="table-row">
      <style:table-row-properties style:row-height="1.0807in" fo:break-before="auto" style:use-optimal-row-height="true"/>
    </style:style>
    <style:style style:name="ro8" style:family="table-row">
      <style:table-row-properties style:row-height="3.198in" fo:break-before="auto" style:use-optimal-row-height="true"/>
    </style:style>
    <style:style style:name="ro37" style:family="table-row">
      <style:table-row-properties style:row-height="4.3236in" fo:break-before="auto" style:use-optimal-row-height="true"/>
    </style:style>
    <style:style style:name="ro38" style:family="table-row">
      <style:table-row-properties style:row-height="6.189in" fo:break-before="auto" style:use-optimal-row-height="true"/>
    </style:style>
    <style:style style:name="ro44" style:family="table-row">
      <style:table-row-properties style:row-height="0.4146in" fo:break-before="auto" style:use-optimal-row-height="true"/>
    </style:style>
    <style:style style:name="ro45" style:family="table-row">
      <style:table-row-properties style:row-height="0.9736in" fo:break-before="auto" style:use-optimal-row-height="true"/>
    </style:style>
    <style:style style:name="ro46" style:family="table-row">
      <style:table-row-properties style:row-height="0.4244in" fo:break-before="auto" style:use-optimal-row-height="true"/>
    </style:style>
    <style:style style:name="ro47" style:family="table-row">
      <style:table-row-properties style:row-height="2.6528in" fo:break-before="auto" style:use-optimal-row-height="true"/>
    </style:style>
    <style:style style:name="ro48" style:family="table-row">
      <style:table-row-properties style:row-height="2.0929in" fo:break-before="auto" style:use-optimal-row-height="true"/>
    </style:style>
    <style:style style:name="ro49" style:family="table-row">
      <style:table-row-properties style:row-height="2.2799in" fo:break-before="auto" style:use-optimal-row-height="true"/>
    </style:style>
    <style:style style:name="ro50" style:family="table-row">
      <style:table-row-properties style:row-height="3.389in" fo:break-before="auto" style:use-optimal-row-height="true"/>
    </style:style>
    <style:style style:name="ro51" style:family="table-row">
      <style:table-row-properties style:row-height="1.3472in" fo:break-before="auto" style:use-optimal-row-height="true"/>
    </style:style>
    <style:style style:name="ro52" style:family="table-row">
      <style:table-row-properties style:row-height="2.4665in" fo:break-before="auto" style:use-optimal-row-height="true"/>
    </style:style>
    <style:style style:name="ro53" style:family="table-row">
      <style:table-row-properties style:row-height="4.1457in" fo:break-before="auto" style:use-optimal-row-height="true"/>
    </style:style>
    <style:style style:name="ro54" style:family="table-row">
      <style:table-row-properties style:row-height="1.5335in" fo:break-before="auto" style:use-optimal-row-height="true"/>
    </style:style>
    <style:style style:name="ro55" style:family="table-row">
      <style:table-row-properties style:row-height="1.9071in" fo:break-before="auto" style:use-optimal-row-height="true"/>
    </style:style>
    <style:style style:name="ro56" style:family="table-row">
      <style:table-row-properties style:row-height="1.3055in" fo:break-before="auto" style:use-optimal-row-height="true"/>
    </style:style>
    <style:style style:name="ro57" style:family="table-row">
      <style:table-row-properties style:row-height="0.4346in" fo:break-before="auto" style:use-optimal-row-height="true"/>
    </style:style>
    <style:style style:name="ro58" style:family="table-row">
      <style:table-row-properties style:row-height="1.0256in" fo:break-before="auto" style:use-optimal-row-height="true"/>
    </style:style>
    <style:style style:name="ro59" style:family="table-row">
      <style:table-row-properties style:row-height="1.1602in" fo:break-before="auto" style:use-optimal-row-height="true"/>
    </style:style>
    <style:style style:name="ro60" style:family="table-row">
      <style:table-row-properties style:row-height="0.7874in" fo:break-before="auto" style:use-optimal-row-height="true"/>
    </style:style>
    <style:style style:name="ro61" style:family="table-row">
      <style:table-row-properties style:row-height="3.0264in" fo:break-before="auto" style:use-optimal-row-height="true"/>
    </style:style>
    <style:style style:name="ro62" style:family="table-row">
      <style:table-row-properties style:row-height="0.6008in" fo:break-before="auto" style:use-optimal-row-height="true"/>
    </style:style>
    <style:style style:name="ro63" style:family="table-row">
      <style:table-row-properties style:row-height="5.8252in" fo:break-before="auto" style:use-optimal-row-height="true"/>
    </style:style>
    <style:style style:name="ro64" style:family="table-row">
      <style:table-row-properties style:row-height="0.8291in" fo:break-before="auto" style:use-optimal-row-height="true"/>
    </style:style>
    <style:style style:name="ta2" style:family="table" style:master-page-name="Default">
      <style:table-properties table:display="true" style:writing-mode="lr-tb"/>
    </style:style>
    <style:style style:name="ta3" style:family="table" style:master-page-name="PageStyle_5f_Sheet1">
      <style:table-properties table:display="true" style:writing-mode="lr-tb" tableooo:tab-color="#00ff00"/>
    </style:style>
    <number:text-style style:name="N100">
      <number:text-content/>
    </number:text-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style:style style:name="ce100" style:family="table-cell" style:parent-style-name="Excel_5f_BuiltIn_5f_Check_20_Cell_20_1" style:data-style-name="N5104">
      <style:table-cell-properties fo:background-color="#969696" style:cell-protect="protected" style:print-content="true" style:text-align-source="fix" style:repeat-content="false" fo:wrap-option="wrap" fo:border="0.0154in double #333333" style:border-line-width="0.0008in 0.0138in 0.0008in" style:vertical-align="automatic"/>
      <style:paragraph-properties fo:text-align="center"/>
      <style:text-properties fo:color="#ffffff" style:font-name="Arial2" fo:font-size="12pt" fo:font-weight="bold" style:font-name-asian="Arial2" style:font-size-asian="12pt" style:font-weight-asian="bold" style:font-name-complex="Arial2" style:font-size-complex="12pt" style:font-weight-complex="bold"/>
    </style:style>
    <style:style style:name="ce101" style:family="table-cell" style:parent-style-name="Default" style:data-style-name="N5104">
      <style:table-cell-properties style:text-align-source="fix" style:repeat-content="false" fo:background-color="transparent" fo:wrap-option="wrap" style:vertical-align="automatic"/>
      <style:paragraph-properties fo:text-align="start" fo:margin-left="0in"/>
      <style:text-properties style:font-name="Arial2" fo:font-size="12pt" style:font-name-asian="Arial2" style:font-size-asian="12pt" style:font-name-complex="Arial2" style:font-size-complex="12pt"/>
    </style:style>
    <style:style style:name="ce107" style:family="table-cell" style:parent-style-name="Default" style:data-style-name="N5104">
      <style:text-properties style:font-name="Arial2" style:font-name-asian="Arial2" style:font-name-complex="Arial2"/>
    </style:style>
    <style:style style:name="ce109" style:family="table-cell" style:parent-style-name="Default" style:data-style-name="N5104">
      <style:table-cell-properties style:text-align-source="fix" style:repeat-content="false" fo:wrap-option="wrap" style:vertical-align="automatic"/>
      <style:paragraph-properties fo:text-align="start" fo:margin-left="0in"/>
      <style:text-properties style:font-name="Arial2" fo:font-size="12pt" style:font-name-asian="Arial2" style:font-size-asian="12pt" style:font-name-complex="Arial2" style:font-size-complex="12pt"/>
    </style:style>
    <style:style style:name="ce11" style:family="table-cell" style:parent-style-name="Default">
      <style:text-properties style:font-name="Arial" style:font-name-asian="Arial"/>
    </style:style>
    <style:style style:name="ce110" style:family="table-cell" style:parent-style-name="Excel_5f_BuiltIn_5f_Check_20_Cell_20_1">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name-asian="Arial" style:font-size-asian="12pt" style:font-style-asian="normal" style:font-weight-asian="bold" style:font-size-complex="12pt" style:font-style-complex="normal" style:font-weight-complex="bold"/>
    </style:style>
    <style:style style:name="ce111"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automatic"/>
      <style:paragraph-properties fo:margin-left="0in" style:writing-mode="page"/>
      <style:text-properties style:font-name="Arial" style:font-name-asian="Arial"/>
    </style:style>
    <style:style style:name="ce11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font-name="Arial" fo:font-size="12pt" style:font-name-asian="Arial" style:font-size-asian="12pt" style:font-size-complex="12pt"/>
    </style:style>
    <style:style style:name="ce114"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style:font-name="Arial" fo:font-size="12pt" style:font-name-asian="Arial" style:font-size-asian="12pt" style:font-size-complex="12pt"/>
    </style:style>
    <style:style style:name="ce118"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start" fo:margin-left="0in" style:writing-mode="page"/>
      <style:text-properties fo:color="#ffffff"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119"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font-name="Arial" fo:font-size="12pt" fo:font-weight="bold" style:font-name-asian="Arial" style:font-size-asian="12pt" style:font-weight-asian="bold" style:font-size-complex="12pt" style:font-weight-complex="bold"/>
    </style:style>
    <style:style style:name="ce12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font-name="Arial" fo:font-size="12pt" fo:font-weight="bold" style:font-name-asian="Arial" style:font-size-asian="12pt" style:font-weight-asian="bold" style:font-size-complex="12pt" style:font-weight-complex="bold"/>
    </style:style>
    <style:style style:name="ce121" style:family="table-cell" style:parent-style-name="Default">
      <style:table-cell-properties fo:background-color="transparent" fo:wrap-option="wrap"/>
      <style:text-properties style:font-name="Arial" fo:font-size="12pt" style:font-name-asian="Arial" style:font-size-asian="12pt" style:font-size-complex="12pt"/>
    </style:style>
    <style:style style:name="ce122"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123" style:family="table-cell" style:parent-style-name="Excel_5f_BuiltIn_5f_Check_20_Cell_20_1">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Arial1" style:font-size-complex="12pt" style:font-style-complex="normal" style:font-weight-complex="bold"/>
    </style:style>
    <style:style style:name="ce1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125" style:family="table-cell" style:parent-style-name="Excel_5f_BuiltIn_5f_Check_20_Cell_20_1">
      <style:table-cell-properties style:glyph-orientation-vertical="0" style:cell-protect="protected" style:print-content="true" style:text-align-source="fix" style:repeat-content="false" fo:wrap-option="wrap" style:direction="ltr" fo:padding="0.028in" style:rotation-angle="0" style:rotation-align="none" style:shrink-to-fit="false" style:vertical-align="automatic"/>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Arial1" style:font-size-complex="12pt" style:font-style-complex="normal" style:font-weight-complex="bold"/>
    </style:style>
    <style:style style:name="ce126" style:family="table-cell" style:parent-style-name="Default">
      <style:table-cell-properties style:glyph-orientation-vertical="0" style:text-align-source="fix" style:repeat-content="false" fo:background-color="transparent" fo:wrap-option="wrap" style:direction="ltr" fo:padding="0.028in"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12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128" style:family="table-cell" style:parent-style-name="Excel_5f_BuiltIn_5f_Check_20_Cell_20_1" style:data-style-name="N0">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css3t:text-justify="auto" style:vertical-align="automatic"/>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css3t:text-justify="auto"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Excel_5f_BuiltIn_5f_Check_20_Cell_20_1">
      <style:table-cell-properties style:glyph-orientation-vertical="0" style:cell-protect="protected" style:print-content="true" style:diagonal-bl-tr="none" style:diagonal-tl-br="none" style:text-align-source="value-type" style:repeat-content="false" fo:wrap-option="wrap" fo:border="none" style:direction="ltr" fo:padding="0.028in" style:rotation-angle="0" style:rotation-align="none" style:shrink-to-fit="false" css3t:text-justify="auto" style:vertical-align="top"/>
      <style:paragraph-properties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css3t:text-justify="auto" style:vertical-align="automatic"/>
      <style:paragraph-properties fo:text-align="start"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2" style:family="table-cell" style:parent-style-name="Default" style:data-style-name="N5104">
      <style:table-cell-properties style:text-align-source="fix" style:repeat-content="false" fo:background-color="transparent" fo:wrap-option="wrap" style:vertical-align="automatic"/>
      <style:paragraph-properties fo:text-align="start" fo:margin-left="0in"/>
      <style:text-properties style:font-name="Arial" fo:font-size="12pt" style:font-name-asian="Arial" style:font-size-asian="12pt" style:font-name-complex="ＭＳ Ｐゴシック" style:font-size-complex="12pt"/>
    </style:style>
    <style:style style:name="ce133" style:family="table-cell" style:parent-style-name="Default" style:data-style-name="N5104">
      <style:table-cell-properties style:text-align-source="fix" style:repeat-content="false" fo:background-color="transparent" fo:wrap-option="wrap" fo:border="none" style:vertical-align="automatic"/>
      <style:paragraph-properties fo:text-align="start" fo:margin-left="0in"/>
      <style:text-properties style:font-name="Arial" fo:font-size="12pt" style:font-name-asian="Arial" style:font-size-asian="12pt" style:font-name-complex="돋움" style:font-size-complex="12pt"/>
    </style:style>
    <style:style style:name="ce134" style:family="table-cell" style:parent-style-name="Default" style:data-style-name="N5104">
      <style:table-cell-properties style:text-align-source="fix" style:repeat-content="false" fo:background-color="transparent" fo:wrap-option="wrap" fo:border="none" style:vertical-align="automatic"/>
      <style:paragraph-properties fo:text-align="start" fo:margin-left="0in"/>
      <style:text-properties style:font-name="Arial" fo:font-size="12pt" style:font-name-asian="Arial" style:font-size-asian="12pt" style:font-name-complex="Arial2" style:font-size-complex="12pt"/>
    </style:style>
    <style:style style:name="ce135" style:family="table-cell" style:parent-style-name="Default" style:data-style-name="N0">
      <style:table-cell-properties style:text-align-source="fix" style:repeat-content="false" fo:background-color="transparent" fo:wrap-option="wrap" fo:border="none" style:vertical-align="top"/>
      <style:paragraph-properties fo:text-align="start" fo:margin-left="0in"/>
      <style:text-properties style:font-name="Arial" style:font-name-asian="Arial" style:font-name-complex="맑은 고딕"/>
    </style:style>
    <style:style style:name="ce136" style:family="table-cell" style:parent-style-name="표준_20_2" style:data-style-name="N100">
      <style:table-cell-properties style:cell-protect="protected" style:print-content="true" style:text-align-source="fix" style:repeat-content="false" fo:background-color="transparent" fo:wrap-option="wrap" fo:border="none" style:vertical-align="top"/>
      <style:paragraph-properties fo:text-align="start" fo:margin-left="0in"/>
      <style:text-properties fo:color="#000000" style:font-name="Arial" fo:font-size="11pt" style:font-name-asian="Arial" style:font-size-asian="11pt" style:font-name-complex="맑은 고딕" style:font-size-complex="11pt"/>
    </style:style>
    <style:style style:name="ce137" style:family="table-cell" style:parent-style-name="Excel_5f_BuiltIn_5f_Check_20_Cell_20_1" style:data-style-name="N5104">
      <style:table-cell-properties fo:background-color="#969696" style:cell-protect="protected" style:print-content="true" style:text-align-source="fix" style:repeat-content="false" fo:wrap-option="wrap" fo:border="0.0008in solid #333333" style:vertical-align="automatic"/>
      <style:paragraph-properties fo:text-align="center"/>
      <style:text-properties fo:color="#ffffff" style:font-name="Arial" fo:font-size="12pt" fo:font-weight="bold" style:font-name-asian="Arial" style:font-size-asian="12pt" style:font-weight-asian="bold" style:font-name-complex="Arial22" style:font-size-complex="12pt" style:font-weight-complex="bold"/>
    </style:style>
    <style:style style:name="ce138" style:family="table-cell" style:parent-style-name="Default" style:data-style-name="N5104">
      <style:table-cell-properties style:text-align-source="fix" style:repeat-content="false" fo:background-color="transparent" fo:wrap-option="wrap" style:vertical-align="automatic"/>
      <style:paragraph-properties fo:text-align="start" fo:margin-left="0in"/>
      <style:text-properties style:font-name="Arial" fo:font-size="12pt" style:font-name-asian="Arial" style:font-size-asian="12pt" style:font-name-complex="Arial21" style:font-size-complex="12pt"/>
    </style:style>
    <style:style style:name="ce139" style:family="table-cell" style:parent-style-name="Default" style:data-style-name="N5104">
      <style:table-cell-properties style:text-align-source="fix" style:repeat-content="false" fo:wrap-option="wrap" fo:border="none" style:vertical-align="automatic"/>
      <style:paragraph-properties fo:text-align="start" fo:margin-left="0in"/>
      <style:text-properties style:font-name="Arial" fo:font-size="12pt" style:font-name-asian="Arial" style:font-size-asian="12pt" style:font-name-complex="Arial2" style:font-size-complex="12pt"/>
    </style:style>
    <style:style style:name="ce140"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size-complex="12pt" style:font-style-complex="normal" style:font-weight-complex="normal"/>
    </style:style>
    <style:style style:name="ce1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size-complex="12pt" style:font-style-complex="normal" style:font-weight-complex="normal"/>
    </style:style>
    <style:style style:name="ce142" style:family="table-cell" style:parent-style-name="Default">
      <style:table-cell-properties style:glyph-orientation-vertical="0" style:text-align-source="fix" style:repeat-content="false" fo:background-color="transparent" fo:wrap-option="wrap" style:direction="ltr" fo:padding="0.028in"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size-complex="12pt" style:font-style-complex="normal" style:font-weight-complex="normal"/>
    </style:style>
    <style:style style:name="ce143" style:family="table-cell" style:parent-style-name="Excel_5f_BuiltIn_5f_Check_20_Cell_20_1" style:data-style-name="N5104">
      <style:table-cell-properties fo:background-color="#969696" style:cell-protect="protected" style:print-content="true" style:text-align-source="fix" style:repeat-content="false" fo:wrap-option="wrap" fo:border="0.0008in solid #333333" style:vertical-align="automatic"/>
      <style:paragraph-properties fo:text-align="center"/>
      <style:text-properties fo:color="#ffffff" style:font-name="Arial2" fo:font-size="12pt" fo:font-weight="bold" style:font-name-asian="Arial2" style:font-size-asian="12pt" style:font-weight-asian="bold" style:font-name-complex="Arial2" style:font-size-complex="12pt" style:font-weight-complex="bold"/>
    </style:style>
    <style:style style:name="ce144" style:family="table-cell" style:parent-style-name="Default" style:data-style-name="N5104">
      <style:table-cell-properties fo:wrap-option="wrap" style:vertical-align="automatic"/>
      <style:text-properties style:font-name="Arial2" fo:font-size="12pt" style:font-name-asian="Arial2" style:font-size-asian="12pt" style:font-name-complex="Arial2" style:font-size-complex="12pt"/>
    </style:style>
    <style:style style:name="ce20"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3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font-name="Arial" fo:font-size="12pt" style:font-name-asian="Arial" style:font-size-asian="12pt" style:font-size-complex="12pt"/>
    </style:style>
    <style:style style:name="ce36" style:family="table-cell" style:parent-style-name="Default">
      <style:table-cell-properties fo:wrap-option="wrap"/>
      <style:text-properties style:font-name="Arial" fo:font-size="12pt" style:font-name-asian="Arial" style:font-size-asian="12pt" style:font-size-complex="12pt"/>
    </style:style>
    <style:style style:name="ce37"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Arial1" style:font-size-complex="12pt" style:font-style-complex="normal" style:font-weight-complex="bold"/>
    </style:style>
    <style:style style:name="ce4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58"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28in"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glyph-orientation-vertical="0" style:cell-protect="none" style:print-content="true" style:diagonal-bl-tr="none" style:diagonal-tl-br="none" style:text-align-source="value-type" style:repeat-content="false" fo:wrap-option="wrap" fo:border="none" style:direction="ltr" fo:padding="0.028in"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fo:padding="0.028in" style:rotation-angle="0" style:rotation-align="none" style:shrink-to-fit="false" style:vertical-align="automatic"/>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Arial1" style:font-size-complex="12pt" style:font-style-complex="normal" style:font-weight-complex="bold"/>
    </style:style>
    <style:style style:name="ce6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68"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css3t:text-justify="auto" style:vertical-align="automatic"/>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6" style:family="table-cell" style:parent-style-name="Default">
      <style:table-cell-properties style:glyph-orientation-vertical="0" style:text-align-source="fix" style:repeat-content="false" fo:wrap-option="wrap" style:direction="ltr" style:rotation-angle="0" style:rotation-align="none" style:shrink-to-fit="false" css3t:text-justify="auto" style:vertical-align="automatic"/>
      <style:paragraph-properties fo:text-align="start"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7" style:family="table-cell" style:parent-style-name="Excel_5f_BuiltIn_5f_Check_20_Cell_20_1" style:data-style-name="N0">
      <style:table-cell-properties fo:background-color="#969696" style:text-align-source="fix" style:repeat-content="false" fo:wrap-option="wrap" fo:border="0.0154in double #333333" style:border-line-width="0.0008in 0.0138in 0.0008in" style:vertical-align="automatic"/>
      <style:paragraph-properties fo:text-align="center"/>
      <style:text-properties fo:color="#ffffff" style:font-name="Arial" fo:font-size="12pt" fo:font-weight="bold" style:font-name-asian="Arial" style:font-size-asian="12pt" style:font-weight-asian="bold" style:font-name-complex="Arial2" style:font-size-complex="12pt" style:font-weight-complex="bold"/>
    </style:style>
    <style:style style:name="ce85" style:family="table-cell" style:parent-style-name="Default" style:data-style-name="N5104">
      <style:table-cell-properties style:text-align-source="fix" style:repeat-content="false" fo:background-color="transparent" fo:wrap-option="wrap" style:vertical-align="automatic"/>
      <style:paragraph-properties fo:text-align="start" fo:margin-left="0in"/>
      <style:text-properties style:font-name="Arial" fo:font-size="12pt" style:font-name-asian="Arial" style:font-size-asian="12pt" style:font-name-complex="Arial2" style:font-size-complex="12pt"/>
    </style:style>
    <style:style style:name="ce89" style:family="table-cell" style:parent-style-name="Default" style:data-style-name="N5104">
      <style:table-cell-properties style:text-align-source="fix" style:repeat-content="false" fo:wrap-option="wrap" style:vertical-align="automatic"/>
      <style:paragraph-properties fo:text-align="start" fo:margin-left="0in"/>
      <style:text-properties style:font-name="Arial" fo:font-size="12pt" style:font-name-asian="Arial" style:font-size-asian="12pt" style:font-name-complex="Arial2" style:font-size-complex="12pt"/>
    </style:style>
    <style:style style:name="ce90" style:family="table-cell" style:parent-style-name="Excel_5f_BuiltIn_5f_Check_20_Cell_20_1" style:data-style-name="N0">
      <style:table-cell-properties fo:background-color="#969696" style:text-align-source="fix" style:repeat-content="false" fo:wrap-option="wrap" fo:border="none" style:vertical-align="automatic"/>
      <style:paragraph-properties fo:text-align="center"/>
      <style:text-properties fo:color="#ffffff" style:font-name="Arial" fo:font-size="12pt" fo:font-weight="bold" style:font-name-asian="Arial" style:font-size-asian="12pt" style:font-weight-asian="bold" style:font-name-complex="Arial2" style:font-size-complex="12pt" style:font-weight-complex="bold"/>
    </style:style>
    <style:style style:name="ce94" style:family="table-cell" style:parent-style-name="Excel_5f_BuiltIn_5f_Check_20_Cell_20_1" style:data-style-name="N0">
      <style:table-cell-properties style:glyph-orientation-vertical="0" style:cell-protect="protected" style:print-content="tru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Arial1" style:font-size-complex="12pt" style:font-style-complex="normal" style:font-weight-complex="bold"/>
    </style:style>
    <style:style style:name="ce145" style:family="table-cell" style:parent-style-name="Default">
      <style:table-cell-properties fo:wrap-option="wrap"/>
      <style:text-properties style:font-name="Arial" fo:font-size="12pt" fo:font-weight="bold" style:font-name-asian="Arial" style:font-size-asian="12pt" style:font-weight-asian="bold" style:font-size-complex="12pt" style:font-weight-complex="bold"/>
    </style:style>
    <style:style style:name="ce146" style:family="table-cell" style:parent-style-name="Default">
      <style:table-cell-properties style:glyph-orientation-vertical="0" fo:background-color="#969696" style:diagonal-bl-tr="none" style:diagonal-tl-br="none" style:text-align-source="fix" style:repeat-content="false" fo:wrap-option="wrap" fo:border="0.0413in double #333333" style:border-line-width="0.0138in 0.0138in 0.0138in"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Arial1" style:font-size-complex="12pt" style:font-style-complex="normal" style:font-weight-complex="bold"/>
    </style:style>
    <style:style style:name="ce1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size-complex="11pt" style:font-style-complex="normal" style:font-weight-complex="normal"/>
    </style:style>
    <style:style style:name="ce148" style:family="table-cell" style:parent-style-name="Default">
      <style:table-cell-properties style:glyph-orientation-vertical="0" fo:background-color="#969696" style:diagonal-bl-tr="none" style:diagonal-tl-br="none" style:text-align-source="value-type" style:repeat-content="false" fo:wrap-option="wrap" fo:border="0.0413in double #333333" style:border-line-width="0.0138in 0.0138in 0.0138in" style:direction="ltr" style:rotation-angle="0" style:rotation-align="none" style:shrink-to-fit="false" style:vertical-align="automatic"/>
      <style:paragraph-properties fo:margin-left="0in" style:writing-mode="pag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size-complex="11pt" style:font-style-complex="normal" style:font-weight-complex="normal"/>
    </style:style>
    <style:style style:name="ce149" style:family="table-cell" style:parent-style-name="Excel_5f_BuiltIn_5f_Check_20_Cell_20_1" style:data-style-name="N0">
      <style:table-cell-properties style:glyph-orientation-vertical="0" style:cell-protect="protected" style:print-content="true" style:diagonal-bl-tr="none" style:diagonal-tl-br="none" style:text-align-source="value-type" style:repeat-content="false" fo:wrap-option="wrap" fo:border="none" style:direction="ltr" fo:padding="0.028in" style:rotation-angle="0" style:rotation-align="none" style:shrink-to-fit="false" css3t:text-justify="auto" style:vertical-align="top"/>
      <style:paragraph-properties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Standard_5f_InAppBilling">
      <style:table-cell-properties style:glyph-orientation-vertical="0" style:text-align-source="value-type" style:repeat-content="false" fo:background-color="transparent" fo:wrap-option="wrap" style:direction="ltr" fo:padding="0.028in" style:rotation-angle="0" style:rotation-align="none" style:shrink-to-fit="false" css3t:text-justify="auto"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paragraph-properties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1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css3t:text-justify="auto" style:vertical-align="automatic"/>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53" style:family="table-cell" style:parent-style-name="Default" style:data-style-name="N5104">
      <style:table-cell-properties fo:background-color="transparent" fo:wrap-option="wrap" style:vertical-align="automatic"/>
      <style:text-properties style:font-name="Arial" fo:font-size="12pt" style:font-name-asian="Arial" style:font-size-asian="12pt" style:font-name-complex="ＭＳ Ｐゴシック" style:font-size-complex="12pt"/>
    </style:style>
    <style:style style:name="ce154" style:family="table-cell" style:parent-style-name="Default" style:data-style-name="N5104">
      <style:table-cell-properties fo:background-color="transparent" fo:wrap-option="wrap" style:vertical-align="automatic"/>
      <style:text-properties style:font-name="Arial" fo:font-size="12pt" style:font-name-asian="Arial" style:font-size-asian="12pt" style:font-name-complex="Arial2" style:font-size-complex="12pt"/>
    </style:style>
    <style:style style:name="ce155" style:family="table-cell" style:parent-style-name="Default" style:data-style-name="N0">
      <style:table-cell-properties fo:background-color="transparent" fo:wrap-option="wrap" style:vertical-align="automatic"/>
      <style:text-properties style:font-name="Arial" style:font-name-asian="Arial"/>
    </style:style>
    <style:style style:name="ce156" style:family="table-cell" style:parent-style-name="標準_20_2" style:data-style-name="N0">
      <style:table-cell-properties style:cell-protect="protected" style:print-content="true" fo:background-color="transparent" fo:wrap-option="wrap" fo:border="0.0008in solid #000000" style:vertical-align="top"/>
      <style:text-properties fo:color="#000000" style:font-name="Arial" style:font-name-asian="Arial" style:font-name-complex="ＭＳ Ｐゴシック"/>
    </style:style>
    <style:style style:name="ce157" style:family="table-cell" style:parent-style-name="Default" style:data-style-name="N5104">
      <style:table-cell-properties fo:background-color="transparent" fo:wrap-option="wrap" fo:border="none" style:vertical-align="automatic"/>
      <style:text-properties style:font-name="Arial" fo:font-size="12pt" style:font-name-asian="Arial" style:font-size-asian="12pt" style:font-name-complex="Arial2" style:font-size-complex="12pt"/>
    </style:style>
    <style:style style:name="ce158" style:family="table-cell" style:parent-style-name="Default" style:data-style-name="N5104">
      <style:table-cell-properties fo:background-color="transparent" fo:wrap-option="wrap" style:vertical-align="automatic"/>
      <style:text-properties style:font-name="Arial2" fo:font-size="12pt" style:font-name-asian="Arial2" style:font-size-asian="12pt" style:font-name-complex="Arial2" style:font-size-complex="12pt"/>
    </style:style>
    <style:style style:name="ce159"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6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2"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fo:padding="0.028in" style:rotation-angle="0" style:rotation-align="none" style:shrink-to-fit="false" style:vertical-align="automatic"/>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63" style:family="table-cell" style:parent-style-name="Default">
      <style:table-cell-properties style:glyph-orientation-vertical="0" style:text-align-source="fix" style:repeat-content="false" fo:background-color="transparent" fo:wrap-option="wrap" style:direction="ltr" fo:padding="0.028in"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5" style:family="table-cell" style:parent-style-name="Excel_5f_BuiltIn_5f_Check_20_Cell_20_1" style:data-style-name="N0">
      <style:table-cell-properties fo:background-color="#969696" style:text-align-source="fix" style:repeat-content="false" fo:wrap-option="wrap" fo:border="0.0154in double #333333" style:border-line-width="0.0008in 0.0138in 0.0008in" style:vertical-align="automatic"/>
      <style:paragraph-properties fo:text-align="center"/>
      <style:text-properties fo:color="#ffffff" style:font-name="Arial2" fo:font-size="12pt" fo:font-weight="bold" style:font-name-asian="Arial2" style:font-size-asian="12pt" style:font-weight-asian="bold" style:font-name-complex="Arial2" style:font-size-complex="12pt" style:font-weight-complex="bold"/>
    </style:style>
    <style:style style:name="ce166" style:family="table-cell" style:parent-style-name="Excel_5f_BuiltIn_5f_Check_20_Cell_20_1" style:data-style-name="N0">
      <style:table-cell-properties fo:background-color="#969696" style:text-align-source="fix" style:repeat-content="false" fo:wrap-option="wrap" fo:border="none" style:vertical-align="automatic"/>
      <style:paragraph-properties fo:text-align="center"/>
      <style:text-properties fo:color="#ffffff" style:font-name="Arial2" fo:font-size="12pt" fo:font-weight="bold" style:font-name-asian="Arial2" style:font-size-asian="12pt" style:font-weight-asian="bold" style:font-name-complex="Arial2" style:font-size-complex="12pt" style:font-weight-complex="bold"/>
    </style:style>
    <style:style style:name="ce167" style:family="table-cell" style:parent-style-name="Default" style:data-style-name="N5104">
      <style:table-cell-properties style:text-align-source="fix" style:repeat-content="false" fo:background-color="transparent" fo:wrap-option="wrap" fo:border="none" style:vertical-align="automatic"/>
      <style:paragraph-properties fo:text-align="start" fo:margin-left="0in"/>
      <style:text-properties style:font-name="Arial2" fo:font-size="12pt" style:font-name-asian="Arial2" style:font-size-asian="12pt" style:font-name-complex="Arial2" style:font-size-complex="12pt"/>
    </style:style>
    <style:style style:name="ce168" style:family="table-cell" style:parent-style-name="Default" style:data-style-name="N5104">
      <style:table-cell-properties fo:wrap-option="wrap" fo:border="none" style:vertical-align="automatic"/>
      <style:text-properties style:font-name="Arial2" fo:font-size="12pt" style:font-name-asian="Arial2" style:font-size-asian="12pt" style:font-name-complex="Arial2" style:font-size-complex="12pt"/>
    </style:style>
    <style:style style:name="ce169" style:family="table-cell" style:parent-style-name="Default" style:data-style-name="N5104">
      <style:table-cell-properties style:text-align-source="fix" style:repeat-content="false" fo:wrap-option="wrap" fo:border="none" style:vertical-align="automatic"/>
      <style:paragraph-properties fo:text-align="start" fo:margin-left="0in"/>
      <style:text-properties style:font-name="Arial2" fo:font-size="12pt" style:font-name-asian="Arial2" style:font-size-asian="12pt" style:font-name-complex="Arial2" style:font-size-complex="12pt"/>
    </style:style>
    <style:style style:name="ce170" style:family="table-cell" style:parent-style-name="Excel_5f_BuiltIn_5f_Check_20_Cell_20_1" style:data-style-name="N0">
      <style:table-cell-properties style:glyph-orientation-vertical="0" style:cell-protect="protected" style:print-content="tru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71"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172" style:family="table-cell" style:parent-style-name="Default" style:data-style-name="N5104"/>
    <style:style style:name="ce44" style:family="table-cell" style:parent-style-name="Excel_5f_BuiltIn_5f_Check_20_Cell_20_1">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3"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Bitstream Vera Serif" fo:font-size="12pt" fo:font-style="normal" fo:text-shadow="none" style:text-underline-style="none" fo:font-weight="bold" style:font-name-asian="Bitstream Vera Serif" style:font-size-asian="12pt" style:font-style-asian="normal" style:font-weight-asian="bold" style:font-name-complex="Calibri" style:font-size-complex="12pt" style:font-style-complex="normal" style:font-weight-complex="bold"/>
    </style:style>
    <style:style style:name="ce174"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start" fo:margin-left="0in" style:writing-mode="page"/>
      <style:text-properties fo:color="#ffffff" style:text-outline="false" style:text-line-through-style="none" style:font-name="Bitstream Vera Serif" fo:font-size="12pt" fo:font-style="normal" fo:text-shadow="none" style:text-underline-style="none" fo:font-weight="bold" style:font-name-asian="Bitstream Vera Serif" style:font-size-asian="12pt" style:font-style-asian="normal" style:font-weight-asian="bold" style:font-name-complex="Calibri" style:font-size-complex="12pt" style:font-style-complex="normal" style:font-weight-complex="bold"/>
    </style:style>
    <style:style style:name="ce175"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font-name="Bitstream Vera Serif" fo:font-size="12pt" style:font-name-asian="Bitstream Vera Serif" style:font-size-asian="12pt" style:font-size-complex="12pt"/>
    </style:style>
    <style:style style:name="ce176" style:family="table-cell" style:parent-style-name="Default">
      <style:table-cell-properties fo:wrap-option="wrap"/>
      <style:text-properties style:font-name="Bitstream Vera Serif" fo:font-size="12pt" style:font-name-asian="Bitstream Vera Serif" style:font-size-asian="12pt" style:font-size-complex="12pt"/>
    </style:style>
    <style:style style:name="ce177" style:family="table-cell" style:parent-style-name="Default">
      <style:text-properties style:font-name="Bitstream Vera Serif" fo:font-size="12pt" style:font-name-asian="Bitstream Vera Serif" style:font-size-asian="12pt" style:font-size-complex="12pt"/>
    </style:style>
    <style:style style:name="ce178" style:family="table-cell" style:parent-style-name="Default">
      <style:text-properties style:font-name="Bitstream Vera Serif" style:font-name-asian="Bitstream Vera Serif"/>
    </style:style>
    <style:style style:name="ce179"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font-name="Bitstream Vera Serif" fo:font-size="12pt" fo:font-weight="bold" style:font-name-asian="Bitstream Vera Serif" style:font-size-asian="12pt" style:font-weight-asian="bold" style:font-size-complex="12pt" style:font-weight-complex="bold"/>
    </style:style>
    <style:style style:name="ce180"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Bitstream Vera Serif" fo:font-size="12pt" fo:font-style="normal" fo:text-shadow="none" style:text-underline-style="none" fo:font-weight="bold" style:font-name-asian="Bitstream Vera Serif" style:font-size-asian="12pt" style:font-style-asian="normal" style:font-weight-asian="bold" style:font-name-complex="Calibri" style:font-size-complex="12pt" style:font-style-complex="normal" style:font-weight-complex="bold"/>
    </style:style>
    <style:style style:name="ce181" style:family="table-cell" style:parent-style-name="Default">
      <style:table-cell-properties fo:wrap-option="wrap" style:vertical-align="middle"/>
      <style:text-properties style:font-name="Bitstream Vera Serif" fo:font-size="12pt" fo:font-weight="bold" style:font-name-asian="Bitstream Vera Serif" style:font-size-asian="12pt" style:font-weight-asian="bold" style:font-size-complex="12pt" style:font-weight-complex="bold"/>
    </style:style>
    <style:style style:name="ce182" style:family="table-cell" style:parent-style-name="Default">
      <style:text-properties style:font-name="Bitstream Vera Serif" fo:font-size="12pt" fo:font-weight="bold" style:font-name-asian="Bitstream Vera Serif" style:font-size-asian="12pt" style:font-weight-asian="bold" style:font-size-complex="12pt" style:font-weight-complex="bold"/>
    </style:style>
    <style:style style:name="ce183"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style:font-name="Bitstream Vera Serif" fo:font-size="12pt" style:font-name-asian="Bitstream Vera Serif" style:font-size-asian="12pt" style:font-size-complex="12pt"/>
    </style:style>
    <style:style style:name="ce184" style:family="table-cell" style:parent-style-name="Default">
      <style:table-cell-properties fo:background-color="transparent" fo:wrap-option="wrap"/>
      <style:text-properties style:font-name="Bitstream Vera Serif" fo:font-size="12pt" style:font-name-asian="Bitstream Vera Serif" style:font-size-asian="12pt" style:font-size-complex="12pt"/>
    </style:style>
    <style:style style:name="ce185"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Bitstream Vera Serif" fo:font-size="12pt" fo:font-style="normal" fo:text-shadow="none" style:text-underline-style="none" fo:font-weight="bold" style:font-name-asian="Bitstream Vera Serif" style:font-size-asian="12pt" style:font-style-asian="normal" style:font-weight-asian="bold" style:font-name-complex="Arial1" style:font-size-complex="12pt" style:font-style-complex="normal" style:font-weight-complex="bold"/>
    </style:style>
    <style:style style:name="ce18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Bitstream Vera Serif" fo:font-size="12pt" fo:font-style="normal" fo:text-shadow="none" style:text-underline-style="none" fo:font-weight="normal" style:font-name-asian="Bitstream Vera Serif" style:font-size-asian="12pt" style:font-style-asian="normal" style:font-weight-asian="normal" style:font-name-complex="Arial1" style:font-size-complex="12pt" style:font-style-complex="normal" style:font-weight-complex="normal"/>
    </style:style>
    <style:style style:name="ce187"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Bitstream Vera Serif" fo:font-size="12pt" fo:font-style="normal" fo:text-shadow="none" style:text-underline-style="none" fo:font-weight="normal" style:font-name-asian="Bitstream Vera Serif" style:font-size-asian="12pt" style:font-style-asian="normal" style:font-weight-asian="normal" style:font-name-complex="Arial1" style:font-size-complex="12pt" style:font-style-complex="normal" style:font-weight-complex="normal"/>
    </style:style>
    <style:style style:name="ce18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Bitstream Vera Serif" fo:font-size="12pt" fo:font-style="normal" fo:text-shadow="none" style:text-underline-style="none" fo:font-weight="normal" style:font-name-asian="Bitstream Vera Serif" style:font-size-asian="12pt" style:font-style-asian="normal" style:font-weight-asian="normal" style:font-name-complex="Arial1" style:font-size-complex="12pt" style:font-style-complex="normal" style:font-weight-complex="normal"/>
    </style:style>
    <style:style style:name="ce189" style:family="table-cell" style:parent-style-name="Excel_5f_BuiltIn_5f_Check_20_Cell_20_1">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Bitstream Vera Serif" fo:font-size="12pt" fo:font-style="normal" fo:text-shadow="none" style:text-underline-style="none" fo:font-weight="bold" style:font-name-asian="Bitstream Vera Serif" style:font-size-asian="12pt" style:font-style-asian="normal" style:font-weight-asian="bold" style:font-name-complex="Arial1" style:font-size-complex="12pt" style:font-style-complex="normal" style:font-weight-complex="bold"/>
    </style:style>
    <style:style style:name="ce1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font-name="Bitstream Vera Serif" style:font-name-asian="Bitstream Vera Serif"/>
    </style:style>
    <style:style style:name="ce1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Bitstream Vera Serif" fo:font-size="11pt" fo:font-style="normal" fo:text-shadow="none" style:text-underline-style="none" fo:font-weight="normal" style:font-name-asian="Bitstream Vera Serif" style:font-size-asian="11pt" style:font-style-asian="normal" style:font-weight-asian="normal" style:font-size-complex="11pt" style:font-style-complex="normal" style:font-weight-complex="normal"/>
    </style:style>
    <style:style style:name="ce192" style:family="table-cell" style:parent-style-name="Default">
      <style:text-properties fo:color="#000000" style:text-outline="false" style:text-line-through-style="none" style:font-name="Bitstream Vera Serif" fo:font-size="12pt" fo:font-style="normal" fo:text-shadow="none" style:text-underline-style="none" fo:font-weight="normal" style:font-name-asian="Bitstream Vera Serif" style:font-size-asian="12pt" style:font-style-asian="normal" style:font-weight-asian="normal" style:font-name-complex="Arial1" style:font-size-complex="12pt" style:font-style-complex="normal" style:font-weight-complex="normal"/>
    </style:style>
    <style:style style:name="ce19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Bitstream Vera Serif" fo:font-size="12pt" fo:font-style="normal" fo:text-shadow="none" style:text-underline-style="none" fo:font-weight="normal" style:font-name-asian="Bitstream Vera Serif" style:font-size-asian="12pt" style:font-style-asian="normal" style:font-weight-asian="normal" style:font-name-complex="Arial1" style:font-size-complex="12pt" style:font-style-complex="normal" style:font-weight-complex="normal"/>
    </style:style>
    <style:style style:name="ce194" style:family="table-cell" style:parent-style-name="Excel_5f_BuiltIn_5f_Check_20_Cell_20_1" style:data-style-name="N0">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css3t:text-justify="auto" style:vertical-align="automatic"/>
      <style:paragraph-properties fo:text-align="center" fo:margin-left="0in" style:writing-mode="page"/>
      <style:text-properties fo:color="#ffffff" style:text-outline="false" style:text-line-through-style="none" style:font-name="Bitstream Vera Serif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5" style:family="table-cell" style:parent-style-name="Excel_5f_BuiltIn_5f_Check_20_Cell_20_1" style:data-style-name="N0">
      <style:table-cell-properties style:glyph-orientation-vertical="0" style:cell-protect="protected" style:print-content="true" style:diagonal-bl-tr="none" style:diagonal-tl-br="none" style:text-align-source="value-type" style:repeat-content="false" fo:wrap-option="wrap" fo:border="none" style:direction="ltr" fo:padding="0.028in" style:rotation-angle="0" style:rotation-align="none" style:shrink-to-fit="false" css3t:text-justify="auto" style:vertical-align="top"/>
      <style:paragraph-properties fo:margin-left="0in" style:writing-mode="page"/>
      <style:text-properties fo:color="#ffffff" style:text-outline="false" style:text-line-through-style="none" style:font-name="Bitstream Vera Serif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css3t:text-justify="auto" style:vertical-align="top"/>
      <style:paragraph-properties fo:margin-left="0in" style:writing-mode="page"/>
      <style:text-properties fo:color="#000000" style:text-outline="false" style:text-line-through-style="none" style:font-name="Bitstream Vera Serif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table-cell-properties style:glyph-orientation-vertical="0" style:cell-protect="none" style:print-content="true" style:diagonal-bl-tr="none" style:diagonal-tl-br="none" style:text-align-source="value-type" style:repeat-content="false" fo:wrap-option="wrap" fo:border="none" style:direction="ltr" fo:padding="0.028in"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Bitstream Vera Serif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8"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fo:padding="0.028in" style:rotation-angle="0" style:rotation-align="none" style:shrink-to-fit="false" style:vertical-align="automatic"/>
      <style:paragraph-properties fo:text-align="center" fo:margin-left="0in" style:writing-mode="page"/>
      <style:text-properties fo:color="#ffffff" style:text-outline="false" style:text-line-through-style="none" style:font-name="Bitstream Vera Serif" fo:font-size="12pt" fo:font-style="normal" fo:text-shadow="none" style:text-underline-style="none" fo:font-weight="bold" style:font-name-asian="Bitstream Vera Serif" style:font-size-asian="12pt" style:font-style-asian="normal" style:font-weight-asian="bold" style:font-name-complex="Arial1" style:font-size-complex="12pt" style:font-style-complex="normal" style:font-weight-complex="bold"/>
    </style:style>
    <style:style style:name="ce199"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paragraph-properties fo:margin-left="0in" style:writing-mode="page"/>
      <style:text-properties fo:color="#000000" style:text-outline="false" style:text-line-through-style="none" style:font-name="Bitstream Vera Serif" fo:font-size="12pt" fo:font-style="normal" fo:text-shadow="none" style:text-underline-style="none" fo:font-weight="normal" style:font-name-asian="Bitstream Vera Serif" style:font-size-asian="12pt" style:font-style-asian="normal" style:font-weight-asian="normal" style:font-name-complex="Arial1" style:font-size-complex="12pt" style:font-style-complex="normal" style:font-weight-complex="normal"/>
    </style:style>
    <style:style style:name="ce200" style:family="table-cell" style:parent-style-name="Default">
      <style:table-cell-properties style:glyph-orientation-vertical="0" style:text-align-source="fix" style:repeat-content="false" fo:background-color="transparent" fo:wrap-option="wrap" style:direction="ltr" fo:padding="0.028in" style:rotation-angle="0" style:rotation-align="none" style:shrink-to-fit="false" style:vertical-align="automatic"/>
      <style:paragraph-properties fo:text-align="start" fo:margin-left="0in" style:writing-mode="page"/>
      <style:text-properties fo:color="#000000" style:text-outline="false" style:text-line-through-style="none" style:font-name="Bitstream Vera Serif" fo:font-size="12pt" fo:font-style="normal" fo:text-shadow="none" style:text-underline-style="none" fo:font-weight="normal" style:font-name-asian="Bitstream Vera Serif" style:font-size-asian="12pt" style:font-style-asian="normal" style:font-weight-asian="normal" style:font-name-complex="Arial1" style:font-size-complex="12pt" style:font-style-complex="normal" style:font-weight-complex="normal"/>
    </style:style>
    <style:style style:name="ce20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style:paragraph-properties fo:text-align="start" fo:margin-left="0in" style:writing-mode="page"/>
      <style:text-properties fo:color="#000000" style:text-outline="false" style:text-line-through-style="none" style:font-name="Bitstream Vera Serif" fo:font-size="12pt" fo:font-style="normal" fo:text-shadow="none" style:text-underline-style="none" fo:font-weight="normal" style:font-name-asian="Bitstream Vera Serif" style:font-size-asian="12pt" style:font-style-asian="normal" style:font-weight-asian="normal" style:font-name-complex="Arial1" style:font-size-complex="12pt" style:font-style-complex="normal" style:font-weight-complex="normal"/>
    </style:style>
    <style:style style:name="ce202"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css3t:text-justify="auto" style:vertical-align="automatic"/>
      <style:paragraph-properties fo:text-align="center" fo:margin-left="0in" style:writing-mode="page"/>
      <style:text-properties fo:color="#ffffff" style:text-outline="false" style:text-line-through-style="none" style:font-name="Bitstream Vera Serif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css3t:text-justify="auto" style:vertical-align="automatic"/>
      <style:paragraph-properties fo:margin-left="0in" style:writing-mode="page"/>
      <style:text-properties fo:color="#000000" style:text-outline="false" style:text-line-through-style="none" style:font-name="Bitstream Vera Serif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4"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css3t:text-justify="auto" style:vertical-align="automatic"/>
      <style:paragraph-properties fo:text-align="start" fo:margin-left="0in" style:writing-mode="page"/>
      <style:text-properties fo:color="#000000" style:text-outline="false" style:text-line-through-style="none" style:font-name="Bitstream Vera Serif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5" style:family="table-cell" style:parent-style-name="Default">
      <style:table-cell-properties style:glyph-orientation-vertical="0" style:text-align-source="fix" style:repeat-content="false" fo:wrap-option="wrap" style:direction="ltr" style:rotation-angle="0" style:rotation-align="none" style:shrink-to-fit="false" css3t:text-justify="auto" style:vertical-align="automatic"/>
      <style:paragraph-properties fo:text-align="start" fo:margin-left="0in" style:writing-mode="page"/>
      <style:text-properties fo:color="#000000" style:text-outline="false" style:text-line-through-style="none" style:font-name="Bitstream Vera Serif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6" style:family="table-cell" style:parent-style-name="Excel_5f_BuiltIn_5f_Check_20_Cell_20_1" style:data-style-name="N0">
      <style:table-cell-properties fo:background-color="#969696" style:text-align-source="fix" style:repeat-content="false" fo:wrap-option="wrap" fo:border="0.0154in double #333333" style:border-line-width="0.0008in 0.0138in 0.0008in" style:vertical-align="automatic"/>
      <style:paragraph-properties fo:text-align="center"/>
      <style:text-properties fo:color="#ffffff" style:font-name="Bitstream Vera Serif" fo:font-size="12pt" fo:font-weight="bold" style:font-name-asian="Bitstream Vera Serif" style:font-size-asian="12pt" style:font-weight-asian="bold" style:font-name-complex="Arial2" style:font-size-complex="12pt" style:font-weight-complex="bold"/>
    </style:style>
    <style:style style:name="ce207" style:family="table-cell" style:parent-style-name="Default" style:data-style-name="N5104">
      <style:table-cell-properties fo:background-color="transparent" fo:wrap-option="wrap" style:vertical-align="automatic"/>
      <style:text-properties style:font-name="Bitstream Vera Serif" fo:font-size="12pt" style:font-name-asian="Bitstream Vera Serif" style:font-size-asian="12pt" style:font-name-complex="Arial2" style:font-size-complex="12pt"/>
    </style:style>
    <style:style style:name="ce208" style:family="table-cell" style:parent-style-name="Default" style:data-style-name="N5104">
      <style:table-cell-properties fo:background-color="transparent" fo:wrap-option="wrap" style:vertical-align="automatic"/>
      <style:text-properties style:font-name="Bitstream Vera Serif" fo:font-size="12pt" style:font-name-asian="Bitstream Vera Serif" style:font-size-asian="12pt" style:font-name-complex="ＭＳ Ｐゴシック" style:font-size-complex="12pt"/>
    </style:style>
    <style:style style:name="ce209" style:family="table-cell" style:parent-style-name="Default" style:data-style-name="N5104">
      <style:text-properties style:font-name="Bitstream Vera Serif" fo:font-size="12pt" style:font-name-asian="Bitstream Vera Serif" style:font-size-asian="12pt" style:font-name-complex="Arial2" style:font-size-complex="12pt"/>
    </style:style>
    <style:style style:name="ce210" style:family="table-cell" style:parent-style-name="Default" style:data-style-name="N5104">
      <style:table-cell-properties style:text-align-source="fix" style:repeat-content="false" fo:wrap-option="wrap" style:vertical-align="automatic"/>
      <style:paragraph-properties fo:text-align="start" fo:margin-left="0in"/>
      <style:text-properties style:font-name="Bitstream Vera Serif" fo:font-size="12pt" style:font-name-asian="Bitstream Vera Serif" style:font-size-asian="12pt" style:font-name-complex="Arial2" style:font-size-complex="12pt"/>
    </style:style>
    <style:style style:name="ce211" style:family="table-cell" style:parent-style-name="Excel_5f_BuiltIn_5f_Check_20_Cell_20_1" style:data-style-name="N0">
      <style:table-cell-properties fo:background-color="#969696" style:text-align-source="fix" style:repeat-content="false" fo:wrap-option="wrap" fo:border="none" style:vertical-align="automatic"/>
      <style:paragraph-properties fo:text-align="center"/>
      <style:text-properties fo:color="#ffffff" style:font-name="Bitstream Vera Serif" fo:font-size="12pt" fo:font-weight="bold" style:font-name-asian="Bitstream Vera Serif" style:font-size-asian="12pt" style:font-weight-asian="bold" style:font-name-complex="Arial2" style:font-size-complex="12pt" style:font-weight-complex="bold"/>
    </style:style>
    <style:style style:name="ce212" style:family="table-cell" style:parent-style-name="Default" style:data-style-name="N5104">
      <style:table-cell-properties style:text-align-source="fix" style:repeat-content="false" fo:background-color="transparent" fo:wrap-option="wrap" fo:border="none" style:vertical-align="automatic"/>
      <style:paragraph-properties fo:text-align="start" fo:margin-left="0in"/>
      <style:text-properties style:font-name="Bitstream Vera Serif" fo:font-size="12pt" style:font-name-asian="Bitstream Vera Serif" style:font-size-asian="12pt" style:font-name-complex="Arial2" style:font-size-complex="12pt"/>
    </style:style>
    <style:style style:name="ce213" style:family="table-cell" style:parent-style-name="Default" style:data-style-name="N5104">
      <style:table-cell-properties fo:background-color="transparent" fo:wrap-option="wrap" fo:border="none" style:vertical-align="automatic"/>
      <style:text-properties style:font-name="Bitstream Vera Serif" fo:font-size="12pt" style:font-name-asian="Bitstream Vera Serif" style:font-size-asian="12pt" style:font-name-complex="Arial2" style:font-size-complex="12pt"/>
    </style:style>
    <style:style style:name="ce214" style:family="table-cell" style:parent-style-name="Default" style:data-style-name="N5104">
      <style:table-cell-properties fo:background-color="transparent" fo:wrap-option="wrap" fo:border="none" style:vertical-align="automatic"/>
      <style:text-properties style:font-name="Bitstream Vera Serif" fo:font-size="12pt" style:font-name-asian="Bitstream Vera Serif" style:font-size-asian="12pt" style:font-name-complex="돋움" style:font-size-complex="12pt"/>
    </style:style>
    <style:style style:name="ce215" style:family="table-cell" style:parent-style-name="Default" style:data-style-name="N5104">
      <style:table-cell-properties fo:border="none"/>
      <style:text-properties style:font-name="Bitstream Vera Serif" fo:font-size="12pt" style:font-name-asian="Bitstream Vera Serif" style:font-size-asian="12pt" style:font-name-complex="Arial2" style:font-size-complex="12pt"/>
    </style:style>
    <style:style style:name="ce216" style:family="table-cell" style:parent-style-name="Default" style:data-style-name="N5104">
      <style:table-cell-properties style:text-align-source="fix" style:repeat-content="false" fo:wrap-option="wrap" fo:border="none" style:vertical-align="automatic"/>
      <style:paragraph-properties fo:text-align="start" fo:margin-left="0in"/>
      <style:text-properties style:font-name="Bitstream Vera Serif" fo:font-size="12pt" style:font-name-asian="Bitstream Vera Serif" style:font-size-asian="12pt" style:font-name-complex="Arial2" style:font-size-complex="12pt"/>
    </style:style>
    <style:style style:name="ce217" style:family="table-cell" style:parent-style-name="Excel_5f_BuiltIn_5f_Check_20_Cell_20_1" style:data-style-name="N0">
      <style:table-cell-properties style:glyph-orientation-vertical="0" style:cell-protect="protected" style:print-content="tru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Bitstream Vera Serif" fo:font-size="12pt" fo:font-style="normal" fo:text-shadow="none" style:text-underline-style="none" fo:font-weight="bold" style:font-name-asian="Bitstream Vera Serif" style:font-size-asian="12pt" style:font-style-asian="normal" style:font-weight-asian="bold" style:font-name-complex="Arial1" style:font-size-complex="12pt" style:font-style-complex="normal" style:font-weight-complex="bold"/>
    </style:style>
    <style:style style:name="ce21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Bitstream Vera Serif" fo:font-size="12pt" fo:font-style="normal" fo:text-shadow="none" style:text-underline-style="none" fo:font-weight="normal" style:font-name-asian="Bitstream Vera Serif" style:font-size-asian="12pt" style:font-style-asian="normal" style:font-weight-asian="normal" style:font-size-complex="12pt" style:font-style-complex="normal" style:font-weight-complex="normal"/>
    </style:style>
    <style:style style:name="ce2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Bitstream Vera Serif" fo:font-size="12pt" fo:font-style="normal" fo:text-shadow="none" style:text-underline-style="none" fo:font-weight="normal" style:font-name-asian="Bitstream Vera Serif" style:font-size-asian="12pt" style:font-style-asian="normal" style:font-weight-asian="normal" style:font-size-complex="12pt" style:font-style-complex="normal" style:font-weight-complex="normal"/>
    </style:style>
    <style:style style:name="ce220" style:family="table-cell" style:parent-style-name="Excel_5f_BuiltIn_5f_Check_20_Cell_20_1" style:data-style-name="N5104">
      <style:table-cell-properties fo:background-color="#969696" style:cell-protect="protected" style:print-content="true" style:text-align-source="fix" style:repeat-content="false" fo:wrap-option="wrap" fo:border="0.0154in double #333333" style:border-line-width="0.0008in 0.0138in 0.0008in" style:vertical-align="automatic"/>
      <style:paragraph-properties fo:text-align="center"/>
      <style:text-properties fo:color="#ffffff" style:font-name="Bitstream Vera Serif2" fo:font-size="12pt" fo:font-weight="bold" style:font-name-asian="Bitstream Vera Serif2" style:font-size-asian="12pt" style:font-weight-asian="bold" style:font-name-complex="Bitstream Vera Serif2" style:font-size-complex="12pt" style:font-weight-complex="bold"/>
    </style:style>
    <style:style style:name="ce221" style:family="table-cell" style:parent-style-name="Default" style:data-style-name="N5104">
      <style:table-cell-properties style:text-align-source="fix" style:repeat-content="false" fo:background-color="transparent" fo:wrap-option="wrap" style:vertical-align="automatic"/>
      <style:paragraph-properties fo:text-align="start" fo:margin-left="0in"/>
      <style:text-properties style:font-name="Bitstream Vera Serif2" fo:font-size="12pt" style:font-name-asian="Bitstream Vera Serif2" style:font-size-asian="12pt" style:font-name-complex="Bitstream Vera Serif2" style:font-size-complex="12pt"/>
    </style:style>
    <style:style style:name="ce222" style:family="table-cell" style:parent-style-name="Default" style:data-style-name="N5104">
      <style:table-cell-properties fo:background-color="transparent" fo:wrap-option="wrap" style:vertical-align="automatic"/>
      <style:text-properties style:font-name="Bitstream Vera Serif2" fo:font-size="12pt" style:font-name-asian="Bitstream Vera Serif2" style:font-size-asian="12pt" style:font-name-complex="Bitstream Vera Serif2" style:font-size-complex="12pt"/>
    </style:style>
    <style:style style:name="ce223" style:family="table-cell" style:parent-style-name="Default" style:data-style-name="N5104">
      <style:text-properties style:font-name="Bitstream Vera Serif2" fo:font-size="12pt" style:font-name-asian="Bitstream Vera Serif2" style:font-size-asian="12pt" style:font-name-complex="Bitstream Vera Serif2" style:font-size-complex="12pt"/>
    </style:style>
    <style:style style:name="ce224" style:family="table-cell" style:parent-style-name="Default" style:data-style-name="N5104">
      <style:table-cell-properties style:text-align-source="fix" style:repeat-content="false" fo:wrap-option="wrap" style:vertical-align="automatic"/>
      <style:paragraph-properties fo:text-align="start" fo:margin-left="0in"/>
      <style:text-properties style:font-name="Bitstream Vera Serif2" fo:font-size="12pt" style:font-name-asian="Bitstream Vera Serif2" style:font-size-asian="12pt" style:font-name-complex="Bitstream Vera Serif2" style:font-size-complex="12pt"/>
    </style:style>
    <style:style style:name="ce225" style:family="table-cell" style:parent-style-name="Default" style:data-style-name="N5104">
      <style:table-cell-properties fo:wrap-option="wrap" style:vertical-align="automatic"/>
      <style:text-properties style:font-name="Bitstream Vera Serif2" fo:font-size="12pt" style:font-name-asian="Bitstream Vera Serif2" style:font-size-asian="12pt" style:font-name-complex="Bitstream Vera Serif2" style:font-size-complex="12pt"/>
    </style:style>
    <style:style style:name="ce226" style:family="table-cell" style:parent-style-name="Default" style:data-style-name="N5104">
      <style:text-properties style:font-name="Bitstream Vera Serif2" style:font-name-asian="Bitstream Vera Serif2" style:font-name-complex="Bitstream Vera Serif2"/>
    </style:style>
    <style:style style:name="ce22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font-name="Bitstream Vera Serif" fo:font-size="12pt" style:font-name-asian="Bitstream Vera Serif" style:font-size-asian="12pt" style:font-size-complex="12pt"/>
    </style:style>
    <style:style style:name="ce228"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229"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230"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style:font-name="Arial" fo:font-size="12pt" fo:font-weight="bold" style:font-name-asian="Arial" style:font-size-asian="12pt" style:font-weight-asian="bold" style:font-size-complex="12pt" style:font-weight-complex="bold"/>
    </style:style>
    <style:style style:name="ce231"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232" style:family="table-cell" style:parent-style-name="Default">
      <style:table-cell-properties fo:wrap-option="wrap" style:vertical-align="middle"/>
      <style:text-properties style:font-name="Arial" fo:font-size="12pt" fo:font-weight="bold" style:font-name-asian="Arial" style:font-size-asian="12pt" style:font-weight-asian="bold" style:font-size-complex="12pt" style:font-weight-complex="bold"/>
    </style:style>
    <style:style style:name="ce233" style:family="table-cell" style:parent-style-name="Default">
      <style:table-cell-properties fo:background-color="transparent" fo:wrap-option="wrap"/>
      <style:text-properties style:font-name="Arial" style:font-name-asian="Arial"/>
    </style:style>
    <style:style style:name="ce234" style:family="table-cell" style:parent-style-name="Default">
      <style:table-cell-properties style:glyph-orientation-vertical="0" fo:border-bottom="0.0413in double #333333" style:border-line-width-bottom="0.0138in 0.0138in 0.0138in" fo:background-color="#969696" style:diagonal-bl-tr="none" style:diagonal-tl-br="none" style:text-align-source="value-type" style:repeat-content="false" fo:wrap-option="wrap" fo:border-left="none" style:direction="ltr" fo:border-right="0.0413in double #333333" style:border-line-width-right="0.0138in 0.0138in 0.0138in" style:rotation-angle="0" style:rotation-align="none" style:shrink-to-fit="false" fo:border-top="0.0413in double #333333" style:border-line-width-top="0.0138in 0.0138in 0.0138in" style:vertical-align="automatic"/>
      <style:paragraph-properties fo:margin-left="0in" style:writing-mode="pag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size-complex="11pt" style:font-style-complex="normal" style:font-weight-complex="normal"/>
    </style:style>
    <style:style style:name="ce235" style:family="table-cell" style:parent-style-name="Standard_5f_DRM">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css3t:text-justify="auto"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css3t:text-justify="auto" style:vertical-align="automatic"/>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37" style:family="table-cell" style:parent-style-name="Default">
      <style:table-cell-properties fo:background-color="transparent"/>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8" style:family="table-cell" style:parent-style-name="Default">
      <style:table-cell-properties fo:background-color="transparent"/>
      <style:text-properties style:font-name="Arial" style:font-name-asian="Arial"/>
    </style:style>
    <style:style style:name="ce239" style:family="table-cell" style:parent-style-name="Default" style:data-style-name="N5104">
      <style:table-cell-properties fo:wrap-option="wrap" style:vertical-align="automatic"/>
      <style:text-properties style:font-name="Arial" fo:font-size="12pt" style:font-name-asian="Arial" style:font-size-asian="12pt" style:font-name-complex="Arial2" style:font-size-complex="12pt"/>
    </style:style>
    <style:style style:name="ce240" style:family="table-cell" style:parent-style-name="Default" style:data-style-name="N5104">
      <style:table-cell-properties fo:background-color="transparent" fo:wrap-option="wrap" style:vertical-align="middle"/>
      <style:text-properties style:font-name="Arial" fo:font-size="12pt" style:font-name-asian="Arial" style:font-size-asian="12pt" style:font-name-complex="Arial2" style:font-size-complex="12pt"/>
    </style:style>
    <style:style style:name="ce241" style:family="table-cell" style:parent-style-name="Default" style:data-style-name="N5104">
      <style:table-cell-properties fo:background-color="transparent" fo:wrap-option="wrap" style:vertical-align="automatic"/>
      <style:text-properties style:font-name="Arial" fo:font-size="12pt" style:font-name-asian="Arial" style:font-size-asian="12pt" style:font-name-complex="Arial11" style:font-size-complex="12pt"/>
    </style:style>
    <style:style style:name="ce242" style:family="table-cell" style:parent-style-name="Default" style:data-style-name="N5104">
      <style:table-cell-properties fo:background-color="transparent"/>
      <style:text-properties style:font-name="Arial" style:font-name-asian="Arial"/>
    </style:style>
    <style:style style:name="ce243" style:family="table-cell" style:parent-style-name="Excel_5f_BuiltIn_5f_Check_20_Cell_20_1" style:data-style-name="N0">
      <style:table-cell-properties fo:background-color="#969696" style:cell-protect="protected" style:print-content="true" style:text-align-source="fix" style:repeat-content="false" fo:wrap-option="wrap" fo:border="none" style:vertical-align="automatic"/>
      <style:paragraph-properties fo:text-align="center"/>
      <style:text-properties fo:color="#ffffff" style:font-name="Arial" fo:font-size="12pt" fo:font-weight="bold" style:font-name-asian="Arial" style:font-size-asian="12pt" style:font-weight-asian="bold" style:font-name-complex="Arial111" style:font-size-complex="12pt" style:font-weight-complex="bold"/>
    </style:style>
    <style:style style:name="ce244" style:family="table-cell" style:parent-style-name="Default" style:data-style-name="N5104">
      <style:table-cell-properties fo:wrap-option="wrap" fo:border="none" style:vertical-align="automatic"/>
      <style:text-properties style:font-name="Arial" fo:font-size="12pt" style:font-name-asian="Arial" style:font-size-asian="12pt" style:font-name-complex="Arial2" style:font-size-complex="12pt"/>
    </style:style>
    <style:style style:name="ce245"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paragraph-properties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size-complex="12pt" style:font-style-complex="normal" style:font-weight-complex="normal"/>
    </style:style>
    <style:style style:name="ce246"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paragraph-properties fo:margin-left="0in" style:writing-mode="pag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size-complex="11pt" style:font-style-complex="normal" style:font-weight-complex="normal"/>
    </style:style>
    <style:style style:name="ce247" style:family="table-cell" style:parent-style-name="Excel_5f_BuiltIn_5f_Check_20_Cell_20_1" style:data-style-name="N0">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automatic"/>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name-asian="Arial" style:font-size-asian="12pt" style:font-style-asian="normal" style:font-weight-asian="bold" style:font-size-complex="12pt" style:font-style-complex="normal" style:font-weight-complex="bold"/>
    </style:style>
    <style:style style:name="ce248" style:family="table-cell" style:parent-style-name="Default" style:data-style-name="N5104">
      <style:table-cell-properties fo:background-color="transparent" fo:wrap-option="wrap" style:vertical-align="automatic"/>
      <style:text-properties style:font-name="Arial2" style:font-name-asian="Arial2" style:font-name-complex="Arial2"/>
    </style:style>
    <style:style style:name="ce32" style:family="table-cell" style:parent-style-name="Default">
      <style:table-cell-properties style:glyph-orientation-vertical="0"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font-name="Arial" fo:font-size="12pt" style:font-name-asian="Arial" style:font-size-asian="12pt" style:font-size-complex="12pt"/>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css3t:text-justify="auto" style:vertical-align="automatic"/>
      <style:paragraph-properties fo:text-align="start"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53" style:family="table-cell" style:parent-style-name="Excel_5f_BuiltIn_5f_Check_20_Cell_20_1" style:data-style-name="N0">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254" style:family="table-cell" style:parent-style-name="Default" style:data-style-name="N100">
      <style:table-cell-properties style:glyph-orientation-vertical="0" fo:border-bottom="0.0138in solid #ffffff" fo:background-color="#ccccff"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255" style:family="table-cell" style:parent-style-name="Default" style:data-style-name="N100">
      <style:table-cell-properties style:glyph-orientation-vertical="0" fo:border-bottom="0.0138in solid #ffffff" fo:background-color="#99ccff"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256" style:family="table-cell" style:parent-style-name="Default" style:data-style-name="N100">
      <style:table-cell-properties style:glyph-orientation-vertical="0" fo:border-bottom="0.0138in solid #ffffff" fo:background-color="#99ccff" style:diagonal-bl-tr="none" style:diagonal-tl-br="none" style:text-align-source="fix" style:repeat-content="false" fo:wrap-option="wrap" fo:border-left="0.0138in solid #ffffff" style:direction="ltr" fo:border-right="none" style:rotation-angle="0" style:rotation-align="none" style:shrink-to-fit="false" fo:border-top="non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257" style:family="table-cell" style:parent-style-name="Default" style:data-style-name="N100">
      <style:table-cell-properties style:glyph-orientation-vertical="0" fo:border-bottom="0.0138in solid #ffffff" fo:background-color="#ccccff"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start" fo:margin-left="0in" style:writing-mode="page"/>
      <style:text-properties fo:color="#ff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258" style:family="table-cell" style:parent-style-name="Default" style:data-style-name="N100">
      <style:table-cell-properties style:glyph-orientation-vertical="0" fo:border-bottom="0.0138in solid #ffffff" fo:background-color="#99ccff"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start" fo:margin-left="0in" style:writing-mode="page"/>
      <style:text-properties fo:color="#ff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259" style:family="table-cell" style:parent-style-name="Default" style:data-style-name="N100">
      <style:table-cell-properties style:glyph-orientation-vertical="0" fo:border-bottom="0.0138in solid #ffffff" fo:background-color="#ccccff" style:diagonal-bl-tr="none" style:diagonal-tl-br="none" style:text-align-source="fix" style:repeat-content="false" fo:wrap-option="wrap" fo:border-left="0.0138in solid #ffffff" style:direction="ltr" fo:border-right="none" style:rotation-angle="0" style:rotation-align="none" style:shrink-to-fit="false" fo:border-top="non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260" style:family="table-cell" style:parent-style-name="Default" style:data-style-name="N100">
      <style:table-cell-properties style:glyph-orientation-vertical="0" fo:background-color="#99ccff"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261" style:family="table-cell" style:parent-style-name="Default">
      <style:table-cell-properties style:glyph-orientation-vertical="0" fo:background-color="#cccc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262" style:family="table-cell" style:parent-style-name="Default">
      <style:table-cell-properties style:glyph-orientation-vertical="0" fo:background-color="#99cc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font-name="Arial" fo:font-size="12pt" style:font-name-asian="Arial" style:font-size-asian="12pt" style:font-size-complex="12pt"/>
    </style:style>
    <style:style style:name="ce263" style:family="table-cell" style:parent-style-name="Default">
      <style:text-properties style:font-name="Arial" fo:font-size="12pt" style:font-name-asian="Arial" style:font-size-asian="12pt" style:font-size-complex="12pt"/>
    </style:style>
    <style:style style:name="ce26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font-name="Arial" fo:font-size="12pt" style:font-name-asian="Arial" style:font-size-asian="12pt" style:font-size-complex="12pt"/>
    </style:style>
    <style:style style:name="ce265" style:family="table-cell" style:parent-style-name="Default" style:data-style-name="N100">
      <style:table-cell-properties style:glyph-orientation-vertical="0" fo:border-bottom="0.0138in solid #ffffff" fo:background-color="#ccccff" style:diagonal-bl-tr="none" style:diagonal-tl-br="none" style:text-align-source="fix" style:repeat-content="false" fo:wrap-option="wrap" fo:border-left="0.0138in solid #ffffff" style:direction="ltr" fo:border-right="none"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266" style:family="table-cell" style:parent-style-name="Default" style:data-style-name="N100">
      <style:table-cell-properties style:glyph-orientation-vertical="0" fo:border-bottom="0.0138in solid #ffffff" fo:background-color="#99ccff" style:diagonal-bl-tr="none" style:diagonal-tl-br="none" style:text-align-source="fix" style:repeat-content="false" fo:wrap-option="wrap" fo:border-left="0.0138in solid #ffffff" style:direction="ltr" fo:border-right="none"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267" style:family="table-cell" style:parent-style-name="Default" style:data-style-name="N100">
      <style:table-cell-properties style:glyph-orientation-vertical="0" fo:border-bottom="none" fo:background-color="#99ccff" style:diagonal-bl-tr="none" style:diagonal-tl-br="none" style:text-align-source="fix" style:repeat-content="false" fo:wrap-option="no-wrap" fo:border-left="0.0138in solid #ffffff" style:direction="ltr" fo:border-right="none"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268" style:family="table-cell" style:parent-style-name="Default" style:data-style-name="N100">
      <style:table-cell-properties style:glyph-orientation-vertical="0" fo:background-color="#cccc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269" style:family="table-cell" style:parent-style-name="Default">
      <style:table-cell-properties style:glyph-orientation-vertical="0" fo:background-color="#ccccff"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270" style:family="table-cell" style:parent-style-name="Default">
      <style:table-cell-properties style:glyph-orientation-vertical="0" fo:background-color="#99ccff"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font-name="Arial" fo:font-size="12pt" fo:font-weight="bold" style:font-name-asian="Arial" style:font-size-asian="12pt" style:font-weight-asian="bold" style:font-size-complex="12pt" style:font-weight-complex="bold"/>
    </style:style>
    <style:style style:name="ce27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272" style:family="table-cell" style:parent-style-name="Excel_5f_BuiltIn_5f_Accent3_20_1"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273" style:family="table-cell" style:parent-style-name="Excel_5f_BuiltIn_5f_40_25__20_-_20_Accent4_20_1"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274" style:family="table-cell" style:parent-style-name="Excel_5f_BuiltIn_5f_40_25__20_-_20_Accent4_20_1">
      <style:table-cell-properties fo:background-color="transparent" fo:wrap-option="wrap"/>
      <style:text-properties style:font-name="Arial" fo:font-size="12pt" fo:language="en" fo:country="US" style:text-underline-mode="continuous" style:text-overline-mode="continuous" style:text-line-through-mode="continuous" style:font-name-asian="Arial" style:font-size-asian="12pt" style:language-asian="zh" style:country-asian="CN" style:font-size-complex="12pt" style:language-complex="hi" style:country-complex="IN" style:text-emphasize="none" style:font-relief="none"/>
    </style:style>
    <style:style style:name="ce27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name-asian="Arial" style:font-size-asian="11pt" style:font-style-asian="normal" style:font-weight-asian="normal" style:font-name-complex="Calibri" style:font-size-complex="11pt" style:font-style-complex="normal" style:font-weight-complex="normal"/>
    </style:style>
    <style:style style:name="ce276"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277" style:family="table-cell" style:parent-style-name="Excel_5f_BuiltIn_5f_40_25__20_-_20_Accent3_20_1"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27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27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font-name="Arial" fo:font-size="12pt" fo:font-weight="normal" style:font-name-asian="Arial" style:font-size-asian="12pt" style:font-weight-asian="normal" style:font-size-complex="12pt" style:font-weight-complex="normal"/>
    </style:style>
    <style:style style:name="ce280" style:family="table-cell" style:parent-style-name="Default">
      <style:table-cell-properties fo:background-color="transparent" fo:wrap-option="wrap"/>
      <style:text-properties style:font-name="Arial" fo:font-size="12pt" fo:font-weight="normal" style:font-name-asian="Arial" style:font-size-asian="12pt" style:font-weight-asian="normal" style:font-size-complex="12pt" style:font-weight-complex="normal"/>
    </style:style>
    <style:style style:name="ce28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282"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8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284"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28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86"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7"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88" style:family="table-cell" style:parent-style-name="Default">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9" style:family="table-cell" style:parent-style-name="Default">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90" style:family="table-cell" style:parent-style-name="Excel_5f_BuiltIn_5f_Check_20_Cell_20_1" style:data-style-name="N0">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css3t:text-justify="auto"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1" style:family="table-cell" style:parent-style-name="Default" style:data-style-name="N100">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28in"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2" style:family="table-cell" style:parent-style-name="Standard_5f_Sheet1" style:data-style-name="N100">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css3t:text-justify="auto"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2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295" style:family="table-cell" style:parent-style-name="Default">
      <style:table-cell-properties style:glyph-orientation-vertical="0" style:text-align-source="fix" style:repeat-content="false" fo:background-color="transparent" fo:wrap-option="wrap" style:direction="ltr" fo:padding="0.028in"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296"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css3t:text-justify="auto" style:vertical-align="automatic"/>
      <style:paragraph-properties fo:text-align="start" fo:margin-left="0in"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97"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css3t:text-justify="auto" style:vertical-align="automatic"/>
      <style:paragraph-properties fo:text-align="start" fo:margin-left="0in"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9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css3t:text-justify="auto" style:vertical-align="automatic"/>
      <style:paragraph-properties fo:text-align="start" fo:margin-left="0in"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99" style:family="table-cell" style:parent-style-name="Default" style:data-style-name="N100">
      <style:table-cell-properties style:text-align-source="fix" style:repeat-content="false" fo:background-color="transparent" fo:wrap-option="wrap" style:vertical-align="automatic"/>
      <style:paragraph-properties fo:text-align="start" fo:margin-left="0in"/>
      <style:text-properties fo:color="#000000" style:font-name="Arial" fo:font-size="12pt" style:font-name-asian="Arial" style:font-size-asian="12pt" style:font-name-complex="Arial2" style:font-size-complex="12pt"/>
    </style:style>
    <style:style style:name="ce300" style:family="table-cell" style:parent-style-name="Default" style:data-style-name="N100">
      <style:table-cell-properties style:text-align-source="fix" style:repeat-content="false" fo:background-color="transparent" fo:wrap-option="wrap" style:vertical-align="automatic"/>
      <style:paragraph-properties fo:text-align="start" fo:margin-left="0in"/>
      <style:text-properties style:font-name="Arial" style:font-name-asian="Arial" style:font-name-complex="MS PGothic"/>
    </style:style>
    <style:style style:name="ce301" style:family="table-cell" style:parent-style-name="Default" style:data-style-name="N100">
      <style:table-cell-properties style:text-align-source="fix" style:repeat-content="false" fo:background-color="transparent" fo:wrap-option="wrap" style:vertical-align="automatic"/>
      <style:paragraph-properties fo:text-align="start" fo:margin-left="0in"/>
      <style:text-properties fo:color="#000000" style:font-name="Arial" fo:font-size="11pt" style:font-name-asian="Arial" style:font-size-asian="11pt" style:font-name-complex="Arial2" style:font-size-complex="11pt"/>
    </style:style>
    <style:style style:name="ce302" style:family="table-cell" style:parent-style-name="Default" style:data-style-name="N5104">
      <style:table-cell-properties style:text-align-source="fix" style:repeat-content="false" fo:background-color="transparent" fo:wrap-option="wrap" style:vertical-align="automatic"/>
      <style:paragraph-properties fo:text-align="start" fo:margin-left="0in"/>
      <style:text-properties fo:color="#000000" style:font-name="Arial" style:font-name-asian="Arial" style:font-name-complex="Arial2"/>
    </style:style>
    <style:style style:name="ce303" style:family="table-cell" style:parent-style-name="Default" style:data-style-name="N5104">
      <style:table-cell-properties style:text-align-source="fix" style:repeat-content="false" fo:background-color="transparent" fo:wrap-option="wrap" style:vertical-align="automatic"/>
      <style:paragraph-properties fo:text-align="start" fo:margin-left="0in"/>
      <style:text-properties fo:color="#000000" style:font-name="Arial" fo:font-size="12pt" style:font-name-asian="Arial" style:font-size-asian="12pt" style:font-name-complex="Arial2" style:font-size-complex="12pt"/>
    </style:style>
    <style:style style:name="ce304" style:family="table-cell" style:parent-style-name="Default" style:data-style-name="N5104">
      <style:table-cell-properties style:text-align-source="fix" style:repeat-content="false" fo:background-color="transparent" fo:wrap-option="wrap" style:vertical-align="automatic"/>
      <style:paragraph-properties fo:text-align="start" fo:margin-left="0in"/>
      <style:text-properties fo:color="#000000" style:font-name="ＭＳ Ｐゴシック" fo:font-size="12pt" style:font-name-asian="ＭＳ Ｐゴシック" style:font-size-asian="12pt" style:font-name-complex="ＭＳ Ｐゴシック" style:font-size-complex="12pt"/>
    </style:style>
    <style:style style:name="ce305" style:family="table-cell" style:parent-style-name="Default" style:data-style-name="N0">
      <style:table-cell-properties style:text-align-source="fix" style:repeat-content="false" fo:background-color="transparent" fo:wrap-option="wrap" style:vertical-align="automatic"/>
      <style:paragraph-properties fo:text-align="start" fo:margin-left="0in"/>
      <style:text-properties style:font-name="Arial" fo:font-size="12pt" style:font-name-asian="Arial" style:font-size-asian="12pt" style:font-name-complex="Arial2" style:font-size-complex="12pt"/>
    </style:style>
    <style:style style:name="ce306" style:family="table-cell" style:parent-style-name="Default" style:data-style-name="N5104">
      <style:text-properties style:font-name="Arial" style:font-name-asian="Arial"/>
    </style:style>
    <style:style style:name="ce307" style:family="table-cell" style:parent-style-name="Default" style:data-style-name="N5104">
      <style:text-properties style:font-name="Arial" fo:font-size="12pt" style:font-name-asian="Arial" style:font-size-asian="12pt" style:font-name-complex="Arial2" style:font-size-complex="12pt"/>
    </style:style>
    <style:style style:name="ce308" style:family="table-cell" style:parent-style-name="Default" style:data-style-name="N100">
      <style:table-cell-properties fo:background-color="#ffff00" style:text-align-source="fix" style:repeat-content="false" fo:wrap-option="wrap" style:vertical-align="automatic"/>
      <style:paragraph-properties fo:text-align="start" fo:margin-left="0in"/>
      <style:text-properties fo:color="#000000" style:font-name="Arial" fo:font-size="12pt" style:font-name-asian="Arial" style:font-size-asian="12pt" style:font-name-complex="Arial2" style:font-size-complex="12pt"/>
    </style:style>
    <style:style style:name="ce309" style:family="table-cell" style:parent-style-name="Default" style:data-style-name="N100">
      <style:table-cell-properties fo:background-color="#ff0000" style:text-align-source="fix" style:repeat-content="false" fo:wrap-option="wrap" style:vertical-align="automatic"/>
      <style:paragraph-properties fo:text-align="start" fo:margin-left="0in"/>
      <style:text-properties fo:color="#000000" style:font-name="Arial" fo:font-size="12pt" style:font-name-asian="Arial" style:font-size-asian="12pt" style:font-name-complex="Arial2" style:font-size-complex="12pt"/>
    </style:style>
    <style:style style:name="ce310" style:family="table-cell" style:parent-style-name="Default" style:data-style-name="N5104">
      <style:table-cell-properties fo:background-color="#ffff00" style:text-align-source="fix" style:repeat-content="false" fo:wrap-option="wrap" style:vertical-align="automatic"/>
      <style:paragraph-properties fo:text-align="start" fo:margin-left="0in"/>
      <style:text-properties fo:color="#000000" style:font-name="Arial" fo:font-size="12pt" style:font-name-asian="Arial" style:font-size-asian="12pt" style:font-name-complex="Arial2" style:font-size-complex="12pt"/>
    </style:style>
    <style:style style:name="ce31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31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31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31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315" style:family="table-cell" style:parent-style-name="Default" style:data-style-name="N100">
      <style:table-cell-properties style:text-align-source="fix" style:repeat-content="false" fo:background-color="transparent" fo:wrap-option="wrap" style:vertical-align="automatic"/>
      <style:paragraph-properties fo:text-align="start" fo:margin-left="0in"/>
      <style:text-properties style:font-name="Arial2" fo:font-size="12pt" style:font-name-asian="Arial2" style:font-size-asian="12pt" style:font-name-complex="Arial2" style:font-size-complex="12pt"/>
    </style:style>
    <style:style style:name="ce316" style:family="table-cell" style:parent-style-name="Excel_5f_BuiltIn_5f_40_25__20_-_20_Accent4_20_1" style:data-style-name="N100">
      <style:table-cell-properties style:cell-protect="protected" style:print-content="true" style:text-align-source="fix" style:repeat-content="false" fo:background-color="transparent" fo:wrap-option="wrap" style:vertical-align="automatic"/>
      <style:paragraph-properties fo:text-align="start" fo:margin-left="0in"/>
      <style:text-properties style:font-name="Arial2" fo:font-size="12pt" style:font-name-asian="Arial2" style:font-size-asian="12pt" style:font-name-complex="Arial2" style:font-size-complex="12pt"/>
    </style:style>
    <style:style style:name="ce317" style:family="table-cell" style:parent-style-name="Excel_5f_BuiltIn_5f_40_25__20_-_20_Accent3_20_1" style:data-style-name="N100">
      <style:table-cell-properties style:cell-protect="protected" style:print-content="true" style:text-align-source="fix" style:repeat-content="false" fo:background-color="transparent" fo:wrap-option="wrap" style:vertical-align="automatic"/>
      <style:paragraph-properties fo:text-align="start" fo:margin-left="0in"/>
      <style:text-properties style:font-name="Arial2" fo:font-size="12pt" style:font-name-asian="Arial2" style:font-size-asian="12pt" style:font-name-complex="Arial2" style:font-size-complex="12pt"/>
    </style:style>
    <style:style style:name="ce318" style:family="table-cell" style:parent-style-name="Default" style:data-style-name="N5104">
      <style:table-cell-properties fo:background-color="transparent"/>
      <style:text-properties style:font-name="Arial2" style:font-name-asian="Arial2" style:font-name-complex="Arial2"/>
    </style:style>
    <style:style style:name="ce319" style:family="table-cell" style:parent-style-name="Default" style:data-style-name="N5104">
      <style:table-cell-properties fo:background-color="transparent"/>
      <style:text-properties style:font-name="Arial1" fo:font-size="12pt" style:font-name-asian="Arial2" style:font-size-asian="12pt" style:font-name-complex="Arial2" style:font-size-complex="12pt"/>
    </style:style>
    <style:style style:name="ce320" style:family="table-cell" style:parent-style-name="Default" style:data-style-name="N5104">
      <style:text-properties style:font-name="Arial1" fo:font-size="12pt" style:font-name-asian="Arial2" style:font-size-asian="12pt" style:font-name-complex="Arial2" style:font-size-complex="12pt"/>
    </style:style>
    <style:style style:name="ce321" style:family="table-cell" style:parent-style-name="Default" style:data-style-name="N100">
      <style:table-cell-properties style:glyph-orientation-vertical="0" fo:background-color="#00ff00" style:text-align-source="value-type" style:repeat-content="false" fo:wrap-option="wrap" style:direction="ltr" fo:padding="0.028in" style:rotation-angle="0" style:rotation-align="none" style:shrink-to-fit="false" style:vertical-align="automatic"/>
      <style:paragraph-properties fo:margin-left="0in" style:writing-mode="page"/>
      <style:text-properties style:font-name="Arial" style:font-name-asian="Arial"/>
    </style:style>
    <style:style style:name="ce322" style:family="table-cell" style:parent-style-name="Default">
      <style:table-cell-properties style:glyph-orientation-vertical="0" fo:background-color="#00ff0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32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font-name="Arial" fo:font-size="12pt" style:font-name-asian="Arial" style:font-size-asian="12pt" style:font-size-complex="12pt"/>
    </style:style>
    <style:style style:name="ce324"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font-name="Arial" fo:font-size="12pt" style:font-name-asian="Arial" style:font-size-asian="12pt" style:font-size-complex="12pt"/>
    </style:style>
    <style:style style:name="ce325" style:family="table-cell" style:parent-style-name="Default">
      <style:table-cell-properties fo:background-color="transparent"/>
      <style:text-properties style:font-name="Arial" fo:font-size="12pt" style:font-name-asian="Arial" style:font-size-asian="12pt" style:font-size-complex="12pt"/>
    </style:style>
    <style:style style:name="T21" style:family="text">
      <style:text-properties fo:color="#000000"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name-complex="돋움" style:font-size-complex="12pt" style:font-style-complex="normal" style:font-weight-complex="normal"/>
    </style:style>
    <style:style style:name="T18"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22" style:family="text">
      <style:text-properties fo:color="#000000" style:text-outline="false" style:text-line-through-style="none" style:text-position="0% 100%"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T3" style:family="text">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style>
    <style:style style:name="T23" style:family="text">
      <style:text-properties fo:color="#000000" style:text-outline="false" style:text-line-through-style="none" style:font-name="Arial11" fo:font-size="12pt" fo:font-style="normal" fo:text-shadow="none" style:text-underline-style="none" fo:font-weight="normal" style:font-name-asian="Arial11" style:font-size-asian="12pt" style:font-style-asian="normal" style:font-weight-asian="normal" style:font-name-complex="Arial11" style:font-size-complex="12pt" style:font-style-complex="normal" style:font-weight-complex="normal"/>
    </style:style>
    <style:style style:name="T24" style:family="text">
      <style:text-properties fo:color="#000000" style:text-outline="false" style:text-line-through-style="none" style:text-position="0% 100%" style:font-name="SimSun" fo:font-size="12pt" fo:font-style="normal" fo:text-shadow="none" style:text-underline-style="none" fo:font-weight="normal" style:font-name-asian="SimSun" style:font-size-asian="12pt" style:font-style-asian="normal" style:font-weight-asian="normal" style:font-size-complex="12pt" style:font-style-complex="normal" style:font-weight-complex="normal"/>
    </style:style>
    <style:style style:name="T7" style:family="text">
      <style:text-properties fo:color="#ff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8"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9" style:family="text">
      <style:text-properties fo:color="#000000" style:text-outline="false" style:text-line-through-style="none" style:font-name="Calibri1" fo:font-size="11pt" fo:font-style="normal" fo:text-shadow="none"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10" style:family="text">
      <style:text-properties fo:color="#000000" style:text-outline="false" style:text-line-through-style="none" style:font-name="SimSun" fo:font-size="11pt" fo:font-style="normal" fo:text-shadow="none" style:text-underline-style="none" fo:font-weight="normal" style:font-name-asian="SimSun" style:font-size-asian="11pt" style:font-style-asian="normal" style:font-weight-asian="normal" style:font-name-complex="SimSun" style:font-size-complex="11pt" style:font-style-complex="normal" style:font-weight-complex="normal"/>
    </style:style>
    <style:style style:name="T11" style:family="text">
      <style:text-properties fo:color="#000000" style:text-outline="false" style:text-line-through-style="none" style:font-name="MS PGothic" fo:font-size="11pt" fo:font-style="normal" fo:text-shadow="none" style:text-underline-style="none" fo:font-weight="normal" style:font-name-asian="MS PGothic" style:font-size-asian="11pt" style:font-style-asian="normal" style:font-weight-asian="normal" style:font-name-complex="MS PGothic" style:font-size-complex="11pt" style:font-style-complex="normal" style:font-weight-complex="normal"/>
    </style:style>
    <style:style style:name="T12" style:family="text">
      <style:text-properties fo:color="#000000" style:text-outline="false" style:text-line-through-style="none" style:font-name="Arial2" fo:font-size="11pt" fo:font-style="normal" fo:text-shadow="none"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13" style:family="text">
      <style:text-properties fo:color="#000000" style:text-outline="false" style:text-line-through-style="none" style:font-name="돋움" fo:font-size="11pt" fo:font-style="normal" fo:text-shadow="none" style:text-underline-style="none" fo:font-weight="normal" style:font-name-asian="돋움" style:font-size-asian="11pt" style:font-style-asian="normal" style:font-weight-asian="normal" style:font-name-complex="돋움" style:font-size-complex="11pt" style:font-style-complex="normal" style:font-weight-complex="normal"/>
    </style:style>
    <style:style style:name="T14" style:family="text">
      <style:text-properties fo:color="#000000" style:text-outline="false" style:text-line-through-style="none" style:font-name="Calibri1" fo:font-size="11pt" fo:font-style="normal" fo:text-shadow="none" style:text-underline-style="none" fo:font-weight="bold" style:font-name-asian="Calibri1" style:font-size-asian="11pt" style:font-style-asian="normal" style:font-weight-asian="bold" style:font-name-complex="Calibri1" style:font-size-complex="11pt" style:font-style-complex="normal" style:font-weight-complex="bold"/>
    </style:style>
    <style:style style:name="T15" style:family="text">
      <style:text-properties fo:color="#000000" style:text-outline="false" style:text-line-through-style="none" style:font-name="SimSun" fo:font-size="11pt" fo:font-style="normal" fo:text-shadow="none" style:text-underline-style="none" fo:font-weight="bold" style:font-name-asian="SimSun" style:font-size-asian="11pt" style:font-style-asian="normal" style:font-weight-asian="bold" style:font-name-complex="SimSun" style:font-size-complex="11pt" style:font-style-complex="normal" style:font-weight-complex="bold"/>
    </style:style>
    <style:style style:name="T16"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7" style:family="text">
      <style:text-properties fo:color="#000000" style:text-outline="false" style:text-line-through-style="none" style:text-position="0% 100%" style:font-name="SimSun" fo:font-size="11pt" fo:font-style="normal" fo:text-shadow="none" style:text-underline-style="none" fo:font-weight="normal" style:font-name-asian="SimSun" style:font-size-asian="11pt" style:font-style-asian="normal" style:font-weight-asian="normal" style:font-size-complex="11pt" style:font-style-complex="normal" style:font-weight-complex="normal"/>
    </style:style>
    <style:style style:name="T19" style:family="text">
      <style:text-properties fo:color="#000000" style:text-outline="false" style:text-line-through-style="none" style:text-position="0% 100%"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T20" style:family="text">
      <style:text-properties style:use-window-font-color="true"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25" style:family="text">
      <style:text-properties style:use-window-font-color="true" style:text-outline="false" style:text-line-through-style="none" style:text-position="0% 100%"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T26" style:family="text">
      <style:text-properties fo:color="#000000" style:text-outline="false" style:text-line-through-style="none" style:text-position="0% 100%" style:font-name="SimSun" fo:font-size="11pt" fo:font-style="normal" fo:text-shadow="none" style:text-underline-style="none" fo:font-weight="bold" style:font-name-asian="SimSun" style:font-size-asian="11pt" style:font-style-asian="normal" style:font-weight-asian="bold" style:font-size-complex="11pt" style:font-style-complex="normal" style:font-weight-complex="bold"/>
    </style:style>
    <style:style style:name="T27" style:family="text">
      <style:text-properties fo:color="#000000" style:text-outline="false" style:text-line-through-style="none" style:text-position="0% 100%" style:font-name="Calibri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8" style:family="text">
      <style:text-properties fo:color="#000000" style:text-outline="false" style:text-line-through-style="none" style:text-position="0% 100%"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T29" style:family="text">
      <style:text-properties fo:color="#ff0000" style:text-outline="false" style:text-line-through-style="none" style:font-name="Czcionka tekstu podstawowego1" fo:font-size="11pt" fo:font-style="normal" fo:text-shadow="none" style:text-underline-style="none" fo:font-weight="normal" style:font-name-asian="Czcionka tekstu podstawowego1" style:font-size-asian="11pt" style:font-style-asian="normal" style:font-weight-asian="normal" style:font-name-complex="Czcionka tekstu podstawowego1" style:font-size-complex="11pt" style:font-style-complex="normal" style:font-weight-complex="normal"/>
    </style:style>
  </office:automatic-styles>
  <office:body>
    <office:spreadsheet>
      <table:calculation-settings table:case-sensitive="false" table:automatic-find-labels="false" table:use-regular-expressions="false"/>
      <table:table table:name="installer" table:style-name="ta3" table:print="false">
        <office:forms form:automatic-focus="false" form:apply-design-mode="false"/>
        <table:table-column table:style-name="co1" table:default-cell-style-name="ce11"/>
        <table:table-column table:style-name="co4" table:default-cell-style-name="ce11"/>
        <table:table-column table:style-name="co2" table:number-columns-repeated="3" table:default-cell-style-name="ce11"/>
        <table:table-column table:style-name="co2" table:default-cell-style-name="ce288"/>
        <table:table-column table:style-name="co2" table:default-cell-style-name="ce60"/>
        <table:table-column table:style-name="co2" table:default-cell-style-name="ce11"/>
        <table:table-column table:style-name="co2" table:default-cell-style-name="ce76"/>
        <table:table-column table:style-name="co2" table:number-columns-repeated="3" table:default-cell-style-name="ce11"/>
        <table:table-column table:style-name="co2" table:default-cell-style-name="ce53"/>
        <table:table-column table:style-name="co2" table:number-columns-repeated="2" table:default-cell-style-name="ce107"/>
        <table:table-column table:style-name="co2" table:default-cell-style-name="ce11"/>
        <table:table-column table:style-name="co3" table:number-columns-repeated="1008" table:default-cell-style-name="ce11"/>
        <table:table-row table:style-name="ro1">
          <table:table-cell table:style-name="ce253" office:value-type="string">
            <text:p>Note</text:p>
          </table:table-cell>
          <table:table-cell table:style-name="ce253" office:value-type="string">
            <text:p>STRING ID</text:p>
          </table:table-cell>
          <table:table-cell table:style-name="ce20" office:value-type="string">
            <text:p>EN</text:p>
          </table:table-cell>
          <table:table-cell table:style-name="ce20" office:value-type="string">
            <text:p>ES</text:p>
          </table:table-cell>
          <table:table-cell table:style-name="ce37" office:value-type="string">
            <text:p>BR</text:p>
          </table:table-cell>
          <table:table-cell table:style-name="ce44" office:value-type="string">
            <text:p>PT</text:p>
          </table:table-cell>
          <table:table-cell table:style-name="ce290" office:value-type="string">
            <text:p>DE</text:p>
          </table:table-cell>
          <table:table-cell table:style-name="ce61" office:value-type="string">
            <text:p>FR</text:p>
          </table:table-cell>
          <table:table-cell table:style-name="ce68" office:value-type="string">
            <text:p>IT</text:p>
          </table:table-cell>
          <table:table-cell table:style-name="ce77" office:value-type="string">
            <text:p>JA</text:p>
          </table:table-cell>
          <table:table-cell table:style-name="ce90" office:value-type="string">
            <text:p>KO</text:p>
          </table:table-cell>
          <table:table-cell table:style-name="ce94" office:value-type="string">
            <text:p>zh_CN (SC )</text:p>
          </table:table-cell>
          <table:table-cell table:style-name="ce44" office:value-type="string">
            <text:p>zh_TW (TC)</text:p>
          </table:table-cell>
          <table:table-cell table:number-columns-repeated="2" table:style-name="ce100" office:value-type="string">
            <text:p>RU</text:p>
          </table:table-cell>
          <table:table-cell table:style-name="ce110" office:value-type="string">
            <text:p>PL</text:p>
          </table:table-cell>
          <table:table-cell table:style-name="ce113" table:number-columns-repeated="11"/>
          <table:table-cell table:style-name="ce323" table:number-columns-repeated="997"/>
        </table:table-row>
        <table:table-row table:style-name="ro1">
          <table:table-cell table:style-name="ce254"/>
          <table:table-cell table:style-name="ce265" office:value-type="string">
            <text:p>YES</text:p>
          </table:table-cell>
          <table:table-cell table:style-name="ce271" office:value-type="string">
            <text:p>Yes</text:p>
          </table:table-cell>
          <table:table-cell table:style-name="ce271" office:value-type="string">
            <text:p>Sí</text:p>
          </table:table-cell>
          <table:table-cell table:style-name="ce281" office:value-type="string">
            <text:p>Sim</text:p>
          </table:table-cell>
          <table:table-cell table:style-name="ce285" office:value-type="string">
            <text:p>Sim</text:p>
          </table:table-cell>
          <table:table-cell table:style-name="ce291" office:value-type="string">
            <text:p>Ja</text:p>
          </table:table-cell>
          <table:table-cell table:style-name="ce293" office:value-type="string">
            <text:p>Oui</text:p>
          </table:table-cell>
          <table:table-cell table:style-name="ce296" office:value-type="string">
            <text:p>Sì</text:p>
          </table:table-cell>
          <table:table-cell table:style-name="ce299" office:value-type="string">
            <text:p>はい</text:p>
          </table:table-cell>
          <table:table-cell table:style-name="ce299" office:value-type="string">
            <text:p>예</text:p>
          </table:table-cell>
          <table:table-cell table:style-name="ce281" office:value-type="string">
            <text:p>是</text:p>
          </table:table-cell>
          <table:table-cell table:style-name="ce285" office:value-type="string">
            <text:p>是</text:p>
          </table:table-cell>
          <table:table-cell table:style-name="ce101" office:value-type="string">
            <text:p>Да</text:p>
          </table:table-cell>
          <table:table-cell table:style-name="ce101" office:value-type="string">
            <text:p>Да</text:p>
          </table:table-cell>
          <table:table-cell table:style-name="ce111" office:value-type="string">
            <text:p>Tak</text:p>
          </table:table-cell>
          <table:table-cell table:style-name="ce33" table:number-columns-repeated="11"/>
          <table:table-cell table:style-name="ce264" table:number-columns-repeated="230"/>
          <table:table-cell table:style-name="ce263" table:number-columns-repeated="767"/>
        </table:table-row>
        <table:table-row table:style-name="ro1">
          <table:table-cell table:style-name="ce255"/>
          <table:table-cell table:style-name="ce266" office:value-type="string">
            <text:p>NO</text:p>
          </table:table-cell>
          <table:table-cell table:number-columns-repeated="2" table:style-name="ce271" office:value-type="string">
            <text:p>No</text:p>
          </table:table-cell>
          <table:table-cell table:style-name="ce281" office:value-type="string">
            <text:p>Não</text:p>
          </table:table-cell>
          <table:table-cell table:style-name="ce285" office:value-type="string">
            <text:p>Não</text:p>
          </table:table-cell>
          <table:table-cell table:style-name="ce291" office:value-type="string">
            <text:p>Nein</text:p>
          </table:table-cell>
          <table:table-cell table:style-name="ce293" office:value-type="string">
            <text:p>Non</text:p>
          </table:table-cell>
          <table:table-cell table:style-name="ce296" office:value-type="string">
            <text:p>No</text:p>
          </table:table-cell>
          <table:table-cell table:style-name="ce299" office:value-type="string">
            <text:p>いいえ</text:p>
          </table:table-cell>
          <table:table-cell table:style-name="ce299" office:value-type="string">
            <text:p>아니요</text:p>
          </table:table-cell>
          <table:table-cell table:style-name="ce281" office:value-type="string">
            <text:p>否</text:p>
          </table:table-cell>
          <table:table-cell table:style-name="ce285" office:value-type="string">
            <text:p>不是</text:p>
          </table:table-cell>
          <table:table-cell table:style-name="ce101" office:value-type="string">
            <text:p>Нет</text:p>
          </table:table-cell>
          <table:table-cell table:style-name="ce101" office:value-type="string">
            <text:p>Нет</text:p>
          </table:table-cell>
          <table:table-cell table:style-name="ce111" office:value-type="string">
            <text:p>Nie</text:p>
          </table:table-cell>
          <table:table-cell table:style-name="ce33" table:number-columns-repeated="11"/>
          <table:table-cell table:style-name="ce264" table:number-columns-repeated="230"/>
          <table:table-cell table:style-name="ce263" table:number-columns-repeated="767"/>
        </table:table-row>
        <table:table-row table:style-name="ro1">
          <table:table-cell table:style-name="ce254"/>
          <table:table-cell table:style-name="ce265" office:value-type="string">
            <text:p>OK</text:p>
          </table:table-cell>
          <table:table-cell table:number-columns-repeated="2" table:style-name="ce271" office:value-type="string">
            <text:p>OK</text:p>
          </table:table-cell>
          <table:table-cell table:style-name="ce281" office:value-type="string">
            <text:p>OK</text:p>
          </table:table-cell>
          <table:table-cell table:style-name="ce285" office:value-type="string">
            <text:p>Ok</text:p>
          </table:table-cell>
          <table:table-cell table:style-name="ce291" office:value-type="string">
            <text:p>OK</text:p>
          </table:table-cell>
          <table:table-cell table:style-name="ce293" office:value-type="string">
            <text:p>OK</text:p>
          </table:table-cell>
          <table:table-cell table:style-name="ce296" office:value-type="string">
            <text:p>OK</text:p>
          </table:table-cell>
          <table:table-cell table:style-name="ce299" office:value-type="string">
            <text:p>OK</text:p>
          </table:table-cell>
          <table:table-cell table:style-name="ce299" office:value-type="string">
            <text:p>확인</text:p>
          </table:table-cell>
          <table:table-cell table:style-name="ce281" office:value-type="string">
            <text:p>确定</text:p>
          </table:table-cell>
          <table:table-cell table:style-name="ce285" office:value-type="string">
            <text:p>確定</text:p>
          </table:table-cell>
          <table:table-cell table:number-columns-repeated="2" table:style-name="ce101" office:value-type="string">
            <text:p>ОК</text:p>
          </table:table-cell>
          <table:table-cell table:style-name="ce111" office:value-type="string">
            <text:p>OK</text:p>
          </table:table-cell>
          <table:table-cell table:style-name="ce33" table:number-columns-repeated="11"/>
          <table:table-cell table:style-name="ce264" table:number-columns-repeated="230"/>
          <table:table-cell table:style-name="ce263" table:number-columns-repeated="767"/>
        </table:table-row>
        <table:table-row table:style-name="ro44">
          <table:table-cell table:style-name="ce255"/>
          <table:table-cell table:style-name="ce266" office:value-type="string">
            <text:p>RETRY_WIFI</text:p>
          </table:table-cell>
          <table:table-cell table:style-name="ce271" office:value-type="string">
            <text:p>Retry Wi-Fi</text:p>
          </table:table-cell>
          <table:table-cell table:style-name="ce271" office:value-type="string">
            <text:p>Volver a intentar Wi-Fi</text:p>
          </table:table-cell>
          <table:table-cell table:style-name="ce281" office:value-type="string">
            <text:p>Tentar de novo Wi-Fi</text:p>
          </table:table-cell>
          <table:table-cell table:style-name="ce285" office:value-type="string">
            <text:p>Tentar ligar de novo Wi-Fi</text:p>
          </table:table-cell>
          <table:table-cell table:style-name="ce291" office:value-type="string">
            <text:p>Wi-Fi erneut versuchen</text:p>
          </table:table-cell>
          <table:table-cell table:style-name="ce293" office:value-type="string">
            <text:p>Réessayer Wi-Fi</text:p>
          </table:table-cell>
          <table:table-cell table:style-name="ce296" office:value-type="string">
            <text:p>Riprova Wi-Fi</text:p>
          </table:table-cell>
          <table:table-cell table:style-name="ce299" office:value-type="string">
            <text:p>Wi-Fi再接続</text:p>
          </table:table-cell>
          <table:table-cell table:style-name="ce299" office:value-type="string">
            <text:p>Wi-Fi <text:span text:style-name="T10">연결</text:span></text:p>
          </table:table-cell>
          <table:table-cell table:style-name="ce281" office:value-type="string">
            <text:p>重试WLAN</text:p>
          </table:table-cell>
          <table:table-cell table:style-name="ce285" office:value-type="string">
            <text:p>重試無線上網</text:p>
          </table:table-cell>
          <table:table-cell table:style-name="ce101" office:value-type="string">
            <text:p>Повторить</text:p>
          </table:table-cell>
          <table:table-cell table:style-name="ce101" office:value-type="string">
            <text:p>Повторить</text:p>
          </table:table-cell>
          <table:table-cell table:style-name="ce111" office:value-type="string">
            <text:p>Ponów Wi-Fi</text:p>
          </table:table-cell>
          <table:table-cell table:style-name="ce33" table:number-columns-repeated="11"/>
          <table:table-cell table:style-name="ce264" table:number-columns-repeated="230"/>
          <table:table-cell table:style-name="ce263" table:number-columns-repeated="767"/>
        </table:table-row>
        <table:table-row table:style-name="ro1">
          <table:table-cell table:style-name="ce254"/>
          <table:table-cell table:style-name="ce265" office:value-type="string">
            <text:p>CARRIER</text:p>
          </table:table-cell>
          <table:table-cell table:style-name="ce271" office:value-type="string">
            <text:p>Carrier</text:p>
          </table:table-cell>
          <table:table-cell table:style-name="ce271" office:value-type="string">
            <text:p>Operadora</text:p>
          </table:table-cell>
          <table:table-cell table:style-name="ce281" office:value-type="string">
            <text:p>Operadora</text:p>
          </table:table-cell>
          <table:table-cell table:style-name="ce285" office:value-type="string">
            <text:p>Operadora</text:p>
          </table:table-cell>
          <table:table-cell table:style-name="ce291" office:value-type="string">
            <text:p>Anbieter</text:p>
          </table:table-cell>
          <table:table-cell table:style-name="ce293" office:value-type="string">
            <text:p>Opérateur</text:p>
          </table:table-cell>
          <table:table-cell table:style-name="ce296" office:value-type="string">
            <text:p>Operatore</text:p>
          </table:table-cell>
          <table:table-cell table:style-name="ce299" office:value-type="string">
            <text:p>3G</text:p>
          </table:table-cell>
          <table:table-cell table:style-name="ce299" office:value-type="string">
            <text:p>통신사</text:p>
          </table:table-cell>
          <table:table-cell table:style-name="ce281" office:value-type="string">
            <text:p>运营商</text:p>
          </table:table-cell>
          <table:table-cell table:style-name="ce285" office:value-type="string">
            <text:p>載波</text:p>
          </table:table-cell>
          <table:table-cell table:style-name="ce101" office:value-type="string">
            <text:p>Оператор</text:p>
          </table:table-cell>
          <table:table-cell table:style-name="ce101" office:value-type="string">
            <text:p>Оператор</text:p>
          </table:table-cell>
          <table:table-cell table:style-name="ce111" office:value-type="string">
            <text:p>Operator</text:p>
          </table:table-cell>
          <table:table-cell table:style-name="ce33" table:number-columns-repeated="11"/>
          <table:table-cell table:style-name="ce264" table:number-columns-repeated="230"/>
          <table:table-cell table:style-name="ce263" table:number-columns-repeated="767"/>
        </table:table-row>
        <table:table-row table:style-name="ro1">
          <table:table-cell table:style-name="ce255"/>
          <table:table-cell table:style-name="ce266" office:value-type="string">
            <text:p>CANCEL</text:p>
          </table:table-cell>
          <table:table-cell table:style-name="ce271" office:value-type="string">
            <text:p>Cancel</text:p>
          </table:table-cell>
          <table:table-cell table:style-name="ce271" office:value-type="string">
            <text:p>Cancelar</text:p>
          </table:table-cell>
          <table:table-cell table:style-name="ce281" office:value-type="string">
            <text:p>Cancelar</text:p>
          </table:table-cell>
          <table:table-cell table:style-name="ce285" office:value-type="string">
            <text:p>Cancelar</text:p>
          </table:table-cell>
          <table:table-cell table:style-name="ce291" office:value-type="string">
            <text:p>Abbrechen</text:p>
          </table:table-cell>
          <table:table-cell table:style-name="ce293" office:value-type="string">
            <text:p>Annuler</text:p>
          </table:table-cell>
          <table:table-cell table:style-name="ce296" office:value-type="string">
            <text:p>Annulla</text:p>
          </table:table-cell>
          <table:table-cell table:style-name="ce299" office:value-type="string">
            <text:p>キャンセル</text:p>
          </table:table-cell>
          <table:table-cell table:style-name="ce299" office:value-type="string">
            <text:p>취소</text:p>
          </table:table-cell>
          <table:table-cell table:style-name="ce281" office:value-type="string">
            <text:p>取消</text:p>
          </table:table-cell>
          <table:table-cell table:style-name="ce285" office:value-type="string">
            <text:p>取消</text:p>
          </table:table-cell>
          <table:table-cell table:style-name="ce101" office:value-type="string">
            <text:p>Отмена</text:p>
          </table:table-cell>
          <table:table-cell table:style-name="ce101" office:value-type="string">
            <text:p>Отмена</text:p>
          </table:table-cell>
          <table:table-cell table:style-name="ce111" office:value-type="string">
            <text:p>Anuluj</text:p>
          </table:table-cell>
          <table:table-cell table:style-name="ce33" table:number-columns-repeated="11"/>
          <table:table-cell table:style-name="ce264" table:number-columns-repeated="230"/>
          <table:table-cell table:style-name="ce263" table:number-columns-repeated="767"/>
        </table:table-row>
        <table:table-row table:style-name="ro1">
          <table:table-cell table:style-name="ce254"/>
          <table:table-cell table:style-name="ce265" office:value-type="string">
            <text:p>EXIT</text:p>
          </table:table-cell>
          <table:table-cell table:style-name="ce271" office:value-type="string">
            <text:p>Exit</text:p>
          </table:table-cell>
          <table:table-cell table:style-name="ce271" office:value-type="string">
            <text:p>Salir</text:p>
          </table:table-cell>
          <table:table-cell table:style-name="ce281" office:value-type="string">
            <text:p>Sair</text:p>
          </table:table-cell>
          <table:table-cell table:style-name="ce285" office:value-type="string">
            <text:p>Sair</text:p>
          </table:table-cell>
          <table:table-cell table:style-name="ce291" office:value-type="string">
            <text:p>Beenden</text:p>
          </table:table-cell>
          <table:table-cell table:style-name="ce293" office:value-type="string">
            <text:p>Quitter</text:p>
          </table:table-cell>
          <table:table-cell table:style-name="ce296" office:value-type="string">
            <text:p>Esci</text:p>
          </table:table-cell>
          <table:table-cell table:style-name="ce299" office:value-type="string">
            <text:p>終了</text:p>
          </table:table-cell>
          <table:table-cell table:style-name="ce299" office:value-type="string">
            <text:p>종료</text:p>
          </table:table-cell>
          <table:table-cell table:style-name="ce281" office:value-type="string">
            <text:p>退出</text:p>
          </table:table-cell>
          <table:table-cell table:style-name="ce285" office:value-type="string">
            <text:p>出口</text:p>
          </table:table-cell>
          <table:table-cell table:style-name="ce101" office:value-type="string">
            <text:p>Выход</text:p>
          </table:table-cell>
          <table:table-cell table:style-name="ce101" office:value-type="string">
            <text:p>Выход</text:p>
          </table:table-cell>
          <table:table-cell table:style-name="ce111" office:value-type="string">
            <text:p>Wyjście</text:p>
          </table:table-cell>
          <table:table-cell table:style-name="ce33" table:number-columns-repeated="11"/>
          <table:table-cell table:style-name="ce264" table:number-columns-repeated="230"/>
          <table:table-cell table:style-name="ce263" table:number-columns-repeated="767"/>
        </table:table-row>
        <table:table-row table:style-name="ro45">
          <table:table-cell table:style-name="ce256"/>
          <table:table-cell table:style-name="ce266" office:value-type="string">
            <text:p>DOWNLOADING</text:p>
          </table:table-cell>
          <table:table-cell table:style-name="ce271" office:value-type="string">
            <text:p>Downloading {SIZE} MB / {TOTAL_SIZE} MB...</text:p>
          </table:table-cell>
          <table:table-cell table:style-name="ce271" office:value-type="string">
            <text:p>Descargando {SIZE} MB/{TOTAL_SIZE} MB...</text:p>
          </table:table-cell>
          <table:table-cell table:style-name="ce281" office:value-type="string">
            <text:p>Baixando {SIZE} MB / {TOTAL_SIZE} MB...</text:p>
          </table:table-cell>
          <table:table-cell table:style-name="ce285" office:value-type="string">
            <text:p>A descarregar... {SIZE} MB / {TOTAL_SIZE} MB...</text:p>
          </table:table-cell>
          <table:table-cell table:style-name="ce291" office:value-type="string">
            <text:p>Lädt herunter: {SIZE} MB / {TOTAL_SIZE} MB...</text:p>
          </table:table-cell>
          <table:table-cell table:style-name="ce293" office:value-type="string">
            <text:p>Téléchargement {SIZE} Mo / {TOTAL_SIZE} Mo...</text:p>
          </table:table-cell>
          <table:table-cell table:style-name="ce296" office:value-type="string">
            <text:p>Download di {SIZE} MB su {TOTAL_SIZE} MB...</text:p>
          </table:table-cell>
          <table:table-cell table:style-name="ce299" office:value-type="string">
            <text:p>ダウンロード状況：{SIZE}MB/{TOTAL_SIZE}MB</text:p>
          </table:table-cell>
          <table:table-cell table:style-name="ce299" office:value-type="string">
            <text:p>다운로드 중: {SIZE}MB / {TOTAL_SIZE}MB...</text:p>
          </table:table-cell>
          <table:table-cell table:style-name="ce281" office:value-type="string">
            <text:p>正在下载 {SIZE} MB / {TOTAL_SIZE} MB……</text:p>
          </table:table-cell>
          <table:table-cell table:style-name="ce285" office:value-type="string">
            <text:p>正在下載 {SIZE} MB，共 {TOTAL_SIZE} MB...</text:p>
          </table:table-cell>
          <table:table-cell table:style-name="ce315" office:value-type="string">
            <text:p>Загрузка {SIZE} МБ / {TOTAL_SIZE} МБ...</text:p>
          </table:table-cell>
          <table:table-cell table:style-name="ce315" office:value-type="string">
            <text:p>Загрузка {SIZE} МБ / {TOTAL_SIZE} МБ...</text:p>
          </table:table-cell>
          <table:table-cell table:style-name="ce271" office:value-type="string">
            <text:p>Pobieranie {SIZE} MB / {TOTAL_SIZE} MB...</text:p>
          </table:table-cell>
          <table:table-cell table:style-name="ce114" table:number-columns-repeated="11"/>
          <table:table-cell table:style-name="ce324" table:number-columns-repeated="230"/>
          <table:table-cell table:style-name="ce325" table:number-columns-repeated="767"/>
        </table:table-row>
        <table:table-row table:style-name="ro44">
          <table:table-cell table:style-name="ce254"/>
          <table:table-cell table:style-name="ce265" office:value-type="string">
            <text:p>EXTRACTING</text:p>
          </table:table-cell>
          <table:table-cell table:style-name="ce271" office:value-type="string">
            <text:p>Installing...</text:p>
          </table:table-cell>
          <table:table-cell table:style-name="ce271" office:value-type="string">
            <text:p>Instalando...</text:p>
          </table:table-cell>
          <table:table-cell table:style-name="ce281" office:value-type="string">
            <text:p>Instalando...</text:p>
          </table:table-cell>
          <table:table-cell table:style-name="ce285" office:value-type="string">
            <text:p>A instalar...</text:p>
          </table:table-cell>
          <table:table-cell table:style-name="ce291" office:value-type="string">
            <text:p>Installiert...</text:p>
          </table:table-cell>
          <table:table-cell table:style-name="ce293" office:value-type="string">
            <text:p>Installation en cours...</text:p>
          </table:table-cell>
          <table:table-cell table:style-name="ce296" office:value-type="string">
            <text:p>Installazione in corso...</text:p>
          </table:table-cell>
          <table:table-cell table:style-name="ce299" office:value-type="string">
            <text:p>インストール中…</text:p>
          </table:table-cell>
          <table:table-cell table:style-name="ce299" office:value-type="string">
            <text:p>설치하는 중<text:span text:style-name="T9">...</text:span></text:p>
          </table:table-cell>
          <table:table-cell table:style-name="ce281" office:value-type="string">
            <text:p>正在安装……</text:p>
          </table:table-cell>
          <table:table-cell table:style-name="ce285" office:value-type="string">
            <text:p>正在安装……</text:p>
          </table:table-cell>
          <table:table-cell table:style-name="ce101" office:value-type="string">
            <text:p>Установка...</text:p>
          </table:table-cell>
          <table:table-cell table:style-name="ce101" office:value-type="string">
            <text:p>Установка...</text:p>
          </table:table-cell>
          <table:table-cell table:style-name="ce111" office:value-type="string">
            <text:p>Instalowanie...</text:p>
          </table:table-cell>
          <table:table-cell table:style-name="ce33" table:number-columns-repeated="11"/>
          <table:table-cell table:style-name="ce264" table:number-columns-repeated="230"/>
          <table:table-cell table:style-name="ce263" table:number-columns-repeated="767"/>
        </table:table-row>
        <table:table-row table:style-name="ro46">
          <table:table-cell table:style-name="ce255"/>
          <table:table-cell table:style-name="ce266" office:value-type="string">
            <text:p>VERIFYING</text:p>
          </table:table-cell>
          <table:table-cell table:style-name="ce272" office:value-type="string">
            <text:p>Verifying files...</text:p>
          </table:table-cell>
          <table:table-cell table:style-name="ce271" office:value-type="string">
            <text:p>Verificando archivos...</text:p>
          </table:table-cell>
          <table:table-cell table:style-name="ce281" office:value-type="string">
            <text:p>Verificando arquivos...</text:p>
          </table:table-cell>
          <table:table-cell table:style-name="ce285" office:value-type="string">
            <text:p>A verificar os ficheiros...</text:p>
          </table:table-cell>
          <table:table-cell table:style-name="ce291" office:value-type="string">
            <text:p>Dateien werden überprüft...</text:p>
          </table:table-cell>
          <table:table-cell table:style-name="ce293" office:value-type="string">
            <text:p>Vérification des fichiers...</text:p>
          </table:table-cell>
          <table:table-cell table:style-name="ce296" office:value-type="string">
            <text:p>Verifica file...</text:p>
          </table:table-cell>
          <table:table-cell table:style-name="ce299" office:value-type="string">
            <text:p>ファイルを確認中……</text:p>
          </table:table-cell>
          <table:table-cell table:style-name="ce299" office:value-type="string">
            <text:p>파일을 확인하는 중<text:span text:style-name="T9">...</text:span></text:p>
          </table:table-cell>
          <table:table-cell table:style-name="ce281" office:value-type="string">
            <text:p>文件校验中……</text:p>
          </table:table-cell>
          <table:table-cell table:style-name="ce285" office:value-type="string">
            <text:p>正在確認檔案……</text:p>
          </table:table-cell>
          <table:table-cell table:style-name="ce101" office:value-type="string">
            <text:p>Проверка данных...</text:p>
          </table:table-cell>
          <table:table-cell table:style-name="ce101" office:value-type="string">
            <text:p>Проверка данных...</text:p>
          </table:table-cell>
          <table:table-cell table:style-name="ce111" office:value-type="string">
            <text:p>Weryfikacja plików...</text:p>
          </table:table-cell>
          <table:table-cell table:style-name="ce33" table:number-columns-repeated="11"/>
          <table:table-cell table:style-name="ce264" table:number-columns-repeated="230"/>
          <table:table-cell table:style-name="ce263" table:number-columns-repeated="767"/>
        </table:table-row>
        <table:table-row table:style-name="ro47">
          <table:table-cell table:style-name="ce254"/>
          <table:table-cell table:style-name="ce265" office:value-type="string">
            <text:p>NO_ENOUGH_SPACE_AVAILABLE</text:p>
          </table:table-cell>
          <table:table-cell table:style-name="ce271" office:value-type="string">
            <text:p>You do not have enough available space on your memory card to install the game. You need to delete {SIZE} MB from your applications (video, images).</text:p>
          </table:table-cell>
          <table:table-cell table:style-name="ce271" office:value-type="string">
            <text:p>No hay espacio suficiente para instalar el juego en la tarjeta de memoria. Es necesario borrar {SIZE} MB de tus aplicaciones (vídeo, imágenes).</text:p>
          </table:table-cell>
          <table:table-cell table:style-name="ce281" office:value-type="string">
            <text:p>Você não tem espaço suficiente no seu cartão de memória para instalar o jogo. Você precisa apagar {SIZE} MB dos seus aplicativos (vídeos, imagens).</text:p>
          </table:table-cell>
          <table:table-cell table:style-name="ce285" office:value-type="string">
            <text:p>Não tens espaço suficiente no teu cartão de memória para instalar o jogo. Tens que libertar {SIZE} MB das tuas aplicações (vídeos, imagens, etc).</text:p>
          </table:table-cell>
          <table:table-cell table:style-name="ce291" office:value-type="string">
            <text:p>Du verfügst nicht über ausreichend freien Speicherplatz auf deiner Speicherkarte, um das Spiel zu installieren. Lösche bitte {SIZE} MB aus deinen Anwendungen (Videos, Bilder etc.).</text:p>
          </table:table-cell>
          <table:table-cell table:style-name="ce293" office:value-type="string">
            <text:p>L\'espace disponible sur votre carte mémoire est insuffisant pour procéder à l\'installation du jeu. Veuillez effacer {SIZE} Mo parmi vos applications (vidéos, images).</text:p>
          </table:table-cell>
          <table:table-cell table:style-name="ce296" office:value-type="string">
            <text:p>Spazio libero insufficiente sulla scheda di memoria per installare il gioco. Libera {SIZE} MB di spazio dalle tue applicazioni (video, immagini).</text:p>
          </table:table-cell>
          <table:table-cell table:style-name="ce299" office:value-type="string">
            <text:p><text:span text:style-name="T3">このゲームをイ</text:span><text:span text:style-name="T3">ンストールする</text:span><text:span text:style-name="T3">には、</text:span><text:span text:style-name="T9">\n</text:span><text:span text:style-name="T10">メモリ</text:span><text:span text:style-name="T10">ーカードにあと</text:span><text:span text:style-name="T9">{SIZE}MB</text:span><text:span text:style-name="T10">の</text:span><text:span text:style-name="T9">\n</text:span><text:span text:style-name="T10">空</text:span><text:span text:style-name="T10">き容量が必要で</text:span><text:span text:style-name="T10">す</text:span></text:p>
          </table:table-cell>
          <table:table-cell table:style-name="ce299" office:value-type="string">
            <text:p>이 게임을 메모리 카드에 설치하려면 <text:span text:style-name="T9">{SIZE}MB</text:span><text:span text:style-name="T10">의 여유 공간이 </text:span><text:span text:style-name="T10">필요합니다</text:span><text:span text:style-name="T9">. </text:span><text:span text:style-name="T10">비</text:span><text:span text:style-name="T10">디오나 이미지 </text:span><text:span text:style-name="T10">등을 삭제하세</text:span><text:span text:style-name="T10">요</text:span><text:span text:style-name="T9">.</text:span></text:p>
          </table:table-cell>
          <table:table-cell table:style-name="ce281" office:value-type="string">
            <text:p>您的存储卡中没有足够空间用以安装游戏。您需要删除应用程序（视频、图像）释放出<text:span text:style-name="T16">{SIZE}MB</text:span><text:span text:style-name="T17">空</text:span><text:span text:style-name="T17">间。</text:span></text:p>
          </table:table-cell>
          <table:table-cell table:style-name="ce285" office:value-type="string">
            <text:p>記憶卡容量不夠安裝遊戲。請把應用程式內的（視像﹐圖像）<text:span text:style-name="T27">{SIZE} MB</text:span><text:span text:style-name="T17">刪</text:span><text:span text:style-name="T17">除。</text:span></text:p>
          </table:table-cell>
          <table:table-cell table:style-name="ce101" office:value-type="string">
            <text:p>На вашей карте памяти недостаточно места для установки игры. Необходимо освободить {SIZE} МБ (попробуйте удалить ненужные видео и изображения)</text:p>
          </table:table-cell>
          <table:table-cell table:style-name="ce101" office:value-type="string">
            <text:p>На вашей карте памяти недостаточно места для установки игры. Необходимо освободить {SIZE} МБ (попробуйте удалить ненужные видео и изображения)</text:p>
          </table:table-cell>
          <table:table-cell table:style-name="ce111" office:value-type="string">
            <text:p>Nie masz dość miejsca na karcie pamięci, by zainstalować grę. Musisz usunąć {SIZE} MB ze swoich aplikacji (filmów, obrazków).</text:p>
          </table:table-cell>
          <table:table-cell table:style-name="ce33" table:number-columns-repeated="11"/>
          <table:table-cell table:style-name="ce264" table:number-columns-repeated="230"/>
          <table:table-cell table:style-name="ce263" table:number-columns-repeated="767"/>
        </table:table-row>
        <table:table-row table:style-name="ro48">
          <table:table-cell table:style-name="ce255"/>
          <table:table-cell table:style-name="ce266" office:value-type="string">
            <text:p>NO_EXTERNAL_STORAGE_FOUND</text:p>
          </table:table-cell>
          <table:table-cell table:style-name="ce271" office:value-type="string">
            <text:p>An SD card with at least {SIZE} MB free is required in order to download the additional data.</text:p>
          </table:table-cell>
          <table:table-cell table:style-name="ce271" office:value-type="string">
            <text:p>Se necesita una tarjeta SD con al menos {SIZE} MB de espacio libres para descargar los datos adicionales.</text:p>
          </table:table-cell>
          <table:table-cell table:style-name="ce281" office:value-type="string">
            <text:p>Um cartão SD com ao menos {SIZE} MB de espaço disponível é necessário para baixar os dados adicionais.</text:p>
          </table:table-cell>
          <table:table-cell table:style-name="ce285" office:value-type="string">
            <text:p>É requerido um cartão SD com pelo menos {SIZE} MB livres, para descarregar os dados adicionais.</text:p>
          </table:table-cell>
          <table:table-cell table:style-name="ce292" office:value-type="string">
            <text:p>Du brauchst eine SD-Karte mit mindestens {SIZE} MB freiem Speicherplatz, um die zusätzlichen Daten herunterzuladen.</text:p>
          </table:table-cell>
          <table:table-cell table:style-name="ce293" office:value-type="string">
            <text:p>Une carte SD contenant au moins {SIZE} Mo d'espace libre est nécessaire pour télécharger les données supplémentaires.</text:p>
          </table:table-cell>
          <table:table-cell table:style-name="ce296" office:value-type="string">
            <text:p>È necessaria una scheda SD con almeno {SIZE} MB di spazio libero per poter scaricare i dati aggiuntivi.</text:p>
          </table:table-cell>
          <table:table-cell table:style-name="ce299" office:value-type="string">
            <text:p>追加データをダウンロードするには<text:span text:style-name="T11">\n{SIZE}MB</text:span><text:span text:style-name="T12">以</text:span><text:span text:style-name="T12">上</text:span><text:span text:style-name="T11">空き容量のあ</text:span><text:span text:style-name="T11">る</text:span><text:span text:style-name="T11">\nSD</text:span><text:span text:style-name="T11">カードが</text:span><text:span text:style-name="T11">必要です</text:span></text:p>
          </table:table-cell>
          <table:table-cell table:style-name="ce299" office:value-type="string">
            <text:p>추가 데이터를 다운로드하려면 SD 카드에 최소 {SIZE}MB 이상의 여유 공간이 필요합니다.</text:p>
          </table:table-cell>
          <table:table-cell table:style-name="ce281" office:value-type="string">
            <text:p>需要一张至少有{SIZE} MB 剩余空间的SD卡用以下载额外数据。</text:p>
          </table:table-cell>
          <table:table-cell table:style-name="ce285" office:value-type="string">
            <text:p>SD 卡至少需要 {SIZE} MB 的可用空間，才可下載額外資料。</text:p>
          </table:table-cell>
          <table:table-cell table:style-name="ce315" office:value-type="string">
            <text:p>Для загрузки дополнительных игровых файлов необходима карта памяти со свободным объемом памяти как минимум {SIZE} МБ.</text:p>
          </table:table-cell>
          <table:table-cell table:style-name="ce315" office:value-type="string">
            <text:p>Для загрузки дополнительных игровых файлов необходима карта памяти со свободным объемом памяти как минимум {SIZE} МБ.</text:p>
          </table:table-cell>
          <table:table-cell table:style-name="ce111" office:value-type="string">
            <text:p>Aby pobrać nową zawartość, potrzebna jest karta SD z co najmniej {SIZE} MB wolnego miejsca.</text:p>
          </table:table-cell>
          <table:table-cell table:style-name="ce33" table:number-columns-repeated="11"/>
          <table:table-cell table:style-name="ce264" table:number-columns-repeated="230"/>
          <table:table-cell table:style-name="ce263" table:number-columns-repeated="767"/>
        </table:table-row>
        <table:table-row table:style-name="ro49">
          <table:table-cell table:style-name="ce254"/>
          <table:table-cell table:style-name="ce265" office:value-type="string">
            <text:p>DOWNLOAD_FILES_QUESTION</text:p>
          </table:table-cell>
          <table:table-cell table:style-name="ce273" office:value-type="string">
            <text:p>The game requires additional data ({SIZE} MB) to run on your <text:span text:style-name="T7">device</text:span><text:span text:style-name="T8">. Do you </text:span><text:span text:style-name="T8">want to launch </text:span><text:span text:style-name="T8">the download </text:span><text:span text:style-name="T8">now?</text:span></text:p>
          </table:table-cell>
          <table:table-cell table:style-name="ce271" office:value-type="string">
            <text:p>Este juego requiere datos adicionales ({SIZE} MB) para poder funcionar en tu dispositivo. ¿Quieres iniciar la descarga ahora?</text:p>
          </table:table-cell>
          <table:table-cell table:style-name="ce281" office:value-type="string">
            <text:p>Dados adicionais ({SIZE} MB) são necessários para o funcionamento do jogo em seu aparelho. Deseja iniciar o download agora?</text:p>
          </table:table-cell>
          <table:table-cell table:style-name="ce285" office:value-type="string">
            <text:p>O jogo requer dados adicionais ({SIZE} MB) para poder ser executado no teu aparelho. Queres iniciar o descarregamento agora?</text:p>
          </table:table-cell>
          <table:table-cell table:style-name="ce291" office:value-type="string">
            <text:p>Das Spiel benötigt zusätzliche Daten ({SIZE} MB), um auf deinem Gerät zu funktionieren. Willst du den Download jetzt starten?</text:p>
          </table:table-cell>
          <table:table-cell table:style-name="ce293" office:value-type="string">
            <text:p>Le jeu nécessite des données supplémentaires ({SIZE} Mo) pour fonctionner sur votre appareil. Lancer le téléchargement ?</text:p>
          </table:table-cell>
          <table:table-cell table:style-name="ce297" office:value-type="string">
            <text:p>Questo gioco richiede altri {SIZE} MB di dati per poter essere eseguito sul tuo dispositivo. Vuoi scaricarli ora?</text:p>
          </table:table-cell>
          <table:table-cell table:style-name="ce299" office:value-type="string">
            <text:p>このゲームをプレイするには<text:span text:style-name="T9">\n</text:span><text:span text:style-name="T10">追加データ</text:span><text:span text:style-name="T10">（</text:span><text:span text:style-name="T9">{SIZE} MB</text:span><text:span text:style-name="T10">）が</text:span><text:span text:style-name="T10">必要です</text:span><text:span text:style-name="T9">\n</text:span><text:span text:style-name="T10">ダウ</text:span><text:span text:style-name="T10">ンロードします</text:span><text:span text:style-name="T10">か？</text:span></text:p>
          </table:table-cell>
          <table:table-cell table:style-name="ce299" office:value-type="string">
            <text:p>이<text:span text:style-name="T10"> </text:span><text:span text:style-name="T13">게임을</text:span><text:span text:style-name="T10"> </text:span><text:span text:style-name="T13">장치</text:span><text:span text:style-name="T13">에서</text:span><text:span text:style-name="T10"> </text:span><text:span text:style-name="T13">실행하려</text:span><text:span text:style-name="T13">면</text:span><text:span text:style-name="T10"> </text:span><text:span text:style-name="T13">추가</text:span><text:span text:style-name="T10"> </text:span><text:span text:style-name="T13">데이터</text:span><text:span text:style-name="T9">({SIZE}MB)</text:span><text:span text:style-name="T13">가</text:span><text:span text:style-name="T10"> </text:span><text:span text:style-name="T13">필</text:span><text:span text:style-name="T13">요합니다</text:span><text:span text:style-name="T9">. </text:span><text:span text:style-name="T13">지금</text:span><text:span text:style-name="T10"> </text:span><text:span text:style-name="T13">다운로드하시겠</text:span><text:span text:style-name="T13">습니까</text:span><text:span text:style-name="T9">?</text:span></text:p>
          </table:table-cell>
          <table:table-cell table:style-name="ce281" office:value-type="string">
            <text:p>游戏需要添加额外数据<text:span text:style-name="T16">({SIZE} </text:span><text:span text:style-name="T16">MB)</text:span><text:span text:style-name="T17">才能在您的</text:span><text:span text:style-name="T17">设备上运行。您</text:span><text:span text:style-name="T17">要立即开始下载</text:span><text:span text:style-name="T17">吗？</text:span></text:p>
          </table:table-cell>
          <table:table-cell table:style-name="ce285" office:value-type="string">
            <text:p>遊戲需額外 <text:span text:style-name="T27">({SIZE} MB) </text:span><text:span text:style-name="T17">資料</text:span><text:span text:style-name="T17">﹐才能於電話內</text:span><text:span text:style-name="T17">執行。您想立即</text:span><text:span text:style-name="T17">啟動下載嗎？</text:span></text:p>
          </table:table-cell>
          <table:table-cell table:style-name="ce316" office:value-type="string">
            <text:p>Для запуска игры требуется загрузить дополнительные игровые данные ({SIZE} МБ)<text:span text:style-name="T9">. </text:span><text:span text:style-name="T9">Начать загрузку </text:span><text:span text:style-name="T9">прямо сейчас?</text:span></text:p>
          </table:table-cell>
          <table:table-cell table:style-name="ce316" office:value-type="string">
            <text:p>Для запуска игры требуется загрузить дополнительные игровые данные ({SIZE} МБ)<text:span text:style-name="T9">. </text:span><text:span text:style-name="T9">Начать загрузку </text:span><text:span text:style-name="T9">прямо сейчас?</text:span></text:p>
          </table:table-cell>
          <table:table-cell table:style-name="ce111" office:value-type="string">
            <text:p>Do uruchomienia na twoim urządzeniu gra wymaga dodatkowej przestrzeni w pamięci ({SIZE} MB). Czy chcesz teraz rozpocząć pobieranie?</text:p>
          </table:table-cell>
          <table:table-cell table:style-name="ce33" table:number-columns-repeated="11"/>
          <table:table-cell table:style-name="ce264" table:number-columns-repeated="230"/>
          <table:table-cell table:style-name="ce263" table:number-columns-repeated="767"/>
        </table:table-row>
        <table:table-row table:style-name="ro50">
          <table:table-cell table:style-name="ce255"/>
          <table:table-cell table:style-name="ce266" office:value-type="string">
            <text:p>DOWNLOAD_FILES_NO_WIFI_QUESTION</text:p>
          </table:table-cell>
          <table:table-cell table:style-name="ce274" office:value-type="string">
            <text:p>We recommend switching to a Wi-Fi connection otherwise data charges may apply during the download according to your plan or data package.</text:p>
          </table:table-cell>
          <table:table-cell table:style-name="ce271" office:value-type="string">
            <text:p>Te recomendamos que cambies a una conexión Wi-Fi, para evitar potenciales cargos adicionales durante la descarga, en función de tu tarifa o tu plan de tráfico de datos.</text:p>
          </table:table-cell>
          <table:table-cell table:style-name="ce281" office:value-type="string">
            <text:p>Sugerimos trocar para uma conexão Wi-fi ou talvez taxas de transferência de dados sejam cobradas durante o download de acordo com o seu plano ou pacote de dados.</text:p>
          </table:table-cell>
          <table:table-cell table:style-name="ce285" office:value-type="string">
            <text:p>Recomendamos que uses uma ligação Wi-Fi, caso contrário poderás ter de pagar taxas de transferência de dados de acordo com o teu tarifário.</text:p>
          </table:table-cell>
          <table:table-cell table:style-name="ce291" office:value-type="string">
            <text:p>Wir empfehlen eine Wi-Fi-Verbindung, da andernfalls beim Download möglicherweise Datentransfergebühren gemäß deines Datenvertrags oder Datenpakets anfallen.</text:p>
          </table:table-cell>
          <table:table-cell table:style-name="ce293" office:value-type="string">
            <text:p>Nous vous recommandons d\'activer votre connexion Wi-Fi pour vous éviter de payer des frais de données lors du téléchargement, en fonction de votre forfait.</text:p>
          </table:table-cell>
          <table:table-cell table:style-name="ce296" office:value-type="string">
            <text:p>Per evitare di incorrere in costi di trasferimento dati specificato dalla tariffa dell'operatore utilizzato, è consigliabile utilizzare una connessione Wi-Fi.</text:p>
          </table:table-cell>
          <table:table-cell table:style-name="ce300" office:value-type="string">
            <text:p>Wi-Fi接続に切り替えることをお勧めします。\n切り替えない場合、お客様のご契約プランによっては、ダウンロード中のデータ転送料金が発生する場合があります</text:p>
          </table:table-cell>
          <table:table-cell table:style-name="ce299" office:value-type="string">
            <text:p>Wi-Fi 연결을 추천합니다. 그렇지 않을 경우 사용자의 요금제 또는 데이터 패키지에 따라 다운로드 중 데이터 요금이 부과될 수 있습니다.</text:p>
          </table:table-cell>
          <table:table-cell table:style-name="ce281" office:value-type="string">
            <text:p>我们建议切换至<text:span text:style-name="T16">WLAN</text:span><text:span text:style-name="T17">连接，</text:span><text:span text:style-name="T17">否则根据您的数</text:span><text:span text:style-name="T17">据套餐或数据包</text:span><text:span text:style-name="T17">，可能会在下载</text:span><text:span text:style-name="T17">过程中产生数据</text:span><text:span text:style-name="T17">费用。</text:span></text:p>
          </table:table-cell>
          <table:table-cell table:style-name="ce285" office:value-type="string">
            <text:p>建議玩家利用 Wi-Fi 連線下載遊戲，否則可能需根據其手機方案或數據方案，支付數據費用。</text:p>
          </table:table-cell>
          <table:table-cell table:style-name="ce101" office:value-type="string">
            <text:p>Мы рекомендуем перейти на соединение через Wi-Fi. В противном случае ваш оператор может потребовать оплату за загрузку данных.</text:p>
          </table:table-cell>
          <table:table-cell table:style-name="ce101" office:value-type="string">
            <text:p>Мы рекомендуем перейти на соединение через Wi-Fi. В противном случае ваш оператор может потребовать оплату за загрузку данных.</text:p>
          </table:table-cell>
          <table:table-cell table:style-name="ce111" office:value-type="string">
            <text:p>Aby pobierać szybciej i bez dodatkowych opłat za dane, zalecamy przełączenie w tryb Wi-Fi. W przeciwnym wypadku mogą zostać doliczone opłaty za przesył danych, zgodnie z Twoim abonamentem lub wykupionym pakietem danych.</text:p>
          </table:table-cell>
          <table:table-cell table:style-name="ce33" table:number-columns-repeated="11"/>
          <table:table-cell table:style-name="ce264" table:number-columns-repeated="230"/>
          <table:table-cell table:style-name="ce263" table:number-columns-repeated="767"/>
        </table:table-row>
        <table:table-row table:style-name="ro6">
          <table:table-cell table:style-name="ce257" office:value-type="string">
            <text:p>IL1</text:p>
          </table:table-cell>
          <table:table-cell table:style-name="ce265" office:value-type="string">
            <text:p>DOWNLOAD_FILES_NO_WIFI_QUESTION_3G_ORANGE_IL</text:p>
          </table:table-cell>
          <table:table-cell table:style-name="ce273" office:value-type="string">
            <text:p>To start downloading the game, please choose your connection. We recommend that you use a 3G network connection.</text:p>
          </table:table-cell>
          <table:table-cell table:style-name="ce271" office:value-type="string">
            <text:p>Por favor, elige una red para comenzar la descarga del juego. Te recomendamos que uses la red 3G.</text:p>
          </table:table-cell>
          <table:table-cell table:style-name="ce281" office:value-type="string">
            <text:p>Para iniciar o download, favor escolher sua conexão. Recomendamos que você use uma conexão 3G.</text:p>
          </table:table-cell>
          <table:table-cell table:style-name="ce285" office:value-type="string">
            <text:p>Para começares a descarregar o jogo, por favor escolhe a tua ligação. Recomendamos que utilizes uma rede 3G.</text:p>
          </table:table-cell>
          <table:table-cell table:style-name="ce291" office:value-type="string">
            <text:p>Wähle bitte eine Verbindung, um das Spiel herunterzuladen. Wir empfehlen ein 3G-Netzwerk.</text:p>
          </table:table-cell>
          <table:table-cell table:style-name="ce293" office:value-type="string">
            <text:p>Pour lancer le téléchargement du jeu, choisissez votre connexion. Une connexion à un réseau 3G est recommandée.</text:p>
          </table:table-cell>
          <table:table-cell table:style-name="ce296" office:value-type="string">
            <text:p>Per avviare il download, seleziona la connessione a internet. È consigliabile utilizzare la rete 3G. <text:s/></text:p>
          </table:table-cell>
          <table:table-cell table:style-name="ce299" office:value-type="string">
            <text:p>接続方法を選択しダウンロードを開始してください\n3Gネットワークに接続することをお勧めします</text:p>
          </table:table-cell>
          <table:table-cell table:style-name="ce299" office:value-type="string">
            <text:p>게임 다운로드를 시작하려면 연결 방법을 선택하세요. 3G 네트워크 연결을 권장합니다.</text:p>
          </table:table-cell>
          <table:table-cell table:style-name="ce281" office:value-type="string">
            <text:p>若要开始下载游戏，请先选择您的连接。建议您使用3G网络连接。</text:p>
          </table:table-cell>
          <table:table-cell table:style-name="ce285" office:value-type="string">
            <text:p>若要開始下載遊戲，請選擇連線。建議您使用 3G 網路連線。</text:p>
          </table:table-cell>
          <table:table-cell table:style-name="ce101" office:value-type="string">
            <text:p>Чтобы начать загрузку игры, пожалуйста, выберите тип соединения. Мы рекомендуем использовать соединение через сеть 3G.</text:p>
          </table:table-cell>
          <table:table-cell table:style-name="ce101" office:value-type="string">
            <text:p>Чтобы начать загрузку игры, пожалуйста, выберите тип соединения. Мы рекомендуем использовать соединение через сеть 3G.</text:p>
          </table:table-cell>
          <table:table-cell table:style-name="ce111" office:value-type="string">
            <text:p>Aby rozpocząć pobieranie wybierz połączenie. Zalecamy wybór połączenia 3G.</text:p>
          </table:table-cell>
          <table:table-cell table:style-name="ce33" table:number-columns-repeated="11"/>
          <table:table-cell table:style-name="ce264" table:number-columns-repeated="230"/>
          <table:table-cell table:style-name="ce263" table:number-columns-repeated="767"/>
        </table:table-row>
        <table:table-row table:style-name="ro51">
          <table:table-cell table:style-name="ce255"/>
          <table:table-cell table:style-name="ce266" office:value-type="string">
            <text:p>WAIT_WHILE_ACTIVATING_WIFI</text:p>
          </table:table-cell>
          <table:table-cell table:style-name="ce271" office:value-type="string">
            <text:p>Please wait while your Wi-Fi connection is being activated.</text:p>
          </table:table-cell>
          <table:table-cell table:style-name="ce271" office:value-type="string">
            <text:p>Por favor, espera a que la conexión Wi-Fi esté activada.</text:p>
          </table:table-cell>
          <table:table-cell table:style-name="ce281" office:value-type="string">
            <text:p>Favor aguardar enquanto sua conexão Wi-Fi está sendo ativada.</text:p>
          </table:table-cell>
          <table:table-cell table:style-name="ce285" office:value-type="string">
            <text:p>Por favor, aguarda enquanto a tua ligação Wi-Fi está a ser activada.</text:p>
          </table:table-cell>
          <table:table-cell table:style-name="ce291" office:value-type="string">
            <text:p>Warte bitte, während die Wi-Fi-Verbindung aktiviert wird.</text:p>
          </table:table-cell>
          <table:table-cell table:style-name="ce293" office:value-type="string">
            <text:p>Veuillez patienter pendant l\'activation de votre connexion Wi-Fi.</text:p>
          </table:table-cell>
          <table:table-cell table:style-name="ce296" office:value-type="string">
            <text:p>Attivazione della connessione Wi-Fi in corso. Attendere.</text:p>
          </table:table-cell>
          <table:table-cell table:style-name="ce299" office:value-type="string">
            <text:p>Wi-Fi<text:span text:style-name="T10">接続を有</text:span><text:span text:style-name="T10">効にしています</text:span><text:span text:style-name="T9">\n</text:span><text:span text:style-name="T10">しばらくお待</text:span><text:span text:style-name="T10">ちください</text:span></text:p>
          </table:table-cell>
          <table:table-cell table:style-name="ce299" office:value-type="string">
            <text:p>Wi-Fi<text:span text:style-name="T10">에 연결하</text:span><text:span text:style-name="T10">는 동안 잠시 </text:span><text:span text:style-name="T10">기다려 주세요</text:span><text:span text:style-name="T9">.</text:span></text:p>
          </table:table-cell>
          <table:table-cell table:style-name="ce281" office:value-type="string">
            <text:p>WLAN<text:span text:style-name="T17">连接正在</text:span><text:span text:style-name="T17">启用，请稍候片</text:span><text:span text:style-name="T17">刻</text:span></text:p>
          </table:table-cell>
          <table:table-cell table:style-name="ce285" office:value-type="string">
            <text:p>正在接駁無線上網﹐請稍等。</text:p>
          </table:table-cell>
          <table:table-cell table:style-name="ce315" office:value-type="string">
            <text:p>Пожалуйста, подождите, пока соединение по Wi-Fi подключается.</text:p>
          </table:table-cell>
          <table:table-cell table:style-name="ce315" office:value-type="string">
            <text:p>Пожалуйста, подождите, пока соединение по Wi-Fi подключается.</text:p>
          </table:table-cell>
          <table:table-cell table:style-name="ce111" office:value-type="string">
            <text:p>Proszę czekać na inicjalizację połączenia Wi-Fi.</text:p>
          </table:table-cell>
          <table:table-cell table:style-name="ce33" table:number-columns-repeated="11"/>
          <table:table-cell table:style-name="ce264" table:number-columns-repeated="230"/>
          <table:table-cell table:style-name="ce263" table:number-columns-repeated="767"/>
        </table:table-row>
        <table:table-row table:style-name="ro52">
          <table:table-cell table:style-name="ce254"/>
          <table:table-cell table:style-name="ce265" office:value-type="string">
            <text:p>ERROR_NO_WIFI_DETECTED</text:p>
          </table:table-cell>
          <table:table-cell table:style-name="ce271" office:value-type="string">
            <text:p>No Wi-Fi connection detected.\nDo you want to retry your Wi-Fi connection now or go through your carrier network?</text:p>
          </table:table-cell>
          <table:table-cell table:style-name="ce271" office:value-type="string">
            <text:p>No se ha detectado ninguna conexión Wi-Fi.\n¿Quieres volver a intentar establecer una conexión Wi-Fi o prefieres usar la red de la operadora móvil?</text:p>
          </table:table-cell>
          <table:table-cell table:style-name="ce281" office:value-type="string">
            <text:p>Nenhuma conexão Wi-Fi foi detectada.\nDeseja tentar a conexão Wi-Fi novamente ou utilizar a rede de sua operadora?</text:p>
          </table:table-cell>
          <table:table-cell table:style-name="ce285" office:value-type="string">
            <text:p>Não foi detectada nenhuma ligação Wi-Fi.\nQueres tentar ligar de novo o Wi-Fi agora ou usar a rede da tua operadora?</text:p>
          </table:table-cell>
          <table:table-cell table:style-name="ce291" office:value-type="string">
            <text:p>Keine Wi-Fi-Verbindung gefunden.\nMöchtest du erneut versuchen, eine Wi-Fi-Verbindung herzustellen oder das Netzwerk deines Anbieters nutzen?</text:p>
          </table:table-cell>
          <table:table-cell table:style-name="ce293" office:value-type="string">
            <text:p>Aucune connexion Wi-Fi détectée.\nSouhaitez-vous réessayer maintenant ou passer par le réseau de votre opérateur ?</text:p>
          </table:table-cell>
          <table:table-cell table:style-name="ce296" office:value-type="string">
            <text:p>Nessuna connessione Wi-Fi rilevata.\nVuoi riprovare a riconnetterti alla rete Wi-Fi o vuoi utilizzare la rete del tuo operatore?</text:p>
          </table:table-cell>
          <table:table-cell table:style-name="ce299" office:value-type="string">
            <text:p>ネットワークが見つかりません<text:span text:style-name="T9">\n</text:span><text:span text:style-name="T10">接続方法</text:span><text:span text:style-name="T10">をお選びくださ</text:span><text:span text:style-name="T10">い</text:span></text:p>
          </table:table-cell>
          <table:table-cell table:style-name="ce299" office:value-type="string">
            <text:p>Wi-Fi <text:span text:style-name="T13">연결을</text:span><text:span text:style-name="T10"> </text:span><text:span text:style-name="T13">찾지</text:span><text:span text:style-name="T10"> </text:span><text:span text:style-name="T13">못했습니</text:span><text:span text:style-name="T13">다</text:span><text:span text:style-name="T9">.\nWi-Fi </text:span><text:span text:style-name="T13">연결</text:span><text:span text:style-name="T13">을</text:span><text:span text:style-name="T10"> </text:span><text:span text:style-name="T13">다시</text:span><text:span text:style-name="T10"> </text:span><text:span text:style-name="T13">시도하</text:span><text:span text:style-name="T13">거나</text:span><text:span text:style-name="T10"> </text:span><text:span text:style-name="T13">통신사</text:span><text:span text:style-name="T10"> </text:span><text:span text:style-name="T13">네</text:span><text:span text:style-name="T13">트워크를</text:span><text:span text:style-name="T10"> </text:span><text:span text:style-name="T13">통해</text:span><text:span text:style-name="T10"> </text:span><text:span text:style-name="T13">연결하시겠습니</text:span><text:span text:style-name="T13">까</text:span><text:span text:style-name="T9">?</text:span></text:p>
          </table:table-cell>
          <table:table-cell table:style-name="ce281" office:value-type="string">
            <text:p>未检测到<text:span text:style-name="T16">WLAN</text:span><text:span text:style-name="T17">连接。</text:span><text:span text:style-name="T16">\n</text:span><text:span text:style-name="T17">您要立</text:span><text:span text:style-name="T17">即重试连接</text:span><text:span text:style-name="T16">WLAN</text:span><text:span text:style-name="T17">，还是检</text:span><text:span text:style-name="T17">查您的运营商网</text:span><text:span text:style-name="T17">络？</text:span></text:p>
          </table:table-cell>
          <table:table-cell table:style-name="ce285" office:value-type="string">
            <text:p>無法查出無線上網連接。<text:span text:style-name="T27">\n</text:span><text:span text:style-name="T17">您想重新接駁無</text:span><text:span text:style-name="T17">線上網或經載波</text:span><text:span text:style-name="T17">網絡連接﹖</text:span></text:p>
          </table:table-cell>
          <table:table-cell table:style-name="ce315" office:value-type="string">
            <text:p>Не найдено соединение Wi-Fi.\nПопробовать повторно подключиться к Wi-Fi или воспользоваться сетью вашего оператора?</text:p>
          </table:table-cell>
          <table:table-cell table:style-name="ce315" office:value-type="string">
            <text:p>Не найдено соединение Wi-Fi.\nПопробовать повторно подключиться к Wi-Fi или воспользоваться сетью вашего оператора?</text:p>
          </table:table-cell>
          <table:table-cell table:style-name="ce111" office:value-type="string">
            <text:p>Nie wykryto połączenia Wi-Fi.\nChcesz ponowić połączenie Wi-Fi teraz czy spróbować połączyć się przez sieć operatora?</text:p>
          </table:table-cell>
          <table:table-cell table:style-name="ce33" table:number-columns-repeated="11"/>
          <table:table-cell table:style-name="ce264" table:number-columns-repeated="230"/>
          <table:table-cell table:style-name="ce263" table:number-columns-repeated="767"/>
        </table:table-row>
        <table:table-row table:style-name="ro53">
          <table:table-cell table:style-name="ce255"/>
          <table:table-cell table:style-name="ce266" office:value-type="string">
            <text:p>ERROR_NO_WIFI_DETECTED_2</text:p>
          </table:table-cell>
          <table:table-cell table:style-name="ce271" office:value-type="string">
            <text:p>No Wi-Fi connection detected. We will monitor the network and launch the download when a Wi-Fi connection is detected. You can also start the download any time by clicking on the game icon in your applications.</text:p>
          </table:table-cell>
          <table:table-cell table:style-name="ce271" office:value-type="string">
            <text:p>No se ha detectado ninguna conexión Wi-Fi. La descarga comenzará cuando se establezca una conexión Wi-Fi. Puedes comenzar el proceso de descarga en cualquier momento haciendo clic en el icono del juego en tus aplicaciones.</text:p>
          </table:table-cell>
          <table:table-cell table:style-name="ce281" office:value-type="string">
            <text:p>Nenhuma conexão Wi-Fi foi detectada. Iremos monitorar a rede e iniciar o download quando uma conexão Wi-Fi for detectada. Você pode também iniciar o download a qualquer momento clicando no ícone do jogo nos seus aplicativos.</text:p>
          </table:table-cell>
          <table:table-cell table:style-name="ce285" office:value-type="string">
            <text:p>Não foi detectada nenhuma ligação Wi-Fi. Vamos monitorizar a rede e iniciar o descarregamento quando uma ligação Wi-Fi for detectada. Podes também iniciar o descarregamento a qualquer momento, clicando no ícone do jogo, nas tuas aplicações.</text:p>
          </table:table-cell>
          <table:table-cell table:style-name="ce291" office:value-type="string">
            <text:p>Keine Wi-Fi-Verbindung gefunden. Das Netzwerk wird beobachtet und der Download gestartet, sobald eine Wi-Fi-Verbindung festgestellt wird. Du kannst den Download auch jederzeit starten, indem du auf das Spiel-Symbol in deinen Anwendungen klickst.</text:p>
          </table:table-cell>
          <table:table-cell table:style-name="ce293" office:value-type="string">
            <text:p>Aucune connexion Wi-Fi détectée. Nous surveillerons le réseau et lancerons le téléchargement lorsqu\'une connexion Wi-Fi sera détectée. Vous pouvez aussi démarrer le téléchargement à tout moment en touchant l\'icône du jeu dans vos applications.</text:p>
          </table:table-cell>
          <table:table-cell table:style-name="ce296" office:value-type="string">
            <text:p>Nessuna connessione Wi-Fi rilevata. Il download verrà avviato quando verrà rilevata una connessione Wi-Fi. Puoi avviare il download in qualsiasi momento selezionando l\'icona del gioco dalle tue applicazioni.</text:p>
          </table:table-cell>
          <table:table-cell table:style-name="ce299" office:value-type="string">
            <text:p>Wi-Fi<text:span text:style-name="T10">接続が見</text:span><text:span text:style-name="T10">つかりませ</text:span><text:span text:style-name="T10">ん</text:span><text:span text:style-name="T9">\nWi-Fi</text:span><text:span text:style-name="T10">接続が</text:span><text:span text:style-name="T10">見つかり次第、</text:span><text:span text:style-name="T9">\n</text:span><text:span text:style-name="T10">ダウンロード</text:span><text:span text:style-name="T10">を開始します</text:span></text:p>
          </table:table-cell>
          <table:table-cell table:style-name="ce299" office:value-type="string">
            <text:p>Wi-Fi <text:span text:style-name="T10">연결을 </text:span><text:span text:style-name="T10">찾지 못했습니</text:span><text:span text:style-name="T10">다</text:span><text:span text:style-name="T9">. </text:span><text:span text:style-name="T10">네트워크 상</text:span><text:span text:style-name="T10">태를 모니터링</text:span><text:span text:style-name="T10">하여 </text:span><text:span text:style-name="T9">Wi-Fi </text:span><text:span text:style-name="T10">연결</text:span><text:span text:style-name="T10">이 탐색 되면 </text:span><text:span text:style-name="T10">다운로드를 시</text:span><text:span text:style-name="T10">작합니다</text:span><text:span text:style-name="T9">. </text:span><text:span text:style-name="T10">또는 </text:span><text:span text:style-name="T10">응용 프로그램</text:span><text:span text:style-name="T10">의 게임 아이콘</text:span><text:span text:style-name="T10">을 클릭하여 언</text:span><text:span text:style-name="T10">제든지 다운로</text:span><text:span text:style-name="T10">드를 시작할 수 </text:span><text:span text:style-name="T10">있습니다</text:span><text:span text:style-name="T9">.</text:span></text:p>
          </table:table-cell>
          <table:table-cell table:style-name="ce281" office:value-type="string">
            <text:p>未检测到<text:span text:style-name="T16">WLAN</text:span><text:span text:style-name="T17">连接。我们会监</text:span><text:span text:style-name="T17">测网络，并在检</text:span><text:span text:style-name="T17">测到</text:span><text:span text:style-name="T16">WLAN</text:span><text:span text:style-name="T17">连接</text:span><text:span text:style-name="T17">后开始下载。您</text:span><text:span text:style-name="T17">也可以点击应用</text:span><text:span text:style-name="T17">程序中的游戏图</text:span><text:span text:style-name="T17">标随时开始下载</text:span><text:span text:style-name="T17">。</text:span></text:p>
          </table:table-cell>
          <table:table-cell table:style-name="ce285" office:value-type="string">
            <text:p>無法查出無線上網連接。我們會監察網絡﹐當查到無線上網連接後便會啟用下載。只需在應用程式的遊戲<text:span text:style-name="T27">Icon</text:span><text:span text:style-name="T17">按一</text:span><text:span text:style-name="T17">下﹐就可隨時開</text:span><text:span text:style-name="T17">始下載。</text:span></text:p>
          </table:table-cell>
          <table:table-cell table:style-name="ce315" office:value-type="string">
            <text:p>Не найдено соединение Wi-Fi. Приложение будет следить за подключением и запустит загрузку, как только Wi-Fi будет включено. Кроме того, вы можете начать загрузку самостоятельно, нажав на значок игры в меню приложений.</text:p>
          </table:table-cell>
          <table:table-cell table:style-name="ce315" office:value-type="string">
            <text:p>Не найдено соединение Wi-Fi. Приложение будет следить за подключением и запустит загрузку, как только Wi-Fi будет включено. Кроме того, вы можете начать загрузку самостоятельно, нажав на значок игры в меню приложений.</text:p>
          </table:table-cell>
          <table:table-cell table:style-name="ce111" office:value-type="string">
            <text:p>Nie wykryto połączenia Wi-Fi. Będziemy sprawdzali dostępność sieci i uruchomimy pobieranie, gdy tylko wykryte zostanie połączenie Wi-Fi. Możesz też rozpocząć pobieranie w dowolnej chwili, klikając na ikonę gry w dziale aplikacji.</text:p>
          </table:table-cell>
          <table:table-cell table:style-name="ce33" table:number-columns-repeated="11"/>
          <table:table-cell table:style-name="ce264" table:number-columns-repeated="230"/>
          <table:table-cell table:style-name="ce263" table:number-columns-repeated="767"/>
        </table:table-row>
        <table:table-row table:style-name="ro49">
          <table:table-cell table:style-name="ce257" office:value-type="string">
            <text:p>IL2</text:p>
          </table:table-cell>
          <table:table-cell table:style-name="ce265" office:value-type="string">
            <text:p>ERROR_NO_WIFI_DETECTED_3G_ORANGE_IL</text:p>
          </table:table-cell>
          <table:table-cell table:style-name="ce271" office:value-type="string">
            <text:p>No Wi-Fi connection detected.\nDo you want to retry your Wi-Fi connection now or go through your 3G network?</text:p>
          </table:table-cell>
          <table:table-cell table:style-name="ce271" office:value-type="string">
            <text:p>No se ha detectado ninguna conexión Wi-Fi.\n¿Quieres volver a intentar establecer una conexión Wi-Fi o prefieres usar la red 3G?</text:p>
          </table:table-cell>
          <table:table-cell table:style-name="ce281" office:value-type="string">
            <text:p>Nenhuma conexão Wi-Fi foi detectada.\nDeseja tentar a conexão Wi-Fi novamente ou utilizar a rede 3G?</text:p>
          </table:table-cell>
          <table:table-cell table:style-name="ce285" office:value-type="string">
            <text:p>Não foi detectada nenhuma ligação Wi-Fi.\nQueres tentar ligar de novo o Wi-Fi agora ou utilizar a tua rede 3G?</text:p>
          </table:table-cell>
          <table:table-cell table:style-name="ce291" office:value-type="string">
            <text:p>Keine Wi-Fi-Verbindung gefunden.\nMöchtest du erneut versuchen, eine Wi-Fi-Verbindung herzustellen oder dein 3G-Netzwerk nutzen?</text:p>
          </table:table-cell>
          <table:table-cell table:style-name="ce293" office:value-type="string">
            <text:p>Aucune connexion Wi-Fi détectée.\nSouhaitez-vous réessayer votre connexion Wi-Fi maintenant ou passer par votre réseau 3G ?</text:p>
          </table:table-cell>
          <table:table-cell table:style-name="ce296" office:value-type="string">
            <text:p>Nessuna connessione Wi-Fi rilevata.\nVuoi riprovare a connetterti alla rete Wi-Fi o vuoi utilizzare la rete 3G?</text:p>
          </table:table-cell>
          <table:table-cell table:style-name="ce299" office:value-type="string">
            <text:p>ネットワークが見つかりません\n接続方法をお選びください</text:p>
          </table:table-cell>
          <table:table-cell table:style-name="ce299" office:value-type="string">
            <text:p>Wi-Fi 연결을 찾지 못했습니다.\nWi-Fi 연결을 다시 시도하거나 3G 네트워크를 통해 연결하시겠습니까?</text:p>
          </table:table-cell>
          <table:table-cell table:style-name="ce281" office:value-type="string">
            <text:p>未检测到WLAN连接。\n您要重试WLAN连接，还是通过3G网络连接？</text:p>
          </table:table-cell>
          <table:table-cell table:style-name="ce285" office:value-type="string">
            <text:p>偵測不到無線網路連線。\n您想再次嘗試無線網路連線或是透過 3G 網路連線以繼續進行﹖</text:p>
          </table:table-cell>
          <table:table-cell table:style-name="ce315" office:value-type="string">
            <text:p>Не найдено соединение Wi-Fi.\nПопробовать повторно подключиться к Wi-Fi или воспользоваться сетью 3G?</text:p>
          </table:table-cell>
          <table:table-cell table:style-name="ce315" office:value-type="string">
            <text:p>Не найдено соединение Wi-Fi.\nПопробовать повторно подключиться к Wi-Fi или воспользоваться сетью 3G?</text:p>
          </table:table-cell>
          <table:table-cell table:style-name="ce111" office:value-type="string">
            <text:p>Nie wykryto połączenia Wi-Fi.\nChcesz ponowić połączenie Wi-Fi teraz czy spróbować połączyć się przez sieć 3G?</text:p>
          </table:table-cell>
          <table:table-cell table:style-name="ce33" table:number-columns-repeated="11"/>
          <table:table-cell table:style-name="ce264" table:number-columns-repeated="230"/>
          <table:table-cell table:style-name="ce263" table:number-columns-repeated="767"/>
        </table:table-row>
        <table:table-row table:style-name="ro54">
          <table:table-cell table:style-name="ce255"/>
          <table:table-cell table:style-name="ce266" office:value-type="string">
            <text:p>DOWNLOAD_FILES_THROUGH_CARRIER_QUESTION</text:p>
          </table:table-cell>
          <table:table-cell table:style-name="ce271" office:value-type="string">
            <text:p>Do you wish to download the remaining data through your carrier network?</text:p>
          </table:table-cell>
          <table:table-cell table:style-name="ce271" office:value-type="string">
            <text:p>¿Quieres descargar los datos restantes a través de la red de tu operadora?</text:p>
          </table:table-cell>
          <table:table-cell table:style-name="ce281" office:value-type="string">
            <text:p>Deseja baixar os dados restantes através da rede sua operadora?</text:p>
          </table:table-cell>
          <table:table-cell table:style-name="ce285" office:value-type="string">
            <text:p>Queres descarregar os dados restantes através da rede da tua operadora?</text:p>
          </table:table-cell>
          <table:table-cell table:style-name="ce291" office:value-type="string">
            <text:p>Möchtest du die verbleibenden Daten über das Netzwerk deines Anbieters herunterladen?</text:p>
          </table:table-cell>
          <table:table-cell table:style-name="ce293" office:value-type="string">
            <text:p>Souhaitez-vous télécharger les données restantes via le réseau de votre opérateur ?</text:p>
          </table:table-cell>
          <table:table-cell table:style-name="ce296" office:value-type="string">
            <text:p>Vuoi scaricare i dati restanti utilizzando la rete del tuo operatore?</text:p>
          </table:table-cell>
          <table:table-cell table:style-name="ce299" office:value-type="string">
            <text:p><text:span text:style-name="T3">ご契約の携帯</text:span><text:span text:style-name="T3">電話会社のネッ</text:span><text:span text:style-name="T3">トワークで、</text:span><text:span text:style-name="T9">\n</text:span><text:span text:style-name="T10">残</text:span><text:span text:style-name="T10">りのデータをダ</text:span><text:span text:style-name="T10">ウンロードしま</text:span><text:span text:style-name="T10">すか？</text:span></text:p>
          </table:table-cell>
          <table:table-cell table:style-name="ce299" office:value-type="string">
            <text:p>통신사 네트워크를 통해 남은 데이터를 다운로드하시겠습니까<text:span text:style-name="T9">?</text:span></text:p>
          </table:table-cell>
          <table:table-cell table:style-name="ce281" office:value-type="string">
            <text:p>您想要通过运营商网络下载剩余的数据吗？</text:p>
          </table:table-cell>
          <table:table-cell table:style-name="ce313" office:value-type="string">
            <text:p>您想經載波網絡下載餘下數據嗎﹖</text:p>
          </table:table-cell>
          <table:table-cell table:style-name="ce101" office:value-type="string">
            <text:p>Хотите загрузить остаток данных через сеть вашего оператора?</text:p>
          </table:table-cell>
          <table:table-cell table:style-name="ce101" office:value-type="string">
            <text:p>Хотите загрузить остаток данных через сеть вашего оператора?</text:p>
          </table:table-cell>
          <table:table-cell table:style-name="ce111" office:value-type="string">
            <text:p>Chcesz pobrać pozostałe dane przez sieć operatora?</text:p>
          </table:table-cell>
          <table:table-cell table:style-name="ce33" table:number-columns-repeated="11"/>
          <table:table-cell table:style-name="ce264" table:number-columns-repeated="230"/>
          <table:table-cell table:style-name="ce263" table:number-columns-repeated="767"/>
        </table:table-row>
        <table:table-row table:style-name="ro51">
          <table:table-cell table:style-name="ce257" office:value-type="string">
            <text:p>IL3</text:p>
          </table:table-cell>
          <table:table-cell table:style-name="ce265" office:value-type="string">
            <text:p>DOWNLOAD_FILES_THROUGH_CARRIER_QUESTION_3G_ORANGE_IL</text:p>
          </table:table-cell>
          <table:table-cell table:style-name="ce271" office:value-type="string">
            <text:p>Do you wish to download the remaining data through your 3G network?</text:p>
          </table:table-cell>
          <table:table-cell table:style-name="ce271" office:value-type="string">
            <text:p>¿Quieres descargar los datos restantes a través de la red 3G?</text:p>
          </table:table-cell>
          <table:table-cell table:style-name="ce281" office:value-type="string">
            <text:p>Deseja baixar os dados restantes através da rede 3G?</text:p>
          </table:table-cell>
          <table:table-cell table:style-name="ce285" office:value-type="string">
            <text:p>Queres descarregar os dados restantes através da tua rede 3G?</text:p>
          </table:table-cell>
          <table:table-cell table:style-name="ce291" office:value-type="string">
            <text:p>Möchtest du die verbleibenden Daten über dein 3G-Netzwerk herunterladen?</text:p>
          </table:table-cell>
          <table:table-cell table:style-name="ce293" office:value-type="string">
            <text:p>Souhaitez-vous télécharger les données restantes via votre réseau 3G ?</text:p>
          </table:table-cell>
          <table:table-cell table:style-name="ce296" office:value-type="string">
            <text:p>Vuoi scaricare i dati restanti utilizzando la rete 3G?</text:p>
          </table:table-cell>
          <table:table-cell table:style-name="ce299" office:value-type="string">
            <text:p>3Gネットワークで\n残りのデータをダウンロードしますか？</text:p>
          </table:table-cell>
          <table:table-cell table:style-name="ce299" office:value-type="string">
            <text:p>3G 네트워크를 통해 남은 데이터를 다운로드하시겠습니까?</text:p>
          </table:table-cell>
          <table:table-cell table:style-name="ce281" office:value-type="string">
            <text:p>您希望通过3G网络下载余下的数据吗？</text:p>
          </table:table-cell>
          <table:table-cell table:style-name="ce285" office:value-type="string">
            <text:p>您要透過 3G 網路來下載剩下的資料嗎？</text:p>
          </table:table-cell>
          <table:table-cell table:style-name="ce101" office:value-type="string">
            <text:p>Хотите загрузить остаток данных через сеть 3G?</text:p>
          </table:table-cell>
          <table:table-cell table:style-name="ce101" office:value-type="string">
            <text:p>Хотите загрузить остаток данных через сеть 3G?</text:p>
          </table:table-cell>
          <table:table-cell table:style-name="ce111" office:value-type="string">
            <text:p>Chcesz pobrać pozostałe dane przez sieć 3G?</text:p>
          </table:table-cell>
          <table:table-cell table:style-name="ce33" table:number-columns-repeated="11"/>
          <table:table-cell table:style-name="ce264" table:number-columns-repeated="230"/>
          <table:table-cell table:style-name="ce263" table:number-columns-repeated="767"/>
        </table:table-row>
        <table:table-row table:style-name="ro55">
          <table:table-cell table:style-name="ce255"/>
          <table:table-cell table:style-name="ce266" office:value-type="string">
            <text:p>DOWNLOAD_FILES_THROUGH_CARRIER_EXTRA</text:p>
          </table:table-cell>
          <table:table-cell table:style-name="ce271" office:value-type="string">
            <text:p>Data charges may apply according to your data plan.</text:p>
          </table:table-cell>
          <table:table-cell table:style-name="ce271" office:value-type="string">
            <text:p>Dependiendo del plan que tengas contratado, se podrán aplicar las tarifas estándar derivadas del tráfico de datos.</text:p>
          </table:table-cell>
          <table:table-cell table:style-name="ce281" office:value-type="string">
            <text:p>Taxas de transferência de dados poderão ser cobradas, dependendo do seu plano.</text:p>
          </table:table-cell>
          <table:table-cell table:style-name="ce285" office:value-type="string">
            <text:p>Dependendo do teu plano tarifário, podem ser cobradas taxas de dados.</text:p>
          </table:table-cell>
          <table:table-cell table:style-name="ce291" office:value-type="string">
            <text:p>Es fallen möglicherweise Datentransfergebühren gemäß deines Datentarifs an.</text:p>
          </table:table-cell>
          <table:table-cell table:style-name="ce293" office:value-type="string">
            <text:p>Des frais de données peuvent s\'appliquer selon votre forfait.</text:p>
          </table:table-cell>
          <table:table-cell table:style-name="ce296" office:value-type="string">
            <text:p>Potrebbero applicarsi le tariffe di trasferimento dati.</text:p>
          </table:table-cell>
          <table:table-cell table:style-name="ce299" office:value-type="string">
            <text:p>ご契約内容によっては<text:span text:style-name="T9">\n</text:span><text:span text:style-name="T10">追加料</text:span><text:span text:style-name="T10">金がかかる</text:span><text:span text:style-name="T9">\n</text:span><text:span text:style-name="T10">場</text:span><text:span text:style-name="T10">合があります</text:span></text:p>
          </table:table-cell>
          <table:table-cell table:style-name="ce299" office:value-type="string">
            <text:p>요금제에 따라 추가 요금이 부과될 수 있습니다<text:span text:style-name="T9">.</text:span></text:p>
          </table:table-cell>
          <table:table-cell table:style-name="ce281" office:value-type="string">
            <text:p>根据您的数据计划，可能会产生相应的数据费用。</text:p>
          </table:table-cell>
          <table:table-cell table:style-name="ce285" office:value-type="string">
            <text:p>或會因應您的數據計劃而進行數據收費。</text:p>
          </table:table-cell>
          <table:table-cell table:style-name="ce315" office:value-type="string">
            <text:p>За данное соединений может взиматься оплата согласно вашего тарифного плана.</text:p>
          </table:table-cell>
          <table:table-cell table:style-name="ce315" office:value-type="string">
            <text:p>За данное соединений может взиматься оплата согласно вашего тарифного плана.</text:p>
          </table:table-cell>
          <table:table-cell table:style-name="ce111" office:value-type="string">
            <text:p>Mogą zostać naliczone opłaty za dane, w zależności od twojego planu taryfowego</text:p>
          </table:table-cell>
          <table:table-cell table:style-name="ce33" table:number-columns-repeated="11"/>
          <table:table-cell table:style-name="ce264" table:number-columns-repeated="230"/>
          <table:table-cell table:style-name="ce263" table:number-columns-repeated="767"/>
        </table:table-row>
        <table:table-row table:style-name="ro54">
          <table:table-cell table:style-name="ce254"/>
          <table:table-cell table:style-name="ce265" office:value-type="string">
            <text:p>ERROR_NO_CARRIER_DATA_DETECTED</text:p>
          </table:table-cell>
          <table:table-cell table:style-name="ce271" office:value-type="string">
            <text:p>No data connection detected.\nDo you want to activate your Wi-Fi connection?</text:p>
          </table:table-cell>
          <table:table-cell table:style-name="ce271" office:value-type="string">
            <text:p>No se ha detectado ninguna conexión móvil.\n¿Quieres activar la conexión Wi-Fi?</text:p>
          </table:table-cell>
          <table:table-cell table:style-name="ce281" office:value-type="string">
            <text:p>Nenhuma conexão de dados foi detectada.\nDeseja ativar sua conexão Wi-Fi?</text:p>
          </table:table-cell>
          <table:table-cell table:style-name="ce285" office:value-type="string">
            <text:p>Não foi detectada nenhuma ligação de dados.\nQueres activar a tua ligação Wi-Fi?</text:p>
          </table:table-cell>
          <table:table-cell table:style-name="ce291" office:value-type="string">
            <text:p>Keine Datenverbindung gefunden.\nMöchtest du deine Wi-Fi-Verbindung aktivieren?</text:p>
          </table:table-cell>
          <table:table-cell table:style-name="ce293" office:value-type="string">
            <text:p>Aucune connexion Wi-Fi détectée.\nSouhaitez-vous activer votre connexion Wi-Fi ?</text:p>
          </table:table-cell>
          <table:table-cell table:style-name="ce296" office:value-type="string">
            <text:p>Nessuna connessione dati rilevata.\nVuoi attivare la tua connessione Wi-Fi?</text:p>
          </table:table-cell>
          <table:table-cell table:style-name="ce299" office:value-type="string">
            <text:p>データ接続が見つかりません<text:span text:style-name="T9">\nWi-Fi</text:span><text:span text:style-name="T10">接続を</text:span><text:span text:style-name="T10">有効にしますか</text:span><text:span text:style-name="T10">？</text:span></text:p>
          </table:table-cell>
          <table:table-cell table:style-name="ce299" office:value-type="string">
            <text:p>데이터 연결을 찾지 못했습니다<text:span text:style-name="T9">.\nWi-Fi</text:span><text:span text:style-name="T10">에 연</text:span><text:span text:style-name="T10">결하시겠습니까</text:span><text:span text:style-name="T9">?</text:span></text:p>
          </table:table-cell>
          <table:table-cell table:style-name="ce281" office:value-type="string">
            <text:p>未检测到数据连接。<text:span text:style-name="T16">\n</text:span><text:span text:style-name="T17">您要启</text:span><text:span text:style-name="T17">用</text:span><text:span text:style-name="T16">WLAN</text:span><text:span text:style-name="T17">连接吗</text:span><text:span text:style-name="T17">？</text:span></text:p>
          </table:table-cell>
          <table:table-cell table:style-name="ce285" office:value-type="string">
            <text:p>無法查到數據連接。<text:span text:style-name="T27">\n</text:span><text:span text:style-name="T17">您想啟</text:span><text:span text:style-name="T17">動無線上網連接</text:span><text:span text:style-name="T17">嗎﹖</text:span></text:p>
          </table:table-cell>
          <table:table-cell table:style-name="ce315" office:value-type="string">
            <text:p>Не найдено ни одного подключения.\nВключить Wi-Fi?</text:p>
          </table:table-cell>
          <table:table-cell table:style-name="ce315" office:value-type="string">
            <text:p>Не найдено ни одного подключения.\nВключить Wi-Fi?</text:p>
          </table:table-cell>
          <table:table-cell table:style-name="ce111" office:value-type="string">
            <text:p>Nie wykryto połączenia danych.\nChcesz włączyć połączenie Wi-Fi?</text:p>
          </table:table-cell>
          <table:table-cell table:style-name="ce33" table:number-columns-repeated="11"/>
          <table:table-cell table:style-name="ce264" table:number-columns-repeated="230"/>
          <table:table-cell table:style-name="ce263" table:number-columns-repeated="767"/>
        </table:table-row>
        <table:table-row table:style-name="ro47">
          <table:table-cell table:style-name="ce258" office:value-type="string">
            <text:p>3G1</text:p>
          </table:table-cell>
          <table:table-cell table:style-name="ce266" office:value-type="string">
            <text:p>DOWNLOAD_ANYTIME_MESSAGE</text:p>
          </table:table-cell>
          <table:table-cell table:style-name="ce271" office:value-type="string">
            <text:p>You can start the download any time through Wi-Fi or from your carrier network by clicking on the game icon in your applications.</text:p>
          </table:table-cell>
          <table:table-cell table:style-name="ce271" office:value-type="string">
            <text:p>Puedes comenzar la descarga en cualquier momento a través de Wi-Fi o de la red móvil haciendo clic en el icono del juego en tus aplicaciones.</text:p>
          </table:table-cell>
          <table:table-cell table:style-name="ce281" office:value-type="string">
            <text:p>Você pode iniciar o download a qualquer momento através da conexão Wi-Fi ou através da rede de sua operadora, clicando no ícone do jogo nos seus aplicativos.</text:p>
          </table:table-cell>
          <table:table-cell table:style-name="ce285" office:value-type="string">
            <text:p>Podes iniciar o descarregamento a qualquer momento, através do Wi-Fi ou pela rede da tua operadora, clicando no ícone do jogo, nas tuas aplicações.</text:p>
          </table:table-cell>
          <table:table-cell table:style-name="ce291" office:value-type="string">
            <text:p>Du kannst den Download über Wi-Fi oder über das Netzwerk deines Anbieters jederzeit starten, indem du auf das Spiel-Symbol in deinen Anwendungen klickst.</text:p>
          </table:table-cell>
          <table:table-cell table:style-name="ce293" office:value-type="string">
            <text:p>Vous pouvez démarrer le téléchargement à tout moment via une connexion Wi-Fi ou le réseau de votre opérateur en appuyant sur l\'icône du jeu dans vos applications.</text:p>
          </table:table-cell>
          <table:table-cell table:style-name="ce296" office:value-type="string">
            <text:p>Puoi avviare il download in qualsiasi momento usando la connessione Wi-Fi o la rete del tuo operatore, selezionando l\'icona del gioco dalle tue applicazioni.</text:p>
          </table:table-cell>
          <table:table-cell table:style-name="ce299" office:value-type="string">
            <text:p>アプリケーションを終了します<text:span text:style-name="T9">\n</text:span><text:span text:style-name="T10">ダウンロー</text:span><text:span text:style-name="T10">ドを再開するに</text:span><text:span text:style-name="T10">は、</text:span><text:span text:style-name="T9">\n</text:span><text:span text:style-name="T10">アプリア</text:span><text:span text:style-name="T10">イコンを</text:span><text:span text:style-name="T9">\n</text:span><text:span text:style-name="T10">クリ</text:span><text:span text:style-name="T10">ックしてくださ</text:span><text:span text:style-name="T10">い</text:span></text:p>
          </table:table-cell>
          <table:table-cell table:style-name="ce299" office:value-type="string">
            <text:p>응용 프로그램의 게임 아이콘을 클릭하여 <text:span text:style-name="T9">Wi-Fi </text:span><text:span text:style-name="T10">또는 통신</text:span><text:span text:style-name="T10">사 네트워크를 </text:span><text:span text:style-name="T10">통해 언제든지 </text:span><text:span text:style-name="T10">다운로드를 시</text:span><text:span text:style-name="T10">작할 수 있습니</text:span><text:span text:style-name="T10">다</text:span><text:span text:style-name="T9">.</text:span></text:p>
          </table:table-cell>
          <table:table-cell table:style-name="ce281" office:value-type="string">
            <text:p>您可以点击应用程序中的游戏图标，通过<text:span text:style-name="T16">WLAN</text:span><text:span text:style-name="T17">或运营商</text:span><text:span text:style-name="T17">网络随时开始下</text:span><text:span text:style-name="T17">载。</text:span></text:p>
          </table:table-cell>
          <table:table-cell table:style-name="ce285" office:value-type="string">
            <text:p>只需在應用程式的遊戲<text:span text:style-name="T27">Icon</text:span><text:span text:style-name="T17">按</text:span><text:span text:style-name="T17">一下﹐即可隨時</text:span><text:span text:style-name="T17">經無線上網或載</text:span><text:span text:style-name="T17">波網絡開始下載</text:span><text:span text:style-name="T17">。</text:span></text:p>
          </table:table-cell>
          <table:table-cell table:style-name="ce101" office:value-type="string">
            <text:p>Вы можете начать загрузку самостоятельно по Wi-Fi или через сеть вашего оператора, нажав на значок игры в меню приложений.</text:p>
          </table:table-cell>
          <table:table-cell table:style-name="ce101" office:value-type="string">
            <text:p>Вы можете начать загрузку самостоятельно по Wi-Fi или через сеть вашего оператора, нажав на значок игры в меню приложений.</text:p>
          </table:table-cell>
          <table:table-cell table:style-name="ce111" office:value-type="string">
            <text:p>Możesz rozpocząć pobieranie w dowolnym momencie poprzez Wi-Fi albo sieć operatora, klikając na ikonę gry w dziale aplikacji.</text:p>
          </table:table-cell>
          <table:table-cell table:style-name="ce33" table:number-columns-repeated="11"/>
          <table:table-cell table:style-name="ce264" table:number-columns-repeated="230"/>
          <table:table-cell table:style-name="ce263" table:number-columns-repeated="767"/>
        </table:table-row>
        <table:table-row table:style-name="ro52">
          <table:table-cell table:style-name="ce257" office:value-type="string">
            <text:p>IL4</text:p>
          </table:table-cell>
          <table:table-cell table:style-name="ce265" office:value-type="string">
            <text:p>DOWNLOAD_ANYTIME_MESSAGE_3G_ORANGE_IL</text:p>
          </table:table-cell>
          <table:table-cell table:style-name="ce271" office:value-type="string">
            <text:p>You can start the download anytime through Wi-Fi or from your 3G network by clicking on the game icon in your applications.</text:p>
          </table:table-cell>
          <table:table-cell table:style-name="ce271" office:value-type="string">
            <text:p>Puedes comenzar la descarga en cualquier momento a través de Wi-Fi o de la red 3G haciendo clic en el icono del juego en tus aplicaciones.</text:p>
          </table:table-cell>
          <table:table-cell table:style-name="ce281" office:value-type="string">
            <text:p>Você pode iniciar o download a qualquer momento através da conexão Wi-Fi ou através de sua rede 3G ao clicar no ícone do jogo nos seus aplicativos.</text:p>
          </table:table-cell>
          <table:table-cell table:style-name="ce285" office:value-type="string">
            <text:p>Podes iniciar o descarregamento a qualquer momento, através do Wi-Fi ou pela tua rede 3G, clicando no ícone do jogo, nas tuas aplicações.</text:p>
          </table:table-cell>
          <table:table-cell table:style-name="ce291" office:value-type="string">
            <text:p>Du kannst den Download über Wi-Fi oder dein 3G-Netzwerk jederzeit starten, indem du auf das Spiel-Symbol in deinen Anwendungen klickst.</text:p>
          </table:table-cell>
          <table:table-cell table:style-name="ce293" office:value-type="string">
            <text:p>Vous pouvez démarrer le téléchargement à tout moment via une connexion Wi-Fi ou votre réseau 3G en cliquant sur l'icône du jeu dans vos applications.</text:p>
          </table:table-cell>
          <table:table-cell table:style-name="ce296" office:value-type="string">
            <text:p>Puoi avviare il download in qualsiasi momento tramite la connessione Wi-Fi o 3G, selezionando l\'icona del gioco dalle applicazioni.</text:p>
          </table:table-cell>
          <table:table-cell table:style-name="ce299" office:value-type="string">
            <text:p>アプリアイコンをクリックするとWi-Fi、または3Gネットワーク接続でダウンロードを開始します</text:p>
          </table:table-cell>
          <table:table-cell table:style-name="ce299" office:value-type="string">
            <text:p>응용 프로그램에서 게임 아이콘을 클릭하여 Wi-Fi 또는 3G 네트워크를 통해 언제든지 다운로드를 시작할 수 있습니다.</text:p>
          </table:table-cell>
          <table:table-cell table:style-name="ce281" office:value-type="string">
            <text:p>您可以点击应用程序中的游戏图标，通过WLAN或3G网络随时开始下载。</text:p>
          </table:table-cell>
          <table:table-cell table:style-name="ce285" office:value-type="string">
            <text:p>您可隨時按一下應用程式中的遊戲圖示，透過無線網路或 3G 網路開始下載。</text:p>
          </table:table-cell>
          <table:table-cell table:style-name="ce101" office:value-type="string">
            <text:p>Вы можете начать загрузку самостоятельно по Wi-Fi или 3G, нажав на значок игры в меню приложений.</text:p>
          </table:table-cell>
          <table:table-cell table:style-name="ce101" office:value-type="string">
            <text:p>Вы можете начать загрузку самостоятельно по Wi-Fi или 3G, нажав на значок игры в меню приложений.</text:p>
          </table:table-cell>
          <table:table-cell table:style-name="ce111" office:value-type="string">
            <text:p>Możesz rozpocząć pobieranie w dowolnym momencie poprzez Wi-Fi albo sieć 3G, klikając na ikonę gry w dziale aplikacji.</text:p>
          </table:table-cell>
          <table:table-cell table:style-name="ce33" table:number-columns-repeated="11"/>
          <table:table-cell table:style-name="ce264" table:number-columns-repeated="230"/>
          <table:table-cell table:style-name="ce263" table:number-columns-repeated="767"/>
        </table:table-row>
        <table:table-row table:style-name="ro51">
          <table:table-cell table:style-name="ce255"/>
          <table:table-cell table:style-name="ce266" office:value-type="string">
            <text:p>DONT_TURN_OFF_YOUR_PHONE</text:p>
          </table:table-cell>
          <table:table-cell table:style-name="ce271" office:value-type="string">
            <text:p>Please do not turn off your <text:span text:style-name="T7">device </text:span><text:span text:style-name="T8">while the </text:span><text:span text:style-name="T8">download is in </text:span><text:span text:style-name="T8">progress.</text:span></text:p>
          </table:table-cell>
          <table:table-cell table:style-name="ce271" office:value-type="string">
            <text:p>Por favor, no apagues el dispositivo mientras se realiza la descarga.</text:p>
          </table:table-cell>
          <table:table-cell table:style-name="ce281" office:value-type="string">
            <text:p>Favor não desligar seu aparelho enquanto o download está sendo realizado.</text:p>
          </table:table-cell>
          <table:table-cell table:style-name="ce285" office:value-type="string">
            <text:p>Por favor, não desligues o teu aparelho enquanto o descarregamento estiver a decorrer.</text:p>
          </table:table-cell>
          <table:table-cell table:style-name="ce291" office:value-type="string">
            <text:p>Schalte dein Gerät während des Downloads bitte nicht aus.</text:p>
          </table:table-cell>
          <table:table-cell table:style-name="ce293" office:value-type="string">
            <text:p>Veuillez ne pas éteindre votre appareil durant le téléchargement.</text:p>
          </table:table-cell>
          <table:table-cell table:style-name="ce297" office:value-type="string">
            <text:p>Non spegnere il dispositivo durante il download.</text:p>
          </table:table-cell>
          <table:table-cell table:style-name="ce299" office:value-type="string">
            <text:p>ダウンロード中は本体の電源を<text:span text:style-name="T9">\n</text:span><text:span text:style-name="T10">切らない</text:span><text:span text:style-name="T10">でください</text:span></text:p>
          </table:table-cell>
          <table:table-cell table:style-name="ce299" office:value-type="string">
            <text:p>다운로드가<text:span text:style-name="T10"> </text:span><text:span text:style-name="T13">진</text:span><text:span text:style-name="T13">행되는</text:span><text:span text:style-name="T10"> </text:span><text:span text:style-name="T13">동안</text:span><text:span text:style-name="T10"> </text:span><text:span text:style-name="T13">장</text:span><text:span text:style-name="T13">치를</text:span><text:span text:style-name="T10"> </text:span><text:span text:style-name="T13">끄지</text:span><text:span text:style-name="T10"> </text:span><text:span text:style-name="T13">마세</text:span><text:span text:style-name="T13">요</text:span><text:span text:style-name="T9">.</text:span></text:p>
          </table:table-cell>
          <table:table-cell table:style-name="ce281" office:value-type="string">
            <text:p>下载进行过程中请不要关闭您的设备。</text:p>
          </table:table-cell>
          <table:table-cell table:style-name="ce285" office:value-type="string">
            <text:p>下載進行過程中﹐請勿關掉手機。</text:p>
          </table:table-cell>
          <table:table-cell table:style-name="ce101" office:value-type="string">
            <text:p>Пожалуйста, не выключайте ваше <text:span text:style-name="T29">устройство</text:span> во время загрузки.</text:p>
          </table:table-cell>
          <table:table-cell table:style-name="ce101" office:value-type="string">
            <text:p>Пожалуйста, не выключайте ваше <text:span text:style-name="T29">устройство</text:span> во время загрузки.</text:p>
          </table:table-cell>
          <table:table-cell table:style-name="ce111" office:value-type="string">
            <text:p>Nie wyłączaj urządzenia w trakcie pobierania.</text:p>
          </table:table-cell>
          <table:table-cell table:style-name="ce33" table:number-columns-repeated="11"/>
          <table:table-cell table:style-name="ce264" table:number-columns-repeated="230"/>
          <table:table-cell table:style-name="ce263" table:number-columns-repeated="767"/>
        </table:table-row>
        <table:table-row table:style-name="ro56">
          <table:table-cell table:style-name="ce259"/>
          <table:table-cell table:style-name="ce265" office:value-type="string">
            <text:p>DONT_TURN_OFF_YOUR_PHONE_WIFI</text:p>
          </table:table-cell>
          <table:table-cell table:style-name="ce275" office:value-type="string">
            <text:p><text:s/>You are downloading using Wi-Fi.</text:p>
          </table:table-cell>
          <table:table-cell table:style-name="ce271" office:value-type="string">
            <text:p>Estás descargando a través de una conexión Wi-Fi.</text:p>
          </table:table-cell>
          <table:table-cell table:style-name="ce282" office:value-type="string">
            <text:p>Você está baixando via Wi-Fi.</text:p>
          </table:table-cell>
          <table:table-cell table:style-name="ce286" office:value-type="string">
            <text:p>Estás a descarregar utilizando Wi-Fi.</text:p>
          </table:table-cell>
          <table:table-cell table:style-name="ce291" office:value-type="string">
            <text:p>Es wird über Wi-Fi heruntergeladen.</text:p>
          </table:table-cell>
          <table:table-cell table:style-name="ce293" office:value-type="string">
            <text:p>Vous téléchargez via le Wi-Fi.</text:p>
          </table:table-cell>
          <table:table-cell table:style-name="ce297" office:value-type="string">
            <text:p>Stai scaricando tramite Wi-Fi.</text:p>
          </table:table-cell>
          <table:table-cell table:style-name="ce301" office:value-type="string">
            <text:p><text:span text:style-name="T9">Wi-Fi</text:span><text:span text:style-name="T11">接続でダウ</text:span><text:span text:style-name="T11">ンロードしていま</text:span><text:span text:style-name="T11">す</text:span></text:p>
          </table:table-cell>
          <table:table-cell table:style-name="ce308" office:value-type="string">
            <text:p>다운로드가<text:span text:style-name="T10"> </text:span><text:span text:style-name="T13">진</text:span><text:span text:style-name="T13">행되는</text:span><text:span text:style-name="T10"> </text:span><text:span text:style-name="T13">동안</text:span><text:span text:style-name="T10"> </text:span><text:span text:style-name="T13">장</text:span><text:span text:style-name="T13">치를</text:span><text:span text:style-name="T10"> </text:span><text:span text:style-name="T13">끄지</text:span><text:span text:style-name="T10"> </text:span><text:span text:style-name="T13">마세</text:span><text:span text:style-name="T13">요</text:span><text:span text:style-name="T9">. Wi-Fi </text:span><text:span text:style-name="T13">연결을</text:span><text:span text:style-name="T10"> </text:span><text:span text:style-name="T13">이용하여</text:span><text:span text:style-name="T10"> </text:span><text:span text:style-name="T13">다운</text:span><text:span text:style-name="T13">로드합니다</text:span><text:span text:style-name="T9">.</text:span></text:p>
          </table:table-cell>
          <table:table-cell table:style-name="ce311" office:value-type="string">
            <text:p>您正在使用<text:span text:style-name="T16">WLAN</text:span><text:span text:style-name="T19">网络进行</text:span><text:span text:style-name="T17">下载。</text:span></text:p>
          </table:table-cell>
          <table:table-cell table:style-name="ce313" office:value-type="string">
            <text:p>您正使用無線上網下載。</text:p>
          </table:table-cell>
          <table:table-cell table:style-name="ce101" office:value-type="string">
            <text:p>Загрузка идет по Wi-Fi.</text:p>
          </table:table-cell>
          <table:table-cell table:style-name="ce101" office:value-type="string">
            <text:p>Загрузка идет по Wi-Fi.</text:p>
          </table:table-cell>
          <table:table-cell table:style-name="ce321" office:value-type="string">
            <text:p>Pobierasz przez Wi-Fi.</text:p>
          </table:table-cell>
          <table:table-cell table:style-name="ce33" table:number-columns-repeated="11"/>
          <table:table-cell table:style-name="ce264" table:number-columns-repeated="230"/>
          <table:table-cell table:style-name="ce263" table:number-columns-repeated="767"/>
        </table:table-row>
        <table:table-row table:style-name="ro57">
          <table:table-cell table:style-name="ce259"/>
          <table:table-cell table:style-name="ce265" office:value-type="string">
            <text:p>DOWNLOADING_SIMPLE</text:p>
          </table:table-cell>
          <table:table-cell table:style-name="ce271" office:value-type="string">
            <text:p>Downloading...</text:p>
          </table:table-cell>
          <table:table-cell table:style-name="ce271" office:value-type="string">
            <text:p>Descargando...</text:p>
          </table:table-cell>
          <table:table-cell table:style-name="ce282" office:value-type="string">
            <text:p>Baixando...</text:p>
          </table:table-cell>
          <table:table-cell table:style-name="ce285" office:value-type="string">
            <text:p>A transferir...</text:p>
          </table:table-cell>
          <table:table-cell table:style-name="ce291" office:value-type="string">
            <text:p>Lädt herunter...</text:p>
          </table:table-cell>
          <table:table-cell table:style-name="ce271" office:value-type="string">
            <text:p>Téléchargement...</text:p>
          </table:table-cell>
          <table:table-cell table:style-name="ce297" office:value-type="string">
            <text:p>Download in corso...</text:p>
          </table:table-cell>
          <table:table-cell table:style-name="ce299" office:value-type="string">
            <text:p>ダウンロード中…</text:p>
          </table:table-cell>
          <table:table-cell table:style-name="ce309"/>
          <table:table-cell table:style-name="ce311" office:value-type="string">
            <text:p>下载中……</text:p>
          </table:table-cell>
          <table:table-cell table:style-name="ce313" office:value-type="string">
            <text:p>下載中<text:span text:style-name="T18">…</text:span></text:p>
          </table:table-cell>
          <table:table-cell table:style-name="ce101" office:value-type="string">
            <text:p>Загрузка...</text:p>
          </table:table-cell>
          <table:table-cell table:style-name="ce101" office:value-type="string">
            <text:p>Загрузка...</text:p>
          </table:table-cell>
          <table:table-cell table:style-name="ce321" office:value-type="string">
            <text:p>Pobieranie...</text:p>
          </table:table-cell>
          <table:table-cell table:style-name="ce33" table:number-columns-repeated="11"/>
          <table:table-cell table:style-name="ce264" table:number-columns-repeated="230"/>
          <table:table-cell table:style-name="ce263" table:number-columns-repeated="767"/>
        </table:table-row>
        <table:table-row table:style-name="ro58">
          <table:table-cell table:style-name="ce259"/>
          <table:table-cell table:style-name="ce265" office:value-type="string">
            <text:p>DONT_TURN_OFF_YOUR_PHONE_CARRIER_NETWORK</text:p>
          </table:table-cell>
          <table:table-cell table:style-name="ce271" office:value-type="string">
            <text:p>You are downloading using a carrier network.</text:p>
          </table:table-cell>
          <table:table-cell table:style-name="ce271" office:value-type="string">
            <text:p>Estás descargando a través dela red de una operadora.</text:p>
          </table:table-cell>
          <table:table-cell table:style-name="ce282" office:value-type="string">
            <text:p>Você está baixando através da rede da operadora.</text:p>
          </table:table-cell>
          <table:table-cell table:style-name="ce285" office:value-type="string">
            <text:p>Estás a descarregar, utilizando a rede de uma operadora.</text:p>
          </table:table-cell>
          <table:table-cell table:style-name="ce291" office:value-type="string">
            <text:p>Es wird über das Netzwerk eines Mobilfunkanbieters heruntergeladen.</text:p>
          </table:table-cell>
          <table:table-cell table:style-name="ce271" office:value-type="string">
            <text:p>Vous téléchargez via le réseau d'un opérateur.</text:p>
          </table:table-cell>
          <table:table-cell table:style-name="ce297" office:value-type="string">
            <text:p>Stai scaricando tramite la rete dell'operatore.</text:p>
          </table:table-cell>
          <table:table-cell table:style-name="ce299" office:value-type="string">
            <text:p>お持ちのデバイスのネットワークを利用してダウンロードしています</text:p>
          </table:table-cell>
          <table:table-cell table:style-name="ce309"/>
          <table:table-cell table:style-name="ce311" office:value-type="string">
            <text:p>您正使用运营商网络进行下载。</text:p>
          </table:table-cell>
          <table:table-cell table:style-name="ce313" office:value-type="string">
            <text:p>您正使用載波網路下載。</text:p>
          </table:table-cell>
          <table:table-cell table:style-name="ce101" office:value-type="string">
            <text:p>Загрузка идет по сети оператора.</text:p>
          </table:table-cell>
          <table:table-cell table:style-name="ce101" office:value-type="string">
            <text:p>Загрузка идет по сети оператора.</text:p>
          </table:table-cell>
          <table:table-cell table:style-name="ce321" office:value-type="string">
            <text:p>Pobierasz przez sieć operatora.</text:p>
          </table:table-cell>
          <table:table-cell table:style-name="ce33" table:number-columns-repeated="11"/>
          <table:table-cell table:style-name="ce264" table:number-columns-repeated="230"/>
          <table:table-cell table:style-name="ce263" table:number-columns-repeated="767"/>
        </table:table-row>
        <table:table-row table:style-name="ro59">
          <table:table-cell table:style-name="ce259"/>
          <table:table-cell table:style-name="ce265" office:value-type="string">
            <text:p>NO_INTERNET_CONNECTION_FOUND</text:p>
          </table:table-cell>
          <table:table-cell table:style-name="ce271" office:value-type="string">
            <text:p>Please activate your internet connection in order to continue.</text:p>
          </table:table-cell>
          <table:table-cell table:style-name="ce271" office:value-type="string">
            <text:p>Activa tu conexión a internet para continuar.</text:p>
          </table:table-cell>
          <table:table-cell table:style-name="ce282" office:value-type="string">
            <text:p>Favor ativar sua conexão à internet para continuar.</text:p>
          </table:table-cell>
          <table:table-cell table:style-name="ce285" office:value-type="string">
            <text:p>Por favor activa a tua ligação de Internet para continuar.</text:p>
          </table:table-cell>
          <table:table-cell table:style-name="ce291" office:value-type="string">
            <text:p>Aktiviere bitte deine Internetverbindung, um fortzufahren.</text:p>
          </table:table-cell>
          <table:table-cell table:style-name="ce293" office:value-type="string">
            <text:p>Veuillez activer votre connexion Internet pour continuer.</text:p>
          </table:table-cell>
          <table:table-cell table:style-name="ce297" office:value-type="string">
            <text:p>Attiva la connessione a internet per proseguire.</text:p>
          </table:table-cell>
          <table:table-cell table:style-name="ce299" office:value-type="string">
            <text:p>インターネットに接続してください</text:p>
          </table:table-cell>
          <table:table-cell table:style-name="ce309"/>
          <table:table-cell table:style-name="ce311" office:value-type="string">
            <text:p>请启用您的网络连接以继续。</text:p>
          </table:table-cell>
          <table:table-cell table:style-name="ce313" office:value-type="string">
            <text:p>請啟動您的網際網路連線以繼續。</text:p>
          </table:table-cell>
          <table:table-cell table:style-name="ce101" office:value-type="string">
            <text:p>Активируйте интернет-соединение и продолжите.</text:p>
          </table:table-cell>
          <table:table-cell table:style-name="ce101" office:value-type="string">
            <text:p>Активируйте интернет-соединение и продолжите.</text:p>
          </table:table-cell>
          <table:table-cell table:style-name="ce321" office:value-type="string">
            <text:p>Aby kontynuować włącz połączenie z Internetem.</text:p>
          </table:table-cell>
          <table:table-cell table:style-name="ce33" table:number-columns-repeated="11"/>
          <table:table-cell table:style-name="ce264" table:number-columns-repeated="230"/>
          <table:table-cell table:style-name="ce263" table:number-columns-repeated="767"/>
        </table:table-row>
        <table:table-row table:style-name="ro57">
          <table:table-cell table:style-name="ce259"/>
          <table:table-cell table:style-name="ce265" office:value-type="string">
            <text:p>RETRY_CONNECTION</text:p>
          </table:table-cell>
          <table:table-cell table:style-name="ce271" office:value-type="string">
            <text:p>Retry</text:p>
          </table:table-cell>
          <table:table-cell table:style-name="ce271" office:value-type="string">
            <text:p>Reintentar</text:p>
          </table:table-cell>
          <table:table-cell table:style-name="ce282" office:value-type="string">
            <text:p>Tentar novamente</text:p>
          </table:table-cell>
          <table:table-cell table:style-name="ce285" office:value-type="string">
            <text:p>Tentar novamente</text:p>
          </table:table-cell>
          <table:table-cell table:style-name="ce291" office:value-type="string">
            <text:p>Erneut versuchen</text:p>
          </table:table-cell>
          <table:table-cell table:style-name="ce293" office:value-type="string">
            <text:p>Réessayer</text:p>
          </table:table-cell>
          <table:table-cell table:style-name="ce297" office:value-type="string">
            <text:p>Riprova</text:p>
          </table:table-cell>
          <table:table-cell table:style-name="ce299" office:value-type="string">
            <text:p>リトライ</text:p>
          </table:table-cell>
          <table:table-cell table:style-name="ce309"/>
          <table:table-cell table:style-name="ce311" office:value-type="string">
            <text:p>重试</text:p>
          </table:table-cell>
          <table:table-cell table:style-name="ce313" office:value-type="string">
            <text:p>重試</text:p>
          </table:table-cell>
          <table:table-cell table:style-name="ce101" office:value-type="string">
            <text:p>Еще раз</text:p>
          </table:table-cell>
          <table:table-cell table:style-name="ce101" office:value-type="string">
            <text:p>Еще раз</text:p>
          </table:table-cell>
          <table:table-cell table:style-name="ce321" office:value-type="string">
            <text:p>Ponów</text:p>
          </table:table-cell>
          <table:table-cell table:style-name="ce33" table:number-columns-repeated="11"/>
          <table:table-cell table:style-name="ce264" table:number-columns-repeated="230"/>
          <table:table-cell table:style-name="ce263" table:number-columns-repeated="767"/>
        </table:table-row>
        <table:table-row table:style-name="ro51">
          <table:table-cell table:style-name="ce255"/>
          <table:table-cell table:style-name="ce266" office:value-type="string">
            <text:p>DOWNLOAD_SUCCESSFULLY</text:p>
          </table:table-cell>
          <table:table-cell table:style-name="ce271" office:value-type="string">
            <text:p>The game has been successfully downloaded.\nTouch OK and start playing!</text:p>
          </table:table-cell>
          <table:table-cell table:style-name="ce271" office:value-type="string">
            <text:p>El juego se ha descargado con éxito.\n¡Toca OK para empezar a jugar!</text:p>
          </table:table-cell>
          <table:table-cell table:style-name="ce281" office:value-type="string">
            <text:p>O jogo foi baixado com sucesso.\nToque OK para iniciar o jogo!</text:p>
          </table:table-cell>
          <table:table-cell table:style-name="ce285" office:value-type="string">
            <text:p>O jogo foi descarregado com sucesso.\nToca no OK e começa a jogar!</text:p>
          </table:table-cell>
          <table:table-cell table:style-name="ce291" office:value-type="string">
            <text:p>Das Spiel wurde erfolgreich heruntergeladen.\nBerühre OK und starte das Spiel!</text:p>
          </table:table-cell>
          <table:table-cell table:style-name="ce293" office:value-type="string">
            <text:p>Le jeu a été téléchargé avec succès.\nTouchez OK et commencez à jouer !</text:p>
          </table:table-cell>
          <table:table-cell table:style-name="ce296" office:value-type="string">
            <text:p>Il gioco è stato scaricato con successo\nTocca OK per cominciare a giocare!</text:p>
          </table:table-cell>
          <table:table-cell table:style-name="ce299" office:value-type="string">
            <text:p>ゲームがダウンロードされました<text:span text:style-name="T9">\nOK</text:span><text:span text:style-name="T10">に</text:span><text:span text:style-name="T10">タッチすると、</text:span><text:span text:style-name="T10">プレイできます</text:span></text:p>
          </table:table-cell>
          <table:table-cell table:style-name="ce299" office:value-type="string">
            <text:p>게임을 성공적으로 다운로드했습니다<text:span text:style-name="T9">.\n</text:span><text:span text:style-name="T10">확</text:span><text:span text:style-name="T10">인을 터치하여 </text:span><text:span text:style-name="T10">게임을 시작하</text:span><text:span text:style-name="T10">세요</text:span><text:span text:style-name="T9">!</text:span></text:p>
          </table:table-cell>
          <table:table-cell table:style-name="ce281" office:value-type="string">
            <text:p>游戏下载成功。<text:span text:style-name="T16">\n</text:span><text:span text:style-name="T17">触摸“确定</text:span><text:span text:style-name="T17">”开始游戏！</text:span></text:p>
          </table:table-cell>
          <table:table-cell table:style-name="ce285" office:value-type="string">
            <text:p>成功下載遊戲。<text:span text:style-name="T27">\n</text:span><text:span text:style-name="T17">按確定即可</text:span><text:span text:style-name="T17">開始玩﹗</text:span></text:p>
          </table:table-cell>
          <table:table-cell table:style-name="ce315" office:value-type="string">
            <text:p>Игра была успешно загружена.\nНажмите OK, чтобы запустить ее!</text:p>
          </table:table-cell>
          <table:table-cell table:style-name="ce315" office:value-type="string">
            <text:p>Игра была успешно загружена.\nНажмите OK, чтобы запустить ее!</text:p>
          </table:table-cell>
          <table:table-cell table:style-name="ce111" office:value-type="string">
            <text:p>Gra została pobrana poprawnie.\nDotknij OK, by rozpocząć grę!</text:p>
          </table:table-cell>
          <table:table-cell table:style-name="ce33" table:number-columns-repeated="11"/>
          <table:table-cell table:style-name="ce264" table:number-columns-repeated="230"/>
          <table:table-cell table:style-name="ce263" table:number-columns-repeated="767"/>
        </table:table-row>
        <table:table-row table:style-name="ro24">
          <table:table-cell table:style-name="ce254"/>
          <table:table-cell table:style-name="ce265" office:value-type="string">
            <text:p>DOWNLOAD_FAIL</text:p>
          </table:table-cell>
          <table:table-cell table:style-name="ce276" office:value-type="string">
            <text:p>A problem occurred and the download could not be completed successfully. Do you want to restart the download?\nAn unstable network may cause problems when downloading.</text:p>
          </table:table-cell>
          <table:table-cell table:style-name="ce279" office:value-type="string">
            <text:p>Ha ocurrido un problema y no se ha podido completar la descarga. ¿Quieres volver a iniciarla?\nEl uso de una red poco estable puede causar problemas durante la descarga.</text:p>
          </table:table-cell>
          <table:table-cell table:style-name="ce283" office:value-type="string">
            <text:p>Ocorreu um erro e o download não pôde ser concluído. Deseja reiniciar o download?\nUma rede instável pode causar problemas durante o download.</text:p>
          </table:table-cell>
          <table:table-cell table:style-name="ce287" office:value-type="string">
            <text:p>Ocorreu um problema e o descarregamento não pôde ser concluído. Queres reiniciar o descarregamento?\nUma rede instável pode causar problemas quando efectuas um descarregamento.</text:p>
          </table:table-cell>
          <table:table-cell table:style-name="ce58" office:value-type="string">
            <text:p>Es ist ein Problem aufgetreten und der Download konnte nicht erfolgreich abgeschlossen werden. Willst du den Download erneut starten?\nEine instabile Netzwerkverbindung kann zu Problemen beim Download führen.</text:p>
          </table:table-cell>
          <table:table-cell table:style-name="ce294" office:value-type="string">
            <text:p>Un problème est survenu et le téléchargement n\'a pas pu se terminer. Redémarrer le téléchargement ?\nUn réseau instable pourrait causer des problèmes pendant le téléchargement.</text:p>
          </table:table-cell>
          <table:table-cell table:style-name="ce298" office:value-type="string">
            <text:p>Il download non è stato completato a causa di un problema. Vuoi riavviarlo?\nUna connessione instabile può causare problemi durante il download.</text:p>
          </table:table-cell>
          <table:table-cell table:style-name="ce302" office:value-type="string">
            <text:p>問題が発生したためダウンロードできませんでした<text:span text:style-name="T11">\n</text:span><text:span text:style-name="T11">ダウンロ</text:span><text:span text:style-name="T11">ードを再スタート</text:span><text:span text:style-name="T11">しますか？</text:span><text:span text:style-name="T11">\n</text:span><text:span text:style-name="T11">ネッ</text:span><text:span text:style-name="T11">トワークが不安</text:span><text:span text:style-name="T11">定な場合、ダウン</text:span><text:span text:style-name="T11">ロード中に問題</text:span><text:span text:style-name="T11">が発生する可能</text:span><text:span text:style-name="T11">性があります。</text:span></text:p>
          </table:table-cell>
          <table:table-cell table:style-name="ce303" office:value-type="string">
            <text:p>문제가 발생하여 다운로드를 완료하지 못했습니다<text:span text:style-name="T9">. </text:span><text:span text:style-name="T10">다운로</text:span><text:span text:style-name="T10">드를 재시작하</text:span><text:span text:style-name="T10">시겠습니까</text:span><text:span text:style-name="T9">?\n</text:span><text:span text:style-name="T10">다운로드 시 불</text:span><text:span text:style-name="T10">안정한 네트워</text:span><text:span text:style-name="T10">크 상태는 문제</text:span><text:span text:style-name="T10">를 야기할 수 </text:span><text:span text:style-name="T10">있습니다</text:span><text:span text:style-name="T9">.</text:span></text:p>
          </table:table-cell>
          <table:table-cell table:style-name="ce283" office:value-type="string">
            <text:p>下载过程中出现了问题，无法成功完成下载。您要重新开始下载吗？<text:span text:style-name="T16">\n</text:span><text:span text:style-name="T17">网络不稳</text:span><text:span text:style-name="T17">定可能会造成下</text:span><text:span text:style-name="T17">载失败</text:span></text:p>
          </table:table-cell>
          <table:table-cell table:style-name="ce287" office:value-type="string">
            <text:p>發生問題，無法順利完成下載。您要重新開始下載嗎？\n下載時，網路不穩定可能會造成問題。</text:p>
          </table:table-cell>
          <table:table-cell table:style-name="ce101" office:value-type="string">
            <text:p>Во время загрузки возникла проблема, поэтому загрузка данных не была завершена. Перезапустить загрузку?\nПроблема могла возникнуть в связи с нестабильным сетевым соединением.</text:p>
          </table:table-cell>
          <table:table-cell table:style-name="ce101" office:value-type="string">
            <text:p>Во время загрузки возникла проблема, поэтому загрузка данных не была завершена. Перезапустить загрузку?\nПроблема могла возникнуть в связи с нестабильным сетевым соединением.</text:p>
          </table:table-cell>
          <table:table-cell table:style-name="ce276" office:value-type="string">
            <text:p>Wystąpił błąd i nie udało się poprawnie pobrać aplikacji. Chcesz rozpocząć pobieranie od początku?\nPowodem może być niestabilne połączenie z siecią.</text:p>
          </table:table-cell>
          <table:table-cell table:style-name="ce33" table:number-columns-repeated="11"/>
          <table:table-cell table:style-name="ce264" table:number-columns-repeated="230"/>
          <table:table-cell table:style-name="ce263" table:number-columns-repeated="767"/>
        </table:table-row>
        <table:table-row table:style-name="ro59">
          <table:table-cell table:style-name="ce255"/>
          <table:table-cell table:style-name="ce266" office:value-type="string">
            <text:p>DOWNLOAD_FILE_CANCEL_QUESTION</text:p>
          </table:table-cell>
          <table:table-cell table:style-name="ce271" office:value-type="string">
            <text:p>Are you sure that you want to cancel the download and exit the game?</text:p>
          </table:table-cell>
          <table:table-cell table:style-name="ce271" office:value-type="string">
            <text:p>¿Seguro que quieres cancelar la descarga y salir del juego?</text:p>
          </table:table-cell>
          <table:table-cell table:style-name="ce281" office:value-type="string">
            <text:p>Tem certeza que deseja cancelar o download e sair do jogo?</text:p>
          </table:table-cell>
          <table:table-cell table:style-name="ce285" office:value-type="string">
            <text:p>Tens a certeza de que queres cancelar o descarregamento e sair do jogo?</text:p>
          </table:table-cell>
          <table:table-cell table:style-name="ce291" office:value-type="string">
            <text:p>Willst du den Download wirklich abbrechen und das Spiel beenden?</text:p>
          </table:table-cell>
          <table:table-cell table:style-name="ce293" office:value-type="string">
            <text:p>Etes-vous sûr de vouloir annuler le téléchargement et quitter le jeu ?</text:p>
          </table:table-cell>
          <table:table-cell table:style-name="ce296" office:value-type="string">
            <text:p>Vuoi davvero annullare il download e uscire dal gioco?</text:p>
          </table:table-cell>
          <table:table-cell table:style-name="ce299" office:value-type="string">
            <text:p>ダウンロードをキャンセルして、<text:span text:style-name="T9">\n</text:span><text:span text:style-name="T10">ゲーム</text:span><text:span text:style-name="T10">を終了します</text:span><text:span text:style-name="T9">\n</text:span><text:span text:style-name="T10">よろしいですか</text:span><text:span text:style-name="T10">？</text:span></text:p>
          </table:table-cell>
          <table:table-cell table:style-name="ce299" office:value-type="string">
            <text:p>다운로드를 취소하고 게임을 종료하시겠습니까<text:span text:style-name="T9">?</text:span></text:p>
          </table:table-cell>
          <table:table-cell table:style-name="ce281" office:value-type="string">
            <text:p>您确定要取消下载并退出游戏吗？</text:p>
          </table:table-cell>
          <table:table-cell table:style-name="ce285" office:value-type="string">
            <text:p>您是否確定取消下載及離開﹖</text:p>
          </table:table-cell>
          <table:table-cell table:style-name="ce101" office:value-type="string">
            <text:p>Вы уверены, что хотите отменить загрузку и выйти из игры?</text:p>
          </table:table-cell>
          <table:table-cell table:style-name="ce101" office:value-type="string">
            <text:p>Вы уверены, что хотите отменить загрузку и выйти из игры?</text:p>
          </table:table-cell>
          <table:table-cell table:style-name="ce111" office:value-type="string">
            <text:p>Na pewno chcesz anulować pobieranie i opuścić grę?</text:p>
          </table:table-cell>
          <table:table-cell table:style-name="ce33" table:number-columns-repeated="11"/>
          <table:table-cell table:style-name="ce264" table:number-columns-repeated="230"/>
          <table:table-cell table:style-name="ce263" table:number-columns-repeated="767"/>
        </table:table-row>
        <table:table-row table:style-name="ro60">
          <table:table-cell table:style-name="ce254"/>
          <table:table-cell table:style-name="ce265" office:value-type="string">
            <text:p>STATE_SEND_REQUEST</text:p>
          </table:table-cell>
          <table:table-cell table:style-name="ce271" office:value-type="string">
            <text:p>Checking for a new version...</text:p>
          </table:table-cell>
          <table:table-cell table:style-name="ce271" office:value-type="string">
            <text:p>Comprobando si hay una nueva versión...</text:p>
          </table:table-cell>
          <table:table-cell table:style-name="ce281" office:value-type="string">
            <text:p>Verificando se há uma nova versão...</text:p>
          </table:table-cell>
          <table:table-cell table:style-name="ce285" office:value-type="string">
            <text:p>A verificar se há actualizações...</text:p>
          </table:table-cell>
          <table:table-cell table:style-name="ce291" office:value-type="string">
            <text:p>Sucht nach neuer Version...</text:p>
          </table:table-cell>
          <table:table-cell table:style-name="ce293" office:value-type="string">
            <text:p>Recherche des mises à jour...</text:p>
          </table:table-cell>
          <table:table-cell table:style-name="ce296" office:value-type="string">
            <text:p>Ricerca della versione aggiornata in corso...</text:p>
          </table:table-cell>
          <table:table-cell table:style-name="ce299" office:value-type="string">
            <text:p>アップデートを確認中です…</text:p>
          </table:table-cell>
          <table:table-cell table:style-name="ce299" office:value-type="string">
            <text:p>새로운 버전 확인 중<text:span text:style-name="T9">...</text:span></text:p>
          </table:table-cell>
          <table:table-cell table:style-name="ce281" office:value-type="string">
            <text:p>检查新版本中……</text:p>
          </table:table-cell>
          <table:table-cell table:style-name="ce285" office:value-type="string">
            <text:p>查看新版本…</text:p>
          </table:table-cell>
          <table:table-cell table:style-name="ce101" office:value-type="string">
            <text:p>Поиск новых версий игры...</text:p>
          </table:table-cell>
          <table:table-cell table:style-name="ce101" office:value-type="string">
            <text:p>Поиск новых версий игры...</text:p>
          </table:table-cell>
          <table:table-cell table:style-name="ce111" office:value-type="string">
            <text:p>Szukanie nowej wersji...</text:p>
          </table:table-cell>
          <table:table-cell table:style-name="ce33" table:number-columns-repeated="11"/>
          <table:table-cell table:style-name="ce264" table:number-columns-repeated="230"/>
          <table:table-cell table:style-name="ce263" table:number-columns-repeated="767"/>
        </table:table-row>
        <table:table-row table:style-name="ro45">
          <table:table-cell table:style-name="ce255"/>
          <table:table-cell table:style-name="ce266" office:value-type="string">
            <text:p>STATE_NO_NEW_VERSION</text:p>
          </table:table-cell>
          <table:table-cell table:style-name="ce271" office:value-type="string">
            <text:p>There is no new version to update.</text:p>
          </table:table-cell>
          <table:table-cell table:style-name="ce271" office:value-type="string">
            <text:p>Ya estás utilizando la última versión.</text:p>
          </table:table-cell>
          <table:table-cell table:style-name="ce281" office:value-type="string">
            <text:p>Não há uma nova versão para atualizar.</text:p>
          </table:table-cell>
          <table:table-cell table:style-name="ce285" office:value-type="string">
            <text:p>Não há actualizações disponíveis.</text:p>
          </table:table-cell>
          <table:table-cell table:style-name="ce291" office:value-type="string">
            <text:p>Keine neue Version vorhanden.</text:p>
          </table:table-cell>
          <table:table-cell table:style-name="ce293" office:value-type="string">
            <text:p>Pas de mise à jour.</text:p>
          </table:table-cell>
          <table:table-cell table:style-name="ce296" office:value-type="string">
            <text:p>Non è stata trovata nessuna versione aggiornata.</text:p>
          </table:table-cell>
          <table:table-cell table:style-name="ce299" office:value-type="string">
            <text:p>アップデートはありません</text:p>
          </table:table-cell>
          <table:table-cell table:style-name="ce299" office:value-type="string">
            <text:p>업데이트할 새로운 버전이 없습니다<text:span text:style-name="T9">.</text:span></text:p>
          </table:table-cell>
          <table:table-cell table:style-name="ce281" office:value-type="string">
            <text:p>已更新至最新版本。</text:p>
          </table:table-cell>
          <table:table-cell table:style-name="ce285" office:value-type="string">
            <text:p>並未有新版本進行更新。</text:p>
          </table:table-cell>
          <table:table-cell table:style-name="ce101" office:value-type="string">
            <text:p>Для данной игры обновлений нет.</text:p>
          </table:table-cell>
          <table:table-cell table:style-name="ce101" office:value-type="string">
            <text:p>Для данной игры обновлений нет.</text:p>
          </table:table-cell>
          <table:table-cell table:style-name="ce111" office:value-type="string">
            <text:p>Nie istnieje nowsza wersja.</text:p>
          </table:table-cell>
          <table:table-cell table:style-name="ce33" table:number-columns-repeated="11"/>
          <table:table-cell table:style-name="ce264" table:number-columns-repeated="230"/>
          <table:table-cell table:style-name="ce263" table:number-columns-repeated="767"/>
        </table:table-row>
        <table:table-row table:style-name="ro3">
          <table:table-cell table:style-name="ce254"/>
          <table:table-cell table:style-name="ce265" office:value-type="string">
            <text:p>STATE_CONFIRM_UPDATE</text:p>
          </table:table-cell>
          <table:table-cell table:style-name="ce271" office:value-type="string">
            <text:p>Do you want to update to the new version?</text:p>
          </table:table-cell>
          <table:table-cell table:style-name="ce271" office:value-type="string">
            <text:p>¿Quieres actualizar a la nueva versión?</text:p>
          </table:table-cell>
          <table:table-cell table:style-name="ce281" office:value-type="string">
            <text:p>Deseja atualizar para a nova versão?</text:p>
          </table:table-cell>
          <table:table-cell table:style-name="ce285" office:value-type="string">
            <text:p>Queres actualizar para a nova versão?</text:p>
          </table:table-cell>
          <table:table-cell table:style-name="ce291" office:value-type="string">
            <text:p>Möchtest du deine Version aktualisieren?</text:p>
          </table:table-cell>
          <table:table-cell table:style-name="ce293" office:value-type="string">
            <text:p>Faire la mise à jour ?</text:p>
          </table:table-cell>
          <table:table-cell table:style-name="ce296" office:value-type="string">
            <text:p>Vuoi aggiornare la versione attuale?</text:p>
          </table:table-cell>
          <table:table-cell table:style-name="ce299" office:value-type="string">
            <text:p>最新版にアップデートしますか？</text:p>
          </table:table-cell>
          <table:table-cell table:style-name="ce299" office:value-type="string">
            <text:p>새로운 버전으로 업데이트하시겠습니까<text:span text:style-name="T9">?</text:span></text:p>
          </table:table-cell>
          <table:table-cell table:style-name="ce281" office:value-type="string">
            <text:p>您要更新至新版本吗？</text:p>
          </table:table-cell>
          <table:table-cell table:style-name="ce285" office:value-type="string">
            <text:p>您想升級至新版本嗎﹖</text:p>
          </table:table-cell>
          <table:table-cell table:style-name="ce101" office:value-type="string">
            <text:p>Установить обновление игры?</text:p>
          </table:table-cell>
          <table:table-cell table:style-name="ce101" office:value-type="string">
            <text:p>Установить обновление игры?</text:p>
          </table:table-cell>
          <table:table-cell table:style-name="ce111" office:value-type="string">
            <text:p>Czy chcesz zaktualizować do nowszej wersji?</text:p>
          </table:table-cell>
          <table:table-cell table:style-name="ce33" table:number-columns-repeated="11"/>
          <table:table-cell table:style-name="ce264" table:number-columns-repeated="230"/>
          <table:table-cell table:style-name="ce263" table:number-columns-repeated="767"/>
        </table:table-row>
        <table:table-row table:style-name="ro45">
          <table:table-cell table:style-name="ce255"/>
          <table:table-cell table:style-name="ce266" office:value-type="string">
            <text:p>STATE_CONNECT_FAIL</text:p>
          </table:table-cell>
          <table:table-cell table:style-name="ce271" office:value-type="string">
            <text:p>Connection failed. Do you want to retry?</text:p>
          </table:table-cell>
          <table:table-cell table:style-name="ce271" office:value-type="string">
            <text:p>Fallo en la conexión. ¿Quieres volver a intentarlo?</text:p>
          </table:table-cell>
          <table:table-cell table:style-name="ce281" office:value-type="string">
            <text:p>Falha na conexão. Deseja tentar novamente?</text:p>
          </table:table-cell>
          <table:table-cell table:style-name="ce285" office:value-type="string">
            <text:p>A ligação falhou. Queres tentar de novo?</text:p>
          </table:table-cell>
          <table:table-cell table:style-name="ce291" office:value-type="string">
            <text:p>Verbindung fehlgeschlagen. Erneut versuchen?</text:p>
          </table:table-cell>
          <table:table-cell table:style-name="ce293" office:value-type="string">
            <text:p>Échec de la connexion. Réessayer ?</text:p>
          </table:table-cell>
          <table:table-cell table:style-name="ce296" office:value-type="string">
            <text:p>Errore di connessione. Vuoi riprovare?</text:p>
          </table:table-cell>
          <table:table-cell table:style-name="ce299" office:value-type="string">
            <text:p>接続に失敗しました<text:span text:style-name="T9">\n</text:span><text:span text:style-name="T10">リトラ</text:span><text:span text:style-name="T10">イしますか？</text:span></text:p>
          </table:table-cell>
          <table:table-cell table:style-name="ce299" office:value-type="string">
            <text:p>연결에 실패했습니다<text:span text:style-name="T9">. </text:span><text:span text:style-name="T10">다시 시</text:span><text:span text:style-name="T10">도하시겠습니까</text:span><text:span text:style-name="T9">?</text:span></text:p>
          </table:table-cell>
          <table:table-cell table:style-name="ce281" office:value-type="string">
            <text:p>连接失败。您要重试吗？</text:p>
          </table:table-cell>
          <table:table-cell table:style-name="ce285" office:value-type="string">
            <text:p>連接失敗。您想重試嗎﹖</text:p>
          </table:table-cell>
          <table:table-cell table:style-name="ce101" office:value-type="string">
            <text:p>Ошибка соединения. Повторить?</text:p>
          </table:table-cell>
          <table:table-cell table:style-name="ce101" office:value-type="string">
            <text:p>Ошибка соединения. Повторить?</text:p>
          </table:table-cell>
          <table:table-cell table:style-name="ce111" office:value-type="string">
            <text:p>Połączenie nieudane. Chcesz ponowić?</text:p>
          </table:table-cell>
          <table:table-cell table:style-name="ce33" table:number-columns-repeated="11"/>
          <table:table-cell table:style-name="ce264" table:number-columns-repeated="230"/>
          <table:table-cell table:style-name="ce263" table:number-columns-repeated="767"/>
        </table:table-row>
        <table:table-row table:style-name="ro44">
          <table:table-cell table:style-name="ce254"/>
          <table:table-cell table:style-name="ce265" office:value-type="string">
            <text:p>INSTALLING</text:p>
          </table:table-cell>
          <table:table-cell table:style-name="ce271" office:value-type="string">
            <text:p>Installing...</text:p>
          </table:table-cell>
          <table:table-cell table:style-name="ce271" office:value-type="string">
            <text:p>Instalando...</text:p>
          </table:table-cell>
          <table:table-cell table:style-name="ce281" office:value-type="string">
            <text:p>Instalando...</text:p>
          </table:table-cell>
          <table:table-cell table:style-name="ce285" office:value-type="string">
            <text:p>A instalar...</text:p>
          </table:table-cell>
          <table:table-cell table:style-name="ce291" office:value-type="string">
            <text:p>Installiert...</text:p>
          </table:table-cell>
          <table:table-cell table:style-name="ce293" office:value-type="string">
            <text:p>Installation en cours...</text:p>
          </table:table-cell>
          <table:table-cell table:style-name="ce296" office:value-type="string">
            <text:p>Installazione in corso...</text:p>
          </table:table-cell>
          <table:table-cell table:style-name="ce299" office:value-type="string">
            <text:p>インストール中…</text:p>
          </table:table-cell>
          <table:table-cell table:style-name="ce299" office:value-type="string">
            <text:p>설치하는 중<text:span text:style-name="T9">...</text:span></text:p>
          </table:table-cell>
          <table:table-cell table:style-name="ce281" office:value-type="string">
            <text:p>正在安装……</text:p>
          </table:table-cell>
          <table:table-cell table:style-name="ce285" office:value-type="string">
            <text:p>正在安裝…</text:p>
          </table:table-cell>
          <table:table-cell table:style-name="ce101" office:value-type="string">
            <text:p>Установка...</text:p>
          </table:table-cell>
          <table:table-cell table:style-name="ce101" office:value-type="string">
            <text:p>Установка...</text:p>
          </table:table-cell>
          <table:table-cell table:style-name="ce111" office:value-type="string">
            <text:p>Instalowanie...</text:p>
          </table:table-cell>
          <table:table-cell table:style-name="ce33" table:number-columns-repeated="11"/>
          <table:table-cell table:style-name="ce264" table:number-columns-repeated="230"/>
          <table:table-cell table:style-name="ce263" table:number-columns-repeated="767"/>
        </table:table-row>
        <table:table-row table:style-name="ro1">
          <table:table-cell table:style-name="ce255"/>
          <table:table-cell table:style-name="ce266" office:value-type="string">
            <text:p>LATER</text:p>
          </table:table-cell>
          <table:table-cell table:style-name="ce271" office:value-type="string">
            <text:p>Later</text:p>
          </table:table-cell>
          <table:table-cell table:style-name="ce271" office:value-type="string">
            <text:p>Más tarde</text:p>
          </table:table-cell>
          <table:table-cell table:style-name="ce281" office:value-type="string">
            <text:p>Mais tarde</text:p>
          </table:table-cell>
          <table:table-cell table:style-name="ce285" office:value-type="string">
            <text:p>Mais tarde</text:p>
          </table:table-cell>
          <table:table-cell table:style-name="ce291" office:value-type="string">
            <text:p>Später</text:p>
          </table:table-cell>
          <table:table-cell table:style-name="ce293" office:value-type="string">
            <text:p>Plus tard</text:p>
          </table:table-cell>
          <table:table-cell table:style-name="ce296" office:value-type="string">
            <text:p>Più tardi</text:p>
          </table:table-cell>
          <table:table-cell table:style-name="ce299" office:value-type="string">
            <text:p>後で</text:p>
          </table:table-cell>
          <table:table-cell table:style-name="ce299" office:value-type="string">
            <text:p>나중에</text:p>
          </table:table-cell>
          <table:table-cell table:style-name="ce281" office:value-type="string">
            <text:p>稍后</text:p>
          </table:table-cell>
          <table:table-cell table:style-name="ce285" office:value-type="string">
            <text:p>稍後</text:p>
          </table:table-cell>
          <table:table-cell table:style-name="ce101" office:value-type="string">
            <text:p>Позже</text:p>
          </table:table-cell>
          <table:table-cell table:style-name="ce101" office:value-type="string">
            <text:p>Позже</text:p>
          </table:table-cell>
          <table:table-cell table:style-name="ce111" office:value-type="string">
            <text:p>Później</text:p>
          </table:table-cell>
          <table:table-cell table:style-name="ce33" table:number-columns-repeated="11"/>
          <table:table-cell table:style-name="ce264" table:number-columns-repeated="230"/>
          <table:table-cell table:style-name="ce263" table:number-columns-repeated="767"/>
        </table:table-row>
        <table:table-row table:style-name="ro61">
          <table:table-cell table:style-name="ce254"/>
          <table:table-cell table:style-name="ce265" office:value-type="string">
            <text:p>ERROR_NO_WIFI_DETECTED_MINIMAL</text:p>
          </table:table-cell>
          <table:table-cell table:style-name="ce271" office:value-type="string">
            <text:p>Download must be performed through a Wi-Fi connection and we did not detect any connection activated. Do you want to configure your Wi-Fi connection now?</text:p>
          </table:table-cell>
          <table:table-cell table:style-name="ce271" office:value-type="string">
            <text:p>Tienes que realizar la descarga a través de una conexión Wi-Fi y no hemos podido detectar ninguna conexión activada. ¿Quieres configurar tu conexión Wi-Fi ahora?</text:p>
          </table:table-cell>
          <table:table-cell table:style-name="ce281" office:value-type="string">
            <text:p>O download deve ser feito através de uma conexão Wi-Fi, mas nenhuma conexão ativa foi identificada. Deseja configurar sua conexão Wi-Fi agora?</text:p>
          </table:table-cell>
          <table:table-cell table:style-name="ce285" office:value-type="string">
            <text:p>O descarregamento tem que ser feito através de uma ligação Wi-Fi e não foi detectada nenhuma activada. Queres configurar a tua ligação Wi-Fi agora?</text:p>
          </table:table-cell>
          <table:table-cell table:style-name="ce291" office:value-type="string">
            <text:p>Für den Download ist eine Wi-Fi-Verbindung notwendig, aber es wurde keine gefunden. Möchtest du jetzt deine Wi-Fi-Verbindung einrichten?</text:p>
          </table:table-cell>
          <table:table-cell table:style-name="ce293" office:value-type="string">
            <text:p>Le téléchargement doit être effectué via une connexion Wi-Fi et nous n\'avons pas détecté de connexion activée. Voulez-vous configurer votre connexion Wi-Fi maintenant ?</text:p>
          </table:table-cell>
          <table:table-cell table:style-name="ce296" office:value-type="string">
            <text:p>Devi eseguire il download attraverso una connessione Wi-Fi, ma non è stata rilevata alcuna connessione attiva. Vuoi configurare la connessione Wi-Fi ora?</text:p>
          </table:table-cell>
          <table:table-cell table:style-name="ce299" office:value-type="string">
            <text:p>ダウンロードするには<text:span text:style-name="T9">Wi-Fi</text:span><text:span text:style-name="T10">接続を有効にし</text:span><text:span text:style-name="T10">てくださ</text:span><text:span text:style-name="T10">い</text:span><text:span text:style-name="T9">\nWi-Fi</text:span><text:span text:style-name="T10">接続を</text:span><text:span text:style-name="T10">設定しますか？</text:span></text:p>
          </table:table-cell>
          <table:table-cell table:style-name="ce299" office:value-type="string">
            <text:p>다운로드에 필요한 활성화된 <text:span text:style-name="T9">Wi-Fi </text:span><text:span text:style-name="T10">연결을 검</text:span><text:span text:style-name="T10">색하지 못했습</text:span><text:span text:style-name="T10">니다</text:span><text:span text:style-name="T9">. </text:span><text:span text:style-name="T10">지금 </text:span><text:span text:style-name="T9">Wi-Fi </text:span><text:span text:style-name="T10">연결을 구성하</text:span><text:span text:style-name="T10">시겠습니까</text:span><text:span text:style-name="T9">?</text:span></text:p>
          </table:table-cell>
          <table:table-cell table:style-name="ce281" office:value-type="string">
            <text:p>下载须通过<text:span text:style-name="T16">WLAN</text:span><text:span text:style-name="T17">连接，当</text:span><text:span text:style-name="T17">前未检测到任何</text:span><text:span text:style-name="T17">可用连接。想要</text:span><text:span text:style-name="T17">立即配置您的</text:span><text:span text:style-name="T16">WLAN</text:span><text:span text:style-name="T17">连接吗？</text:span></text:p>
          </table:table-cell>
          <table:table-cell table:style-name="ce285" office:value-type="string">
            <text:p>必須接駁無線上網進行下載。我們無法查到活動連接。您想即時裝配無線上網連接嗎﹖</text:p>
          </table:table-cell>
          <table:table-cell table:style-name="ce101" office:value-type="string">
            <text:p>Для загрузки требуется соединение по Wi-Fi. К сожалению, нам не удалось найти ни одного активного соединения. Настроить Wi-Fi?</text:p>
          </table:table-cell>
          <table:table-cell table:style-name="ce101" office:value-type="string">
            <text:p>Для загрузки требуется соединение по Wi-Fi. К сожалению, нам не удалось найти ни одного активного соединения. Настроить Wi-Fi?</text:p>
          </table:table-cell>
          <table:table-cell table:style-name="ce111" office:value-type="string">
            <text:p>Pobranie gry musi nastąpić poprzez połączenie Wi-Fi, a nie zostało wykryte połączenie tego typu. Chcesz teraz skonfigurować połączenie Wi-Fi?</text:p>
          </table:table-cell>
          <table:table-cell table:style-name="ce33" table:number-columns-repeated="11"/>
          <table:table-cell table:style-name="ce264" table:number-columns-repeated="230"/>
          <table:table-cell table:style-name="ce263" table:number-columns-repeated="767"/>
        </table:table-row>
        <table:table-row table:style-name="ro55">
          <table:table-cell table:style-name="ce255"/>
          <table:table-cell table:style-name="ce266" office:value-type="string">
            <text:p>DOWNLOAD_ANYTIME_MESSAGE_MINIMAL</text:p>
          </table:table-cell>
          <table:table-cell table:style-name="ce271" office:value-type="string">
            <text:p>You can start the download at any time by clicking on the game's icon in your applications list.</text:p>
          </table:table-cell>
          <table:table-cell table:style-name="ce271" office:value-type="string">
            <text:p>Puedes hacer clic sobre el icono del juego en tu lista de aplicaciones cuando quieras para iniciar la descarga.</text:p>
          </table:table-cell>
          <table:table-cell table:style-name="ce281" office:value-type="string">
            <text:p>Você pode iniciar o download a qualquer momento ao clicar sobre o ícone do jogo em sua lista de aplicativos.</text:p>
          </table:table-cell>
          <table:table-cell table:style-name="ce285" office:value-type="string">
            <text:p>Podes iniciar o descarregamento a qualquer momento clicando no ícone do jogo, na tua lista de aplicações.</text:p>
          </table:table-cell>
          <table:table-cell table:style-name="ce291" office:value-type="string">
            <text:p>Du kannst den Download jederzeit starten, indem du in deiner Anwendungsliste auf das Symbol des Spiels klickst.</text:p>
          </table:table-cell>
          <table:table-cell table:style-name="ce293" office:value-type="string">
            <text:p>Vous pouvez commencer le téléchargement à tout moment en cliquant sur l\'icône du jeu dans votre liste des applications.</text:p>
          </table:table-cell>
          <table:table-cell table:style-name="ce296" office:value-type="string">
            <text:p>Puoi avviare il download in qualunque momento selezionando l\'icona del gioco nella lista delle applicazioni.</text:p>
          </table:table-cell>
          <table:table-cell table:style-name="ce299" office:value-type="string">
            <text:p>アプリ一覧にあるゲームアイコンをクリックするとダウンロードを開始します</text:p>
          </table:table-cell>
          <table:table-cell table:style-name="ce299" office:value-type="string">
            <text:p>응용 프로그램 목록의 게임 아이콘을 클릭하여 언제든지 다운로드를 시작할 수 있습니다<text:span text:style-name="T9">.</text:span></text:p>
          </table:table-cell>
          <table:table-cell table:style-name="ce281" office:value-type="string">
            <text:p>你可以点击应用列表里的游戏图标随时开始下载。</text:p>
          </table:table-cell>
          <table:table-cell table:style-name="ce285" office:value-type="string">
            <text:p>您可從應用程式列表內按一下遊戲圖示﹐即可隨時開始下載。</text:p>
          </table:table-cell>
          <table:table-cell table:style-name="ce101" office:value-type="string">
            <text:p>Вы можете начать загрузку самостоятельно, нажав на значок игры в меню приложений.</text:p>
          </table:table-cell>
          <table:table-cell table:style-name="ce101" office:value-type="string">
            <text:p>Вы можете начать загрузку самостоятельно, нажав на значок игры в меню приложений.</text:p>
          </table:table-cell>
          <table:table-cell table:style-name="ce111" office:value-type="string">
            <text:p>Możesz rozpocząć pobieranie w dowolnym momencie, klikając na ikonę gry w dziale aplikacji.</text:p>
          </table:table-cell>
          <table:table-cell table:style-name="ce33" table:number-columns-repeated="11"/>
          <table:table-cell table:style-name="ce264" table:number-columns-repeated="230"/>
          <table:table-cell table:style-name="ce263" table:number-columns-repeated="767"/>
        </table:table-row>
        <table:table-row table:style-name="ro1">
          <table:table-cell table:style-name="ce254"/>
          <table:table-cell table:style-name="ce265" office:value-type="string">
            <text:p>USE_WIFI</text:p>
          </table:table-cell>
          <table:table-cell table:style-name="ce277" office:value-type="string">
            <text:p>Wi-Fi</text:p>
          </table:table-cell>
          <table:table-cell table:style-name="ce271" office:value-type="string">
            <text:p>Wi-Fi</text:p>
          </table:table-cell>
          <table:table-cell table:style-name="ce281" office:value-type="string">
            <text:p>Wi-Fi</text:p>
          </table:table-cell>
          <table:table-cell table:style-name="ce285" office:value-type="string">
            <text:p>Wi-Fi</text:p>
          </table:table-cell>
          <table:table-cell table:style-name="ce291" office:value-type="string">
            <text:p>Wi-Fi</text:p>
          </table:table-cell>
          <table:table-cell table:style-name="ce293" office:value-type="string">
            <text:p>Wi-Fi</text:p>
          </table:table-cell>
          <table:table-cell table:style-name="ce296" office:value-type="string">
            <text:p>Wi-Fi</text:p>
          </table:table-cell>
          <table:table-cell table:style-name="ce299" office:value-type="string">
            <text:p>Wi-Fi</text:p>
          </table:table-cell>
          <table:table-cell table:style-name="ce299" office:value-type="string">
            <text:p>Wi-Fi</text:p>
          </table:table-cell>
          <table:table-cell table:style-name="ce281" office:value-type="string">
            <text:p>WLAN</text:p>
          </table:table-cell>
          <table:table-cell table:style-name="ce285" office:value-type="string">
            <text:p>Wi-Fi<text:span text:style-name="T17">無線上網</text:span></text:p>
          </table:table-cell>
          <table:table-cell table:style-name="ce317" office:value-type="string">
            <text:p>Wi-Fi</text:p>
          </table:table-cell>
          <table:table-cell table:style-name="ce317" office:value-type="string">
            <text:p>Wi-Fi</text:p>
          </table:table-cell>
          <table:table-cell table:style-name="ce111" office:value-type="string">
            <text:p>Wi-Fi</text:p>
          </table:table-cell>
          <table:table-cell table:style-name="ce33" table:number-columns-repeated="11"/>
          <table:table-cell table:style-name="ce264" table:number-columns-repeated="230"/>
          <table:table-cell table:style-name="ce263" table:number-columns-repeated="767"/>
        </table:table-row>
        <table:table-row table:style-name="ro44">
          <table:table-cell table:style-name="ce260"/>
          <table:table-cell table:style-name="ce267" office:value-type="string">
            <text:p>USE_3G</text:p>
          </table:table-cell>
          <table:table-cell table:style-name="ce277" office:value-type="string">
            <text:p>Carrier Network</text:p>
          </table:table-cell>
          <table:table-cell table:style-name="ce271" office:value-type="string">
            <text:p>Red del operador</text:p>
          </table:table-cell>
          <table:table-cell table:style-name="ce281" office:value-type="string">
            <text:p>Rede da operadora</text:p>
          </table:table-cell>
          <table:table-cell table:style-name="ce285" office:value-type="string">
            <text:p>3G</text:p>
          </table:table-cell>
          <table:table-cell table:style-name="ce291" office:value-type="string">
            <text:p>Anbieter</text:p>
          </table:table-cell>
          <table:table-cell table:style-name="ce293" office:value-type="string">
            <text:p>Réseau opérateur</text:p>
          </table:table-cell>
          <table:table-cell table:style-name="ce296" office:value-type="string">
            <text:p>Rete dell\'operatore</text:p>
          </table:table-cell>
          <table:table-cell table:style-name="ce299" office:value-type="string">
            <text:p>3G</text:p>
          </table:table-cell>
          <table:table-cell table:style-name="ce299" office:value-type="string">
            <text:p>통신사 네트워크</text:p>
          </table:table-cell>
          <table:table-cell table:style-name="ce281" office:value-type="string">
            <text:p>运营商网络</text:p>
          </table:table-cell>
          <table:table-cell table:style-name="ce285" office:value-type="string">
            <text:p>電信網路</text:p>
          </table:table-cell>
          <table:table-cell table:style-name="ce317" office:value-type="string">
            <text:p>Сеть оператора</text:p>
          </table:table-cell>
          <table:table-cell table:style-name="ce317" office:value-type="string">
            <text:p>Сеть оператора</text:p>
          </table:table-cell>
          <table:table-cell table:style-name="ce111" office:value-type="string">
            <text:p>Sieć operatora</text:p>
          </table:table-cell>
          <table:table-cell table:style-name="ce33" table:number-columns-repeated="11"/>
          <table:table-cell table:style-name="ce264" table:number-columns-repeated="230"/>
          <table:table-cell table:style-name="ce263" table:number-columns-repeated="767"/>
        </table:table-row>
        <table:table-row table:style-name="ro1">
          <table:table-cell table:style-name="ce257" office:value-type="string">
            <text:p>IL5</text:p>
          </table:table-cell>
          <table:table-cell table:style-name="ce268" office:value-type="string">
            <text:p>USE_3G_ORANGE_IL</text:p>
          </table:table-cell>
          <table:table-cell table:style-name="ce277" office:value-type="string">
            <text:p>3G</text:p>
          </table:table-cell>
          <table:table-cell table:style-name="ce271" office:value-type="string">
            <text:p>3G</text:p>
          </table:table-cell>
          <table:table-cell table:style-name="ce281" office:value-type="string">
            <text:p>3G</text:p>
          </table:table-cell>
          <table:table-cell table:style-name="ce285" office:value-type="string">
            <text:p>3G</text:p>
          </table:table-cell>
          <table:table-cell table:style-name="ce291" office:value-type="string">
            <text:p>3G</text:p>
          </table:table-cell>
          <table:table-cell table:style-name="ce293" office:value-type="string">
            <text:p>3G</text:p>
          </table:table-cell>
          <table:table-cell table:style-name="ce296" office:value-type="string">
            <text:p>3G</text:p>
          </table:table-cell>
          <table:table-cell table:number-columns-repeated="2" table:style-name="ce299" office:value-type="string">
            <text:p>3G</text:p>
          </table:table-cell>
          <table:table-cell table:style-name="ce281" office:value-type="string">
            <text:p>3G</text:p>
          </table:table-cell>
          <table:table-cell table:style-name="ce285" office:value-type="string">
            <text:p>3G</text:p>
          </table:table-cell>
          <table:table-cell table:number-columns-repeated="2" table:style-name="ce317" office:value-type="string">
            <text:p>3G</text:p>
          </table:table-cell>
          <table:table-cell table:style-name="ce277" office:value-type="string">
            <text:p>3G</text:p>
          </table:table-cell>
          <table:table-cell table:style-name="ce33" table:number-columns-repeated="11"/>
          <table:table-cell table:style-name="ce264" table:number-columns-repeated="230"/>
          <table:table-cell table:style-name="ce263" table:number-columns-repeated="767"/>
        </table:table-row>
        <table:table-row table:style-name="ro62">
          <table:table-cell table:style-name="ce261"/>
          <table:table-cell table:style-name="ce269" office:value-type="string">
            <text:p>CHECKING_REQUIRED_FILES</text:p>
          </table:table-cell>
          <table:table-cell table:style-name="ce278" office:value-type="string">
            <text:p>Checking required files...</text:p>
          </table:table-cell>
          <table:table-cell table:style-name="ce278" office:value-type="string">
            <text:p>Comprobando archivos requeridos...</text:p>
          </table:table-cell>
          <table:table-cell table:style-name="ce284" office:value-type="string">
            <text:p>Verificando arquivos necessários...</text:p>
          </table:table-cell>
          <table:table-cell table:style-name="ce48" office:value-type="string">
            <text:p>A verificar os ficheiros necessários...</text:p>
          </table:table-cell>
          <table:table-cell table:style-name="ce58" office:value-type="string">
            <text:p>Benötigte Dateien werden geprüft …</text:p>
          </table:table-cell>
          <table:table-cell table:style-name="ce295" office:value-type="string">
            <text:p>Vérification des fichiers requis...</text:p>
          </table:table-cell>
          <table:table-cell table:style-name="ce298" office:value-type="string">
            <text:p>Controllo file necessari in corso...</text:p>
          </table:table-cell>
          <table:table-cell table:style-name="ce303" office:value-type="string">
            <text:p>指定ファイルを確認中……</text:p>
          </table:table-cell>
          <table:table-cell table:style-name="ce303" office:value-type="string">
            <text:p>필요한<text:span text:style-name="T10"> </text:span><text:span text:style-name="T13">파일을</text:span><text:span text:style-name="T10"> </text:span><text:span text:style-name="T13">확인하는</text:span><text:span text:style-name="T10"> </text:span><text:span text:style-name="T13">중</text:span><text:span text:style-name="T9">...</text:span></text:p>
          </table:table-cell>
          <table:table-cell table:style-name="ce284" office:value-type="string">
            <text:p>正在校验必需文件……</text:p>
          </table:table-cell>
          <table:table-cell table:style-name="ce48" office:value-type="string">
            <text:p>正在檢查所需檔案…</text:p>
          </table:table-cell>
          <table:table-cell table:style-name="ce101" office:value-type="string">
            <text:p>Проверка необходимых файлов...</text:p>
          </table:table-cell>
          <table:table-cell table:style-name="ce101" office:value-type="string">
            <text:p>Проверка необходимых файлов...</text:p>
          </table:table-cell>
          <table:table-cell table:style-name="ce278" office:value-type="string">
            <text:p>Sprawdzanie wymaganych plików...</text:p>
          </table:table-cell>
          <table:table-cell table:style-name="ce33" table:number-columns-repeated="11"/>
          <table:table-cell table:style-name="ce264" table:number-columns-repeated="230"/>
          <table:table-cell table:style-name="ce263" table:number-columns-repeated="767"/>
        </table:table-row>
        <table:table-row table:style-name="ro63">
          <table:table-cell table:style-name="ce256"/>
          <table:table-cell table:style-name="ce266" office:value-type="string">
            <text:p>MKP_DEVICE_NOT_SUPPORTED_GOOGLE_WAY</text:p>
          </table:table-cell>
          <table:table-cell table:style-name="ce276" office:value-type="string">
            <text:p>We are having trouble identifying your device.\nOur support teams automatically received information about your phone and are trying to solve the issue for you.\nYou can try to launch the game again in 48h or, alternatively, you can contact our support team directly:\n<text:a xlink:href="mailto:support.android@gameloft.com">support.android@gameloft.com</text:a>.</text:p>
          </table:table-cell>
          <table:table-cell table:style-name="ce276" office:value-type="string">
            <text:p>Tenemos problemas a la hora de identificar tu dispositivo.\nNuestro equipo de soporte recibió la información de tu dispositivo de forma automática y está intentando resolver el problema.\nPuedes volver a intentar ejecutar el juego en 48 o puedes ponerte en contacto directamente con nuestro equipo de soporte.\n<text:a xlink:href="mailto:support.android@gameloft.com">support.android@gameloft.com</text:a>.</text:p>
          </table:table-cell>
          <table:table-cell table:style-name="ce276" office:value-type="string">
            <text:p>Não foi possível identificar o seu aparelho.\nNossa equipe de suporte recebeu automaticamente as informações do seu telefone e o problema está sendo verificado.\nVocê pode tentar iniciar o jogo novamente em 48 horas ou pode entrar em contato com o suporte:\<text:a xlink:href="mailto:nsupport.android@gameloft.com">nsupport.android@gameloft.com</text:a>.</text:p>
          </table:table-cell>
          <table:table-cell table:style-name="ce287" office:value-type="string">
            <text:p>Estamos com dificuldades em identificar o teu aparelho.\nAs nossas equipas de apoio receberam automaticamente informações sobre o teu telefone e estão a tentar resolver o problema.\nPodes tentar iniciar o jogo novamente daqui a 48h ou, como alternativa, podes contactar directamente a nossa equipa de apoio:\nsupport.android@gameloft.com.</text:p>
          </table:table-cell>
          <table:table-cell table:style-name="ce58" office:value-type="string">
            <text:p>Wir haben Schwierigkeiten, dein Gerät zu identifizieren.\nUnser Support-Team hat Informationen über dein Gerät erhalten und versucht nun, dein Problem zu lösen.\nDu kannst versuchen, das Spiel in 48 Stunden erneut zu starten oder dich direkt an unseren Support wenden:\nsupport.android@gameloft.com</text:p>
          </table:table-cell>
          <table:table-cell table:style-name="ce276" office:value-type="string">
            <text:p>Nous ne sommes pas en mesure d'identifier votre appareil.\nNos équipes d'assistance ont reçu des informations concernant votre téléphone et tentent de résoudre le problème.\nVous pouvez essayer de relancer le jeu dans 48 h ou contacter notre équipe d'assistance :\n<text:a xlink:href="mailto:support.android@gameloft.com">support.android@gameloft.com</text:a>.</text:p>
          </table:table-cell>
          <table:table-cell table:style-name="ce298" office:value-type="string">
            <text:p>Non siamo in grado di identificare il dispositivo.\nIl nostro team di sviluppo ha ricevuto le informazioni sul tuo telefono e sta cercando di risolvere il problema.\nProva a eseguire il gioco tra 48 ore o contatta il nostro servizio di assistenza:\nsupport.android@gameloft.com</text:p>
          </table:table-cell>
          <table:table-cell table:style-name="ce304" office:value-type="string">
            <text:p>お持ちのデバイスを認証することができません\nお客様のデバイス情報は自動的に弊社カスタマーサポートまで送信され、現在不具合の解消に向け対応中です\n大変お手数をおかけいたしますが48時間後に再度ゲームを起動するか、または弊社のカスタマーサポートまでお問い合わせください\nメールによるカスタマーサポートお問い合わせ先：support_jp@gameloft.com</text:p>
          </table:table-cell>
          <table:table-cell table:style-name="ce310" office:value-type="string">
            <text:p>회원님의 장치가 이 게임과 호환되는지 확인되지 않았습니다.\n이와 상관없이 계속 진행해 시도해 보거나 환불을 요청할 수 있습니다.</text:p>
          </table:table-cell>
          <table:table-cell table:style-name="ce312" office:value-type="string">
            <text:p>我们未能成功识别您的设备。<text:span text:style-name="T20">\n</text:span><text:span text:style-name="T25">我们的支</text:span><text:span text:style-name="T25">持团队已自动</text:span><text:span text:style-name="T25">接收了有关于</text:span><text:span text:style-name="T25">您电话的信息</text:span><text:span text:style-name="T25">，正着手为您</text:span><text:span text:style-name="T25">解决此问</text:span><text:span text:style-name="T25">题。</text:span><text:span text:style-name="T20">\n</text:span><text:span text:style-name="T25">您可以</text:span><text:span text:style-name="T25">在</text:span><text:span text:style-name="T20">48</text:span><text:span text:style-name="T25">小时后尝</text:span><text:span text:style-name="T25">试重启游戏，</text:span><text:span text:style-name="T25">或者直接联系</text:span><text:span text:style-name="T25">我们的支持团</text:span><text:span text:style-name="T25">队：</text:span><text:span text:style-name="T20">\nsupport.</text:span><text:span text:style-name="T20">android@gam</text:span><text:span text:style-name="T20">eloft.com.</text:span></text:p>
          </table:table-cell>
          <table:table-cell table:style-name="ce314" office:value-type="string">
            <text:p>我們無法識別您的裝置。<text:span text:style-name="T18">\n</text:span><text:span text:style-name="T28">我們的支援團</text:span><text:span text:style-name="T28">隊已自動接收</text:span><text:span text:style-name="T28">到您手機的相</text:span><text:span text:style-name="T28">關資訊，且正</text:span><text:span text:style-name="T28">嘗試解決您的</text:span><text:span text:style-name="T28">問題。</text:span><text:span text:style-name="T18">\n</text:span><text:span text:style-name="T28">您可</text:span><text:span text:style-name="T28">以試著在</text:span><text:span text:style-name="T18"> </text:span><text:span text:style-name="T18">48 </text:span><text:span text:style-name="T28">小時內再次啟</text:span><text:span text:style-name="T28">動遊戲，或是</text:span><text:span text:style-name="T28">直接與支援團</text:span><text:span text:style-name="T28">隊聯</text:span><text:span text:style-name="T28">絡：</text:span><text:span text:style-name="T18">\nsupport.</text:span><text:span text:style-name="T18">android@gam</text:span><text:span text:style-name="T18">eloft.com</text:span><text:span text:style-name="T28">。</text:span></text:p>
          </table:table-cell>
          <table:table-cell table:style-name="ce101" office:value-type="string">
            <text:p>Возникли проблемы при определении вашего устройства.\nНаша команда поддержки автоматически получала информацию о вашем телефоне и в данный момент занимается разрешением проблемы.\nПопробуйте запустить игру не ранее, чем 48 часов, в противном случае свяжитесь с командой поддержки:\nsupport.android@gameloft.com.</text:p>
          </table:table-cell>
          <table:table-cell table:style-name="ce101" office:value-type="string">
            <text:p>Возникли проблемы при определении вашего устройства.\nНаша команда поддержки автоматически получала информацию о вашем телефоне и в данный момент занимается разрешением проблемы.\nПопробуйте запустить игру не ранее, чем 48 часов, в противном случае свяжитесь с командой поддержки:\nsupport.android@gameloft.com.</text:p>
          </table:table-cell>
          <table:table-cell table:style-name="ce322" office:value-type="string">
            <text:p>Mamy problem z identyfikacją Twojego urządzenia.\nNasz zespół pomocy otrzymał automatyczną informację o Twoim telefonie i postara się rozwiązać problem.\nMożesz spróbować uruchomić grę jeszcze raz za 48 godzin lub skontaktować się bezpośrednio z naszym zespołem pomocy:\nsupport.android@gameloft.com</text:p>
          </table:table-cell>
          <table:table-cell table:style-name="ce33" table:number-columns-repeated="11"/>
          <table:table-cell table:style-name="ce264" table:number-columns-repeated="230"/>
          <table:table-cell table:style-name="ce263" table:number-columns-repeated="767"/>
        </table:table-row>
        <table:table-row table:style-name="ro54">
          <table:table-cell table:style-name="ce259"/>
          <table:table-cell table:style-name="ce265" office:value-type="string">
            <text:p>MKP_DEVICE_NOT_SUPPORTED_CODE_DOWNLOAD</text:p>
          </table:table-cell>
          <table:table-cell table:style-name="ce276" office:value-type="string">
            <text:p>Your device is not compatible with this game.\nPlease request a refund. </text:p>
          </table:table-cell>
          <table:table-cell table:style-name="ce276" office:value-type="string">
            <text:p>Tu dispositivo no es compatible con este juego.\nPor favor, solicita un reembolso. </text:p>
          </table:table-cell>
          <table:table-cell table:style-name="ce283" office:value-type="string">
            <text:p>Seu aparelho não é compatível com este jogo.\nFavor solicitar um reembolso. </text:p>
          </table:table-cell>
          <table:table-cell table:style-name="ce287" office:value-type="string">
            <text:p>O teu aparelho não é compatível com este jogo.\nPor favor, pede um reembolso.</text:p>
          </table:table-cell>
          <table:table-cell table:style-name="ce58" office:value-type="string">
            <text:p>Dieses Spiel ist nicht mit deinem Gerät kompatibel.\nBitte fordere eine Rückerstattung an. </text:p>
          </table:table-cell>
          <table:table-cell table:style-name="ce294" office:value-type="string">
            <text:p>Votre appareil n\'est pas compatible avec ce jeu.\nVeuillez demander un remboursement. </text:p>
          </table:table-cell>
          <table:table-cell table:style-name="ce298" office:value-type="string">
            <text:p>Il gioco non è compatibile con il tuo dispositivo.\nTi preghiamo di richiedere il rimborso.</text:p>
          </table:table-cell>
          <table:table-cell table:style-name="ce303" office:value-type="string">
            <text:p><text:span text:style-name="T3">お持ちの機種</text:span><text:span text:style-name="T3">ではこのゲーム</text:span><text:span text:style-name="T3">をプレイできま</text:span><text:span text:style-name="T3">せん。</text:span><text:span text:style-name="T11">\n</text:span><text:span text:style-name="T11">返金請</text:span><text:span text:style-name="T11">求してください </text:span></text:p>
          </table:table-cell>
          <table:table-cell table:style-name="ce303" office:value-type="string">
            <text:p>장치가 이 게임과 호환되지 않습니다<text:span text:style-name="T14">. \n</text:span><text:span text:style-name="T15">환불</text:span><text:span text:style-name="T15">을 요청하세요</text:span><text:span text:style-name="T14">. </text:span></text:p>
          </table:table-cell>
          <table:table-cell table:style-name="ce283" office:value-type="string">
            <text:p>您的设备无法兼容该游戏。<text:span text:style-name="T16">\n</text:span><text:span text:style-name="T26">请申请退</text:span><text:span text:style-name="T26">款。 </text:span></text:p>
          </table:table-cell>
          <table:table-cell table:style-name="ce287" office:value-type="string">
            <text:p>您的裝置不能與此遊戲相容，請要求退款。</text:p>
          </table:table-cell>
          <table:table-cell table:style-name="ce101" office:value-type="string">
            <text:p>Данная игра несовместима с вашим устройством.\nВы можете потребовать возврата ее стоимости.</text:p>
          </table:table-cell>
          <table:table-cell table:style-name="ce101" office:value-type="string">
            <text:p>Данная игра несовместима с вашим устройством.\nВы можете потребовать возврата ее стоимости.</text:p>
          </table:table-cell>
          <table:table-cell table:style-name="ce276" office:value-type="string">
            <text:p>Twoje urządzenie nie jest kompatybilne z tą grą.\nZgłoś żądanie zwrotu pieniędzy.</text:p>
          </table:table-cell>
          <table:table-cell table:style-name="ce33" table:number-columns-repeated="11"/>
          <table:table-cell table:style-name="ce264" table:number-columns-repeated="230"/>
          <table:table-cell table:style-name="ce263" table:number-columns-repeated="767"/>
        </table:table-row>
        <table:table-row table:style-name="ro51">
          <table:table-cell table:style-name="ce256"/>
          <table:table-cell table:style-name="ce266" office:value-type="string">
            <text:p>HEP_DEVICE_INVALID</text:p>
          </table:table-cell>
          <table:table-cell table:style-name="ce276" office:value-type="string">
            <text:p>This game can only be used on {DEVICE_NAMES}.</text:p>
          </table:table-cell>
          <table:table-cell table:style-name="ce280" office:value-type="string">
            <text:p>Este juego es solo compatible con: {DEVICE_NAMES}.</text:p>
          </table:table-cell>
          <table:table-cell table:style-name="ce42" office:value-type="string">
            <text:p>Este jogo só é compatível com {DEVICE_NAMES}.</text:p>
          </table:table-cell>
          <table:table-cell table:style-name="ce287" office:value-type="string">
            <text:p>Este jogo pode apenas ser utilizado em {DEVICE_NAMES}.</text:p>
          </table:table-cell>
          <table:table-cell table:style-name="ce58" office:value-type="string">
            <text:p>Dieses Spiel kann nur auf {DEVICE_NAMES} gespielt werden.</text:p>
          </table:table-cell>
          <table:table-cell table:style-name="ce294" office:value-type="string">
            <text:p>Ce jeu ne peut être utilisé que sur {DEVICE_NAMES}.</text:p>
          </table:table-cell>
          <table:table-cell table:style-name="ce298" office:value-type="string">
            <text:p>Questo gioco può essere usato solo su {DEVICE_NAMES}.</text:p>
          </table:table-cell>
          <table:table-cell table:style-name="ce303" office:value-type="string">
            <text:p>{DEVICE_NAMES}でしかプレイできません</text:p>
          </table:table-cell>
          <table:table-cell table:style-name="ce303" office:value-type="string">
            <text:p>이 게임은 {DEVICE_NAMES}에서만 사용할 수 있습니다.</text:p>
          </table:table-cell>
          <table:table-cell table:style-name="ce283" office:value-type="string">
            <text:p>该游戏只能在{DEVICE_NAMES}上运行。</text:p>
          </table:table-cell>
          <table:table-cell table:style-name="ce287" office:value-type="string">
            <text:p>此遊戲僅能在 {DEVICE_NAMES} 上使用。</text:p>
          </table:table-cell>
          <table:table-cell table:style-name="ce101" office:value-type="string">
            <text:p>Данная игра совместима только с {DEVICE_NAMES}.</text:p>
          </table:table-cell>
          <table:table-cell table:style-name="ce101" office:value-type="string">
            <text:p>Данная игра совместима только с {DEVICE_NAMES}.</text:p>
          </table:table-cell>
          <table:table-cell table:style-name="ce276" office:value-type="string">
            <text:p>Tej gry można używać tylko na urządzeniach z kategorii {DEVICE_NAMES}.</text:p>
          </table:table-cell>
          <table:table-cell table:style-name="ce33" table:number-columns-repeated="11"/>
          <table:table-cell table:style-name="ce264" table:number-columns-repeated="230"/>
          <table:table-cell table:style-name="ce263" table:number-columns-repeated="767"/>
        </table:table-row>
        <table:table-row table:style-name="ro62">
          <table:table-cell table:style-name="ce262"/>
          <table:table-cell table:style-name="ce270" office:value-type="string">
            <text:p>NOTIFY_MESSAGE_OK</text:p>
          </table:table-cell>
          <table:table-cell table:style-name="ce32" office:value-type="string">
            <text:p>Your game has been downloaded</text:p>
          </table:table-cell>
          <table:table-cell table:style-name="ce32" office:value-type="string">
            <text:p>Descarga del juego completada</text:p>
          </table:table-cell>
          <table:table-cell table:style-name="ce42" office:value-type="string">
            <text:p>O seu jogo foi baixado</text:p>
          </table:table-cell>
          <table:table-cell table:style-name="ce287" office:value-type="string">
            <text:p>O teu jogo foi descarregado</text:p>
          </table:table-cell>
          <table:table-cell table:style-name="ce58" office:value-type="string">
            <text:p>Dein Spiel wurde heruntergeladen.</text:p>
          </table:table-cell>
          <table:table-cell table:style-name="ce66" office:value-type="string">
            <text:p>Votre jeu a été téléchargé.</text:p>
          </table:table-cell>
          <table:table-cell table:style-name="ce74" office:value-type="string">
            <text:p>Il gioco è stato scaricato</text:p>
          </table:table-cell>
          <table:table-cell table:style-name="ce85" office:value-type="string">
            <text:p>ゲームのダウンロードが完了しました</text:p>
          </table:table-cell>
          <table:table-cell table:style-name="ce85" office:value-type="string">
            <text:p>게임을 다운로드했습니다.</text:p>
          </table:table-cell>
          <table:table-cell table:style-name="ce42" office:value-type="string">
            <text:p>您的游戏已下载</text:p>
          </table:table-cell>
          <table:table-cell table:style-name="ce287" office:value-type="string">
            <text:p>您的遊戲已經下載</text:p>
          </table:table-cell>
          <table:table-cell table:style-name="ce101" office:value-type="string">
            <text:p>Ваша игра загружена.</text:p>
          </table:table-cell>
          <table:table-cell table:style-name="ce101" office:value-type="string">
            <text:p>Ваша игра загружена.</text:p>
          </table:table-cell>
          <table:table-cell table:style-name="ce32" office:value-type="string">
            <text:p>Twoja gra została pobrana</text:p>
          </table:table-cell>
          <table:table-cell table:style-name="ce33" table:number-columns-repeated="11"/>
          <table:table-cell table:style-name="ce264" table:number-columns-repeated="230"/>
          <table:table-cell table:style-name="ce263" table:number-columns-repeated="767"/>
        </table:table-row>
        <table:table-row table:style-name="ro60">
          <table:table-cell table:style-name="ce259"/>
          <table:table-cell table:style-name="ce265" office:value-type="string">
            <text:p>NOTIFY_MESSAGE_FAIL</text:p>
          </table:table-cell>
          <table:table-cell table:style-name="ce32" office:value-type="string">
            <text:p>The download could not be completed</text:p>
          </table:table-cell>
          <table:table-cell table:style-name="ce32" office:value-type="string">
            <text:p>No se ha podido completar la descarga</text:p>
          </table:table-cell>
          <table:table-cell table:style-name="ce42" office:value-type="string">
            <text:p>O download não pôde ser concluído</text:p>
          </table:table-cell>
          <table:table-cell table:style-name="ce287" office:value-type="string">
            <text:p>O descarregamento não pôde ser concluído</text:p>
          </table:table-cell>
          <table:table-cell table:style-name="ce58" office:value-type="string">
            <text:p>Der Download konnte nicht abgeschlossen werden.</text:p>
          </table:table-cell>
          <table:table-cell table:style-name="ce66" office:value-type="string">
            <text:p>Le téléchargement n'a pas pu aboutir.</text:p>
          </table:table-cell>
          <table:table-cell table:style-name="ce74" office:value-type="string">
            <text:p>Non è stato possibile completare il download</text:p>
          </table:table-cell>
          <table:table-cell table:style-name="ce85" office:value-type="string">
            <text:p>ダウンロードを完了できませんでした</text:p>
          </table:table-cell>
          <table:table-cell table:style-name="ce85" office:value-type="string">
            <text:p>다운로드가 완료되지 않았습니다.</text:p>
          </table:table-cell>
          <table:table-cell table:style-name="ce42" office:value-type="string">
            <text:p>下载无法完成</text:p>
          </table:table-cell>
          <table:table-cell table:style-name="ce287" office:value-type="string">
            <text:p>無法完成下載</text:p>
          </table:table-cell>
          <table:table-cell table:style-name="ce101" office:value-type="string">
            <text:p>Не удалось завершить загрузку.</text:p>
          </table:table-cell>
          <table:table-cell table:style-name="ce101" office:value-type="string">
            <text:p>Не удалось завершить загрузку.</text:p>
          </table:table-cell>
          <table:table-cell table:style-name="ce32" office:value-type="string">
            <text:p>Nie udało się dokończyć pobierania</text:p>
          </table:table-cell>
          <table:table-cell table:style-name="ce33" table:number-columns-repeated="11"/>
          <table:table-cell table:style-name="ce264" table:number-columns-repeated="230"/>
          <table:table-cell table:style-name="ce263" table:number-columns-repeated="767"/>
        </table:table-row>
        <table:table-row table:style-name="ro45">
          <table:table-cell table:style-name="ce262"/>
          <table:table-cell table:style-name="ce270" office:value-type="string">
            <text:p>UNKNOWN_SOURCES_DIALOG_TITLE</text:p>
          </table:table-cell>
          <table:table-cell table:style-name="ce32" office:value-type="string">
            <text:p>Unknown Sources setting is disabled!</text:p>
          </table:table-cell>
          <table:table-cell table:style-name="ce32" office:value-type="string">
            <text:p>¡La opción de Fuentes desconocidas está desactivada!</text:p>
          </table:table-cell>
          <table:table-cell table:style-name="ce42" office:value-type="string">
            <text:p>Configuração de fontes desconhecidas desativada!</text:p>
          </table:table-cell>
          <table:table-cell table:style-name="ce287" office:value-type="string">
            <text:p>A configuração Fontes Desconhecidas está desactivada!</text:p>
          </table:table-cell>
          <table:table-cell table:style-name="ce58" office:value-type="string">
            <text:p>Die Einstellung "Unbekannte Quellen" ist deaktiviert!</text:p>
          </table:table-cell>
          <table:table-cell table:style-name="ce66" office:value-type="string">
            <text:p>Option Sources inconnues désactivée !</text:p>
          </table:table-cell>
          <table:table-cell table:style-name="ce74" office:value-type="string">
            <text:p>L'impostazione Fonti sconosciute è disattivata!</text:p>
          </table:table-cell>
          <table:table-cell table:style-name="ce305" office:value-type="string">
            <text:p>「提供元不明のアプリ」設定が無効です</text:p>
          </table:table-cell>
          <table:table-cell table:style-name="ce85" office:value-type="string">
            <text:p>알 수 없는 소스 설정이 비활성화되었습니다!</text:p>
          </table:table-cell>
          <table:table-cell table:style-name="ce42" office:value-type="string">
            <text:p>“未知来源”选项设置为禁用！</text:p>
          </table:table-cell>
          <table:table-cell table:style-name="ce287" office:value-type="string">
            <text:p>不明來源設定已經停用！</text:p>
          </table:table-cell>
          <table:table-cell table:style-name="ce101" office:value-type="string">
            <text:p>Загрузка из неизвестных источников запрещена!</text:p>
          </table:table-cell>
          <table:table-cell table:style-name="ce101" office:value-type="string">
            <text:p>Загрузка из неизвестных источников запрещена!</text:p>
          </table:table-cell>
          <table:table-cell table:style-name="ce32" office:value-type="string">
            <text:p>Ustawienie nieznanych źródeł jest wyłączone!</text:p>
          </table:table-cell>
          <table:table-cell table:style-name="ce33" table:number-columns-repeated="11"/>
          <table:table-cell table:style-name="ce264" table:number-columns-repeated="230"/>
          <table:table-cell table:style-name="ce263" table:number-columns-repeated="767"/>
        </table:table-row>
        <table:table-row table:style-name="ro52">
          <table:table-cell table:style-name="ce259"/>
          <table:table-cell table:style-name="ce265" office:value-type="string">
            <text:p>UNKNOWN_SOURCES_DIALOG_MESSAGE</text:p>
          </table:table-cell>
          <table:table-cell table:style-name="ce32" office:value-type="string">
            <text:p>Please enable the Unknown Sources option to continue the update process.</text:p>
          </table:table-cell>
          <table:table-cell table:style-name="ce32" office:value-type="string">
            <text:p>Por favor, activa la opción de Fuentes desconocidas para continuar el proceso de actualización.</text:p>
          </table:table-cell>
          <table:table-cell table:style-name="ce42" office:value-type="string">
            <text:p>Favor ativar a opção fontes desconhecidas para continuar o processo de envio.</text:p>
          </table:table-cell>
          <table:table-cell table:style-name="ce287" office:value-type="string">
            <text:p>Por favor activa a opção Fontes Desconhecidas para continuar o processo de actualização.</text:p>
          </table:table-cell>
          <table:table-cell table:style-name="ce58" office:value-type="string">
            <text:p>Bitte aktiviere die Einstellung "Unbekannte Quellen", um mit dem Updateprozess fortzufahren.</text:p>
          </table:table-cell>
          <table:table-cell table:style-name="ce66" office:value-type="string">
            <text:p>Veuillez activer l'option Sources inconnues pour poursuivre la mise à jour.</text:p>
          </table:table-cell>
          <table:table-cell table:style-name="ce74" office:value-type="string">
            <text:p>Attiva l'impostazione Fonti sconosciute per continuare con l'aggiornamento.</text:p>
          </table:table-cell>
          <table:table-cell table:style-name="ce305" office:value-type="string">
            <text:p>「提供元不明のアプリ」オプションを有効にしてアップデートを継続してください</text:p>
          </table:table-cell>
          <table:table-cell table:style-name="ce85" office:value-type="string">
            <text:p>업데이트를 계속 진행하려면 알 수 없는 소스 옵션을 활성화하세요.</text:p>
          </table:table-cell>
          <table:table-cell table:style-name="ce42" office:value-type="string">
            <text:p>请启用“未知来源”选项以继续更新进程。</text:p>
          </table:table-cell>
          <table:table-cell table:style-name="ce287" office:value-type="string">
            <text:p>請啟用不明來源選項以繼續更新程序。</text:p>
          </table:table-cell>
          <table:table-cell table:style-name="ce101" office:value-type="string">
            <text:p>Пожалуйста, разрешите загрузку приложений из неизвестных источников в настройках вашего устройства (Настройки &gt; Приложения &gt; Неизвестные источники).</text:p>
          </table:table-cell>
          <table:table-cell table:style-name="ce101" office:value-type="string">
            <text:p>Пожалуйста, разрешите загрузку приложений из неизвестных источников в настройках вашего устройства (Настройки &gt; Приложения &gt; Неизвестные источники).</text:p>
          </table:table-cell>
          <table:table-cell table:style-name="ce32" office:value-type="string">
            <text:p>Włącz opcję pobierania z nieznanych źródeł, by kontynuować proces aktualizacji.</text:p>
          </table:table-cell>
          <table:table-cell table:style-name="ce33" table:number-columns-repeated="11"/>
          <table:table-cell table:style-name="ce264" table:number-columns-repeated="230"/>
          <table:table-cell table:style-name="ce263" table:number-columns-repeated="767"/>
        </table:table-row>
        <table:table-row table:style-name="ro62">
          <table:table-cell table:style-name="ce262"/>
          <table:table-cell table:style-name="ce270" office:value-type="string">
            <text:p>UNKNOWN_SOURCES_DIALOG_OPTION1</text:p>
          </table:table-cell>
          <table:table-cell table:style-name="ce32" office:value-type="string">
            <text:p>View Settings.</text:p>
          </table:table-cell>
          <table:table-cell table:style-name="ce32" office:value-type="string">
            <text:p>Ver ajustes.</text:p>
          </table:table-cell>
          <table:table-cell table:style-name="ce42" office:value-type="string">
            <text:p>Ver configurações.</text:p>
          </table:table-cell>
          <table:table-cell table:style-name="ce287" office:value-type="string">
            <text:p>Visualizar Configurações.</text:p>
          </table:table-cell>
          <table:table-cell table:style-name="ce58" office:value-type="string">
            <text:p>Einstellungen ansehen</text:p>
          </table:table-cell>
          <table:table-cell table:style-name="ce66" office:value-type="string">
            <text:p>Afficher les paramètres.</text:p>
          </table:table-cell>
          <table:table-cell table:style-name="ce74" office:value-type="string">
            <text:p>Vedi impostazioni.</text:p>
          </table:table-cell>
          <table:table-cell table:style-name="ce85" office:value-type="string">
            <text:p>表示設定</text:p>
          </table:table-cell>
          <table:table-cell table:style-name="ce85" office:value-type="string">
            <text:p>설정 보기</text:p>
          </table:table-cell>
          <table:table-cell table:style-name="ce42" office:value-type="string">
            <text:p>查看设置。</text:p>
          </table:table-cell>
          <table:table-cell table:style-name="ce287" office:value-type="string">
            <text:p>檢視設定。</text:p>
          </table:table-cell>
          <table:table-cell table:style-name="ce101" office:value-type="string">
            <text:p>Просмотр настроек.</text:p>
          </table:table-cell>
          <table:table-cell table:style-name="ce101" office:value-type="string">
            <text:p>Просмотр настроек.</text:p>
          </table:table-cell>
          <table:table-cell table:style-name="ce32" office:value-type="string">
            <text:p>Wyświetl ustawienia.</text:p>
          </table:table-cell>
          <table:table-cell table:style-name="ce33" table:number-columns-repeated="11"/>
          <table:table-cell table:style-name="ce264" table:number-columns-repeated="230"/>
          <table:table-cell table:style-name="ce263" table:number-columns-repeated="767"/>
        </table:table-row>
        <table:table-row table:style-name="ro64">
          <table:table-cell table:style-name="ce259"/>
          <table:table-cell table:style-name="ce265" office:value-type="string">
            <text:p>UNKNOWN_SOURCES_DIALOG_OPTION2</text:p>
          </table:table-cell>
          <table:table-cell table:style-name="ce32" office:value-type="string">
            <text:p>Cancel.</text:p>
          </table:table-cell>
          <table:table-cell table:style-name="ce32" office:value-type="string">
            <text:p>Cancelar</text:p>
          </table:table-cell>
          <table:table-cell table:style-name="ce42" office:value-type="string">
            <text:p>Cancelar.</text:p>
          </table:table-cell>
          <table:table-cell table:style-name="ce287" office:value-type="string">
            <text:p>Cancelar.</text:p>
          </table:table-cell>
          <table:table-cell table:style-name="ce58" office:value-type="string">
            <text:p>Abbrechen</text:p>
          </table:table-cell>
          <table:table-cell table:style-name="ce66" office:value-type="string">
            <text:p>Annuler.</text:p>
          </table:table-cell>
          <table:table-cell table:style-name="ce74" office:value-type="string">
            <text:p>Annulla.</text:p>
          </table:table-cell>
          <table:table-cell table:style-name="ce85" office:value-type="string">
            <text:p>キャンセル</text:p>
          </table:table-cell>
          <table:table-cell table:style-name="ce85" office:value-type="string">
            <text:p>취소</text:p>
          </table:table-cell>
          <table:table-cell table:style-name="ce42" office:value-type="string">
            <text:p>取消。</text:p>
          </table:table-cell>
          <table:table-cell table:style-name="ce287" office:value-type="string">
            <text:p>取消。</text:p>
          </table:table-cell>
          <table:table-cell table:style-name="ce101" office:value-type="string">
            <text:p>Отмена.</text:p>
          </table:table-cell>
          <table:table-cell table:style-name="ce101" office:value-type="string">
            <text:p>Отмена.</text:p>
          </table:table-cell>
          <table:table-cell table:style-name="ce32" office:value-type="string">
            <text:p>Anuluj.</text:p>
          </table:table-cell>
          <table:table-cell table:style-name="ce33" table:number-columns-repeated="11"/>
          <table:table-cell table:style-name="ce264" table:number-columns-repeated="230"/>
          <table:table-cell table:style-name="ce263" table:number-columns-repeated="767"/>
        </table:table-row>
        <table:table-row table:style-name="ro1" table:number-rows-repeated="10">
          <table:table-cell table:number-columns-repeated="4"/>
          <table:table-cell table:style-name="ce43"/>
          <table:table-cell table:number-columns-repeated="2"/>
          <table:table-cell table:style-name="ce67"/>
          <table:table-cell/>
          <table:table-cell table:style-name="ce306" table:number-columns-repeated="2"/>
          <table:table-cell table:style-name="ce43"/>
          <table:table-cell table:style-name="ce288"/>
          <table:table-cell table:style-name="ce318"/>
          <table:table-cell table:number-columns-repeated="2"/>
          <table:table-cell table:style-name="ce33" table:number-columns-repeated="11"/>
          <table:table-cell table:style-name="ce264" table:number-columns-repeated="230"/>
          <table:table-cell table:style-name="ce263" table:number-columns-repeated="767"/>
        </table:table-row>
        <table:table-row table:style-name="ro1">
          <table:table-cell table:style-name="ce263" table:number-columns-repeated="4"/>
          <table:table-cell table:style-name="ce43"/>
          <table:table-cell table:style-name="ce289"/>
          <table:table-cell/>
          <table:table-cell table:style-name="ce67"/>
          <table:table-cell/>
          <table:table-cell table:style-name="ce307" table:number-columns-repeated="2"/>
          <table:table-cell table:style-name="ce43"/>
          <table:table-cell table:style-name="ce289"/>
          <table:table-cell table:style-name="ce319"/>
          <table:table-cell table:style-name="ce101"/>
          <table:table-cell table:style-name="ce33" table:number-columns-repeated="12"/>
          <table:table-cell table:style-name="ce264" table:number-columns-repeated="230"/>
          <table:table-cell table:style-name="ce263" table:number-columns-repeated="767"/>
        </table:table-row>
        <table:table-row table:style-name="ro1" table:number-rows-repeated="40">
          <table:table-cell table:style-name="ce263" table:number-columns-repeated="4"/>
          <table:table-cell table:style-name="ce43"/>
          <table:table-cell table:style-name="ce289"/>
          <table:table-cell/>
          <table:table-cell table:style-name="ce67"/>
          <table:table-cell/>
          <table:table-cell table:style-name="ce307" table:number-columns-repeated="2"/>
          <table:table-cell table:style-name="ce43"/>
          <table:table-cell table:style-name="ce289"/>
          <table:table-cell table:style-name="ce319"/>
          <table:table-cell table:style-name="ce109"/>
          <table:table-cell table:style-name="ce33" table:number-columns-repeated="12"/>
          <table:table-cell table:style-name="ce264" table:number-columns-repeated="230"/>
          <table:table-cell table:style-name="ce263" table:number-columns-repeated="767"/>
        </table:table-row>
        <table:table-row table:style-name="ro1" table:number-rows-repeated="61">
          <table:table-cell table:style-name="ce263" table:number-columns-repeated="4"/>
          <table:table-cell table:style-name="ce43"/>
          <table:table-cell table:style-name="ce289"/>
          <table:table-cell/>
          <table:table-cell table:style-name="ce67"/>
          <table:table-cell/>
          <table:table-cell table:style-name="ce307" table:number-columns-repeated="2"/>
          <table:table-cell table:style-name="ce43"/>
          <table:table-cell table:style-name="ce289"/>
          <table:table-cell table:style-name="ce320"/>
          <table:table-cell table:style-name="ce109"/>
          <table:table-cell table:style-name="ce33" table:number-columns-repeated="12"/>
          <table:table-cell table:style-name="ce264" table:number-columns-repeated="230"/>
          <table:table-cell table:style-name="ce263" table:number-columns-repeated="767"/>
        </table:table-row>
        <table:table-row table:style-name="ro1" table:number-rows-repeated="65367">
          <table:table-cell table:style-name="ce264" table:number-columns-repeated="2"/>
          <table:table-cell table:style-name="ce33" table:number-columns-repeated="2"/>
          <table:table-cell table:style-name="ce43"/>
          <table:table-cell table:style-name="ce53"/>
          <table:table-cell/>
          <table:table-cell table:style-name="ce67"/>
          <table:table-cell/>
          <table:table-cell table:style-name="ce89" table:number-columns-repeated="2"/>
          <table:table-cell table:style-name="ce43"/>
          <table:table-cell/>
          <table:table-cell table:style-name="ce109" table:number-columns-repeated="2"/>
          <table:table-cell table:style-name="ce33" table:number-columns-repeated="12"/>
          <table:table-cell table:style-name="ce264" table:number-columns-repeated="230"/>
          <table:table-cell table:style-name="ce263" table:number-columns-repeated="767"/>
        </table:table-row>
        <table:table-row table:style-name="ro1">
          <table:table-cell table:style-name="ce263" table:number-columns-repeated="3"/>
          <table:table-cell table:style-name="ce33"/>
          <table:table-cell table:style-name="ce43"/>
          <table:table-cell table:number-columns-repeated="2"/>
          <table:table-cell table:style-name="ce67"/>
          <table:table-cell/>
          <table:table-cell table:style-name="ce89" table:number-columns-repeated="2"/>
          <table:table-cell table:style-name="ce43"/>
          <table:table-cell/>
          <table:table-cell table:style-name="ce320" table:number-columns-repeated="2"/>
          <table:table-cell table:style-name="ce263" table:number-columns-repeated="1009"/>
        </table:table-row>
        <table:table-row table:style-name="ro1" table:number-rows-repeated="2">
          <table:table-cell table:style-name="ce263" table:number-columns-repeated="3"/>
          <table:table-cell table:style-name="ce36"/>
          <table:table-cell table:style-name="ce43"/>
          <table:table-cell table:number-columns-repeated="2"/>
          <table:table-cell table:style-name="ce67"/>
          <table:table-cell/>
          <table:table-cell table:style-name="ce89" table:number-columns-repeated="2"/>
          <table:table-cell table:style-name="ce43"/>
          <table:table-cell/>
          <table:table-cell table:style-name="ce320" table:number-columns-repeated="2"/>
          <table:table-cell table:style-name="ce263" table:number-columns-repeated="1009"/>
        </table:table-row>
        <table:table-row table:style-name="ro1">
          <table:table-cell table:style-name="ce263" table:number-columns-repeated="4"/>
          <table:table-cell table:style-name="ce43"/>
          <table:table-cell table:number-columns-repeated="2"/>
          <table:table-cell table:style-name="ce67"/>
          <table:table-cell/>
          <table:table-cell table:style-name="ce89" table:number-columns-repeated="2"/>
          <table:table-cell table:style-name="ce43"/>
          <table:table-cell/>
          <table:table-cell table:style-name="ce320" table:number-columns-repeated="2"/>
          <table:table-cell table:style-name="ce263" table:number-columns-repeated="1009"/>
        </table:table-row>
        <table:table-row table:style-name="ro1" table:number-rows-repeated="983036">
          <table:table-cell table:number-columns-repeated="1024"/>
        </table:table-row>
        <table:table-row table:style-name="ro1">
          <table:table-cell table:number-columns-repeated="1024"/>
        </table:table-row>
      </table:table>
      <table:table table:name="billing" table:style-name="ta2" table:print="false">
        <table:table-column table:style-name="co1" table:default-cell-style-name="ce11"/>
        <table:table-column table:style-name="co2" table:number-columns-repeated="4" table:default-cell-style-name="ce11"/>
        <table:table-column table:style-name="co2" table:visibility="collapse" table:default-cell-style-name="ce11"/>
        <table:table-column table:style-name="co2" table:default-cell-style-name="ce60"/>
        <table:table-column table:style-name="co2" table:default-cell-style-name="ce11"/>
        <table:table-column table:style-name="co2" table:default-cell-style-name="ce76"/>
        <table:table-column table:style-name="co2" table:default-cell-style-name="ce11"/>
        <table:table-column table:style-name="co2" table:visibility="collapse" table:number-columns-repeated="3" table:default-cell-style-name="ce11"/>
        <table:table-column table:style-name="co2" table:default-cell-style-name="ce107"/>
        <table:table-column table:style-name="co2" table:number-columns-repeated="2" table:default-cell-style-name="ce11"/>
        <table:table-column table:style-name="co3" table:number-columns-repeated="1008" table:default-cell-style-name="ce11"/>
        <table:table-row table:style-name="ro1">
          <table:table-cell table:style-name="ce20" office:value-type="string">
            <text:p>Note</text:p>
          </table:table-cell>
          <table:table-cell table:style-name="ce20" office:value-type="string">
            <text:p>STRING ID</text:p>
          </table:table-cell>
          <table:table-cell table:style-name="ce20" office:value-type="string">
            <text:p>EN</text:p>
          </table:table-cell>
          <table:table-cell table:style-name="ce20" office:value-type="string">
            <text:p>ES</text:p>
          </table:table-cell>
          <table:table-cell table:style-name="ce37" office:value-type="string">
            <text:p>BR</text:p>
          </table:table-cell>
          <table:table-cell table:style-name="ce123" office:value-type="string">
            <text:p>PT</text:p>
          </table:table-cell>
          <table:table-cell table:style-name="ce128" office:value-type="string">
            <text:p>DE</text:p>
          </table:table-cell>
          <table:table-cell table:style-name="ce61" office:value-type="string">
            <text:p>FR</text:p>
          </table:table-cell>
          <table:table-cell table:style-name="ce68" office:value-type="string">
            <text:p>IT</text:p>
          </table:table-cell>
          <table:table-cell table:style-name="ce77" office:value-type="string">
            <text:p>JA</text:p>
          </table:table-cell>
          <table:table-cell table:style-name="ce90" office:value-type="string">
            <text:p>KO</text:p>
          </table:table-cell>
          <table:table-cell table:style-name="ce94" office:value-type="string">
            <text:p>zh_CN (SC )</text:p>
          </table:table-cell>
          <table:table-cell table:style-name="ce123" office:value-type="string">
            <text:p>zh_TW (TC)</text:p>
          </table:table-cell>
          <table:table-cell table:style-name="ce100" office:value-type="string">
            <text:p>RU</text:p>
          </table:table-cell>
          <table:table-cell table:style-name="ce110" office:value-type="string">
            <text:p>PL</text:p>
          </table:table-cell>
          <table:table-cell table:style-name="ce113" table:number-columns-repeated="1009"/>
        </table:table-row>
        <table:table-row table:style-name="ro1">
          <table:table-cell table:style-name="ce33"/>
          <table:table-cell table:style-name="ce119" office:value-type="string">
            <text:p>SKB_YES</text:p>
          </table:table-cell>
          <table:table-cell table:style-name="ce114" office:value-type="string">
            <text:p>Yes</text:p>
          </table:table-cell>
          <table:table-cell table:style-name="ce121" office:value-type="string">
            <text:p>Sí</text:p>
          </table:table-cell>
          <table:table-cell table:style-name="ce122" office:value-type="string">
            <text:p>Sim</text:p>
          </table:table-cell>
          <table:table-cell table:style-name="ce124" office:value-type="string">
            <text:p>Sim</text:p>
          </table:table-cell>
          <table:table-cell table:style-name="ce129" office:value-type="string">
            <text:p>Ja</text:p>
          </table:table-cell>
          <table:table-cell table:style-name="ce126" office:value-type="string">
            <text:p>Oui</text:p>
          </table:table-cell>
          <table:table-cell table:style-name="ce131" office:value-type="string">
            <text:p>Sì</text:p>
          </table:table-cell>
          <table:table-cell table:style-name="ce85" office:value-type="string">
            <text:p>はい</text:p>
          </table:table-cell>
          <table:table-cell table:style-name="ce133" office:value-type="string">
            <text:p>예</text:p>
          </table:table-cell>
          <table:table-cell table:style-name="ce140" office:value-type="string">
            <text:p>是</text:p>
          </table:table-cell>
          <table:table-cell table:style-name="ce122" office:value-type="string">
            <text:p>是</text:p>
          </table:table-cell>
          <table:table-cell table:style-name="ce101" office:value-type="string">
            <text:p>Да</text:p>
          </table:table-cell>
          <table:table-cell table:style-name="ce111" office:value-type="string">
            <text:p>Tak</text:p>
          </table:table-cell>
          <table:table-cell table:style-name="ce33" table:number-columns-repeated="242"/>
          <table:table-cell table:style-name="ce36" table:number-columns-repeated="767"/>
        </table:table-row>
        <table:table-row table:style-name="ro1">
          <table:table-cell table:style-name="ce33"/>
          <table:table-cell table:style-name="ce119" office:value-type="string">
            <text:p>SKB_NO</text:p>
          </table:table-cell>
          <table:table-cell table:style-name="ce114" office:value-type="string">
            <text:p>No</text:p>
          </table:table-cell>
          <table:table-cell table:style-name="ce121" office:value-type="string">
            <text:p>No</text:p>
          </table:table-cell>
          <table:table-cell table:style-name="ce122" office:value-type="string">
            <text:p>Não</text:p>
          </table:table-cell>
          <table:table-cell table:style-name="ce124" office:value-type="string">
            <text:p>Não</text:p>
          </table:table-cell>
          <table:table-cell table:style-name="ce129" office:value-type="string">
            <text:p>Nein</text:p>
          </table:table-cell>
          <table:table-cell table:style-name="ce126" office:value-type="string">
            <text:p>Non</text:p>
          </table:table-cell>
          <table:table-cell table:style-name="ce131" office:value-type="string">
            <text:p>No</text:p>
          </table:table-cell>
          <table:table-cell table:style-name="ce85" office:value-type="string">
            <text:p>いいえ</text:p>
          </table:table-cell>
          <table:table-cell table:style-name="ce133" office:value-type="string">
            <text:p>아니요</text:p>
          </table:table-cell>
          <table:table-cell table:style-name="ce140" office:value-type="string">
            <text:p>否</text:p>
          </table:table-cell>
          <table:table-cell table:style-name="ce122" office:value-type="string">
            <text:p>否</text:p>
          </table:table-cell>
          <table:table-cell table:style-name="ce101" office:value-type="string">
            <text:p>Нет</text:p>
          </table:table-cell>
          <table:table-cell table:style-name="ce111" office:value-type="string">
            <text:p>Nie</text:p>
          </table:table-cell>
          <table:table-cell table:style-name="ce33" table:number-columns-repeated="242"/>
          <table:table-cell table:style-name="ce36" table:number-columns-repeated="767"/>
        </table:table-row>
        <table:table-row table:style-name="ro1">
          <table:table-cell table:style-name="ce33"/>
          <table:table-cell table:style-name="ce119" office:value-type="string">
            <text:p>SKB_OK</text:p>
          </table:table-cell>
          <table:table-cell table:style-name="ce114" office:value-type="string">
            <text:p>OK</text:p>
          </table:table-cell>
          <table:table-cell table:style-name="ce121" office:value-type="string">
            <text:p>Aceptar</text:p>
          </table:table-cell>
          <table:table-cell table:style-name="ce122" office:value-type="string">
            <text:p>OK</text:p>
          </table:table-cell>
          <table:table-cell table:style-name="ce124" office:value-type="string">
            <text:p>OK</text:p>
          </table:table-cell>
          <table:table-cell table:style-name="ce129" office:value-type="string">
            <text:p>OK</text:p>
          </table:table-cell>
          <table:table-cell table:style-name="ce126" office:value-type="string">
            <text:p>OK</text:p>
          </table:table-cell>
          <table:table-cell table:style-name="ce131" office:value-type="string">
            <text:p>Ok</text:p>
          </table:table-cell>
          <table:table-cell table:style-name="ce85" office:value-type="string">
            <text:p>OK</text:p>
          </table:table-cell>
          <table:table-cell table:style-name="ce133" office:value-type="string">
            <text:p>확인</text:p>
          </table:table-cell>
          <table:table-cell table:style-name="ce140" office:value-type="string">
            <text:p>确认</text:p>
          </table:table-cell>
          <table:table-cell table:style-name="ce122" office:value-type="string">
            <text:p>確定</text:p>
          </table:table-cell>
          <table:table-cell table:style-name="ce101" office:value-type="string">
            <text:p>ОК</text:p>
          </table:table-cell>
          <table:table-cell table:style-name="ce111" office:value-type="string">
            <text:p>OK</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SKB_GET_NOW</text:p>
          </table:table-cell>
          <table:table-cell table:style-name="ce114" office:value-type="string">
            <text:p>Get the game</text:p>
          </table:table-cell>
          <table:table-cell table:style-name="ce121" office:value-type="string">
            <text:p>Conseguir el juego</text:p>
          </table:table-cell>
          <table:table-cell table:style-name="ce122" office:value-type="string">
            <text:p>Compre Agora</text:p>
          </table:table-cell>
          <table:table-cell table:style-name="ce124" office:value-type="string">
            <text:p>Comprar o jogo</text:p>
          </table:table-cell>
          <table:table-cell table:style-name="ce129" office:value-type="string">
            <text:p>Spiel kaufen</text:p>
          </table:table-cell>
          <table:table-cell table:style-name="ce126" office:value-type="string">
            <text:p>Acheter le jeu</text:p>
          </table:table-cell>
          <table:table-cell table:style-name="ce131" office:value-type="string">
            <text:p>Acquista il gioco</text:p>
          </table:table-cell>
          <table:table-cell table:style-name="ce85" office:value-type="string">
            <text:p>ゲームをゲット！</text:p>
          </table:table-cell>
          <table:table-cell table:style-name="ce134" office:value-type="string">
            <text:p><text:span text:style-name="T21">게임</text:span> <text:span text:style-name="T21">구매</text:span></text:p>
          </table:table-cell>
          <table:table-cell table:style-name="ce140" office:value-type="string">
            <text:p>获取游戏</text:p>
          </table:table-cell>
          <table:table-cell table:style-name="ce122" office:value-type="string">
            <text:p>取得遊戲</text:p>
          </table:table-cell>
          <table:table-cell table:style-name="ce101" office:value-type="string">
            <text:p>Купить игру</text:p>
          </table:table-cell>
          <table:table-cell table:style-name="ce111" office:value-type="string">
            <text:p>Pobierz grę</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SKB_MANUAL_UNLOCK</text:p>
          </table:table-cell>
          <table:table-cell table:style-name="ce114" office:value-type="string">
            <text:p>Manual unlock</text:p>
          </table:table-cell>
          <table:table-cell table:style-name="ce121" office:value-type="string">
            <text:p>Desbloqueo manual</text:p>
          </table:table-cell>
          <table:table-cell table:style-name="ce122" office:value-type="string">
            <text:p>Desbloqueio manual</text:p>
          </table:table-cell>
          <table:table-cell table:style-name="ce124" office:value-type="string">
            <text:p>Desbloqueio manual</text:p>
          </table:table-cell>
          <table:table-cell table:style-name="ce129" office:value-type="string">
            <text:p>Manuelle Aktivierung</text:p>
          </table:table-cell>
          <table:table-cell table:style-name="ce126" office:value-type="string">
            <text:p>Déblocage manuel</text:p>
          </table:table-cell>
          <table:table-cell table:style-name="ce131" office:value-type="string">
            <text:p>Sblocca manualmente</text:p>
          </table:table-cell>
          <table:table-cell table:style-name="ce85" office:value-type="string">
            <text:p>マニュアルアンロック</text:p>
          </table:table-cell>
          <table:table-cell table:style-name="ce134" office:value-type="string">
            <text:p><text:span text:style-name="T21">수동</text:span> <text:span text:style-name="T21">해제</text:span></text:p>
          </table:table-cell>
          <table:table-cell table:style-name="ce140" office:value-type="string">
            <text:p>手动解锁</text:p>
          </table:table-cell>
          <table:table-cell table:style-name="ce122" office:value-type="string">
            <text:p>手動解鎖</text:p>
          </table:table-cell>
          <table:table-cell table:style-name="ce101" office:value-type="string">
            <text:p>Разблокировать вручную</text:p>
          </table:table-cell>
          <table:table-cell table:style-name="ce111" office:value-type="string">
            <text:p>Odblokowanie ręczne</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SKB_PLAY_GAME</text:p>
          </table:table-cell>
          <table:table-cell table:style-name="ce114" office:value-type="string">
            <text:p>Play the game!</text:p>
          </table:table-cell>
          <table:table-cell table:style-name="ce121" office:value-type="string">
            <text:p>¡Jugar al juego!</text:p>
          </table:table-cell>
          <table:table-cell table:style-name="ce122" office:value-type="string">
            <text:p>Jogar!</text:p>
          </table:table-cell>
          <table:table-cell table:style-name="ce124" office:value-type="string">
            <text:p>Jogar!</text:p>
          </table:table-cell>
          <table:table-cell table:style-name="ce129" office:value-type="string">
            <text:p>Spiele es!</text:p>
          </table:table-cell>
          <table:table-cell table:style-name="ce126" office:value-type="string">
            <text:p>Jouez !</text:p>
          </table:table-cell>
          <table:table-cell table:style-name="ce131" office:value-type="string">
            <text:p>Gioca!</text:p>
          </table:table-cell>
          <table:table-cell table:style-name="ce85" office:value-type="string">
            <text:p>ゲームをプレイ！</text:p>
          </table:table-cell>
          <table:table-cell table:style-name="ce134" office:value-type="string">
            <text:p><text:span text:style-name="T21">게임</text:span> <text:span text:style-name="T21">플레이</text:span>!</text:p>
          </table:table-cell>
          <table:table-cell table:style-name="ce140" office:value-type="string">
            <text:p>开始游戏！</text:p>
          </table:table-cell>
          <table:table-cell table:style-name="ce122" office:value-type="string">
            <text:p>開始進行遊戲！</text:p>
          </table:table-cell>
          <table:table-cell table:style-name="ce101" office:value-type="string">
            <text:p>Играть!</text:p>
          </table:table-cell>
          <table:table-cell table:style-name="ce111" office:value-type="string">
            <text:p>Graj!</text:p>
          </table:table-cell>
          <table:table-cell table:style-name="ce33" table:number-columns-repeated="242"/>
          <table:table-cell table:style-name="ce36" table:number-columns-repeated="767"/>
        </table:table-row>
        <table:table-row table:style-name="ro3">
          <table:table-cell table:style-name="ce33"/>
          <table:table-cell table:style-name="ce119" office:value-type="string">
            <text:p>SKB_RETRY_PHONE_BILL</text:p>
          </table:table-cell>
          <table:table-cell table:style-name="ce114" office:value-type="string">
            <text:p>Try again on my phone bill</text:p>
          </table:table-cell>
          <table:table-cell table:style-name="ce121" office:value-type="string">
            <text:p>Inténtalo de nuevo</text:p>
          </table:table-cell>
          <table:table-cell table:style-name="ce122" office:value-type="string">
            <text:p>Tente novamente</text:p>
          </table:table-cell>
          <table:table-cell table:style-name="ce124" office:value-type="string">
            <text:p>Tentar novamente na minha conta telefónica</text:p>
          </table:table-cell>
          <table:table-cell table:style-name="ce129" office:value-type="string">
            <text:p>Wiederholen</text:p>
          </table:table-cell>
          <table:table-cell table:style-name="ce126" office:value-type="string">
            <text:p>Réessayer</text:p>
          </table:table-cell>
          <table:table-cell table:style-name="ce131" office:value-type="string">
            <text:p>Riprova</text:p>
          </table:table-cell>
          <table:table-cell table:style-name="ce85" office:value-type="string">
            <text:p>携帯電話料金と一括で支払う</text:p>
          </table:table-cell>
          <table:table-cell table:style-name="ce134" office:value-type="string">
            <text:p><text:span text:style-name="T21">전화</text:span> <text:span text:style-name="T21">요금으로</text:span> <text:span text:style-name="T21">결제</text:span></text:p>
          </table:table-cell>
          <table:table-cell table:style-name="ce140" office:value-type="string">
            <text:p>使用电话账单重试</text:p>
          </table:table-cell>
          <table:table-cell table:style-name="ce122" office:value-type="string">
            <text:p>重新嘗試手機付款</text:p>
          </table:table-cell>
          <table:table-cell table:style-name="ce101" office:value-type="string">
            <text:p>Попробовать еще раз через оператора</text:p>
          </table:table-cell>
          <table:table-cell table:style-name="ce111" office:value-type="string">
            <text:p>Spróbuj ponownie doliczyć do rachunku</text:p>
          </table:table-cell>
          <table:table-cell table:style-name="ce33" table:number-columns-repeated="242"/>
          <table:table-cell table:style-name="ce36" table:number-columns-repeated="767"/>
        </table:table-row>
        <table:table-row table:style-name="ro22">
          <table:table-cell table:style-name="ce33"/>
          <table:table-cell table:style-name="ce119" office:value-type="string">
            <text:p>SKB_PAY_WITH_CCARD</text:p>
          </table:table-cell>
          <table:table-cell table:style-name="ce114" office:value-type="string">
            <text:p>Pay with my credit card</text:p>
          </table:table-cell>
          <table:table-cell table:style-name="ce114" office:value-type="string">
            <text:p>Pagar con tarjeta de crédito</text:p>
          </table:table-cell>
          <table:table-cell table:style-name="ce122" office:value-type="string">
            <text:p>Pagar com cartão de crédito</text:p>
          </table:table-cell>
          <table:table-cell table:style-name="ce124" office:value-type="string">
            <text:p>Pagar com cartão de crédito</text:p>
          </table:table-cell>
          <table:table-cell table:style-name="ce129" office:value-type="string">
            <text:p>Per Kreditkarte zahlen</text:p>
          </table:table-cell>
          <table:table-cell table:style-name="ce126" office:value-type="string">
            <text:p>Payer avec ma carte de crédit.</text:p>
          </table:table-cell>
          <table:table-cell table:style-name="ce131" office:value-type="string">
            <text:p>Paga con la carta di credito</text:p>
          </table:table-cell>
          <table:table-cell table:style-name="ce85" office:value-type="string">
            <text:p>クレジットカードで支払う</text:p>
          </table:table-cell>
          <table:table-cell table:style-name="ce133" office:value-type="string">
            <text:p>신용카드로 결제</text:p>
          </table:table-cell>
          <table:table-cell table:style-name="ce140" office:value-type="string">
            <text:p>使用信用卡付款</text:p>
          </table:table-cell>
          <table:table-cell table:style-name="ce122" office:value-type="string">
            <text:p>使用信用卡付款</text:p>
          </table:table-cell>
          <table:table-cell table:style-name="ce101" office:value-type="string">
            <text:p>Оплатить кредитной карточкой</text:p>
          </table:table-cell>
          <table:table-cell table:style-name="ce111" office:value-type="string">
            <text:p>Zapłacę kartą kredytową</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SKB_CANCEL</text:p>
          </table:table-cell>
          <table:table-cell table:style-name="ce114" office:value-type="string">
            <text:p>Cancel</text:p>
          </table:table-cell>
          <table:table-cell table:style-name="ce114" office:value-type="string">
            <text:p>Cancelar</text:p>
          </table:table-cell>
          <table:table-cell table:style-name="ce122" office:value-type="string">
            <text:p>Cancelar</text:p>
          </table:table-cell>
          <table:table-cell table:style-name="ce124" office:value-type="string">
            <text:p>Cancelar</text:p>
          </table:table-cell>
          <table:table-cell table:style-name="ce129" office:value-type="string">
            <text:p>Abbrechen</text:p>
          </table:table-cell>
          <table:table-cell table:style-name="ce126" office:value-type="string">
            <text:p>Annuler</text:p>
          </table:table-cell>
          <table:table-cell table:style-name="ce131" office:value-type="string">
            <text:p>Annulla</text:p>
          </table:table-cell>
          <table:table-cell table:style-name="ce85" office:value-type="string">
            <text:p>キャンセル</text:p>
          </table:table-cell>
          <table:table-cell table:style-name="ce133" office:value-type="string">
            <text:p>취소</text:p>
          </table:table-cell>
          <table:table-cell table:style-name="ce140" office:value-type="string">
            <text:p>取消</text:p>
          </table:table-cell>
          <table:table-cell table:style-name="ce122" office:value-type="string">
            <text:p>取消</text:p>
          </table:table-cell>
          <table:table-cell table:style-name="ce101" office:value-type="string">
            <text:p>Отмена</text:p>
          </table:table-cell>
          <table:table-cell table:style-name="ce111" office:value-type="string">
            <text:p>Anuluj</text:p>
          </table:table-cell>
          <table:table-cell table:style-name="ce33" table:number-columns-repeated="242"/>
          <table:table-cell table:style-name="ce36" table:number-columns-repeated="767"/>
        </table:table-row>
        <table:table-row table:style-name="ro22">
          <table:table-cell table:style-name="ce33"/>
          <table:table-cell table:style-name="ce119" office:value-type="string">
            <text:p>SKB_TICKET</text:p>
          </table:table-cell>
          <table:table-cell table:style-name="ce114" office:value-type="string">
            <text:p>Enter Code</text:p>
          </table:table-cell>
          <table:table-cell table:style-name="ce114" office:value-type="string">
            <text:p>Introducir código de promoción</text:p>
          </table:table-cell>
          <table:table-cell table:style-name="ce122" office:value-type="string">
            <text:p>Digite o código da promoção</text:p>
          </table:table-cell>
          <table:table-cell table:style-name="ce124" office:value-type="string">
            <text:p>Inserir o Código da Promoção</text:p>
          </table:table-cell>
          <table:table-cell table:style-name="ce129" office:value-type="string">
            <text:p>Gib deinen Code ein!</text:p>
          </table:table-cell>
          <table:table-cell table:style-name="ce126" office:value-type="string">
            <text:p>Entrer code promo</text:p>
          </table:table-cell>
          <table:table-cell table:style-name="ce131" office:value-type="string">
            <text:p>Inserisci il codice promozionale</text:p>
          </table:table-cell>
          <table:table-cell table:style-name="ce85" office:value-type="string">
            <text:p>プロモーションコードを入力</text:p>
          </table:table-cell>
          <table:table-cell table:style-name="ce134" office:value-type="string">
            <text:p><text:span text:style-name="T21">코드</text:span> <text:span text:style-name="T21">입력</text:span></text:p>
          </table:table-cell>
          <table:table-cell table:style-name="ce140" office:value-type="string">
            <text:p>输入代码</text:p>
          </table:table-cell>
          <table:table-cell table:style-name="ce122" office:value-type="string">
            <text:p>輸入代碼</text:p>
          </table:table-cell>
          <table:table-cell table:style-name="ce101" office:value-type="string">
            <text:p>Ввести код</text:p>
          </table:table-cell>
          <table:table-cell table:style-name="ce111" office:value-type="string">
            <text:p>Wprowadź kod</text:p>
          </table:table-cell>
          <table:table-cell table:style-name="ce33" table:number-columns-repeated="242"/>
          <table:table-cell table:style-name="ce36" table:number-columns-repeated="767"/>
        </table:table-row>
        <table:table-row table:style-name="ro1">
          <table:table-cell table:style-name="ce33"/>
          <table:table-cell table:style-name="ce119" office:value-type="string">
            <text:p>SKB_NEXT</text:p>
          </table:table-cell>
          <table:table-cell table:style-name="ce114" office:value-type="string">
            <text:p>Next</text:p>
          </table:table-cell>
          <table:table-cell table:style-name="ce114" office:value-type="string">
            <text:p>Siguiente</text:p>
          </table:table-cell>
          <table:table-cell table:style-name="ce122" office:value-type="string">
            <text:p>Próximo</text:p>
          </table:table-cell>
          <table:table-cell table:style-name="ce124" office:value-type="string">
            <text:p>Próximo</text:p>
          </table:table-cell>
          <table:table-cell table:style-name="ce129" office:value-type="string">
            <text:p>Weiter</text:p>
          </table:table-cell>
          <table:table-cell table:style-name="ce126" office:value-type="string">
            <text:p>Suivant</text:p>
          </table:table-cell>
          <table:table-cell table:style-name="ce131" office:value-type="string">
            <text:p>Avanti</text:p>
          </table:table-cell>
          <table:table-cell table:style-name="ce85" office:value-type="string">
            <text:p>次へ</text:p>
          </table:table-cell>
          <table:table-cell table:style-name="ce133" office:value-type="string">
            <text:p>다음</text:p>
          </table:table-cell>
          <table:table-cell table:style-name="ce140" office:value-type="string">
            <text:p>下一个</text:p>
          </table:table-cell>
          <table:table-cell table:style-name="ce122" office:value-type="string">
            <text:p>下一頁</text:p>
          </table:table-cell>
          <table:table-cell table:style-name="ce101" office:value-type="string">
            <text:p>Далее</text:p>
          </table:table-cell>
          <table:table-cell table:style-name="ce111" office:value-type="string">
            <text:p>Dalej</text:p>
          </table:table-cell>
          <table:table-cell table:style-name="ce33" table:number-columns-repeated="242"/>
          <table:table-cell table:style-name="ce36" table:number-columns-repeated="767"/>
        </table:table-row>
        <table:table-row table:style-name="ro1">
          <table:table-cell table:style-name="ce33"/>
          <table:table-cell table:style-name="ce119" office:value-type="string">
            <text:p>SKB_EXIT</text:p>
          </table:table-cell>
          <table:table-cell table:number-columns-repeated="2" table:style-name="ce114" office:value-type="string">
            <text:p>X</text:p>
          </table:table-cell>
          <table:table-cell table:style-name="ce122" office:value-type="string">
            <text:p>X</text:p>
          </table:table-cell>
          <table:table-cell table:style-name="ce124" office:value-type="string">
            <text:p>X</text:p>
          </table:table-cell>
          <table:table-cell table:style-name="ce129" office:value-type="string">
            <text:p>X</text:p>
          </table:table-cell>
          <table:table-cell table:style-name="ce126" office:value-type="string">
            <text:p>X</text:p>
          </table:table-cell>
          <table:table-cell table:style-name="ce131" office:value-type="string">
            <text:p>X</text:p>
          </table:table-cell>
          <table:table-cell table:style-name="ce85" office:value-type="string">
            <text:p>X</text:p>
          </table:table-cell>
          <table:table-cell table:style-name="ce134" office:value-type="string">
            <text:p>X</text:p>
          </table:table-cell>
          <table:table-cell table:style-name="ce122" office:value-type="string">
            <text:p>X</text:p>
          </table:table-cell>
          <table:table-cell table:style-name="ce122" office:value-type="string">
            <text:p>結束</text:p>
          </table:table-cell>
          <table:table-cell table:style-name="ce101" office:value-type="string">
            <text:p>X</text:p>
          </table:table-cell>
          <table:table-cell table:style-name="ce111" office:value-type="string">
            <text:p>X</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SKB_CONTINUE</text:p>
          </table:table-cell>
          <table:table-cell table:style-name="ce114" office:value-type="string">
            <text:p>Continue</text:p>
          </table:table-cell>
          <table:table-cell table:style-name="ce114" office:value-type="string">
            <text:p>Continuar</text:p>
          </table:table-cell>
          <table:table-cell table:style-name="ce122" office:value-type="string">
            <text:p>Continuar</text:p>
          </table:table-cell>
          <table:table-cell table:style-name="ce124" office:value-type="string">
            <text:p>Continuar</text:p>
          </table:table-cell>
          <table:table-cell table:style-name="ce129" office:value-type="string">
            <text:p>Fortfahren</text:p>
          </table:table-cell>
          <table:table-cell table:style-name="ce126" office:value-type="string">
            <text:p>Continuer</text:p>
          </table:table-cell>
          <table:table-cell table:style-name="ce131" office:value-type="string">
            <text:p>Continua</text:p>
          </table:table-cell>
          <table:table-cell table:style-name="ce85" office:value-type="string">
            <text:p>コンティニュー</text:p>
          </table:table-cell>
          <table:table-cell table:style-name="ce133" office:value-type="string">
            <text:p>계속</text:p>
          </table:table-cell>
          <table:table-cell table:style-name="ce140" office:value-type="string">
            <text:p>继续</text:p>
          </table:table-cell>
          <table:table-cell table:style-name="ce122" office:value-type="string">
            <text:p>繼續</text:p>
          </table:table-cell>
          <table:table-cell table:style-name="ce101" office:value-type="string">
            <text:p>Продолжить</text:p>
          </table:table-cell>
          <table:table-cell table:style-name="ce111" office:value-type="string">
            <text:p>Kontynuuj</text:p>
          </table:table-cell>
          <table:table-cell table:style-name="ce33" table:number-columns-repeated="242"/>
          <table:table-cell table:style-name="ce36" table:number-columns-repeated="767"/>
        </table:table-row>
        <table:table-row table:style-name="ro26">
          <table:table-cell table:style-name="ce33"/>
          <table:table-cell table:style-name="ce119" office:value-type="string">
            <text:p>SKB_TCS</text:p>
          </table:table-cell>
          <table:table-cell table:style-name="ce114" office:value-type="string">
            <text:p>Terms and Conditions</text:p>
          </table:table-cell>
          <table:table-cell table:style-name="ce114" office:value-type="string">
            <text:p>Términos y condiciones</text:p>
          </table:table-cell>
          <table:table-cell table:style-name="ce122" office:value-type="string">
            <text:p>Termos e Condições</text:p>
          </table:table-cell>
          <table:table-cell table:style-name="ce124" office:value-type="string">
            <text:p>Termos e Condições</text:p>
          </table:table-cell>
          <table:table-cell table:style-name="ce129" office:value-type="string">
            <text:p>Allgemeine Verkaufsbedingungen</text:p>
          </table:table-cell>
          <table:table-cell table:style-name="ce126" office:value-type="string">
            <text:p>Conditions générales</text:p>
          </table:table-cell>
          <table:table-cell table:style-name="ce131" office:value-type="string">
            <text:p>Termini e condizioni</text:p>
          </table:table-cell>
          <table:table-cell table:style-name="ce85" office:value-type="string">
            <text:p>利用規約</text:p>
          </table:table-cell>
          <table:table-cell table:style-name="ce134" office:value-type="string">
            <text:p><text:span text:style-name="T21">이용</text:span> <text:span text:style-name="T21">약관</text:span></text:p>
          </table:table-cell>
          <table:table-cell table:style-name="ce124" office:value-type="string">
            <text:p>条款和条件</text:p>
          </table:table-cell>
          <table:table-cell table:style-name="ce122" office:value-type="string">
            <text:p>服務條款</text:p>
          </table:table-cell>
          <table:table-cell table:style-name="ce101" office:value-type="string">
            <text:p>Пользовательское соглашение</text:p>
          </table:table-cell>
          <table:table-cell table:style-name="ce111" office:value-type="string">
            <text:p>Zasady i warunki</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SKB_BUY_NOW</text:p>
          </table:table-cell>
          <table:table-cell table:style-name="ce114" office:value-type="string">
            <text:p>Buy Now</text:p>
          </table:table-cell>
          <table:table-cell table:style-name="ce114" office:value-type="string">
            <text:p>Comprar ahora</text:p>
          </table:table-cell>
          <table:table-cell table:style-name="ce122" office:value-type="string">
            <text:p>Comprar agora</text:p>
          </table:table-cell>
          <table:table-cell table:style-name="ce124" office:value-type="string">
            <text:p>Comprar agora</text:p>
          </table:table-cell>
          <table:table-cell table:style-name="ce129" office:value-type="string">
            <text:p>Jetzt kaufen</text:p>
          </table:table-cell>
          <table:table-cell table:style-name="ce126" office:value-type="string">
            <text:p>Acheter maintenant</text:p>
          </table:table-cell>
          <table:table-cell table:style-name="ce131" office:value-type="string">
            <text:p>Acquista</text:p>
          </table:table-cell>
          <table:table-cell table:style-name="ce85" office:value-type="string">
            <text:p>今すぐ購入</text:p>
          </table:table-cell>
          <table:table-cell table:style-name="ce134" office:value-type="string">
            <text:p><text:span text:style-name="T21">바로</text:span> <text:span text:style-name="T21">구매</text:span></text:p>
          </table:table-cell>
          <table:table-cell table:style-name="ce140" office:value-type="string">
            <text:p>立刻购买</text:p>
          </table:table-cell>
          <table:table-cell table:style-name="ce122" office:value-type="string">
            <text:p>立即購買</text:p>
          </table:table-cell>
          <table:table-cell table:style-name="ce101" office:value-type="string">
            <text:p>Купить сейчас</text:p>
          </table:table-cell>
          <table:table-cell table:style-name="ce111" office:value-type="string">
            <text:p>Kup teraz</text:p>
          </table:table-cell>
          <table:table-cell table:style-name="ce33" table:number-columns-repeated="242"/>
          <table:table-cell table:style-name="ce36" table:number-columns-repeated="767"/>
        </table:table-row>
        <table:table-row table:style-name="ro1">
          <table:table-cell table:style-name="ce33"/>
          <table:table-cell table:style-name="ce119" office:value-type="string">
            <text:p>SKB_LOGIN</text:p>
          </table:table-cell>
          <table:table-cell table:style-name="ce114" office:value-type="string">
            <text:p>Login</text:p>
          </table:table-cell>
          <table:table-cell table:style-name="ce114" office:value-type="string">
            <text:p>Iniciar sesión</text:p>
          </table:table-cell>
          <table:table-cell table:style-name="ce122" office:value-type="string">
            <text:p>Entrar</text:p>
          </table:table-cell>
          <table:table-cell table:style-name="ce124" office:value-type="string">
            <text:p>Entrar</text:p>
          </table:table-cell>
          <table:table-cell table:style-name="ce129" office:value-type="string">
            <text:p>Anmelden</text:p>
          </table:table-cell>
          <table:table-cell table:style-name="ce126" office:value-type="string">
            <text:p>Se connecter</text:p>
          </table:table-cell>
          <table:table-cell table:style-name="ce131" office:value-type="string">
            <text:p>Accedi</text:p>
          </table:table-cell>
          <table:table-cell table:style-name="ce85" office:value-type="string">
            <text:p>ログイン</text:p>
          </table:table-cell>
          <table:table-cell table:style-name="ce133" office:value-type="string">
            <text:p>로그인</text:p>
          </table:table-cell>
          <table:table-cell table:style-name="ce140" office:value-type="string">
            <text:p>登陆</text:p>
          </table:table-cell>
          <table:table-cell table:style-name="ce122" office:value-type="string">
            <text:p>登入</text:p>
          </table:table-cell>
          <table:table-cell table:style-name="ce101" office:value-type="string">
            <text:p>Войти</text:p>
          </table:table-cell>
          <table:table-cell table:style-name="ce111" office:value-type="string">
            <text:p>Login</text:p>
          </table:table-cell>
          <table:table-cell table:style-name="ce33" table:number-columns-repeated="242"/>
          <table:table-cell table:style-name="ce36" table:number-columns-repeated="767"/>
        </table:table-row>
        <table:table-row table:style-name="ro1">
          <table:table-cell table:style-name="ce33"/>
          <table:table-cell table:style-name="ce119" office:value-type="string">
            <text:p>SKB_BACK</text:p>
          </table:table-cell>
          <table:table-cell table:style-name="ce114" office:value-type="string">
            <text:p>Back</text:p>
          </table:table-cell>
          <table:table-cell table:style-name="ce114" office:value-type="string">
            <text:p>Atrás</text:p>
          </table:table-cell>
          <table:table-cell table:style-name="ce122" office:value-type="string">
            <text:p>Voltar</text:p>
          </table:table-cell>
          <table:table-cell table:style-name="ce124" office:value-type="string">
            <text:p>Voltar</text:p>
          </table:table-cell>
          <table:table-cell table:style-name="ce129" office:value-type="string">
            <text:p>Zurück</text:p>
          </table:table-cell>
          <table:table-cell table:style-name="ce126" office:value-type="string">
            <text:p>Retour</text:p>
          </table:table-cell>
          <table:table-cell table:style-name="ce131" office:value-type="string">
            <text:p>Indietro</text:p>
          </table:table-cell>
          <table:table-cell table:style-name="ce85" office:value-type="string">
            <text:p>戻る</text:p>
          </table:table-cell>
          <table:table-cell table:style-name="ce133" office:value-type="string">
            <text:p>뒤로</text:p>
          </table:table-cell>
          <table:table-cell table:style-name="ce140" office:value-type="string">
            <text:p>返回</text:p>
          </table:table-cell>
          <table:table-cell table:style-name="ce122" office:value-type="string">
            <text:p>返回</text:p>
          </table:table-cell>
          <table:table-cell table:style-name="ce101" office:value-type="string">
            <text:p>Назад</text:p>
          </table:table-cell>
          <table:table-cell table:style-name="ce111" office:value-type="string">
            <text:p>Wstecz</text:p>
          </table:table-cell>
          <table:table-cell table:style-name="ce33" table:number-columns-repeated="242"/>
          <table:table-cell table:style-name="ce36" table:number-columns-repeated="767"/>
        </table:table-row>
        <table:table-row table:style-name="ro2">
          <table:table-cell table:style-name="ce33"/>
          <table:table-cell table:style-name="ce119" office:value-type="string">
            <text:p>SKB_RETRY</text:p>
          </table:table-cell>
          <table:table-cell table:style-name="ce114" office:value-type="string">
            <text:p>Retry</text:p>
          </table:table-cell>
          <table:table-cell table:style-name="ce114" office:value-type="string">
            <text:p>Volver a intentar</text:p>
          </table:table-cell>
          <table:table-cell table:style-name="ce122" office:value-type="string">
            <text:p>Tentar novamente</text:p>
          </table:table-cell>
          <table:table-cell table:style-name="ce124" office:value-type="string">
            <text:p>Tentar novamente</text:p>
          </table:table-cell>
          <table:table-cell table:style-name="ce129" office:value-type="string">
            <text:p>Neuer Versuch</text:p>
          </table:table-cell>
          <table:table-cell table:style-name="ce126" office:value-type="string">
            <text:p>Réessayer</text:p>
          </table:table-cell>
          <table:table-cell table:style-name="ce131" office:value-type="string">
            <text:p>Riprova</text:p>
          </table:table-cell>
          <table:table-cell table:style-name="ce85" office:value-type="string">
            <text:p>リトライ</text:p>
          </table:table-cell>
          <table:table-cell table:style-name="ce133" office:value-type="string">
            <text:p>재시도</text:p>
          </table:table-cell>
          <table:table-cell table:style-name="ce140" office:value-type="string">
            <text:p>重试</text:p>
          </table:table-cell>
          <table:table-cell table:style-name="ce122" office:value-type="string">
            <text:p>重試</text:p>
          </table:table-cell>
          <table:table-cell table:style-name="ce101" office:value-type="string">
            <text:p>Повтор</text:p>
          </table:table-cell>
          <table:table-cell table:style-name="ce111" office:value-type="string">
            <text:p>Ponów</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SKB_UNLOCK</text:p>
          </table:table-cell>
          <table:table-cell table:style-name="ce114" office:value-type="string">
            <text:p>Unlock</text:p>
          </table:table-cell>
          <table:table-cell table:style-name="ce114" office:value-type="string">
            <text:p>Desbloquear</text:p>
          </table:table-cell>
          <table:table-cell table:style-name="ce122" office:value-type="string">
            <text:p>Desbloquear</text:p>
          </table:table-cell>
          <table:table-cell table:style-name="ce124" office:value-type="string">
            <text:p>Desbloquear</text:p>
          </table:table-cell>
          <table:table-cell table:style-name="ce129" office:value-type="string">
            <text:p>Aktivieren</text:p>
          </table:table-cell>
          <table:table-cell table:style-name="ce126" office:value-type="string">
            <text:p>Débloquer</text:p>
          </table:table-cell>
          <table:table-cell table:style-name="ce131" office:value-type="string">
            <text:p>Sblocca</text:p>
          </table:table-cell>
          <table:table-cell table:style-name="ce85" office:value-type="string">
            <text:p>アンロック</text:p>
          </table:table-cell>
          <table:table-cell table:style-name="ce133" office:value-type="string">
            <text:p>해제</text:p>
          </table:table-cell>
          <table:table-cell table:style-name="ce140" office:value-type="string">
            <text:p>解锁</text:p>
          </table:table-cell>
          <table:table-cell table:style-name="ce122" office:value-type="string">
            <text:p>解鎖</text:p>
          </table:table-cell>
          <table:table-cell table:style-name="ce101" office:value-type="string">
            <text:p>Разблокировать</text:p>
          </table:table-cell>
          <table:table-cell table:style-name="ce111" office:value-type="string">
            <text:p>Odblokuj</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SKB_PAY_WO_ACCOUNT</text:p>
          </table:table-cell>
          <table:table-cell table:style-name="ce114" office:value-type="string">
            <text:p>Pay without account</text:p>
          </table:table-cell>
          <table:table-cell table:style-name="ce114" office:value-type="string">
            <text:p>Pagar sin cuenta</text:p>
          </table:table-cell>
          <table:table-cell table:style-name="ce122" office:value-type="string">
            <text:p>Pagar sem uma conta</text:p>
          </table:table-cell>
          <table:table-cell table:style-name="ce124" office:value-type="string">
            <text:p>Pagar sem uma conta</text:p>
          </table:table-cell>
          <table:table-cell table:style-name="ce129" office:value-type="string">
            <text:p>Ohne Konto zahlen</text:p>
          </table:table-cell>
          <table:table-cell table:style-name="ce126" office:value-type="string">
            <text:p>Payer sans compte</text:p>
          </table:table-cell>
          <table:table-cell table:style-name="ce131" office:value-type="string">
            <text:p>Paga senza l\'account</text:p>
          </table:table-cell>
          <table:table-cell table:style-name="ce85" office:value-type="string">
            <text:p>アカウントなしで支払う</text:p>
          </table:table-cell>
          <table:table-cell table:style-name="ce134" office:value-type="string">
            <text:p><text:span text:style-name="T21">계정</text:span> <text:span text:style-name="T21">없이</text:span> <text:span text:style-name="T21">결제</text:span></text:p>
          </table:table-cell>
          <table:table-cell table:style-name="ce140" office:value-type="string">
            <text:p>无账号付款</text:p>
          </table:table-cell>
          <table:table-cell table:style-name="ce122" office:value-type="string">
            <text:p>不建立帳戶直接付款</text:p>
          </table:table-cell>
          <table:table-cell table:style-name="ce101" office:value-type="string">
            <text:p>Оплатить без уч. записи</text:p>
          </table:table-cell>
          <table:table-cell table:style-name="ce111" office:value-type="string">
            <text:p>Płać bez konta</text:p>
          </table:table-cell>
          <table:table-cell table:style-name="ce33" table:number-columns-repeated="242"/>
          <table:table-cell table:style-name="ce36" table:number-columns-repeated="767"/>
        </table:table-row>
        <table:table-row table:style-name="ro19">
          <table:table-cell table:style-name="ce33"/>
          <table:table-cell table:style-name="ce119" office:value-type="string">
            <text:p>AB_GET_FULL_VERSION_QUESTION</text:p>
          </table:table-cell>
          <table:table-cell table:style-name="ce114" office:value-type="string">
            <text:p>Get the full version of {GAME_NAME}</text:p>
          </table:table-cell>
          <table:table-cell table:style-name="ce114" office:value-type="string">
            <text:p>Consigue la versión completa de {GAME_NAME}</text:p>
          </table:table-cell>
          <table:table-cell table:style-name="ce122" office:value-type="string">
            <text:p>Baixe a versão completa de {GAME_NAME}</text:p>
          </table:table-cell>
          <table:table-cell table:style-name="ce124" office:value-type="string">
            <text:p>Transfere a versão completa de {GAME_NAME}</text:p>
          </table:table-cell>
          <table:table-cell table:style-name="ce129" office:value-type="string">
            <text:p>Hol dir die Vollversion von {GAME_NAME}.</text:p>
          </table:table-cell>
          <table:table-cell table:style-name="ce126" office:value-type="string">
            <text:p>Obtenir la version complète de {GAME_NAME}.</text:p>
          </table:table-cell>
          <table:table-cell table:style-name="ce131" office:value-type="string">
            <text:p>Scarica la versione completa di {GAME_NAME}</text:p>
          </table:table-cell>
          <table:table-cell table:style-name="ce85" office:value-type="string">
            <text:p>{GAME_NAME}の製品版をゲット</text:p>
          </table:table-cell>
          <table:table-cell table:style-name="ce134" office:value-type="string">
            <text:p>{GAME_NAME} <text:span text:style-name="T21">정식</text:span> <text:span text:style-name="T21">버전</text:span> <text:span text:style-name="T21">구매</text:span></text:p>
          </table:table-cell>
          <table:table-cell table:style-name="ce140" office:value-type="string">
            <text:p>获取<text:span text:style-name="T18">{GAME_NAM</text:span><text:span text:style-name="T18">E}</text:span><text:span text:style-name="T22">完整版</text:span></text:p>
          </table:table-cell>
          <table:table-cell table:style-name="ce122" office:value-type="string">
            <text:p>取得 {GAME_NAME} 的完整版本</text:p>
          </table:table-cell>
          <table:table-cell table:style-name="ce101" office:value-type="string">
            <text:p>Получить полную версию {GAME_NAME}</text:p>
          </table:table-cell>
          <table:table-cell table:style-name="ce111" office:value-type="string">
            <text:p>Pobierz pełną wersję gry {GAME_NAME}</text:p>
          </table:table-cell>
          <table:table-cell table:style-name="ce33" table:number-columns-repeated="242"/>
          <table:table-cell table:style-name="ce36" table:number-columns-repeated="767"/>
        </table:table-row>
        <table:table-row table:style-name="ro13">
          <table:table-cell table:style-name="ce33"/>
          <table:table-cell table:style-name="ce119" office:value-type="string">
            <text:p>AB_GET_FULL_VERSION_CHARGE_APPLY</text:p>
          </table:table-cell>
          <table:table-cell table:style-name="ce114" office:value-type="string">
            <text:p>&amp;lt;b&gt;Price {PRICE} - Message and data rates may apply&amp;lt;/b&gt;</text:p>
          </table:table-cell>
          <table:table-cell table:style-name="ce114" office:value-type="string">
            <text:p>&lt;b&gt;Precio: {PRICE} - Se podrán aplicar los costes por mensajería y transmisión de datos&lt;/b&gt;</text:p>
          </table:table-cell>
          <table:table-cell table:style-name="ce122" office:value-type="string">
            <text:p>&lt;b&gt;Preço: {PRICE} - tarifas de transferência de dados ou de mensagens poderão ser cobradas&lt;/b&gt;</text:p>
          </table:table-cell>
          <table:table-cell table:style-name="ce124" office:value-type="string">
            <text:p>&lt;b&gt;Preço: {PRICE} - poderão ser cobradas tarifas de transferência de dados ou de mensagens&lt;/b&gt;</text:p>
          </table:table-cell>
          <table:table-cell table:style-name="ce129" office:value-type="string">
            <text:p>&lt;b&gt;Preis {PRICE} - Es fallen die üblichen Nachrichten- und Datentransfergebühren an.&lt;/b&gt;</text:p>
          </table:table-cell>
          <table:table-cell table:style-name="ce126" office:value-type="string">
            <text:p>&lt;b&gt;Prix : {PRICE} - Des frais de message et de données peuvent s\'appliquer.&lt;/b&gt;</text:p>
          </table:table-cell>
          <table:table-cell table:style-name="ce131" office:value-type="string">
            <text:p>&lt;b&gt;Prezzo: {PRICE} - Potrebbero venir applicate le tariffe SMS o dati&lt;/b&gt;</text:p>
          </table:table-cell>
          <table:table-cell table:style-name="ce85" office:value-type="string">
            <text:p><text:span text:style-name="T3">価格：</text:span>{PRICE} - <text:span text:style-name="T3">デー</text:span><text:span text:style-name="T3">タ転送などに</text:span><text:span text:style-name="T3">料金が発生す</text:span><text:span text:style-name="T3">る場合があり</text:span><text:span text:style-name="T3">ます</text:span></text:p>
          </table:table-cell>
          <table:table-cell table:style-name="ce134" office:value-type="string">
            <text:p>&amp;lt;b&gt;<text:span text:style-name="T21">가격</text:span> {PRICE} - <text:span text:style-name="T21">메시</text:span><text:span text:style-name="T21">지</text:span> <text:span text:style-name="T21">및</text:span> <text:span text:style-name="T21">데이터</text:span> <text:span text:style-name="T21">요금이</text:span> <text:span text:style-name="T21">부과될</text:span> <text:span text:style-name="T21">수</text:span> <text:span text:style-name="T21">있습니</text:span><text:span text:style-name="T21">다</text:span>.&amp;lt;/b&gt;</text:p>
          </table:table-cell>
          <table:table-cell table:style-name="ce122" office:value-type="string">
            <text:p>&amp;lt;b&gt;<text:span text:style-name="T22">价格</text:span><text:span text:style-name="T18">{PRICE} - </text:span><text:span text:style-name="T22">可能</text:span><text:span text:style-name="T22">产生信息和数</text:span><text:span text:style-name="T22">据费</text:span><text:span text:style-name="T18">&amp;lt;/b&gt;</text:span></text:p>
          </table:table-cell>
          <table:table-cell table:style-name="ce122" office:value-type="string">
            <text:p>&amp;lt;b&gt;價格 {PRICE} - 可能需支付簡訊與數據費用&amp;lt;/b&gt;</text:p>
          </table:table-cell>
          <table:table-cell table:style-name="ce101" office:value-type="string">
            <text:p>&amp;lt;b&gt;Стоимость {PRICE} - Также может быть насчитана стоимость передачи данных и сообщений&amp;lt;/b&gt;</text:p>
          </table:table-cell>
          <table:table-cell table:style-name="ce111" office:value-type="string">
            <text:p>&amp;lt;b&gt;Cena {PRICE} - Może zostać doliczona opłata za dane lub wiadomości&amp;lt;/b&gt;</text:p>
          </table:table-cell>
          <table:table-cell table:style-name="ce33" table:number-columns-repeated="242"/>
          <table:table-cell table:style-name="ce36" table:number-columns-repeated="767"/>
        </table:table-row>
        <table:table-row table:style-name="ro19">
          <table:table-cell table:style-name="ce33"/>
          <table:table-cell table:style-name="ce119" office:value-type="string">
            <text:p>AB_PURCHASE_IN_PROGRESS</text:p>
          </table:table-cell>
          <table:table-cell table:style-name="ce114" office:value-type="string">
            <text:p>Please wait... Your purchase is in progress.</text:p>
          </table:table-cell>
          <table:table-cell table:style-name="ce114" office:value-type="string">
            <text:p>Por favor, espera... Tu compra se está procesando.</text:p>
          </table:table-cell>
          <table:table-cell table:style-name="ce122" office:value-type="string">
            <text:p>Favor aguardar... Sua compra está em andamento.</text:p>
          </table:table-cell>
          <table:table-cell table:style-name="ce124" office:value-type="string">
            <text:p>Por favor aguarda... A tua compra está a ser processada.</text:p>
          </table:table-cell>
          <table:table-cell table:style-name="ce129" office:value-type="string">
            <text:p>Bitte warten... Dein Kauf wird getätigt.</text:p>
          </table:table-cell>
          <table:table-cell table:style-name="ce126" office:value-type="string">
            <text:p>Veuillez patienter... Votre achat est en cours.</text:p>
          </table:table-cell>
          <table:table-cell table:style-name="ce131" office:value-type="string">
            <text:p>Attendi, la transazione è in corso.</text:p>
          </table:table-cell>
          <table:table-cell table:style-name="ce85" office:value-type="string">
            <text:p><text:span text:style-name="T3">しばらくお待</text:span><text:span text:style-name="T3">ちください。</text:span><text:span text:style-name="T3">購入していま</text:span><text:span text:style-name="T3">す</text:span>…</text:p>
          </table:table-cell>
          <table:table-cell table:style-name="ce134" office:value-type="string">
            <text:p><text:span text:style-name="T21">구매가</text:span> <text:span text:style-name="T21">진행</text:span> <text:span text:style-name="T21">중</text:span><text:span text:style-name="T21">입니다</text:span>. <text:span text:style-name="T21">잠시만</text:span> <text:span text:style-name="T21">기다려</text:span> <text:span text:style-name="T21">주세요</text:span>.</text:p>
          </table:table-cell>
          <table:table-cell table:style-name="ce140" office:value-type="string">
            <text:p>请稍等……你的购买正在处理中。</text:p>
          </table:table-cell>
          <table:table-cell table:style-name="ce122" office:value-type="string">
            <text:p>請稍待... 目前正在處理您的訂單。</text:p>
          </table:table-cell>
          <table:table-cell table:style-name="ce101" office:value-type="string">
            <text:p>Пожалуйста, подождите... Выполняется покупка.</text:p>
          </table:table-cell>
          <table:table-cell table:style-name="ce111" office:value-type="string">
            <text:p>Proszę czekać... zakup jest przetwarzany.</text:p>
          </table:table-cell>
          <table:table-cell table:style-name="ce33" table:number-columns-repeated="242"/>
          <table:table-cell table:style-name="ce36" table:number-columns-repeated="767"/>
        </table:table-row>
        <table:table-row table:style-name="ro6">
          <table:table-cell table:style-name="ce33"/>
          <table:table-cell table:style-name="ce119" office:value-type="string">
            <text:p>AB_SMS_SENT_WAIT_FOR_RESPONSE</text:p>
          </table:table-cell>
          <table:table-cell table:style-name="ce114" office:value-type="string">
            <text:p>The purchase request has been successfully sent. Please wait a few seconds to be able to play the full game.</text:p>
          </table:table-cell>
          <table:table-cell table:style-name="ce114" office:value-type="string">
            <text:p>Tu solicitud de compra se ha enviado con éxito. Por favor, espera unos segundo para poder jugar al juego completo.</text:p>
          </table:table-cell>
          <table:table-cell table:style-name="ce122" office:value-type="string">
            <text:p>A solicitação de compra foi enviada com sucesso. Favor aguardar alguns segundos para poder jogar a versão completa do jogo.</text:p>
          </table:table-cell>
          <table:table-cell table:style-name="ce124" office:value-type="string">
            <text:p>O pedido de compra foi enviado com sucesso. Por favor aguarda alguns segundos para poderes jogar a versão completa do jogo.</text:p>
          </table:table-cell>
          <table:table-cell table:style-name="ce129" office:value-type="string">
            <text:p>Die Kaufanfrage wurde erfolgreich gesendet. Warte bitte ein paar Sekunden, um die Vollversion des Spiels spielen zu können.</text:p>
          </table:table-cell>
          <table:table-cell table:style-name="ce126" office:value-type="string">
            <text:p>La demande d\'achat a été envoyée. Veuillez patienter quelques secondes pour pouvoir jouer à la version complète du jeu.</text:p>
          </table:table-cell>
          <table:table-cell table:style-name="ce131" office:value-type="string">
            <text:p>La richiesta di acquisto è stata inviata con successo. Attendi qualche istante per poter giocare alla versione completa.</text:p>
          </table:table-cell>
          <table:table-cell table:style-name="ce132" office:value-type="string">
            <text:p>購入リクエストが送信されました。製品版がプレイできるようになるまで、もうしばらくお待ちください。</text:p>
          </table:table-cell>
          <table:table-cell table:style-name="ce134" office:value-type="string">
            <text:p><text:span text:style-name="T21">구매</text:span> <text:span text:style-name="T21">요청을</text:span> <text:span text:style-name="T21">보</text:span><text:span text:style-name="T21">냈습니다</text:span>. <text:span text:style-name="T21">잠시</text:span> <text:span text:style-name="T21">후에</text:span> <text:span text:style-name="T21">정식</text:span> <text:span text:style-name="T21">버전</text:span> <text:span text:style-name="T21">게임을</text:span> <text:span text:style-name="T21">플레이</text:span><text:span text:style-name="T21">할</text:span> <text:span text:style-name="T21">수</text:span> <text:span text:style-name="T21">있습니다</text:span>.</text:p>
          </table:table-cell>
          <table:table-cell table:style-name="ce140" office:value-type="string">
            <text:p>已成功发送购买请求。请稍等数秒以进行完整版游戏。</text:p>
          </table:table-cell>
          <table:table-cell table:style-name="ce122" office:value-type="string">
            <text:p>已成功傳送購買要求。請稍待幾秒鐘就能進行完整遊戲。</text:p>
          </table:table-cell>
          <table:table-cell table:style-name="ce101" office:value-type="string">
            <text:p>Запрос на покупку был успешно отправлен. Пожалуйста, подождите несколько секунд, пока не активируется полная версия игры.</text:p>
          </table:table-cell>
          <table:table-cell table:style-name="ce111" office:value-type="string">
            <text:p>Żądanie zakupu zostało przesłane prawidłowo. Za kilka sekund możliwe będzie rozpoczęcie gry.</text:p>
          </table:table-cell>
          <table:table-cell table:style-name="ce33" table:number-columns-repeated="242"/>
          <table:table-cell table:style-name="ce36" table:number-columns-repeated="767"/>
        </table:table-row>
        <table:table-row table:style-name="ro21">
          <table:table-cell table:style-name="ce33"/>
          <table:table-cell table:style-name="ce119" office:value-type="string">
            <text:p>AB_ENTER_UNLOCK_CODE_ASK_CODE</text:p>
          </table:table-cell>
          <table:table-cell table:style-name="ce114" office:value-type="string">
            <text:p>In order to enjoy the full version of {GAME_NAME}, please enter your Promotion Code</text:p>
          </table:table-cell>
          <table:table-cell table:style-name="ce114" office:value-type="string">
            <text:p>Para poder disfrutar de la versión completa de {GAME_NAME}, introduce por favor tu código de promoción.</text:p>
          </table:table-cell>
          <table:table-cell table:style-name="ce122" office:value-type="string">
            <text:p>Para jogar a versão completa de {GAME_NAME}, favor digitar o código da promoção</text:p>
          </table:table-cell>
          <table:table-cell table:style-name="ce124" office:value-type="string">
            <text:p>Para desfrutares da versão completa de {GAME_NAME}, por favor insere o teu Código de Promoção</text:p>
          </table:table-cell>
          <table:table-cell table:style-name="ce129" office:value-type="string">
            <text:p>Um die Vollversion von {GAME_NAME} zu genießen, gib bitte deinen Code ein.</text:p>
          </table:table-cell>
          <table:table-cell table:style-name="ce126" office:value-type="string">
            <text:p>Pour jouer à la version complète de {GAME_NAME}, veuillez entrer votre code promo.</text:p>
          </table:table-cell>
          <table:table-cell table:style-name="ce131" office:value-type="string">
            <text:p>Per scoprire la versione completa di {GAME_NAME}, inserisci il codice promozionale</text:p>
          </table:table-cell>
          <table:table-cell table:style-name="ce85" office:value-type="string">
            <text:p>{GAME_NAME}の製品版をプレイするにはプロモーションコードを入力してください。</text:p>
          </table:table-cell>
          <table:table-cell table:style-name="ce134" office:value-type="string">
            <text:p>{GAME_NAME}<text:span text:style-name="T21">의</text:span> <text:span text:style-name="T21">정식</text:span> <text:span text:style-name="T21">버전</text:span><text:span text:style-name="T21">을</text:span> <text:span text:style-name="T21">플레이하려</text:span><text:span text:style-name="T21">면</text:span> <text:span text:style-name="T21">프로모션</text:span> <text:span text:style-name="T21">코</text:span><text:span text:style-name="T21">드를</text:span> <text:span text:style-name="T21">입력하세</text:span><text:span text:style-name="T21">요</text:span>.</text:p>
          </table:table-cell>
          <table:table-cell table:style-name="ce140" office:value-type="string">
            <text:p>为了享受完整版的{GAME_NAME}，请输入你的促销代码</text:p>
          </table:table-cell>
          <table:table-cell table:style-name="ce122" office:value-type="string">
            <text:p>為享有 {GAME_NAME} 的完整版本，請輸入促銷代碼</text:p>
          </table:table-cell>
          <table:table-cell table:style-name="ce101" office:value-type="string">
            <text:p>Чтобы активировать полную версию {GAME_NAME}, пожалуйста, введите ваш промо-код</text:p>
          </table:table-cell>
          <table:table-cell table:style-name="ce111" office:value-type="string">
            <text:p>Aby cieszyć się pełną wersją gry {GAME_NAME}, wprowadź kod promocyjny</text:p>
          </table:table-cell>
          <table:table-cell table:style-name="ce33" table:number-columns-repeated="242"/>
          <table:table-cell table:style-name="ce36" table:number-columns-repeated="767"/>
        </table:table-row>
        <table:table-row table:style-name="ro14">
          <table:table-cell table:style-name="ce33"/>
          <table:table-cell table:style-name="ce119" office:value-type="string">
            <text:p>AB_ENTER_UNLOCK_CODE_SUCCESS</text:p>
          </table:table-cell>
          <table:table-cell table:style-name="ce114" office:value-type="string">
            <text:p>You now have the full version of {GAME_NAME}! Enjoy your game!</text:p>
          </table:table-cell>
          <table:table-cell table:style-name="ce114" office:value-type="string">
            <text:p>Ahora tienes la versión completa de {GAME_NAME}. ¡Disfruta del juego!</text:p>
          </table:table-cell>
          <table:table-cell table:style-name="ce122" office:value-type="string">
            <text:p>Você agora tem a versão completa de {GAME_NAME}! Divirta-se!</text:p>
          </table:table-cell>
          <table:table-cell table:style-name="ce124" office:value-type="string">
            <text:p>Tens agora a versão completa de {GAME_NAME}! Diverte-te com o teu jogo!</text:p>
          </table:table-cell>
          <table:table-cell table:style-name="ce129" office:value-type="string">
            <text:p>Du hast jetzt die Vollversion von {GAME_NAME}! Viel Spaß!</text:p>
          </table:table-cell>
          <table:table-cell table:style-name="ce126" office:value-type="string">
            <text:p>Vous possédez maintenant la version complète de {GAME_NAME} ! Amusez-vous bien !</text:p>
          </table:table-cell>
          <table:table-cell table:style-name="ce131" office:value-type="string">
            <text:p>Ora hai la versione completa di {GAME_NAME}! Divertiti!</text:p>
          </table:table-cell>
          <table:table-cell table:style-name="ce85" office:value-type="string">
            <text:p>{GAME_NAME}の製品版を購入しました。ゲームをプレイできます！</text:p>
          </table:table-cell>
          <table:table-cell table:style-name="ce134" office:value-type="string">
            <text:p>{GAME_NAME} <text:span text:style-name="T21">정식</text:span> <text:span text:style-name="T21">버전</text:span> <text:span text:style-name="T21">게임을</text:span> <text:span text:style-name="T21">구매했</text:span><text:span text:style-name="T21">습니다</text:span>. <text:span text:style-name="T21">게임을</text:span> <text:span text:style-name="T21">맘껏</text:span> <text:span text:style-name="T21">즐기세요</text:span>!</text:p>
          </table:table-cell>
          <table:table-cell table:style-name="ce140" office:value-type="string">
            <text:p>你现在拥有了<text:span text:style-name="T18">{GAME_NAM</text:span><text:span text:style-name="T18">E}</text:span><text:span text:style-name="T22">完整版！好</text:span><text:span text:style-name="T22">好享受游戏吧</text:span><text:span text:style-name="T22">！</text:span></text:p>
          </table:table-cell>
          <table:table-cell table:style-name="ce122" office:value-type="string">
            <text:p>您現在擁有 {GAME_NAME} 的完整版本！ 盡情享受遊戲！</text:p>
          </table:table-cell>
          <table:table-cell table:style-name="ce101" office:value-type="string">
            <text:p>Теперь у вас полная версия {GAME_NAME}! Приятной игры!</text:p>
          </table:table-cell>
          <table:table-cell table:style-name="ce111" office:value-type="string">
            <text:p>Pełna wersja gry {GAME_NAME} została zainstalowana! Udanej zabawy!</text:p>
          </table:table-cell>
          <table:table-cell table:style-name="ce33" table:number-columns-repeated="242"/>
          <table:table-cell table:style-name="ce36" table:number-columns-repeated="767"/>
        </table:table-row>
        <table:table-row table:style-name="ro18">
          <table:table-cell table:style-name="ce33"/>
          <table:table-cell table:style-name="ce119" office:value-type="string">
            <text:p>AB_ENTER_UNLOCK_CODE_FAIL_1</text:p>
          </table:table-cell>
          <table:table-cell table:style-name="ce114" office:value-type="string">
            <text:p>An error occurred while verifying your Promotion Code.</text:p>
          </table:table-cell>
          <table:table-cell table:style-name="ce114" office:value-type="string">
            <text:p>Se ha producido un error durante la verificación de tu código de promoción.</text:p>
          </table:table-cell>
          <table:table-cell table:style-name="ce122" office:value-type="string">
            <text:p>Ocorreu um erro durante a verificação do código de promoção.</text:p>
          </table:table-cell>
          <table:table-cell table:style-name="ce124" office:value-type="string">
            <text:p>Ocorreu um erro durante a verificação do teu Código de Promoção.</text:p>
          </table:table-cell>
          <table:table-cell table:style-name="ce129" office:value-type="string">
            <text:p>Bei der Überprüfung deines Codes ist ein Fehler aufgetreten.</text:p>
          </table:table-cell>
          <table:table-cell table:style-name="ce126" office:value-type="string">
            <text:p>Une erreur est survenue lors de la vérification de votre code promo.</text:p>
          </table:table-cell>
          <table:table-cell table:style-name="ce131" office:value-type="string">
            <text:p>Si è verificato un errore durante la verifica del tuo codice promozionale.</text:p>
          </table:table-cell>
          <table:table-cell table:style-name="ce85" office:value-type="string">
            <text:p>プロモーションコードの確認中にエラーが発生しました。</text:p>
          </table:table-cell>
          <table:table-cell table:style-name="ce134" office:value-type="string">
            <text:p><text:span text:style-name="T21">프로모션</text:span> <text:span text:style-name="T21">코드</text:span> <text:span text:style-name="T21">확인</text:span> <text:span text:style-name="T21">중에</text:span> <text:span text:style-name="T21">오류</text:span><text:span text:style-name="T21">가</text:span> <text:span text:style-name="T21">발생했습니</text:span><text:span text:style-name="T21">다</text:span>.</text:p>
          </table:table-cell>
          <table:table-cell table:style-name="ce140" office:value-type="string">
            <text:p>验证促销代码过程中发生错误。</text:p>
          </table:table-cell>
          <table:table-cell table:style-name="ce122" office:value-type="string">
            <text:p>驗證促銷代碼時發生錯誤。</text:p>
          </table:table-cell>
          <table:table-cell table:style-name="ce101" office:value-type="string">
            <text:p>Во время проверки промо-кода произошла ошибка.</text:p>
          </table:table-cell>
          <table:table-cell table:style-name="ce111" office:value-type="string">
            <text:p>W trakcie weryfikacji kodu promocyjnego wystąpił błąd.</text:p>
          </table:table-cell>
          <table:table-cell table:style-name="ce33" table:number-columns-repeated="242"/>
          <table:table-cell table:style-name="ce36" table:number-columns-repeated="767"/>
        </table:table-row>
        <table:table-row table:style-name="ro19">
          <table:table-cell table:style-name="ce33"/>
          <table:table-cell table:style-name="ce119" office:value-type="string">
            <text:p>AB_ENTER_UNLOCK_CODE_FAIL_2</text:p>
          </table:table-cell>
          <table:table-cell table:style-name="ce114" office:value-type="string">
            <text:p>Your Promotion Code is not valid. Please try again.</text:p>
          </table:table-cell>
          <table:table-cell table:style-name="ce114" office:value-type="string">
            <text:p>Tu código de promoción no es válido. Por favor, inténtalo de nuevo.</text:p>
          </table:table-cell>
          <table:table-cell table:style-name="ce122" office:value-type="string">
            <text:p>Seu código de promoção não é válido. Por favor, tente de novo.</text:p>
          </table:table-cell>
          <table:table-cell table:style-name="ce124" office:value-type="string">
            <text:p>O teu Código de Promoção não é válido. Por favor, tenta de novo.</text:p>
          </table:table-cell>
          <table:table-cell table:style-name="ce129" office:value-type="string">
            <text:p>Dein Code ist nicht gültig. Bitte versuche es erneut.</text:p>
          </table:table-cell>
          <table:table-cell table:style-name="ce126" office:value-type="string">
            <text:p>Votre code promo est invalide. Veuillez réessayer.</text:p>
          </table:table-cell>
          <table:table-cell table:style-name="ce131" office:value-type="string">
            <text:p>Il tuo codice promozionale non è valido. Riprova.</text:p>
          </table:table-cell>
          <table:table-cell table:style-name="ce85" office:value-type="string">
            <text:p>無効なプロモーションコードです。再度、お試しください。</text:p>
          </table:table-cell>
          <table:table-cell table:style-name="ce134" office:value-type="string">
            <text:p><text:span text:style-name="T21">프로모션</text:span> <text:span text:style-name="T21">코드</text:span><text:span text:style-name="T21">가</text:span> <text:span text:style-name="T21">유효하지</text:span> <text:span text:style-name="T21">않</text:span><text:span text:style-name="T21">습니다</text:span>. <text:span text:style-name="T21">다시</text:span> <text:span text:style-name="T21">시도하세요</text:span>.</text:p>
          </table:table-cell>
          <table:table-cell table:style-name="ce140" office:value-type="string">
            <text:p>你的促销代码无效。请重试。</text:p>
          </table:table-cell>
          <table:table-cell table:style-name="ce122" office:value-type="string">
            <text:p>您的促銷代碼無效。請再試一次。</text:p>
          </table:table-cell>
          <table:table-cell table:style-name="ce101" office:value-type="string">
            <text:p>Введен неверный промо-код. Пожалуйста, попробуйте еще раз.</text:p>
          </table:table-cell>
          <table:table-cell table:style-name="ce111" office:value-type="string">
            <text:p>Kod promocyjny jest nieważny. Spróbuj ponownie.</text:p>
          </table:table-cell>
          <table:table-cell table:style-name="ce33" table:number-columns-repeated="242"/>
          <table:table-cell table:style-name="ce36" table:number-columns-repeated="767"/>
        </table:table-row>
        <table:table-row table:style-name="ro25">
          <table:table-cell table:style-name="ce33"/>
          <table:table-cell table:style-name="ce119" office:value-type="string">
            <text:p>AB_ENTER_UNLOCK_CODE_PROGRESS</text:p>
          </table:table-cell>
          <table:table-cell table:style-name="ce114" office:value-type="string">
            <text:p>Please wait...</text:p>
          </table:table-cell>
          <table:table-cell table:style-name="ce114" office:value-type="string">
            <text:p>Por favor, espera...</text:p>
          </table:table-cell>
          <table:table-cell table:style-name="ce122" office:value-type="string">
            <text:p>Favor aguardar...</text:p>
          </table:table-cell>
          <table:table-cell table:style-name="ce124" office:value-type="string">
            <text:p>Por favor aguarda...</text:p>
          </table:table-cell>
          <table:table-cell table:style-name="ce129" office:value-type="string">
            <text:p>Bitte warten...</text:p>
          </table:table-cell>
          <table:table-cell table:style-name="ce126" office:value-type="string">
            <text:p>Veuillez patienter...</text:p>
          </table:table-cell>
          <table:table-cell table:style-name="ce131" office:value-type="string">
            <text:p>Attendi...</text:p>
          </table:table-cell>
          <table:table-cell table:style-name="ce85" office:value-type="string">
            <text:p>しばらくお待ちください…</text:p>
          </table:table-cell>
          <table:table-cell table:style-name="ce134" office:value-type="string">
            <text:p><text:span text:style-name="T21">잠시만</text:span> <text:span text:style-name="T21">기다려</text:span> <text:span text:style-name="T21">주세요</text:span>...</text:p>
          </table:table-cell>
          <table:table-cell table:style-name="ce140" office:value-type="string">
            <text:p>请稍等……</text:p>
          </table:table-cell>
          <table:table-cell table:style-name="ce122" office:value-type="string">
            <text:p>請稍候…</text:p>
          </table:table-cell>
          <table:table-cell table:style-name="ce101" office:value-type="string">
            <text:p>Пожалуйста, подождите...</text:p>
          </table:table-cell>
          <table:table-cell table:style-name="ce111" office:value-type="string">
            <text:p>Proszę czekać...</text:p>
          </table:table-cell>
          <table:table-cell table:style-name="ce33" table:number-columns-repeated="242"/>
          <table:table-cell table:style-name="ce36" table:number-columns-repeated="767"/>
        </table:table-row>
        <table:table-row table:style-name="ro14">
          <table:table-cell table:style-name="ce33"/>
          <table:table-cell table:style-name="ce119" office:value-type="string">
            <text:p>AB_WAP_BILLING_VERIFYING</text:p>
          </table:table-cell>
          <table:table-cell table:style-name="ce114" office:value-type="string">
            <text:p>Please wait. If the purchase is confirmed, you will be redirected to the main menu.</text:p>
          </table:table-cell>
          <table:table-cell table:style-name="ce114" office:value-type="string">
            <text:p>Espera, por favor. Si se confirma la compra, serás redirigido al menú principal.</text:p>
          </table:table-cell>
          <table:table-cell table:style-name="ce122" office:value-type="string">
            <text:p>Favor aguardar. Se a compra for confirmada, você irá para o menu principal.</text:p>
          </table:table-cell>
          <table:table-cell table:style-name="ce124" office:value-type="string">
            <text:p>Por favor aguarda. Se a compra for confirmada, serás redireccionado para o menu principal.</text:p>
          </table:table-cell>
          <table:table-cell table:style-name="ce129" office:value-type="string">
            <text:p>Bitte warten. Nach der Bestätigung des Einkaufs gelangst du automatisch zurück zum Haupmenü.</text:p>
          </table:table-cell>
          <table:table-cell table:style-name="ce126" office:value-type="string">
            <text:p>Veuillez patienter. Si l\'achat est confirmé, vous serez redirigé vers le menu principal.</text:p>
          </table:table-cell>
          <table:table-cell table:style-name="ce131" office:value-type="string">
            <text:p>Attendi, se l\'acquisto viene confermato, sarai reindirizzato al menu principale.</text:p>
          </table:table-cell>
          <table:table-cell table:style-name="ce85" office:value-type="string">
            <text:p>しばらくお待ちください。認証が下りましたらメインメニューに切り替わります。</text:p>
          </table:table-cell>
          <table:table-cell table:style-name="ce134" office:value-type="string">
            <text:p><text:span text:style-name="T21">잠시만</text:span> <text:span text:style-name="T21">기다려</text:span> <text:span text:style-name="T21">주세요</text:span>. <text:span text:style-name="T21">구매가</text:span> <text:span text:style-name="T21">확인되면</text:span> <text:span text:style-name="T21">주</text:span> <text:span text:style-name="T21">메</text:span><text:span text:style-name="T21">뉴로</text:span> <text:span text:style-name="T21">이동합니</text:span><text:span text:style-name="T21">다</text:span>.</text:p>
          </table:table-cell>
          <table:table-cell table:style-name="ce140" office:value-type="string">
            <text:p>请稍等。购买确认后，你将重新进入主菜单。</text:p>
          </table:table-cell>
          <table:table-cell table:style-name="ce122" office:value-type="string">
            <text:p>請稍候。若已確認購買，則會將您重新導向至主選單。</text:p>
          </table:table-cell>
          <table:table-cell table:style-name="ce101" office:value-type="string">
            <text:p>Пожалуйста, подождите. Если покупка подтверждена, вы будете перенаправлены в главное меню.</text:p>
          </table:table-cell>
          <table:table-cell table:style-name="ce111" office:value-type="string">
            <text:p>Proszę czekać. Jeśli zakup zostanie potwierdzony, nastąpi przeniesienie do menu głównego.</text:p>
          </table:table-cell>
          <table:table-cell table:style-name="ce33" table:number-columns-repeated="242"/>
          <table:table-cell table:style-name="ce36" table:number-columns-repeated="767"/>
        </table:table-row>
        <table:table-row table:style-name="ro18">
          <table:table-cell table:style-name="ce33"/>
          <table:table-cell table:style-name="ce119" office:value-type="string">
            <text:p>AB_THANKS_FOR_THE_PURCHASE</text:p>
          </table:table-cell>
          <table:table-cell table:style-name="ce114" office:value-type="string">
            <text:p>Thank you for your purchase! Enjoy your game!</text:p>
          </table:table-cell>
          <table:table-cell table:style-name="ce114" office:value-type="string">
            <text:p>¡Gracias por tu compra! ¡Disfruta del juego!</text:p>
          </table:table-cell>
          <table:table-cell table:style-name="ce122" office:value-type="string">
            <text:p>Obrigado por comprar! Divirta-se!</text:p>
          </table:table-cell>
          <table:table-cell table:style-name="ce124" office:value-type="string">
            <text:p>Obrigado pela tua compra! Diverte-te com o teu jogo!</text:p>
          </table:table-cell>
          <table:table-cell table:style-name="ce129" office:value-type="string">
            <text:p>Danke für deinen Einkauf! Viel Spaß mit deinem Spiel!</text:p>
          </table:table-cell>
          <table:table-cell table:style-name="ce126" office:value-type="string">
            <text:p>Merci pour votre achat ! Vous pouvez maintenant profiter de votre jeu !</text:p>
          </table:table-cell>
          <table:table-cell table:style-name="ce131" office:value-type="string">
            <text:p>Grazie per l\'acquisto. Goditi il gioco!</text:p>
          </table:table-cell>
          <table:table-cell table:style-name="ce85" office:value-type="string">
            <text:p>ご購入、ありがとうございます。</text:p>
          </table:table-cell>
          <table:table-cell table:style-name="ce134" office:value-type="string">
            <text:p><text:span text:style-name="T21">구매해</text:span> <text:span text:style-name="T21">주셔서</text:span> <text:span text:style-name="T21">감사합니다</text:span>! <text:span text:style-name="T21">게</text:span><text:span text:style-name="T21">임을</text:span> <text:span text:style-name="T21">맘껏</text:span> <text:span text:style-name="T21">즐기</text:span><text:span text:style-name="T21">세요</text:span>!</text:p>
          </table:table-cell>
          <table:table-cell table:style-name="ce140" office:value-type="string">
            <text:p>感谢购买！享受游戏吧！</text:p>
          </table:table-cell>
          <table:table-cell table:style-name="ce122" office:value-type="string">
            <text:p>感謝您的購買！ 盡情享受遊戲！</text:p>
          </table:table-cell>
          <table:table-cell table:style-name="ce101" office:value-type="string">
            <text:p>Спасибо за покупку! Приятной игры!</text:p>
          </table:table-cell>
          <table:table-cell table:style-name="ce111" office:value-type="string">
            <text:p>Dziękujemy za zakup! Udanej zabawy!</text:p>
          </table:table-cell>
          <table:table-cell table:style-name="ce33" table:number-columns-repeated="242"/>
          <table:table-cell table:style-name="ce36" table:number-columns-repeated="767"/>
        </table:table-row>
        <table:table-row table:style-name="ro27">
          <table:table-cell table:style-name="ce33"/>
          <table:table-cell table:style-name="ce119" office:value-type="string">
            <text:p>AB_TRANSACTION_FAILED</text:p>
          </table:table-cell>
          <table:table-cell table:style-name="ce114" office:value-type="string">
            <text:p>Transaction failed</text:p>
          </table:table-cell>
          <table:table-cell table:style-name="ce114" office:value-type="string">
            <text:p>Fallo en la transacción</text:p>
          </table:table-cell>
          <table:table-cell table:style-name="ce122" office:value-type="string">
            <text:p>Falha na transação</text:p>
          </table:table-cell>
          <table:table-cell table:style-name="ce124" office:value-type="string">
            <text:p>Falha na transacção</text:p>
          </table:table-cell>
          <table:table-cell table:style-name="ce129" office:value-type="string">
            <text:p>Transaktion fehlgeschlagen</text:p>
          </table:table-cell>
          <table:table-cell table:style-name="ce126" office:value-type="string">
            <text:p>Echec de la transaction.</text:p>
          </table:table-cell>
          <table:table-cell table:style-name="ce131" office:value-type="string">
            <text:p>Transazione non riuscita</text:p>
          </table:table-cell>
          <table:table-cell table:style-name="ce132" office:value-type="string">
            <text:p>購入処理ができませんでした</text:p>
          </table:table-cell>
          <table:table-cell table:style-name="ce133" office:value-type="string">
            <text:p>거래 실패</text:p>
          </table:table-cell>
          <table:table-cell table:style-name="ce140" office:value-type="string">
            <text:p>交易失败</text:p>
          </table:table-cell>
          <table:table-cell table:style-name="ce122" office:value-type="string">
            <text:p>交易失敗</text:p>
          </table:table-cell>
          <table:table-cell table:style-name="ce101" office:value-type="string">
            <text:p>Транзакция не состоялась</text:p>
          </table:table-cell>
          <table:table-cell table:style-name="ce111" office:value-type="string">
            <text:p>Transakcja nie powiodła się.</text:p>
          </table:table-cell>
          <table:table-cell table:style-name="ce33" table:number-columns-repeated="242"/>
          <table:table-cell table:style-name="ce36" table:number-columns-repeated="767"/>
        </table:table-row>
        <table:table-row table:style-name="ro3">
          <table:table-cell table:style-name="ce33"/>
          <table:table-cell table:style-name="ce119" office:value-type="string">
            <text:p>AB_TRANSACTION_FAILED_OPTION</text:p>
          </table:table-cell>
          <table:table-cell table:style-name="ce114" office:value-type="string">
            <text:p>You have not been billed.</text:p>
          </table:table-cell>
          <table:table-cell table:style-name="ce114" office:value-type="string">
            <text:p>No se ha podido cargar la factura en tu cuenta.</text:p>
          </table:table-cell>
          <table:table-cell table:style-name="ce122" office:value-type="string">
            <text:p>O pagamento não foi processado.</text:p>
          </table:table-cell>
          <table:table-cell table:style-name="ce124" office:value-type="string">
            <text:p>O pagamento não foi processado.</text:p>
          </table:table-cell>
          <table:table-cell table:style-name="ce129" office:value-type="string">
            <text:p>Das Spiel wurde dir nicht in Rechnung gestellt.</text:p>
          </table:table-cell>
          <table:table-cell table:style-name="ce126" office:value-type="string">
            <text:p>Vous n\'avez pas été facturé.</text:p>
          </table:table-cell>
          <table:table-cell table:style-name="ce131" office:value-type="string">
            <text:p>Il prezzo non ti è stato accreditato.</text:p>
          </table:table-cell>
          <table:table-cell table:style-name="ce132" office:value-type="string">
            <text:p>購入処理ができませんでした。</text:p>
          </table:table-cell>
          <table:table-cell table:style-name="ce133" office:value-type="string">
            <text:p>거래 실패</text:p>
          </table:table-cell>
          <table:table-cell table:style-name="ce140" office:value-type="string">
            <text:p>你未付款。</text:p>
          </table:table-cell>
          <table:table-cell table:style-name="ce122" office:value-type="string">
            <text:p>系統並未扣款。</text:p>
          </table:table-cell>
          <table:table-cell table:style-name="ce101" office:value-type="string">
            <text:p>Оплата не была снята с вашего счета.</text:p>
          </table:table-cell>
          <table:table-cell table:style-name="ce111" office:value-type="string">
            <text:p>Opłata nie została naliczona.</text:p>
          </table:table-cell>
          <table:table-cell table:style-name="ce33" table:number-columns-repeated="242"/>
          <table:table-cell table:style-name="ce36" table:number-columns-repeated="767"/>
        </table:table-row>
        <table:table-row table:style-name="ro27">
          <table:table-cell table:style-name="ce33"/>
          <table:table-cell table:style-name="ce119" office:value-type="string">
            <text:p>AB_TRANSACTION_FAILED_RETRY</text:p>
          </table:table-cell>
          <table:table-cell table:style-name="ce114" office:value-type="string">
            <text:p>Do you want to try again?</text:p>
          </table:table-cell>
          <table:table-cell table:style-name="ce114" office:value-type="string">
            <text:p>¿Quieres volver a intentarlo?</text:p>
          </table:table-cell>
          <table:table-cell table:style-name="ce122" office:value-type="string">
            <text:p>Deseja tentar de novo?</text:p>
          </table:table-cell>
          <table:table-cell table:style-name="ce124" office:value-type="string">
            <text:p>Desejas tentar de novo?</text:p>
          </table:table-cell>
          <table:table-cell table:style-name="ce129" office:value-type="string">
            <text:p>Möchtest du es erneut versuchen?</text:p>
          </table:table-cell>
          <table:table-cell table:style-name="ce126" office:value-type="string">
            <text:p>Réessayer ?</text:p>
          </table:table-cell>
          <table:table-cell table:style-name="ce131" office:value-type="string">
            <text:p>Vuoi riprovare?</text:p>
          </table:table-cell>
          <table:table-cell table:style-name="ce132" office:value-type="string">
            <text:p>再度、試しますか？</text:p>
          </table:table-cell>
          <table:table-cell table:style-name="ce134" office:value-type="string">
            <text:p><text:span text:style-name="T21">다시</text:span> <text:span text:style-name="T21">시도하시</text:span><text:span text:style-name="T21">겠습니까</text:span>?</text:p>
          </table:table-cell>
          <table:table-cell table:style-name="ce140" office:value-type="string">
            <text:p>是否要重试？</text:p>
          </table:table-cell>
          <table:table-cell table:style-name="ce122" office:value-type="string">
            <text:p>您是否要再試一次？</text:p>
          </table:table-cell>
          <table:table-cell table:style-name="ce101" office:value-type="string">
            <text:p>Попробовать еще раз?</text:p>
          </table:table-cell>
          <table:table-cell table:style-name="ce111" office:value-type="string">
            <text:p>Chcesz spróbować ponownie?</text:p>
          </table:table-cell>
          <table:table-cell table:style-name="ce33" table:number-columns-repeated="242"/>
          <table:table-cell table:style-name="ce36" table:number-columns-repeated="767"/>
        </table:table-row>
        <table:table-row table:style-name="ro19">
          <table:table-cell table:style-name="ce33"/>
          <table:table-cell table:style-name="ce119" office:value-type="string">
            <text:p>AB_NO_DATA_CONNECTION_DETECTED</text:p>
          </table:table-cell>
          <table:table-cell table:style-name="ce114" office:value-type="string">
            <text:p>No data connection detected.</text:p>
          </table:table-cell>
          <table:table-cell table:style-name="ce114" office:value-type="string">
            <text:p>No se ha detectado ninguna conexión de datos.</text:p>
          </table:table-cell>
          <table:table-cell table:style-name="ce122" office:value-type="string">
            <text:p>Nenhuma conexão de dados detectada.</text:p>
          </table:table-cell>
          <table:table-cell table:style-name="ce124" office:value-type="string">
            <text:p>Nenhuma ligação de dados detectada.</text:p>
          </table:table-cell>
          <table:table-cell table:style-name="ce129" office:value-type="string">
            <text:p>Keine Datenverbindung gefunden</text:p>
          </table:table-cell>
          <table:table-cell table:style-name="ce126" office:value-type="string">
            <text:p>Aucune connexion de données détectée.</text:p>
          </table:table-cell>
          <table:table-cell table:style-name="ce131" office:value-type="string">
            <text:p>Nessuna connessione disponibile.</text:p>
          </table:table-cell>
          <table:table-cell table:style-name="ce85" office:value-type="string">
            <text:p>データ接続が検出できませんでした。</text:p>
          </table:table-cell>
          <table:table-cell table:style-name="ce134" office:value-type="string">
            <text:p><text:span text:style-name="T21">데이터</text:span> <text:span text:style-name="T21">연결을</text:span> <text:span text:style-name="T21">찾을</text:span> <text:span text:style-name="T21">수</text:span> <text:span text:style-name="T21">없습니</text:span><text:span text:style-name="T21">다</text:span>.</text:p>
          </table:table-cell>
          <table:table-cell table:style-name="ce140" office:value-type="string">
            <text:p>未检测到数据连接。</text:p>
          </table:table-cell>
          <table:table-cell table:style-name="ce122" office:value-type="string">
            <text:p>並未偵測到資料連線。</text:p>
          </table:table-cell>
          <table:table-cell table:style-name="ce101" office:value-type="string">
            <text:p>Нет соединения.</text:p>
          </table:table-cell>
          <table:table-cell table:style-name="ce111" office:value-type="string">
            <text:p>Nie wykryto połączenia danych.</text:p>
          </table:table-cell>
          <table:table-cell table:style-name="ce33" table:number-columns-repeated="242"/>
          <table:table-cell table:style-name="ce36" table:number-columns-repeated="767"/>
        </table:table-row>
        <table:table-row table:style-name="ro21">
          <table:table-cell table:style-name="ce33"/>
          <table:table-cell table:style-name="ce119" office:value-type="string">
            <text:p>AB_ACTIVATE_WIFI</text:p>
          </table:table-cell>
          <table:table-cell table:style-name="ce114" office:value-type="string">
            <text:p>A 3G or Wi-Fi connection is needed to purchase the game. Please enable the connection and try again.</text:p>
          </table:table-cell>
          <table:table-cell table:style-name="ce114" office:value-type="string">
            <text:p>Necesitas una conexión 3G o Wi-Fi para poder comprar el juego. Por favor activa la conexión y vuelve a intentarlo.</text:p>
          </table:table-cell>
          <table:table-cell table:style-name="ce122" office:value-type="string">
            <text:p>Uma conexão 3G ou Wi-Fi é necessária para comprar o jogo. Favor ativar a conexão e tentar de novo.</text:p>
          </table:table-cell>
          <table:table-cell table:style-name="ce124" office:value-type="string">
            <text:p>É necessária uma ligação 3G ou Wi-Fi para comprar o jogo. Por favor activa a ligação e tenta de novo.</text:p>
          </table:table-cell>
          <table:table-cell table:style-name="ce129" office:value-type="string">
            <text:p>Für den Kauf des Spiels wird eine 3G- oder Wi-Fi-Verbindung benötigt. Bitte aktiviere die Verbindung und versuche es erneut.</text:p>
          </table:table-cell>
          <table:table-cell table:style-name="ce126" office:value-type="string">
            <text:p>Une connexion 3G ou Wi-Fi est requise pour acheter le jeu. Veuillez activer la connexion et réessayer.</text:p>
          </table:table-cell>
          <table:table-cell table:style-name="ce131" office:value-type="string">
            <text:p>Per completare l\'acquisto, è necessaria una connessione 3G o Wi-Fi. Abilita la connessione e riprova.</text:p>
          </table:table-cell>
          <table:table-cell table:style-name="ce85" office:value-type="string">
            <text:p>ゲームを購入するには3GまたはWi-Fi接続が必要です。接続設定を有効にしてから再度お試しください。</text:p>
          </table:table-cell>
          <table:table-cell table:style-name="ce134" office:value-type="string">
            <text:p><text:span text:style-name="T21">게임을</text:span> <text:span text:style-name="T21">구매하</text:span><text:span text:style-name="T21">려면</text:span> 3G <text:span text:style-name="T21">또는</text:span> Wi-Fi <text:span text:style-name="T21">연결이</text:span> <text:span text:style-name="T21">필요합니다</text:span>. <text:span text:style-name="T21">연</text:span><text:span text:style-name="T21">결을</text:span> <text:span text:style-name="T21">활성화하</text:span><text:span text:style-name="T21">고</text:span> <text:span text:style-name="T21">다시</text:span> <text:span text:style-name="T21">시도하</text:span><text:span text:style-name="T21">세요</text:span>.</text:p>
          </table:table-cell>
          <table:table-cell table:style-name="ce140" office:value-type="string">
            <text:p>需要<text:span text:style-name="T18">3G</text:span><text:span text:style-name="T22">或</text:span><text:span text:style-name="T18">WLAN</text:span><text:span text:style-name="T22">连接以</text:span><text:span text:style-name="T22">购买游戏。请</text:span><text:span text:style-name="T22">开启连接并重</text:span><text:span text:style-name="T22">试。</text:span></text:p>
          </table:table-cell>
          <table:table-cell table:style-name="ce122" office:value-type="string">
            <text:p>您需要 3G 或 Wi-Fi 連線購買遊戲。請啟用連線後再試一次。</text:p>
          </table:table-cell>
          <table:table-cell table:style-name="ce101" office:value-type="string">
            <text:p>Для покупки игры требуется соединение по 3G или Wi-Fi. Пожалуйста, включите соединение и попробуйте еще раз.</text:p>
          </table:table-cell>
          <table:table-cell table:style-name="ce111" office:value-type="string">
            <text:p>Aby kupić tę grę, musisz posiadać połączenie 3G lub Wi-Fi. Nawiąż połączenie i spróbuj ponownie.</text:p>
          </table:table-cell>
          <table:table-cell table:style-name="ce33" table:number-columns-repeated="242"/>
          <table:table-cell table:style-name="ce36" table:number-columns-repeated="767"/>
        </table:table-row>
        <table:table-row table:style-name="ro21">
          <table:table-cell table:style-name="ce33"/>
          <table:table-cell table:style-name="ce119" office:value-type="string">
            <text:p>AB_ACTIVATE_CONNECTION</text:p>
          </table:table-cell>
          <table:table-cell table:style-name="ce114" office:value-type="string">
            <text:p>A 3G or 4G connection is needed to purchase the game. Please enable the connection and try again.</text:p>
          </table:table-cell>
          <table:table-cell table:style-name="ce114" office:value-type="string">
            <text:p>Necesitas una conexión 3G o 4G para comprar el juego. Por favor activa la conexión y vuelve a intentarlo.</text:p>
          </table:table-cell>
          <table:table-cell table:style-name="ce122" office:value-type="string">
            <text:p>Uma conexão 3G ou 4G é necessária para comprar o jogo. Favor ativar a conexão e tentar de novo.</text:p>
          </table:table-cell>
          <table:table-cell table:style-name="ce124" office:value-type="string">
            <text:p>É necessária uma ligação 3G ou 4G para comprar o jogo. Por favor activa a ligação e tenta de novo.</text:p>
          </table:table-cell>
          <table:table-cell table:style-name="ce129" office:value-type="string">
            <text:p>Für den Kauf des Spiels wird eine 3G- oder 4G-Verbindung benötigt. Bitte aktiviere die Verbindung und versuche es erneut.</text:p>
          </table:table-cell>
          <table:table-cell table:style-name="ce126" office:value-type="string">
            <text:p>Une connexion 3G ou 4G est requise pour acheter le jeu. Veuillez activer la connexion et réessayer.</text:p>
          </table:table-cell>
          <table:table-cell table:style-name="ce131" office:value-type="string">
            <text:p>Per completare l\'acquisto, è necessaria una connessione 3G o 4G. Abilita la connessione e riprova.</text:p>
          </table:table-cell>
          <table:table-cell table:style-name="ce85" office:value-type="string">
            <text:p>ゲームを購入するには3Gまたは4G接続が必要です。接続設定を有効にしてから再度お試しください。</text:p>
          </table:table-cell>
          <table:table-cell table:style-name="ce134" office:value-type="string">
            <text:p><text:span text:style-name="T21">게임을</text:span> <text:span text:style-name="T21">구매하</text:span><text:span text:style-name="T21">려면</text:span> 3G <text:span text:style-name="T21">또는</text:span> 4G <text:span text:style-name="T21">연결이</text:span> <text:span text:style-name="T21">필</text:span><text:span text:style-name="T21">요합니다</text:span>. <text:span text:style-name="T21">연결</text:span><text:span text:style-name="T21">을</text:span> <text:span text:style-name="T21">활성화하고</text:span> <text:span text:style-name="T21">다시</text:span> <text:span text:style-name="T21">시도하세</text:span><text:span text:style-name="T21">요</text:span>.</text:p>
          </table:table-cell>
          <table:table-cell table:style-name="ce140" office:value-type="string">
            <text:p>需要<text:span text:style-name="T18">3G</text:span><text:span text:style-name="T22">或</text:span><text:span text:style-name="T18">4G</text:span><text:span text:style-name="T22">链</text:span><text:span text:style-name="T22">接以购买游戏</text:span><text:span text:style-name="T22">。请开启连接</text:span><text:span text:style-name="T22">并重试。</text:span></text:p>
          </table:table-cell>
          <table:table-cell table:style-name="ce122" office:value-type="string">
            <text:p>您需要 3G 或 4G 連線購買遊戲。請啟用連線後再試一次。</text:p>
          </table:table-cell>
          <table:table-cell table:style-name="ce101" office:value-type="string">
            <text:p>Для покупки игры требуется соединение по 3G или 4G. Пожалуйста, включите соединение и попробуйте еще раз.</text:p>
          </table:table-cell>
          <table:table-cell table:style-name="ce111" office:value-type="string">
            <text:p>Aby kupić tę grę, musisz posiadać połączenie 3G lub 4G. Nawiąż połączenie i spróbuj ponownie.</text:p>
          </table:table-cell>
          <table:table-cell table:style-name="ce33" table:number-columns-repeated="242"/>
          <table:table-cell table:style-name="ce36" table:number-columns-repeated="767"/>
        </table:table-row>
        <table:table-row table:style-name="ro14">
          <table:table-cell table:style-name="ce33"/>
          <table:table-cell table:style-name="ce119" office:value-type="string">
            <text:p>AB_CC_PURCHASE_WITH_CCARD</text:p>
          </table:table-cell>
          <table:table-cell table:style-name="ce114" office:value-type="string">
            <text:p>You can purchase {GAME_NAME} with your credit card for &amp;lt;b&gt;{PRICE}&amp;lt;/b&gt; *</text:p>
          </table:table-cell>
          <table:table-cell table:style-name="ce114" office:value-type="string">
            <text:p>Puedes comprar {GAME_NAME} con tu tarjeta de crédito por &lt;b&gt;{PRICE}&lt;/b&gt;*</text:p>
          </table:table-cell>
          <table:table-cell table:style-name="ce122" office:value-type="string">
            <text:p>Você pode comprar {GAME_NAME} com seu cartão de crédito por &lt;b&gt;{PRICE}&lt;/b&gt; *</text:p>
          </table:table-cell>
          <table:table-cell table:style-name="ce124" office:value-type="string">
            <text:p>Podes comprar {GAME_NAME} com o teu cartão de crédito por &lt;b&gt;{PRICE}&lt;/b&gt; *</text:p>
          </table:table-cell>
          <table:table-cell table:style-name="ce129" office:value-type="string">
            <text:p>Du kannst {GAME_NAME} per Kreditkarte für &lt;b&gt;{PRICE}&lt;/b&gt; kaufen.*</text:p>
          </table:table-cell>
          <table:table-cell table:style-name="ce126" office:value-type="string">
            <text:p>Vous pouvez acheter {GAME_NAME} avec votre carte de crédit à &lt;b&gt;{PRICE}&lt;/b&gt; *.</text:p>
          </table:table-cell>
          <table:table-cell table:style-name="ce131" office:value-type="string">
            <text:p>Puoi acquistare {GAME_NAME} con la carta di credito a &lt;b&gt;{PRICE}&lt;/b&gt; *.</text:p>
          </table:table-cell>
          <table:table-cell table:style-name="ce85" office:value-type="string">
            <text:p>クレジットカードで{GAME_NAME}を購入できます。価格は{PRICE} *です。</text:p>
          </table:table-cell>
          <table:table-cell table:style-name="ce134" office:value-type="string">
            <text:p><text:span text:style-name="T21">신용카드로</text:span> {GAME_NAME} <text:span text:style-name="T21">게임을</text:span> <text:span text:style-name="T21">구매</text:span><text:span text:style-name="T21">합니다</text:span>. <text:span text:style-name="T21">가격은</text:span> &amp;lt;b&gt;{PRICE}&amp;lt;/b&gt; *<text:span text:style-name="T21">입니다</text:span>.</text:p>
          </table:table-cell>
          <table:table-cell table:style-name="ce140" office:value-type="string">
            <text:p>你可以使用信用卡，以<text:span text:style-name="T18">&amp;lt;b&gt;{PRICE}</text:span><text:span text:style-name="T18">&amp;lt;/b&gt; *</text:span><text:span text:style-name="T22">的价格</text:span><text:span text:style-name="T22">购买</text:span><text:span text:style-name="T18">{GAME_NAM</text:span><text:span text:style-name="T18">E}</text:span></text:p>
          </table:table-cell>
          <table:table-cell table:style-name="ce122" office:value-type="string">
            <text:p>您可以使用信用卡購買 {GAME_NAME}，價格為 &amp;lt;b&gt;{PRICE}&amp;lt;/b&gt; *</text:p>
          </table:table-cell>
          <table:table-cell table:style-name="ce101" office:value-type="string">
            <text:p>Вы можете купить {GAME_NAME} с помощью кредитной карточки за &amp;lt;b&gt;{PRICE}&amp;lt;/b&gt; *</text:p>
          </table:table-cell>
          <table:table-cell table:style-name="ce111" office:value-type="string">
            <text:p>Możesz kupić grę {GAME_NAME} za pomocą karty kredytowej za &amp;lt;b&gt;{PRICE}&amp;lt;/b&gt; *</text:p>
          </table:table-cell>
          <table:table-cell table:style-name="ce33" table:number-columns-repeated="242"/>
          <table:table-cell table:style-name="ce36" table:number-columns-repeated="767"/>
        </table:table-row>
        <table:table-row table:style-name="ro18">
          <table:table-cell table:style-name="ce33"/>
          <table:table-cell table:style-name="ce119" office:value-type="string">
            <text:p>AB_CC_CREATE_ACCOUNT_ONE_CLICK</text:p>
          </table:table-cell>
          <table:table-cell table:style-name="ce114" office:value-type="string">
            <text:p>Create an account and pay with just one click next time.</text:p>
          </table:table-cell>
          <table:table-cell table:style-name="ce114" office:value-type="string">
            <text:p>Crea una cuenta y paga con un simple clic la próxima vez.</text:p>
          </table:table-cell>
          <table:table-cell table:style-name="ce122" office:value-type="string">
            <text:p>Crie uma conta e pague com apenas um clique da próxima vez.</text:p>
          </table:table-cell>
          <table:table-cell table:style-name="ce124" office:value-type="string">
            <text:p>Cria uma conta e paga com apenas um clique da próxima vez.</text:p>
          </table:table-cell>
          <table:table-cell table:style-name="ce129" office:value-type="string">
            <text:p>Erstelle ein Konto und zahle nächstes Mal mit nur einem Klick.</text:p>
          </table:table-cell>
          <table:table-cell table:style-name="ce126" office:value-type="string">
            <text:p>Créez un compte et payez en un clic la prochaine fois.</text:p>
          </table:table-cell>
          <table:table-cell table:style-name="ce131" office:value-type="string">
            <text:p>Crea un account e la prossima volta potrai pagare con un solo clic!</text:p>
          </table:table-cell>
          <table:table-cell table:style-name="ce85" office:value-type="string">
            <text:p>アカウントを作成すると次回からワンクリック購入が可能になります。</text:p>
          </table:table-cell>
          <table:table-cell table:style-name="ce134" office:value-type="string">
            <text:p><text:span text:style-name="T21">계정을</text:span> <text:span text:style-name="T21">생성하</text:span><text:span text:style-name="T21">면</text:span> <text:span text:style-name="T21">다음부터는</text:span> <text:span text:style-name="T21">단</text:span> <text:span text:style-name="T21">한</text:span> <text:span text:style-name="T21">번의</text:span> <text:span text:style-name="T21">클</text:span><text:span text:style-name="T21">릭으로</text:span> <text:span text:style-name="T21">구매할</text:span> <text:span text:style-name="T21">수</text:span> <text:span text:style-name="T21">있습니다</text:span>.</text:p>
          </table:table-cell>
          <table:table-cell table:style-name="ce140" office:value-type="string">
            <text:p>创建账号，下次只需单击即可购买</text:p>
          </table:table-cell>
          <table:table-cell table:style-name="ce122" office:value-type="string">
            <text:p>建立帳戶之後，下次付款只要按一下就能完成。</text:p>
          </table:table-cell>
          <table:table-cell table:style-name="ce101" office:value-type="string">
            <text:p>Создайте уч. запись и в следующий раз оплачивайте покупки одним нажатием кнопки.</text:p>
          </table:table-cell>
          <table:table-cell table:style-name="ce111" office:value-type="string">
            <text:p>Stwórz konto, a następnym razem zapłacisz jednym kliknięciem.</text:p>
          </table:table-cell>
          <table:table-cell table:style-name="ce33" table:number-columns-repeated="242"/>
          <table:table-cell table:style-name="ce36" table:number-columns-repeated="767"/>
        </table:table-row>
        <table:table-row table:style-name="ro27">
          <table:table-cell table:style-name="ce33"/>
          <table:table-cell table:style-name="ce119" office:value-type="string">
            <text:p>AB_CC_CREATE_ACCOUNT</text:p>
          </table:table-cell>
          <table:table-cell table:style-name="ce114" office:value-type="string">
            <text:p>Create an account</text:p>
          </table:table-cell>
          <table:table-cell table:style-name="ce114" office:value-type="string">
            <text:p>Crear una cuenta</text:p>
          </table:table-cell>
          <table:table-cell table:style-name="ce122" office:value-type="string">
            <text:p>Criar conta</text:p>
          </table:table-cell>
          <table:table-cell table:style-name="ce124" office:value-type="string">
            <text:p>Criar conta</text:p>
          </table:table-cell>
          <table:table-cell table:style-name="ce129" office:value-type="string">
            <text:p>Konto erstellen</text:p>
          </table:table-cell>
          <table:table-cell table:style-name="ce126" office:value-type="string">
            <text:p>Créez un compte.</text:p>
          </table:table-cell>
          <table:table-cell table:style-name="ce131" office:value-type="string">
            <text:p>Crea un account</text:p>
          </table:table-cell>
          <table:table-cell table:style-name="ce85" office:value-type="string">
            <text:p>アカウントを作成</text:p>
          </table:table-cell>
          <table:table-cell table:style-name="ce135" office:value-type="string">
            <text:p>계정 만들기</text:p>
          </table:table-cell>
          <table:table-cell table:style-name="ce140" office:value-type="string">
            <text:p>创建账号</text:p>
          </table:table-cell>
          <table:table-cell table:style-name="ce122" office:value-type="string">
            <text:p>建立帳戶</text:p>
          </table:table-cell>
          <table:table-cell table:style-name="ce101" office:value-type="string">
            <text:p>Создать уч. запись</text:p>
          </table:table-cell>
          <table:table-cell table:style-name="ce111" office:value-type="string">
            <text:p>Stwórz konto</text:p>
          </table:table-cell>
          <table:table-cell table:style-name="ce33" table:number-columns-repeated="242"/>
          <table:table-cell table:style-name="ce36" table:number-columns-repeated="767"/>
        </table:table-row>
        <table:table-row table:style-name="ro3">
          <table:table-cell table:style-name="ce33"/>
          <table:table-cell table:style-name="ce119" office:value-type="string">
            <text:p>AB_CC_FORGOT_PASSWORD</text:p>
          </table:table-cell>
          <table:table-cell table:style-name="ce114" office:value-type="string">
            <text:p>Forgot your password?</text:p>
          </table:table-cell>
          <table:table-cell table:style-name="ce114" office:value-type="string">
            <text:p>¿Has olvidado la contraseña?</text:p>
          </table:table-cell>
          <table:table-cell table:style-name="ce122" office:value-type="string">
            <text:p>Esqueceu sua senha?</text:p>
          </table:table-cell>
          <table:table-cell table:style-name="ce124" office:value-type="string">
            <text:p>Esqueceste-te da tua password?</text:p>
          </table:table-cell>
          <table:table-cell table:style-name="ce129" office:value-type="string">
            <text:p>Passwort vergessen</text:p>
          </table:table-cell>
          <table:table-cell table:style-name="ce126" office:value-type="string">
            <text:p>Vous avez oublié votre mot de passe ?</text:p>
          </table:table-cell>
          <table:table-cell table:style-name="ce131" office:value-type="string">
            <text:p>Password dimenticata?</text:p>
          </table:table-cell>
          <table:table-cell table:style-name="ce85" office:value-type="string">
            <text:p>パスワードを忘れた場合</text:p>
          </table:table-cell>
          <table:table-cell table:style-name="ce135" office:value-type="string">
            <text:p>암호 찾기</text:p>
          </table:table-cell>
          <table:table-cell table:style-name="ce140" office:value-type="string">
            <text:p>忘记密码？</text:p>
          </table:table-cell>
          <table:table-cell table:style-name="ce122" office:value-type="string">
            <text:p>是否忘記密碼？</text:p>
          </table:table-cell>
          <table:table-cell table:style-name="ce101" office:value-type="string">
            <text:p>Забыли пароль?</text:p>
          </table:table-cell>
          <table:table-cell table:style-name="ce111" office:value-type="string">
            <text:p>Zapomniałeś hasła?</text:p>
          </table:table-cell>
          <table:table-cell table:style-name="ce33" table:number-columns-repeated="242"/>
          <table:table-cell table:style-name="ce36" table:number-columns-repeated="767"/>
        </table:table-row>
        <table:table-row table:style-name="ro22">
          <table:table-cell table:style-name="ce33"/>
          <table:table-cell table:style-name="ce119" office:value-type="string">
            <text:p>AB_CC_EMAIL</text:p>
          </table:table-cell>
          <table:table-cell table:style-name="ce114" office:value-type="string">
            <text:p>Your email address</text:p>
          </table:table-cell>
          <table:table-cell table:style-name="ce114" office:value-type="string">
            <text:p>Tu dirección de correo electrónico</text:p>
          </table:table-cell>
          <table:table-cell table:style-name="ce122" office:value-type="string">
            <text:p>Seu e-mail</text:p>
          </table:table-cell>
          <table:table-cell table:style-name="ce124" office:value-type="string">
            <text:p>O teu e-mail</text:p>
          </table:table-cell>
          <table:table-cell table:style-name="ce129" office:value-type="string">
            <text:p>Deine E-Mail-Adresse</text:p>
          </table:table-cell>
          <table:table-cell table:style-name="ce126" office:value-type="string">
            <text:p>Votre adresse e-mail</text:p>
          </table:table-cell>
          <table:table-cell table:style-name="ce131" office:value-type="string">
            <text:p>Indirizzo e-mail</text:p>
          </table:table-cell>
          <table:table-cell table:style-name="ce85" office:value-type="string">
            <text:p>メールアドレス</text:p>
          </table:table-cell>
          <table:table-cell table:style-name="ce135" office:value-type="string">
            <text:p>메일 주소</text:p>
          </table:table-cell>
          <table:table-cell table:style-name="ce140" office:value-type="string">
            <text:p>你的邮箱地址</text:p>
          </table:table-cell>
          <table:table-cell table:style-name="ce122" office:value-type="string">
            <text:p>您的電子郵件地址</text:p>
          </table:table-cell>
          <table:table-cell table:style-name="ce101" office:value-type="string">
            <text:p>Ваш e-mail</text:p>
          </table:table-cell>
          <table:table-cell table:style-name="ce111" office:value-type="string">
            <text:p>Twój adres email</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AB_CC_PASSWORD</text:p>
          </table:table-cell>
          <table:table-cell table:style-name="ce114" office:value-type="string">
            <text:p>Password</text:p>
          </table:table-cell>
          <table:table-cell table:style-name="ce114" office:value-type="string">
            <text:p>Clave</text:p>
          </table:table-cell>
          <table:table-cell table:style-name="ce122" office:value-type="string">
            <text:p>Senha</text:p>
          </table:table-cell>
          <table:table-cell table:style-name="ce124" office:value-type="string">
            <text:p>Password</text:p>
          </table:table-cell>
          <table:table-cell table:style-name="ce129" office:value-type="string">
            <text:p>Passwort</text:p>
          </table:table-cell>
          <table:table-cell table:style-name="ce126" office:value-type="string">
            <text:p>Mot de passe</text:p>
          </table:table-cell>
          <table:table-cell table:style-name="ce131" office:value-type="string">
            <text:p>Password</text:p>
          </table:table-cell>
          <table:table-cell table:style-name="ce85" office:value-type="string">
            <text:p>パスワード</text:p>
          </table:table-cell>
          <table:table-cell table:style-name="ce135" office:value-type="string">
            <text:p>암호</text:p>
          </table:table-cell>
          <table:table-cell table:style-name="ce140" office:value-type="string">
            <text:p>密码</text:p>
          </table:table-cell>
          <table:table-cell table:style-name="ce122" office:value-type="string">
            <text:p>密碼</text:p>
          </table:table-cell>
          <table:table-cell table:style-name="ce101" office:value-type="string">
            <text:p>Пароль</text:p>
          </table:table-cell>
          <table:table-cell table:style-name="ce111" office:value-type="string">
            <text:p>Hasło</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AB_CC_NAME</text:p>
          </table:table-cell>
          <table:table-cell table:style-name="ce114" office:value-type="string">
            <text:p>Cardholder</text:p>
          </table:table-cell>
          <table:table-cell table:style-name="ce114" office:value-type="string">
            <text:p>Titular de la tarjeta</text:p>
          </table:table-cell>
          <table:table-cell table:style-name="ce122" office:value-type="string">
            <text:p>Nome do titular do cartão</text:p>
          </table:table-cell>
          <table:table-cell table:style-name="ce124" office:value-type="string">
            <text:p>Nome do titular do cartão</text:p>
          </table:table-cell>
          <table:table-cell table:style-name="ce129" office:value-type="string">
            <text:p>Karteninhaber</text:p>
          </table:table-cell>
          <table:table-cell table:style-name="ce126" office:value-type="string">
            <text:p>Titulaire de la carte</text:p>
          </table:table-cell>
          <table:table-cell table:style-name="ce131" office:value-type="string">
            <text:p>Nome sulla carta di credito</text:p>
          </table:table-cell>
          <table:table-cell table:style-name="ce85" office:value-type="string">
            <text:p>クレジットカード名義人</text:p>
          </table:table-cell>
          <table:table-cell table:style-name="ce135" office:value-type="string">
            <text:p>카드 소지자</text:p>
          </table:table-cell>
          <table:table-cell table:style-name="ce140" office:value-type="string">
            <text:p>持卡人</text:p>
          </table:table-cell>
          <table:table-cell table:style-name="ce122" office:value-type="string">
            <text:p>持卡人</text:p>
          </table:table-cell>
          <table:table-cell table:style-name="ce101" office:value-type="string">
            <text:p>Владелец карты</text:p>
          </table:table-cell>
          <table:table-cell table:style-name="ce111" office:value-type="string">
            <text:p>Właściciel karty</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AB_CC_CARD_NUMBER</text:p>
          </table:table-cell>
          <table:table-cell table:style-name="ce114" office:value-type="string">
            <text:p>Card number</text:p>
          </table:table-cell>
          <table:table-cell table:style-name="ce114" office:value-type="string">
            <text:p>Número de tarjeta</text:p>
          </table:table-cell>
          <table:table-cell table:style-name="ce122" office:value-type="string">
            <text:p>Número do cartão</text:p>
          </table:table-cell>
          <table:table-cell table:style-name="ce124" office:value-type="string">
            <text:p>Número do cartão</text:p>
          </table:table-cell>
          <table:table-cell table:style-name="ce129" office:value-type="string">
            <text:p>Kartennummer</text:p>
          </table:table-cell>
          <table:table-cell table:style-name="ce126" office:value-type="string">
            <text:p>Numéro de carte</text:p>
          </table:table-cell>
          <table:table-cell table:style-name="ce131" office:value-type="string">
            <text:p>Numero della carta di credito</text:p>
          </table:table-cell>
          <table:table-cell table:style-name="ce85" office:value-type="string">
            <text:p>クレジットカード番号</text:p>
          </table:table-cell>
          <table:table-cell table:style-name="ce135" office:value-type="string">
            <text:p>카드 번호</text:p>
          </table:table-cell>
          <table:table-cell table:style-name="ce140" office:value-type="string">
            <text:p>卡号</text:p>
          </table:table-cell>
          <table:table-cell table:style-name="ce122" office:value-type="string">
            <text:p>卡號</text:p>
          </table:table-cell>
          <table:table-cell table:style-name="ce101" office:value-type="string">
            <text:p>Номер карты</text:p>
          </table:table-cell>
          <table:table-cell table:style-name="ce111" office:value-type="string">
            <text:p>Numer karty</text:p>
          </table:table-cell>
          <table:table-cell table:style-name="ce33" table:number-columns-repeated="242"/>
          <table:table-cell table:style-name="ce36" table:number-columns-repeated="767"/>
        </table:table-row>
        <table:table-row table:style-name="ro27">
          <table:table-cell table:style-name="ce33"/>
          <table:table-cell table:style-name="ce119" office:value-type="string">
            <text:p>AB_CC_EXPIRATION_DATE</text:p>
          </table:table-cell>
          <table:table-cell table:style-name="ce114" office:value-type="string">
            <text:p>Expiration date</text:p>
          </table:table-cell>
          <table:table-cell table:style-name="ce114" office:value-type="string">
            <text:p>Fecha de caducidad</text:p>
          </table:table-cell>
          <table:table-cell table:style-name="ce122" office:value-type="string">
            <text:p>Data de validade</text:p>
          </table:table-cell>
          <table:table-cell table:style-name="ce124" office:value-type="string">
            <text:p>Data de validade</text:p>
          </table:table-cell>
          <table:table-cell table:style-name="ce129" office:value-type="string">
            <text:p>Ablaufdatum</text:p>
          </table:table-cell>
          <table:table-cell table:style-name="ce126" office:value-type="string">
            <text:p>Date d\'expiration</text:p>
          </table:table-cell>
          <table:table-cell table:style-name="ce131" office:value-type="string">
            <text:p>Data di scadenza</text:p>
          </table:table-cell>
          <table:table-cell table:style-name="ce85" office:value-type="string">
            <text:p>有効期限</text:p>
          </table:table-cell>
          <table:table-cell table:style-name="ce135" office:value-type="string">
            <text:p>유효 기간</text:p>
          </table:table-cell>
          <table:table-cell table:style-name="ce140" office:value-type="string">
            <text:p>有效期</text:p>
          </table:table-cell>
          <table:table-cell table:style-name="ce122" office:value-type="string">
            <text:p>有效日期</text:p>
          </table:table-cell>
          <table:table-cell table:style-name="ce101" office:value-type="string">
            <text:p>Действительна до:</text:p>
          </table:table-cell>
          <table:table-cell table:style-name="ce111" office:value-type="string">
            <text:p>Data ważności</text:p>
          </table:table-cell>
          <table:table-cell table:style-name="ce33" table:number-columns-repeated="242"/>
          <table:table-cell table:style-name="ce36" table:number-columns-repeated="767"/>
        </table:table-row>
        <table:table-row table:style-name="ro27">
          <table:table-cell table:style-name="ce33"/>
          <table:table-cell table:style-name="ce119" office:value-type="string">
            <text:p>AB_CC_EXPIRATION_DATE_FORMAT</text:p>
          </table:table-cell>
          <table:table-cell table:style-name="ce114" office:value-type="string">
            <text:p>MM/YYYY</text:p>
          </table:table-cell>
          <table:table-cell table:style-name="ce114" office:value-type="string">
            <text:p>MM/AAAA</text:p>
          </table:table-cell>
          <table:table-cell table:style-name="ce122" office:value-type="string">
            <text:p>MM/AAAA</text:p>
          </table:table-cell>
          <table:table-cell table:style-name="ce124" office:value-type="string">
            <text:p>MM/AAAA</text:p>
          </table:table-cell>
          <table:table-cell table:style-name="ce129" office:value-type="string">
            <text:p>MM/JJJJ</text:p>
          </table:table-cell>
          <table:table-cell table:style-name="ce126" office:value-type="string">
            <text:p>MM/AAAA</text:p>
          </table:table-cell>
          <table:table-cell table:style-name="ce131" office:value-type="string">
            <text:p>MM/AAAA</text:p>
          </table:table-cell>
          <table:table-cell table:style-name="ce85" office:value-type="string">
            <text:p>MM/YYYY</text:p>
          </table:table-cell>
          <table:table-cell table:style-name="ce135" office:value-type="string">
            <text:p>MM/YYYY</text:p>
          </table:table-cell>
          <table:table-cell table:style-name="ce140" office:value-type="string">
            <text:p>月<text:span text:style-name="T18">/</text:span><text:span text:style-name="T22">年</text:span></text:p>
          </table:table-cell>
          <table:table-cell table:style-name="ce122" office:value-type="string">
            <text:p>月／年（西元）</text:p>
          </table:table-cell>
          <table:table-cell table:style-name="ce101" office:value-type="string">
            <text:p>ММ/ГГГГ</text:p>
          </table:table-cell>
          <table:table-cell table:style-name="ce111" office:value-type="string">
            <text:p>MM/RRRR</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AB_CC_SECURE_CODE</text:p>
          </table:table-cell>
          <table:table-cell table:style-name="ce114" office:value-type="string">
            <text:p>Security code</text:p>
          </table:table-cell>
          <table:table-cell table:style-name="ce114" office:value-type="string">
            <text:p>Código de seguridad</text:p>
          </table:table-cell>
          <table:table-cell table:style-name="ce122" office:value-type="string">
            <text:p>Código de segurança</text:p>
          </table:table-cell>
          <table:table-cell table:style-name="ce124" office:value-type="string">
            <text:p>Código de segurança</text:p>
          </table:table-cell>
          <table:table-cell table:style-name="ce129" office:value-type="string">
            <text:p>Sicherheitscode</text:p>
          </table:table-cell>
          <table:table-cell table:style-name="ce126" office:value-type="string">
            <text:p>Code de sécurité</text:p>
          </table:table-cell>
          <table:table-cell table:style-name="ce131" office:value-type="string">
            <text:p>Codice di sicurezza</text:p>
          </table:table-cell>
          <table:table-cell table:style-name="ce85" office:value-type="string">
            <text:p>確認番号</text:p>
          </table:table-cell>
          <table:table-cell table:style-name="ce135" office:value-type="string">
            <text:p>보안 코드</text:p>
          </table:table-cell>
          <table:table-cell table:style-name="ce140" office:value-type="string">
            <text:p>安全码</text:p>
          </table:table-cell>
          <table:table-cell table:style-name="ce122" office:value-type="string">
            <text:p>安全碼</text:p>
          </table:table-cell>
          <table:table-cell table:style-name="ce101" office:value-type="string">
            <text:p>Код защиты</text:p>
          </table:table-cell>
          <table:table-cell table:style-name="ce111" office:value-type="string">
            <text:p>Kod bezpieczeństwa</text:p>
          </table:table-cell>
          <table:table-cell table:style-name="ce33" table:number-columns-repeated="242"/>
          <table:table-cell table:style-name="ce36" table:number-columns-repeated="767"/>
        </table:table-row>
        <table:table-row table:style-name="ro3">
          <table:table-cell table:style-name="ce33"/>
          <table:table-cell table:style-name="ce119" office:value-type="string">
            <text:p>AB_CC_SECURE_CODE_HELP</text:p>
          </table:table-cell>
          <table:table-cell table:style-name="ce114" office:value-type="string">
            <text:p>Last 3 digits on the back of your card</text:p>
          </table:table-cell>
          <table:table-cell table:style-name="ce114" office:value-type="string">
            <text:p>Los últimos tres dígitos de la parte trasera de tu tarjeta</text:p>
          </table:table-cell>
          <table:table-cell table:style-name="ce122" office:value-type="string">
            <text:p>Últimos três dígitos da parte de trás do seu cartão</text:p>
          </table:table-cell>
          <table:table-cell table:style-name="ce124" office:value-type="string">
            <text:p>Últimos três dígitos na parte de trás do teu cartão</text:p>
          </table:table-cell>
          <table:table-cell table:style-name="ce129" office:value-type="string">
            <text:p>Die letzten drei Zahlen auf der Rückseite der Karte</text:p>
          </table:table-cell>
          <table:table-cell table:style-name="ce126" office:value-type="string">
            <text:p>Les 3 derniers chiffres au dos de votre carte.</text:p>
          </table:table-cell>
          <table:table-cell table:style-name="ce131" office:value-type="string">
            <text:p>Gli ultimi 3 numeri sul retro della carta</text:p>
          </table:table-cell>
          <table:table-cell table:style-name="ce85" office:value-type="string">
            <text:p>ご署名欄に記載された数字の末尾３ケタ</text:p>
          </table:table-cell>
          <table:table-cell table:style-name="ce136" office:value-type="string">
            <text:p>카드 뒷면의 마지막 3자리</text:p>
          </table:table-cell>
          <table:table-cell table:style-name="ce124" office:value-type="string">
            <text:p>卡背面的最后3位数字</text:p>
          </table:table-cell>
          <table:table-cell table:style-name="ce122" office:value-type="string">
            <text:p>信用卡背面後三碼</text:p>
          </table:table-cell>
          <table:table-cell table:style-name="ce101" office:value-type="string">
            <text:p>Последние три цифры за оборотной стороне вашей карты</text:p>
          </table:table-cell>
          <table:table-cell table:style-name="ce111" office:value-type="string">
            <text:p>Ostatnie 3 cyfry z tyłu karty</text:p>
          </table:table-cell>
          <table:table-cell table:style-name="ce33" table:number-columns-repeated="242"/>
          <table:table-cell table:style-name="ce36" table:number-columns-repeated="767"/>
        </table:table-row>
        <table:table-row table:style-name="ro3">
          <table:table-cell table:style-name="ce33"/>
          <table:table-cell table:style-name="ce119" office:value-type="string">
            <text:p>AB_CC_ALREADY_HAS_ACCOUNT</text:p>
          </table:table-cell>
          <table:table-cell table:style-name="ce114" office:value-type="string">
            <text:p>You already have a Gameloft account</text:p>
          </table:table-cell>
          <table:table-cell table:style-name="ce114" office:value-type="string">
            <text:p>Ya tienes una cuenta Gameloft</text:p>
          </table:table-cell>
          <table:table-cell table:style-name="ce122" office:value-type="string">
            <text:p>Você já tem uma conta na Gameloft</text:p>
          </table:table-cell>
          <table:table-cell table:style-name="ce124" office:value-type="string">
            <text:p>Já tens uma conta na Gameloft</text:p>
          </table:table-cell>
          <table:table-cell table:style-name="ce129" office:value-type="string">
            <text:p>Du hast bereits ein Gameloft-Konto.</text:p>
          </table:table-cell>
          <table:table-cell table:style-name="ce126" office:value-type="string">
            <text:p>Vous avez déjà un compte Gameloft.</text:p>
          </table:table-cell>
          <table:table-cell table:style-name="ce131" office:value-type="string">
            <text:p>Hai già un account Gameloft</text:p>
          </table:table-cell>
          <table:table-cell table:style-name="ce132" office:value-type="string">
            <text:p>既にアカウントが登録されています</text:p>
          </table:table-cell>
          <table:table-cell table:style-name="ce136" office:value-type="string">
            <text:p>이미 Gameloft 계정을 가지고 있습니다.</text:p>
            <text:p/>
          </table:table-cell>
          <table:table-cell table:style-name="ce124" office:value-type="string">
            <text:p>你已经拥有一个Gameloft账号</text:p>
          </table:table-cell>
          <table:table-cell table:style-name="ce122" office:value-type="string">
            <text:p>您已經擁有 Gameloft 帳戶</text:p>
          </table:table-cell>
          <table:table-cell table:style-name="ce101" office:value-type="string">
            <text:p>У вас уже есть уч. запись Gameloft</text:p>
          </table:table-cell>
          <table:table-cell table:style-name="ce111" office:value-type="string">
            <text:p>Masz już konto Gameloft</text:p>
          </table:table-cell>
          <table:table-cell table:style-name="ce33" table:number-columns-repeated="242"/>
          <table:table-cell table:style-name="ce36" table:number-columns-repeated="767"/>
        </table:table-row>
        <table:table-row table:style-name="ro3">
          <table:table-cell table:style-name="ce33"/>
          <table:table-cell table:style-name="ce119" office:value-type="string">
            <text:p>AB_CC_PAY_WO_ACCOUNT</text:p>
          </table:table-cell>
          <table:table-cell table:style-name="ce114" office:value-type="string">
            <text:p>Pay directly without creating an account</text:p>
          </table:table-cell>
          <table:table-cell table:style-name="ce114" office:value-type="string">
            <text:p>Paga directamente sin crear una cuenta</text:p>
          </table:table-cell>
          <table:table-cell table:style-name="ce122" office:value-type="string">
            <text:p>Pagar diretamente sem criar uma conta</text:p>
          </table:table-cell>
          <table:table-cell table:style-name="ce124" office:value-type="string">
            <text:p>Pagar directamente sem criar uma conta</text:p>
          </table:table-cell>
          <table:table-cell table:style-name="ce129" office:value-type="string">
            <text:p>Direkt zahlen, ohne ein Konto zu erstellen</text:p>
          </table:table-cell>
          <table:table-cell table:style-name="ce126" office:value-type="string">
            <text:p>Payer directement sans créer de compte.</text:p>
          </table:table-cell>
          <table:table-cell table:style-name="ce131" office:value-type="string">
            <text:p>Paga direttamente senza creare l\'account</text:p>
          </table:table-cell>
          <table:table-cell table:style-name="ce132" office:value-type="string">
            <text:p>アカウントを作成せずに支払う</text:p>
          </table:table-cell>
          <table:table-cell table:style-name="ce136" office:value-type="string">
            <text:p>계정 생성 없이 바로 결제</text:p>
          </table:table-cell>
          <table:table-cell table:style-name="ce124" office:value-type="string">
            <text:p>不创建账号直接付款</text:p>
          </table:table-cell>
          <table:table-cell table:style-name="ce122" office:value-type="string">
            <text:p>不建立帳戶直接付款</text:p>
          </table:table-cell>
          <table:table-cell table:style-name="ce101" office:value-type="string">
            <text:p>Оплатить без создания уч. записи</text:p>
          </table:table-cell>
          <table:table-cell table:style-name="ce111" office:value-type="string">
            <text:p>Zapłać bezpośrednio, bez tworzenia konta</text:p>
          </table:table-cell>
          <table:table-cell table:style-name="ce33" table:number-columns-repeated="242"/>
          <table:table-cell table:style-name="ce36" table:number-columns-repeated="767"/>
        </table:table-row>
        <table:table-row table:style-name="ro3">
          <table:table-cell table:style-name="ce33"/>
          <table:table-cell table:style-name="ce119" office:value-type="string">
            <text:p>AB_CC_GL_PEACE_OF_MIND</text:p>
          </table:table-cell>
          <table:table-cell table:style-name="ce114" office:value-type="string">
            <text:p>*Gameloft Peace of Mind Guarantee.</text:p>
          </table:table-cell>
          <table:table-cell table:style-name="ce114" office:value-type="string">
            <text:p>*Garantía de seguridad de Gameloft.</text:p>
          </table:table-cell>
          <table:table-cell table:style-name="ce122" office:value-type="string">
            <text:p>*Garantia Gameloft de Paz de Espírito.</text:p>
          </table:table-cell>
          <table:table-cell table:style-name="ce124" office:value-type="string">
            <text:p>*Garantia de Segurança Gameloft.</text:p>
          </table:table-cell>
          <table:table-cell table:style-name="ce129" office:value-type="string">
            <text:p>*Gameloft-Sicherheitsgarantie:</text:p>
          </table:table-cell>
          <table:table-cell table:style-name="ce126" office:value-type="string">
            <text:p>*Garantie Tranquillité Gameloft.</text:p>
          </table:table-cell>
          <table:table-cell table:style-name="ce131" office:value-type="string">
            <text:p>*Garanzia Transazione sicura di Gameloft.</text:p>
          </table:table-cell>
          <table:table-cell table:style-name="ce85" office:value-type="string">
            <text:p>*個人情報取り扱いについて</text:p>
          </table:table-cell>
          <table:table-cell table:style-name="ce136" office:value-type="string">
            <text:p>* Gameloft 안심 보장</text:p>
          </table:table-cell>
          <table:table-cell table:style-name="ce124" office:value-type="string">
            <text:p>*Gameloft安全保证。</text:p>
          </table:table-cell>
          <table:table-cell table:style-name="ce122" office:value-type="string">
            <text:p>*Gameloft 完全安心保證。</text:p>
          </table:table-cell>
          <table:table-cell table:style-name="ce101" office:value-type="string">
            <text:p>*гарантия Peace of Mind от Gameloft.</text:p>
          </table:table-cell>
          <table:table-cell table:style-name="ce111" office:value-type="string">
            <text:p>*Gwarancja Spokoju Gameloft</text:p>
          </table:table-cell>
          <table:table-cell table:style-name="ce33" table:number-columns-repeated="242"/>
          <table:table-cell table:style-name="ce36" table:number-columns-repeated="767"/>
        </table:table-row>
        <table:table-row table:style-name="ro13">
          <table:table-cell table:style-name="ce33"/>
          <table:table-cell table:style-name="ce119" office:value-type="string">
            <text:p>AB_CC_GL_PEACE_OF_MIND2</text:p>
          </table:table-cell>
          <table:table-cell table:style-name="ce114" office:value-type="string">
            <text:p>Gameloft uses advanced encryption security technology to protect your credit card information.</text:p>
          </table:table-cell>
          <table:table-cell table:style-name="ce114" office:value-type="string">
            <text:p>Gameloft utiliza avanzados sistemas de encriptación para proteger los datos de tu tarjeta de crédito.</text:p>
          </table:table-cell>
          <table:table-cell table:style-name="ce122" office:value-type="string">
            <text:p>A Gameloft usa tecnologia avançada de criptografia de dados para proteger as informações do seu cartão de crédito.</text:p>
          </table:table-cell>
          <table:table-cell table:style-name="ce124" office:value-type="string">
            <text:p>A Gameloft utiliza tecnologia avançada de criptografia de dados para proteger as informações do teu cartão de crédito.</text:p>
          </table:table-cell>
          <table:table-cell table:style-name="ce129" office:value-type="string">
            <text:p>Gameloft verwendet weitreichende Sicherheitstechnologien, um deine Kreditkarteninformationen zu verschlüsseln und zu schützen.</text:p>
          </table:table-cell>
          <table:table-cell table:style-name="ce126" office:value-type="string">
            <text:p>Gameloft utilise des technologies de cryptage de sécurité avancées afin de protéger les informations de votre carte.</text:p>
          </table:table-cell>
          <table:table-cell table:style-name="ce131" office:value-type="string">
            <text:p>Gameloft utilizza metodi avanzati di crittografia per proteggere i dati della tua carta di credito.</text:p>
          </table:table-cell>
          <table:table-cell table:style-name="ce132" office:value-type="string">
            <text:p>ゲームロフトはお客様のクレジットカード情報を保護するため、セキュリティの高い暗号技術を使用しております。</text:p>
          </table:table-cell>
          <table:table-cell table:style-name="ce136" office:value-type="string">
            <text:p>Gameloft는 고객님의 신용 카드 정보를 보호하기 위하여 진보된 암호화 보안 기술을 사용합니다.</text:p>
          </table:table-cell>
          <table:table-cell table:style-name="ce124" office:value-type="string">
            <text:p>Gameloft采用高级编码安全技术来保护你的信用卡信息。</text:p>
          </table:table-cell>
          <table:table-cell table:style-name="ce122" office:value-type="string">
            <text:p>Gameloft 使用先進的加密安全技術，保護您的信用卡資訊。</text:p>
          </table:table-cell>
          <table:table-cell table:style-name="ce101" office:value-type="string">
            <text:p>Для сохранности информации о вашей кредитной карте Gameloft использует улучшенную систему шифрования.</text:p>
          </table:table-cell>
          <table:table-cell table:style-name="ce111" office:value-type="string">
            <text:p>Gameloft korzysta z zaawansowanej technologii szyfrowania, by chronić dane twojej karty kredytowej.</text:p>
          </table:table-cell>
          <table:table-cell table:style-name="ce33" table:number-columns-repeated="242"/>
          <table:table-cell table:style-name="ce36" table:number-columns-repeated="767"/>
        </table:table-row>
        <table:table-row table:style-name="ro9">
          <table:table-cell table:style-name="ce33"/>
          <table:table-cell table:style-name="ce119" office:value-type="string">
            <text:p>AB_CC_EMAIL_PRIVACY</text:p>
          </table:table-cell>
          <table:table-cell table:style-name="ce114" office:value-type="string">
            <text:p>**Your email address will be used exclusively to send you the bill.</text:p>
          </table:table-cell>
          <table:table-cell table:style-name="ce114" office:value-type="string">
            <text:p>**Tu dirección de correo electrónico se usará exclusivamente para enviarte la factura.</text:p>
          </table:table-cell>
          <table:table-cell table:style-name="ce122" office:value-type="string">
            <text:p>**Seu e-mail será usado exclusivamente para envio da fatura.</text:p>
          </table:table-cell>
          <table:table-cell table:style-name="ce124" office:value-type="string">
            <text:p>**O teu e-mail será usado exclusivamente para o envio da factura.</text:p>
          </table:table-cell>
          <table:table-cell table:style-name="ce129" office:value-type="string">
            <text:p>**Dein E-Mail-Adresse wird ausschließlich dazu benutzt, dir die Rechnung zu schicken.</text:p>
          </table:table-cell>
          <table:table-cell table:style-name="ce126" office:value-type="string">
            <text:p>**Votre adresse email sera utilisée uniquement pour vous envoyer la facture.</text:p>
          </table:table-cell>
          <table:table-cell table:style-name="ce131" office:value-type="string">
            <text:p>**L\'indirizzo e-mail verrà utilizzato esclusivamente per inviarti la ricevuta.</text:p>
          </table:table-cell>
          <table:table-cell table:style-name="ce85" office:value-type="string">
            <text:p>**お客様の Eメールアドレスはご請求書送信以外の目的に使用されることはありません。</text:p>
          </table:table-cell>
          <table:table-cell table:style-name="ce136" office:value-type="string">
            <text:p>** 귀하의 메일 주소는 청구서 발송에만 사용됩니다.</text:p>
          </table:table-cell>
          <table:table-cell table:style-name="ce124" office:value-type="string">
            <text:p>**你的电子邮箱只会用于发送账单信息。</text:p>
          </table:table-cell>
          <table:table-cell table:style-name="ce122" office:value-type="string">
            <text:p>**您的電子郵件地址只會用於寄送您的帳單。</text:p>
          </table:table-cell>
          <table:table-cell table:style-name="ce101" office:value-type="string">
            <text:p>**Ваш адрес email будет использован исключительно для отправки чека.</text:p>
          </table:table-cell>
          <table:table-cell table:style-name="ce111" office:value-type="string">
            <text:p>**Twój adres email zostanie użyty tylko i wyłącznie do przesłania ci rachunku.</text:p>
          </table:table-cell>
          <table:table-cell table:style-name="ce33" table:number-columns-repeated="242"/>
          <table:table-cell table:style-name="ce36" table:number-columns-repeated="767"/>
        </table:table-row>
        <table:table-row table:style-name="ro3">
          <table:table-cell table:style-name="ce33"/>
          <table:table-cell table:style-name="ce119" office:value-type="string">
            <text:p>AB_CC_EMAIL_PRIVACY2</text:p>
          </table:table-cell>
          <table:table-cell table:style-name="ce114" office:value-type="string">
            <text:p>Full terms and conditions here.</text:p>
          </table:table-cell>
          <table:table-cell table:style-name="ce114" office:value-type="string">
            <text:p>Consulta aquí los términos y condiciones.</text:p>
          </table:table-cell>
          <table:table-cell table:style-name="ce122" office:value-type="string">
            <text:p>Termos e condições aqui</text:p>
          </table:table-cell>
          <table:table-cell table:style-name="ce124" office:value-type="string">
            <text:p>Termos e condições aqui.</text:p>
          </table:table-cell>
          <table:table-cell table:style-name="ce129" office:value-type="string">
            <text:p>Die vollständigen Nutzungsbedingungen findest du hier.</text:p>
          </table:table-cell>
          <table:table-cell table:style-name="ce126" office:value-type="string">
            <text:p>Conditions générales ici.</text:p>
          </table:table-cell>
          <table:table-cell table:style-name="ce131" office:value-type="string">
            <text:p>Guarda i termini e le condizioni qui</text:p>
          </table:table-cell>
          <table:table-cell table:style-name="ce132" office:value-type="string">
            <text:p>利用規約につきましてはこちらをご確認ください。</text:p>
          </table:table-cell>
          <table:table-cell table:style-name="ce136" office:value-type="string">
            <text:p>이용 약관 전문입니다.</text:p>
          </table:table-cell>
          <table:table-cell table:style-name="ce124" office:value-type="string">
            <text:p>在此查看完整条款和条件。</text:p>
          </table:table-cell>
          <table:table-cell table:style-name="ce122" office:value-type="string">
            <text:p>完整的服務條款內容在此。</text:p>
          </table:table-cell>
          <table:table-cell table:style-name="ce101" office:value-type="string">
            <text:p>Полную версию соглашения можно прочитать здесь.</text:p>
          </table:table-cell>
          <table:table-cell table:style-name="ce111" office:value-type="string">
            <text:p>Pełne warunki i zasady znajdują się tutaj.</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AB_CC_GAME</text:p>
          </table:table-cell>
          <table:table-cell table:style-name="ce114" office:value-type="string">
            <text:p>Game</text:p>
          </table:table-cell>
          <table:table-cell table:style-name="ce114" office:value-type="string">
            <text:p>Juego</text:p>
          </table:table-cell>
          <table:table-cell table:style-name="ce122" office:value-type="string">
            <text:p>Jogo</text:p>
          </table:table-cell>
          <table:table-cell table:style-name="ce124" office:value-type="string">
            <text:p>Jogo</text:p>
          </table:table-cell>
          <table:table-cell table:style-name="ce129" office:value-type="string">
            <text:p>Spiel</text:p>
          </table:table-cell>
          <table:table-cell table:style-name="ce126" office:value-type="string">
            <text:p>Jeu</text:p>
          </table:table-cell>
          <table:table-cell table:style-name="ce131" office:value-type="string">
            <text:p>Gioco</text:p>
          </table:table-cell>
          <table:table-cell table:style-name="ce85" office:value-type="string">
            <text:p>ゲーム：</text:p>
          </table:table-cell>
          <table:table-cell table:style-name="ce135" office:value-type="string">
            <text:p>게임</text:p>
          </table:table-cell>
          <table:table-cell table:style-name="ce124" office:value-type="string">
            <text:p>游戏</text:p>
          </table:table-cell>
          <table:table-cell table:style-name="ce122" office:value-type="string">
            <text:p>遊戲</text:p>
          </table:table-cell>
          <table:table-cell table:style-name="ce101" office:value-type="string">
            <text:p>Игра</text:p>
          </table:table-cell>
          <table:table-cell table:style-name="ce111" office:value-type="string">
            <text:p>Gra</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AB_CC_PRICE</text:p>
          </table:table-cell>
          <table:table-cell table:style-name="ce114" office:value-type="string">
            <text:p>Price</text:p>
          </table:table-cell>
          <table:table-cell table:style-name="ce114" office:value-type="string">
            <text:p>Precio</text:p>
          </table:table-cell>
          <table:table-cell table:style-name="ce122" office:value-type="string">
            <text:p>Preço</text:p>
          </table:table-cell>
          <table:table-cell table:style-name="ce124" office:value-type="string">
            <text:p>Preço</text:p>
          </table:table-cell>
          <table:table-cell table:style-name="ce129" office:value-type="string">
            <text:p>Preis</text:p>
          </table:table-cell>
          <table:table-cell table:style-name="ce126" office:value-type="string">
            <text:p>Prix</text:p>
          </table:table-cell>
          <table:table-cell table:style-name="ce131" office:value-type="string">
            <text:p>Prezzo</text:p>
          </table:table-cell>
          <table:table-cell table:style-name="ce85" office:value-type="string">
            <text:p>価格：</text:p>
          </table:table-cell>
          <table:table-cell table:style-name="ce135" office:value-type="string">
            <text:p>가격</text:p>
          </table:table-cell>
          <table:table-cell table:style-name="ce124" office:value-type="string">
            <text:p>价格</text:p>
          </table:table-cell>
          <table:table-cell table:style-name="ce122" office:value-type="string">
            <text:p>價格</text:p>
          </table:table-cell>
          <table:table-cell table:style-name="ce101" office:value-type="string">
            <text:p>Стоимость</text:p>
          </table:table-cell>
          <table:table-cell table:style-name="ce111" office:value-type="string">
            <text:p>Cena</text:p>
          </table:table-cell>
          <table:table-cell table:style-name="ce33" table:number-columns-repeated="242"/>
          <table:table-cell table:style-name="ce36" table:number-columns-repeated="767"/>
        </table:table-row>
        <table:table-row table:style-name="ro28" table:visibility="collapse">
          <table:table-cell table:style-name="ce33"/>
          <table:table-cell table:style-name="ce119" office:value-type="string">
            <text:p>AB_CC_GAME_PRICE</text:p>
          </table:table-cell>
          <table:table-cell table:style-name="ce114" office:value-type="string">
            <text:p>&amp;lt;b&gt;{PRICE}&amp;lt;/b&gt;</text:p>
          </table:table-cell>
          <table:table-cell table:style-name="ce114"/>
          <table:table-cell table:style-name="ce122"/>
          <table:table-cell table:style-name="ce124"/>
          <table:table-cell table:style-name="ce129"/>
          <table:table-cell table:style-name="ce126"/>
          <table:table-cell table:style-name="ce131"/>
          <table:table-cell table:style-name="ce85"/>
          <table:table-cell table:style-name="ce134"/>
          <table:table-cell table:number-columns-repeated="2" table:style-name="ce122" office:value-type="string">
            <text:p>&amp;lt;b&gt;{PRICE}&amp;lt;/b&gt;</text:p>
          </table:table-cell>
          <table:table-cell table:style-name="ce101"/>
          <table:table-cell table:style-name="ce111" office:value-type="string">
            <text:p>Niektóre wprowadzone informacje są nieprawidłowe. Sprawdź pola oznaczone kolorem czerwonym.</text:p>
          </table:table-cell>
          <table:table-cell table:style-name="ce33" table:number-columns-repeated="242"/>
          <table:table-cell table:style-name="ce36" table:number-columns-repeated="767"/>
        </table:table-row>
        <table:table-row table:style-name="ro21">
          <table:table-cell table:style-name="ce33"/>
          <table:table-cell table:style-name="ce119" office:value-type="string">
            <text:p>AB_CC_CREATING_ACCOUNT_WRONG_DATA</text:p>
          </table:table-cell>
          <table:table-cell table:style-name="ce114" office:value-type="string">
            <text:p>Some of the information you entered is incorrect. Please check the sections in red below.</text:p>
          </table:table-cell>
          <table:table-cell table:style-name="ce114" office:value-type="string">
            <text:p>Parte de la información introducida no es correcta. Por favor, comprueba los campos marcados en rojo.</text:p>
          </table:table-cell>
          <table:table-cell table:style-name="ce122" office:value-type="string">
            <text:p>Alguma informação digitada está incorreta. Favor conferir abaixo as seções destacadas em vermelho.</text:p>
          </table:table-cell>
          <table:table-cell table:style-name="ce124" office:value-type="string">
            <text:p>Algumas das informações inseridas estão incorrectas. Por favor verifica abaixo as secções destacadas a vermelho.</text:p>
          </table:table-cell>
          <table:table-cell table:style-name="ce129" office:value-type="string">
            <text:p>Es gibt inkorrekte Angaben. Überprüfe bitte die, die unten rot markiert sind.</text:p>
          </table:table-cell>
          <table:table-cell table:style-name="ce126" office:value-type="string">
            <text:p>Certaines informations fournies sont incorrectes. Veuillez vérifier les informations en rouge ci-dessous.</text:p>
          </table:table-cell>
          <table:table-cell table:style-name="ce131" office:value-type="string">
            <text:p>Alcune delle informazioni inserite sono sbagliate. Controlla quelle indicate in rosso.</text:p>
          </table:table-cell>
          <table:table-cell table:style-name="ce132" office:value-type="string">
            <text:p>入力された情報に誤りがあります。赤字の項目をご確認ください。</text:p>
          </table:table-cell>
          <table:table-cell table:style-name="ce136" office:value-type="string">
            <text:p>입력한 정보 중 일부가 정확하지 않습니다. 아래 빨간색 부분을 확인하세요.</text:p>
          </table:table-cell>
          <table:table-cell table:style-name="ce124" office:value-type="string">
            <text:p>你输入的某些信息不正确。请查看下面的红色部分。</text:p>
          </table:table-cell>
          <table:table-cell table:style-name="ce122" office:value-type="string">
            <text:p>您輸入的部分資訊並不正確。請查看下方的紅色部分。</text:p>
          </table:table-cell>
          <table:table-cell table:style-name="ce101" office:value-type="string">
            <text:p>Вы ввели неправильную информацию. Пожалуйста, проверьте поля, отмеченные красным.</text:p>
          </table:table-cell>
          <table:table-cell table:style-name="ce111" office:value-type="string">
            <text:p>Niektóre wprowadzone informacje są nieprawidłowe. Sprawdź pola oznaczone kolorem czerwonym.</text:p>
          </table:table-cell>
          <table:table-cell table:style-name="ce33" table:number-columns-repeated="242"/>
          <table:table-cell table:style-name="ce36" table:number-columns-repeated="767"/>
        </table:table-row>
        <table:table-row table:style-name="ro5">
          <table:table-cell table:style-name="ce33"/>
          <table:table-cell table:style-name="ce119" office:value-type="string">
            <text:p>AB_CC_CREATING_ACCOUNT_EMAIL_EXISTS</text:p>
          </table:table-cell>
          <table:table-cell table:style-name="ce114" office:value-type="string">
            <text:p>An account with that email address already exists. You can login with this email address or create a new account.</text:p>
          </table:table-cell>
          <table:table-cell table:style-name="ce114" office:value-type="string">
            <text:p>Ya existe una cuenta con esa dirección de correo electrónico. Puedes iniciar sesión con esta cuenta o crear una nueva cuenta.</text:p>
          </table:table-cell>
          <table:table-cell table:style-name="ce122" office:value-type="string">
            <text:p>Uma conta associada a este e-mail já existe. Você pode usar este e-mail para entrar no sistema ou criar uma nova conta.</text:p>
          </table:table-cell>
          <table:table-cell table:style-name="ce124" office:value-type="string">
            <text:p>Já existe uma conta associada a este e-mail. Podes usar este e-mail para entrar no sistema, ou criar uma nova conta.</text:p>
          </table:table-cell>
          <table:table-cell table:style-name="ce129" office:value-type="string">
            <text:p>Für diese E-Mail-Adresse besteht bereits ein Konto. Du kannst dich mit dieser E-Mail-Adresse anmelden oder ein neues Konto erstellen.</text:p>
          </table:table-cell>
          <table:table-cell table:style-name="ce126" office:value-type="string">
            <text:p>Un compte avec cette adresse e-mail existe déjà. Vous pouvez vous connecter avec cette adresse ou créer un nouveau compte.</text:p>
          </table:table-cell>
          <table:table-cell table:style-name="ce131" office:value-type="string">
            <text:p>Esiste già un account con questo indirizzo e-mail. Puoi accedere usando questo indirizzo o creare un altro account.</text:p>
          </table:table-cell>
          <table:table-cell table:style-name="ce132" office:value-type="string">
            <text:p>入力されたメールアドレスは既に登録されています。こちらのメールアドレスでそのままログイン頂くか、もしくは別のメールアドレスで新しくアカウントを作成してください。</text:p>
          </table:table-cell>
          <table:table-cell table:style-name="ce136" office:value-type="string">
            <text:p>다른 계정에서 이미 메일 주소를 사용 중입니다. 이 메일 주소로 로그인하거나, 새로운 계정을 만드세요.</text:p>
            <text:p/>
          </table:table-cell>
          <table:table-cell table:style-name="ce124" office:value-type="string">
            <text:p>使用该电子邮箱注册的账号已存在。你可以用此邮箱直接登陆或创建新的账号。</text:p>
          </table:table-cell>
          <table:table-cell table:style-name="ce122" office:value-type="string">
            <text:p>該電子郵件地址已經建立帳戶。您可以使用本電子郵件地址登入，或是建立新帳戶。</text:p>
          </table:table-cell>
          <table:table-cell table:style-name="ce101" office:value-type="string">
            <text:p>Учетная запись с таким адресом email уже существует. Вы можете войти под этим адресом или создать новую уч. запись.</text:p>
          </table:table-cell>
          <table:table-cell table:style-name="ce111" office:value-type="string">
            <text:p>Na tym koncie email istnieje już założone konto. Możesz się zalogować na ten email lub stworzyć nowe konto.</text:p>
          </table:table-cell>
          <table:table-cell table:style-name="ce33" table:number-columns-repeated="242"/>
          <table:table-cell table:style-name="ce36" table:number-columns-repeated="767"/>
        </table:table-row>
        <table:table-row table:style-name="ro14">
          <table:table-cell table:style-name="ce33"/>
          <table:table-cell table:style-name="ce119" office:value-type="string">
            <text:p>AB_CC_CREATING_ACCOUNT_PAY_WO_ACCOUNT</text:p>
          </table:table-cell>
          <table:table-cell table:style-name="ce114" office:value-type="string">
            <text:p>In order for us to process your payment, please fill in your billing information below.</text:p>
          </table:table-cell>
          <table:table-cell table:style-name="ce114" office:value-type="string">
            <text:p>Para que podamos proceder con tu pago, por favor introduce tu información de facturación abajo.</text:p>
          </table:table-cell>
          <table:table-cell table:style-name="ce122" office:value-type="string">
            <text:p>Para processar o pagamento, favor digitar suas informações abaixo.</text:p>
          </table:table-cell>
          <table:table-cell table:style-name="ce124" office:value-type="string">
            <text:p>Para processarmos o teu pagamento, por favor insere a tua informação abaixo.</text:p>
          </table:table-cell>
          <table:table-cell table:style-name="ce129" office:value-type="string">
            <text:p>Gib bitte deine Zahlungsinformationen unten ein, um mit der Zahlung fortzufahren.</text:p>
          </table:table-cell>
          <table:table-cell table:style-name="ce126" office:value-type="string">
            <text:p>Afin d\'effectuer le paiement, veuillez entrer les informations de facturation ci-dessous.</text:p>
          </table:table-cell>
          <table:table-cell table:style-name="ce131" office:value-type="string">
            <text:p>Inserisci i dati di pagamento qui sotto per completare la transazione.</text:p>
          </table:table-cell>
          <table:table-cell table:style-name="ce85" office:value-type="string">
            <text:p>支払い処理のために以下の支払い情報をご入力ください。</text:p>
          </table:table-cell>
          <table:table-cell table:style-name="ce136" office:value-type="string">
            <text:p>결제 과정을 진행하려면 아래 과금 정보를 입력하세요.</text:p>
          </table:table-cell>
          <table:table-cell table:style-name="ce141" office:value-type="string">
            <text:p>请在下方填入你的账单信息，以便我们能够尽快处理你的支付。</text:p>
          </table:table-cell>
          <table:table-cell table:style-name="ce122" office:value-type="string">
            <text:p>請在下方填入帳單資訊以方便我們處理您的付款。</text:p>
          </table:table-cell>
          <table:table-cell table:style-name="ce101" office:value-type="string">
            <text:p>Чтобы продолжить покупку, пожалуйста, введите данные, указанные ниже.</text:p>
          </table:table-cell>
          <table:table-cell table:style-name="ce111" office:value-type="string">
            <text:p>W celu dokonania zakupu, wypełnij poniższe informacje o płatności.</text:p>
          </table:table-cell>
          <table:table-cell table:style-name="ce33" table:number-columns-repeated="242"/>
          <table:table-cell table:style-name="ce36" table:number-columns-repeated="767"/>
        </table:table-row>
        <table:table-row table:style-name="ro14">
          <table:table-cell table:style-name="ce33"/>
          <table:table-cell table:style-name="ce119" office:value-type="string">
            <text:p>AB_CC_LOGIN_WRONG_EMAIL_PASSWORD</text:p>
          </table:table-cell>
          <table:table-cell table:style-name="ce114" office:value-type="string">
            <text:p>The email address and/or password you entered are not correct. Please try again.</text:p>
          </table:table-cell>
          <table:table-cell table:style-name="ce114" office:value-type="string">
            <text:p>La dirección de correo y/o la clave no son correctos. Por favor, inténtalo de nuevo.</text:p>
          </table:table-cell>
          <table:table-cell table:style-name="ce122" office:value-type="string">
            <text:p>O e-mail e/ou senha digitados não estão corretos. Favor tentar novamente.</text:p>
          </table:table-cell>
          <table:table-cell table:style-name="ce124" office:value-type="string">
            <text:p>O e-mail e/ou password inseridos não estão correctos. Por favor tenta novamente.</text:p>
          </table:table-cell>
          <table:table-cell table:style-name="ce129" office:value-type="string">
            <text:p>E-Mail-Adresse und/oder Passwort sind inkorrekt. Versuche es bitte erneut.</text:p>
          </table:table-cell>
          <table:table-cell table:style-name="ce126" office:value-type="string">
            <text:p>L\'adresse e-mail et/ou le mot de passe sont incorrects. Veuillez réessayer.</text:p>
          </table:table-cell>
          <table:table-cell table:style-name="ce131" office:value-type="string">
            <text:p>L\'indirizzo o la password forniti non sono validi. Riprova.</text:p>
          </table:table-cell>
          <table:table-cell table:style-name="ce132" office:value-type="string">
            <text:p>お客様が入力したメールアドレス、もしくはパスワードは正しくありません。もう一度ご確認ください。</text:p>
          </table:table-cell>
          <table:table-cell table:style-name="ce136" office:value-type="string">
            <text:p>입력한 메일 주소 또는 암호가 올바르지 않습니다. 다시 입력하세요.</text:p>
          </table:table-cell>
          <table:table-cell table:style-name="ce124" office:value-type="string">
            <text:p>你输入的电子邮箱和/或密码不正确。请重试。</text:p>
          </table:table-cell>
          <table:table-cell table:style-name="ce122" office:value-type="string">
            <text:p>您輸入的電子郵件地址及／或密碼並不正確。請再試一次。</text:p>
          </table:table-cell>
          <table:table-cell table:style-name="ce101" office:value-type="string">
            <text:p>Введенный адрес email и/или пароль неверны. Пожалуйста, попробуйте еще раз.</text:p>
          </table:table-cell>
          <table:table-cell table:style-name="ce111" office:value-type="string">
            <text:p>Wprowadzony email i/lub hasło są nieprawidłowe. Spróbuj jeszcze raz.</text:p>
          </table:table-cell>
          <table:table-cell table:style-name="ce33" table:number-columns-repeated="242"/>
          <table:table-cell table:style-name="ce36" table:number-columns-repeated="767"/>
        </table:table-row>
        <table:table-row table:style-name="ro21">
          <table:table-cell table:style-name="ce33"/>
          <table:table-cell table:style-name="ce119" office:value-type="string">
            <text:p>AB_CC_CREDIT_CARD_EXPIRED</text:p>
          </table:table-cell>
          <table:table-cell table:style-name="ce114" office:value-type="string">
            <text:p>Your credit card has expired or is invalid. Please update your billing information below.</text:p>
          </table:table-cell>
          <table:table-cell table:style-name="ce114" office:value-type="string">
            <text:p>Tu tarjeta de crédito ha caducado o no es válida. Por favor actualiza tu información de facturación abajo.</text:p>
          </table:table-cell>
          <table:table-cell table:style-name="ce122" office:value-type="string">
            <text:p>Seu cartão de crédito expirou ou é inválido. Favor atualizar as informações abaixo.</text:p>
          </table:table-cell>
          <table:table-cell table:style-name="ce124" office:value-type="string">
            <text:p>O teu cartão de crédito expirou ou é inválido. Por favor actualiza as tuas informações abaixo.</text:p>
          </table:table-cell>
          <table:table-cell table:style-name="ce129" office:value-type="string">
            <text:p>Deine Kreditkarte ist nicht mehr gültig. Aktualisiere bitte unten deine Zahlungsinformationen.</text:p>
          </table:table-cell>
          <table:table-cell table:style-name="ce126" office:value-type="string">
            <text:p>Votre carte de crédit est arrivée à expiration. Veuillez mettre à jour les informations de facturation ci-dessous.</text:p>
          </table:table-cell>
          <table:table-cell table:style-name="ce131" office:value-type="string">
            <text:p>La tua carta di credito è scaduta o non è valida. Modifica le informazioni sul metodo di pagamento.</text:p>
          </table:table-cell>
          <table:table-cell table:style-name="ce132" office:value-type="string">
            <text:p>お客様のクレジットカードは有効期限が過ぎています。有効期限の情報を更新してください。</text:p>
          </table:table-cell>
          <table:table-cell table:style-name="ce136" office:value-type="string">
            <text:p>사용 기간이 만료되었거나 사용할 수 없는 신용 카드입니다. 아래 과금 정보를 업데이트하세요.</text:p>
          </table:table-cell>
          <table:table-cell table:style-name="ce124" office:value-type="string">
            <text:p>你的信用卡已过期或无效。请在下方更新你的账单信息。</text:p>
          </table:table-cell>
          <table:table-cell table:style-name="ce122" office:value-type="string">
            <text:p>您的信用卡已經過期或是無效。請在下方更新帳單資訊。</text:p>
          </table:table-cell>
          <table:table-cell table:style-name="ce101" office:value-type="string">
            <text:p>Ваша кредитная карта недействительна. Пожалуйста, введите данные, указанные ниже.</text:p>
          </table:table-cell>
          <table:table-cell table:style-name="ce111" office:value-type="string">
            <text:p>Karta kredytowa jest niewłaściwa lub upłynął jej termin ważności. Zaktualizuj poniższe informacje o płatności.</text:p>
          </table:table-cell>
          <table:table-cell table:style-name="ce33" table:number-columns-repeated="242"/>
          <table:table-cell table:style-name="ce36" table:number-columns-repeated="767"/>
        </table:table-row>
        <table:table-row table:style-name="ro9">
          <table:table-cell table:style-name="ce33"/>
          <table:table-cell table:style-name="ce119" office:value-type="string">
            <text:p>AB_CC_INVOICE_SENT</text:p>
          </table:table-cell>
          <table:table-cell table:style-name="ce114" office:value-type="string">
            <text:p>An invoice has just been sent to your email address as a record.</text:p>
          </table:table-cell>
          <table:table-cell table:style-name="ce114" office:value-type="string">
            <text:p>Hemos enviado una factura como justificante.</text:p>
          </table:table-cell>
          <table:table-cell table:style-name="ce122" office:value-type="string">
            <text:p>Uma fatura foi enviada para o seu e-mail como registro.</text:p>
          </table:table-cell>
          <table:table-cell table:style-name="ce124" office:value-type="string">
            <text:p>Foi enviada uma factura para o teu e-mail, como registo.</text:p>
          </table:table-cell>
          <table:table-cell table:style-name="ce129" office:value-type="string">
            <text:p>Wir haben dir zur Bestätigung eine Rechnung an deine E-Mail-Adresse geschickt.</text:p>
          </table:table-cell>
          <table:table-cell table:style-name="ce126" office:value-type="string">
            <text:p>Une facture vient d\'être envoyée sur votre boîte e-mail</text:p>
          </table:table-cell>
          <table:table-cell table:style-name="ce131" office:value-type="string">
            <text:p>Abbiamo inviato la fattura con i dettagli della transazione al tuo indirizzo e-mail.</text:p>
          </table:table-cell>
          <table:table-cell table:style-name="ce85" office:value-type="string">
            <text:p>ご登録頂いたメールアドレスに請求明細書を送信しました。</text:p>
          </table:table-cell>
          <table:table-cell table:style-name="ce136" office:value-type="string">
            <text:p>증빙용 청구서가 귀하의 메일 주소로 발송되었습니다.</text:p>
          </table:table-cell>
          <table:table-cell table:style-name="ce141" office:value-type="string">
            <text:p>作为记录的发票已发送至你的电子邮箱。</text:p>
          </table:table-cell>
          <table:table-cell table:style-name="ce122" office:value-type="string">
            <text:p>已寄送發票至您的電子郵件地址作為記錄。</text:p>
          </table:table-cell>
          <table:table-cell table:style-name="ce101" office:value-type="string">
            <text:p>Чек только что был выслан на ваш адрес элетронной почты.</text:p>
          </table:table-cell>
          <table:table-cell table:style-name="ce111" office:value-type="string">
            <text:p>W celach informacyjnych, na twój adres email wysłana została faktura</text:p>
          </table:table-cell>
          <table:table-cell table:style-name="ce33" table:number-columns-repeated="242"/>
          <table:table-cell table:style-name="ce36" table:number-columns-repeated="767"/>
        </table:table-row>
        <table:table-row table:style-name="ro25">
          <table:table-cell table:style-name="ce33"/>
          <table:table-cell table:style-name="ce119" office:value-type="string">
            <text:p>AB_CC_ACCOUNT_CREATED_SUCCESSFULLY</text:p>
          </table:table-cell>
          <table:table-cell table:style-name="ce114" office:value-type="string">
            <text:p>Your account has been successfully created!</text:p>
          </table:table-cell>
          <table:table-cell table:style-name="ce114" office:value-type="string">
            <text:p>¡Tu cuenta ha sido creada con éxito!</text:p>
          </table:table-cell>
          <table:table-cell table:style-name="ce122" office:value-type="string">
            <text:p>Sua conta foi criada com sucesso!</text:p>
          </table:table-cell>
          <table:table-cell table:style-name="ce124" office:value-type="string">
            <text:p>A tua conta foi criada com sucesso!</text:p>
          </table:table-cell>
          <table:table-cell table:style-name="ce129" office:value-type="string">
            <text:p>Dein Konto wurde erfolgreich erstellt!</text:p>
          </table:table-cell>
          <table:table-cell table:style-name="ce126" office:value-type="string">
            <text:p>Votre compte a bien été créé !</text:p>
          </table:table-cell>
          <table:table-cell table:style-name="ce131" office:value-type="string">
            <text:p>Il tuo account è stato creato con successo.</text:p>
          </table:table-cell>
          <table:table-cell table:style-name="ce85" office:value-type="string">
            <text:p>アカウントを作成しました！</text:p>
          </table:table-cell>
          <table:table-cell table:style-name="ce136" office:value-type="string">
            <text:p>계정이 생성되었습니다!</text:p>
          </table:table-cell>
          <table:table-cell table:style-name="ce124" office:value-type="string">
            <text:p>你的账号创建成功！</text:p>
          </table:table-cell>
          <table:table-cell table:style-name="ce122" office:value-type="string">
            <text:p>您已經成功建立帳戶！</text:p>
          </table:table-cell>
          <table:table-cell table:style-name="ce101" office:value-type="string">
            <text:p>Учетная запись успешно создана!</text:p>
          </table:table-cell>
          <table:table-cell table:style-name="ce111" office:value-type="string">
            <text:p>Konto zostało stworzone poprawnie!</text:p>
          </table:table-cell>
          <table:table-cell table:style-name="ce33" table:number-columns-repeated="242"/>
          <table:table-cell table:style-name="ce36" table:number-columns-repeated="767"/>
        </table:table-row>
        <table:table-row table:style-name="ro25">
          <table:table-cell table:style-name="ce33"/>
          <table:table-cell table:style-name="ce119" office:value-type="string">
            <text:p>AB_CC_FORGOT_PASSWORD_QUESTION</text:p>
          </table:table-cell>
          <table:table-cell table:style-name="ce114" office:value-type="string">
            <text:p>Forgot your password?</text:p>
          </table:table-cell>
          <table:table-cell table:style-name="ce114" office:value-type="string">
            <text:p>¿Has olvidado la contraseña?</text:p>
          </table:table-cell>
          <table:table-cell table:style-name="ce122" office:value-type="string">
            <text:p>Esqueceu sua senha?</text:p>
          </table:table-cell>
          <table:table-cell table:style-name="ce124" office:value-type="string">
            <text:p>Esqueceste-te da tua password?</text:p>
          </table:table-cell>
          <table:table-cell table:style-name="ce129" office:value-type="string">
            <text:p>Passwort vergesen?</text:p>
          </table:table-cell>
          <table:table-cell table:style-name="ce126" office:value-type="string">
            <text:p>Mot de passe oublié ?</text:p>
          </table:table-cell>
          <table:table-cell table:style-name="ce131" office:value-type="string">
            <text:p>Password dimenticata?</text:p>
          </table:table-cell>
          <table:table-cell table:style-name="ce85" office:value-type="string">
            <text:p>パスワードを忘れた場合</text:p>
          </table:table-cell>
          <table:table-cell table:style-name="ce136" office:value-type="string">
            <text:p>암호 찾기</text:p>
          </table:table-cell>
          <table:table-cell table:style-name="ce124" office:value-type="string">
            <text:p>忘记密码？</text:p>
          </table:table-cell>
          <table:table-cell table:style-name="ce122" office:value-type="string">
            <text:p>是否忘記密碼？</text:p>
          </table:table-cell>
          <table:table-cell table:style-name="ce101" office:value-type="string">
            <text:p>Забыли пароль?</text:p>
          </table:table-cell>
          <table:table-cell table:style-name="ce111" office:value-type="string">
            <text:p>Zapomniałeś hasła?</text:p>
          </table:table-cell>
          <table:table-cell table:style-name="ce33" table:number-columns-repeated="242"/>
          <table:table-cell table:style-name="ce36" table:number-columns-repeated="767"/>
        </table:table-row>
        <table:table-row table:style-name="ro21">
          <table:table-cell table:style-name="ce33"/>
          <table:table-cell table:style-name="ce119" office:value-type="string">
            <text:p>AB_CC_ENTER_EMAIL_FOR_RECOVERY_PASSWORD</text:p>
          </table:table-cell>
          <table:table-cell table:style-name="ce114" office:value-type="string">
            <text:p>Please enter your email address below. You will receive your password in a few seconds.</text:p>
          </table:table-cell>
          <table:table-cell table:style-name="ce114" office:value-type="string">
            <text:p>Por favor, introduce tu dirección de correo electrónico aquí abajo. Recibirás tu contraseña en breve.</text:p>
          </table:table-cell>
          <table:table-cell table:style-name="ce122" office:value-type="string">
            <text:p>Favor digitar seu e-mail abaixo. Você receberá sua senha em alguns segundos.</text:p>
          </table:table-cell>
          <table:table-cell table:style-name="ce124" office:value-type="string">
            <text:p>Por favor insere o teu e-mail abaixo. Receberás a tua password dentro de alguns segundos.</text:p>
          </table:table-cell>
          <table:table-cell table:style-name="ce129" office:value-type="string">
            <text:p>Gib bitte deine E-Mail-Adresse unten ein. Du erhältst dein Passwort innerhalb von wenigen Sekunden.</text:p>
          </table:table-cell>
          <table:table-cell table:style-name="ce126" office:value-type="string">
            <text:p>Veuillez entrer votre adresse e-mail ci-dessous. Vous recevrez votre mot de passe dans quelques secondes.</text:p>
          </table:table-cell>
          <table:table-cell table:style-name="ce131" office:value-type="string">
            <text:p>Inserisci il tuo indirizzo e-mail in basso. Riceverai la password dopo alcuni secondi.</text:p>
          </table:table-cell>
          <table:table-cell table:style-name="ce85" office:value-type="string">
            <text:p>以下にお客様のメールアドレスをご入力ください。数秒後にパスワードが送信されます。</text:p>
          </table:table-cell>
          <table:table-cell table:style-name="ce136" office:value-type="string">
            <text:p>아래에 메일 주소를 입력하세요. 몇 초 후에 암호를 받을 수 있습니다.</text:p>
          </table:table-cell>
          <table:table-cell table:style-name="ce124" office:value-type="string">
            <text:p>请将你的电子邮箱地址填入下方。你将在几秒后收到你的密码。</text:p>
          </table:table-cell>
          <table:table-cell table:style-name="ce122" office:value-type="string">
            <text:p>請在下方輸入您的電子郵件地址。您將在幾秒鐘內收到密碼。</text:p>
          </table:table-cell>
          <table:table-cell table:style-name="ce101" office:value-type="string">
            <text:p>Пожалуйста, введите ваш адрес email. Через несколько секунд вы получите ваш пароль по почте.</text:p>
          </table:table-cell>
          <table:table-cell table:style-name="ce111" office:value-type="string">
            <text:p>Wprowadź poniżej swój adres email. Za kilka sekund otrzymasz hasło.</text:p>
          </table:table-cell>
          <table:table-cell table:style-name="ce33" table:number-columns-repeated="242"/>
          <table:table-cell table:style-name="ce36" table:number-columns-repeated="767"/>
        </table:table-row>
        <table:table-row table:style-name="ro6">
          <table:table-cell table:style-name="ce33"/>
          <table:table-cell table:style-name="ce119" office:value-type="string">
            <text:p>AB_CC_RECOVERY_PASSWORD_FAIL</text:p>
          </table:table-cell>
          <table:table-cell table:style-name="ce114" office:value-type="string">
            <text:p>We're sorry, we couldn't find your email address. Please try again or register.</text:p>
          </table:table-cell>
          <table:table-cell table:style-name="ce114" office:value-type="string">
            <text:p>Lo sentimos, no hemos podido encontrar tu dirección de correo electrónico. Por favor, vuelve a intentarlo o regístrate.</text:p>
          </table:table-cell>
          <table:table-cell table:style-name="ce122" office:value-type="string">
            <text:p>Infelizmente, não encontramos seu e-mail. Favor tentar novamente ou fazer um novo cadastro.</text:p>
          </table:table-cell>
          <table:table-cell table:style-name="ce124" office:value-type="string">
            <text:p>Infelizmente, não encontrámos o teu e-mail. Por favor tenta novamente ou regista-te.</text:p>
          </table:table-cell>
          <table:table-cell table:style-name="ce129" office:value-type="string">
            <text:p>Wir konnten deine E-Mail-Adresse leider nicht finden. Versuche es bitte erneut oder registriere dich.</text:p>
          </table:table-cell>
          <table:table-cell table:style-name="ce126" office:value-type="string">
            <text:p>Désolé, votre adresse e-mail est introuvable. Veuillez réessayer ou vous inscrire.</text:p>
          </table:table-cell>
          <table:table-cell table:style-name="ce131" office:value-type="string">
            <text:p>L\'indirizzo e-mail fornito non è valido. Riprova o effettua l\'iscrizione.</text:p>
          </table:table-cell>
          <table:table-cell table:style-name="ce85" office:value-type="string">
            <text:p>メールアドレスが見つかりません。再度お試しいただくか、再びご登録ください。</text:p>
          </table:table-cell>
          <table:table-cell table:style-name="ce136" office:value-type="string">
            <text:p>죄송합니다. 귀하의 메일 주소를 찾을 수 없습니다. 다시 입력하거나 새로 등록하세요.</text:p>
          </table:table-cell>
          <table:table-cell table:style-name="ce124" office:value-type="string">
            <text:p>很抱歉，我们未找到你的电子邮箱地址。请重试或注册。</text:p>
          </table:table-cell>
          <table:table-cell table:style-name="ce122" office:value-type="string">
            <text:p>很抱歉，我們找不到您的電子郵件地址。請再試一次或註冊。</text:p>
          </table:table-cell>
          <table:table-cell table:style-name="ce101" office:value-type="string">
            <text:p>К сожалению, мы не смогли найти ваш адрес email. Пожалуйста, попробуйте еще раз или зарегистрируйтесь.</text:p>
          </table:table-cell>
          <table:table-cell table:style-name="ce111" office:value-type="string">
            <text:p>Niestety, nie udało nam się znaleźć twojego adresu email. Spróbuj ponownie lub zarejestruj się.</text:p>
          </table:table-cell>
          <table:table-cell table:style-name="ce33" table:number-columns-repeated="242"/>
          <table:table-cell table:style-name="ce36" table:number-columns-repeated="767"/>
        </table:table-row>
        <table:table-row table:style-name="ro14">
          <table:table-cell table:style-name="ce33"/>
          <table:table-cell table:style-name="ce119" office:value-type="string">
            <text:p>AB_CC_RECOVERY_PASSWORD_SUCCES</text:p>
          </table:table-cell>
          <table:table-cell table:style-name="ce114" office:value-type="string">
            <text:p>Please check your email, a new password has been sent.</text:p>
          </table:table-cell>
          <table:table-cell table:style-name="ce114" office:value-type="string">
            <text:p>Por favor, comprueba tu dirección de correo electrónico. Te hemos enviado una nueva contraseña.</text:p>
          </table:table-cell>
          <table:table-cell table:style-name="ce122" office:value-type="string">
            <text:p>Uma nova senha foi enviada. Verifique o seu e-mail!</text:p>
          </table:table-cell>
          <table:table-cell table:style-name="ce124" office:value-type="string">
            <text:p>Foi enviada uma nova password. Verifica o teu e-mail!</text:p>
          </table:table-cell>
          <table:table-cell table:style-name="ce129" office:value-type="string">
            <text:p>Überprüfe bitte dein E-Mail-Postfach. Wir haben dir ein neues Passwort zugeschickt.</text:p>
          </table:table-cell>
          <table:table-cell table:style-name="ce126" office:value-type="string">
            <text:p>Veuillez consulter votre messagerie. Un nouveau mot de passe a été envoyé.</text:p>
          </table:table-cell>
          <table:table-cell table:style-name="ce131" office:value-type="string">
            <text:p>Controlla la tua casella di posta, ti è stata inviata una nuova password.</text:p>
          </table:table-cell>
          <table:table-cell table:style-name="ce85" office:value-type="string">
            <text:p>メールアドレスをご確認ください。新しいパスワードを送信しました。</text:p>
          </table:table-cell>
          <table:table-cell table:style-name="ce136" office:value-type="string">
            <text:p>새로운 암호가 발송되었으니 메일을 확인하세요.</text:p>
          </table:table-cell>
          <table:table-cell table:style-name="ce124" office:value-type="string">
            <text:p>新的密码已发送至你的电子邮箱，请查收。</text:p>
          </table:table-cell>
          <table:table-cell table:style-name="ce122" office:value-type="string">
            <text:p>已經傳送新的密碼，請查看電子郵件。</text:p>
          </table:table-cell>
          <table:table-cell table:style-name="ce101" office:value-type="string">
            <text:p>Новый пароль выслан. Пожалуйста, проверьте вашу почту.</text:p>
          </table:table-cell>
          <table:table-cell table:style-name="ce111" office:value-type="string">
            <text:p>Sprawdź email, twoje nowe hasło zostało wysłane.</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AB_GET_IT_NOW</text:p>
          </table:table-cell>
          <table:table-cell table:style-name="ce114" office:value-type="string">
            <text:p>Get it now</text:p>
          </table:table-cell>
          <table:table-cell table:style-name="ce114" office:value-type="string">
            <text:p>Consíguelo ahora</text:p>
          </table:table-cell>
          <table:table-cell table:style-name="ce122" office:value-type="string">
            <text:p>Compre agora</text:p>
          </table:table-cell>
          <table:table-cell table:style-name="ce124" office:value-type="string">
            <text:p>Compra agora</text:p>
          </table:table-cell>
          <table:table-cell table:style-name="ce129" office:value-type="string">
            <text:p>Hol es dir jetzt</text:p>
          </table:table-cell>
          <table:table-cell table:style-name="ce126" office:value-type="string">
            <text:p>Acheter maintenant</text:p>
          </table:table-cell>
          <table:table-cell table:style-name="ce131" office:value-type="string">
            <text:p>Scaricalo ora</text:p>
          </table:table-cell>
          <table:table-cell table:style-name="ce85" office:value-type="string">
            <text:p>今すぐゲット</text:p>
          </table:table-cell>
          <table:table-cell table:style-name="ce134" office:value-type="string">
            <text:p><text:span text:style-name="T21">바로</text:span> <text:span text:style-name="T21">구매</text:span></text:p>
          </table:table-cell>
          <table:table-cell table:style-name="ce140" office:value-type="string">
            <text:p>立刻获取</text:p>
          </table:table-cell>
          <table:table-cell table:style-name="ce122" office:value-type="string">
            <text:p>立即取得</text:p>
          </table:table-cell>
          <table:table-cell table:style-name="ce101" office:value-type="string">
            <text:p>Купить сейчас</text:p>
          </table:table-cell>
          <table:table-cell table:style-name="ce111" office:value-type="string">
            <text:p>Pobierz teraz</text:p>
          </table:table-cell>
          <table:table-cell table:style-name="ce33" table:number-columns-repeated="242"/>
          <table:table-cell table:style-name="ce36" table:number-columns-repeated="767"/>
        </table:table-row>
        <table:table-row table:style-name="ro22">
          <table:table-cell table:style-name="ce33"/>
          <table:table-cell table:style-name="ce119" office:value-type="string">
            <text:p>AB_GET_THE_GAME</text:p>
          </table:table-cell>
          <table:table-cell table:style-name="ce114" office:value-type="string">
            <text:p>Pay on my phone bill</text:p>
          </table:table-cell>
          <table:table-cell table:style-name="ce114" office:value-type="string">
            <text:p>Consigue el juego</text:p>
          </table:table-cell>
          <table:table-cell table:style-name="ce122" office:value-type="string">
            <text:p>Compre o jogo</text:p>
          </table:table-cell>
          <table:table-cell table:style-name="ce124" office:value-type="string">
            <text:p>Pagar na minha conta telefónica</text:p>
          </table:table-cell>
          <table:table-cell table:style-name="ce129" office:value-type="string">
            <text:p>Hol dir das Spiel</text:p>
          </table:table-cell>
          <table:table-cell table:style-name="ce126" office:value-type="string">
            <text:p>Acheter le jeu</text:p>
          </table:table-cell>
          <table:table-cell table:style-name="ce131" office:value-type="string">
            <text:p>Scarica il gioco</text:p>
          </table:table-cell>
          <table:table-cell table:style-name="ce85" office:value-type="string">
            <text:p>携帯電話料金と一括で支払う</text:p>
          </table:table-cell>
          <table:table-cell table:style-name="ce134" office:value-type="string">
            <text:p><text:span text:style-name="T21">전화</text:span> <text:span text:style-name="T21">요금으로</text:span> <text:span text:style-name="T21">결제</text:span></text:p>
          </table:table-cell>
          <table:table-cell table:style-name="ce140" office:value-type="string">
            <text:p>使用电话账单付款</text:p>
          </table:table-cell>
          <table:table-cell table:style-name="ce122" office:value-type="string">
            <text:p>使用手機付款</text:p>
          </table:table-cell>
          <table:table-cell table:style-name="ce101" office:value-type="string">
            <text:p>Оплатить через оператора</text:p>
          </table:table-cell>
          <table:table-cell table:style-name="ce111" office:value-type="string">
            <text:p>Dolicz do mojego rachunku</text:p>
          </table:table-cell>
          <table:table-cell table:style-name="ce33" table:number-columns-repeated="242"/>
          <table:table-cell table:style-name="ce36" table:number-columns-repeated="767"/>
        </table:table-row>
        <table:table-row table:style-name="ro19">
          <table:table-cell table:style-name="ce33"/>
          <table:table-cell table:style-name="ce119" office:value-type="string">
            <text:p>AB_CONTINUE</text:p>
          </table:table-cell>
          <table:table-cell table:style-name="ce114" office:value-type="string">
            <text:p>Please tap CONTINUE to finalize the purchase.</text:p>
          </table:table-cell>
          <table:table-cell table:style-name="ce114" office:value-type="string">
            <text:p>Por favor toca CONTINUAR para terminar la compra.</text:p>
          </table:table-cell>
          <table:table-cell table:style-name="ce122" office:value-type="string">
            <text:p>Toque em CONTINUAR para finalizar a compra.</text:p>
          </table:table-cell>
          <table:table-cell table:style-name="ce124" office:value-type="string">
            <text:p>Toca em CONTINUAR para finalizar a compra.</text:p>
          </table:table-cell>
          <table:table-cell table:style-name="ce129" office:value-type="string">
            <text:p>Berühre bitte WEITER, um den Kauf abzuschließen.</text:p>
          </table:table-cell>
          <table:table-cell table:style-name="ce126" office:value-type="string">
            <text:p>Veuillez toucher CONTINUER pour terminer l\'achat.</text:p>
          </table:table-cell>
          <table:table-cell table:style-name="ce131" office:value-type="string">
            <text:p>Tocca CONTINUA per completare l\'acquisto.</text:p>
          </table:table-cell>
          <table:table-cell table:style-name="ce85" office:value-type="string">
            <text:p>コンティニューを押してゲームをアンロックしてください。</text:p>
          </table:table-cell>
          <table:table-cell table:style-name="ce134" office:value-type="string">
            <text:p><text:span text:style-name="T21">계속을</text:span> <text:span text:style-name="T21">터치하</text:span><text:span text:style-name="T21">여</text:span> <text:span text:style-name="T21">구매를</text:span> <text:span text:style-name="T21">완료</text:span><text:span text:style-name="T21">하세요</text:span>.</text:p>
          </table:table-cell>
          <table:table-cell table:style-name="ce141" office:value-type="string">
            <text:p>请点击<text:span text:style-name="T18">“</text:span><text:span text:style-name="T22">继续</text:span><text:span text:style-name="T18">”</text:span><text:span text:style-name="T22">完</text:span><text:span text:style-name="T22">成购买。</text:span></text:p>
          </table:table-cell>
          <table:table-cell table:style-name="ce122" office:value-type="string">
            <text:p>請點擊繼續以完成購買。</text:p>
          </table:table-cell>
          <table:table-cell table:style-name="ce101" office:value-type="string">
            <text:p>Пожалуйста, нажмите ПРОДОЛЖИТЬ, чтобы завершить покупку.</text:p>
          </table:table-cell>
          <table:table-cell table:style-name="ce111" office:value-type="string">
            <text:p>Dotknij KONTYNUUJ, by sfinalizować zakup...</text:p>
          </table:table-cell>
          <table:table-cell table:style-name="ce33" table:number-columns-repeated="242"/>
          <table:table-cell table:style-name="ce36" table:number-columns-repeated="767"/>
        </table:table-row>
        <table:table-row table:style-name="ro27">
          <table:table-cell table:style-name="ce33"/>
          <table:table-cell table:style-name="ce119" office:value-type="string">
            <text:p>AB_NO_PROFILE_DETECTED</text:p>
          </table:table-cell>
          <table:table-cell table:style-name="ce114" office:value-type="string">
            <text:p>No profile detected</text:p>
          </table:table-cell>
          <table:table-cell table:style-name="ce114" office:value-type="string">
            <text:p>No se ha detectado ningún perfil.</text:p>
          </table:table-cell>
          <table:table-cell table:style-name="ce122" office:value-type="string">
            <text:p>Nenhum perfil identificado.</text:p>
          </table:table-cell>
          <table:table-cell table:style-name="ce124" office:value-type="string">
            <text:p>Nenhum perfil detectado</text:p>
          </table:table-cell>
          <table:table-cell table:style-name="ce129" office:value-type="string">
            <text:p>Kein Profil gefunden</text:p>
          </table:table-cell>
          <table:table-cell table:style-name="ce126" office:value-type="string">
            <text:p>Aucun profil détecté</text:p>
          </table:table-cell>
          <table:table-cell table:style-name="ce131" office:value-type="string">
            <text:p>Nessun profilo trovato</text:p>
          </table:table-cell>
          <table:table-cell table:style-name="ce85" office:value-type="string">
            <text:p>プロフィールが見つかりません。</text:p>
          </table:table-cell>
          <table:table-cell table:style-name="ce134" office:value-type="string">
            <text:p><text:span text:style-name="T21">프로필을</text:span> <text:span text:style-name="T21">찾을</text:span> <text:span text:style-name="T21">수</text:span> <text:span text:style-name="T21">없습니다</text:span>.</text:p>
          </table:table-cell>
          <table:table-cell table:style-name="ce140" office:value-type="string">
            <text:p>未检测到资料</text:p>
          </table:table-cell>
          <table:table-cell table:style-name="ce122" office:value-type="string">
            <text:p>找不到個人檔案</text:p>
          </table:table-cell>
          <table:table-cell table:style-name="ce101" office:value-type="string">
            <text:p>Профиль не найден.</text:p>
          </table:table-cell>
          <table:table-cell table:style-name="ce111" office:value-type="string">
            <text:p>Nie wykryto profilu</text:p>
          </table:table-cell>
          <table:table-cell table:style-name="ce33" table:number-columns-repeated="242"/>
          <table:table-cell table:style-name="ce36" table:number-columns-repeated="767"/>
        </table:table-row>
        <table:table-row table:style-name="ro6">
          <table:table-cell table:style-name="ce33"/>
          <table:table-cell table:style-name="ce119" office:value-type="string">
            <text:p>AB_ALREADY_PURCHASED</text:p>
          </table:table-cell>
          <table:table-cell table:style-name="ce114" office:value-type="string">
            <text:p>Our records indicate that you already bought this game. You can play it again right away by pressing the button below.</text:p>
          </table:table-cell>
          <table:table-cell table:style-name="ce114" office:value-type="string">
            <text:p>Según nuestros registros, ya has comprado este juego. Puedes volver a jugarlo pulsando el botón de abajo.</text:p>
          </table:table-cell>
          <table:table-cell table:style-name="ce122" office:value-type="string">
            <text:p>Nossos registros indicam que você já comprou este jogo. Você pode jogá-lo novamente agora mesmo ao apertar o botão abaixo.</text:p>
          </table:table-cell>
          <table:table-cell table:style-name="ce124" office:value-type="string">
            <text:p>Os nossos registos indicam que já compraste este jogo. Podes jogá-lo novamente agora mesmo, premindo o botão abaixo.</text:p>
          </table:table-cell>
          <table:table-cell table:style-name="ce129" office:value-type="string">
            <text:p>Laut unseren Unterlagen hast du dieses Spiel bereits gekauft. Du kannst es sofort noch einmal spielen, indem du unten auf die Taste drückst.</text:p>
          </table:table-cell>
          <table:table-cell table:style-name="ce126" office:value-type="string">
            <text:p>Nos dossiers indiquent que vous avez déjà acheté ce jeu. Vous pouvez y rejouer en appuyant sur le bouton ci-dessous.</text:p>
          </table:table-cell>
          <table:table-cell table:style-name="ce131" office:value-type="string">
            <text:p>Hai già acquistato questo gioco. Puoi giocare subito a questo titolo tramite il pulsante sottostante.</text:p>
          </table:table-cell>
          <table:table-cell table:style-name="ce132" office:value-type="string">
            <text:p>既にこのゲームは購入済みです。</text:p>
          </table:table-cell>
          <table:table-cell table:style-name="ce134" office:value-type="string">
            <text:p><text:span text:style-name="T21">이미</text:span> <text:span text:style-name="T21">구매하신</text:span> <text:span text:style-name="T21">게임입니다</text:span>. <text:span text:style-name="T21">아</text:span><text:span text:style-name="T21">래</text:span> <text:span text:style-name="T21">버튼을</text:span> <text:span text:style-name="T21">눌러</text:span> <text:span text:style-name="T21">바로</text:span> <text:span text:style-name="T21">게임을</text:span> <text:span text:style-name="T21">다</text:span><text:span text:style-name="T21">시</text:span> <text:span text:style-name="T21">플레이할</text:span> <text:span text:style-name="T21">수</text:span> <text:span text:style-name="T21">있습니다</text:span>.</text:p>
          </table:table-cell>
          <table:table-cell table:style-name="ce140" office:value-type="string">
            <text:p>我们的记录显示你已经购买过此游戏。你可以点击下面的按键直接开始游戏。</text:p>
          </table:table-cell>
          <table:table-cell table:style-name="ce122" office:value-type="string">
            <text:p>我們的記錄顯示您已經購買本遊戲。按一下下方按鈕，即可立即再玩一次。</text:p>
          </table:table-cell>
          <table:table-cell table:style-name="ce101" office:value-type="string">
            <text:p>Согласно нашим данным, вы уже приобрели эту игру. Вы можете начать играть, нажав на кнопку, расположенную ниже.</text:p>
          </table:table-cell>
          <table:table-cell table:style-name="ce114" office:value-type="string">
            <text:p>Z naszych informacji wynika, że ta gra została już przez Ciebie zakupiona. Możesz zagrać w nią natychmiast, wciskając poniższy przycisk.</text:p>
          </table:table-cell>
          <table:table-cell table:style-name="ce33" table:number-columns-repeated="242"/>
          <table:table-cell table:style-name="ce36" table:number-columns-repeated="767"/>
        </table:table-row>
        <table:table-row table:style-name="ro13">
          <table:table-cell table:style-name="ce33"/>
          <table:table-cell table:style-name="ce119" office:value-type="string">
            <text:p>AB_MRC_INFO</text:p>
          </table:table-cell>
          <table:table-cell table:style-name="ce114" office:value-type="string">
            <text:p>Pay on my phone bill - Message and data rates may apply</text:p>
          </table:table-cell>
          <table:table-cell table:style-name="ce114" office:value-type="string">
            <text:p>Pagar en mi factura de teléfono - Se podrán aplicar cargos adicionales por mensajería y tráfico de datos.</text:p>
          </table:table-cell>
          <table:table-cell table:style-name="ce122" office:value-type="string">
            <text:p>Pagar em minha conta de telefone. Tarifas de mensagem e de transferência de dados poderão ser cobradas.</text:p>
          </table:table-cell>
          <table:table-cell table:style-name="ce124" office:value-type="string">
            <text:p>Pagar na minha conta telefónica. Poderão ser cobradas tarifas de mensagem e de transferência de dados.</text:p>
          </table:table-cell>
          <table:table-cell table:style-name="ce129" office:value-type="string">
            <text:p>Per Handyrechn. zahlen - Es fallen die üblichen SMS- und Datentransfergebühren an.</text:p>
          </table:table-cell>
          <table:table-cell table:style-name="ce126" office:value-type="string">
            <text:p>Payer sur ma facture téléphonique - Des frais de message et de données peuvent s\'appliquer.</text:p>
          </table:table-cell>
          <table:table-cell table:style-name="ce131" office:value-type="string">
            <text:p>Pagamento tramite bolletta telefonica. Potrebbero essere applicate delle spese su messaggi e traffico dati.</text:p>
          </table:table-cell>
          <table:table-cell table:style-name="ce85" office:value-type="string">
            <text:p>テスト用のゲームコードを入力してください。</text:p>
          </table:table-cell>
          <table:table-cell table:style-name="ce134" office:value-type="string">
            <text:p><text:span text:style-name="T21">전화</text:span> <text:span text:style-name="T21">요금으로</text:span> <text:span text:style-name="T21">결제</text:span> - <text:span text:style-name="T21">메시지</text:span> <text:span text:style-name="T21">및</text:span> <text:span text:style-name="T21">데이터</text:span> <text:span text:style-name="T21">요금</text:span><text:span text:style-name="T21">이</text:span> <text:span text:style-name="T21">부과될</text:span> <text:span text:style-name="T21">수</text:span> <text:span text:style-name="T21">있습니다</text:span>.</text:p>
          </table:table-cell>
          <table:table-cell table:style-name="ce140" office:value-type="string">
            <text:p>使用电话账单付款<text:span text:style-name="T18"> </text:span><text:span text:style-name="T18">- </text:span><text:span text:style-name="T22">可能产生信息</text:span><text:span text:style-name="T22">和数据费</text:span></text:p>
          </table:table-cell>
          <table:table-cell table:style-name="ce122" office:value-type="string">
            <text:p>使用手機付款 - 可能需支付簡訊與數據費用</text:p>
          </table:table-cell>
          <table:table-cell table:style-name="ce101" office:value-type="string">
            <text:p>Оплатить через оператора - может быть снята дополнительная оплата на передачу данных</text:p>
          </table:table-cell>
          <table:table-cell table:style-name="ce114" office:value-type="string">
            <text:p>Dolicz do rachunku - mogą zostać naliczone opłaty za SMS i dane</text:p>
          </table:table-cell>
          <table:table-cell table:style-name="ce33" table:number-columns-repeated="242"/>
          <table:table-cell table:style-name="ce36" table:number-columns-repeated="767"/>
        </table:table-row>
        <table:table-row table:style-name="ro3">
          <table:table-cell table:style-name="ce33"/>
          <table:table-cell table:style-name="ce119" office:value-type="string">
            <text:p>AB_MRC_SUSCRIBE</text:p>
          </table:table-cell>
          <table:table-cell table:style-name="ce114" office:value-type="string">
            <text:p>Buy now for {PRICE} per month</text:p>
          </table:table-cell>
          <table:table-cell table:style-name="ce114" office:value-type="string">
            <text:p>Comprar ahora por {PRICE} al mes.</text:p>
          </table:table-cell>
          <table:table-cell table:style-name="ce122" office:value-type="string">
            <text:p>Compre agora por {PRICE} por mês.</text:p>
          </table:table-cell>
          <table:table-cell table:style-name="ce124" office:value-type="string">
            <text:p>Compra agora por {PRICE} por mês.</text:p>
          </table:table-cell>
          <table:table-cell table:style-name="ce129" office:value-type="string">
            <text:p>Jetzt für {PRICE} pro Monat</text:p>
          </table:table-cell>
          <table:table-cell table:style-name="ce126" office:value-type="string">
            <text:p>Achetez maintenant pour {PRICE} par mois</text:p>
          </table:table-cell>
          <table:table-cell table:style-name="ce131" office:value-type="string">
            <text:p>Acquista ora per {PRICE} al mese</text:p>
          </table:table-cell>
          <table:table-cell table:style-name="ce85" office:value-type="string">
            <text:p>月額{PRICE}で購入</text:p>
          </table:table-cell>
          <table:table-cell table:style-name="ce134" office:value-type="string">
            <text:p>{PRICE}<text:span text:style-name="T21">에</text:span> <text:span text:style-name="T21">월</text:span> <text:span text:style-name="T21">정액권</text:span> <text:span text:style-name="T21">구매</text:span></text:p>
          </table:table-cell>
          <table:table-cell table:style-name="ce140" office:value-type="string">
            <text:p>立刻以<text:span text:style-name="T18">{PRICE}</text:span><text:span text:style-name="T22">每月</text:span><text:span text:style-name="T22">的价格购买</text:span></text:p>
          </table:table-cell>
          <table:table-cell table:style-name="ce122" office:value-type="string">
            <text:p>每月 {PRICE}，立即購買</text:p>
          </table:table-cell>
          <table:table-cell table:style-name="ce101" office:value-type="string">
            <text:p>Купить сейчас за {PRICE} в месяц</text:p>
          </table:table-cell>
          <table:table-cell table:style-name="ce114" office:value-type="string">
            <text:p>Kup teraz za {PRICE} miesięcznie</text:p>
          </table:table-cell>
          <table:table-cell table:style-name="ce33" table:number-columns-repeated="242"/>
          <table:table-cell table:style-name="ce36" table:number-columns-repeated="767"/>
        </table:table-row>
        <table:table-row table:style-name="ro3">
          <table:table-cell table:style-name="ce33"/>
          <table:table-cell table:style-name="ce119" office:value-type="string">
            <text:p>AB_MRC_FULL_PAYMENT</text:p>
          </table:table-cell>
          <table:table-cell table:style-name="ce114" office:value-type="string">
            <text:p>Or {PRICE} for unlimited use</text:p>
          </table:table-cell>
          <table:table-cell table:style-name="ce114" office:value-type="string">
            <text:p>O {PRICE} por un uso ilimitado.</text:p>
          </table:table-cell>
          <table:table-cell table:style-name="ce122" office:value-type="string">
            <text:p>Ou {PRICE} para uso ilimitado.</text:p>
          </table:table-cell>
          <table:table-cell table:style-name="ce124" office:value-type="string">
            <text:p>Ou {PRICE} para uso ilimitado.</text:p>
          </table:table-cell>
          <table:table-cell table:style-name="ce129" office:value-type="string">
            <text:p>oder für {PRICE} für unbegrenzte Nutzung kaufen</text:p>
          </table:table-cell>
          <table:table-cell table:style-name="ce126" office:value-type="string">
            <text:p>Ou {PRICE} pour une utilisation illimitée</text:p>
          </table:table-cell>
          <table:table-cell table:style-name="ce131" office:value-type="string">
            <text:p>Oppure a {PRICE} per uso illimitato</text:p>
          </table:table-cell>
          <table:table-cell table:style-name="ce85" office:value-type="string">
            <text:p>または{PRICE}で遊び放題</text:p>
          </table:table-cell>
          <table:table-cell table:style-name="ce134" office:value-type="string">
            <text:p><text:span text:style-name="T21">또는</text:span> {PRICE}<text:span text:style-name="T21">에</text:span> <text:span text:style-name="T21">무제한</text:span> <text:span text:style-name="T21">이용</text:span><text:span text:style-name="T21">권</text:span> <text:span text:style-name="T21">구매</text:span></text:p>
          </table:table-cell>
          <table:table-cell table:style-name="ce140" office:value-type="string">
            <text:p>或以<text:span text:style-name="T18">{PRICE}</text:span><text:span text:style-name="T22">的价格获取无</text:span><text:span text:style-name="T22">限使用权</text:span></text:p>
          </table:table-cell>
          <table:table-cell table:style-name="ce122" office:value-type="string">
            <text:p>或是以 {PRICE} 永久使用！</text:p>
          </table:table-cell>
          <table:table-cell table:style-name="ce101" office:value-type="string">
            <text:p>Или {PRICE} за безлимитное пользование</text:p>
          </table:table-cell>
          <table:table-cell table:style-name="ce114" office:value-type="string">
            <text:p>lub {PRICE} za użytkowanie bez ograniczeń</text:p>
          </table:table-cell>
          <table:table-cell table:style-name="ce33" table:number-columns-repeated="242"/>
          <table:table-cell table:style-name="ce36" table:number-columns-repeated="767"/>
        </table:table-row>
        <table:table-row table:style-name="ro25">
          <table:table-cell table:style-name="ce33"/>
          <table:table-cell table:style-name="ce119" office:value-type="string">
            <text:p>AB_MRC_SUSCRIBE_RETRY_FULL_PAYMENT</text:p>
          </table:table-cell>
          <table:table-cell table:style-name="ce114" office:value-type="string">
            <text:p>Buy for {PRICE} - Unlimited use</text:p>
          </table:table-cell>
          <table:table-cell table:style-name="ce114" office:value-type="string">
            <text:p>Comprar por {PRICE} - Uso ilimitado.</text:p>
          </table:table-cell>
          <table:table-cell table:style-name="ce122" office:value-type="string">
            <text:p>Compre por {PRICE} - uso ilimitado.</text:p>
          </table:table-cell>
          <table:table-cell table:style-name="ce124" office:value-type="string">
            <text:p>Compra por {PRICE} - Uso ilimitado.</text:p>
          </table:table-cell>
          <table:table-cell table:style-name="ce129" office:value-type="string">
            <text:p>Für {PRICE} kaufen - Unbegrenzte Nutzung</text:p>
          </table:table-cell>
          <table:table-cell table:style-name="ce126" office:value-type="string">
            <text:p>Achetez pour {PRICE} - Utilisation illimitée</text:p>
          </table:table-cell>
          <table:table-cell table:style-name="ce131" office:value-type="string">
            <text:p>Acquista ora per {PRICE} (uso illimitato)</text:p>
          </table:table-cell>
          <table:table-cell table:style-name="ce85" office:value-type="string">
            <text:p>{PRICE}で購入 - 遊び放題</text:p>
          </table:table-cell>
          <table:table-cell table:style-name="ce134" office:value-type="string">
            <text:p>{PRICE}<text:span text:style-name="T21">에</text:span> <text:span text:style-name="T21">구</text:span><text:span text:style-name="T21">매</text:span> - <text:span text:style-name="T21">무제한</text:span> <text:span text:style-name="T21">이</text:span><text:span text:style-name="T21">용</text:span></text:p>
          </table:table-cell>
          <table:table-cell table:style-name="ce140" office:value-type="string">
            <text:p>以<text:span text:style-name="T18">{PRICE}</text:span><text:span text:style-name="T22">购</text:span><text:span text:style-name="T22">买</text:span><text:span text:style-name="T18"> </text:span><text:span text:style-name="T18">- </text:span><text:span text:style-name="T22">无限使用</text:span></text:p>
          </table:table-cell>
          <table:table-cell table:style-name="ce122" office:value-type="string">
            <text:p>以 {PRICE} 購買 - 永久使用</text:p>
          </table:table-cell>
          <table:table-cell table:style-name="ce101" office:value-type="string">
            <text:p>Купить за {PRICE} - Безлимитное использование</text:p>
          </table:table-cell>
          <table:table-cell table:style-name="ce114" office:value-type="string">
            <text:p>Kup za {PRICE} - użytkowanie bez ograniczeń</text:p>
          </table:table-cell>
          <table:table-cell table:style-name="ce33" table:number-columns-repeated="242"/>
          <table:table-cell table:style-name="ce36" table:number-columns-repeated="767"/>
        </table:table-row>
        <table:table-row table:style-name="ro9">
          <table:table-cell table:style-name="ce33"/>
          <table:table-cell table:style-name="ce119" office:value-type="string">
            <text:p>AB_MRC_MESSAGE</text:p>
          </table:table-cell>
          <table:table-cell table:style-name="ce114" office:value-type="string">
            <text:p>Enjoy the full version of {GAME} for {PRICE} per month only!</text:p>
          </table:table-cell>
          <table:table-cell table:style-name="ce114" office:value-type="string">
            <text:p>¡Disfruta de la versión completa de {GAME} por solo {PRICE} al mes!</text:p>
          </table:table-cell>
          <table:table-cell table:style-name="ce122" office:value-type="string">
            <text:p>Divirta-se com a versão completa de {GAME} por apenas {PRICE} por mês!</text:p>
          </table:table-cell>
          <table:table-cell table:style-name="ce124" office:value-type="string">
            <text:p>Diverte-te com a versão completa de {GAME} por apenas {PRICE} por mês!</text:p>
          </table:table-cell>
          <table:table-cell table:style-name="ce129" office:value-type="string">
            <text:p>Genieße die Vollversion von {GAME} für nur {PRICE} pro Monat!</text:p>
          </table:table-cell>
          <table:table-cell table:style-name="ce126" office:value-type="string">
            <text:p>Jouez à la version complète de {GAME} pour {PRICE} par mois seulement !</text:p>
          </table:table-cell>
          <table:table-cell table:style-name="ce131" office:value-type="string">
            <text:p>Gioca alla versione completa di {GAME} per {PRICE} al mese!</text:p>
          </table:table-cell>
          <table:table-cell table:style-name="ce85" office:value-type="string">
            <text:p>{GAME}の製品版が月額たったの{PRICE}！</text:p>
          </table:table-cell>
          <table:table-cell table:style-name="ce134" office:value-type="string">
            <text:p>{GAME} <text:span text:style-name="T21">정식</text:span> <text:span text:style-name="T21">버전이</text:span> <text:span text:style-name="T21">매달</text:span> <text:span text:style-name="T21">겨</text:span><text:span text:style-name="T21">우</text:span> {PRICE}<text:span text:style-name="T21">의</text:span> <text:span text:style-name="T21">가격</text:span>!</text:p>
          </table:table-cell>
          <table:table-cell table:style-name="ce140" office:value-type="string">
            <text:p>每月只需支付<text:span text:style-name="T18">{PRICE}</text:span><text:span text:style-name="T22">，就</text:span><text:span text:style-name="T22">可以享受</text:span><text:span text:style-name="T18">{GAME}</text:span><text:span text:style-name="T22">完整版</text:span><text:span text:style-name="T22">！</text:span></text:p>
          </table:table-cell>
          <table:table-cell table:style-name="ce122" office:value-type="string">
            <text:p>每月只要 {PRICE} 即可享有 {GAME} 的完整版本！</text:p>
          </table:table-cell>
          <table:table-cell table:style-name="ce101" office:value-type="string">
            <text:p>Вы можете приобрести полную версию {GAME} всего за {PRICE} в месяц!</text:p>
          </table:table-cell>
          <table:table-cell table:style-name="ce114" office:value-type="string">
            <text:p>Ciesz się pełną wersją gry {GAME} za jedyne {PRICE} miesięcznie!</text:p>
          </table:table-cell>
          <table:table-cell table:style-name="ce33" table:number-columns-repeated="242"/>
          <table:table-cell table:style-name="ce36" table:number-columns-repeated="767"/>
        </table:table-row>
        <table:table-row table:style-name="ro1">
          <table:table-cell table:style-name="ce118"/>
          <table:table-cell table:style-name="ce20" office:value-type="string">
            <text:p>Boku Billing</text:p>
          </table:table-cell>
          <table:table-cell table:style-name="ce20" table:number-columns-repeated="2"/>
          <table:table-cell table:style-name="ce37"/>
          <table:table-cell table:style-name="ce125"/>
          <table:table-cell table:style-name="ce130"/>
          <table:table-cell table:style-name="ce61"/>
          <table:table-cell table:style-name="ce68"/>
          <table:table-cell table:style-name="ce77"/>
          <table:table-cell table:style-name="ce137"/>
          <table:table-cell table:style-name="ce125" table:number-columns-repeated="2"/>
          <table:table-cell table:style-name="ce143"/>
          <table:table-cell table:style-name="ce20"/>
          <table:table-cell table:style-name="ce33" table:number-columns-repeated="242"/>
          <table:table-cell table:style-name="ce36" table:number-columns-repeated="767"/>
        </table:table-row>
        <table:table-row table:style-name="ro19">
          <table:table-cell table:style-name="ce33"/>
          <table:table-cell table:style-name="ce120" office:value-type="string">
            <text:p>WAITING</text:p>
          </table:table-cell>
          <table:table-cell table:style-name="ce114" office:value-type="string">
            <text:p>Unlocking the game. Please wait...</text:p>
          </table:table-cell>
          <table:table-cell table:style-name="ce114" office:value-type="string">
            <text:p>Desbloqueando el juego. Por favor, espera...</text:p>
          </table:table-cell>
          <table:table-cell table:style-name="ce122" office:value-type="string">
            <text:p>Desbloqueando o jogo. Favor aguardar...</text:p>
          </table:table-cell>
          <table:table-cell table:style-name="ce126" office:value-type="string">
            <text:p>A desbloquear o jogo. Por favor aguarda...</text:p>
          </table:table-cell>
          <table:table-cell table:style-name="ce58" office:value-type="string">
            <text:p>Spiel wird aktiviert. Bitte warten...</text:p>
          </table:table-cell>
          <table:table-cell table:style-name="ce114" office:value-type="string">
            <text:p>Déblocage du jeu en cours... Merci de patienter.</text:p>
          </table:table-cell>
          <table:table-cell table:style-name="ce131" office:value-type="string">
            <text:p>Attendi mentre il gioco viene sbloccato...</text:p>
          </table:table-cell>
          <table:table-cell table:style-name="ce85" office:value-type="string">
            <text:p>ゲームをアンロックしています。しばらくお待ちください…</text:p>
          </table:table-cell>
          <table:table-cell table:style-name="ce138" office:value-type="string">
            <text:p>게임 해제 중입니다. 잠시 기다려 주세요...</text:p>
          </table:table-cell>
          <table:table-cell table:style-name="ce142" office:value-type="string">
            <text:p>正在解锁游戏。请等待……</text:p>
          </table:table-cell>
          <table:table-cell table:style-name="ce142" office:value-type="string">
            <text:p>正在解鎖遊戲。請稍候<text:span text:style-name="T18">…</text:span></text:p>
          </table:table-cell>
          <table:table-cell table:style-name="ce101" office:value-type="string">
            <text:p>Игра открывается. Пожалуйста подождите...</text:p>
          </table:table-cell>
          <table:table-cell table:style-name="ce114" office:value-type="string">
            <text:p>Odblokowujemy grę. Proszę czekać...</text:p>
          </table:table-cell>
          <table:table-cell table:style-name="ce33" table:number-columns-repeated="242"/>
          <table:table-cell table:style-name="ce36" table:number-columns-repeated="767"/>
        </table:table-row>
        <table:table-row table:style-name="ro1" table:number-rows-repeated="65387">
          <table:table-cell table:style-name="ce33" table:number-columns-repeated="4"/>
          <table:table-cell table:style-name="ce43" table:number-columns-repeated="2"/>
          <table:table-cell/>
          <table:table-cell table:style-name="ce67"/>
          <table:table-cell/>
          <table:table-cell table:style-name="ce89"/>
          <table:table-cell table:style-name="ce139"/>
          <table:table-cell table:style-name="ce43" table:number-columns-repeated="2"/>
          <table:table-cell table:style-name="ce109"/>
          <table:table-cell table:style-name="ce33" table:number-columns-repeated="243"/>
          <table:table-cell table:style-name="ce36" table:number-columns-repeated="767"/>
        </table:table-row>
        <table:table-row table:style-name="ro1" table:number-rows-repeated="2">
          <table:table-cell table:style-name="ce33" table:number-columns-repeated="4"/>
          <table:table-cell table:style-name="ce43" table:number-columns-repeated="2"/>
          <table:table-cell/>
          <table:table-cell table:style-name="ce67"/>
          <table:table-cell/>
          <table:table-cell table:style-name="ce89"/>
          <table:table-cell table:style-name="ce139"/>
          <table:table-cell table:style-name="ce43" table:number-columns-repeated="2"/>
          <table:table-cell table:style-name="ce109"/>
          <table:table-cell table:style-name="ce36"/>
          <table:table-cell table:style-name="ce33" table:number-columns-repeated="242"/>
          <table:table-cell table:style-name="ce36" table:number-columns-repeated="767"/>
        </table:table-row>
        <table:table-row table:style-name="ro1">
          <table:table-cell table:style-name="ce36" table:number-columns-repeated="3"/>
          <table:table-cell table:style-name="ce33"/>
          <table:table-cell table:style-name="ce43" table:number-columns-repeated="2"/>
          <table:table-cell/>
          <table:table-cell table:style-name="ce67"/>
          <table:table-cell/>
          <table:table-cell table:style-name="ce89"/>
          <table:table-cell table:style-name="ce139"/>
          <table:table-cell table:style-name="ce43" table:number-columns-repeated="2"/>
          <table:table-cell table:style-name="ce144"/>
          <table:table-cell table:style-name="ce36" table:number-columns-repeated="1010"/>
        </table:table-row>
        <table:table-row table:style-name="ro1">
          <table:table-cell table:style-name="ce36" table:number-columns-repeated="4"/>
          <table:table-cell table:style-name="ce43" table:number-columns-repeated="2"/>
          <table:table-cell/>
          <table:table-cell table:style-name="ce67"/>
          <table:table-cell/>
          <table:table-cell table:style-name="ce89"/>
          <table:table-cell table:style-name="ce139"/>
          <table:table-cell table:style-name="ce43" table:number-columns-repeated="2"/>
          <table:table-cell table:style-name="ce144"/>
          <table:table-cell table:style-name="ce36" table:number-columns-repeated="1010"/>
        </table:table-row>
        <table:table-row table:style-name="ro1">
          <table:table-cell table:style-name="ce36" table:number-columns-repeated="4"/>
          <table:table-cell table:style-name="ce43" table:number-columns-repeated="2"/>
          <table:table-cell/>
          <table:table-cell table:style-name="ce67"/>
          <table:table-cell/>
          <table:table-cell table:style-name="ce89"/>
          <table:table-cell table:style-name="ce139"/>
          <table:table-cell table:style-name="ce43"/>
          <table:table-cell table:style-name="ce127"/>
          <table:table-cell table:style-name="ce144"/>
          <table:table-cell table:style-name="ce36" table:number-columns-repeated="1010"/>
        </table:table-row>
        <table:table-row table:style-name="ro1" table:number-rows-repeated="60">
          <table:table-cell table:style-name="ce36" table:number-columns-repeated="4"/>
          <table:table-cell table:style-name="ce43"/>
          <table:table-cell table:style-name="ce127"/>
          <table:table-cell/>
          <table:table-cell table:style-name="ce67"/>
          <table:table-cell/>
          <table:table-cell table:style-name="ce89"/>
          <table:table-cell table:style-name="ce139"/>
          <table:table-cell table:style-name="ce43"/>
          <table:table-cell table:style-name="ce127"/>
          <table:table-cell table:style-name="ce144"/>
          <table:table-cell table:style-name="ce36" table:number-columns-repeated="1010"/>
        </table:table-row>
        <table:table-row table:style-name="ro1" table:number-rows-repeated="2">
          <table:table-cell table:style-name="ce36" table:number-columns-repeated="4"/>
          <table:table-cell table:style-name="ce43"/>
          <table:table-cell table:style-name="ce127"/>
          <table:table-cell/>
          <table:table-cell table:style-name="ce67"/>
          <table:table-cell/>
          <table:table-cell table:style-name="ce89"/>
          <table:table-cell table:style-name="ce139"/>
          <table:table-cell table:style-name="ce43"/>
          <table:table-cell table:style-name="ce127"/>
          <table:table-cell table:style-name="ce144"/>
          <table:table-cell/>
          <table:table-cell table:style-name="ce36" table:number-columns-repeated="1009"/>
        </table:table-row>
        <table:table-row table:style-name="ro1" table:number-rows-repeated="983039">
          <table:table-cell table:number-columns-repeated="1024"/>
        </table:table-row>
        <table:table-row table:style-name="ro1">
          <table:table-cell table:number-columns-repeated="1024"/>
        </table:table-row>
      </table:table>
      <table:table table:name="InAppBilling" table:style-name="ta2" table:print="false">
        <table:table-column table:style-name="co1" table:default-cell-style-name="ce11"/>
        <table:table-column table:style-name="co2" table:number-columns-repeated="4" table:default-cell-style-name="ce11"/>
        <table:table-column table:style-name="co2" table:visibility="collapse" table:default-cell-style-name="ce11"/>
        <table:table-column table:style-name="co2" table:default-cell-style-name="ce60"/>
        <table:table-column table:style-name="co2" table:default-cell-style-name="ce11"/>
        <table:table-column table:style-name="co2" table:default-cell-style-name="ce76"/>
        <table:table-column table:style-name="co2" table:default-cell-style-name="ce11"/>
        <table:table-column table:style-name="co2" table:visibility="collapse" table:number-columns-repeated="3" table:default-cell-style-name="ce11"/>
        <table:table-column table:style-name="co2" table:default-cell-style-name="ce107"/>
        <table:table-column table:style-name="co2" table:number-columns-repeated="2" table:default-cell-style-name="ce11"/>
        <table:table-column table:style-name="co3" table:number-columns-repeated="1008" table:default-cell-style-name="ce11"/>
        <table:table-row table:style-name="ro1">
          <table:table-cell table:style-name="ce20" office:value-type="string">
            <text:p>Note</text:p>
          </table:table-cell>
          <table:table-cell table:style-name="ce20" office:value-type="string">
            <text:p>STRING ID</text:p>
          </table:table-cell>
          <table:table-cell table:style-name="ce20" office:value-type="string">
            <text:p>EN</text:p>
          </table:table-cell>
          <table:table-cell table:style-name="ce20" office:value-type="string">
            <text:p>ES</text:p>
          </table:table-cell>
          <table:table-cell table:style-name="ce37" office:value-type="string">
            <text:p>BR</text:p>
          </table:table-cell>
          <table:table-cell table:style-name="ce123" office:value-type="string">
            <text:p>PT</text:p>
          </table:table-cell>
          <table:table-cell table:style-name="ce128" office:value-type="string">
            <text:p>DE</text:p>
          </table:table-cell>
          <table:table-cell table:style-name="ce61" office:value-type="string">
            <text:p>FR</text:p>
          </table:table-cell>
          <table:table-cell table:style-name="ce68" office:value-type="string">
            <text:p>IT</text:p>
          </table:table-cell>
          <table:table-cell table:style-name="ce77" office:value-type="string">
            <text:p>JA</text:p>
          </table:table-cell>
          <table:table-cell table:style-name="ce90" office:value-type="string">
            <text:p>KO</text:p>
          </table:table-cell>
          <table:table-cell table:style-name="ce94" office:value-type="string">
            <text:p>zh_CN (SC )</text:p>
          </table:table-cell>
          <table:table-cell table:style-name="ce123" office:value-type="string">
            <text:p>zh_TW (TC)</text:p>
          </table:table-cell>
          <table:table-cell table:style-name="ce100" office:value-type="string">
            <text:p>RU</text:p>
          </table:table-cell>
          <table:table-cell table:style-name="ce20" office:value-type="string">
            <text:p>PL</text:p>
          </table:table-cell>
          <table:table-cell table:style-name="ce113" table:number-columns-repeated="1009"/>
        </table:table-row>
        <table:table-row table:style-name="ro27">
          <table:table-cell table:style-name="ce36"/>
          <table:table-cell table:style-name="ce145" office:value-type="string">
            <text:p>IAB_TRANSACTION_FAILED</text:p>
          </table:table-cell>
          <table:table-cell table:style-name="ce36" office:value-type="string">
            <text:p>Transaction failed</text:p>
          </table:table-cell>
          <table:table-cell table:style-name="ce121" office:value-type="string">
            <text:p>Fallo en la transacción</text:p>
          </table:table-cell>
          <table:table-cell table:style-name="ce124" office:value-type="string">
            <text:p>Falha na transação</text:p>
          </table:table-cell>
          <table:table-cell table:style-name="ce124" office:value-type="string">
            <text:p>Transacção falhada</text:p>
          </table:table-cell>
          <table:table-cell table:style-name="ce129" office:value-type="string">
            <text:p>Transaktion fehlgeschlagen</text:p>
          </table:table-cell>
          <table:table-cell table:style-name="ce151" office:value-type="string">
            <text:p>Échec de la transaction</text:p>
          </table:table-cell>
          <table:table-cell table:style-name="ce152" office:value-type="string">
            <text:p>Transazione non riuscita</text:p>
          </table:table-cell>
          <table:table-cell table:style-name="ce153" office:value-type="string">
            <text:p>処理に失敗しました</text:p>
          </table:table-cell>
          <table:table-cell table:style-name="ce133" office:value-type="string">
            <text:p>거래 실패</text:p>
          </table:table-cell>
          <table:table-cell table:style-name="ce141" office:value-type="string">
            <text:p>交易失败</text:p>
          </table:table-cell>
          <table:table-cell table:style-name="ce124" office:value-type="string">
            <text:p>交易失敗</text:p>
          </table:table-cell>
          <table:table-cell table:style-name="ce158" office:value-type="string">
            <text:p>Ошибка транзакции</text:p>
          </table:table-cell>
          <table:table-cell table:style-name="ce36" office:value-type="string">
            <text:p>Transakcja nieudana</text:p>
          </table:table-cell>
          <table:table-cell table:style-name="ce113" table:number-columns-repeated="1009"/>
        </table:table-row>
        <table:table-row table:style-name="ro1">
          <table:table-cell table:style-name="ce118"/>
          <table:table-cell table:style-name="ce20" office:value-type="string">
            <text:p>AMAZON</text:p>
          </table:table-cell>
          <table:table-cell table:style-name="ce20" table:number-columns-repeated="2"/>
          <table:table-cell table:style-name="ce37"/>
          <table:table-cell table:style-name="ce146"/>
          <table:table-cell table:style-name="ce149"/>
          <table:table-cell table:style-name="ce61"/>
          <table:table-cell table:style-name="ce68"/>
          <table:table-cell table:style-name="ce77"/>
          <table:table-cell table:style-name="ce90"/>
          <table:table-cell table:style-name="ce94"/>
          <table:table-cell table:style-name="ce123"/>
          <table:table-cell table:style-name="ce100"/>
          <table:table-cell table:style-name="ce20"/>
          <table:table-cell table:style-name="ce113" table:number-columns-repeated="1009"/>
        </table:table-row>
        <table:table-row table:style-name="ro22">
          <table:table-cell table:style-name="ce33"/>
          <table:table-cell table:style-name="ce120" office:value-type="string">
            <text:p>billing_not_supported_title</text:p>
          </table:table-cell>
          <table:table-cell table:style-name="ce114" office:value-type="string">
            <text:p>Unable to make purchases</text:p>
          </table:table-cell>
          <table:table-cell table:style-name="ce121" office:value-type="string">
            <text:p>No se han podido realizar compras</text:p>
          </table:table-cell>
          <table:table-cell table:style-name="ce124" office:value-type="string">
            <text:p>Não foi possível fazer compras</text:p>
          </table:table-cell>
          <table:table-cell table:style-name="ce124" office:value-type="string">
            <text:p>Impossível efectuar compras</text:p>
          </table:table-cell>
          <table:table-cell table:style-name="ce58" office:value-type="string">
            <text:p>Kein Einkauf möglich</text:p>
          </table:table-cell>
          <table:table-cell table:style-name="ce126" office:value-type="string">
            <text:p>Achats impossibles</text:p>
          </table:table-cell>
          <table:table-cell table:style-name="ce152" office:value-type="string">
            <text:p>Impossibile acquistare</text:p>
          </table:table-cell>
          <table:table-cell table:style-name="ce85" office:value-type="string">
            <text:p>購入できません</text:p>
          </table:table-cell>
          <table:table-cell table:style-name="ce134" office:value-type="string">
            <text:p><text:span text:style-name="T21">구매할</text:span> <text:span text:style-name="T21">수</text:span> <text:span text:style-name="T21">없음</text:span></text:p>
          </table:table-cell>
          <table:table-cell table:style-name="ce140" office:value-type="string">
            <text:p>无法完成购买</text:p>
          </table:table-cell>
          <table:table-cell table:style-name="ce122" office:value-type="string">
            <text:p>無法購買</text:p>
          </table:table-cell>
          <table:table-cell table:style-name="ce101" office:value-type="string">
            <text:p>Невозможно совершить покупку</text:p>
          </table:table-cell>
          <table:table-cell table:style-name="ce114" office:value-type="string">
            <text:p>Nie udało się dokonać zakupów</text:p>
          </table:table-cell>
          <table:table-cell table:style-name="ce33" table:number-columns-repeated="242"/>
          <table:table-cell table:style-name="ce36" table:number-columns-repeated="767"/>
        </table:table-row>
        <table:table-row table:style-name="ro5">
          <table:table-cell table:style-name="ce33"/>
          <table:table-cell table:style-name="ce120" office:value-type="string">
            <text:p>billing_not_supported_message</text:p>
          </table:table-cell>
          <table:table-cell table:style-name="ce114" office:value-type="string">
            <text:p>The Amazon Market service is not available at this time. You can continue to use this app, but you won't be able to make any purchases.</text:p>
          </table:table-cell>
          <table:table-cell table:style-name="ce121" office:value-type="string">
            <text:p>El servicio del Market de Amazon no está disponible en estos momentos. Puedes seguir usando esta aplicación, pero no podrás realizar compras.</text:p>
          </table:table-cell>
          <table:table-cell table:style-name="ce124" office:value-type="string">
            <text:p>O serviço Amazon Market não está disponível neste momento. Você pode continuar a usar o aplicativo, mas não poderá fazer compras.</text:p>
          </table:table-cell>
          <table:table-cell table:style-name="ce124" office:value-type="string">
            <text:p>Actualmente, o serviço Amazon Market não se encontra disponível. Podes continuar a utilizar esta aplicação, mas não conseguirás efectuar compras.</text:p>
          </table:table-cell>
          <table:table-cell table:style-name="ce129" office:value-type="string">
            <text:p>Amazon Market ist momentan nicht verfügbar. Du kannst diese App weiterhin verwenden, aber keine Einkäufe tätigen.</text:p>
          </table:table-cell>
          <table:table-cell table:style-name="ce126" office:value-type="string">
            <text:p>Le service Amazon Market n\'est pas disponible pour le moment. Vous pouvez continuer à utiliser cette application, mais vous ne pourrez effectuer aucun achat.</text:p>
          </table:table-cell>
          <table:table-cell table:style-name="ce152" office:value-type="string">
            <text:p>Il servizio Amazon Market non è disponibile in questo momento. Puoi continuare a usare l'applicazione ma non potrai fare acquisti.</text:p>
          </table:table-cell>
          <table:table-cell table:style-name="ce85" office:value-type="string">
            <text:p>Amazon Market<text:span text:style-name="T3">サービ</text:span><text:span text:style-name="T3">スは現在利用</text:span><text:span text:style-name="T3">できない状態</text:span><text:span text:style-name="T3">となっている</text:span><text:span text:style-name="T3">ため、購入で</text:span><text:span text:style-name="T3">きません。（</text:span><text:span text:style-name="T3">ゲームは通常</text:span><text:span text:style-name="T3">通りプレイで</text:span><text:span text:style-name="T3">きます。）</text:span></text:p>
          </table:table-cell>
          <table:table-cell table:style-name="ce134" office:value-type="string">
            <text:p><text:span text:style-name="T21">현재</text:span> Amazon Market <text:span text:style-name="T21">서비스</text:span><text:span text:style-name="T21">를</text:span> <text:span text:style-name="T21">사용할</text:span> <text:span text:style-name="T21">수</text:span> <text:span text:style-name="T21">없습니다</text:span>. <text:span text:style-name="T21">본</text:span> <text:span text:style-name="T21">애플리케이션</text:span><text:span text:style-name="T21">을</text:span> <text:span text:style-name="T21">계속</text:span> <text:span text:style-name="T21">사용할</text:span> <text:span text:style-name="T21">수</text:span> <text:span text:style-name="T21">있으나</text:span> <text:span text:style-name="T21">아이</text:span><text:span text:style-name="T21">템을</text:span> <text:span text:style-name="T21">구매할</text:span> <text:span text:style-name="T21">수</text:span><text:span text:style-name="T21">는</text:span> <text:span text:style-name="T21">없습니다</text:span>.</text:p>
          </table:table-cell>
          <table:table-cell table:style-name="ce122" office:value-type="string">
            <text:p>Amazon Market<text:span text:style-name="T22">服务器</text:span><text:span text:style-name="T22">暂不可用。你</text:span><text:span text:style-name="T22">可以继续使用</text:span><text:span text:style-name="T22">该应用，但是</text:span><text:span text:style-name="T22">你无法进行任</text:span><text:span text:style-name="T22">何购买。</text:span></text:p>
          </table:table-cell>
          <table:table-cell table:style-name="ce122" office:value-type="string">
            <text:p>目前無法使用 Amazon Market 服務。您可以繼續使用本應用程式，但無法購物。</text:p>
          </table:table-cell>
          <table:table-cell table:style-name="ce101" office:value-type="string">
            <text:p>В данный момент сервис Amazon Market недоступен. Вы можете продолжать использовать приложение, но вы не сможете делать новые покупки.</text:p>
          </table:table-cell>
          <table:table-cell table:style-name="ce114" office:value-type="string">
            <text:p>Usługa Amazon Market jest w tej chwili niedostępna. Możesz wciąż korzystać z tej aplikacji, ale niemożliwe będzie dokonywanie zakupów.</text:p>
          </table:table-cell>
          <table:table-cell table:style-name="ce33" table:number-columns-repeated="242"/>
          <table:table-cell table:style-name="ce36" table:number-columns-repeated="767"/>
        </table:table-row>
        <table:table-row table:style-name="ro7">
          <table:table-cell table:style-name="ce33"/>
          <table:table-cell table:style-name="ce120" office:value-type="string">
            <text:p>waitting_confirm</text:p>
          </table:table-cell>
          <table:table-cell table:style-name="ce114" office:value-type="string">
            <text:p>We are waiting for Amazon to validate your purchase. Once the purchase is complete, we'll update your item list.</text:p>
          </table:table-cell>
          <table:table-cell table:style-name="ce121" office:value-type="string">
            <text:p>Estamos esperando a que Amazon confirme tu compra. Cuando se haya completado el proceso, actualizaremos tu lista de objetos.</text:p>
          </table:table-cell>
          <table:table-cell table:style-name="ce124" office:value-type="string">
            <text:p>Estamos aguardando a validação da compra pela Amazon. Assim que o processo for finalizado, sua lista de itens será atualizada.</text:p>
          </table:table-cell>
          <table:table-cell table:style-name="ce124" office:value-type="string">
            <text:p>Estamos a aguardar que a Amazon valide a tua compra. Quando a compra estiver completa, iremos actualizar a tua lista de objectos.</text:p>
          </table:table-cell>
          <table:table-cell table:style-name="ce150" office:value-type="string">
            <text:p>Wir warten darauf, dass Amazon deinen Einkauf bestätigt. Sobald der Einkauf abgeschlossen ist, wird deine Artikelliste aktualisiert.</text:p>
          </table:table-cell>
          <table:table-cell table:style-name="ce126" office:value-type="string">
            <text:p>Nous attendons qu\'Amazon valide votre achat. Lorsque l\'achat sera validé, nous mettrons à jour votre liste d\'items.</text:p>
          </table:table-cell>
          <table:table-cell table:style-name="ce152" office:value-type="string">
            <text:p>Siamo in attesa che Amazon convalidi l'acquisto. Una volta che l'acquisto sarà competato, aggiorneremo la tua lista degli oggetti.</text:p>
          </table:table-cell>
          <table:table-cell table:style-name="ce85" office:value-type="string">
            <text:p>Amazon<text:span text:style-name="T3">による</text:span><text:span text:style-name="T3">確認中です。</text:span><text:span text:style-name="T3">購入が完了次</text:span><text:span text:style-name="T3">第アイテムリ</text:span><text:span text:style-name="T3">ストがアップ</text:span><text:span text:style-name="T3">デートされま</text:span><text:span text:style-name="T3">す。</text:span></text:p>
          </table:table-cell>
          <table:table-cell table:style-name="ce134" office:value-type="string">
            <text:p>Amazon<text:span text:style-name="T21">에서</text:span> <text:span text:style-name="T21">귀하의</text:span> <text:span text:style-name="T21">구매를</text:span> <text:span text:style-name="T21">승인하기를</text:span> <text:span text:style-name="T21">기</text:span><text:span text:style-name="T21">다리고</text:span> <text:span text:style-name="T21">있습니</text:span><text:span text:style-name="T21">다</text:span>. <text:span text:style-name="T21">일단</text:span> <text:span text:style-name="T21">구매</text:span><text:span text:style-name="T21">가</text:span> <text:span text:style-name="T21">완료되면</text:span> <text:span text:style-name="T21">귀</text:span><text:span text:style-name="T21">하의</text:span> <text:span text:style-name="T21">아이템</text:span> <text:span text:style-name="T21">목</text:span><text:span text:style-name="T21">록을</text:span> <text:span text:style-name="T21">업데이트</text:span><text:span text:style-name="T21">하겠습니다</text:span>.</text:p>
          </table:table-cell>
          <table:table-cell table:style-name="ce142" office:value-type="string">
            <text:p>正在等待<text:span text:style-name="T18">Amazon</text:span><text:span text:style-name="T22">回应以</text:span><text:span text:style-name="T22">验证购买。一</text:span><text:span text:style-name="T22">旦购买完成，</text:span><text:span text:style-name="T22">你的物品列表</text:span><text:span text:style-name="T22">将会更新。</text:span></text:p>
          </table:table-cell>
          <table:table-cell table:style-name="ce122" office:value-type="string">
            <text:p>我們正在等候 Amazon 確認您的訂單。完成訂購後，我們就會更新您的商品清單。</text:p>
          </table:table-cell>
          <table:table-cell table:style-name="ce101" office:value-type="string">
            <text:p>Ждем подтверждения покупки от Amazon. Как только покупка будет завершена, мы обновим список ваших предметов.</text:p>
          </table:table-cell>
          <table:table-cell table:style-name="ce114" office:value-type="string">
            <text:p>Czekamy na potwierdzenie zakupu od Amazon. Po dokonaniu zakupu zaktualizujemy Twoją listę przedmiotów.</text:p>
          </table:table-cell>
          <table:table-cell table:style-name="ce33" table:number-columns-repeated="242"/>
          <table:table-cell table:style-name="ce36" table:number-columns-repeated="767"/>
        </table:table-row>
        <table:table-row table:style-name="ro22">
          <table:table-cell table:style-name="ce33"/>
          <table:table-cell table:style-name="ce120" office:value-type="string">
            <text:p>pending_transaction</text:p>
          </table:table-cell>
          <table:table-cell table:style-name="ce33" office:value-type="string">
            <text:p>You have a pending transaction.</text:p>
          </table:table-cell>
          <table:table-cell table:style-name="ce121" office:value-type="string">
            <text:p>Tienes una transacción pendiente.</text:p>
          </table:table-cell>
          <table:table-cell table:style-name="ce124" office:value-type="string">
            <text:p>Você tem uma transação pendente.</text:p>
          </table:table-cell>
          <table:table-cell table:style-name="ce147" office:value-type="string">
            <text:p>Tens uma transacção pendente.</text:p>
          </table:table-cell>
          <table:table-cell table:style-name="ce129" office:value-type="string">
            <text:p>Es liegt eine ausstehende Transaktion vor.</text:p>
          </table:table-cell>
          <table:table-cell table:style-name="ce126" office:value-type="string">
            <text:p>Vous avez une transaction en cours.</text:p>
          </table:table-cell>
          <table:table-cell table:style-name="ce152" office:value-type="string">
            <text:p>Hai una transazione attiva.</text:p>
          </table:table-cell>
          <table:table-cell table:style-name="ce153" office:value-type="string">
            <text:p>処理が滞っている注文があります。</text:p>
          </table:table-cell>
          <table:table-cell table:style-name="ce157" office:value-type="string">
            <text:p>보류 중인 거래가 있습니다.</text:p>
          </table:table-cell>
          <table:table-cell table:style-name="ce140" office:value-type="string">
            <text:p>你有一个等待中的交易。</text:p>
          </table:table-cell>
          <table:table-cell table:style-name="ce122" office:value-type="string">
            <text:p>您有一筆交易待完成。</text:p>
          </table:table-cell>
          <table:table-cell table:style-name="ce101" office:value-type="string">
            <text:p>У вас есть приостановленная транзакция.</text:p>
          </table:table-cell>
          <table:table-cell table:style-name="ce33" office:value-type="string">
            <text:p>Transakcja w toku.</text:p>
          </table:table-cell>
          <table:table-cell table:style-name="ce33" table:number-columns-repeated="242"/>
          <table:table-cell table:style-name="ce36" table:number-columns-repeated="767"/>
        </table:table-row>
        <table:table-row table:style-name="ro22">
          <table:table-cell table:style-name="ce33"/>
          <table:table-cell table:style-name="ce120" office:value-type="string">
            <text:p>purchase_success</text:p>
          </table:table-cell>
          <table:table-cell table:style-name="ce33" office:value-type="string">
            <text:p>Purchase successful.</text:p>
          </table:table-cell>
          <table:table-cell table:style-name="ce121" office:value-type="string">
            <text:p>Compra realizada.</text:p>
          </table:table-cell>
          <table:table-cell table:style-name="ce124" office:value-type="string">
            <text:p>Compra efetuada com sucesso.</text:p>
          </table:table-cell>
          <table:table-cell table:style-name="ce147" office:value-type="string">
            <text:p>Compra efectuada com sucesso.</text:p>
          </table:table-cell>
          <table:table-cell table:style-name="ce58" office:value-type="string">
            <text:p>Einkauf erfolgreich</text:p>
          </table:table-cell>
          <table:table-cell table:style-name="ce126" office:value-type="string">
            <text:p>Achat réussi.</text:p>
          </table:table-cell>
          <table:table-cell table:style-name="ce152" office:value-type="string">
            <text:p>Acquisto riuscito.</text:p>
          </table:table-cell>
          <table:table-cell table:style-name="ce132" office:value-type="string">
            <text:p>購入しました</text:p>
          </table:table-cell>
          <table:table-cell table:style-name="ce134" office:value-type="string">
            <text:p><text:span text:style-name="T21">구매</text:span> <text:span text:style-name="T21">성공</text:span>.</text:p>
          </table:table-cell>
          <table:table-cell table:style-name="ce140" office:value-type="string">
            <text:p>购买成功。</text:p>
          </table:table-cell>
          <table:table-cell table:style-name="ce122" office:value-type="string">
            <text:p>購買成功。</text:p>
          </table:table-cell>
          <table:table-cell table:style-name="ce101" office:value-type="string">
            <text:p>Успешная покупка.</text:p>
          </table:table-cell>
          <table:table-cell table:style-name="ce33" office:value-type="string">
            <text:p>Zakup dokonany.</text:p>
          </table:table-cell>
          <table:table-cell table:style-name="ce33" table:number-columns-repeated="242"/>
          <table:table-cell table:style-name="ce36" table:number-columns-repeated="767"/>
        </table:table-row>
        <table:table-row table:style-name="ro3">
          <table:table-cell table:style-name="ce33"/>
          <table:table-cell table:style-name="ce120" office:value-type="string">
            <text:p>purchase_unsuccess</text:p>
          </table:table-cell>
          <table:table-cell table:style-name="ce33" office:value-type="string">
            <text:p>Purchase unsuccessful.</text:p>
          </table:table-cell>
          <table:table-cell table:style-name="ce121" office:value-type="string">
            <text:p>No se ha podido completar la compra.</text:p>
          </table:table-cell>
          <table:table-cell table:style-name="ce124" office:value-type="string">
            <text:p>Falha na compra.</text:p>
          </table:table-cell>
          <table:table-cell table:style-name="ce147" office:value-type="string">
            <text:p>Compra não efectuada.</text:p>
          </table:table-cell>
          <table:table-cell table:style-name="ce129" office:value-type="string">
            <text:p>Einkauf fehlgeschlagen</text:p>
          </table:table-cell>
          <table:table-cell table:style-name="ce126" office:value-type="string">
            <text:p>Échec de l\'achat</text:p>
          </table:table-cell>
          <table:table-cell table:style-name="ce152" office:value-type="string">
            <text:p>Acquisto non riuscito.</text:p>
          </table:table-cell>
          <table:table-cell table:style-name="ce85" office:value-type="string">
            <text:p>購入できませんでした</text:p>
          </table:table-cell>
          <table:table-cell table:style-name="ce133" office:value-type="string">
            <text:p>구매 실패.</text:p>
          </table:table-cell>
          <table:table-cell table:style-name="ce140" office:value-type="string">
            <text:p>购买失败。</text:p>
          </table:table-cell>
          <table:table-cell table:style-name="ce122" office:value-type="string">
            <text:p>購買失敗。</text:p>
          </table:table-cell>
          <table:table-cell table:style-name="ce101" office:value-type="string">
            <text:p>Покупка не удалась.</text:p>
          </table:table-cell>
          <table:table-cell table:style-name="ce33" office:value-type="string">
            <text:p>Zakup nieudany.</text:p>
          </table:table-cell>
          <table:table-cell table:style-name="ce33" table:number-columns-repeated="242"/>
          <table:table-cell table:style-name="ce36" table:number-columns-repeated="767"/>
        </table:table-row>
        <table:table-row table:style-name="ro2">
          <table:table-cell table:style-name="ce33"/>
          <table:table-cell table:style-name="ce120" office:value-type="string">
            <text:p>iab_retry</text:p>
          </table:table-cell>
          <table:table-cell table:style-name="ce33" office:value-type="string">
            <text:p>Retry</text:p>
          </table:table-cell>
          <table:table-cell table:style-name="ce121" office:value-type="string">
            <text:p>Volver a intentar</text:p>
          </table:table-cell>
          <table:table-cell table:style-name="ce124" office:value-type="string">
            <text:p>Tentar de novo.</text:p>
          </table:table-cell>
          <table:table-cell table:style-name="ce147" office:value-type="string">
            <text:p>Tentar novamente</text:p>
          </table:table-cell>
          <table:table-cell table:style-name="ce129" office:value-type="string">
            <text:p>Wiederholen</text:p>
          </table:table-cell>
          <table:table-cell table:style-name="ce126" office:value-type="string">
            <text:p>Réessayer</text:p>
          </table:table-cell>
          <table:table-cell table:style-name="ce152" office:value-type="string">
            <text:p>Riprova</text:p>
          </table:table-cell>
          <table:table-cell table:style-name="ce132" office:value-type="string">
            <text:p>リトライ</text:p>
          </table:table-cell>
          <table:table-cell table:style-name="ce133" office:value-type="string">
            <text:p>재시도</text:p>
          </table:table-cell>
          <table:table-cell table:style-name="ce140" office:value-type="string">
            <text:p>重试</text:p>
          </table:table-cell>
          <table:table-cell table:style-name="ce122" office:value-type="string">
            <text:p>重試</text:p>
          </table:table-cell>
          <table:table-cell table:style-name="ce101" office:value-type="string">
            <text:p>Повтор</text:p>
          </table:table-cell>
          <table:table-cell table:style-name="ce33" office:value-type="string">
            <text:p>Ponów</text:p>
          </table:table-cell>
          <table:table-cell table:style-name="ce33" table:number-columns-repeated="242"/>
          <table:table-cell table:style-name="ce36" table:number-columns-repeated="767"/>
        </table:table-row>
        <table:table-row table:style-name="ro1">
          <table:table-cell table:style-name="ce118"/>
          <table:table-cell table:style-name="ce20" office:value-type="string">
            <text:p>gameloft</text:p>
          </table:table-cell>
          <table:table-cell table:style-name="ce20" table:number-columns-repeated="2"/>
          <table:table-cell table:style-name="ce37"/>
          <table:table-cell table:style-name="ce123"/>
          <table:table-cell table:style-name="ce149"/>
          <table:table-cell table:style-name="ce61"/>
          <table:table-cell table:style-name="ce68"/>
          <table:table-cell table:style-name="ce77"/>
          <table:table-cell table:style-name="ce90"/>
          <table:table-cell table:style-name="ce94"/>
          <table:table-cell table:style-name="ce123"/>
          <table:table-cell table:style-name="ce100"/>
          <table:table-cell table:style-name="ce20"/>
          <table:table-cell table:style-name="ce113" table:number-columns-repeated="1009"/>
        </table:table-row>
        <table:table-row table:style-name="ro19">
          <table:table-cell table:style-name="ce33"/>
          <table:table-cell table:style-name="ce120" office:value-type="string">
            <text:p>IAB_PURCHASE_IN_PROGRESS</text:p>
          </table:table-cell>
          <table:table-cell table:style-name="ce114" office:value-type="string">
            <text:p>Please wait... Your purchase is in progress.</text:p>
          </table:table-cell>
          <table:table-cell table:style-name="ce121" office:value-type="string">
            <text:p>Por favor, espera... Tu compra se está procesando.</text:p>
          </table:table-cell>
          <table:table-cell table:style-name="ce124" office:value-type="string">
            <text:p>Favor aguardar, sua compra está sendo efetuada.</text:p>
          </table:table-cell>
          <table:table-cell table:style-name="ce124" office:value-type="string">
            <text:p>Por favor aguarda... A tua compra está a ser processada.</text:p>
          </table:table-cell>
          <table:table-cell table:style-name="ce129" office:value-type="string">
            <text:p>Bitte warten... Dein Kauf wird getätigt.</text:p>
          </table:table-cell>
          <table:table-cell table:style-name="ce151" office:value-type="string">
            <text:p>Veuillez patienter... Votre achat est en cours.</text:p>
          </table:table-cell>
          <table:table-cell table:style-name="ce152" office:value-type="string">
            <text:p>Attendi, la transazione è in corso.</text:p>
          </table:table-cell>
          <table:table-cell table:style-name="ce154" office:value-type="string">
            <text:p>しばらくお待ちください。購入しています…</text:p>
          </table:table-cell>
          <table:table-cell table:style-name="ce157" office:value-type="string">
            <text:p>구매 절차를 진행 중입니다. 잠시만 기다려 주세요.</text:p>
          </table:table-cell>
          <table:table-cell table:style-name="ce124" office:value-type="string">
            <text:p>请稍候……你的购买正在进行中。</text:p>
          </table:table-cell>
          <table:table-cell table:style-name="ce124" office:value-type="string">
            <text:p>請稍待... 目前正在處理您的訂單。</text:p>
          </table:table-cell>
          <table:table-cell table:style-name="ce158" office:value-type="string">
            <text:p>Пожалуйста, подождите... Производится покупка.</text:p>
          </table:table-cell>
          <table:table-cell table:style-name="ce114" office:value-type="string">
            <text:p>Proszę czekać... Zakup w toku.</text:p>
          </table:table-cell>
          <table:table-cell table:style-name="ce33" table:number-columns-repeated="242"/>
          <table:table-cell table:style-name="ce36" table:number-columns-repeated="767"/>
        </table:table-row>
        <table:table-row table:style-name="ro27">
          <table:table-cell table:style-name="ce33"/>
          <table:table-cell table:style-name="ce120" office:value-type="string">
            <text:p>IAB_TRANSACTION_FAILED</text:p>
          </table:table-cell>
          <table:table-cell table:style-name="ce114" office:value-type="string">
            <text:p>Transaction failed</text:p>
          </table:table-cell>
          <table:table-cell table:style-name="ce121" office:value-type="string">
            <text:p>Fallo en la transacción</text:p>
          </table:table-cell>
          <table:table-cell table:style-name="ce124" office:value-type="string">
            <text:p>Falha na transação</text:p>
          </table:table-cell>
          <table:table-cell table:style-name="ce124" office:value-type="string">
            <text:p>Transacção falhada</text:p>
          </table:table-cell>
          <table:table-cell table:style-name="ce129" office:value-type="string">
            <text:p>Transaktion fehlgeschlagen</text:p>
          </table:table-cell>
          <table:table-cell table:style-name="ce151" office:value-type="string">
            <text:p>Echec de la transaction.</text:p>
          </table:table-cell>
          <table:table-cell table:style-name="ce152" office:value-type="string">
            <text:p>Transazione non riuscita</text:p>
          </table:table-cell>
          <table:table-cell table:style-name="ce153" office:value-type="string">
            <text:p>処理に失敗しました</text:p>
          </table:table-cell>
          <table:table-cell table:style-name="ce157" office:value-type="string">
            <text:p>거래 실패</text:p>
          </table:table-cell>
          <table:table-cell table:style-name="ce124" office:value-type="string">
            <text:p>交易失败</text:p>
          </table:table-cell>
          <table:table-cell table:style-name="ce124" office:value-type="string">
            <text:p>交易失敗</text:p>
          </table:table-cell>
          <table:table-cell table:style-name="ce158" office:value-type="string">
            <text:p>Ошибка транзакции</text:p>
          </table:table-cell>
          <table:table-cell table:style-name="ce114" office:value-type="string">
            <text:p>Transakcja nieudana</text:p>
          </table:table-cell>
          <table:table-cell table:style-name="ce33" table:number-columns-repeated="242"/>
          <table:table-cell table:style-name="ce36" table:number-columns-repeated="767"/>
        </table:table-row>
        <table:table-row table:style-name="ro27">
          <table:table-cell table:style-name="ce33"/>
          <table:table-cell table:style-name="ce120" office:value-type="string">
            <text:p>IAB_TRANSACTION_FAILED_RETRY</text:p>
          </table:table-cell>
          <table:table-cell table:style-name="ce114" office:value-type="string">
            <text:p>Do you want to try again?</text:p>
          </table:table-cell>
          <table:table-cell table:style-name="ce121" office:value-type="string">
            <text:p>¿Quieres volver a intentarlo?</text:p>
          </table:table-cell>
          <table:table-cell table:style-name="ce124" office:value-type="string">
            <text:p>Deseja tentar novamente?</text:p>
          </table:table-cell>
          <table:table-cell table:style-name="ce124" office:value-type="string">
            <text:p>Queres tentar novamente?</text:p>
          </table:table-cell>
          <table:table-cell table:style-name="ce129" office:value-type="string">
            <text:p>Möchtest du es erneut versuchen?</text:p>
          </table:table-cell>
          <table:table-cell table:style-name="ce151" office:value-type="string">
            <text:p>Réessayer ?</text:p>
          </table:table-cell>
          <table:table-cell table:style-name="ce152" office:value-type="string">
            <text:p>Vuoi riprovare?</text:p>
          </table:table-cell>
          <table:table-cell table:style-name="ce154" office:value-type="string">
            <text:p>再度、試しますか？</text:p>
          </table:table-cell>
          <table:table-cell table:style-name="ce157" office:value-type="string">
            <text:p>다시 시도하시겠습니까?</text:p>
          </table:table-cell>
          <table:table-cell table:style-name="ce124" office:value-type="string">
            <text:p>你要重试吗？</text:p>
          </table:table-cell>
          <table:table-cell table:style-name="ce124" office:value-type="string">
            <text:p>您是否要再試一次？</text:p>
          </table:table-cell>
          <table:table-cell table:style-name="ce158" office:value-type="string">
            <text:p>Повторить?</text:p>
          </table:table-cell>
          <table:table-cell table:style-name="ce114" office:value-type="string">
            <text:p>Chcesz spróbować jeszcze raz?</text:p>
          </table:table-cell>
          <table:table-cell table:style-name="ce33" table:number-columns-repeated="242"/>
          <table:table-cell table:style-name="ce36" table:number-columns-repeated="767"/>
        </table:table-row>
        <table:table-row table:style-name="ro9">
          <table:table-cell table:style-name="ce33"/>
          <table:table-cell table:style-name="ce120" office:value-type="string">
            <text:p>IAB_CC_PURCHASE_WITH_CCARD</text:p>
          </table:table-cell>
          <table:table-cell table:style-name="ce114" office:value-type="string">
            <text:p>You can purchase {GAME_NAME} with your credit card for {PRICE} *</text:p>
          </table:table-cell>
          <table:table-cell table:style-name="ce121" office:value-type="string">
            <text:p>Puedes comprar {GAME_NAME} con tu tarjeta de crédito por {PRICE}*</text:p>
          </table:table-cell>
          <table:table-cell table:style-name="ce124" office:value-type="string">
            <text:p>Você pode comprar {GAME_NAME} com seu cartão de crédito por {PRICE} *</text:p>
          </table:table-cell>
          <table:table-cell table:style-name="ce124" office:value-type="string">
            <text:p>Podes comprar o {GAME_NAME} com o teu cartão de crédito, por {PRICE} *</text:p>
          </table:table-cell>
          <table:table-cell table:style-name="ce129" office:value-type="string">
            <text:p>Du kannst {GAME_NAME} per Kreditkarte für {PRICE} kaufen.*</text:p>
          </table:table-cell>
          <table:table-cell table:style-name="ce151" office:value-type="string">
            <text:p>Vous pouvez acheter {GAME_NAME} avec votre carte de crédit à {PRICE} *.</text:p>
          </table:table-cell>
          <table:table-cell table:style-name="ce152" office:value-type="string">
            <text:p>Puoi acquistare {GAME_NAME} con la tua carta di credito a {PRICE} *.</text:p>
          </table:table-cell>
          <table:table-cell table:style-name="ce154" office:value-type="string">
            <text:p>お客様のクレジットカードで{GAME_NAME}を{PRICE}で購入できます。 *</text:p>
          </table:table-cell>
          <table:table-cell table:style-name="ce157" office:value-type="string">
            <text:p>신용 카드로 {GAME_NAME} 게임을 {PRICE}의 가격에 구매할 수 있습니다.</text:p>
          </table:table-cell>
          <table:table-cell table:style-name="ce124" office:value-type="string">
            <text:p>你可以使用信用卡以{PRICE} *的价格购买{GAME_NAME}游戏</text:p>
          </table:table-cell>
          <table:table-cell table:style-name="ce124" office:value-type="string">
            <text:p>您可以使用信用卡購買 {GAME_NAME}，價格為 {PRICE} *</text:p>
          </table:table-cell>
          <table:table-cell table:style-name="ce101" office:value-type="string">
            <text:p>Вы можете купить {GAME_NAME} с помощью кредитной карточки за {PRICE} *</text:p>
          </table:table-cell>
          <table:table-cell table:style-name="ce114" office:value-type="string">
            <text:p>Możesz kupić grę {GAME_NAME} płacąc kartą kredytową {PRICE} *</text:p>
          </table:table-cell>
          <table:table-cell table:style-name="ce33" table:number-columns-repeated="242"/>
          <table:table-cell table:style-name="ce36" table:number-columns-repeated="767"/>
        </table:table-row>
        <table:table-row table:style-name="ro19">
          <table:table-cell table:style-name="ce33"/>
          <table:table-cell table:style-name="ce120" office:value-type="string">
            <text:p>IAB_CC_CREATE_ACCOUNT_ONE_CLICK</text:p>
          </table:table-cell>
          <table:table-cell table:style-name="ce114" office:value-type="string">
            <text:p>Please fill your billing information below</text:p>
          </table:table-cell>
          <table:table-cell table:style-name="ce121" office:value-type="string">
            <text:p>Por favor, introduce abajo tu información de facturación.</text:p>
          </table:table-cell>
          <table:table-cell table:style-name="ce124" office:value-type="string">
            <text:p>Favor preencher seus dados de pagamento abaixo</text:p>
          </table:table-cell>
          <table:table-cell table:style-name="ce124" office:value-type="string">
            <text:p>Por favor insere abaixo os teus dados de facturação</text:p>
          </table:table-cell>
          <table:table-cell table:style-name="ce129" office:value-type="string">
            <text:p>Gib bitte deine Zahlungsinformationen unten ein</text:p>
          </table:table-cell>
          <table:table-cell table:style-name="ce151" office:value-type="string">
            <text:p>Entrez vos informations de facturation ci-dessous.</text:p>
          </table:table-cell>
          <table:table-cell table:style-name="ce152" office:value-type="string">
            <text:p>Inserisci le informazioni richieste qui sotto</text:p>
          </table:table-cell>
          <table:table-cell table:style-name="ce154" office:value-type="string">
            <text:p>以下の支払い情報をご入力ください。</text:p>
          </table:table-cell>
          <table:table-cell table:style-name="ce157" office:value-type="string">
            <text:p>아래 과금 정보를 입력하세요.</text:p>
          </table:table-cell>
          <table:table-cell table:style-name="ce124" office:value-type="string">
            <text:p>请在下方填写你的账单信息</text:p>
          </table:table-cell>
          <table:table-cell table:style-name="ce124" office:value-type="string">
            <text:p>請在下方填入帳單資訊</text:p>
          </table:table-cell>
          <table:table-cell table:style-name="ce158" office:value-type="string">
            <text:p>Пожалуйста, введите данные, указанные ниже.</text:p>
          </table:table-cell>
          <table:table-cell table:style-name="ce114" office:value-type="string">
            <text:p>Wypełnij dane dotyczące płatności</text:p>
          </table:table-cell>
          <table:table-cell table:style-name="ce33" table:number-columns-repeated="242"/>
          <table:table-cell table:style-name="ce36" table:number-columns-repeated="767"/>
        </table:table-row>
        <table:table-row table:style-name="ro27">
          <table:table-cell table:style-name="ce33"/>
          <table:table-cell table:style-name="ce120" office:value-type="string">
            <text:p>IAB_CC_CREATE_ACCOUNT</text:p>
          </table:table-cell>
          <table:table-cell table:style-name="ce114" office:value-type="string">
            <text:p>Create an account</text:p>
          </table:table-cell>
          <table:table-cell table:style-name="ce121" office:value-type="string">
            <text:p>Crear una cuenta</text:p>
          </table:table-cell>
          <table:table-cell table:style-name="ce124" office:value-type="string">
            <text:p>Criar conta</text:p>
          </table:table-cell>
          <table:table-cell table:style-name="ce124" office:value-type="string">
            <text:p>Criar uma conta</text:p>
          </table:table-cell>
          <table:table-cell table:style-name="ce129" office:value-type="string">
            <text:p>Konto erstellen</text:p>
          </table:table-cell>
          <table:table-cell table:style-name="ce151" office:value-type="string">
            <text:p>Créez un compte.</text:p>
          </table:table-cell>
          <table:table-cell table:style-name="ce152" office:value-type="string">
            <text:p>Crea un account</text:p>
          </table:table-cell>
          <table:table-cell table:style-name="ce154" office:value-type="string">
            <text:p>アカウントを作成</text:p>
          </table:table-cell>
          <table:table-cell table:style-name="ce157" office:value-type="string">
            <text:p>계정 만들기</text:p>
          </table:table-cell>
          <table:table-cell table:style-name="ce124" office:value-type="string">
            <text:p>创建账号</text:p>
          </table:table-cell>
          <table:table-cell table:style-name="ce124" office:value-type="string">
            <text:p>建立帳戶</text:p>
          </table:table-cell>
          <table:table-cell table:style-name="ce101" office:value-type="string">
            <text:p>Создать уч. запись</text:p>
          </table:table-cell>
          <table:table-cell table:style-name="ce114" office:value-type="string">
            <text:p>Stwórz konto</text:p>
          </table:table-cell>
          <table:table-cell table:style-name="ce33" table:number-columns-repeated="242"/>
          <table:table-cell table:style-name="ce36" table:number-columns-repeated="767"/>
        </table:table-row>
        <table:table-row table:style-name="ro3">
          <table:table-cell table:style-name="ce33"/>
          <table:table-cell table:style-name="ce120" office:value-type="string">
            <text:p>IAB_CC_FORGOT_PASSWORD</text:p>
          </table:table-cell>
          <table:table-cell table:style-name="ce114" office:value-type="string">
            <text:p>Forgot your password?</text:p>
          </table:table-cell>
          <table:table-cell table:style-name="ce121" office:value-type="string">
            <text:p>¿Has olvidado la contraseña?</text:p>
          </table:table-cell>
          <table:table-cell table:style-name="ce124" office:value-type="string">
            <text:p>Esqueceu sua senha?</text:p>
          </table:table-cell>
          <table:table-cell table:style-name="ce124" office:value-type="string">
            <text:p>Esqueceste-te da tua password?</text:p>
          </table:table-cell>
          <table:table-cell table:style-name="ce129" office:value-type="string">
            <text:p>Passwort vergessen</text:p>
          </table:table-cell>
          <table:table-cell table:style-name="ce151" office:value-type="string">
            <text:p>Vous avez oublié votre mot de passe ?</text:p>
          </table:table-cell>
          <table:table-cell table:style-name="ce152" office:value-type="string">
            <text:p>Password dimenticata?</text:p>
          </table:table-cell>
          <table:table-cell table:style-name="ce154" office:value-type="string">
            <text:p>パスワードを忘れた場合</text:p>
          </table:table-cell>
          <table:table-cell table:style-name="ce157" office:value-type="string">
            <text:p>암호 찾기</text:p>
          </table:table-cell>
          <table:table-cell table:style-name="ce124" office:value-type="string">
            <text:p>忘记密码？</text:p>
          </table:table-cell>
          <table:table-cell table:style-name="ce124" office:value-type="string">
            <text:p>是否忘記密碼？</text:p>
          </table:table-cell>
          <table:table-cell table:style-name="ce101" office:value-type="string">
            <text:p>Забыли пароль?</text:p>
          </table:table-cell>
          <table:table-cell table:style-name="ce114" office:value-type="string">
            <text:p>Nie pamiętasz hasła?</text:p>
          </table:table-cell>
          <table:table-cell table:style-name="ce33" table:number-columns-repeated="242"/>
          <table:table-cell table:style-name="ce36" table:number-columns-repeated="767"/>
        </table:table-row>
        <table:table-row table:style-name="ro22">
          <table:table-cell table:style-name="ce36"/>
          <table:table-cell table:style-name="ce145" office:value-type="string">
            <text:p>IAB_CC_EMAIL</text:p>
          </table:table-cell>
          <table:table-cell table:style-name="ce121" office:value-type="string">
            <text:p>Your email address</text:p>
          </table:table-cell>
          <table:table-cell table:style-name="ce121" office:value-type="string">
            <text:p>Tu dirección de correo electrónico</text:p>
          </table:table-cell>
          <table:table-cell table:style-name="ce124" office:value-type="string">
            <text:p>Seu e-mail</text:p>
          </table:table-cell>
          <table:table-cell table:style-name="ce124" office:value-type="string">
            <text:p>O teu endereço de email</text:p>
          </table:table-cell>
          <table:table-cell table:style-name="ce129" office:value-type="string">
            <text:p>Deine E-Mail-Adresse</text:p>
          </table:table-cell>
          <table:table-cell table:style-name="ce151" office:value-type="string">
            <text:p>Votre adresse e-mail</text:p>
          </table:table-cell>
          <table:table-cell table:style-name="ce152" office:value-type="string">
            <text:p>Indirizzo e-mail</text:p>
          </table:table-cell>
          <table:table-cell table:style-name="ce154" office:value-type="string">
            <text:p>メールアドレス</text:p>
          </table:table-cell>
          <table:table-cell table:style-name="ce157" office:value-type="string">
            <text:p>메일 주소</text:p>
          </table:table-cell>
          <table:table-cell table:style-name="ce124" office:value-type="string">
            <text:p>你的电子邮箱地址</text:p>
          </table:table-cell>
          <table:table-cell table:style-name="ce124" office:value-type="string">
            <text:p>您的電子郵件地址</text:p>
          </table:table-cell>
          <table:table-cell table:style-name="ce101" office:value-type="string">
            <text:p>Ваш e-mail</text:p>
          </table:table-cell>
          <table:table-cell table:style-name="ce121" office:value-type="string">
            <text:p>Twój adres email</text:p>
          </table:table-cell>
          <table:table-cell table:style-name="ce33" table:number-columns-repeated="242"/>
          <table:table-cell table:style-name="ce36" table:number-columns-repeated="767"/>
        </table:table-row>
        <table:table-row table:style-name="ro17">
          <table:table-cell table:style-name="ce36"/>
          <table:table-cell table:style-name="ce145" office:value-type="string">
            <text:p>IAB_CC_PASSWORD</text:p>
          </table:table-cell>
          <table:table-cell table:style-name="ce121" office:value-type="string">
            <text:p>Password</text:p>
          </table:table-cell>
          <table:table-cell table:style-name="ce121" office:value-type="string">
            <text:p>Clave</text:p>
          </table:table-cell>
          <table:table-cell table:style-name="ce124" office:value-type="string">
            <text:p>Senha</text:p>
          </table:table-cell>
          <table:table-cell table:style-name="ce124" office:value-type="string">
            <text:p>Password</text:p>
          </table:table-cell>
          <table:table-cell table:style-name="ce129" office:value-type="string">
            <text:p>Passwort</text:p>
          </table:table-cell>
          <table:table-cell table:style-name="ce151" office:value-type="string">
            <text:p>Mot de passe</text:p>
          </table:table-cell>
          <table:table-cell table:style-name="ce152" office:value-type="string">
            <text:p>Password</text:p>
          </table:table-cell>
          <table:table-cell table:style-name="ce154" office:value-type="string">
            <text:p>パスワード</text:p>
          </table:table-cell>
          <table:table-cell table:style-name="ce157" office:value-type="string">
            <text:p>암호</text:p>
          </table:table-cell>
          <table:table-cell table:style-name="ce124" office:value-type="string">
            <text:p>密码</text:p>
          </table:table-cell>
          <table:table-cell table:style-name="ce124" office:value-type="string">
            <text:p>密碼</text:p>
          </table:table-cell>
          <table:table-cell table:style-name="ce101" office:value-type="string">
            <text:p>Пароль</text:p>
          </table:table-cell>
          <table:table-cell table:style-name="ce121" office:value-type="string">
            <text:p>Hasło</text:p>
          </table:table-cell>
          <table:table-cell table:style-name="ce33" table:number-columns-repeated="242"/>
          <table:table-cell table:style-name="ce36" table:number-columns-repeated="767"/>
        </table:table-row>
        <table:table-row table:style-name="ro17">
          <table:table-cell table:style-name="ce36"/>
          <table:table-cell table:style-name="ce145" office:value-type="string">
            <text:p>IAB_CC_NAME</text:p>
          </table:table-cell>
          <table:table-cell table:style-name="ce121" office:value-type="string">
            <text:p>Cardholder</text:p>
          </table:table-cell>
          <table:table-cell table:style-name="ce121" office:value-type="string">
            <text:p>Titular de la tarjeta</text:p>
          </table:table-cell>
          <table:table-cell table:style-name="ce124" office:value-type="string">
            <text:p>Titular do cartão</text:p>
          </table:table-cell>
          <table:table-cell table:style-name="ce124" office:value-type="string">
            <text:p>Detentor do cartão</text:p>
          </table:table-cell>
          <table:table-cell table:style-name="ce129" office:value-type="string">
            <text:p>Karteninhaber</text:p>
          </table:table-cell>
          <table:table-cell table:style-name="ce151" office:value-type="string">
            <text:p>Titulaire de la carte</text:p>
          </table:table-cell>
          <table:table-cell table:style-name="ce152" office:value-type="string">
            <text:p>Nome sulla carta di credito</text:p>
          </table:table-cell>
          <table:table-cell table:style-name="ce154" office:value-type="string">
            <text:p>クレジットカード名義人</text:p>
          </table:table-cell>
          <table:table-cell table:style-name="ce157" office:value-type="string">
            <text:p>카드 소지자</text:p>
          </table:table-cell>
          <table:table-cell table:number-columns-repeated="2" table:style-name="ce124" office:value-type="string">
            <text:p>持卡人</text:p>
          </table:table-cell>
          <table:table-cell table:style-name="ce101" office:value-type="string">
            <text:p>Владелец карты</text:p>
          </table:table-cell>
          <table:table-cell table:style-name="ce121" office:value-type="string">
            <text:p>Właściciel karty</text:p>
          </table:table-cell>
          <table:table-cell table:style-name="ce33" table:number-columns-repeated="242"/>
          <table:table-cell table:style-name="ce36" table:number-columns-repeated="767"/>
        </table:table-row>
        <table:table-row table:style-name="ro17">
          <table:table-cell table:style-name="ce36"/>
          <table:table-cell table:style-name="ce145" office:value-type="string">
            <text:p>IAB_CC_CARD_NUMBER</text:p>
          </table:table-cell>
          <table:table-cell table:style-name="ce121" office:value-type="string">
            <text:p>Card number</text:p>
          </table:table-cell>
          <table:table-cell table:style-name="ce121" office:value-type="string">
            <text:p>Número de tarjeta</text:p>
          </table:table-cell>
          <table:table-cell table:number-columns-repeated="2" table:style-name="ce124" office:value-type="string">
            <text:p>Número do cartão</text:p>
          </table:table-cell>
          <table:table-cell table:style-name="ce129" office:value-type="string">
            <text:p>Kartennummer</text:p>
          </table:table-cell>
          <table:table-cell table:style-name="ce151" office:value-type="string">
            <text:p>Numéro de carte</text:p>
          </table:table-cell>
          <table:table-cell table:style-name="ce152" office:value-type="string">
            <text:p>Numero della carta di credito</text:p>
          </table:table-cell>
          <table:table-cell table:style-name="ce154" office:value-type="string">
            <text:p>クレジットカード番号</text:p>
          </table:table-cell>
          <table:table-cell table:style-name="ce157" office:value-type="string">
            <text:p>카드 번호</text:p>
          </table:table-cell>
          <table:table-cell table:style-name="ce124" office:value-type="string">
            <text:p>卡号</text:p>
          </table:table-cell>
          <table:table-cell table:style-name="ce124" office:value-type="string">
            <text:p>卡號</text:p>
          </table:table-cell>
          <table:table-cell table:style-name="ce101" office:value-type="string">
            <text:p>Номер карты</text:p>
          </table:table-cell>
          <table:table-cell table:style-name="ce121" office:value-type="string">
            <text:p>Numer karty</text:p>
          </table:table-cell>
          <table:table-cell table:style-name="ce33" table:number-columns-repeated="242"/>
          <table:table-cell table:style-name="ce36" table:number-columns-repeated="767"/>
        </table:table-row>
        <table:table-row table:style-name="ro27">
          <table:table-cell table:style-name="ce36"/>
          <table:table-cell table:style-name="ce145" office:value-type="string">
            <text:p>IAB_CC_EXPIRATION_DATE</text:p>
          </table:table-cell>
          <table:table-cell table:style-name="ce121" office:value-type="string">
            <text:p>Expiration date</text:p>
          </table:table-cell>
          <table:table-cell table:style-name="ce121" office:value-type="string">
            <text:p>Fecha de caducidad</text:p>
          </table:table-cell>
          <table:table-cell table:style-name="ce124" office:value-type="string">
            <text:p>Data da expiração</text:p>
          </table:table-cell>
          <table:table-cell table:style-name="ce124" office:value-type="string">
            <text:p>Data de expiração</text:p>
          </table:table-cell>
          <table:table-cell table:style-name="ce129" office:value-type="string">
            <text:p>Ablaufdatum</text:p>
          </table:table-cell>
          <table:table-cell table:style-name="ce151" office:value-type="string">
            <text:p>Date d\'expiration</text:p>
          </table:table-cell>
          <table:table-cell table:style-name="ce152" office:value-type="string">
            <text:p>Data di scadenza</text:p>
          </table:table-cell>
          <table:table-cell table:style-name="ce154" office:value-type="string">
            <text:p>有効期限</text:p>
          </table:table-cell>
          <table:table-cell table:style-name="ce157" office:value-type="string">
            <text:p>유효 기간</text:p>
          </table:table-cell>
          <table:table-cell table:style-name="ce124" office:value-type="string">
            <text:p>有效期</text:p>
          </table:table-cell>
          <table:table-cell table:style-name="ce124" office:value-type="string">
            <text:p>有效日期</text:p>
          </table:table-cell>
          <table:table-cell table:style-name="ce101" office:value-type="string">
            <text:p>Действительна до:</text:p>
          </table:table-cell>
          <table:table-cell table:style-name="ce121" office:value-type="string">
            <text:p>Data ważności</text:p>
          </table:table-cell>
          <table:table-cell table:style-name="ce33" table:number-columns-repeated="242"/>
          <table:table-cell table:style-name="ce36" table:number-columns-repeated="767"/>
        </table:table-row>
        <table:table-row table:style-name="ro27">
          <table:table-cell table:style-name="ce36"/>
          <table:table-cell table:style-name="ce145" office:value-type="string">
            <text:p>IAB_CC_EXPIRATION_DATE_FORMAT</text:p>
          </table:table-cell>
          <table:table-cell table:style-name="ce121" office:value-type="string">
            <text:p>MM/YYYY</text:p>
          </table:table-cell>
          <table:table-cell table:style-name="ce121" office:value-type="string">
            <text:p>MM/AAAA</text:p>
          </table:table-cell>
          <table:table-cell table:number-columns-repeated="2" table:style-name="ce124" office:value-type="string">
            <text:p>MM/AAAA</text:p>
          </table:table-cell>
          <table:table-cell table:style-name="ce129" office:value-type="string">
            <text:p>MM/JJJJ</text:p>
          </table:table-cell>
          <table:table-cell table:style-name="ce151" office:value-type="string">
            <text:p>MM/AAAA</text:p>
          </table:table-cell>
          <table:table-cell table:style-name="ce152" office:value-type="string">
            <text:p>MM/AAAA</text:p>
          </table:table-cell>
          <table:table-cell table:style-name="ce154" office:value-type="string">
            <text:p>MM/YYYY</text:p>
          </table:table-cell>
          <table:table-cell table:style-name="ce157" office:value-type="string">
            <text:p>MM/YYYY</text:p>
          </table:table-cell>
          <table:table-cell table:style-name="ce124" office:value-type="string">
            <text:p>MM/YYYY</text:p>
          </table:table-cell>
          <table:table-cell table:style-name="ce124" office:value-type="string">
            <text:p>月／年（西元）</text:p>
          </table:table-cell>
          <table:table-cell table:style-name="ce101" office:value-type="string">
            <text:p>ММ/ГГГГ</text:p>
          </table:table-cell>
          <table:table-cell table:style-name="ce121" office:value-type="string">
            <text:p>MM/RRRR</text:p>
          </table:table-cell>
          <table:table-cell table:style-name="ce33" table:number-columns-repeated="242"/>
          <table:table-cell table:style-name="ce36" table:number-columns-repeated="767"/>
        </table:table-row>
        <table:table-row table:style-name="ro17">
          <table:table-cell table:style-name="ce36"/>
          <table:table-cell table:style-name="ce145" office:value-type="string">
            <text:p>IAB_CC_SECURE_CODE</text:p>
          </table:table-cell>
          <table:table-cell table:style-name="ce121" office:value-type="string">
            <text:p>Security code</text:p>
          </table:table-cell>
          <table:table-cell table:style-name="ce121" office:value-type="string">
            <text:p>Código de seguridad</text:p>
          </table:table-cell>
          <table:table-cell table:number-columns-repeated="2" table:style-name="ce124" office:value-type="string">
            <text:p>Código de segurança</text:p>
          </table:table-cell>
          <table:table-cell table:style-name="ce129" office:value-type="string">
            <text:p>Sicherheitscode</text:p>
          </table:table-cell>
          <table:table-cell table:style-name="ce151" office:value-type="string">
            <text:p>Code de sécurité</text:p>
          </table:table-cell>
          <table:table-cell table:style-name="ce152" office:value-type="string">
            <text:p>Codice di sicurezza</text:p>
          </table:table-cell>
          <table:table-cell table:style-name="ce154" office:value-type="string">
            <text:p>確認番号</text:p>
          </table:table-cell>
          <table:table-cell table:style-name="ce157" office:value-type="string">
            <text:p>보안 코드</text:p>
          </table:table-cell>
          <table:table-cell table:style-name="ce124" office:value-type="string">
            <text:p>安全码</text:p>
          </table:table-cell>
          <table:table-cell table:style-name="ce124" office:value-type="string">
            <text:p>安全碼</text:p>
          </table:table-cell>
          <table:table-cell table:style-name="ce101" office:value-type="string">
            <text:p>Код защиты</text:p>
          </table:table-cell>
          <table:table-cell table:style-name="ce121" office:value-type="string">
            <text:p>Kod bezpieczeństwa</text:p>
          </table:table-cell>
          <table:table-cell table:style-name="ce33" table:number-columns-repeated="242"/>
          <table:table-cell table:style-name="ce36" table:number-columns-repeated="767"/>
        </table:table-row>
        <table:table-row table:style-name="ro3">
          <table:table-cell table:style-name="ce36"/>
          <table:table-cell table:style-name="ce145" office:value-type="string">
            <text:p>IAB_CC_SECURE_CODE_HELP</text:p>
          </table:table-cell>
          <table:table-cell table:style-name="ce121" office:value-type="string">
            <text:p>Last 3 digits on the back of your card</text:p>
          </table:table-cell>
          <table:table-cell table:style-name="ce121" office:value-type="string">
            <text:p>Los últimos tres dígitos de la parte trasera de tu tarjeta</text:p>
          </table:table-cell>
          <table:table-cell table:style-name="ce124" office:value-type="string">
            <text:p>Últimos 3 dígitos no verso do cartão</text:p>
          </table:table-cell>
          <table:table-cell table:style-name="ce124" office:value-type="string">
            <text:p>Últimos 3 dígitos na parte de trás do teu cartão</text:p>
          </table:table-cell>
          <table:table-cell table:style-name="ce129" office:value-type="string">
            <text:p>Die letzten drei Zahlen auf der Rückseite der Karte</text:p>
          </table:table-cell>
          <table:table-cell table:style-name="ce151" office:value-type="string">
            <text:p>Les 3 derniers chiffres au dos de votre carte.</text:p>
          </table:table-cell>
          <table:table-cell table:style-name="ce152" office:value-type="string">
            <text:p>Gli ultimi 3 numeri sul retro della carta</text:p>
          </table:table-cell>
          <table:table-cell table:style-name="ce154" office:value-type="string">
            <text:p>ご署名欄に記載された数字の末尾３ケタ</text:p>
          </table:table-cell>
          <table:table-cell table:style-name="ce157" office:value-type="string">
            <text:p>카드 뒷면의 마지막 3자리</text:p>
          </table:table-cell>
          <table:table-cell table:style-name="ce124" office:value-type="string">
            <text:p>卡背面的最后3位数字</text:p>
          </table:table-cell>
          <table:table-cell table:style-name="ce124" office:value-type="string">
            <text:p>信用卡背面後三碼</text:p>
          </table:table-cell>
          <table:table-cell table:style-name="ce101" office:value-type="string">
            <text:p>Последние три цифры за оборотной стороне вашей карты</text:p>
          </table:table-cell>
          <table:table-cell table:style-name="ce111" office:value-type="string">
            <text:p>Ostatnie 3 cyfry z tyłu karty</text:p>
          </table:table-cell>
          <table:table-cell table:style-name="ce33" table:number-columns-repeated="242"/>
          <table:table-cell table:style-name="ce36" table:number-columns-repeated="767"/>
        </table:table-row>
        <table:table-row table:style-name="ro3">
          <table:table-cell table:style-name="ce36"/>
          <table:table-cell table:style-name="ce145" office:value-type="string">
            <text:p>IAB_CC_ALREADY_HAS_ACCOUNT</text:p>
          </table:table-cell>
          <table:table-cell table:style-name="ce121" office:value-type="string">
            <text:p>You already have a Gameloft account</text:p>
          </table:table-cell>
          <table:table-cell table:style-name="ce121" office:value-type="string">
            <text:p>Ya tienes una cuenta Gameloft</text:p>
          </table:table-cell>
          <table:table-cell table:style-name="ce124" office:value-type="string">
            <text:p>Você já tem uma conta Gameloft</text:p>
          </table:table-cell>
          <table:table-cell table:style-name="ce124" office:value-type="string">
            <text:p>Já possuis uma conta na Gameloft</text:p>
          </table:table-cell>
          <table:table-cell table:style-name="ce129" office:value-type="string">
            <text:p>Du hast bereits ein Gameloft-Konto.</text:p>
          </table:table-cell>
          <table:table-cell table:style-name="ce151" office:value-type="string">
            <text:p>Vous avez déjà un compte Gameloft.</text:p>
          </table:table-cell>
          <table:table-cell table:style-name="ce152" office:value-type="string">
            <text:p>Hai già un account Gameloft</text:p>
          </table:table-cell>
          <table:table-cell table:style-name="ce154" office:value-type="string">
            <text:p>既にアカウントが登録されています</text:p>
          </table:table-cell>
          <table:table-cell table:style-name="ce157" office:value-type="string">
            <text:p>"이미 Gameloft 계정을 가지고 있습니다."</text:p>
          </table:table-cell>
          <table:table-cell table:style-name="ce124" office:value-type="string">
            <text:p>你已经拥有一个Gameloft账号</text:p>
          </table:table-cell>
          <table:table-cell table:style-name="ce124" office:value-type="string">
            <text:p>您已經擁有 Gameloft 帳戶</text:p>
          </table:table-cell>
          <table:table-cell table:style-name="ce101" office:value-type="string">
            <text:p>У вас уже есть уч. запись Gameloft</text:p>
          </table:table-cell>
          <table:table-cell table:style-name="ce111" office:value-type="string">
            <text:p>Masz już konto Gameloft</text:p>
          </table:table-cell>
          <table:table-cell table:style-name="ce33" table:number-columns-repeated="242"/>
          <table:table-cell table:style-name="ce36" table:number-columns-repeated="767"/>
        </table:table-row>
        <table:table-row table:style-name="ro3">
          <table:table-cell table:style-name="ce36"/>
          <table:table-cell table:style-name="ce145" office:value-type="string">
            <text:p>IAB_CC_PAY_WO_ACCOUNT</text:p>
          </table:table-cell>
          <table:table-cell table:style-name="ce121" office:value-type="string">
            <text:p>Pay directly without creating an account</text:p>
          </table:table-cell>
          <table:table-cell table:style-name="ce121" office:value-type="string">
            <text:p>Paga directamente sin crear una cuenta</text:p>
          </table:table-cell>
          <table:table-cell table:style-name="ce124" office:value-type="string">
            <text:p>Pagar diretamente sem criar uma conta</text:p>
          </table:table-cell>
          <table:table-cell table:style-name="ce124" office:value-type="string">
            <text:p>Pagar directamente, sem criar uma conta</text:p>
          </table:table-cell>
          <table:table-cell table:style-name="ce129" office:value-type="string">
            <text:p>Direkt zahlen, ohne ein Konto zu erstellen</text:p>
          </table:table-cell>
          <table:table-cell table:style-name="ce151" office:value-type="string">
            <text:p>Payer directement sans créer de compte.</text:p>
          </table:table-cell>
          <table:table-cell table:style-name="ce152" office:value-type="string">
            <text:p>Paga direttamente senza creare l\'account</text:p>
          </table:table-cell>
          <table:table-cell table:style-name="ce154" office:value-type="string">
            <text:p>アカウントを作成せずに支払う</text:p>
          </table:table-cell>
          <table:table-cell table:style-name="ce157" office:value-type="string">
            <text:p>계정 생성 없이 바로 결제</text:p>
          </table:table-cell>
          <table:table-cell table:style-name="ce124" office:value-type="string">
            <text:p>不创建账号直接付款</text:p>
          </table:table-cell>
          <table:table-cell table:style-name="ce124" office:value-type="string">
            <text:p>不建立帳戶直接付款</text:p>
          </table:table-cell>
          <table:table-cell table:style-name="ce101" office:value-type="string">
            <text:p>Оплатить без создания уч. записи</text:p>
          </table:table-cell>
          <table:table-cell table:style-name="ce111" office:value-type="string">
            <text:p>Zapłać bezpośrednio, bez tworzenia konta</text:p>
          </table:table-cell>
          <table:table-cell table:style-name="ce33" table:number-columns-repeated="242"/>
          <table:table-cell table:style-name="ce36" table:number-columns-repeated="767"/>
        </table:table-row>
        <table:table-row table:style-name="ro3">
          <table:table-cell table:style-name="ce36"/>
          <table:table-cell table:style-name="ce145" office:value-type="string">
            <text:p>IAB_CC_GL_PEACE_OF_MIND</text:p>
          </table:table-cell>
          <table:table-cell table:style-name="ce121" office:value-type="string">
            <text:p>*Gameloft Peace of Mind Guarantee.</text:p>
          </table:table-cell>
          <table:table-cell table:style-name="ce121" office:value-type="string">
            <text:p>*Garantía de seguridad de Gameloft.</text:p>
          </table:table-cell>
          <table:table-cell table:style-name="ce124" office:value-type="string">
            <text:p>* Garantia Peace of Mind da Gameloft.</text:p>
          </table:table-cell>
          <table:table-cell table:style-name="ce124" office:value-type="string">
            <text:p>*Garantia de segurança Gameloft.</text:p>
          </table:table-cell>
          <table:table-cell table:style-name="ce129" office:value-type="string">
            <text:p>*Gameloft-Sicherheitsgarantie:</text:p>
          </table:table-cell>
          <table:table-cell table:style-name="ce151" office:value-type="string">
            <text:p>*Garantie Tranquillité Gameloft.</text:p>
          </table:table-cell>
          <table:table-cell table:style-name="ce152" office:value-type="string">
            <text:p>*Garanzia Transazione sicura di Gameloft.</text:p>
          </table:table-cell>
          <table:table-cell table:style-name="ce154" office:value-type="string">
            <text:p>*個人情報取り扱いについて</text:p>
          </table:table-cell>
          <table:table-cell table:style-name="ce157" office:value-type="string">
            <text:p>* Gameloft 안심 보장</text:p>
          </table:table-cell>
          <table:table-cell table:style-name="ce124" office:value-type="string">
            <text:p>*Gameloft安全保证。</text:p>
          </table:table-cell>
          <table:table-cell table:style-name="ce124" office:value-type="string">
            <text:p>*Gameloft 完全安心保證。</text:p>
          </table:table-cell>
          <table:table-cell table:style-name="ce101" office:value-type="string">
            <text:p>*гарантия Peace of Mind от Gameloft.</text:p>
          </table:table-cell>
          <table:table-cell table:style-name="ce111" office:value-type="string">
            <text:p>*Gwarancja Spokoju Gameloft</text:p>
          </table:table-cell>
          <table:table-cell table:style-name="ce33" table:number-columns-repeated="242"/>
          <table:table-cell table:style-name="ce36" table:number-columns-repeated="767"/>
        </table:table-row>
        <table:table-row table:style-name="ro13">
          <table:table-cell table:style-name="ce36"/>
          <table:table-cell table:style-name="ce145" office:value-type="string">
            <text:p>IAB_CC_GL_PEACE_OF_MIND2</text:p>
          </table:table-cell>
          <table:table-cell table:style-name="ce121" office:value-type="string">
            <text:p>Gameloft uses advanced encryption security technology to protect your credit card information.</text:p>
          </table:table-cell>
          <table:table-cell table:style-name="ce121" office:value-type="string">
            <text:p>Gameloft utiliza avanzados sistemas de encriptación para proteger los datos de tu tarjeta de crédito.</text:p>
          </table:table-cell>
          <table:table-cell table:style-name="ce124" office:value-type="string">
            <text:p>A Gameloft usa tecnologia de segurança avançada para proteger os dados do seu cartão de crédito.</text:p>
          </table:table-cell>
          <table:table-cell table:style-name="ce124" office:value-type="string">
            <text:p>A Gameloft utiliza uma avançada tecnologia de segurança com encriptação, para proteger a informação do teu cartão de crédito.</text:p>
          </table:table-cell>
          <table:table-cell table:style-name="ce129" office:value-type="string">
            <text:p>Gameloft verwendet weitreichende Sicherheitstechnologien, um deine Kreditkarteninformationen zu verschlüsseln und zu schützen.</text:p>
          </table:table-cell>
          <table:table-cell table:style-name="ce151" office:value-type="string">
            <text:p>Gameloft utilise des technologies de cryptage de sécurité avancées afin de protéger les informations de votre carte.</text:p>
          </table:table-cell>
          <table:table-cell table:style-name="ce152" office:value-type="string">
            <text:p>Gameloft utilizza metodi avanzati di crittografia per proteggere i dati della tua carta di credito.</text:p>
          </table:table-cell>
          <table:table-cell table:style-name="ce154" office:value-type="string">
            <text:p>ゲームロフトはお客様のクレジットカード情報を保護するため、セキュリティの高い暗号技術を使用しております。</text:p>
          </table:table-cell>
          <table:table-cell table:style-name="ce157" office:value-type="string">
            <text:p>Gameloft는 고객님의 신용 카드 정보를 보호하기 위하여 진보된 암호화 보안 기술을 사용합니다.</text:p>
          </table:table-cell>
          <table:table-cell table:style-name="ce124" office:value-type="string">
            <text:p>Gameloft采用高级编码安全技术来保护你的信用卡信息。</text:p>
          </table:table-cell>
          <table:table-cell table:style-name="ce124" office:value-type="string">
            <text:p>Gameloft 使用先進的加密安全技術，保護您的信用卡資訊。</text:p>
          </table:table-cell>
          <table:table-cell table:style-name="ce101" office:value-type="string">
            <text:p>Для сохранности информации о вашей кредитной карте Gameloft использует улучшенную систему шифрования.</text:p>
          </table:table-cell>
          <table:table-cell table:style-name="ce111" office:value-type="string">
            <text:p>Gameloft korzysta z zaawansowanej technologii szyfrowania, by chronić dane twojej karty kredytowej.</text:p>
          </table:table-cell>
          <table:table-cell table:style-name="ce33" table:number-columns-repeated="242"/>
          <table:table-cell table:style-name="ce36" table:number-columns-repeated="767"/>
        </table:table-row>
        <table:table-row table:style-name="ro9">
          <table:table-cell table:style-name="ce36"/>
          <table:table-cell table:style-name="ce145" office:value-type="string">
            <text:p>IAB_CC_EMAIL_PRIVACY</text:p>
          </table:table-cell>
          <table:table-cell table:style-name="ce121" office:value-type="string">
            <text:p>**Your email address will be used exclusively to send you the bill.</text:p>
          </table:table-cell>
          <table:table-cell table:style-name="ce121" office:value-type="string">
            <text:p>**Tu dirección de correo electrónico se usará exclusivamente para enviarte la factura.</text:p>
          </table:table-cell>
          <table:table-cell table:style-name="ce124" office:value-type="string">
            <text:p>**Seu e-mail será usado exclusivamente para enviar a conta.</text:p>
          </table:table-cell>
          <table:table-cell table:style-name="ce124" office:value-type="string">
            <text:p>**O teu endereço de email será utilizado exclusivamente para te enviar a factura.</text:p>
          </table:table-cell>
          <table:table-cell table:style-name="ce129" office:value-type="string">
            <text:p>**Dein E-Mail-Adresse wird ausschließlich dazu benutzt, dir die Rechnung zu schicken.</text:p>
          </table:table-cell>
          <table:table-cell table:style-name="ce151" office:value-type="string">
            <text:p>**Votre adresse email sera utilisée uniquement pour vous envoyer la facture.</text:p>
          </table:table-cell>
          <table:table-cell table:style-name="ce152" office:value-type="string">
            <text:p>**L\'indirizzo e-mail verrà utilizzato esclusivamente per inviarti la ricevuta.</text:p>
          </table:table-cell>
          <table:table-cell table:style-name="ce154" office:value-type="string">
            <text:p>**<text:span text:style-name="T3">お客様の</text:span>E<text:span text:style-name="T3">メ</text:span><text:span text:style-name="T3">ールアドレス</text:span><text:span text:style-name="T3">はご請求書送</text:span><text:span text:style-name="T3">信以外の目的</text:span><text:span text:style-name="T3">に使用される</text:span><text:span text:style-name="T3">ことはありま</text:span><text:span text:style-name="T3">せん。</text:span></text:p>
          </table:table-cell>
          <table:table-cell table:style-name="ce157" office:value-type="string">
            <text:p>** 귀하의 메일 주소는 청구서 발송에만 사용됩니다.</text:p>
          </table:table-cell>
          <table:table-cell table:style-name="ce124" office:value-type="string">
            <text:p>**你的电子邮箱只会用于发送账单信息。</text:p>
          </table:table-cell>
          <table:table-cell table:style-name="ce124" office:value-type="string">
            <text:p>**您的電子郵件地址只會用於寄送您的帳單。</text:p>
          </table:table-cell>
          <table:table-cell table:style-name="ce101" office:value-type="string">
            <text:p>**Ваш адрес email будет использован исключительно для отправки чека.</text:p>
          </table:table-cell>
          <table:table-cell table:style-name="ce111" office:value-type="string">
            <text:p>**Twój adres email zostanie użyty tylko i wyłącznie do przesłania ci rachunku.</text:p>
          </table:table-cell>
          <table:table-cell table:style-name="ce33" table:number-columns-repeated="242"/>
          <table:table-cell table:style-name="ce36" table:number-columns-repeated="767"/>
        </table:table-row>
        <table:table-row table:style-name="ro19">
          <table:table-cell table:style-name="ce36"/>
          <table:table-cell table:style-name="ce145" office:value-type="string">
            <text:p>IAB_CC_EMAIL_PRIVACY2</text:p>
          </table:table-cell>
          <table:table-cell table:style-name="ce121" office:value-type="string">
            <text:p>Full terms and conditions here.</text:p>
          </table:table-cell>
          <table:table-cell table:style-name="ce121" office:value-type="string">
            <text:p>Consulta aquí los términos y condiciones.</text:p>
          </table:table-cell>
          <table:table-cell table:style-name="ce124" office:value-type="string">
            <text:p>Os Termos e condições completos podem ser lidos aqui.</text:p>
          </table:table-cell>
          <table:table-cell table:style-name="ce124" office:value-type="string">
            <text:p>Termos e condições completos aqui.</text:p>
          </table:table-cell>
          <table:table-cell table:style-name="ce129" office:value-type="string">
            <text:p>Die vollständigen Nutzungsbedingungen findest du hier.</text:p>
          </table:table-cell>
          <table:table-cell table:style-name="ce151" office:value-type="string">
            <text:p>Conditions générales ici.</text:p>
          </table:table-cell>
          <table:table-cell table:style-name="ce152" office:value-type="string">
            <text:p>Guarda i termini e le condizioni qui</text:p>
          </table:table-cell>
          <table:table-cell table:style-name="ce154" office:value-type="string">
            <text:p>利用規約につきましてはこちらをご確認ください。</text:p>
          </table:table-cell>
          <table:table-cell table:style-name="ce157" office:value-type="string">
            <text:p>사용 약관 전문입니다.</text:p>
          </table:table-cell>
          <table:table-cell table:style-name="ce124" office:value-type="string">
            <text:p>在此查看完整条款和条件。</text:p>
          </table:table-cell>
          <table:table-cell table:style-name="ce124" office:value-type="string">
            <text:p>完整的服務條款內容在此。</text:p>
          </table:table-cell>
          <table:table-cell table:style-name="ce101" office:value-type="string">
            <text:p>Полную версию соглашения можно прочитать здесь.</text:p>
          </table:table-cell>
          <table:table-cell table:style-name="ce111" office:value-type="string">
            <text:p>Pełne warunki i zasady znajdują się tutaj.</text:p>
          </table:table-cell>
          <table:table-cell table:style-name="ce33" table:number-columns-repeated="242"/>
          <table:table-cell table:style-name="ce36" table:number-columns-repeated="767"/>
        </table:table-row>
        <table:table-row table:style-name="ro17">
          <table:table-cell table:style-name="ce36"/>
          <table:table-cell table:style-name="ce145" office:value-type="string">
            <text:p>IAB_CC_GAME</text:p>
          </table:table-cell>
          <table:table-cell table:style-name="ce121" office:value-type="string">
            <text:p>Game</text:p>
          </table:table-cell>
          <table:table-cell table:style-name="ce121" office:value-type="string">
            <text:p>Juego</text:p>
          </table:table-cell>
          <table:table-cell table:number-columns-repeated="2" table:style-name="ce124" office:value-type="string">
            <text:p>Jogo</text:p>
          </table:table-cell>
          <table:table-cell table:style-name="ce129" office:value-type="string">
            <text:p>Spiel</text:p>
          </table:table-cell>
          <table:table-cell table:style-name="ce151" office:value-type="string">
            <text:p>Jeu</text:p>
          </table:table-cell>
          <table:table-cell table:style-name="ce152" office:value-type="string">
            <text:p>Gioco</text:p>
          </table:table-cell>
          <table:table-cell table:style-name="ce154" office:value-type="string">
            <text:p>ゲーム：</text:p>
          </table:table-cell>
          <table:table-cell table:style-name="ce157" office:value-type="string">
            <text:p>게임</text:p>
          </table:table-cell>
          <table:table-cell table:style-name="ce124" office:value-type="string">
            <text:p>游戏</text:p>
          </table:table-cell>
          <table:table-cell table:style-name="ce124" office:value-type="string">
            <text:p>遊戲</text:p>
          </table:table-cell>
          <table:table-cell table:style-name="ce101" office:value-type="string">
            <text:p>Игра</text:p>
          </table:table-cell>
          <table:table-cell table:style-name="ce111" office:value-type="string">
            <text:p>Gra</text:p>
          </table:table-cell>
          <table:table-cell table:style-name="ce33" table:number-columns-repeated="242"/>
          <table:table-cell table:style-name="ce36" table:number-columns-repeated="767"/>
        </table:table-row>
        <table:table-row table:style-name="ro17">
          <table:table-cell table:style-name="ce36"/>
          <table:table-cell table:style-name="ce145" office:value-type="string">
            <text:p>IAB_CC_PRICE</text:p>
          </table:table-cell>
          <table:table-cell table:style-name="ce121" office:value-type="string">
            <text:p>Price</text:p>
          </table:table-cell>
          <table:table-cell table:style-name="ce121" office:value-type="string">
            <text:p>Precio</text:p>
          </table:table-cell>
          <table:table-cell table:number-columns-repeated="2" table:style-name="ce124" office:value-type="string">
            <text:p>Preço</text:p>
          </table:table-cell>
          <table:table-cell table:style-name="ce129" office:value-type="string">
            <text:p>Preis</text:p>
          </table:table-cell>
          <table:table-cell table:style-name="ce151" office:value-type="string">
            <text:p>Prix</text:p>
          </table:table-cell>
          <table:table-cell table:style-name="ce152" office:value-type="string">
            <text:p>Prezzo</text:p>
          </table:table-cell>
          <table:table-cell table:style-name="ce154" office:value-type="string">
            <text:p>価格：</text:p>
          </table:table-cell>
          <table:table-cell table:style-name="ce157" office:value-type="string">
            <text:p>가격</text:p>
          </table:table-cell>
          <table:table-cell table:style-name="ce124" office:value-type="string">
            <text:p>价格</text:p>
          </table:table-cell>
          <table:table-cell table:style-name="ce124" office:value-type="string">
            <text:p>價格</text:p>
          </table:table-cell>
          <table:table-cell table:style-name="ce101" office:value-type="string">
            <text:p>Стоимость</text:p>
          </table:table-cell>
          <table:table-cell table:style-name="ce111" office:value-type="string">
            <text:p>Cena</text:p>
          </table:table-cell>
          <table:table-cell table:style-name="ce33" table:number-columns-repeated="242"/>
          <table:table-cell table:style-name="ce36" table:number-columns-repeated="767"/>
        </table:table-row>
        <table:table-row table:style-name="ro13">
          <table:table-cell table:style-name="ce36"/>
          <table:table-cell table:style-name="ce145" office:value-type="string">
            <text:p>IAB_CC_CREATING_ACCOUNT_WRONG_DATA</text:p>
          </table:table-cell>
          <table:table-cell table:style-name="ce121" office:value-type="string">
            <text:p>Some of the information you entered is incorrect. Please check the sections in red below.</text:p>
          </table:table-cell>
          <table:table-cell table:style-name="ce121" office:value-type="string">
            <text:p>Parte de la información introducida no es correcta. Por favor, comprueba los campos marcados en rojo.</text:p>
          </table:table-cell>
          <table:table-cell table:style-name="ce124" office:value-type="string">
            <text:p>Alguns dados estão incorretos. Favor verificar as seções abaixo em vermelho.</text:p>
          </table:table-cell>
          <table:table-cell table:style-name="ce124" office:value-type="string">
            <text:p>Algumas das informações inseridas estão incorrectas. Por favor verifica as secções a vermelho que se encontram abaixo.</text:p>
          </table:table-cell>
          <table:table-cell table:style-name="ce129" office:value-type="string">
            <text:p>Es gibt inkorrekte Angaben. Überprüfe bitte die, die unten rot markiert sind.</text:p>
          </table:table-cell>
          <table:table-cell table:style-name="ce151" office:value-type="string">
            <text:p>Certaines informations fournies sont incorrectes. Veuillez vérifier les informations en rouge ci-dessous.</text:p>
          </table:table-cell>
          <table:table-cell table:style-name="ce152" office:value-type="string">
            <text:p>Alcune delle informazioni inserite sono sbagliate. Controlla quelle indicate in rosso.</text:p>
          </table:table-cell>
          <table:table-cell table:style-name="ce154" office:value-type="string">
            <text:p>入力された情報に誤りがあります。赤字の項目をご確認ください。</text:p>
          </table:table-cell>
          <table:table-cell table:style-name="ce157" office:value-type="string">
            <text:p>입력한 정보 중 일부가 정확하지 않습니다. 아래 빨간색 부분을 확인하세요.</text:p>
          </table:table-cell>
          <table:table-cell table:style-name="ce124" office:value-type="string">
            <text:p>你输入的某些信息不正确。请查看下面的红色部分。</text:p>
          </table:table-cell>
          <table:table-cell table:style-name="ce124" office:value-type="string">
            <text:p>您輸入的部分資訊並不正確。請查看下方的紅色部分。</text:p>
          </table:table-cell>
          <table:table-cell table:style-name="ce101" office:value-type="string">
            <text:p>Вы ввели неправильную информацию. Пожалуйста, проверьте поля, отмеченные красным.</text:p>
          </table:table-cell>
          <table:table-cell table:style-name="ce111" office:value-type="string">
            <text:p>Niektóre wprowadzone informacje są nieprawidłowe. Sprawdź pola oznaczone kolorem czerwonym.</text:p>
          </table:table-cell>
          <table:table-cell table:style-name="ce33" table:number-columns-repeated="242"/>
          <table:table-cell table:style-name="ce36" table:number-columns-repeated="767"/>
        </table:table-row>
        <table:table-row table:style-name="ro29">
          <table:table-cell table:style-name="ce36"/>
          <table:table-cell table:style-name="ce145" office:value-type="string">
            <text:p>IAB_CC_CREATING_ACCOUNT_EMAIL_EXISTS</text:p>
          </table:table-cell>
          <table:table-cell table:style-name="ce121" office:value-type="string">
            <text:p>An account with that email address already exists. You can login with this email address or create a new account.</text:p>
          </table:table-cell>
          <table:table-cell table:style-name="ce121" office:value-type="string">
            <text:p>Ya existe una cuenta con esa dirección de correo electrónico. Puedes iniciar sesión con esta cuenta o crear una nueva cuenta.</text:p>
          </table:table-cell>
          <table:table-cell table:style-name="ce124" office:value-type="string">
            <text:p>Uma conta associada a esse e-mail já existe. Você pode entrar com essa conta de e-mail ou criar uma nova conta.</text:p>
          </table:table-cell>
          <table:table-cell table:style-name="ce124" office:value-type="string">
            <text:p>Já existe uma conta associada a esse endereço de email. Podes fazer login com este endereço de email, ou criar uma conta nova.</text:p>
          </table:table-cell>
          <table:table-cell table:style-name="ce129" office:value-type="string">
            <text:p>Für diese E-Mail-Adresse besteht bereits ein Konto. Du kannst dich mit dieser E-Mail-Adresse anmelden oder ein neues Konto erstellen.</text:p>
          </table:table-cell>
          <table:table-cell table:style-name="ce151" office:value-type="string">
            <text:p>Un compte avec cette adresse e-mail existe déjà. Vous pouvez vous connecter avec cette adresse ou créer un nouveau compte.</text:p>
          </table:table-cell>
          <table:table-cell table:style-name="ce152" office:value-type="string">
            <text:p>Esiste già un account con questo indirizzo e-mail. Puoi accedere usando questo indirizzo o creare un altro account.</text:p>
          </table:table-cell>
          <table:table-cell table:style-name="ce154" office:value-type="string">
            <text:p><text:span text:style-name="T3">入力されたメ</text:span><text:span text:style-name="T3">ールアドレス</text:span><text:span text:style-name="T3">は既に登録さ</text:span><text:span text:style-name="T3">れています。</text:span><text:span text:style-name="T3">こ</text:span> <text:span text:style-name="T3">ちらのメー</text:span><text:span text:style-name="T3">ルアドレスで</text:span><text:span text:style-name="T3">そのままログ</text:span><text:span text:style-name="T3">イン頂くか、</text:span><text:span text:style-name="T3">もしくは別の</text:span><text:span text:style-name="T3">メールアドレ</text:span><text:span text:style-name="T3">スで新しくア</text:span><text:span text:style-name="T3">カウントを作</text:span><text:span text:style-name="T3">成してくださ</text:span><text:span text:style-name="T3">い。</text:span></text:p>
          </table:table-cell>
          <table:table-cell table:style-name="ce157" office:value-type="string">
            <text:p>"다른 계정에서 이미 메일 주소를 사용 중입니다. 이 메일 주소로 로그인하거나, 새로운 계정을 만드세요."</text:p>
          </table:table-cell>
          <table:table-cell table:style-name="ce124" office:value-type="string">
            <text:p>使用该电子邮箱注册的账号已存在。你可以用此邮箱直接登陆或创建新的账号。</text:p>
          </table:table-cell>
          <table:table-cell table:style-name="ce124" office:value-type="string">
            <text:p>該電子郵件地址已經建立帳戶。您可以使用本電子郵件地址登入，或是建立新帳戶。</text:p>
          </table:table-cell>
          <table:table-cell table:style-name="ce101" office:value-type="string">
            <text:p>Учетная запись с таким адресом email уже существует. Вы можете войти под этим адресом или создать новую уч. запись.</text:p>
          </table:table-cell>
          <table:table-cell table:style-name="ce111" office:value-type="string">
            <text:p>Na tym koncie email istnieje już założone konto. Możesz się zalogować na ten email lub stworzyć nowe konto.</text:p>
          </table:table-cell>
          <table:table-cell table:style-name="ce33" table:number-columns-repeated="242"/>
          <table:table-cell table:style-name="ce36" table:number-columns-repeated="767"/>
        </table:table-row>
        <table:table-row table:style-name="ro13">
          <table:table-cell table:style-name="ce36"/>
          <table:table-cell table:style-name="ce145" office:value-type="string">
            <text:p>IAB_CC_CREATING_ACCOUNT_PAY_WO_ACCOUNT</text:p>
          </table:table-cell>
          <table:table-cell table:style-name="ce121" office:value-type="string">
            <text:p>In order for us to process your payment, please fill in your billing information below.</text:p>
          </table:table-cell>
          <table:table-cell table:style-name="ce121" office:value-type="string">
            <text:p>Para que podamos proceder con tu pago, por favor introduce tu información de facturación abajo.</text:p>
          </table:table-cell>
          <table:table-cell table:style-name="ce124" office:value-type="string">
            <text:p>Favor preencher as informações abaixo, para que nós possamos processar seu pagamento.</text:p>
          </table:table-cell>
          <table:table-cell table:style-name="ce124" office:value-type="string">
            <text:p>Para que possamos processar o teu pagamento, por favor insere os teus dados de facturação abaixo.</text:p>
          </table:table-cell>
          <table:table-cell table:style-name="ce129" office:value-type="string">
            <text:p>Gib bitte deine Zahlungsinformationen unten ein, um mit der Zahlung fortzufahren.</text:p>
          </table:table-cell>
          <table:table-cell table:style-name="ce151" office:value-type="string">
            <text:p>Afin d\'effectuer le paiement, veuillez entrer les informations de facturation ci-dessous.</text:p>
          </table:table-cell>
          <table:table-cell table:style-name="ce152" office:value-type="string">
            <text:p>Inserisci i dati di pagamento qui sotto per completare la transazione.</text:p>
          </table:table-cell>
          <table:table-cell table:style-name="ce154" office:value-type="string">
            <text:p>支払い処理のために以下の支払い情報をご入力ください。</text:p>
          </table:table-cell>
          <table:table-cell table:style-name="ce157" office:value-type="string">
            <text:p>결제 과정을 진행하려면 아래 과금 정보를 입력하세요.</text:p>
          </table:table-cell>
          <table:table-cell table:style-name="ce124" office:value-type="string">
            <text:p>为使我们顺利处理您的支付，请在下方填入你的账单信息。</text:p>
          </table:table-cell>
          <table:table-cell table:style-name="ce124" office:value-type="string">
            <text:p>請在下方填入帳單資訊以方便我們處理您的付款。</text:p>
          </table:table-cell>
          <table:table-cell table:style-name="ce101" office:value-type="string">
            <text:p>Чтобы продолжить покупку, пожалуйста, введите данные, указанные ниже.</text:p>
          </table:table-cell>
          <table:table-cell table:style-name="ce111" office:value-type="string">
            <text:p>W celu dokonania zakupu, wypełnij poniższe informacje o płatności.</text:p>
          </table:table-cell>
          <table:table-cell table:style-name="ce33" table:number-columns-repeated="242"/>
          <table:table-cell table:style-name="ce36" table:number-columns-repeated="767"/>
        </table:table-row>
        <table:table-row table:style-name="ro14">
          <table:table-cell table:style-name="ce36"/>
          <table:table-cell table:style-name="ce145" office:value-type="string">
            <text:p>IAB_CC_LOGIN_WRONG_EMAIL_PASSWORD</text:p>
          </table:table-cell>
          <table:table-cell table:style-name="ce121" office:value-type="string">
            <text:p>The email address and/or password you entered are not correct. Please try again.</text:p>
          </table:table-cell>
          <table:table-cell table:style-name="ce121" office:value-type="string">
            <text:p>La dirección de correo y/o la clave no son correctos. Por favor, inténtalo de nuevo.</text:p>
          </table:table-cell>
          <table:table-cell table:style-name="ce124" office:value-type="string">
            <text:p>O endereço de e-mail e/ou a senha que você digitou estão incorretos. Favor tentar novamente.</text:p>
          </table:table-cell>
          <table:table-cell table:style-name="ce124" office:value-type="string">
            <text:p>O endereço de email e/ou password inseridos estão incorrectos. Por favor tenta novamente.</text:p>
          </table:table-cell>
          <table:table-cell table:style-name="ce129" office:value-type="string">
            <text:p>E-Mail-Adresse und/oder Passwort sind inkorrekt. Versuche es bitte erneut.</text:p>
          </table:table-cell>
          <table:table-cell table:style-name="ce151" office:value-type="string">
            <text:p>L\'adresse e-mail et/ou le mot de passe sont incorrects. Veuillez réessayer.</text:p>
          </table:table-cell>
          <table:table-cell table:style-name="ce152" office:value-type="string">
            <text:p>L\'indirizzo o la password forniti non sono validi. Riprova.</text:p>
          </table:table-cell>
          <table:table-cell table:style-name="ce154" office:value-type="string">
            <text:p>お客様が入力したメールアドレス、もしくはパスワードは正しくありません。もう一度ご確認下さい。</text:p>
          </table:table-cell>
          <table:table-cell table:style-name="ce157" office:value-type="string">
            <text:p>입력한 메일 주소 또는 암호가 올바르지 않습니다. 다시 입력하세요.</text:p>
          </table:table-cell>
          <table:table-cell table:style-name="ce124" office:value-type="string">
            <text:p>你输入的电子邮箱和/或密码不正确。请重试。</text:p>
          </table:table-cell>
          <table:table-cell table:style-name="ce124" office:value-type="string">
            <text:p>您輸入的電子郵件地址及／或密碼並不正確。請再試一次。</text:p>
          </table:table-cell>
          <table:table-cell table:style-name="ce101" office:value-type="string">
            <text:p>Введенный адрес email и/или пароль неверны. Пожалуйста, попробуйте еще раз.</text:p>
          </table:table-cell>
          <table:table-cell table:style-name="ce111" office:value-type="string">
            <text:p>Wprowadzony email i/lub hasło są nieprawidłowe. Spróbuj jeszcze raz.</text:p>
          </table:table-cell>
          <table:table-cell table:style-name="ce33" table:number-columns-repeated="242"/>
          <table:table-cell table:style-name="ce36" table:number-columns-repeated="767"/>
        </table:table-row>
        <table:table-row table:style-name="ro21">
          <table:table-cell table:style-name="ce36"/>
          <table:table-cell table:style-name="ce145" office:value-type="string">
            <text:p>IAB_CC_CREDIT_CARD_EXPIRED</text:p>
          </table:table-cell>
          <table:table-cell table:style-name="ce121" office:value-type="string">
            <text:p>Your credit card has expired or is invalid. Please update your billing information below.</text:p>
          </table:table-cell>
          <table:table-cell table:style-name="ce121" office:value-type="string">
            <text:p>Tu tarjeta de crédito ha caducado o no es válida. Por favor actualiza tu información de facturación abajo.</text:p>
          </table:table-cell>
          <table:table-cell table:style-name="ce124" office:value-type="string">
            <text:p>O cartão de crédito expirou ou é inválido. Favor atualizar as informações abaixo.</text:p>
          </table:table-cell>
          <table:table-cell table:style-name="ce124" office:value-type="string">
            <text:p>O teu cartão de crédito expirou ou é inválido. Por favor actualiza os teus dados de facturação abaixo.</text:p>
          </table:table-cell>
          <table:table-cell table:style-name="ce129" office:value-type="string">
            <text:p>Deine Kreditkarte ist nicht mehr gültig. Aktualisiere bitte unten deine Zahlungsinformationen.</text:p>
          </table:table-cell>
          <table:table-cell table:style-name="ce151" office:value-type="string">
            <text:p>Votre carte de crédit est arrivée à expiration. Veuillez mettre à jour les informations de facturation ci-dessous.</text:p>
          </table:table-cell>
          <table:table-cell table:style-name="ce152" office:value-type="string">
            <text:p>La tua carta di credito è scaduta o non è valida. Modifica le informazioni sul metodo di pagamento.</text:p>
          </table:table-cell>
          <table:table-cell table:style-name="ce155" office:value-type="string">
            <text:p>お客様のクレジットカードは有効期限が過ぎています。再度ご確認ください。</text:p>
          </table:table-cell>
          <table:table-cell table:style-name="ce157" office:value-type="string">
            <text:p>사용 기간이 만료되었거나 사용할 수 없는 신용 카드입니다. 아래 과금 정보를 업데이트하세요.</text:p>
          </table:table-cell>
          <table:table-cell table:style-name="ce124" office:value-type="string">
            <text:p>你的信用卡已过期或无效。请在下方更新你的账单信息。</text:p>
          </table:table-cell>
          <table:table-cell table:style-name="ce124" office:value-type="string">
            <text:p>您的信用卡已經過期或是無效。請在下方更新帳單資訊。</text:p>
          </table:table-cell>
          <table:table-cell table:style-name="ce101" office:value-type="string">
            <text:p>Ваша кредитная карта недействительна. Пожалуйста, введите данные, указанные ниже.</text:p>
          </table:table-cell>
          <table:table-cell table:style-name="ce111" office:value-type="string">
            <text:p>Karta kredytowa jest niewłaściwa lub upłynął jej termin ważności. Zaktualizuj poniższe informacje o płatności.</text:p>
          </table:table-cell>
          <table:table-cell table:style-name="ce33" table:number-columns-repeated="242"/>
          <table:table-cell table:style-name="ce36" table:number-columns-repeated="767"/>
        </table:table-row>
        <table:table-row table:style-name="ro9">
          <table:table-cell table:style-name="ce36"/>
          <table:table-cell table:style-name="ce145" office:value-type="string">
            <text:p>IAB_CC_INVOICE_SENT</text:p>
          </table:table-cell>
          <table:table-cell table:style-name="ce121" office:value-type="string">
            <text:p>An invoice has just been sent to your email address as a record.</text:p>
          </table:table-cell>
          <table:table-cell table:style-name="ce121" office:value-type="string">
            <text:p>Hemos enviado una factura como justificante.</text:p>
          </table:table-cell>
          <table:table-cell table:style-name="ce124" office:value-type="string">
            <text:p>Um recibo foi enviado para seu endereço de e-mail.</text:p>
          </table:table-cell>
          <table:table-cell table:style-name="ce124" office:value-type="string">
            <text:p>Foi enviado um recibo para o teu endereço de email, como registo.</text:p>
          </table:table-cell>
          <table:table-cell table:style-name="ce129" office:value-type="string">
            <text:p>Wir haben dir zur Bestätigung eine Rechnung an deine E-Mail-Adresse geschickt.</text:p>
          </table:table-cell>
          <table:table-cell table:style-name="ce151" office:value-type="string">
            <text:p>Une facture vient d\'être envoyée sur votre boîte e-mail</text:p>
          </table:table-cell>
          <table:table-cell table:style-name="ce152" office:value-type="string">
            <text:p>Abbiamo inviato la fattura con i dettagli della transazione al tuo indirizzo e-mail.</text:p>
          </table:table-cell>
          <table:table-cell table:style-name="ce154" office:value-type="string">
            <text:p>ご登録頂いたメールアドレスに請求明細書を送信しました。</text:p>
          </table:table-cell>
          <table:table-cell table:style-name="ce157" office:value-type="string">
            <text:p>증빙용 청구서가 귀하의 메일 주소로 발송되었습니다.</text:p>
          </table:table-cell>
          <table:table-cell table:style-name="ce124" office:value-type="string">
            <text:p>作为记录的发票已发送至你的电子邮箱。</text:p>
          </table:table-cell>
          <table:table-cell table:style-name="ce124" office:value-type="string">
            <text:p>已寄送發票至您的電子郵件地址作為記錄。</text:p>
          </table:table-cell>
          <table:table-cell table:style-name="ce101" office:value-type="string">
            <text:p>Чек только что был выслан на ваш адрес элетронной почты.</text:p>
          </table:table-cell>
          <table:table-cell table:style-name="ce111" office:value-type="string">
            <text:p>W celach informacyjnych, na twój adres email wysłana została faktura</text:p>
          </table:table-cell>
          <table:table-cell table:style-name="ce33" table:number-columns-repeated="242"/>
          <table:table-cell table:style-name="ce36" table:number-columns-repeated="767"/>
        </table:table-row>
        <table:table-row table:style-name="ro25">
          <table:table-cell table:style-name="ce36"/>
          <table:table-cell table:style-name="ce145" office:value-type="string">
            <text:p>IAB_CC_ACCOUNT_CREATED_SUCCESSFULLY</text:p>
          </table:table-cell>
          <table:table-cell table:style-name="ce121" office:value-type="string">
            <text:p>Your account has been successfully created!</text:p>
          </table:table-cell>
          <table:table-cell table:style-name="ce121" office:value-type="string">
            <text:p>¡Tu cuenta ha sido creada con éxito!</text:p>
          </table:table-cell>
          <table:table-cell table:style-name="ce124" office:value-type="string">
            <text:p>A conta foi criada com sucesso.</text:p>
          </table:table-cell>
          <table:table-cell table:style-name="ce124" office:value-type="string">
            <text:p>A tua conta foi criada com sucesso!</text:p>
          </table:table-cell>
          <table:table-cell table:style-name="ce129" office:value-type="string">
            <text:p>Dein Konto wurde erfolgreich erstellt!</text:p>
          </table:table-cell>
          <table:table-cell table:style-name="ce151" office:value-type="string">
            <text:p>Votre compte a bien été créé !</text:p>
          </table:table-cell>
          <table:table-cell table:style-name="ce152" office:value-type="string">
            <text:p>Il tuo account è stato creato con successo.</text:p>
          </table:table-cell>
          <table:table-cell table:style-name="ce154" office:value-type="string">
            <text:p>アカウントを作成しました！</text:p>
          </table:table-cell>
          <table:table-cell table:style-name="ce157" office:value-type="string">
            <text:p>계정이 생성되었습니다!</text:p>
          </table:table-cell>
          <table:table-cell table:style-name="ce124" office:value-type="string">
            <text:p>你的账号创建成功！</text:p>
          </table:table-cell>
          <table:table-cell table:style-name="ce124" office:value-type="string">
            <text:p>您已經成功建立帳戶！</text:p>
          </table:table-cell>
          <table:table-cell table:style-name="ce101" office:value-type="string">
            <text:p>Учетная запись успешно создана!</text:p>
          </table:table-cell>
          <table:table-cell table:style-name="ce111" office:value-type="string">
            <text:p>Konto zostało stworzone poprawnie!</text:p>
          </table:table-cell>
          <table:table-cell table:style-name="ce33" table:number-columns-repeated="242"/>
          <table:table-cell table:style-name="ce36" table:number-columns-repeated="767"/>
        </table:table-row>
        <table:table-row table:style-name="ro25">
          <table:table-cell table:style-name="ce36"/>
          <table:table-cell table:style-name="ce145" office:value-type="string">
            <text:p>IAB_CC_FORGOT_PASSWORD_QUESTION</text:p>
          </table:table-cell>
          <table:table-cell table:style-name="ce121" office:value-type="string">
            <text:p>Forgot your password?</text:p>
          </table:table-cell>
          <table:table-cell table:style-name="ce121" office:value-type="string">
            <text:p>¿Has olvidado la contraseña?</text:p>
          </table:table-cell>
          <table:table-cell table:style-name="ce124" office:value-type="string">
            <text:p>Esqueceu sua senha?</text:p>
          </table:table-cell>
          <table:table-cell table:style-name="ce124" office:value-type="string">
            <text:p>Esqueceste-te da tua password?</text:p>
          </table:table-cell>
          <table:table-cell table:style-name="ce129" office:value-type="string">
            <text:p>Passwort vergesen?</text:p>
          </table:table-cell>
          <table:table-cell table:style-name="ce151" office:value-type="string">
            <text:p>Mot de passe oublié ?</text:p>
          </table:table-cell>
          <table:table-cell table:style-name="ce152" office:value-type="string">
            <text:p>Password dimenticata?</text:p>
          </table:table-cell>
          <table:table-cell table:style-name="ce154" office:value-type="string">
            <text:p>パスワードを忘れた場合</text:p>
          </table:table-cell>
          <table:table-cell table:style-name="ce157" office:value-type="string">
            <text:p>암호 찾기</text:p>
          </table:table-cell>
          <table:table-cell table:style-name="ce124" office:value-type="string">
            <text:p>忘记密码？</text:p>
          </table:table-cell>
          <table:table-cell table:style-name="ce124" office:value-type="string">
            <text:p>是否忘記密碼？</text:p>
          </table:table-cell>
          <table:table-cell table:style-name="ce101" office:value-type="string">
            <text:p>Забыли пароль?</text:p>
          </table:table-cell>
          <table:table-cell table:style-name="ce111" office:value-type="string">
            <text:p>Zapomniałeś hasła?</text:p>
          </table:table-cell>
          <table:table-cell table:style-name="ce33" table:number-columns-repeated="242"/>
          <table:table-cell table:style-name="ce36" table:number-columns-repeated="767"/>
        </table:table-row>
        <table:table-row table:style-name="ro21">
          <table:table-cell table:style-name="ce36"/>
          <table:table-cell table:style-name="ce145" office:value-type="string">
            <text:p>IAB_CC_ENTER_EMAIL_FOR_RECOVERY_PASSWORD</text:p>
          </table:table-cell>
          <table:table-cell table:style-name="ce121" office:value-type="string">
            <text:p>Please enter your email address below. You will receive your password in a few seconds.</text:p>
          </table:table-cell>
          <table:table-cell table:style-name="ce121" office:value-type="string">
            <text:p>Por favor, introduce tu dirección de correo electrónico aquí abajo. Recibirás tu contraseña en breve.</text:p>
          </table:table-cell>
          <table:table-cell table:style-name="ce124" office:value-type="string">
            <text:p>Favor digitar o endereço de e-mail abaixo. Você receberá a senha em alguns segundos.</text:p>
          </table:table-cell>
          <table:table-cell table:style-name="ce124" office:value-type="string">
            <text:p>Por favor insere o teu endereço de email abaixo. Receberás a tua password daqui a alguns segundos.</text:p>
          </table:table-cell>
          <table:table-cell table:style-name="ce129" office:value-type="string">
            <text:p>Gib bitte deine E-Mail-Adresse unten ein. Du erhältst dein Passwort innerhalb von wenigen Sekunden.</text:p>
          </table:table-cell>
          <table:table-cell table:style-name="ce151" office:value-type="string">
            <text:p>Veuillez entrer votre adresse e-mail ci-dessous. Vous recevrez votre mot de passe dans quelques secondes.</text:p>
          </table:table-cell>
          <table:table-cell table:style-name="ce152" office:value-type="string">
            <text:p>Inserisci il tuo indirizzo e-mail in basso. Riceverai la password dopo alcuni secondi.</text:p>
          </table:table-cell>
          <table:table-cell table:style-name="ce154" office:value-type="string">
            <text:p>以下にお客様のメールアドレスをご入力ください。数秒後にパスワードが送信されます。</text:p>
          </table:table-cell>
          <table:table-cell table:style-name="ce157" office:value-type="string">
            <text:p>아래에 메일 주소를 입력하세요. 몇 초 후에 암호를 받을 수 있습니다.</text:p>
          </table:table-cell>
          <table:table-cell table:style-name="ce124" office:value-type="string">
            <text:p>请将你的电子邮箱地址填入下方。你将在几秒后收到你的密码。</text:p>
          </table:table-cell>
          <table:table-cell table:style-name="ce124" office:value-type="string">
            <text:p>請在下方輸入您的電子郵件地址。您將在幾秒鐘內收到密碼。</text:p>
          </table:table-cell>
          <table:table-cell table:style-name="ce101" office:value-type="string">
            <text:p>Пожалуйста, введите ваш адрес email. Через несколько секунд вы получите ваш пароль по почте.</text:p>
          </table:table-cell>
          <table:table-cell table:style-name="ce111" office:value-type="string">
            <text:p>Wprowadź poniżej swój adres email. Za kilka sekund otrzymasz hasło.</text:p>
          </table:table-cell>
          <table:table-cell table:style-name="ce33" table:number-columns-repeated="242"/>
          <table:table-cell table:style-name="ce36" table:number-columns-repeated="767"/>
        </table:table-row>
        <table:table-row table:style-name="ro6">
          <table:table-cell table:style-name="ce36"/>
          <table:table-cell table:style-name="ce145" office:value-type="string">
            <text:p>IAB_CC_RECOVERY_PASSWORD_FAIL</text:p>
          </table:table-cell>
          <table:table-cell table:style-name="ce121" office:value-type="string">
            <text:p>We're sorry, we couldn't find your email address. Please try again or register.</text:p>
          </table:table-cell>
          <table:table-cell table:style-name="ce121" office:value-type="string">
            <text:p>Lo sentimos, no hemos podido encontrar tu dirección de correo electrónico. Por favor, vuelve a intentarlo o regístrate.</text:p>
          </table:table-cell>
          <table:table-cell table:style-name="ce124" office:value-type="string">
            <text:p>Infelizmente, não foi possível encontrar seu endereço de e-mail. Favor tentar novamente ou crie um registro.</text:p>
          </table:table-cell>
          <table:table-cell table:style-name="ce124" office:value-type="string">
            <text:p>Lamentamos,\não conseguimos\encontrar o teu endereço de email. Por favor tenta novamente ou inscreve-te.</text:p>
          </table:table-cell>
          <table:table-cell table:style-name="ce129" office:value-type="string">
            <text:p>Wir konnten deine E-Mail-Adresse leider nicht finden. Versuche es bitte erneut oder registriere dich.</text:p>
          </table:table-cell>
          <table:table-cell table:style-name="ce151" office:value-type="string">
            <text:p>Désolé, votre adresse e-mail est introuvable. Veuillez réessayer ou vous inscrire.</text:p>
          </table:table-cell>
          <table:table-cell table:style-name="ce152" office:value-type="string">
            <text:p>L\'indirizzo e-mail fornito non è valido. Riprova o effettua l\'iscrizione.</text:p>
          </table:table-cell>
          <table:table-cell table:style-name="ce154" office:value-type="string">
            <text:p>メールアドレスが見つかりません。再度お試しいただくか、再びご登録ください。</text:p>
          </table:table-cell>
          <table:table-cell table:style-name="ce157" office:value-type="string">
            <text:p>죄송합니다. 귀하의 메일 주소를 찾을 수 없습니다. 다시 입력하거나 새로 등록하세요.</text:p>
          </table:table-cell>
          <table:table-cell table:style-name="ce124" office:value-type="string">
            <text:p>很抱歉，我们未找到你的电子邮箱地址。请重试或注册。</text:p>
          </table:table-cell>
          <table:table-cell table:style-name="ce124" office:value-type="string">
            <text:p>很抱歉，我們找不到您的電子郵件地址。請再試一次或註冊。</text:p>
          </table:table-cell>
          <table:table-cell table:style-name="ce101" office:value-type="string">
            <text:p>К сожалению, мы не смогли найти ваш адрес email. Пожалуйста, попробуйте еще раз или зарегистрируйтесь.</text:p>
          </table:table-cell>
          <table:table-cell table:style-name="ce111" office:value-type="string">
            <text:p>Niestety, nie udało nam się znaleźć twojego adresu email. Spróbuj ponownie lub zarejestruj się.</text:p>
          </table:table-cell>
          <table:table-cell table:style-name="ce33" table:number-columns-repeated="242"/>
          <table:table-cell table:style-name="ce36" table:number-columns-repeated="767"/>
        </table:table-row>
        <table:table-row table:style-name="ro14">
          <table:table-cell table:style-name="ce36"/>
          <table:table-cell table:style-name="ce145" office:value-type="string">
            <text:p>IAB_CC_RECOVERY_PASSWORD_SUCCES</text:p>
          </table:table-cell>
          <table:table-cell table:style-name="ce121" office:value-type="string">
            <text:p>Please check your email, a new password has been sent.</text:p>
          </table:table-cell>
          <table:table-cell table:style-name="ce121" office:value-type="string">
            <text:p>Por favor, comprueba tu dirección de correo electrónico. Te hemos enviado una nueva contraseña.</text:p>
          </table:table-cell>
          <table:table-cell table:style-name="ce124" office:value-type="string">
            <text:p>Favor verificar seu e-mail, uma nova senha foi enviada.</text:p>
          </table:table-cell>
          <table:table-cell table:style-name="ce124" office:value-type="string">
            <text:p>Por favor verifica o teu email, enviámos-te uma nova password.</text:p>
          </table:table-cell>
          <table:table-cell table:style-name="ce129" office:value-type="string">
            <text:p>Überprüfe bitte dein E-Mail-Postfach. Wir haben dir ein neues Passwort zugeschickt.</text:p>
          </table:table-cell>
          <table:table-cell table:style-name="ce151" office:value-type="string">
            <text:p>Veuillez consulter votre messagerie. Un nouveau mot de passe a été envoyé.</text:p>
          </table:table-cell>
          <table:table-cell table:style-name="ce152" office:value-type="string">
            <text:p>Controlla la tua casella di posta, ti è stata inviata una nuova password.</text:p>
          </table:table-cell>
          <table:table-cell table:style-name="ce154" office:value-type="string">
            <text:p>メールアドレスをご確認ください。新しいパスワードを送信しました。</text:p>
          </table:table-cell>
          <table:table-cell table:style-name="ce157" office:value-type="string">
            <text:p>새로운 암호가 발송되었으니 메일을 확인하세요.</text:p>
          </table:table-cell>
          <table:table-cell table:style-name="ce124" office:value-type="string">
            <text:p>新的密码已发送至你的电子邮箱，请查收。</text:p>
          </table:table-cell>
          <table:table-cell table:style-name="ce124" office:value-type="string">
            <text:p>已經傳送新的密碼，請查看電子郵件。</text:p>
          </table:table-cell>
          <table:table-cell table:style-name="ce101" office:value-type="string">
            <text:p>Новый пароль выслан. Пожалуйста, проверьте вашу почту.</text:p>
          </table:table-cell>
          <table:table-cell table:style-name="ce111" office:value-type="string">
            <text:p>Sprawdź email, twoje nowe hasło zostało wysłane.</text:p>
          </table:table-cell>
          <table:table-cell table:style-name="ce33" table:number-columns-repeated="242"/>
          <table:table-cell table:style-name="ce36" table:number-columns-repeated="767"/>
        </table:table-row>
        <table:table-row table:style-name="ro30">
          <table:table-cell table:style-name="ce36"/>
          <table:table-cell table:style-name="ce145" office:value-type="string">
            <text:p>IAB_PURCHASE_ITEM_CONFIRMATION_HTTP_WAP_TITLE</text:p>
          </table:table-cell>
          <table:table-cell table:style-name="ce121" office:value-type="string">
            <text:p>Confirm your purchase</text:p>
          </table:table-cell>
          <table:table-cell table:style-name="ce121" office:value-type="string">
            <text:p>Confirma tu compra</text:p>
          </table:table-cell>
          <table:table-cell table:style-name="ce124" office:value-type="string">
            <text:p>Confirmar compra</text:p>
          </table:table-cell>
          <table:table-cell table:style-name="ce124" office:value-type="string">
            <text:p>Confirmar a tua compra</text:p>
          </table:table-cell>
          <table:table-cell table:style-name="ce129" office:value-type="string">
            <text:p>Einkauf bestätigen</text:p>
          </table:table-cell>
          <table:table-cell table:style-name="ce151" office:value-type="string">
            <text:p>Confirmez votre achat</text:p>
          </table:table-cell>
          <table:table-cell table:style-name="ce152" office:value-type="string">
            <text:p>Conferma l\'acquisto</text:p>
          </table:table-cell>
          <table:table-cell table:style-name="ce154" office:value-type="string">
            <text:p>購入確認</text:p>
          </table:table-cell>
          <table:table-cell table:style-name="ce157" office:value-type="string">
            <text:p>구매 확인</text:p>
          </table:table-cell>
          <table:table-cell table:style-name="ce124" office:value-type="string">
            <text:p>确认您的购买</text:p>
          </table:table-cell>
          <table:table-cell table:style-name="ce124" office:value-type="string">
            <text:p>確認您的訂單</text:p>
          </table:table-cell>
          <table:table-cell table:style-name="ce158" office:value-type="string">
            <text:p>Подтвердите покупку</text:p>
          </table:table-cell>
          <table:table-cell table:style-name="ce121" office:value-type="string">
            <text:p>Potwierdź zakup</text:p>
          </table:table-cell>
          <table:table-cell table:style-name="ce33" table:number-columns-repeated="242"/>
          <table:table-cell table:style-name="ce36" table:number-columns-repeated="767"/>
        </table:table-row>
        <table:table-row table:style-name="ro18">
          <table:table-cell table:style-name="ce36"/>
          <table:table-cell table:style-name="ce145" office:value-type="string">
            <text:p>IAB_PURCHASE_ITEM_CONFIRMATION_HTTP_WAP</text:p>
          </table:table-cell>
          <table:table-cell table:style-name="ce121" office:value-type="string">
            <text:p>Please confirm that you want to buy {ITEM} for {PRICE}.</text:p>
          </table:table-cell>
          <table:table-cell table:style-name="ce121" office:value-type="string">
            <text:p>Por favor, confirma que quieres comprar {ITEM} por {PRICE}.</text:p>
          </table:table-cell>
          <table:table-cell table:style-name="ce124" office:value-type="string">
            <text:p>Favor confirmar a compra de {ITEM} por {PRICE}.</text:p>
          </table:table-cell>
          <table:table-cell table:style-name="ce124" office:value-type="string">
            <text:p>Por favor confirma que desejas comprar o {ITEM} por {PRICE}.</text:p>
          </table:table-cell>
          <table:table-cell table:style-name="ce129" office:value-type="string">
            <text:p>Bitte bestätige, dass du {ITEM} für {PRICE} kaufen möchtest.</text:p>
          </table:table-cell>
          <table:table-cell table:style-name="ce151" office:value-type="string">
            <text:p>Veuillez confirmer l\'achat de {ITEM} pour {PRICE}.</text:p>
          </table:table-cell>
          <table:table-cell table:style-name="ce152" office:value-type="string">
            <text:p>Conferma l\'acquisto di {ITEM} a {PRICE}.</text:p>
          </table:table-cell>
          <table:table-cell table:style-name="ce154" office:value-type="string">
            <text:p>{ITEM}を{PRICE}で購入します。よろしいですか？</text:p>
          </table:table-cell>
          <table:table-cell table:style-name="ce157" office:value-type="string">
            <text:p>{ITEM}을(를) {PRICE}에 구매하시겠습니까?</text:p>
          </table:table-cell>
          <table:table-cell table:style-name="ce124" office:value-type="string">
            <text:p>请确认您想要以{PRICE}购买{ITEM}。</text:p>
          </table:table-cell>
          <table:table-cell table:style-name="ce124" office:value-type="string">
            <text:p>請確認您要購買 {ITEM}，價格為 {PRICE}。</text:p>
          </table:table-cell>
          <table:table-cell table:style-name="ce158" office:value-type="string">
            <text:p>Пожалуйста, подтвердите, что вы хотите купить {ITEM} за {PRICE}.</text:p>
          </table:table-cell>
          <table:table-cell table:style-name="ce121" office:value-type="string">
            <text:p>Potwierdź, że chcesz kupić element {ITEM} za {PRICE}.</text:p>
          </table:table-cell>
          <table:table-cell table:style-name="ce33" table:number-columns-repeated="242"/>
          <table:table-cell table:style-name="ce36" table:number-columns-repeated="767"/>
        </table:table-row>
        <table:table-row table:style-name="ro25">
          <table:table-cell table:style-name="ce36"/>
          <table:table-cell table:style-name="ce145" office:value-type="string">
            <text:p>IAB_PURCHASE_ITEM_CONFIRMATION_CC_LAYOUT</text:p>
          </table:table-cell>
          <table:table-cell table:style-name="ce121" office:value-type="string">
            <text:p>You want to buy {ITEM} for {PRICE}.</text:p>
          </table:table-cell>
          <table:table-cell table:style-name="ce121" office:value-type="string">
            <text:p>Quieres comprar {ITEM} por {PRICE}.</text:p>
          </table:table-cell>
          <table:table-cell table:style-name="ce124" office:value-type="string">
            <text:p>Você quer comprar {ITEM} por {PRICE}.</text:p>
          </table:table-cell>
          <table:table-cell table:style-name="ce124" office:value-type="string">
            <text:p>Desejas comprar o {ITEM} por {PRICE}.</text:p>
          </table:table-cell>
          <table:table-cell table:style-name="ce129" office:value-type="string">
            <text:p>Du möchtest {ITEM} für {PRICE} kaufen.</text:p>
          </table:table-cell>
          <table:table-cell table:style-name="ce151" office:value-type="string">
            <text:p>Vous voulez acheter {ITEM} pour {PRICE}.</text:p>
          </table:table-cell>
          <table:table-cell table:style-name="ce152" office:value-type="string">
            <text:p>Vuoi acquistare {ITEM} a {PRICE}.</text:p>
          </table:table-cell>
          <table:table-cell table:style-name="ce154" office:value-type="string">
            <text:p>{ITEM}を{PRICE}で購入します。</text:p>
          </table:table-cell>
          <table:table-cell table:style-name="ce157" office:value-type="string">
            <text:p>{ITEM}을(를) {PRICE}에 구매하길 원합니다.</text:p>
          </table:table-cell>
          <table:table-cell table:style-name="ce124" office:value-type="string">
            <text:p>您想要以{PRICE}购买{ITEM}。</text:p>
          </table:table-cell>
          <table:table-cell table:style-name="ce124" office:value-type="string">
            <text:p>您要購買 {ITEM}，價格為 {PRICE}。</text:p>
          </table:table-cell>
          <table:table-cell table:style-name="ce158" office:value-type="string">
            <text:p>Вы собираетесь купить {ITEM} за {PRICE}.</text:p>
          </table:table-cell>
          <table:table-cell table:style-name="ce121" office:value-type="string">
            <text:p>Chcesz kupić element {ITEM} za {PRICE}.</text:p>
          </table:table-cell>
          <table:table-cell table:style-name="ce33" table:number-columns-repeated="242"/>
          <table:table-cell table:style-name="ce36" table:number-columns-repeated="767"/>
        </table:table-row>
        <table:table-row table:style-name="ro25">
          <table:table-cell table:style-name="ce36"/>
          <table:table-cell table:style-name="ce145" office:value-type="string">
            <text:p>IAB_PURCHASE_ITEM_CONFIRMATION_CC_TITLE</text:p>
          </table:table-cell>
          <table:table-cell table:style-name="ce121" office:value-type="string">
            <text:p>Credit Card Purchase</text:p>
          </table:table-cell>
          <table:table-cell table:style-name="ce121" office:value-type="string">
            <text:p>Compra con tarjeta de crédito</text:p>
          </table:table-cell>
          <table:table-cell table:number-columns-repeated="2" table:style-name="ce124" office:value-type="string">
            <text:p>Compra com cartão de crédito</text:p>
          </table:table-cell>
          <table:table-cell table:style-name="ce129" office:value-type="string">
            <text:p>Einkauf mit Kreditkarte</text:p>
          </table:table-cell>
          <table:table-cell table:style-name="ce151" office:value-type="string">
            <text:p>Achat par carte de crédit</text:p>
          </table:table-cell>
          <table:table-cell table:style-name="ce152" office:value-type="string">
            <text:p>Acquisto con carta di credito</text:p>
          </table:table-cell>
          <table:table-cell table:style-name="ce154" office:value-type="string">
            <text:p>クレジットカード購入</text:p>
          </table:table-cell>
          <table:table-cell table:style-name="ce157" office:value-type="string">
            <text:p>신용 카드 구매</text:p>
          </table:table-cell>
          <table:table-cell table:style-name="ce124" office:value-type="string">
            <text:p>信用卡购买</text:p>
          </table:table-cell>
          <table:table-cell table:style-name="ce124" office:value-type="string">
            <text:p>信用卡購買</text:p>
          </table:table-cell>
          <table:table-cell table:style-name="ce158" office:value-type="string">
            <text:p>Оплатить кредитной картой</text:p>
          </table:table-cell>
          <table:table-cell table:style-name="ce121" office:value-type="string">
            <text:p>Płatność kartą kredytową</text:p>
          </table:table-cell>
          <table:table-cell table:style-name="ce33" table:number-columns-repeated="242"/>
          <table:table-cell table:style-name="ce36" table:number-columns-repeated="767"/>
        </table:table-row>
        <table:table-row table:style-name="ro6">
          <table:table-cell table:style-name="ce36"/>
          <table:table-cell table:style-name="ce145" office:value-type="string">
            <text:p>IAB_PURCHASE_ITEM_CONFIRMATION_CC</text:p>
          </table:table-cell>
          <table:table-cell table:style-name="ce121" office:value-type="string">
            <text:p>This item can be purchased only by credit card. Please confirm that you want to buy {ITEM} for {PRICE}.</text:p>
          </table:table-cell>
          <table:table-cell table:style-name="ce121" office:value-type="string">
            <text:p>Solo puedes comprar este objeto con tarjeta de crédito. Por favor, confirma que quieres comprar {ITEM} por {PRICE}.</text:p>
          </table:table-cell>
          <table:table-cell table:style-name="ce124" office:value-type="string">
            <text:p>Este item só pode ser comprado com um cartão de crédito. Favor confirmar a compra de {ITEM} por {PREÇO}.</text:p>
          </table:table-cell>
          <table:table-cell table:style-name="ce124" office:value-type="string">
            <text:p>Este objecto apenas pode ser comprado utilizando um cartão de crédito. Por favor confirma que desejas comprar o {ITEM} por {PRICE}.</text:p>
          </table:table-cell>
          <table:table-cell table:style-name="ce129" office:value-type="string">
            <text:p>Dieser Artikel kann nur mit Kreditkarte gekauft werden. Bestätige bitte, dass du {ITEM} für {PRICE} kaufen möchtest.</text:p>
          </table:table-cell>
          <table:table-cell table:style-name="ce151" office:value-type="string">
            <text:p>Cet item ne peut s\'acheter que par carte de crédit. Veuillez confirmer l\'achat de {ITEM} pour {PRICE}.</text:p>
          </table:table-cell>
          <table:table-cell table:style-name="ce152" office:value-type="string">
            <text:p>L\'oggetto si può pagare solo tramite carta di credito. Conferma l\'acquisto di {ITEM} a {PRICE}.</text:p>
          </table:table-cell>
          <table:table-cell table:style-name="ce154" office:value-type="string">
            <text:p>このアイテムはクレジットカードでのみ購入可能です。{ITEM}を{PRICE}で購入します。</text:p>
          </table:table-cell>
          <table:table-cell table:style-name="ce157" office:value-type="string">
            <text:p>이 아이템은 신용 카드로만 구매할 수 있습니다. {ITEM}을(를) {PRICE}에 구매하시겠습니까?</text:p>
          </table:table-cell>
          <table:table-cell table:style-name="ce124" office:value-type="string">
            <text:p>该件物品只能使用信用卡进行购买。请确认您想要以{PRICE}购买{ITEM}。</text:p>
          </table:table-cell>
          <table:table-cell table:style-name="ce124" office:value-type="string">
            <text:p>本商品只能使用信用卡購買。請確認您要購買 {ITEM}，價格為 {PRICE}。</text:p>
          </table:table-cell>
          <table:table-cell table:style-name="ce158" office:value-type="string">
            <text:p>Этот предмет можно купить только с помощью кредитной карты. Пожалуйста, подтвердите, что вы хотите купить {ITEM} за {PRICE}.</text:p>
          </table:table-cell>
          <table:table-cell table:style-name="ce121" office:value-type="string">
            <text:p>Za ten element można zapłacić tylko kartą kredytową. Potwierdź, że chcesz kupić element {ITEM} za {PRICE}.</text:p>
          </table:table-cell>
          <table:table-cell table:style-name="ce33" table:number-columns-repeated="242"/>
          <table:table-cell table:style-name="ce36" table:number-columns-repeated="767"/>
        </table:table-row>
        <table:table-row table:style-name="ro27">
          <table:table-cell table:style-name="ce36"/>
          <table:table-cell table:style-name="ce145" office:value-type="string">
            <text:p>IAB_PURCHASE_ITEM_FAILURE_TITLE</text:p>
          </table:table-cell>
          <table:table-cell table:style-name="ce121" office:value-type="string">
            <text:p>Purchase Failed</text:p>
          </table:table-cell>
          <table:table-cell table:style-name="ce121" office:value-type="string">
            <text:p>Fallo en la compra</text:p>
          </table:table-cell>
          <table:table-cell table:number-columns-repeated="2" table:style-name="ce124" office:value-type="string">
            <text:p>Falha na compra</text:p>
          </table:table-cell>
          <table:table-cell table:style-name="ce129" office:value-type="string">
            <text:p>Einkauf fehlgeschlagen</text:p>
          </table:table-cell>
          <table:table-cell table:style-name="ce151" office:value-type="string">
            <text:p>Échec de l\'achat</text:p>
          </table:table-cell>
          <table:table-cell table:style-name="ce152" office:value-type="string">
            <text:p>Acquisto annullato</text:p>
          </table:table-cell>
          <table:table-cell table:style-name="ce154" office:value-type="string">
            <text:p>購入処理できませんでした</text:p>
          </table:table-cell>
          <table:table-cell table:style-name="ce157" office:value-type="string">
            <text:p>구매 실패</text:p>
          </table:table-cell>
          <table:table-cell table:style-name="ce124" office:value-type="string">
            <text:p>购买失败</text:p>
          </table:table-cell>
          <table:table-cell table:style-name="ce124" office:value-type="string">
            <text:p>購買失敗</text:p>
          </table:table-cell>
          <table:table-cell table:style-name="ce158" office:value-type="string">
            <text:p>Покупка не удалась.</text:p>
          </table:table-cell>
          <table:table-cell table:style-name="ce121" office:value-type="string">
            <text:p>Zakup nieudany</text:p>
          </table:table-cell>
          <table:table-cell table:style-name="ce33" table:number-columns-repeated="242"/>
          <table:table-cell table:style-name="ce36" table:number-columns-repeated="767"/>
        </table:table-row>
        <table:table-row table:style-name="ro6">
          <table:table-cell table:style-name="ce36"/>
          <table:table-cell table:style-name="ce145" office:value-type="string">
            <text:p>IAB_PURCHASE_ITEM_FAILURE</text:p>
          </table:table-cell>
          <table:table-cell table:style-name="ce121" office:value-type="string">
            <text:p>Your purchase could not be processed by our service. Do you want to continue your purchase using another payment method?</text:p>
          </table:table-cell>
          <table:table-cell table:style-name="ce121" office:value-type="string">
            <text:p>No hemos podido procesar tu compra. ¿Quieres continuar con la compra usando otro método de pago?</text:p>
          </table:table-cell>
          <table:table-cell table:style-name="ce124" office:value-type="string">
            <text:p>Sua compra não pôde ser processada pelo nosso serviço. Gostaria de continuar com outro método de pagamento?</text:p>
          </table:table-cell>
          <table:table-cell table:style-name="ce124" office:value-type="string">
            <text:p>O nosso serviço foi incapaz de processar a tua compra. Desejas continuar a tua compra, utilizando outro método de pagamento?</text:p>
          </table:table-cell>
          <table:table-cell table:style-name="ce129" office:value-type="string">
            <text:p>Dein Einkauf konnte durch unseren Service nicht bearbeitet werden. Möchtest du deinen Einkauf mit einer anderen Zahlungsmethode fortsetzen?</text:p>
          </table:table-cell>
          <table:table-cell table:style-name="ce151" office:value-type="string">
            <text:p>Notre service n\'a pas pu traiter votre achat. Voulez-vous poursuivre votre achat en utilisant un autre moyen de paiement ?</text:p>
          </table:table-cell>
          <table:table-cell table:style-name="ce152" office:value-type="string">
            <text:p>L\'acquisto non può essere completato. Vuoi riprovare l\'acquisto con un metodo di pagamento diverso?</text:p>
          </table:table-cell>
          <table:table-cell table:style-name="ce156" office:value-type="string">
            <text:p>リトライするか、お支払い方法を変更の上、再度お試しください。</text:p>
          </table:table-cell>
          <table:table-cell table:style-name="ce157" office:value-type="string">
            <text:p>본 서비스로는 결제를 진행할 수 없습니다. 다른 결제 방법으로 구매를 계속하시겠습니까?</text:p>
          </table:table-cell>
          <table:table-cell table:style-name="ce124" office:value-type="string">
            <text:p>我们的服务无法处理您的购买要求。您想要继续使用其他支付方式进行购买吗？</text:p>
          </table:table-cell>
          <table:table-cell table:style-name="ce124" office:value-type="string">
            <text:p>我們的服務無法處理您的訂單。您是否要以其他付款方式繼續購買？</text:p>
          </table:table-cell>
          <table:table-cell table:style-name="ce158" office:value-type="string">
            <text:p>Наш сервис не смог обработать вашу покупку. Хотите попробовать совершить эту покупку, используя другой метод оплаты?</text:p>
          </table:table-cell>
          <table:table-cell table:style-name="ce121" office:value-type="string">
            <text:p>Przetworzenie Twojego zakupu jest niemożliwe. Chcesz kontynuować zakup wybierając inną metodę płatności?</text:p>
          </table:table-cell>
          <table:table-cell table:style-name="ce33" table:number-columns-repeated="242"/>
          <table:table-cell table:style-name="ce36" table:number-columns-repeated="767"/>
        </table:table-row>
        <table:table-row table:style-name="ro25">
          <table:table-cell table:style-name="ce36"/>
          <table:table-cell table:style-name="ce145" office:value-type="string">
            <text:p>IAB_PURCHASE_ITEM_SUCCESS_TITLE</text:p>
          </table:table-cell>
          <table:table-cell table:style-name="ce121" office:value-type="string">
            <text:p>Your item has been purchased correctly</text:p>
          </table:table-cell>
          <table:table-cell table:style-name="ce121" office:value-type="string">
            <text:p>Compra realizada con éxito</text:p>
          </table:table-cell>
          <table:table-cell table:style-name="ce124" office:value-type="string">
            <text:p>Seu item foi comprado com sucesso</text:p>
          </table:table-cell>
          <table:table-cell table:style-name="ce124" office:value-type="string">
            <text:p>O teu objecto foi comprado correctamente</text:p>
          </table:table-cell>
          <table:table-cell table:style-name="ce129" office:value-type="string">
            <text:p>Der Artikel wurde gekauft.</text:p>
          </table:table-cell>
          <table:table-cell table:style-name="ce151" office:value-type="string">
            <text:p>Votre item a été acheté.</text:p>
          </table:table-cell>
          <table:table-cell table:style-name="ce152" office:value-type="string">
            <text:p>L\'oggetto è stato acquistato.</text:p>
          </table:table-cell>
          <table:table-cell table:style-name="ce154" office:value-type="string">
            <text:p>アイテムを購入しました</text:p>
          </table:table-cell>
          <table:table-cell table:style-name="ce157" office:value-type="string">
            <text:p>아이템을 구매했습니다.</text:p>
          </table:table-cell>
          <table:table-cell table:style-name="ce124" office:value-type="string">
            <text:p>您的物品购买成功。</text:p>
          </table:table-cell>
          <table:table-cell table:style-name="ce124" office:value-type="string">
            <text:p>您已成功購買商品</text:p>
          </table:table-cell>
          <table:table-cell table:style-name="ce158" office:value-type="string">
            <text:p>Предмет успешно куплен.</text:p>
          </table:table-cell>
          <table:table-cell table:style-name="ce121" office:value-type="string">
            <text:p>Twój element został zakupiony właściwie</text:p>
          </table:table-cell>
          <table:table-cell table:style-name="ce33" table:number-columns-repeated="242"/>
          <table:table-cell table:style-name="ce36" table:number-columns-repeated="767"/>
        </table:table-row>
        <table:table-row table:style-name="ro18">
          <table:table-cell table:style-name="ce36"/>
          <table:table-cell table:style-name="ce145" office:value-type="string">
            <text:p>IAB_PURCHASE_ITEM_SUCCESS</text:p>
          </table:table-cell>
          <table:table-cell table:style-name="ce121" office:value-type="string">
            <text:p>Thank you for your purchase, your item has been added to your account!</text:p>
          </table:table-cell>
          <table:table-cell table:style-name="ce121" office:value-type="string">
            <text:p>Gracias por tu compra, ¡hemos añadido el objeto a tu cuenta!</text:p>
          </table:table-cell>
          <table:table-cell table:style-name="ce124" office:value-type="string">
            <text:p>Obrigado pela sua compra, o item foi adicionado a sua conta!</text:p>
          </table:table-cell>
          <table:table-cell table:style-name="ce124" office:value-type="string">
            <text:p>Obrigado pela tua compra, o teu objecto foi adicionado à tua conta!</text:p>
          </table:table-cell>
          <table:table-cell table:style-name="ce129" office:value-type="string">
            <text:p>Danke für deinen Einkauf. Der Artikel wurde deinem Konto hinzugefügt.</text:p>
          </table:table-cell>
          <table:table-cell table:style-name="ce151" office:value-type="string">
            <text:p>Merci de votre achat ! Votre item a été ajouté à votre compte.</text:p>
          </table:table-cell>
          <table:table-cell table:style-name="ce152" office:value-type="string">
            <text:p>Grazie per l\'acquisto, l\'oggetto è stato aggiunto al tuo account.</text:p>
          </table:table-cell>
          <table:table-cell table:style-name="ce154" office:value-type="string">
            <text:p>ご購入、ありがとうございます。アカウントにアイテムを追加しました。</text:p>
          </table:table-cell>
          <table:table-cell table:style-name="ce157" office:value-type="string">
            <text:p>구매해 주셔서 감사합니다. 아이템이 계정에 추가됐습니다!</text:p>
          </table:table-cell>
          <table:table-cell table:style-name="ce141" office:value-type="string">
            <text:p>感谢您的购买，物品已添加至您的账号中！</text:p>
          </table:table-cell>
          <table:table-cell table:style-name="ce124" office:value-type="string">
            <text:p>感謝您的購買，商品已經加至您的帳號！</text:p>
          </table:table-cell>
          <table:table-cell table:style-name="ce158" office:value-type="string">
            <text:p>Спасибо за покупку, купленный предмет был добавлен к вашей учетной записи.</text:p>
          </table:table-cell>
          <table:table-cell table:style-name="ce121" office:value-type="string">
            <text:p>Dziękujemy za zakup, Twój element został dodany do Twojego konta!</text:p>
          </table:table-cell>
          <table:table-cell table:style-name="ce33" table:number-columns-repeated="242"/>
          <table:table-cell table:style-name="ce36" table:number-columns-repeated="767"/>
        </table:table-row>
        <table:table-row table:style-name="ro25">
          <table:table-cell table:style-name="ce36"/>
          <table:table-cell table:style-name="ce145" office:value-type="string">
            <text:p>IAB_PURCHASE_ITEM_SUCCESS_PENDING_TITLE</text:p>
          </table:table-cell>
          <table:table-cell table:style-name="ce121" office:value-type="string">
            <text:p>Your content has been purchased.</text:p>
          </table:table-cell>
          <table:table-cell table:style-name="ce121" office:value-type="string">
            <text:p>Has comprado este contenido.</text:p>
          </table:table-cell>
          <table:table-cell table:style-name="ce124" office:value-type="string">
            <text:p>Seu conteúdo foi comprado.</text:p>
          </table:table-cell>
          <table:table-cell table:style-name="ce124" office:value-type="string">
            <text:p>O teu conteúdo foi comprado.</text:p>
          </table:table-cell>
          <table:table-cell table:style-name="ce129" office:value-type="string">
            <text:p>Der Artikel wurde gekauft.</text:p>
          </table:table-cell>
          <table:table-cell table:style-name="ce151" office:value-type="string">
            <text:p>Votre contenu a été acheté.</text:p>
          </table:table-cell>
          <table:table-cell table:style-name="ce152" office:value-type="string">
            <text:p>Il contenuto è stato acquistato.</text:p>
          </table:table-cell>
          <table:table-cell table:style-name="ce154" office:value-type="string">
            <text:p>コンテンツを購入しました。</text:p>
          </table:table-cell>
          <table:table-cell table:style-name="ce157" office:value-type="string">
            <text:p>콘텐츠를 구매했습니다.</text:p>
          </table:table-cell>
          <table:table-cell table:style-name="ce124" office:value-type="string">
            <text:p>您的物品已购买。</text:p>
          </table:table-cell>
          <table:table-cell table:style-name="ce124" office:value-type="string">
            <text:p>您已購買此內容。</text:p>
          </table:table-cell>
          <table:table-cell table:style-name="ce158" office:value-type="string">
            <text:p>Контент успешно куплен.</text:p>
          </table:table-cell>
          <table:table-cell table:style-name="ce121" office:value-type="string">
            <text:p>Zawartość została zakupiona.</text:p>
          </table:table-cell>
          <table:table-cell table:style-name="ce33" table:number-columns-repeated="242"/>
          <table:table-cell table:style-name="ce36" table:number-columns-repeated="767"/>
        </table:table-row>
        <table:table-row table:style-name="ro21">
          <table:table-cell table:style-name="ce36"/>
          <table:table-cell table:style-name="ce145" office:value-type="string">
            <text:p>IAB_PURCHASE_ITEM_SUCCESS_PENDING</text:p>
          </table:table-cell>
          <table:table-cell table:style-name="ce121" office:value-type="string">
            <text:p>Thank you for your purchase, your item will be added to your account later due a problem in the service!</text:p>
          </table:table-cell>
          <table:table-cell table:style-name="ce121" office:value-type="string">
            <text:p>Gracias por tu compra. Ha habido un error en el servicio. El objeto se añadirá a tu cuenta más tarde.</text:p>
          </table:table-cell>
          <table:table-cell table:style-name="ce124" office:value-type="string">
            <text:p>Obrigado pela sua compra. Devido a um problema no nosso serviço, o item será adicionado em breve a sua conta!</text:p>
          </table:table-cell>
          <table:table-cell table:style-name="ce124" office:value-type="string">
            <text:p>Obrigado pela tua compra, o teu objecto será adicionado à tua conta mais tarde, devido a um problema com o serviço!</text:p>
          </table:table-cell>
          <table:table-cell table:style-name="ce129" office:value-type="string">
            <text:p>Danke für deinen Einkauf. Der Artikel wird deinem Konto später hinzugefügt, da ein Servicefehler aufgetreten ist!</text:p>
          </table:table-cell>
          <table:table-cell table:style-name="ce151" office:value-type="string">
            <text:p>Merci de votre achat ! En raison d\'un problème de service, votre item sera ajouté à votre compte ultérieurement.</text:p>
          </table:table-cell>
          <table:table-cell table:style-name="ce152" office:value-type="string">
            <text:p>Grazie per l\'acquisto, l\'oggetto sarà aggiunto al tuo account più tardi a causa di un problema con il servizio.</text:p>
          </table:table-cell>
          <table:table-cell table:style-name="ce154" office:value-type="string">
            <text:p>ご購入、ありがとうございます。ご購入いただいたアイテムは後ほどアカウントに追加されます。</text:p>
          </table:table-cell>
          <table:table-cell table:style-name="ce157" office:value-type="string">
            <text:p>구매해 주셔서 감사합니다. 현재 서비스에 문제가 있어 아이템은 계정에 나중에 추가됩니다.</text:p>
          </table:table-cell>
          <table:table-cell table:style-name="ce141" office:value-type="string">
            <text:p>感谢您的购买，因服务器问题，物品将稍后添加至您的账号中！</text:p>
          </table:table-cell>
          <table:table-cell table:style-name="ce124" office:value-type="string">
            <text:p>感謝您的購買，由於系統服務問題，商品將在稍後加至您的帳號！</text:p>
          </table:table-cell>
          <table:table-cell table:style-name="ce158" office:value-type="string">
            <text:p>Спасибо за покупку, купленный предмет будет добавлен к вашей учетной записи чуть позднее в связи с проблемой на сервисе!</text:p>
          </table:table-cell>
          <table:table-cell table:style-name="ce121" office:value-type="string">
            <text:p>Dziękujemy za zakup, Twój element zostanie dodany później z powodu problemu z usługą!</text:p>
          </table:table-cell>
          <table:table-cell table:style-name="ce33" table:number-columns-repeated="242"/>
          <table:table-cell table:style-name="ce36" table:number-columns-repeated="767"/>
        </table:table-row>
        <table:table-row table:style-name="ro19">
          <table:table-cell table:style-name="ce36"/>
          <table:table-cell table:style-name="ce145" office:value-type="string">
            <text:p>IAB_PURCHASE_ITEM_CHARGE_APPLY</text:p>
          </table:table-cell>
          <table:table-cell table:style-name="ce121" office:value-type="string">
            <text:p>Data rates may apply</text:p>
          </table:table-cell>
          <table:table-cell table:style-name="ce121" office:value-type="string">
            <text:p>Se podrán aplicar cargos adicionales por transmisión de datos.</text:p>
          </table:table-cell>
          <table:table-cell table:style-name="ce124" office:value-type="string">
            <text:p>Taxas de dados podem ser cobradas</text:p>
          </table:table-cell>
          <table:table-cell table:style-name="ce124" office:value-type="string">
            <text:p>Poderão ser aplicadas taxas devido à transmissão de dados.</text:p>
          </table:table-cell>
          <table:table-cell table:style-name="ce129" office:value-type="string">
            <text:p>Es fallen die üblichen Datengebühren an.</text:p>
          </table:table-cell>
          <table:table-cell table:style-name="ce151" office:value-type="string">
            <text:p>Des frais de données peuvent s\'appliquer</text:p>
          </table:table-cell>
          <table:table-cell table:style-name="ce152" office:value-type="string">
            <text:p>Potrebbero applicarsi le tariffe per il trasferimento dati</text:p>
          </table:table-cell>
          <table:table-cell table:style-name="ce154" office:value-type="string">
            <text:p>データ転送に料金が発生する場合があります。</text:p>
          </table:table-cell>
          <table:table-cell table:style-name="ce157" office:value-type="string">
            <text:p>데이터 요금 부과</text:p>
          </table:table-cell>
          <table:table-cell table:style-name="ce141" office:value-type="string">
            <text:p>可能会产生数据费</text:p>
          </table:table-cell>
          <table:table-cell table:style-name="ce124" office:value-type="string">
            <text:p>可能需支付數據費用</text:p>
          </table:table-cell>
          <table:table-cell table:style-name="ce158" office:value-type="string">
            <text:p>Стоимость передачи данных может быть добавлена к оплате.</text:p>
          </table:table-cell>
          <table:table-cell table:style-name="ce121" office:value-type="string">
            <text:p>Mogą zostać doliczone opłaty za dane</text:p>
          </table:table-cell>
          <table:table-cell table:style-name="ce33" table:number-columns-repeated="242"/>
          <table:table-cell table:style-name="ce36" table:number-columns-repeated="767"/>
        </table:table-row>
        <table:table-row table:style-name="ro30">
          <table:table-cell table:style-name="ce36"/>
          <table:table-cell table:style-name="ce145" office:value-type="string">
            <text:p>IAB_PURCHASE_ITEM_CHOOSE_BILLING_METHOD_INFO</text:p>
          </table:table-cell>
          <table:table-cell table:style-name="ce121" office:value-type="string">
            <text:p>Do you want to buy {QUANTITY} {ITEM} for {PRICE}?</text:p>
          </table:table-cell>
          <table:table-cell table:style-name="ce121" office:value-type="string">
            <text:p>¿Quieres comprar {QUANTITY} {ITEM} por {PRICE}?</text:p>
          </table:table-cell>
          <table:table-cell table:style-name="ce124" office:value-type="string">
            <text:p>Deseja comprar {QUANTITY} {ITEM} por {PRICE}?</text:p>
          </table:table-cell>
          <table:table-cell table:style-name="ce124" office:value-type="string">
            <text:p>Desejas comprar {QUANTITY} {ITEM} por {PRICE}?</text:p>
          </table:table-cell>
          <table:table-cell table:style-name="ce129" office:value-type="string">
            <text:p>Möchtest du {QUANTITY} {ITEM} für {PRICE} kaufen?</text:p>
          </table:table-cell>
          <table:table-cell table:style-name="ce151" office:value-type="string">
            <text:p>Voulez-vous acheter {QUANTITY} {ITEM} pour {PRICE} ?</text:p>
          </table:table-cell>
          <table:table-cell table:style-name="ce152" office:value-type="string">
            <text:p>Vuoi acquistare {QUANTITY} {ITEM} a {PRICE}?</text:p>
          </table:table-cell>
          <table:table-cell table:style-name="ce154" office:value-type="string">
            <text:p>{QUANTITY}個の{ITEM}を{PRICE}で購入しますか？</text:p>
          </table:table-cell>
          <table:table-cell table:style-name="ce157" office:value-type="string">
            <text:p>{QUANTITY} {ITEM}을(를) {PRICE}에 구매하시겠습니까?</text:p>
          </table:table-cell>
          <table:table-cell table:style-name="ce141" office:value-type="string">
            <text:p>您想要以<text:span text:style-name="T18">{PRICE}</text:span><text:span text:style-name="T22">购买</text:span><text:span text:style-name="T18">{QUANTITY}</text:span><text:span text:style-name="T22">个</text:span><text:span text:style-name="T18">{ITEM}</text:span><text:span text:style-name="T22">吗？</text:span></text:p>
          </table:table-cell>
          <table:table-cell table:style-name="ce124" office:value-type="string">
            <text:p>{ITEM} 價格為 {PRICE}，您要購買 {QUANTITY} 個？</text:p>
          </table:table-cell>
          <table:table-cell table:style-name="ce158" office:value-type="string">
            <text:p>Вы хотите купить {QUANTITY} {ITEM} за {PRICE}?</text:p>
          </table:table-cell>
          <table:table-cell table:style-name="ce121" office:value-type="string">
            <text:p>Chcesz kupić {QUANTITY} x {ITEM} za {PRICE}?</text:p>
          </table:table-cell>
          <table:table-cell table:style-name="ce33" table:number-columns-repeated="242"/>
          <table:table-cell table:style-name="ce36" table:number-columns-repeated="767"/>
        </table:table-row>
        <table:table-row table:style-name="ro30">
          <table:table-cell table:style-name="ce36"/>
          <table:table-cell table:style-name="ce145" office:value-type="string">
            <text:p>IAB_PURCHASE_ITEM_CHOOSE_BILLING_METHOD_MESSAGE</text:p>
          </table:table-cell>
          <table:table-cell table:style-name="ce121" office:value-type="string">
            <text:p>Please choose your billing method.</text:p>
          </table:table-cell>
          <table:table-cell table:style-name="ce121" office:value-type="string">
            <text:p>Por favor, elige el método de pago.</text:p>
          </table:table-cell>
          <table:table-cell table:style-name="ce124" office:value-type="string">
            <text:p>Favor escolher o método de pagamento.</text:p>
          </table:table-cell>
          <table:table-cell table:style-name="ce124" office:value-type="string">
            <text:p>Por favor selecciona o teu método de facturação.</text:p>
          </table:table-cell>
          <table:table-cell table:style-name="ce129" office:value-type="string">
            <text:p>Bitte wähle eine Zahlungsmethode.</text:p>
          </table:table-cell>
          <table:table-cell table:style-name="ce151" office:value-type="string">
            <text:p>Veuillez sélectionner un autre moyen de paiement.</text:p>
          </table:table-cell>
          <table:table-cell table:style-name="ce152" office:value-type="string">
            <text:p>Scegli il metodo di pagamento.</text:p>
          </table:table-cell>
          <table:table-cell table:style-name="ce154" office:value-type="string">
            <text:p>支払い方法をお選びください。</text:p>
          </table:table-cell>
          <table:table-cell table:style-name="ce157" office:value-type="string">
            <text:p>결제 방법을 선택하세요.</text:p>
          </table:table-cell>
          <table:table-cell table:style-name="ce124" office:value-type="string">
            <text:p>请选择您的支付方式。</text:p>
          </table:table-cell>
          <table:table-cell table:style-name="ce124" office:value-type="string">
            <text:p>請選擇您的付款方式。</text:p>
          </table:table-cell>
          <table:table-cell table:style-name="ce158" office:value-type="string">
            <text:p>Пожалуйста, выберите метод оплаты.</text:p>
          </table:table-cell>
          <table:table-cell table:style-name="ce121" office:value-type="string">
            <text:p>Wybierz sposób płatności.</text:p>
          </table:table-cell>
          <table:table-cell table:style-name="ce33" table:number-columns-repeated="242"/>
          <table:table-cell table:style-name="ce36" table:number-columns-repeated="767"/>
        </table:table-row>
        <table:table-row table:style-name="ro27">
          <table:table-cell table:style-name="ce36"/>
          <table:table-cell table:style-name="ce145" office:value-type="string">
            <text:p>IAB_NETWORK_ERROR_TITLE</text:p>
          </table:table-cell>
          <table:table-cell table:style-name="ce121" office:value-type="string">
            <text:p>Network Error</text:p>
          </table:table-cell>
          <table:table-cell table:style-name="ce121" office:value-type="string">
            <text:p>Error en la red</text:p>
          </table:table-cell>
          <table:table-cell table:style-name="ce124" office:value-type="string">
            <text:p>Erro na rede</text:p>
          </table:table-cell>
          <table:table-cell table:style-name="ce124" office:value-type="string">
            <text:p>Erro de rede</text:p>
          </table:table-cell>
          <table:table-cell table:style-name="ce129" office:value-type="string">
            <text:p>Netzwerkfehler</text:p>
          </table:table-cell>
          <table:table-cell table:style-name="ce151" office:value-type="string">
            <text:p>Erreur réseau</text:p>
          </table:table-cell>
          <table:table-cell table:style-name="ce152" office:value-type="string">
            <text:p>Errore di rete</text:p>
          </table:table-cell>
          <table:table-cell table:style-name="ce154" office:value-type="string">
            <text:p>ネットワークエラー</text:p>
          </table:table-cell>
          <table:table-cell table:style-name="ce157" office:value-type="string">
            <text:p>네트워크 오류</text:p>
          </table:table-cell>
          <table:table-cell table:style-name="ce124" office:value-type="string">
            <text:p>网络错误</text:p>
          </table:table-cell>
          <table:table-cell table:style-name="ce124" office:value-type="string">
            <text:p>網路錯誤</text:p>
          </table:table-cell>
          <table:table-cell table:style-name="ce158" office:value-type="string">
            <text:p>Ошибка сети</text:p>
          </table:table-cell>
          <table:table-cell table:style-name="ce121" office:value-type="string">
            <text:p>Błąd sieci</text:p>
          </table:table-cell>
          <table:table-cell table:style-name="ce33" table:number-columns-repeated="242"/>
          <table:table-cell table:style-name="ce36" table:number-columns-repeated="767"/>
        </table:table-row>
        <table:table-row table:style-name="ro30">
          <table:table-cell table:style-name="ce36"/>
          <table:table-cell table:style-name="ce145" office:value-type="string">
            <text:p>IAB_PURCHASE_ITEM_SELECT_BILLING_METHOD_TITLE</text:p>
          </table:table-cell>
          <table:table-cell table:style-name="ce121" office:value-type="string">
            <text:p>Select Payment Method</text:p>
          </table:table-cell>
          <table:table-cell table:style-name="ce121" office:value-type="string">
            <text:p>Elegir método de pago</text:p>
          </table:table-cell>
          <table:table-cell table:style-name="ce124" office:value-type="string">
            <text:p>Selecione o método de pagamento</text:p>
          </table:table-cell>
          <table:table-cell table:style-name="ce124" office:value-type="string">
            <text:p>Seleccionar método de pagamento</text:p>
          </table:table-cell>
          <table:table-cell table:style-name="ce129" office:value-type="string">
            <text:p>Zahlungsmethode wählen</text:p>
          </table:table-cell>
          <table:table-cell table:style-name="ce151" office:value-type="string">
            <text:p>Sélectionnez votre moyen de paiement</text:p>
          </table:table-cell>
          <table:table-cell table:style-name="ce152" office:value-type="string">
            <text:p>Scegli il metodo di pagamento</text:p>
          </table:table-cell>
          <table:table-cell table:style-name="ce154" office:value-type="string">
            <text:p>支払い方法の選択</text:p>
          </table:table-cell>
          <table:table-cell table:style-name="ce157" office:value-type="string">
            <text:p>결제 방법 선택</text:p>
          </table:table-cell>
          <table:table-cell table:style-name="ce124" office:value-type="string">
            <text:p>选择支付方式</text:p>
          </table:table-cell>
          <table:table-cell table:style-name="ce124" office:value-type="string">
            <text:p>選擇付款方式</text:p>
          </table:table-cell>
          <table:table-cell table:style-name="ce158" office:value-type="string">
            <text:p>Выбор метода оплаты.</text:p>
          </table:table-cell>
          <table:table-cell table:style-name="ce121" office:value-type="string">
            <text:p>Wybierz sposób płatności</text:p>
          </table:table-cell>
          <table:table-cell table:style-name="ce33" table:number-columns-repeated="242"/>
          <table:table-cell table:style-name="ce36" table:number-columns-repeated="767"/>
        </table:table-row>
        <table:table-row table:style-name="ro14">
          <table:table-cell table:style-name="ce36"/>
          <table:table-cell table:style-name="ce145" office:value-type="string">
            <text:p>IAB_PURCHASE_ITEM_SELECT_BILLING_METHOD</text:p>
          </table:table-cell>
          <table:table-cell table:style-name="ce121" office:value-type="string">
            <text:p>Please choose your preferred payment method before continuing your purchase.</text:p>
          </table:table-cell>
          <table:table-cell table:style-name="ce121" office:value-type="string">
            <text:p>Por favor, elige un método de pago antes de continuar con la compra.</text:p>
          </table:table-cell>
          <table:table-cell table:style-name="ce124" office:value-type="string">
            <text:p>Favor selecionar o método desejado de pagamento antes de continuar a compra.</text:p>
          </table:table-cell>
          <table:table-cell table:style-name="ce124" office:value-type="string">
            <text:p>Por favor selecciona o teu método de pagamento preferido antes de continuares a tua compra.</text:p>
          </table:table-cell>
          <table:table-cell table:style-name="ce129" office:value-type="string">
            <text:p>Bitte wähle die gewünschte Zahlungsmethode, bevor du deinen Einkauf fortsetzt.</text:p>
          </table:table-cell>
          <table:table-cell table:style-name="ce151" office:value-type="string">
            <text:p>Sélectionnez votre moyen de paiement favori avant de poursuivre votre achat.</text:p>
          </table:table-cell>
          <table:table-cell table:style-name="ce152" office:value-type="string">
            <text:p>Scegli il metodo di pagamento prima di continuare con l\'acquisto.</text:p>
          </table:table-cell>
          <table:table-cell table:style-name="ce154" office:value-type="string">
            <text:p>購入プロセスを進める前に支払い方法をお選びください。</text:p>
          </table:table-cell>
          <table:table-cell table:style-name="ce157" office:value-type="string">
            <text:p>구매를 진행하기 전에 원하는 결제 방법을 선택하세요.</text:p>
          </table:table-cell>
          <table:table-cell table:style-name="ce124" office:value-type="string">
            <text:p>在继续购买之前，请选择您喜欢的支付方式。</text:p>
          </table:table-cell>
          <table:table-cell table:style-name="ce124" office:value-type="string">
            <text:p>請選擇您的付款方式，再繼續購買。</text:p>
          </table:table-cell>
          <table:table-cell table:style-name="ce158" office:value-type="string">
            <text:p>Перед тем, как перейти к покупке, пожалуйста, выберите предпочитаемый метод оплаты.</text:p>
          </table:table-cell>
          <table:table-cell table:style-name="ce121" office:value-type="string">
            <text:p>Przed kontynuowaniem zakupów wybierz preferowany sposób płatności.</text:p>
          </table:table-cell>
          <table:table-cell table:style-name="ce33" table:number-columns-repeated="242"/>
          <table:table-cell table:style-name="ce36" table:number-columns-repeated="767"/>
        </table:table-row>
        <table:table-row table:style-name="ro22">
          <table:table-cell table:style-name="ce36"/>
          <table:table-cell table:style-name="ce145" office:value-type="string">
            <text:p>IAB_BTN_OTHER</text:p>
          </table:table-cell>
          <table:table-cell table:style-name="ce121" office:value-type="string">
            <text:p>Change Payment Method</text:p>
          </table:table-cell>
          <table:table-cell table:style-name="ce121" office:value-type="string">
            <text:p>Cambiar método de pago</text:p>
          </table:table-cell>
          <table:table-cell table:style-name="ce124" office:value-type="string">
            <text:p>Modificar método de pagamento</text:p>
          </table:table-cell>
          <table:table-cell table:style-name="ce124" office:value-type="string">
            <text:p>Alterar método de pagamento</text:p>
          </table:table-cell>
          <table:table-cell table:style-name="ce129" office:value-type="string">
            <text:p>Zahlungsmethode ändern</text:p>
          </table:table-cell>
          <table:table-cell table:style-name="ce151" office:value-type="string">
            <text:p>Changez de moyen de paiement</text:p>
          </table:table-cell>
          <table:table-cell table:style-name="ce152" office:value-type="string">
            <text:p>Cambia metodo di pagamento</text:p>
          </table:table-cell>
          <table:table-cell table:style-name="ce154" office:value-type="string">
            <text:p>支払い方法の変更</text:p>
          </table:table-cell>
          <table:table-cell table:style-name="ce157" office:value-type="string">
            <text:p>결제 방법 변경</text:p>
          </table:table-cell>
          <table:table-cell table:style-name="ce124" office:value-type="string">
            <text:p>更换支付方式</text:p>
          </table:table-cell>
          <table:table-cell table:style-name="ce124" office:value-type="string">
            <text:p>變更付款方式</text:p>
          </table:table-cell>
          <table:table-cell table:style-name="ce158" office:value-type="string">
            <text:p>Изменить метод оплаты</text:p>
          </table:table-cell>
          <table:table-cell table:style-name="ce121" office:value-type="string">
            <text:p>Zmiana sposobu płatności</text:p>
          </table:table-cell>
          <table:table-cell table:style-name="ce33" table:number-columns-repeated="242"/>
          <table:table-cell table:style-name="ce36" table:number-columns-repeated="767"/>
        </table:table-row>
        <table:table-row table:style-name="ro25">
          <table:table-cell table:style-name="ce36"/>
          <table:table-cell table:style-name="ce145" office:value-type="string">
            <text:p>IAB_PURCHASE_ITEM_PURCHASE_PENDING_TITLE</text:p>
          </table:table-cell>
          <table:table-cell table:style-name="ce121" office:value-type="string">
            <text:p>You have a pending transaction.</text:p>
          </table:table-cell>
          <table:table-cell table:style-name="ce121" office:value-type="string">
            <text:p>Tienes una transacción pendiente.</text:p>
          </table:table-cell>
          <table:table-cell table:style-name="ce124" office:value-type="string">
            <text:p>Você tem uma transação pendente.</text:p>
          </table:table-cell>
          <table:table-cell table:style-name="ce124" office:value-type="string">
            <text:p>Tens uma transacção pendente.</text:p>
          </table:table-cell>
          <table:table-cell table:style-name="ce129" office:value-type="string">
            <text:p>Es liegt eine ausstehende Transaktion vor.</text:p>
          </table:table-cell>
          <table:table-cell table:style-name="ce151" office:value-type="string">
            <text:p>Vous avez une transaction en cours.</text:p>
          </table:table-cell>
          <table:table-cell table:style-name="ce152" office:value-type="string">
            <text:p>Hai una transazione in corso.</text:p>
          </table:table-cell>
          <table:table-cell table:style-name="ce153" office:value-type="string">
            <text:p>処理が滞っている注文があります。</text:p>
          </table:table-cell>
          <table:table-cell table:style-name="ce157" office:value-type="string">
            <text:p>보류 중인 거래가 있습니다.</text:p>
          </table:table-cell>
          <table:table-cell table:style-name="ce124" office:value-type="string">
            <text:p>您有一项待定的交易。</text:p>
          </table:table-cell>
          <table:table-cell table:style-name="ce124" office:value-type="string">
            <text:p>您有一筆交易待完成。</text:p>
          </table:table-cell>
          <table:table-cell table:style-name="ce158" office:value-type="string">
            <text:p>У вас есть приостановленная транзакция.</text:p>
          </table:table-cell>
          <table:table-cell table:style-name="ce121" office:value-type="string">
            <text:p>Transakcja w toku.</text:p>
          </table:table-cell>
          <table:table-cell table:style-name="ce33" table:number-columns-repeated="242"/>
          <table:table-cell table:style-name="ce36" table:number-columns-repeated="767"/>
        </table:table-row>
        <table:table-row table:style-name="ro7">
          <table:table-cell table:style-name="ce36"/>
          <table:table-cell table:style-name="ce145" office:value-type="string">
            <text:p>IAB_PURCHASE_ITEM_PURCHASE_PENDING</text:p>
          </table:table-cell>
          <table:table-cell table:style-name="ce121" office:value-type="string">
            <text:p>We are waiting for Boku to validate your purchase. Once the purchase is complete, we will update your item list.</text:p>
          </table:table-cell>
          <table:table-cell table:style-name="ce121" office:value-type="string">
            <text:p>Estamos esperando la validación de compra de Boku. Tu lista de objetos se actualizará una vez completada la operación.</text:p>
          </table:table-cell>
          <table:table-cell table:style-name="ce124" office:value-type="string">
            <text:p>Estamos aguardando a validação da compra pela Boku. Assim que o processo for finalizado, sua lista de itens será atualizada.</text:p>
          </table:table-cell>
          <table:table-cell table:style-name="ce124" office:value-type="string">
            <text:p>Estamos a aguardar que o Boku valide a tua compra. Quando a compra for efectuada, actualizaremos a tua lista de objectos.</text:p>
          </table:table-cell>
          <table:table-cell table:style-name="ce129" office:value-type="string">
            <text:p>Wir warten auf eine Bestätigung deines Einkaufs durch Boku. Sobald der Einkauf abgeschlossen ist, wird deine Artikelliste aktualisiert.</text:p>
          </table:table-cell>
          <table:table-cell table:style-name="ce151" office:value-type="string">
            <text:p>Nous attendons que Boku valide votre achat. Une fois l\'achat effectué, nous mettrons votre liste d\'items à jour.</text:p>
          </table:table-cell>
          <table:table-cell table:style-name="ce152" office:value-type="string">
            <text:p>Stiamo aspettando che Boku convalidi l\'acquisto. Una volta che il processo d\'acquisto sarà stato completato, aggiorneremo la tua lista degli oggetti.</text:p>
          </table:table-cell>
          <table:table-cell table:style-name="ce154" office:value-type="string">
            <text:p>Boku<text:span text:style-name="T3">による確</text:span><text:span text:style-name="T3">認中です。購</text:span><text:span text:style-name="T3">入が完了次第</text:span><text:span text:style-name="T3">アイテムリス</text:span><text:span text:style-name="T3">トがアップデ</text:span><text:span text:style-name="T3">ートされます</text:span><text:span text:style-name="T3">。</text:span></text:p>
          </table:table-cell>
          <table:table-cell table:style-name="ce157" office:value-type="string">
            <text:p>Boku의 구매 승인을 기다리고 있습니다. 구매가 완료되면 아이템 목록이 업데이트됩니다.</text:p>
          </table:table-cell>
          <table:table-cell table:style-name="ce124" office:value-type="string">
            <text:p>我们正在等候Boku验证您的购买。一旦确认购买完成，我们将立即更新您的物品列表。</text:p>
          </table:table-cell>
          <table:table-cell table:style-name="ce124" office:value-type="string">
            <text:p>我們正在等候 Boku 確認您的訂單。完成訂購後，我們就會更新您的商品清單。</text:p>
          </table:table-cell>
          <table:table-cell table:style-name="ce101" office:value-type="string">
            <text:p>Ждем подтверждения покупки от Boku. Как только покупка будет завершена, мы обновим список ваших предметов.</text:p>
          </table:table-cell>
          <table:table-cell table:style-name="ce121" office:value-type="string">
            <text:p>Czekamy na potwierdzenie Twojego zakupu przez Boku. Po zakończeniu zakupu zaktualizujemy Twoją listę elementów.</text:p>
          </table:table-cell>
          <table:table-cell table:style-name="ce33" table:number-columns-repeated="242"/>
          <table:table-cell table:style-name="ce36" table:number-columns-repeated="767"/>
        </table:table-row>
        <table:table-row table:style-name="ro30">
          <table:table-cell table:style-name="ce36"/>
          <table:table-cell table:style-name="ce145" office:value-type="string">
            <text:p>IAB_PURCHASE_ITEM_PURCHASE_PENDING_SUCCESSFUL</text:p>
          </table:table-cell>
          <table:table-cell table:style-name="ce121" office:value-type="string">
            <text:p>Purchase successful.</text:p>
          </table:table-cell>
          <table:table-cell table:style-name="ce121" office:value-type="string">
            <text:p>Compra realizada con éxito.</text:p>
          </table:table-cell>
          <table:table-cell table:style-name="ce124" office:value-type="string">
            <text:p>Compra efetuada com sucesso.</text:p>
          </table:table-cell>
          <table:table-cell table:style-name="ce124" office:value-type="string">
            <text:p>Compra efectuada com sucesso.</text:p>
          </table:table-cell>
          <table:table-cell table:style-name="ce58" office:value-type="string">
            <text:p>Einkauf erfolgreich</text:p>
          </table:table-cell>
          <table:table-cell table:style-name="ce151" office:value-type="string">
            <text:p>Achat effectué.</text:p>
          </table:table-cell>
          <table:table-cell table:style-name="ce152" office:value-type="string">
            <text:p>Acquisto riuscito.</text:p>
          </table:table-cell>
          <table:table-cell table:style-name="ce154" office:value-type="string">
            <text:p>購入しました。</text:p>
          </table:table-cell>
          <table:table-cell table:style-name="ce157" office:value-type="string">
            <text:p>구매 성공.</text:p>
          </table:table-cell>
          <table:table-cell table:style-name="ce124" office:value-type="string">
            <text:p>购买成功。</text:p>
          </table:table-cell>
          <table:table-cell table:style-name="ce124" office:value-type="string">
            <text:p>購買成功。</text:p>
          </table:table-cell>
          <table:table-cell table:style-name="ce101" office:value-type="string">
            <text:p>Успешная покупка.</text:p>
          </table:table-cell>
          <table:table-cell table:style-name="ce121" office:value-type="string">
            <text:p>Zakup dokonany.</text:p>
          </table:table-cell>
          <table:table-cell table:style-name="ce33" table:number-columns-repeated="242"/>
          <table:table-cell table:style-name="ce36" table:number-columns-repeated="767"/>
        </table:table-row>
        <table:table-row table:style-name="ro30">
          <table:table-cell table:style-name="ce36"/>
          <table:table-cell table:style-name="ce145" office:value-type="string">
            <text:p>IAB_PURCHASE_ITEM_PURCHASE_PENDING_UNSUCCESSFUL</text:p>
          </table:table-cell>
          <table:table-cell table:style-name="ce121" office:value-type="string">
            <text:p>Purchase unsuccessful.</text:p>
          </table:table-cell>
          <table:table-cell table:style-name="ce121" office:value-type="string">
            <text:p>Fallo en la compra.</text:p>
          </table:table-cell>
          <table:table-cell table:number-columns-repeated="2" table:style-name="ce124" office:value-type="string">
            <text:p>Falha na compra.</text:p>
          </table:table-cell>
          <table:table-cell table:style-name="ce129" office:value-type="string">
            <text:p>Einkauf fehlgeschlagen</text:p>
          </table:table-cell>
          <table:table-cell table:style-name="ce151" office:value-type="string">
            <text:p>Échec de l\'achat.</text:p>
          </table:table-cell>
          <table:table-cell table:style-name="ce152" office:value-type="string">
            <text:p>Acquisto non riuscito.</text:p>
          </table:table-cell>
          <table:table-cell table:style-name="ce154" office:value-type="string">
            <text:p>購入できませんでした。</text:p>
          </table:table-cell>
          <table:table-cell table:style-name="ce157" office:value-type="string">
            <text:p>구매 실패.</text:p>
          </table:table-cell>
          <table:table-cell table:style-name="ce124" office:value-type="string">
            <text:p>购买失败。</text:p>
          </table:table-cell>
          <table:table-cell table:style-name="ce124" office:value-type="string">
            <text:p>購買失敗。</text:p>
          </table:table-cell>
          <table:table-cell table:style-name="ce158" office:value-type="string">
            <text:p>Покупка не удалась.</text:p>
          </table:table-cell>
          <table:table-cell table:style-name="ce121" office:value-type="string">
            <text:p>Zakup nieudany.</text:p>
          </table:table-cell>
          <table:table-cell table:style-name="ce33" table:number-columns-repeated="242"/>
          <table:table-cell table:style-name="ce36" table:number-columns-repeated="767"/>
        </table:table-row>
        <table:table-row table:style-name="ro17">
          <table:table-cell table:style-name="ce36"/>
          <table:table-cell table:style-name="ce145" office:value-type="string">
            <text:p>IAB_PURCHASE_TITLE</text:p>
          </table:table-cell>
          <table:table-cell table:style-name="ce121" office:value-type="string">
            <text:p>Purchase</text:p>
          </table:table-cell>
          <table:table-cell table:style-name="ce121" office:value-type="string">
            <text:p>Compra</text:p>
          </table:table-cell>
          <table:table-cell table:number-columns-repeated="2" table:style-name="ce124" office:value-type="string">
            <text:p>Compra</text:p>
          </table:table-cell>
          <table:table-cell table:style-name="ce129" office:value-type="string">
            <text:p>Kaufen</text:p>
          </table:table-cell>
          <table:table-cell table:style-name="ce151" office:value-type="string">
            <text:p>Achat</text:p>
          </table:table-cell>
          <table:table-cell table:style-name="ce152" office:value-type="string">
            <text:p>Acquisto</text:p>
          </table:table-cell>
          <table:table-cell table:style-name="ce154" office:value-type="string">
            <text:p>購入</text:p>
          </table:table-cell>
          <table:table-cell table:style-name="ce157" office:value-type="string">
            <text:p>구매</text:p>
          </table:table-cell>
          <table:table-cell table:style-name="ce124" office:value-type="string">
            <text:p>购买</text:p>
          </table:table-cell>
          <table:table-cell table:style-name="ce124" office:value-type="string">
            <text:p>購買</text:p>
          </table:table-cell>
          <table:table-cell table:style-name="ce158" office:value-type="string">
            <text:p>Купить</text:p>
          </table:table-cell>
          <table:table-cell table:style-name="ce121" office:value-type="string">
            <text:p>Kup</text:p>
          </table:table-cell>
          <table:table-cell table:style-name="ce33" table:number-columns-repeated="242"/>
          <table:table-cell table:style-name="ce36" table:number-columns-repeated="767"/>
        </table:table-row>
        <table:table-row table:style-name="ro27">
          <table:table-cell table:style-name="ce36"/>
          <table:table-cell table:style-name="ce145" office:value-type="string">
            <text:p>IAB_PURCHASE_PAY_FOR_THIS_WITH</text:p>
          </table:table-cell>
          <table:table-cell table:style-name="ce121" office:value-type="string">
            <text:p>Pay for this with</text:p>
          </table:table-cell>
          <table:table-cell table:style-name="ce121" office:value-type="string">
            <text:p>Elegir método de pago</text:p>
          </table:table-cell>
          <table:table-cell table:number-columns-repeated="2" table:style-name="ce124" office:value-type="string">
            <text:p>Pagar com</text:p>
          </table:table-cell>
          <table:table-cell table:style-name="ce129" office:value-type="string">
            <text:p>Zahlen mit</text:p>
          </table:table-cell>
          <table:table-cell table:style-name="ce151" office:value-type="string">
            <text:p>Choisissez votre moyen de paiement</text:p>
          </table:table-cell>
          <table:table-cell table:style-name="ce152" office:value-type="string">
            <text:p>Cambia il metodo di pagamento</text:p>
          </table:table-cell>
          <table:table-cell table:style-name="ce154" office:value-type="string">
            <text:p>支払い方法をお選びください。</text:p>
          </table:table-cell>
          <table:table-cell table:style-name="ce157" office:value-type="string">
            <text:p>결제 방법 선택</text:p>
          </table:table-cell>
          <table:table-cell table:style-name="ce124" office:value-type="string">
            <text:p>选择您的支付方式</text:p>
          </table:table-cell>
          <table:table-cell table:style-name="ce124" office:value-type="string">
            <text:p>付款使用</text:p>
          </table:table-cell>
          <table:table-cell table:style-name="ce158" office:value-type="string">
            <text:p>Оплатить это с помощью</text:p>
          </table:table-cell>
          <table:table-cell table:style-name="ce121" office:value-type="string">
            <text:p>Zapłać za pomocą</text:p>
          </table:table-cell>
          <table:table-cell table:style-name="ce33" table:number-columns-repeated="242"/>
          <table:table-cell table:style-name="ce36" table:number-columns-repeated="767"/>
        </table:table-row>
        <table:table-row table:style-name="ro25">
          <table:table-cell table:style-name="ce36"/>
          <table:table-cell table:style-name="ce145" office:value-type="string">
            <text:p>IAB_PURCHASE_CHOOSE_PAYMENT_METHOD</text:p>
          </table:table-cell>
          <table:table-cell table:style-name="ce121" office:value-type="string">
            <text:p>Choose your payment method</text:p>
          </table:table-cell>
          <table:table-cell table:style-name="ce121" office:value-type="string">
            <text:p>Elegir método de pago</text:p>
          </table:table-cell>
          <table:table-cell table:style-name="ce124" office:value-type="string">
            <text:p>Selecione o método de pagamento</text:p>
          </table:table-cell>
          <table:table-cell table:style-name="ce124" office:value-type="string">
            <text:p>Seleccionar o teu método de pagamento</text:p>
          </table:table-cell>
          <table:table-cell table:style-name="ce129" office:value-type="string">
            <text:p>Zahlungsmethode wählen</text:p>
          </table:table-cell>
          <table:table-cell table:style-name="ce151" office:value-type="string">
            <text:p>Choisissez votre moyen de paiement</text:p>
          </table:table-cell>
          <table:table-cell table:style-name="ce152" office:value-type="string">
            <text:p>Cambia il metodo di pagamento</text:p>
          </table:table-cell>
          <table:table-cell table:style-name="ce155" office:value-type="string">
            <text:p>支払い方法を選択</text:p>
          </table:table-cell>
          <table:table-cell table:style-name="ce157" office:value-type="string">
            <text:p>결제 방법 선택</text:p>
          </table:table-cell>
          <table:table-cell table:style-name="ce124" office:value-type="string">
            <text:p>选择您的支付方式</text:p>
          </table:table-cell>
          <table:table-cell table:style-name="ce124" office:value-type="string">
            <text:p>選擇您的付款方式</text:p>
          </table:table-cell>
          <table:table-cell table:style-name="ce158" office:value-type="string">
            <text:p>Выберите метод оплаты.</text:p>
          </table:table-cell>
          <table:table-cell table:style-name="ce121" office:value-type="string">
            <text:p>Wybierz sposób płatności</text:p>
          </table:table-cell>
          <table:table-cell table:style-name="ce33" table:number-columns-repeated="242"/>
          <table:table-cell table:style-name="ce36" table:number-columns-repeated="767"/>
        </table:table-row>
        <table:table-row table:style-name="ro25">
          <table:table-cell table:style-name="ce36"/>
          <table:table-cell table:style-name="ce145" office:value-type="string">
            <text:p>IAB_PURCHASE_CHANGE_PAYMENT_METHOD</text:p>
          </table:table-cell>
          <table:table-cell table:style-name="ce121" office:value-type="string">
            <text:p>Change payment method</text:p>
          </table:table-cell>
          <table:table-cell table:style-name="ce121" office:value-type="string">
            <text:p>Cambiar método de pago</text:p>
          </table:table-cell>
          <table:table-cell table:style-name="ce124" office:value-type="string">
            <text:p>Modificar método de pagamento</text:p>
          </table:table-cell>
          <table:table-cell table:style-name="ce124" office:value-type="string">
            <text:p>Alterar método de pagamento</text:p>
          </table:table-cell>
          <table:table-cell table:style-name="ce129" office:value-type="string">
            <text:p>Zahlungsmethode ändern</text:p>
          </table:table-cell>
          <table:table-cell table:style-name="ce151" office:value-type="string">
            <text:p>Changez de moyen de paiement</text:p>
          </table:table-cell>
          <table:table-cell table:style-name="ce152" office:value-type="string">
            <text:p>Cambia metodo di pagamento</text:p>
          </table:table-cell>
          <table:table-cell table:style-name="ce154" office:value-type="string">
            <text:p>支払い方法を変更する</text:p>
          </table:table-cell>
          <table:table-cell table:style-name="ce157" office:value-type="string">
            <text:p>결제 방법 변경</text:p>
          </table:table-cell>
          <table:table-cell table:style-name="ce124" office:value-type="string">
            <text:p>更换支付方式</text:p>
          </table:table-cell>
          <table:table-cell table:style-name="ce124" office:value-type="string">
            <text:p>變更付款方式</text:p>
          </table:table-cell>
          <table:table-cell table:style-name="ce158" office:value-type="string">
            <text:p>Изменить метод оплаты</text:p>
          </table:table-cell>
          <table:table-cell table:style-name="ce121" office:value-type="string">
            <text:p>Zmień sposób płatności</text:p>
          </table:table-cell>
          <table:table-cell table:style-name="ce33" table:number-columns-repeated="242"/>
          <table:table-cell table:style-name="ce36" table:number-columns-repeated="767"/>
        </table:table-row>
        <table:table-row table:style-name="ro27">
          <table:table-cell table:style-name="ce36"/>
          <table:table-cell table:style-name="ce145" office:value-type="string">
            <text:p>IAB_PURCHASE_ITEM_CREDIT_CARD</text:p>
          </table:table-cell>
          <table:table-cell table:style-name="ce121" office:value-type="string">
            <text:p>Credit Card</text:p>
          </table:table-cell>
          <table:table-cell table:style-name="ce121" office:value-type="string">
            <text:p>Tarjeta de crédito</text:p>
          </table:table-cell>
          <table:table-cell table:number-columns-repeated="2" table:style-name="ce124" office:value-type="string">
            <text:p>Cartão de crédito</text:p>
          </table:table-cell>
          <table:table-cell table:style-name="ce129" office:value-type="string">
            <text:p>Kreditkarte</text:p>
          </table:table-cell>
          <table:table-cell table:style-name="ce151" office:value-type="string">
            <text:p>Carte de crédit</text:p>
          </table:table-cell>
          <table:table-cell table:style-name="ce152" office:value-type="string">
            <text:p>Carta di credito</text:p>
          </table:table-cell>
          <table:table-cell table:style-name="ce154" office:value-type="string">
            <text:p>クレジットカード</text:p>
          </table:table-cell>
          <table:table-cell table:style-name="ce157" office:value-type="string">
            <text:p>신용 카드</text:p>
          </table:table-cell>
          <table:table-cell table:number-columns-repeated="2" table:style-name="ce124" office:value-type="string">
            <text:p>信用卡</text:p>
          </table:table-cell>
          <table:table-cell table:style-name="ce158" office:value-type="string">
            <text:p>Кредитная карта</text:p>
          </table:table-cell>
          <table:table-cell table:style-name="ce121" office:value-type="string">
            <text:p>Karta kredytowa</text:p>
          </table:table-cell>
          <table:table-cell table:style-name="ce33" table:number-columns-repeated="242"/>
          <table:table-cell table:style-name="ce36" table:number-columns-repeated="767"/>
        </table:table-row>
        <table:table-row table:style-name="ro27">
          <table:table-cell table:style-name="ce36"/>
          <table:table-cell table:style-name="ce145" office:value-type="string">
            <text:p>IAB_PURCHASE_ITEM_ACCOUNT</text:p>
          </table:table-cell>
          <table:table-cell table:style-name="ce121" office:value-type="string">
            <text:p>GAMELOFT ACCOUNT</text:p>
          </table:table-cell>
          <table:table-cell table:style-name="ce121" office:value-type="string">
            <text:p>CUENTA DE GAMELOFT</text:p>
          </table:table-cell>
          <table:table-cell table:number-columns-repeated="2" table:style-name="ce124" office:value-type="string">
            <text:p>CONTA GAMELOFT</text:p>
          </table:table-cell>
          <table:table-cell table:style-name="ce129" office:value-type="string">
            <text:p>GAMELOFT-KONTO</text:p>
          </table:table-cell>
          <table:table-cell table:style-name="ce151" office:value-type="string">
            <text:p>COMPTE GAMELOFT</text:p>
          </table:table-cell>
          <table:table-cell table:style-name="ce152" office:value-type="string">
            <text:p>ACCOUNT GAMELOFT</text:p>
          </table:table-cell>
          <table:table-cell table:style-name="ce154" office:value-type="string">
            <text:p>ゲームロフトアカウント</text:p>
          </table:table-cell>
          <table:table-cell table:style-name="ce157" office:value-type="string">
            <text:p>GAMELOFT 계정</text:p>
          </table:table-cell>
          <table:table-cell table:style-name="ce124" office:value-type="string">
            <text:p>GAMELOFT账号</text:p>
          </table:table-cell>
          <table:table-cell table:style-name="ce124" office:value-type="string">
            <text:p>Gameloft 帳戶</text:p>
          </table:table-cell>
          <table:table-cell table:style-name="ce158" office:value-type="string">
            <text:p>УЧ. ЗАПИСЬ GAMELOFT</text:p>
          </table:table-cell>
          <table:table-cell table:style-name="ce121" office:value-type="string">
            <text:p>KONTO GAMELOFT</text:p>
          </table:table-cell>
          <table:table-cell table:style-name="ce33" table:number-columns-repeated="242"/>
          <table:table-cell table:style-name="ce36" table:number-columns-repeated="767"/>
        </table:table-row>
        <table:table-row table:style-name="ro25">
          <table:table-cell table:style-name="ce36"/>
          <table:table-cell table:style-name="ce145" office:value-type="string">
            <text:p>IAB_PURCHASE_ITEM_ADD_NEW_CREDIT_CARD</text:p>
          </table:table-cell>
          <table:table-cell table:style-name="ce121" office:value-type="string">
            <text:p>Add a new credit card</text:p>
          </table:table-cell>
          <table:table-cell table:style-name="ce121" office:value-type="string">
            <text:p>Añadir tarjeta de crédito</text:p>
          </table:table-cell>
          <table:table-cell table:style-name="ce124" office:value-type="string">
            <text:p>Adicionar novo cartão de crédito</text:p>
          </table:table-cell>
          <table:table-cell table:style-name="ce124" office:value-type="string">
            <text:p>Adicionar um novo cartão de crédito</text:p>
          </table:table-cell>
          <table:table-cell table:style-name="ce129" office:value-type="string">
            <text:p>Neue Kreditkarte hinzufügen</text:p>
          </table:table-cell>
          <table:table-cell table:style-name="ce151" office:value-type="string">
            <text:p>Ajoutez une nouvelle carte de crédit</text:p>
          </table:table-cell>
          <table:table-cell table:style-name="ce152" office:value-type="string">
            <text:p>Aggiungi una nuova carta di credito</text:p>
          </table:table-cell>
          <table:table-cell table:style-name="ce154" office:value-type="string">
            <text:p>新しいクレジットカードを追加する</text:p>
          </table:table-cell>
          <table:table-cell table:style-name="ce157" office:value-type="string">
            <text:p>새로운 신용 카드를 추가하세요.</text:p>
          </table:table-cell>
          <table:table-cell table:style-name="ce124" office:value-type="string">
            <text:p>添加一张新信用卡</text:p>
          </table:table-cell>
          <table:table-cell table:style-name="ce124" office:value-type="string">
            <text:p>新增信用卡</text:p>
          </table:table-cell>
          <table:table-cell table:style-name="ce158" office:value-type="string">
            <text:p>Добавить кредитную карту</text:p>
          </table:table-cell>
          <table:table-cell table:style-name="ce121" office:value-type="string">
            <text:p>Dodaj nową kartę kredytową</text:p>
          </table:table-cell>
          <table:table-cell table:style-name="ce33" table:number-columns-repeated="242"/>
          <table:table-cell table:style-name="ce36" table:number-columns-repeated="767"/>
        </table:table-row>
        <table:table-row table:style-name="ro27">
          <table:table-cell table:style-name="ce36"/>
          <table:table-cell table:style-name="ce145" office:value-type="string">
            <text:p>IAB_PURCHASE_ITEM_INFO</text:p>
          </table:table-cell>
          <table:table-cell table:style-name="ce121" office:value-type="string">
            <text:p>{ITEM} for {PRICE}.</text:p>
          </table:table-cell>
          <table:table-cell table:style-name="ce121" office:value-type="string">
            <text:p>{ITEM} por {PRICE}</text:p>
          </table:table-cell>
          <table:table-cell table:number-columns-repeated="2" table:style-name="ce124" office:value-type="string">
            <text:p>{ITEM} por {PRICE}.</text:p>
          </table:table-cell>
          <table:table-cell table:style-name="ce129" office:value-type="string">
            <text:p>{ITEM} für {PRICE}</text:p>
          </table:table-cell>
          <table:table-cell table:style-name="ce151" office:value-type="string">
            <text:p>{ITEM} pour {PRICE}.</text:p>
          </table:table-cell>
          <table:table-cell table:style-name="ce152" office:value-type="string">
            <text:p>{ITEM} a {PRICE}.</text:p>
          </table:table-cell>
          <table:table-cell table:style-name="ce154" office:value-type="string">
            <text:p>{ITEM}：{PRICE}</text:p>
          </table:table-cell>
          <table:table-cell table:style-name="ce157" office:value-type="string">
            <text:p>{ITEM}: {PRICE}</text:p>
          </table:table-cell>
          <table:table-cell table:style-name="ce124" office:value-type="string">
            <text:p>{ITEM} 单价{PRICE}。</text:p>
          </table:table-cell>
          <table:table-cell table:style-name="ce124" office:value-type="string">
            <text:p>{ITEM} 價格為 {PRICE}。</text:p>
          </table:table-cell>
          <table:table-cell table:style-name="ce158" office:value-type="string">
            <text:p>{ITEM} за {PRICE}.</text:p>
          </table:table-cell>
          <table:table-cell table:style-name="ce121" office:value-type="string">
            <text:p>{ITEM} za {PRICE}.</text:p>
          </table:table-cell>
          <table:table-cell table:style-name="ce33" table:number-columns-repeated="242"/>
          <table:table-cell table:style-name="ce36" table:number-columns-repeated="767"/>
        </table:table-row>
        <table:table-row table:style-name="ro27">
          <table:table-cell table:style-name="ce36"/>
          <table:table-cell table:style-name="ce145" office:value-type="string">
            <text:p>IAB_PURCHASE_ITEM_TOTAL</text:p>
          </table:table-cell>
          <table:table-cell table:number-columns-repeated="2" table:style-name="ce121" office:value-type="string">
            <text:p>Total: </text:p>
          </table:table-cell>
          <table:table-cell table:number-columns-repeated="2" table:style-name="ce124" office:value-type="string">
            <text:p>Total:</text:p>
          </table:table-cell>
          <table:table-cell table:style-name="ce129" office:value-type="string">
            <text:p>Gesamtbetrag: </text:p>
          </table:table-cell>
          <table:table-cell table:style-name="ce151" office:value-type="string">
            <text:p>Total: </text:p>
          </table:table-cell>
          <table:table-cell table:style-name="ce152" office:value-type="string">
            <text:p>Totale: </text:p>
          </table:table-cell>
          <table:table-cell table:style-name="ce154" office:value-type="string">
            <text:p>総額： </text:p>
          </table:table-cell>
          <table:table-cell table:style-name="ce157" office:value-type="string">
            <text:p>합계: </text:p>
          </table:table-cell>
          <table:table-cell table:style-name="ce124" office:value-type="string">
            <text:p>总计： </text:p>
          </table:table-cell>
          <table:table-cell table:style-name="ce124" office:value-type="string">
            <text:p>總計： </text:p>
          </table:table-cell>
          <table:table-cell table:style-name="ce158" office:value-type="string">
            <text:p>Всего:</text:p>
          </table:table-cell>
          <table:table-cell table:style-name="ce121" office:value-type="string">
            <text:p>Suma:</text:p>
          </table:table-cell>
          <table:table-cell table:style-name="ce33" table:number-columns-repeated="242"/>
          <table:table-cell table:style-name="ce36" table:number-columns-repeated="767"/>
        </table:table-row>
        <table:table-row table:style-name="ro27">
          <table:table-cell table:style-name="ce36"/>
          <table:table-cell table:style-name="ce145" office:value-type="string">
            <text:p>IAB_PURCHASE_ITEM_PHONE_BILLL</text:p>
          </table:table-cell>
          <table:table-cell table:style-name="ce121" office:value-type="string">
            <text:p>Phone Bill</text:p>
          </table:table-cell>
          <table:table-cell table:style-name="ce121" office:value-type="string">
            <text:p>Factura telefónica</text:p>
          </table:table-cell>
          <table:table-cell table:style-name="ce124" office:value-type="string">
            <text:p>Conta de telefone</text:p>
          </table:table-cell>
          <table:table-cell table:style-name="ce124" office:value-type="string">
            <text:p>Factura telefónica</text:p>
          </table:table-cell>
          <table:table-cell table:style-name="ce129" office:value-type="string">
            <text:p>Handyrechnung</text:p>
          </table:table-cell>
          <table:table-cell table:style-name="ce151" office:value-type="string">
            <text:p>Facture téléphonique</text:p>
          </table:table-cell>
          <table:table-cell table:style-name="ce152" office:value-type="string">
            <text:p>Bolletta del telefono</text:p>
          </table:table-cell>
          <table:table-cell table:style-name="ce154" office:value-type="string">
            <text:p>携帯電話料金</text:p>
          </table:table-cell>
          <table:table-cell table:style-name="ce157" office:value-type="string">
            <text:p>전화 요금 고지서</text:p>
          </table:table-cell>
          <table:table-cell table:style-name="ce124" office:value-type="string">
            <text:p>电话账单</text:p>
          </table:table-cell>
          <table:table-cell table:style-name="ce124" office:value-type="string">
            <text:p>電話帳單</text:p>
          </table:table-cell>
          <table:table-cell table:style-name="ce158" office:value-type="string">
            <text:p>Через оператора</text:p>
          </table:table-cell>
          <table:table-cell table:style-name="ce121" office:value-type="string">
            <text:p>Rachunek telefoniczny</text:p>
          </table:table-cell>
          <table:table-cell table:style-name="ce33" table:number-columns-repeated="242"/>
          <table:table-cell table:style-name="ce36" table:number-columns-repeated="767"/>
        </table:table-row>
        <table:table-row table:style-name="ro17">
          <table:table-cell table:style-name="ce36"/>
          <table:table-cell table:style-name="ce145" office:value-type="string">
            <text:p>IAB_SKB_CONFIRM</text:p>
          </table:table-cell>
          <table:table-cell table:style-name="ce121" office:value-type="string">
            <text:p>Confirm</text:p>
          </table:table-cell>
          <table:table-cell table:style-name="ce121" office:value-type="string">
            <text:p>Confirmar</text:p>
          </table:table-cell>
          <table:table-cell table:number-columns-repeated="2" table:style-name="ce124" office:value-type="string">
            <text:p>Confirmar</text:p>
          </table:table-cell>
          <table:table-cell table:style-name="ce129" office:value-type="string">
            <text:p>Bestätigen</text:p>
          </table:table-cell>
          <table:table-cell table:style-name="ce151" office:value-type="string">
            <text:p>Confirmer</text:p>
          </table:table-cell>
          <table:table-cell table:style-name="ce152" office:value-type="string">
            <text:p>Conferma</text:p>
          </table:table-cell>
          <table:table-cell table:style-name="ce154" office:value-type="string">
            <text:p>決定</text:p>
          </table:table-cell>
          <table:table-cell table:style-name="ce157" office:value-type="string">
            <text:p>확인</text:p>
          </table:table-cell>
          <table:table-cell table:style-name="ce124" office:value-type="string">
            <text:p>确认</text:p>
          </table:table-cell>
          <table:table-cell table:style-name="ce124" office:value-type="string">
            <text:p>確認</text:p>
          </table:table-cell>
          <table:table-cell table:style-name="ce158" office:value-type="string">
            <text:p>Подтвердить</text:p>
          </table:table-cell>
          <table:table-cell table:style-name="ce121" office:value-type="string">
            <text:p>Potwierdź</text:p>
          </table:table-cell>
          <table:table-cell table:style-name="ce33" table:number-columns-repeated="242"/>
          <table:table-cell table:style-name="ce36" table:number-columns-repeated="767"/>
        </table:table-row>
        <table:table-row table:style-name="ro21">
          <table:table-cell table:style-name="ce36"/>
          <table:table-cell table:style-name="ce145" office:value-type="string">
            <text:p>IAB_NETWORK_ERROR</text:p>
          </table:table-cell>
          <table:table-cell table:style-name="ce121" office:value-type="string">
            <text:p>Unable to retrieve a valid content profile for your operator.</text:p>
          </table:table-cell>
          <table:table-cell table:style-name="ce121" office:value-type="string">
            <text:p>No hemos podido recuperar un perfil válido para tu operador.</text:p>
          </table:table-cell>
          <table:table-cell table:style-name="ce124" office:value-type="string">
            <text:p>Não foi possível recuperar o conteúdo do perfil válido da sua operadora.</text:p>
          </table:table-cell>
          <table:table-cell table:style-name="ce124" office:value-type="string">
            <text:p>Foi impossível recuperar um perfil de conteúdos válido para o teu operador.</text:p>
          </table:table-cell>
          <table:table-cell table:style-name="ce129" office:value-type="string">
            <text:p>Es konnte kein gültiges Inhaltsprofil deines Anbieters abgerufen werden.</text:p>
          </table:table-cell>
          <table:table-cell table:style-name="ce151" office:value-type="string">
            <text:p>Impossible de récupérer un profil de contenu valide de votre opérateur.</text:p>
          </table:table-cell>
          <table:table-cell table:style-name="ce152" office:value-type="string">
            <text:p>Impossibile rilevare un profilo del contenuto valido per il tuo operatore.</text:p>
          </table:table-cell>
          <table:table-cell table:style-name="ce154" office:value-type="string">
            <text:p>現在、サーバーに接続できません。ご契約内容と、お持ちの携帯電話のネットワーク接続状況をご確認ください。</text:p>
          </table:table-cell>
          <table:table-cell table:style-name="ce157" office:value-type="string">
            <text:p>유효한 콘텐츠 프로필을 가져올 수 없습니다. </text:p>
          </table:table-cell>
          <table:table-cell table:style-name="ce124" office:value-type="string">
            <text:p>无法检索到有关您运营商的有效内容简介。</text:p>
          </table:table-cell>
          <table:table-cell table:style-name="ce124" office:value-type="string">
            <text:p>無法自電信業者獲取您的有效個人檔案</text:p>
          </table:table-cell>
          <table:table-cell table:style-name="ce158" office:value-type="string">
            <text:p>Не удалось получить правильный список контента от вашего оператора.</text:p>
          </table:table-cell>
          <table:table-cell table:style-name="ce121" office:value-type="string">
            <text:p>Nie udało się uzyskać ważnego profilu zawartości dla Twojego operatora.</text:p>
          </table:table-cell>
          <table:table-cell table:style-name="ce33" table:number-columns-repeated="242"/>
          <table:table-cell table:style-name="ce36" table:number-columns-repeated="767"/>
        </table:table-row>
        <table:table-row table:style-name="ro26">
          <table:table-cell table:style-name="ce36"/>
          <table:table-cell table:style-name="ce145" office:value-type="string">
            <text:p>IAB_SKB_TCS</text:p>
          </table:table-cell>
          <table:table-cell table:style-name="ce121" office:value-type="string">
            <text:p>Terms and Conditions</text:p>
          </table:table-cell>
          <table:table-cell table:style-name="ce121" office:value-type="string">
            <text:p>Términos y condiciones</text:p>
          </table:table-cell>
          <table:table-cell table:style-name="ce124" office:value-type="string">
            <text:p>Temos e Condições</text:p>
          </table:table-cell>
          <table:table-cell table:style-name="ce124" office:value-type="string">
            <text:p>Termos e condições</text:p>
          </table:table-cell>
          <table:table-cell table:style-name="ce129" office:value-type="string">
            <text:p>Allgemeine Geschäftsbedingungen</text:p>
          </table:table-cell>
          <table:table-cell table:style-name="ce151" office:value-type="string">
            <text:p>Conditions générales</text:p>
          </table:table-cell>
          <table:table-cell table:style-name="ce152" office:value-type="string">
            <text:p>Termini e condizioni</text:p>
          </table:table-cell>
          <table:table-cell table:style-name="ce154" office:value-type="string">
            <text:p>利用規約</text:p>
          </table:table-cell>
          <table:table-cell table:style-name="ce157" office:value-type="string">
            <text:p>사용 약관</text:p>
          </table:table-cell>
          <table:table-cell table:style-name="ce124" office:value-type="string">
            <text:p>条款和条件</text:p>
          </table:table-cell>
          <table:table-cell table:style-name="ce124" office:value-type="string">
            <text:p>服務條款</text:p>
          </table:table-cell>
          <table:table-cell table:style-name="ce158" office:value-type="string">
            <text:p>Пользовательское соглашение</text:p>
          </table:table-cell>
          <table:table-cell table:style-name="ce121" office:value-type="string">
            <text:p>Warunki i zasady</text:p>
          </table:table-cell>
          <table:table-cell table:style-name="ce33" table:number-columns-repeated="242"/>
          <table:table-cell table:style-name="ce36" table:number-columns-repeated="767"/>
        </table:table-row>
        <table:table-row table:style-name="ro17">
          <table:table-cell table:style-name="ce36"/>
          <table:table-cell table:style-name="ce145" office:value-type="string">
            <text:p>IAB_SKB_CANCEL</text:p>
          </table:table-cell>
          <table:table-cell table:style-name="ce121" office:value-type="string">
            <text:p>Cancel</text:p>
          </table:table-cell>
          <table:table-cell table:style-name="ce121" office:value-type="string">
            <text:p>Cancelar</text:p>
          </table:table-cell>
          <table:table-cell table:number-columns-repeated="2" table:style-name="ce124" office:value-type="string">
            <text:p>Cancelar</text:p>
          </table:table-cell>
          <table:table-cell table:style-name="ce129" office:value-type="string">
            <text:p>Abbrechen</text:p>
          </table:table-cell>
          <table:table-cell table:style-name="ce151" office:value-type="string">
            <text:p>Annuler</text:p>
          </table:table-cell>
          <table:table-cell table:style-name="ce152" office:value-type="string">
            <text:p>Annulla</text:p>
          </table:table-cell>
          <table:table-cell table:style-name="ce154" office:value-type="string">
            <text:p>キャンセル</text:p>
          </table:table-cell>
          <table:table-cell table:style-name="ce157" office:value-type="string">
            <text:p>취소</text:p>
          </table:table-cell>
          <table:table-cell table:number-columns-repeated="2" table:style-name="ce124" office:value-type="string">
            <text:p>取消</text:p>
          </table:table-cell>
          <table:table-cell table:style-name="ce158" office:value-type="string">
            <text:p>Отмена</text:p>
          </table:table-cell>
          <table:table-cell table:style-name="ce121" office:value-type="string">
            <text:p>Anuluj</text:p>
          </table:table-cell>
          <table:table-cell table:style-name="ce33" table:number-columns-repeated="242"/>
          <table:table-cell table:style-name="ce36" table:number-columns-repeated="767"/>
        </table:table-row>
        <table:table-row table:style-name="ro17">
          <table:table-cell table:style-name="ce36"/>
          <table:table-cell table:style-name="ce145" office:value-type="string">
            <text:p>IAB_SKB_RETRY</text:p>
          </table:table-cell>
          <table:table-cell table:style-name="ce121" office:value-type="string">
            <text:p>Retry</text:p>
          </table:table-cell>
          <table:table-cell table:style-name="ce121" office:value-type="string">
            <text:p>Reintentar</text:p>
          </table:table-cell>
          <table:table-cell table:style-name="ce124" office:value-type="string">
            <text:p>Tentar de novo</text:p>
          </table:table-cell>
          <table:table-cell table:style-name="ce124" office:value-type="string">
            <text:p>Tentar novamente</text:p>
          </table:table-cell>
          <table:table-cell table:style-name="ce129" office:value-type="string">
            <text:p>Wiederholen</text:p>
          </table:table-cell>
          <table:table-cell table:style-name="ce151" office:value-type="string">
            <text:p>Réessayer</text:p>
          </table:table-cell>
          <table:table-cell table:style-name="ce152" office:value-type="string">
            <text:p>Riprova</text:p>
          </table:table-cell>
          <table:table-cell table:style-name="ce154" office:value-type="string">
            <text:p>リトライ</text:p>
          </table:table-cell>
          <table:table-cell table:style-name="ce157" office:value-type="string">
            <text:p>재시도</text:p>
          </table:table-cell>
          <table:table-cell table:style-name="ce124" office:value-type="string">
            <text:p>重试</text:p>
          </table:table-cell>
          <table:table-cell table:style-name="ce124" office:value-type="string">
            <text:p>重試</text:p>
          </table:table-cell>
          <table:table-cell table:style-name="ce158" office:value-type="string">
            <text:p>Повтор</text:p>
          </table:table-cell>
          <table:table-cell table:style-name="ce121" office:value-type="string">
            <text:p>Ponów</text:p>
          </table:table-cell>
          <table:table-cell table:style-name="ce33" table:number-columns-repeated="242"/>
          <table:table-cell table:style-name="ce36" table:number-columns-repeated="767"/>
        </table:table-row>
        <table:table-row table:style-name="ro17">
          <table:table-cell table:style-name="ce36"/>
          <table:table-cell table:style-name="ce145" office:value-type="string">
            <text:p>IAB_SKB_EXIT</text:p>
          </table:table-cell>
          <table:table-cell table:number-columns-repeated="2" table:style-name="ce121" office:value-type="string">
            <text:p>X</text:p>
          </table:table-cell>
          <table:table-cell table:number-columns-repeated="2" table:style-name="ce124" office:value-type="string">
            <text:p>X</text:p>
          </table:table-cell>
          <table:table-cell table:style-name="ce129" office:value-type="string">
            <text:p>X</text:p>
          </table:table-cell>
          <table:table-cell table:style-name="ce151" office:value-type="string">
            <text:p>X</text:p>
          </table:table-cell>
          <table:table-cell table:style-name="ce152" office:value-type="string">
            <text:p>X</text:p>
          </table:table-cell>
          <table:table-cell table:style-name="ce154" office:value-type="string">
            <text:p>X</text:p>
          </table:table-cell>
          <table:table-cell table:style-name="ce157" office:value-type="string">
            <text:p>X</text:p>
          </table:table-cell>
          <table:table-cell table:style-name="ce124" office:value-type="string">
            <text:p>X</text:p>
          </table:table-cell>
          <table:table-cell table:style-name="ce124" office:value-type="string">
            <text:p>結束</text:p>
          </table:table-cell>
          <table:table-cell table:style-name="ce158" office:value-type="string">
            <text:p>X</text:p>
          </table:table-cell>
          <table:table-cell table:style-name="ce121" office:value-type="string">
            <text:p>X</text:p>
          </table:table-cell>
          <table:table-cell table:style-name="ce33" table:number-columns-repeated="242"/>
          <table:table-cell table:style-name="ce36" table:number-columns-repeated="767"/>
        </table:table-row>
        <table:table-row table:style-name="ro17">
          <table:table-cell table:style-name="ce36"/>
          <table:table-cell table:style-name="ce145" office:value-type="string">
            <text:p>IAB_SKB_LOGIN</text:p>
          </table:table-cell>
          <table:table-cell table:style-name="ce121" office:value-type="string">
            <text:p>Login</text:p>
          </table:table-cell>
          <table:table-cell table:style-name="ce121" office:value-type="string">
            <text:p>Conectar</text:p>
          </table:table-cell>
          <table:table-cell table:style-name="ce124" office:value-type="string">
            <text:p>Entrar</text:p>
          </table:table-cell>
          <table:table-cell table:style-name="ce124" office:value-type="string">
            <text:p>Login</text:p>
          </table:table-cell>
          <table:table-cell table:style-name="ce129" office:value-type="string">
            <text:p>Anmeldung</text:p>
          </table:table-cell>
          <table:table-cell table:style-name="ce151" office:value-type="string">
            <text:p>Se connecter</text:p>
          </table:table-cell>
          <table:table-cell table:style-name="ce152" office:value-type="string">
            <text:p>Accedi</text:p>
          </table:table-cell>
          <table:table-cell table:style-name="ce154" office:value-type="string">
            <text:p>ログイン</text:p>
          </table:table-cell>
          <table:table-cell table:style-name="ce157" office:value-type="string">
            <text:p>로그인</text:p>
          </table:table-cell>
          <table:table-cell table:style-name="ce124" office:value-type="string">
            <text:p>登录</text:p>
          </table:table-cell>
          <table:table-cell table:style-name="ce124" office:value-type="string">
            <text:p>登入</text:p>
          </table:table-cell>
          <table:table-cell table:style-name="ce158" office:value-type="string">
            <text:p>Войти</text:p>
          </table:table-cell>
          <table:table-cell table:style-name="ce121" office:value-type="string">
            <text:p>Login</text:p>
          </table:table-cell>
          <table:table-cell table:style-name="ce33" table:number-columns-repeated="242"/>
          <table:table-cell table:style-name="ce36" table:number-columns-repeated="767"/>
        </table:table-row>
        <table:table-row table:style-name="ro17">
          <table:table-cell table:style-name="ce36"/>
          <table:table-cell table:style-name="ce145" office:value-type="string">
            <text:p>IAB_SKB_YES</text:p>
          </table:table-cell>
          <table:table-cell table:style-name="ce121" office:value-type="string">
            <text:p>Yes</text:p>
          </table:table-cell>
          <table:table-cell table:style-name="ce121" office:value-type="string">
            <text:p>Si</text:p>
          </table:table-cell>
          <table:table-cell table:number-columns-repeated="2" table:style-name="ce124" office:value-type="string">
            <text:p>Sim</text:p>
          </table:table-cell>
          <table:table-cell table:style-name="ce129" office:value-type="string">
            <text:p>Ja</text:p>
          </table:table-cell>
          <table:table-cell table:style-name="ce151" office:value-type="string">
            <text:p>Oui</text:p>
          </table:table-cell>
          <table:table-cell table:style-name="ce152" office:value-type="string">
            <text:p>Sì</text:p>
          </table:table-cell>
          <table:table-cell table:style-name="ce154" office:value-type="string">
            <text:p>はい</text:p>
          </table:table-cell>
          <table:table-cell table:style-name="ce157" office:value-type="string">
            <text:p>예</text:p>
          </table:table-cell>
          <table:table-cell table:number-columns-repeated="2" table:style-name="ce124" office:value-type="string">
            <text:p>是</text:p>
          </table:table-cell>
          <table:table-cell table:style-name="ce158" office:value-type="string">
            <text:p>Да</text:p>
          </table:table-cell>
          <table:table-cell table:style-name="ce121" office:value-type="string">
            <text:p>Tak</text:p>
          </table:table-cell>
          <table:table-cell table:style-name="ce33" table:number-columns-repeated="242"/>
          <table:table-cell table:style-name="ce36" table:number-columns-repeated="767"/>
        </table:table-row>
        <table:table-row table:style-name="ro1">
          <table:table-cell table:style-name="ce36"/>
          <table:table-cell table:style-name="ce145" office:value-type="string">
            <text:p>IAB_SKB_NO</text:p>
          </table:table-cell>
          <table:table-cell table:number-columns-repeated="2" table:style-name="ce121" office:value-type="string">
            <text:p>No</text:p>
          </table:table-cell>
          <table:table-cell table:number-columns-repeated="2" table:style-name="ce124" office:value-type="string">
            <text:p>Não</text:p>
          </table:table-cell>
          <table:table-cell table:style-name="ce129" office:value-type="string">
            <text:p>Nein</text:p>
          </table:table-cell>
          <table:table-cell table:style-name="ce151" office:value-type="string">
            <text:p>Non</text:p>
          </table:table-cell>
          <table:table-cell table:style-name="ce152" office:value-type="string">
            <text:p>No</text:p>
          </table:table-cell>
          <table:table-cell table:style-name="ce154" office:value-type="string">
            <text:p>いいえ</text:p>
          </table:table-cell>
          <table:table-cell table:style-name="ce157" office:value-type="string">
            <text:p>아니요</text:p>
          </table:table-cell>
          <table:table-cell table:number-columns-repeated="2" table:style-name="ce124" office:value-type="string">
            <text:p>否</text:p>
          </table:table-cell>
          <table:table-cell table:style-name="ce158" office:value-type="string">
            <text:p>Нет</text:p>
          </table:table-cell>
          <table:table-cell table:style-name="ce121" office:value-type="string">
            <text:p>Nie</text:p>
          </table:table-cell>
          <table:table-cell table:style-name="ce33" table:number-columns-repeated="242"/>
          <table:table-cell table:style-name="ce36" table:number-columns-repeated="767"/>
        </table:table-row>
        <table:table-row table:style-name="ro1">
          <table:table-cell table:style-name="ce36"/>
          <table:table-cell table:style-name="ce145" office:value-type="string">
            <text:p>IAB_SKB_OK</text:p>
          </table:table-cell>
          <table:table-cell table:style-name="ce121" office:value-type="string">
            <text:p>OK</text:p>
          </table:table-cell>
          <table:table-cell table:style-name="ce121" office:value-type="string">
            <text:p>Aceptar</text:p>
          </table:table-cell>
          <table:table-cell table:number-columns-repeated="2" table:style-name="ce124" office:value-type="string">
            <text:p>OK</text:p>
          </table:table-cell>
          <table:table-cell table:style-name="ce129" office:value-type="string">
            <text:p>OK</text:p>
          </table:table-cell>
          <table:table-cell table:style-name="ce151" office:value-type="string">
            <text:p>OK</text:p>
          </table:table-cell>
          <table:table-cell table:style-name="ce152" office:value-type="string">
            <text:p>OK</text:p>
          </table:table-cell>
          <table:table-cell table:style-name="ce154" office:value-type="string">
            <text:p>OK</text:p>
          </table:table-cell>
          <table:table-cell table:style-name="ce157" office:value-type="string">
            <text:p>OK</text:p>
          </table:table-cell>
          <table:table-cell table:style-name="ce124" office:value-type="string">
            <text:p>确认</text:p>
          </table:table-cell>
          <table:table-cell table:style-name="ce124" office:value-type="string">
            <text:p>確定</text:p>
          </table:table-cell>
          <table:table-cell table:style-name="ce158" office:value-type="string">
            <text:p>ОК</text:p>
          </table:table-cell>
          <table:table-cell table:style-name="ce121" office:value-type="string">
            <text:p>OK</text:p>
          </table:table-cell>
          <table:table-cell table:style-name="ce33" table:number-columns-repeated="242"/>
          <table:table-cell table:style-name="ce36" table:number-columns-repeated="767"/>
        </table:table-row>
        <table:table-row table:style-name="ro27">
          <table:table-cell table:style-name="ce36"/>
          <table:table-cell table:style-name="ce145" office:value-type="string">
            <text:p>IAB_SKB_PAY_WITH_CCARD</text:p>
          </table:table-cell>
          <table:table-cell table:style-name="ce121" office:value-type="string">
            <text:p>Pay with my credit card</text:p>
          </table:table-cell>
          <table:table-cell table:style-name="ce121" office:value-type="string">
            <text:p>Pagar con tarjeta de crédito</text:p>
          </table:table-cell>
          <table:table-cell table:style-name="ce124" office:value-type="string">
            <text:p>Pagar com meu cartão de crédito</text:p>
          </table:table-cell>
          <table:table-cell table:style-name="ce124" office:value-type="string">
            <text:p>Pagar com o meu cartão de crédito</text:p>
          </table:table-cell>
          <table:table-cell table:style-name="ce129" office:value-type="string">
            <text:p>Mit Kreditkarte bezahlen</text:p>
          </table:table-cell>
          <table:table-cell table:style-name="ce151" office:value-type="string">
            <text:p>Payer avec ma carte de crédit.</text:p>
          </table:table-cell>
          <table:table-cell table:style-name="ce152" office:value-type="string">
            <text:p>Paga tramite carta di credito</text:p>
          </table:table-cell>
          <table:table-cell table:style-name="ce154" office:value-type="string">
            <text:p>クレジットカードで支払う</text:p>
          </table:table-cell>
          <table:table-cell table:style-name="ce157" office:value-type="string">
            <text:p>내 신용카드로 결제</text:p>
          </table:table-cell>
          <table:table-cell table:style-name="ce124" office:value-type="string">
            <text:p>用信用卡支付</text:p>
          </table:table-cell>
          <table:table-cell table:style-name="ce124" office:value-type="string">
            <text:p>使用信用卡付款</text:p>
          </table:table-cell>
          <table:table-cell table:style-name="ce158" office:value-type="string">
            <text:p>Оплатить кредитной картой</text:p>
          </table:table-cell>
          <table:table-cell table:style-name="ce121" office:value-type="string">
            <text:p>Płacę kartą kredytową</text:p>
          </table:table-cell>
          <table:table-cell table:style-name="ce33" table:number-columns-repeated="242"/>
          <table:table-cell table:style-name="ce36" table:number-columns-repeated="767"/>
        </table:table-row>
        <table:table-row table:style-name="ro17">
          <table:table-cell table:style-name="ce36"/>
          <table:table-cell table:style-name="ce145" office:value-type="string">
            <text:p>IAB_SKB_NEXT</text:p>
          </table:table-cell>
          <table:table-cell table:style-name="ce121" office:value-type="string">
            <text:p>Next</text:p>
          </table:table-cell>
          <table:table-cell table:style-name="ce121" office:value-type="string">
            <text:p>Siguiente</text:p>
          </table:table-cell>
          <table:table-cell table:style-name="ce124" office:value-type="string">
            <text:p>Próximo</text:p>
          </table:table-cell>
          <table:table-cell table:style-name="ce124" office:value-type="string">
            <text:p>Seguinte</text:p>
          </table:table-cell>
          <table:table-cell table:style-name="ce129" office:value-type="string">
            <text:p>Weiter</text:p>
          </table:table-cell>
          <table:table-cell table:style-name="ce151" office:value-type="string">
            <text:p>Suivant</text:p>
          </table:table-cell>
          <table:table-cell table:style-name="ce152" office:value-type="string">
            <text:p>Avanti</text:p>
          </table:table-cell>
          <table:table-cell table:style-name="ce154" office:value-type="string">
            <text:p>次へ</text:p>
          </table:table-cell>
          <table:table-cell table:style-name="ce157" office:value-type="string">
            <text:p>다음</text:p>
          </table:table-cell>
          <table:table-cell table:style-name="ce124" office:value-type="string">
            <text:p>下一步</text:p>
          </table:table-cell>
          <table:table-cell table:style-name="ce124" office:value-type="string">
            <text:p>下一頁</text:p>
          </table:table-cell>
          <table:table-cell table:style-name="ce158" office:value-type="string">
            <text:p>Далее</text:p>
          </table:table-cell>
          <table:table-cell table:style-name="ce121" office:value-type="string">
            <text:p>Dalej</text:p>
          </table:table-cell>
          <table:table-cell table:style-name="ce33" table:number-columns-repeated="242"/>
          <table:table-cell table:style-name="ce36" table:number-columns-repeated="767"/>
        </table:table-row>
        <table:table-row table:style-name="ro17">
          <table:table-cell table:style-name="ce36"/>
          <table:table-cell table:style-name="ce145" office:value-type="string">
            <text:p>IAB_SKB_CONTINUE</text:p>
          </table:table-cell>
          <table:table-cell table:style-name="ce121" office:value-type="string">
            <text:p>Continue</text:p>
          </table:table-cell>
          <table:table-cell table:style-name="ce121" office:value-type="string">
            <text:p>Continuar</text:p>
          </table:table-cell>
          <table:table-cell table:number-columns-repeated="2" table:style-name="ce124" office:value-type="string">
            <text:p>Continuar</text:p>
          </table:table-cell>
          <table:table-cell table:style-name="ce129" office:value-type="string">
            <text:p>Fortfahren</text:p>
          </table:table-cell>
          <table:table-cell table:style-name="ce151" office:value-type="string">
            <text:p>Continuer</text:p>
          </table:table-cell>
          <table:table-cell table:style-name="ce152" office:value-type="string">
            <text:p>Continua</text:p>
          </table:table-cell>
          <table:table-cell table:style-name="ce154" office:value-type="string">
            <text:p>コンティニュー</text:p>
          </table:table-cell>
          <table:table-cell table:style-name="ce157" office:value-type="string">
            <text:p>계속</text:p>
          </table:table-cell>
          <table:table-cell table:style-name="ce124" office:value-type="string">
            <text:p>继续</text:p>
          </table:table-cell>
          <table:table-cell table:style-name="ce124" office:value-type="string">
            <text:p>繼續</text:p>
          </table:table-cell>
          <table:table-cell table:style-name="ce158" office:value-type="string">
            <text:p>Продолжить</text:p>
          </table:table-cell>
          <table:table-cell table:style-name="ce121" office:value-type="string">
            <text:p>Kontynuuj</text:p>
          </table:table-cell>
          <table:table-cell table:style-name="ce33" table:number-columns-repeated="242"/>
          <table:table-cell table:style-name="ce36" table:number-columns-repeated="767"/>
        </table:table-row>
        <table:table-row table:style-name="ro17">
          <table:table-cell table:style-name="ce36"/>
          <table:table-cell table:style-name="ce145" office:value-type="string">
            <text:p>IAB_SKB_BUY_NOW</text:p>
          </table:table-cell>
          <table:table-cell table:style-name="ce121" office:value-type="string">
            <text:p>Buy Now</text:p>
          </table:table-cell>
          <table:table-cell table:style-name="ce121" office:value-type="string">
            <text:p>Comprar</text:p>
          </table:table-cell>
          <table:table-cell table:number-columns-repeated="2" table:style-name="ce124" office:value-type="string">
            <text:p>Comprar agora</text:p>
          </table:table-cell>
          <table:table-cell table:style-name="ce129" office:value-type="string">
            <text:p>Jetzt kaufen</text:p>
          </table:table-cell>
          <table:table-cell table:style-name="ce151" office:value-type="string">
            <text:p>Acheter</text:p>
          </table:table-cell>
          <table:table-cell table:style-name="ce152" office:value-type="string">
            <text:p>Compra</text:p>
          </table:table-cell>
          <table:table-cell table:style-name="ce154" office:value-type="string">
            <text:p>今すぐ購入</text:p>
          </table:table-cell>
          <table:table-cell table:style-name="ce157" office:value-type="string">
            <text:p>바로 구매</text:p>
          </table:table-cell>
          <table:table-cell table:style-name="ce124" office:value-type="string">
            <text:p>立刻购买</text:p>
          </table:table-cell>
          <table:table-cell table:style-name="ce124" office:value-type="string">
            <text:p>立即購買</text:p>
          </table:table-cell>
          <table:table-cell table:style-name="ce158" office:value-type="string">
            <text:p>Купить сейчас</text:p>
          </table:table-cell>
          <table:table-cell table:style-name="ce121" office:value-type="string">
            <text:p>Kup teraz</text:p>
          </table:table-cell>
          <table:table-cell table:style-name="ce33" table:number-columns-repeated="242"/>
          <table:table-cell table:style-name="ce36" table:number-columns-repeated="767"/>
        </table:table-row>
        <table:table-row table:style-name="ro17">
          <table:table-cell table:style-name="ce36"/>
          <table:table-cell table:style-name="ce145" office:value-type="string">
            <text:p>IAB_SKB_BACK</text:p>
          </table:table-cell>
          <table:table-cell table:style-name="ce121" office:value-type="string">
            <text:p>Back</text:p>
          </table:table-cell>
          <table:table-cell table:style-name="ce121" office:value-type="string">
            <text:p>Atrás</text:p>
          </table:table-cell>
          <table:table-cell table:style-name="ce124" office:value-type="string">
            <text:p>Voltar</text:p>
          </table:table-cell>
          <table:table-cell table:style-name="ce124" office:value-type="string">
            <text:p>Anterior</text:p>
          </table:table-cell>
          <table:table-cell table:style-name="ce129" office:value-type="string">
            <text:p>Zurück</text:p>
          </table:table-cell>
          <table:table-cell table:style-name="ce151" office:value-type="string">
            <text:p>Retour</text:p>
          </table:table-cell>
          <table:table-cell table:style-name="ce152" office:value-type="string">
            <text:p>Indietro</text:p>
          </table:table-cell>
          <table:table-cell table:style-name="ce154" office:value-type="string">
            <text:p>戻る</text:p>
          </table:table-cell>
          <table:table-cell table:style-name="ce157" office:value-type="string">
            <text:p>뒤로</text:p>
          </table:table-cell>
          <table:table-cell table:number-columns-repeated="2" table:style-name="ce124" office:value-type="string">
            <text:p>返回</text:p>
          </table:table-cell>
          <table:table-cell table:style-name="ce158" office:value-type="string">
            <text:p>Назад</text:p>
          </table:table-cell>
          <table:table-cell table:style-name="ce121" office:value-type="string">
            <text:p>Wstecz</text:p>
          </table:table-cell>
          <table:table-cell table:style-name="ce33" table:number-columns-repeated="242"/>
          <table:table-cell table:style-name="ce36" table:number-columns-repeated="767"/>
        </table:table-row>
        <table:table-row table:style-name="ro17">
          <table:table-cell table:style-name="ce36"/>
          <table:table-cell table:style-name="ce145" office:value-type="string">
            <text:p>IAB_SKB_PLAY_GAME</text:p>
          </table:table-cell>
          <table:table-cell table:style-name="ce121" office:value-type="string">
            <text:p>Play the game!</text:p>
          </table:table-cell>
          <table:table-cell table:style-name="ce121" office:value-type="string">
            <text:p>¡Jugar al juego!</text:p>
          </table:table-cell>
          <table:table-cell table:style-name="ce124" office:value-type="string">
            <text:p>Jogar!</text:p>
          </table:table-cell>
          <table:table-cell table:style-name="ce124" office:value-type="string">
            <text:p>Joga!</text:p>
          </table:table-cell>
          <table:table-cell table:style-name="ce129" office:value-type="string">
            <text:p>Spiele es!</text:p>
          </table:table-cell>
          <table:table-cell table:style-name="ce151" office:value-type="string">
            <text:p>Jouer !</text:p>
          </table:table-cell>
          <table:table-cell table:style-name="ce152" office:value-type="string">
            <text:p>Gioca!</text:p>
          </table:table-cell>
          <table:table-cell table:style-name="ce153" office:value-type="string">
            <text:p>ゲームをプレイ！</text:p>
          </table:table-cell>
          <table:table-cell table:style-name="ce157" office:value-type="string">
            <text:p><text:span text:style-name="T21">게임</text:span> <text:span text:style-name="T21">플레이</text:span>!</text:p>
          </table:table-cell>
          <table:table-cell table:style-name="ce141" office:value-type="string">
            <text:p>开始游戏！</text:p>
          </table:table-cell>
          <table:table-cell table:style-name="ce124" office:value-type="string">
            <text:p>開始進行遊戲！</text:p>
          </table:table-cell>
          <table:table-cell table:style-name="ce158" office:value-type="string">
            <text:p>Играть!</text:p>
          </table:table-cell>
          <table:table-cell table:style-name="ce121" office:value-type="string">
            <text:p>Graj!</text:p>
          </table:table-cell>
          <table:table-cell table:style-name="ce33" table:number-columns-repeated="242"/>
          <table:table-cell table:style-name="ce36" table:number-columns-repeated="767"/>
        </table:table-row>
        <table:table-row table:style-name="ro19">
          <table:table-cell table:style-name="ce36"/>
          <table:table-cell table:style-name="ce145" office:value-type="string">
            <text:p>IAB_CONTINUE</text:p>
          </table:table-cell>
          <table:table-cell table:style-name="ce121" office:value-type="string">
            <text:p>Please tap CONTINUE to finalize the purchase.</text:p>
          </table:table-cell>
          <table:table-cell table:style-name="ce121" office:value-type="string">
            <text:p>Para terminar la compra, por favor toca CONTINUAR.</text:p>
          </table:table-cell>
          <table:table-cell table:style-name="ce124" office:value-type="string">
            <text:p>Favor tocar em CONTINUAR para finalizar a compra.</text:p>
          </table:table-cell>
          <table:table-cell table:style-name="ce124" office:value-type="string">
            <text:p>Por favor toca em CONTINUAR para finalizar a compra.</text:p>
          </table:table-cell>
          <table:table-cell table:style-name="ce129" office:value-type="string">
            <text:p>Berühre bitte FORTFAHREN, um den Einkauf abzuschließen.</text:p>
          </table:table-cell>
          <table:table-cell table:style-name="ce151" office:value-type="string">
            <text:p>Veuillez toucher CONTINUER pour finaliser l\'achat.</text:p>
          </table:table-cell>
          <table:table-cell table:style-name="ce152" office:value-type="string">
            <text:p>Tocca CONTINUA per completare l\'acquisto.</text:p>
          </table:table-cell>
          <table:table-cell table:style-name="ce154" office:value-type="string">
            <text:p>「コンティニュー」をタップして購入を確定してください。</text:p>
          </table:table-cell>
          <table:table-cell table:style-name="ce157" office:value-type="string">
            <text:p><text:span text:style-name="T21">계속을</text:span> <text:span text:style-name="T21">터치하</text:span><text:span text:style-name="T21">여</text:span> <text:span text:style-name="T21">구매를</text:span> <text:span text:style-name="T21">완료</text:span><text:span text:style-name="T21">하세요</text:span>.</text:p>
          </table:table-cell>
          <table:table-cell table:style-name="ce124" office:value-type="string">
            <text:p>请点击“继续”完成购买。</text:p>
          </table:table-cell>
          <table:table-cell table:style-name="ce124" office:value-type="string">
            <text:p>請點擊繼續以完成購買。</text:p>
          </table:table-cell>
          <table:table-cell table:style-name="ce158" office:value-type="string">
            <text:p>Пожалуйста, нажмите ПРОДОЛЖИТЬ, чтобы завершить вашу покупку.</text:p>
          </table:table-cell>
          <table:table-cell table:style-name="ce121" office:value-type="string">
            <text:p>Dotknij KONTYNUUJ, by sfinalizować zakup.</text:p>
          </table:table-cell>
          <table:table-cell table:style-name="ce33" table:number-columns-repeated="242"/>
          <table:table-cell table:style-name="ce36" table:number-columns-repeated="767"/>
        </table:table-row>
        <table:table-row table:style-name="ro17">
          <table:table-cell table:style-name="ce36"/>
          <table:table-cell table:style-name="ce145" office:value-type="string">
            <text:p>IAB_LOADING</text:p>
          </table:table-cell>
          <table:table-cell table:style-name="ce121" office:value-type="string">
            <text:p>Loading...</text:p>
          </table:table-cell>
          <table:table-cell table:style-name="ce121" office:value-type="string">
            <text:p>Cargando...</text:p>
          </table:table-cell>
          <table:table-cell table:style-name="ce124" office:value-type="string">
            <text:p>Carregando...</text:p>
          </table:table-cell>
          <table:table-cell table:style-name="ce124" office:value-type="string">
            <text:p>A carregar...</text:p>
          </table:table-cell>
          <table:table-cell table:style-name="ce129" office:value-type="string">
            <text:p>Lädt...</text:p>
          </table:table-cell>
          <table:table-cell table:style-name="ce151" office:value-type="string">
            <text:p>Chargement...</text:p>
          </table:table-cell>
          <table:table-cell table:style-name="ce152" office:value-type="string">
            <text:p>Caricamento...</text:p>
          </table:table-cell>
          <table:table-cell table:style-name="ce154" office:value-type="string">
            <text:p>読み込んでいます...</text:p>
          </table:table-cell>
          <table:table-cell table:style-name="ce157" office:value-type="string">
            <text:p>불러오는 중...</text:p>
          </table:table-cell>
          <table:table-cell table:style-name="ce141" office:value-type="string">
            <text:p>读取中<text:span text:style-name="T18">……</text:span></text:p>
          </table:table-cell>
          <table:table-cell table:style-name="ce124" office:value-type="string">
            <text:p>讀取中…</text:p>
          </table:table-cell>
          <table:table-cell table:style-name="ce158" office:value-type="string">
            <text:p>Загрузка...</text:p>
          </table:table-cell>
          <table:table-cell table:style-name="ce121" office:value-type="string">
            <text:p>Wczytywanie...</text:p>
          </table:table-cell>
          <table:table-cell table:style-name="ce33" table:number-columns-repeated="242"/>
          <table:table-cell table:style-name="ce36" table:number-columns-repeated="767"/>
        </table:table-row>
        <table:table-row table:style-name="ro19">
          <table:table-cell table:style-name="ce33"/>
          <table:table-cell table:style-name="ce120" office:value-type="string">
            <text:p>IAB_DOCOMO_CONTINUE</text:p>
          </table:table-cell>
          <table:table-cell table:style-name="ce114" office:value-type="string">
            <text:p>Please tap CONTINUE to finalize the purchase.</text:p>
          </table:table-cell>
          <table:table-cell table:style-name="ce121" office:value-type="string">
            <text:p>Por favor, toca sobre CONTINUAR para terminar la compra.</text:p>
          </table:table-cell>
          <table:table-cell table:style-name="ce124" office:value-type="string">
            <text:p>Favor tocar em CONTINUAR para finalizar a compra.</text:p>
          </table:table-cell>
          <table:table-cell table:style-name="ce124" office:value-type="string">
            <text:p>Por favor toca em CONTINUAR para finalizar a compra.</text:p>
          </table:table-cell>
          <table:table-cell table:style-name="ce129" office:value-type="string">
            <text:p>Berühre bitte FORTFAHREN, um den Einkauf abzuschließen.</text:p>
          </table:table-cell>
          <table:table-cell table:style-name="ce151" office:value-type="string">
            <text:p>Veuillez toucher CONTINUER pour finaliser l\'achat.</text:p>
          </table:table-cell>
          <table:table-cell table:style-name="ce152" office:value-type="string">
            <text:p>Tocca CONTINUA per completare l'acquisto.</text:p>
          </table:table-cell>
          <table:table-cell table:style-name="ce154" office:value-type="string">
            <text:p>「コンティニュー」をタップして購入を確定してください。</text:p>
          </table:table-cell>
          <table:table-cell table:style-name="ce157" office:value-type="string">
            <text:p><text:span text:style-name="T21">계속을</text:span> <text:span text:style-name="T21">터치하</text:span><text:span text:style-name="T21">여</text:span> <text:span text:style-name="T21">구매를</text:span> <text:span text:style-name="T21">완료</text:span><text:span text:style-name="T21">하세요</text:span>.</text:p>
          </table:table-cell>
          <table:table-cell table:style-name="ce124" office:value-type="string">
            <text:p>请点击“继续”完成购买。</text:p>
          </table:table-cell>
          <table:table-cell table:style-name="ce122" office:value-type="string">
            <text:p>請點擊繼續以完成購買。</text:p>
          </table:table-cell>
          <table:table-cell table:style-name="ce158" office:value-type="string">
            <text:p>Пожалуйста, нажмите ПРОДОЛЖИТЬ, чтобы завершить вашу покупку.</text:p>
          </table:table-cell>
          <table:table-cell table:style-name="ce114" office:value-type="string">
            <text:p>Dotknij KONTYNUUJ, by sfinalizować zakup.</text:p>
          </table:table-cell>
          <table:table-cell table:style-name="ce33" table:number-columns-repeated="242"/>
          <table:table-cell table:style-name="ce36" table:number-columns-repeated="767"/>
        </table:table-row>
        <table:table-row table:style-name="ro1">
          <table:table-cell table:style-name="ce118"/>
          <table:table-cell table:style-name="ce20" office:value-type="string">
            <text:p>google</text:p>
          </table:table-cell>
          <table:table-cell table:style-name="ce20" table:number-columns-repeated="2"/>
          <table:table-cell table:style-name="ce37"/>
          <table:table-cell table:style-name="ce123"/>
          <table:table-cell table:style-name="ce149"/>
          <table:table-cell table:style-name="ce61"/>
          <table:table-cell table:style-name="ce68"/>
          <table:table-cell table:style-name="ce77"/>
          <table:table-cell table:style-name="ce90"/>
          <table:table-cell table:style-name="ce94"/>
          <table:table-cell table:style-name="ce123"/>
          <table:table-cell table:style-name="ce100"/>
          <table:table-cell table:style-name="ce20"/>
          <table:table-cell table:style-name="ce113" table:number-columns-repeated="1009"/>
        </table:table-row>
        <table:table-row table:style-name="ro3">
          <table:table-cell table:style-name="ce33"/>
          <table:table-cell table:style-name="ce120" office:value-type="string">
            <text:p>billing_not_supported_title</text:p>
          </table:table-cell>
          <table:table-cell table:style-name="ce114" office:value-type="string">
            <text:p>Unable to make purchases</text:p>
          </table:table-cell>
          <table:table-cell table:style-name="ce114" office:value-type="string">
            <text:p>Imposible realizar ninguna compra</text:p>
          </table:table-cell>
          <table:table-cell table:style-name="ce124" office:value-type="string">
            <text:p>Não foi possível fazer compras</text:p>
          </table:table-cell>
          <table:table-cell table:style-name="ce147" office:value-type="string">
            <text:p>Impossível efectuar compras</text:p>
          </table:table-cell>
          <table:table-cell table:style-name="ce58" office:value-type="string">
            <text:p>Kein Einkauf möglich</text:p>
          </table:table-cell>
          <table:table-cell table:style-name="ce126" office:value-type="string">
            <text:p>Achats impossibles</text:p>
          </table:table-cell>
          <table:table-cell table:style-name="ce131" office:value-type="string">
            <text:p>Impossibile fare acquisti</text:p>
          </table:table-cell>
          <table:table-cell table:style-name="ce85" office:value-type="string">
            <text:p>購入できません</text:p>
          </table:table-cell>
          <table:table-cell table:style-name="ce133" office:value-type="string">
            <text:p>구매할 수 없음</text:p>
          </table:table-cell>
          <table:table-cell table:style-name="ce140" office:value-type="string">
            <text:p>无法进行购买</text:p>
          </table:table-cell>
          <table:table-cell table:style-name="ce122" office:value-type="string">
            <text:p>無法購買</text:p>
          </table:table-cell>
          <table:table-cell table:style-name="ce101" office:value-type="string">
            <text:p>Невозможно совершить покупку</text:p>
          </table:table-cell>
          <table:table-cell table:style-name="ce114" office:value-type="string">
            <text:p>Nie udało się dokonać zakupów</text:p>
          </table:table-cell>
          <table:table-cell table:style-name="ce33" table:number-columns-repeated="242"/>
          <table:table-cell table:style-name="ce36" table:number-columns-repeated="767"/>
        </table:table-row>
        <table:table-row table:style-name="ro20">
          <table:table-cell table:style-name="ce33"/>
          <table:table-cell table:style-name="ce120" office:value-type="string">
            <text:p>billing_not_supported_message</text:p>
          </table:table-cell>
          <table:table-cell table:style-name="ce114" office:value-type="string">
            <text:p>The Market billing service is not available at this time. You can continue to use this app, but you won't be able to make any purchases.</text:p>
          </table:table-cell>
          <table:table-cell table:style-name="ce114" office:value-type="string">
            <text:p>El servicio de facturación de Market no está disponible en estos momentos. Puedes seguir usando esta aplicación, pero no podrás realizar ninguna compra.</text:p>
          </table:table-cell>
          <table:table-cell table:style-name="ce124" office:value-type="string">
            <text:p>O serviço de cobrança do Market não está disponível neste momento. Você pode continuar a usar o aplicativo, mas não poderá fazer compras.</text:p>
          </table:table-cell>
          <table:table-cell table:style-name="ce147" office:value-type="string">
            <text:p>Actualmente, o serviço de facturação do Market não se encontra disponível. Podes continuar a utilizar esta aplicação, mas não conseguirás efectuar compras.</text:p>
          </table:table-cell>
          <table:table-cell table:style-name="ce58" office:value-type="string">
            <text:p>Der Market-Abrechnungsdienst ist zurzeit nicht verfügbar. Du kannst diese App weiterhin benutzen, aber keine Einkäufe tätigen.</text:p>
          </table:table-cell>
          <table:table-cell table:style-name="ce126" office:value-type="string">
            <text:p>Le service de facturation de l\'Android Market n\'est pas disponible pour le moment. Vous pouvez continuer à utiliser cette application, mais vous ne pourrez effectuer aucun achat.</text:p>
          </table:table-cell>
          <table:table-cell table:style-name="ce131" office:value-type="string">
            <text:p>Il servizio di fatturazione del servizio Market non è attualmente disponibile. Puoi continuare a usare questa applicazione ma non potrai fare acquisti.</text:p>
          </table:table-cell>
          <table:table-cell table:style-name="ce85" office:value-type="string">
            <text:p>Market内課金サービスは現在利用できない状態となっているため、購入できません。（ゲームは通常通りプレイできます。）</text:p>
          </table:table-cell>
          <table:table-cell table:style-name="ce134" office:value-type="string">
            <text:p><text:span text:style-name="T21">현재</text:span> <text:span text:style-name="T21">본</text:span> Market<text:span text:style-name="T21">의</text:span> <text:span text:style-name="T21">결제</text:span> <text:span text:style-name="T21">서비스</text:span><text:span text:style-name="T21">를</text:span> <text:span text:style-name="T21">사용할</text:span> <text:span text:style-name="T21">수</text:span> <text:span text:style-name="T21">없습니다</text:span>. <text:span text:style-name="T21">본</text:span> <text:span text:style-name="T21">애플리케이션</text:span><text:span text:style-name="T21">을</text:span> <text:span text:style-name="T21">계속</text:span> <text:span text:style-name="T21">사용할</text:span> <text:span text:style-name="T21">수</text:span> <text:span text:style-name="T21">있으나</text:span> <text:span text:style-name="T21">아이</text:span><text:span text:style-name="T21">템을</text:span> <text:span text:style-name="T21">구매할</text:span> <text:span text:style-name="T21">수</text:span><text:span text:style-name="T21">는</text:span> <text:span text:style-name="T21">없습니다</text:span>. <text:s/></text:p>
          </table:table-cell>
          <table:table-cell table:style-name="ce122" office:value-type="string">
            <text:p>Market<text:span text:style-name="T22">账单服</text:span><text:span text:style-name="T22">务器暂时不可</text:span><text:span text:style-name="T22">用。你可以继</text:span><text:span text:style-name="T22">续使用该应用</text:span><text:span text:style-name="T22">，但是你无法</text:span><text:span text:style-name="T22">进行任何购买</text:span><text:span text:style-name="T22">。</text:span></text:p>
          </table:table-cell>
          <table:table-cell table:style-name="ce122" office:value-type="string">
            <text:p>目前無法使用 Market 的付款服務。您可以繼續使用本應用程式，但無法購物。</text:p>
          </table:table-cell>
          <table:table-cell table:style-name="ce101" office:value-type="string">
            <text:p>В данный момент сервис Market недоступен. Вы можете продолжать использовать приложение, но вы не сможете делать новые покупки.</text:p>
          </table:table-cell>
          <table:table-cell table:style-name="ce114" office:value-type="string">
            <text:p>Usługa płatności Market nie jest w tej chwili dostępna. Możesz dalej używać tej aplikacji, ale niemożliwe będzie dokonanie zakupów.</text:p>
          </table:table-cell>
          <table:table-cell table:style-name="ce33" table:number-columns-repeated="242"/>
          <table:table-cell table:style-name="ce36" table:number-columns-repeated="767"/>
        </table:table-row>
        <table:table-row table:style-name="ro3">
          <table:table-cell table:style-name="ce33"/>
          <table:table-cell table:style-name="ce120" office:value-type="string">
            <text:p>cannot_connect_title</text:p>
          </table:table-cell>
          <table:table-cell table:style-name="ce114" office:value-type="string">
            <text:p>Unable to connect to Market</text:p>
          </table:table-cell>
          <table:table-cell table:style-name="ce114" office:value-type="string">
            <text:p>Imposible conectar al Market.</text:p>
          </table:table-cell>
          <table:table-cell table:style-name="ce124" office:value-type="string">
            <text:p>Não foi possível se conectar ao Market</text:p>
          </table:table-cell>
          <table:table-cell table:style-name="ce147" office:value-type="string">
            <text:p>Impossível ligar ao Market</text:p>
          </table:table-cell>
          <table:table-cell table:style-name="ce58" office:value-type="string">
            <text:p>Keine Verbindung zum Market möglich</text:p>
          </table:table-cell>
          <table:table-cell table:style-name="ce126" office:value-type="string">
            <text:p>Connexion à l\'Android Market impossible</text:p>
          </table:table-cell>
          <table:table-cell table:style-name="ce131" office:value-type="string">
            <text:p>Impossibile connettersi a Market</text:p>
          </table:table-cell>
          <table:table-cell table:style-name="ce85" office:value-type="string">
            <text:p>Marketに接続できません</text:p>
          </table:table-cell>
          <table:table-cell table:style-name="ce134" office:value-type="string">
            <text:p>Market<text:span text:style-name="T21">에</text:span> <text:span text:style-name="T21">연결</text:span><text:span text:style-name="T21">할</text:span> <text:span text:style-name="T21">수</text:span> <text:span text:style-name="T21">없음</text:span></text:p>
          </table:table-cell>
          <table:table-cell table:style-name="ce140" office:value-type="string">
            <text:p>无法连接到Market</text:p>
          </table:table-cell>
          <table:table-cell table:style-name="ce122" office:value-type="string">
            <text:p>無法連線至 Market</text:p>
          </table:table-cell>
          <table:table-cell table:style-name="ce101" office:value-type="string">
            <text:p>Не удалось связаться с Market</text:p>
          </table:table-cell>
          <table:table-cell table:style-name="ce114" office:value-type="string">
            <text:p>Nie udało się połączyć z Marketem</text:p>
          </table:table-cell>
          <table:table-cell table:style-name="ce33" table:number-columns-repeated="242"/>
          <table:table-cell table:style-name="ce36" table:number-columns-repeated="767"/>
        </table:table-row>
        <table:table-row table:style-name="ro24">
          <table:table-cell table:style-name="ce33"/>
          <table:table-cell table:style-name="ce120" office:value-type="string">
            <text:p>cannot_connect_message</text:p>
          </table:table-cell>
          <table:table-cell table:style-name="ce114" office:value-type="string">
            <text:p>This app cannot connect to Market. Your version of Market may be outdated. You can continue to use this app, but you won't be able to make any purchases.</text:p>
          </table:table-cell>
          <table:table-cell table:style-name="ce114" office:value-type="string">
            <text:p>Esta aplicación no ha podido conectarse al Market. Es posible que tu versión de Market no sea la más reciente. Puedes seguir usando esta aplicación, pero no podrás realizar ninguna compra.</text:p>
          </table:table-cell>
          <table:table-cell table:style-name="ce124" office:value-type="string">
            <text:p>Este aplicativo não pôde se conectar ao Market. Ou então, a sua versão do Market está desatualizada. Você pode continuar a usar este aplicativo, mas não poderá realizar compras.</text:p>
          </table:table-cell>
          <table:table-cell table:style-name="ce147" office:value-type="string">
            <text:p>Esta aplicação é incapaz de ligar ao Market. A tua versão do Market poderá estar desactualizada. Podes continuar a utilizar esta aplicação, mas não conseguirás efectuar compras.</text:p>
          </table:table-cell>
          <table:table-cell table:style-name="ce58" office:value-type="string">
            <text:p>Diese App kann keine Verbindung zum Market herstellen. Deine Market-Version ist möglicherweise veraltet. Du kannst diese App weiterhin benutzen, aber keine Einkäufe tätigen.</text:p>
          </table:table-cell>
          <table:table-cell table:style-name="ce126" office:value-type="string">
            <text:p>Cette application ne peut se connecter à l\'Android Market. Votre version de ce dernier n\'est peut-être pas à jour. Vous pouvez continuer à utiliser cette application, mais vous ne pourrez effectuer aucun achat.</text:p>
          </table:table-cell>
          <table:table-cell table:style-name="ce131" office:value-type="string">
            <text:p>Questa applicazione non riesce a connettersi a Market. La tua versione di Market probabilmente non è aggiornata. Puoi continuare a usare questa applicazione ma non potrai fare acquisti.</text:p>
          </table:table-cell>
          <table:table-cell table:style-name="ce85" office:value-type="string">
            <text:p>Market<text:span text:style-name="T3">のバー</text:span><text:span text:style-name="T3">ジョンが古い</text:span><text:span text:style-name="T3">可能性がある</text:span><text:span text:style-name="T3">ため、このア</text:span><text:span text:style-name="T3">プリでは</text:span>Market<text:span text:style-name="T3">に接続</text:span><text:span text:style-name="T3">できません。</text:span><text:span text:style-name="T3">このアプリを</text:span><text:span text:style-name="T3">引き続きご利</text:span><text:span text:style-name="T3">用いただけま</text:span><text:span text:style-name="T3">すが、購入は</text:span><text:span text:style-name="T3">できないでし</text:span><text:span text:style-name="T3">ょう。</text:span></text:p>
          </table:table-cell>
          <table:table-cell table:style-name="ce134" office:value-type="string">
            <text:p><text:span text:style-name="T21">본</text:span> <text:span text:style-name="T21">애플리케이</text:span><text:span text:style-name="T21">션에서</text:span> Market<text:span text:style-name="T21">으로</text:span> <text:span text:style-name="T21">연결할</text:span> <text:span text:style-name="T21">수</text:span> <text:span text:style-name="T21">없습니다</text:span>. <text:span text:style-name="T21">귀하</text:span><text:span text:style-name="T21">의</text:span> Market <text:span text:style-name="T21">버전</text:span><text:span text:style-name="T21">이</text:span> <text:span text:style-name="T21">오래되었을</text:span> <text:span text:style-name="T21">수</text:span> <text:span text:style-name="T21">있습니다</text:span>. <text:span text:style-name="T21">이</text:span> <text:span text:style-name="T21">애플리케이</text:span><text:span text:style-name="T21">션을</text:span> <text:span text:style-name="T21">계속</text:span> <text:span text:style-name="T21">사용</text:span><text:span text:style-name="T21">할</text:span> <text:span text:style-name="T21">수</text:span> <text:span text:style-name="T21">있으나</text:span> <text:span text:style-name="T21">아이템을</text:span> <text:span text:style-name="T21">구매</text:span><text:span text:style-name="T21">할</text:span> <text:span text:style-name="T21">수는</text:span> <text:span text:style-name="T21">없습니</text:span><text:span text:style-name="T21">다</text:span>.</text:p>
          </table:table-cell>
          <table:table-cell table:style-name="ce140" office:value-type="string">
            <text:p>应用无法连接到<text:span text:style-name="T18">Market</text:span><text:span text:style-name="T22">。你</text:span><text:span text:style-name="T22">的</text:span><text:span text:style-name="T18">Market</text:span><text:span text:style-name="T22">版本</text:span><text:span text:style-name="T22">可能已过时。</text:span><text:span text:style-name="T22">你可以继续使</text:span><text:span text:style-name="T22">用该应用，但</text:span><text:span text:style-name="T22">是你无法进行</text:span><text:span text:style-name="T22">任何购买。</text:span></text:p>
          </table:table-cell>
          <table:table-cell table:style-name="ce122" office:value-type="string">
            <text:p>本應用程式無法連線至 Market。您的 Market 版本可能已過期。您可以繼續使用本應用程式，但無法購物。</text:p>
          </table:table-cell>
          <table:table-cell table:style-name="ce101" office:value-type="string">
            <text:p>Данное приложение не может связаться с Market. Возможно, ваша версия Market устарела. Вы можете продолжать использовать приложение, но вы не сможете делать новые покупки.</text:p>
          </table:table-cell>
          <table:table-cell table:style-name="ce114" office:value-type="string">
            <text:p>Ta aplikacja nie może się połączyć z Marketem. Twoja wersja Marketu może być nieaktualna. Możesz dalej używać tej aplikacji, ale niemożliwe będzie dokonanie zakupów.</text:p>
          </table:table-cell>
          <table:table-cell table:style-name="ce33" table:number-columns-repeated="242"/>
          <table:table-cell table:style-name="ce36" table:number-columns-repeated="767"/>
        </table:table-row>
        <table:table-row table:style-name="ro2">
          <table:table-cell table:style-name="ce33"/>
          <table:table-cell table:style-name="ce120" office:value-type="string">
            <text:p>learn_more</text:p>
          </table:table-cell>
          <table:table-cell table:style-name="ce114" office:value-type="string">
            <text:p>Learn more</text:p>
          </table:table-cell>
          <table:table-cell table:style-name="ce114" office:value-type="string">
            <text:p>Más información</text:p>
          </table:table-cell>
          <table:table-cell table:style-name="ce124" office:value-type="string">
            <text:p>Saiba mais</text:p>
          </table:table-cell>
          <table:table-cell table:style-name="ce147" office:value-type="string">
            <text:p>Saber mais</text:p>
          </table:table-cell>
          <table:table-cell table:style-name="ce58" office:value-type="string">
            <text:p>Mehr Infos</text:p>
          </table:table-cell>
          <table:table-cell table:style-name="ce126" office:value-type="string">
            <text:p>En savoir plus</text:p>
          </table:table-cell>
          <table:table-cell table:style-name="ce131" office:value-type="string">
            <text:p>Altre informazioni</text:p>
          </table:table-cell>
          <table:table-cell table:style-name="ce85" office:value-type="string">
            <text:p>詳細を読む</text:p>
          </table:table-cell>
          <table:table-cell table:style-name="ce133" office:value-type="string">
            <text:p>자세한 정보</text:p>
          </table:table-cell>
          <table:table-cell table:style-name="ce140" office:value-type="string">
            <text:p>了解更多</text:p>
          </table:table-cell>
          <table:table-cell table:style-name="ce122" office:value-type="string">
            <text:p>瞭解更多</text:p>
          </table:table-cell>
          <table:table-cell table:style-name="ce101" office:value-type="string">
            <text:p>Узнать больше</text:p>
          </table:table-cell>
          <table:table-cell table:style-name="ce114" office:value-type="string">
            <text:p>Dowiedz się więcej</text:p>
          </table:table-cell>
          <table:table-cell table:style-name="ce33" table:number-columns-repeated="242"/>
          <table:table-cell table:style-name="ce36" table:number-columns-repeated="767"/>
        </table:table-row>
        <table:table-row table:style-name="ro14">
          <table:table-cell table:style-name="ce33"/>
          <table:table-cell table:style-name="ce120" office:value-type="string">
            <text:p>help_url</text:p>
          </table:table-cell>
          <table:table-cell table:number-columns-repeated="2" table:style-name="ce114" office:value-type="string">
            <text:p>http://market.android.com/support/bin/answer.py?answer=1050566&amp;hl=%lang%&amp;dl=%region%</text:p>
          </table:table-cell>
          <table:table-cell table:style-name="ce124" office:value-type="string">
            <text:p>http://market.android.com/support/bin/answer.py?answer=1050566&amp;hl=%lang%&amp;dl=%region%</text:p>
          </table:table-cell>
          <table:table-cell table:style-name="ce147" office:value-type="string">
            <text:p>http://market.android.com/support/bin/answer.py?answer=1050566&amp;hl=%lang%&amp;dl=%region%</text:p>
          </table:table-cell>
          <table:table-cell table:style-name="ce58" office:value-type="string">
            <text:p>http://market.android.com/support/bin/answer.py?answer=1050566&amp;hl=%lang%&amp;dl=%region%</text:p>
          </table:table-cell>
          <table:table-cell table:style-name="ce126" office:value-type="string">
            <text:p>http://market.android.com/support/bin/answer.py?answer=1050566&amp;hl=%lang%&amp;dl=%region%</text:p>
          </table:table-cell>
          <table:table-cell table:style-name="ce131" office:value-type="string">
            <text:p>http://market.android.com/support/bin/answer.py?answer=1050566&amp;hl=%lang%&amp;dl=%region%</text:p>
          </table:table-cell>
          <table:table-cell table:style-name="ce85" office:value-type="string">
            <text:p>http://market.android.com/support/bin/answer.py?answer=1050566&amp;hl=%lang%&amp;dl=%region%</text:p>
          </table:table-cell>
          <table:table-cell table:style-name="ce134" office:value-type="string">
            <text:p>http://market.android.com/support/bin/answer.py?answer=1050566&amp;hl=%lang%&amp;dl=%region%</text:p>
          </table:table-cell>
          <table:table-cell table:number-columns-repeated="2" table:style-name="ce122" office:value-type="string">
            <text:p>http://market.android.com/support/bin/answer.py?answer=1050566&amp;hl=%lang%&amp;dl=%region%</text:p>
          </table:table-cell>
          <table:table-cell table:style-name="ce101" office:value-type="string">
            <text:p>http://market.android.com/support/bin/answer.py?answer=1050566&amp;hl=%lang%&amp;dl=%region%</text:p>
          </table:table-cell>
          <table:table-cell table:style-name="ce114" office:value-type="string">
            <text:p>http://market.android.com/support/bin/answer.py?answer=1050566&amp;hl=%lang%&amp;dl=%region%</text:p>
          </table:table-cell>
          <table:table-cell table:style-name="ce33" table:number-columns-repeated="242"/>
          <table:table-cell table:style-name="ce36" table:number-columns-repeated="767"/>
        </table:table-row>
        <table:table-row table:style-name="ro6">
          <table:table-cell table:style-name="ce33"/>
          <table:table-cell table:style-name="ce120" office:value-type="string">
            <text:p>waitting_confirm</text:p>
          </table:table-cell>
          <table:table-cell table:style-name="ce114" office:value-type="string">
            <text:p>We are waiting for Google to validate your purchase. Once the purchase is complete, we'll update your item list.</text:p>
          </table:table-cell>
          <table:table-cell table:style-name="ce114" office:value-type="string">
            <text:p>Estamos esperando a que Google confirme tu compra. Actualizaremos tu lista cuando se haya completado el proceso.</text:p>
          </table:table-cell>
          <table:table-cell table:style-name="ce124" office:value-type="string">
            <text:p>Estamos aguardando a validação da compra pelo Google. Assim que o processo for finalizado, sua lista de itens será atualizada.</text:p>
          </table:table-cell>
          <table:table-cell table:style-name="ce147" office:value-type="string">
            <text:p>Estamos a aguardar que o Google valide a tua compra. Quando a compra estiver completa, iremos actualizar a tua lista de objectos.</text:p>
          </table:table-cell>
          <table:table-cell table:style-name="ce58" office:value-type="string">
            <text:p>Wir warten darauf, dass Google deinen Einkauf bestätigt. Sobald der Einkauf abgeschlossen ist, wird deine Artikelliste aktualisiert.</text:p>
          </table:table-cell>
          <table:table-cell table:style-name="ce126" office:value-type="string">
            <text:p>Nous attendons que Google valide votre achat. Lorsque l\'achat sera validé, nous mettrons à jour votre liste d\'items.</text:p>
          </table:table-cell>
          <table:table-cell table:style-name="ce131" office:value-type="string">
            <text:p>Siamo in attesa che Google convalidi l\'acquisto, dopodiché aggiorneremo la tua lista degli oggetti.</text:p>
          </table:table-cell>
          <table:table-cell table:style-name="ce85" office:value-type="string">
            <text:p>Googleによる確認中です。購入が完了次第アイテムリストがアップデートされます。</text:p>
          </table:table-cell>
          <table:table-cell table:style-name="ce134" office:value-type="string">
            <text:p>Google<text:span text:style-name="T21">에서</text:span> <text:span text:style-name="T21">귀</text:span><text:span text:style-name="T21">하의</text:span> <text:span text:style-name="T21">구매를</text:span> <text:span text:style-name="T21">승</text:span><text:span text:style-name="T21">인할</text:span> <text:span text:style-name="T21">때까지</text:span> <text:span text:style-name="T21">기</text:span><text:span text:style-name="T21">다리고</text:span> <text:span text:style-name="T21">있습니</text:span><text:span text:style-name="T21">다</text:span>. <text:span text:style-name="T21">일단</text:span> <text:span text:style-name="T21">구매</text:span><text:span text:style-name="T21">가</text:span> <text:span text:style-name="T21">완료되면</text:span> <text:span text:style-name="T21">귀</text:span><text:span text:style-name="T21">하의</text:span> <text:span text:style-name="T21">아이템</text:span> <text:span text:style-name="T21">목</text:span><text:span text:style-name="T21">록을</text:span> <text:span text:style-name="T21">업데이트</text:span><text:span text:style-name="T21">하겠습니다</text:span>.</text:p>
          </table:table-cell>
          <table:table-cell table:style-name="ce140" office:value-type="string">
            <text:p>正在等待<text:span text:style-name="T18">Google</text:span><text:span text:style-name="T22">回应以</text:span><text:span text:style-name="T22">验证你的购买</text:span><text:span text:style-name="T22">。一旦购买完</text:span><text:span text:style-name="T22">成，就将更新</text:span><text:span text:style-name="T22">你的物品列表</text:span><text:span text:style-name="T22">。</text:span></text:p>
          </table:table-cell>
          <table:table-cell table:style-name="ce122" office:value-type="string">
            <text:p>我們正在等候 Google 確認您的訂單。完成訂購後，我們就會更新您的商品清單。</text:p>
          </table:table-cell>
          <table:table-cell table:style-name="ce101" office:value-type="string">
            <text:p>Ждем подтверждения покупки от Google. Как только покупка будет завершена, мы обновим список ваших предметов.</text:p>
          </table:table-cell>
          <table:table-cell table:style-name="ce114" office:value-type="string">
            <text:p>Czekamy na potwierdzenie Twojego zakupu przez Google. Po zakończeniu zakupu zaktualizujemy Twoją listę elementów.</text:p>
          </table:table-cell>
          <table:table-cell table:style-name="ce33" table:number-columns-repeated="242"/>
          <table:table-cell table:style-name="ce36" table:number-columns-repeated="767"/>
        </table:table-row>
        <table:table-row table:style-name="ro22">
          <table:table-cell table:style-name="ce33"/>
          <table:table-cell table:style-name="ce120" office:value-type="string">
            <text:p>pending_transaction</text:p>
          </table:table-cell>
          <table:table-cell table:style-name="ce114" office:value-type="string">
            <text:p>You have a pending transaction.</text:p>
          </table:table-cell>
          <table:table-cell table:style-name="ce114" office:value-type="string">
            <text:p>Tienes una transacción pendiente.</text:p>
          </table:table-cell>
          <table:table-cell table:style-name="ce124" office:value-type="string">
            <text:p>Você tem uma transação pendente.</text:p>
          </table:table-cell>
          <table:table-cell table:style-name="ce147" office:value-type="string">
            <text:p>Tens uma transacção pendente.</text:p>
          </table:table-cell>
          <table:table-cell table:style-name="ce58" office:value-type="string">
            <text:p>Es liegt eine ausstehende Transaktion vor.</text:p>
          </table:table-cell>
          <table:table-cell table:style-name="ce126" office:value-type="string">
            <text:p>Vous avez une transaction en cours.</text:p>
          </table:table-cell>
          <table:table-cell table:style-name="ce131" office:value-type="string">
            <text:p>Hai una transazione in sospeso.</text:p>
          </table:table-cell>
          <table:table-cell table:style-name="ce132" office:value-type="string">
            <text:p>処理が滞っている注文があります。</text:p>
          </table:table-cell>
          <table:table-cell table:style-name="ce157" office:value-type="string">
            <text:p>보류 중인 거래가 있습니다.</text:p>
          </table:table-cell>
          <table:table-cell table:style-name="ce140" office:value-type="string">
            <text:p>你有一个等待中的交易。</text:p>
          </table:table-cell>
          <table:table-cell table:style-name="ce122" office:value-type="string">
            <text:p>您有一筆交易待完成。</text:p>
          </table:table-cell>
          <table:table-cell table:style-name="ce101" office:value-type="string">
            <text:p>У вас есть приостановленная транзакция</text:p>
          </table:table-cell>
          <table:table-cell table:style-name="ce114" office:value-type="string">
            <text:p>Transakcja w toku.</text:p>
          </table:table-cell>
          <table:table-cell table:style-name="ce33" table:number-columns-repeated="242"/>
          <table:table-cell table:style-name="ce36" table:number-columns-repeated="767"/>
        </table:table-row>
        <table:table-row table:style-name="ro22">
          <table:table-cell table:style-name="ce33"/>
          <table:table-cell table:style-name="ce120" office:value-type="string">
            <text:p>purchase_success</text:p>
          </table:table-cell>
          <table:table-cell table:style-name="ce114" office:value-type="string">
            <text:p>Purchase successful.</text:p>
          </table:table-cell>
          <table:table-cell table:style-name="ce114" office:value-type="string">
            <text:p>Compra realizada con éxito.</text:p>
          </table:table-cell>
          <table:table-cell table:style-name="ce124" office:value-type="string">
            <text:p>Compra efetuada com sucesso.</text:p>
          </table:table-cell>
          <table:table-cell table:style-name="ce147" office:value-type="string">
            <text:p>Compra efectuada com sucesso.</text:p>
          </table:table-cell>
          <table:table-cell table:style-name="ce58" office:value-type="string">
            <text:p>Einkauf erfolgreich</text:p>
          </table:table-cell>
          <table:table-cell table:style-name="ce126" office:value-type="string">
            <text:p>Achat réussi.</text:p>
          </table:table-cell>
          <table:table-cell table:style-name="ce131" office:value-type="string">
            <text:p>Acquisto completato.</text:p>
          </table:table-cell>
          <table:table-cell table:style-name="ce132" office:value-type="string">
            <text:p>購入しました</text:p>
          </table:table-cell>
          <table:table-cell table:style-name="ce133" office:value-type="string">
            <text:p>구매 성공.</text:p>
          </table:table-cell>
          <table:table-cell table:style-name="ce140" office:value-type="string">
            <text:p>购买成功。</text:p>
          </table:table-cell>
          <table:table-cell table:style-name="ce122" office:value-type="string">
            <text:p>購買成功。</text:p>
          </table:table-cell>
          <table:table-cell table:style-name="ce101" office:value-type="string">
            <text:p>Успешная покупка.</text:p>
          </table:table-cell>
          <table:table-cell table:style-name="ce114" office:value-type="string">
            <text:p>Zakup dokonany.</text:p>
          </table:table-cell>
          <table:table-cell table:style-name="ce33" table:number-columns-repeated="242"/>
          <table:table-cell table:style-name="ce36" table:number-columns-repeated="767"/>
        </table:table-row>
        <table:table-row table:style-name="ro3">
          <table:table-cell table:style-name="ce33"/>
          <table:table-cell table:style-name="ce120" office:value-type="string">
            <text:p>purchase_unsuccess</text:p>
          </table:table-cell>
          <table:table-cell table:style-name="ce114" office:value-type="string">
            <text:p>Purchase unsuccessful.</text:p>
          </table:table-cell>
          <table:table-cell table:style-name="ce114" office:value-type="string">
            <text:p>No se ha podido completar la compra.</text:p>
          </table:table-cell>
          <table:table-cell table:style-name="ce124" office:value-type="string">
            <text:p>Falha na compra.</text:p>
          </table:table-cell>
          <table:table-cell table:style-name="ce147" office:value-type="string">
            <text:p>Compra não efectuada.</text:p>
          </table:table-cell>
          <table:table-cell table:style-name="ce58" office:value-type="string">
            <text:p>Einkauf fehlgeschlagen</text:p>
          </table:table-cell>
          <table:table-cell table:style-name="ce126" office:value-type="string">
            <text:p>Achat échoué.</text:p>
          </table:table-cell>
          <table:table-cell table:style-name="ce131" office:value-type="string">
            <text:p>Acquisto non completato.</text:p>
          </table:table-cell>
          <table:table-cell table:style-name="ce85" office:value-type="string">
            <text:p>購入できませんでした</text:p>
          </table:table-cell>
          <table:table-cell table:style-name="ce134" office:value-type="string">
            <text:p><text:span text:style-name="T21">구매</text:span> <text:span text:style-name="T21">실패</text:span>.</text:p>
          </table:table-cell>
          <table:table-cell table:style-name="ce140" office:value-type="string">
            <text:p>购买失败。</text:p>
          </table:table-cell>
          <table:table-cell table:style-name="ce122" office:value-type="string">
            <text:p>購買失敗。</text:p>
          </table:table-cell>
          <table:table-cell table:style-name="ce101" office:value-type="string">
            <text:p>Покупка не удалась.</text:p>
          </table:table-cell>
          <table:table-cell table:style-name="ce114" office:value-type="string">
            <text:p>Zakup nieudany.</text:p>
          </table:table-cell>
          <table:table-cell table:style-name="ce33" table:number-columns-repeated="242"/>
          <table:table-cell table:style-name="ce36" table:number-columns-repeated="767"/>
        </table:table-row>
        <table:table-row table:style-name="ro2">
          <table:table-cell table:style-name="ce33"/>
          <table:table-cell table:style-name="ce120" office:value-type="string">
            <text:p>iab_retry</text:p>
          </table:table-cell>
          <table:table-cell table:style-name="ce114" office:value-type="string">
            <text:p>Retry</text:p>
          </table:table-cell>
          <table:table-cell table:style-name="ce114" office:value-type="string">
            <text:p>Volver a intentar</text:p>
          </table:table-cell>
          <table:table-cell table:style-name="ce124" office:value-type="string">
            <text:p>Tentar de novo</text:p>
          </table:table-cell>
          <table:table-cell table:style-name="ce147" office:value-type="string">
            <text:p>Tentar novamente</text:p>
          </table:table-cell>
          <table:table-cell table:style-name="ce58" office:value-type="string">
            <text:p>Erneut versuchen</text:p>
          </table:table-cell>
          <table:table-cell table:style-name="ce126" office:value-type="string">
            <text:p>Réessayer</text:p>
          </table:table-cell>
          <table:table-cell table:style-name="ce131" office:value-type="string">
            <text:p>Riprova</text:p>
          </table:table-cell>
          <table:table-cell table:style-name="ce85" office:value-type="string">
            <text:p>リトライ</text:p>
          </table:table-cell>
          <table:table-cell table:style-name="ce133" office:value-type="string">
            <text:p>재시도</text:p>
          </table:table-cell>
          <table:table-cell table:style-name="ce140" office:value-type="string">
            <text:p>重试</text:p>
          </table:table-cell>
          <table:table-cell table:style-name="ce122" office:value-type="string">
            <text:p>重試</text:p>
          </table:table-cell>
          <table:table-cell table:style-name="ce101" office:value-type="string">
            <text:p>Повтор</text:p>
          </table:table-cell>
          <table:table-cell table:style-name="ce114" office:value-type="string">
            <text:p>Ponów</text:p>
          </table:table-cell>
          <table:table-cell table:style-name="ce33" table:number-columns-repeated="242"/>
          <table:table-cell table:style-name="ce36" table:number-columns-repeated="767"/>
        </table:table-row>
        <table:table-row table:style-name="ro1">
          <table:table-cell table:style-name="ce118"/>
          <table:table-cell table:style-name="ce20" office:value-type="string">
            <text:p>skt</text:p>
          </table:table-cell>
          <table:table-cell table:style-name="ce20" table:number-columns-repeated="2"/>
          <table:table-cell table:style-name="ce37"/>
          <table:table-cell table:style-name="ce148"/>
          <table:table-cell table:style-name="ce149"/>
          <table:table-cell table:style-name="ce61"/>
          <table:table-cell table:style-name="ce68"/>
          <table:table-cell table:style-name="ce77"/>
          <table:table-cell table:style-name="ce90"/>
          <table:table-cell table:style-name="ce94"/>
          <table:table-cell table:style-name="ce123"/>
          <table:table-cell table:style-name="ce100"/>
          <table:table-cell table:style-name="ce20"/>
          <table:table-cell table:style-name="ce113" table:number-columns-repeated="1009"/>
        </table:table-row>
        <table:table-row table:style-name="ro27">
          <table:table-cell table:style-name="ce33"/>
          <table:table-cell table:style-name="ce120" office:value-type="string">
            <text:p>IAB_SKT_CONFIRM_DIALOG_TITLE</text:p>
          </table:table-cell>
          <table:table-cell table:style-name="ce114" office:value-type="string">
            <text:p>Confirm Purchase</text:p>
          </table:table-cell>
          <table:table-cell table:style-name="ce114" office:value-type="string">
            <text:p>Confirmar compra</text:p>
          </table:table-cell>
          <table:table-cell table:style-name="ce124" office:value-type="string">
            <text:p>Confirmar compra</text:p>
          </table:table-cell>
          <table:table-cell table:style-name="ce147" office:value-type="string">
            <text:p>Confirmar compra</text:p>
          </table:table-cell>
          <table:table-cell table:style-name="ce129" office:value-type="string">
            <text:p>Kauf bestätigen</text:p>
          </table:table-cell>
          <table:table-cell table:style-name="ce126" office:value-type="string">
            <text:p>Confirmer l\'achat</text:p>
          </table:table-cell>
          <table:table-cell table:style-name="ce131" office:value-type="string">
            <text:p>Conferma l'acquisto</text:p>
          </table:table-cell>
          <table:table-cell table:style-name="ce132" office:value-type="string">
            <text:p>購入確認</text:p>
          </table:table-cell>
          <table:table-cell table:style-name="ce134" office:value-type="string">
            <text:p>결제 확인</text:p>
          </table:table-cell>
          <table:table-cell table:style-name="ce140" office:value-type="string">
            <text:p>确认购买</text:p>
          </table:table-cell>
          <table:table-cell table:style-name="ce122" office:value-type="string">
            <text:p>確認訂單</text:p>
          </table:table-cell>
          <table:table-cell table:style-name="ce101" office:value-type="string">
            <text:p>Подтвердите покупку</text:p>
          </table:table-cell>
          <table:table-cell table:style-name="ce114" office:value-type="string">
            <text:p>Potwierdź zakup</text:p>
          </table:table-cell>
          <table:table-cell table:style-name="ce33" table:number-columns-repeated="242"/>
          <table:table-cell table:style-name="ce36" table:number-columns-repeated="767"/>
        </table:table-row>
        <table:table-row table:style-name="ro25">
          <table:table-cell table:style-name="ce33"/>
          <table:table-cell table:style-name="ce120" office:value-type="string">
            <text:p>IAB_SKT_CONFIRM_DIALOG_QUESTION</text:p>
          </table:table-cell>
          <table:table-cell table:style-name="ce114" office:value-type="string">
            <text:p>Would you like to purchase the following item?</text:p>
          </table:table-cell>
          <table:table-cell table:style-name="ce114" office:value-type="string">
            <text:p>¿Quieres comprar el objeto siguiente?</text:p>
          </table:table-cell>
          <table:table-cell table:style-name="ce124" office:value-type="string">
            <text:p>Deseja comprar o item abaixo?</text:p>
          </table:table-cell>
          <table:table-cell table:style-name="ce147" office:value-type="string">
            <text:p>Desejas comprar o seguinte objecto?</text:p>
          </table:table-cell>
          <table:table-cell table:style-name="ce58" office:value-type="string">
            <text:p>Möchtest du den folgenden Artikel kaufen?</text:p>
          </table:table-cell>
          <table:table-cell table:style-name="ce126" office:value-type="string">
            <text:p>Voulez-vous acheter l\'item suivant ?</text:p>
          </table:table-cell>
          <table:table-cell table:style-name="ce131" office:value-type="string">
            <text:p>Vuoi comprare il seguente oggetto?</text:p>
          </table:table-cell>
          <table:table-cell table:style-name="ce132" office:value-type="string">
            <text:p>下記の商品を購入します。よろしいですか？</text:p>
          </table:table-cell>
          <table:table-cell table:style-name="ce134" office:value-type="string">
            <text:p>다음 상품을 구매하시겠습니까?</text:p>
          </table:table-cell>
          <table:table-cell table:style-name="ce140" office:value-type="string">
            <text:p>是否要购买以下物品？</text:p>
          </table:table-cell>
          <table:table-cell table:style-name="ce122" office:value-type="string">
            <text:p>您要購買以下的商品嗎？</text:p>
          </table:table-cell>
          <table:table-cell table:style-name="ce101" office:value-type="string">
            <text:p>Вы действительно хотите приобрести данный предмет?</text:p>
          </table:table-cell>
          <table:table-cell table:style-name="ce114" office:value-type="string">
            <text:p>Chcesz kupić następujący element?</text:p>
          </table:table-cell>
          <table:table-cell table:style-name="ce33" table:number-columns-repeated="242"/>
          <table:table-cell table:style-name="ce36" table:number-columns-repeated="767"/>
        </table:table-row>
        <table:table-row table:style-name="ro25">
          <table:table-cell table:style-name="ce33"/>
          <table:table-cell table:style-name="ce120" office:value-type="string">
            <text:p>IAB_SKT_CONFIRM_DIALOG_ITEM_NAME</text:p>
          </table:table-cell>
          <table:table-cell table:style-name="ce114" office:value-type="string">
            <text:p>Item name: {NAME}</text:p>
          </table:table-cell>
          <table:table-cell table:style-name="ce114" office:value-type="string">
            <text:p>Nombre del objeto: {NAME}</text:p>
          </table:table-cell>
          <table:table-cell table:style-name="ce124" office:value-type="string">
            <text:p>Nome do item: {NAME}</text:p>
          </table:table-cell>
          <table:table-cell table:style-name="ce147" office:value-type="string">
            <text:p>Nome do objecto: {NAME}</text:p>
          </table:table-cell>
          <table:table-cell table:style-name="ce129" office:value-type="string">
            <text:p>Artikelname: {NAME}</text:p>
          </table:table-cell>
          <table:table-cell table:style-name="ce126" office:value-type="string">
            <text:p>Nom de l\'item : {NAME}</text:p>
          </table:table-cell>
          <table:table-cell table:style-name="ce131" office:value-type="string">
            <text:p>Oggetto: {NAME}</text:p>
          </table:table-cell>
          <table:table-cell table:style-name="ce132" office:value-type="string">
            <text:p>商品名：{NAME}</text:p>
          </table:table-cell>
          <table:table-cell table:style-name="ce134" office:value-type="string">
            <text:p>상품: {NAME}</text:p>
          </table:table-cell>
          <table:table-cell table:style-name="ce140" office:value-type="string">
            <text:p>物品名：<text:span text:style-name="T18">{NAME}</text:span></text:p>
          </table:table-cell>
          <table:table-cell table:style-name="ce122" office:value-type="string">
            <text:p>商品名稱：{NAME}</text:p>
          </table:table-cell>
          <table:table-cell table:style-name="ce101" office:value-type="string">
            <text:p>Название предмета: {NAME}</text:p>
          </table:table-cell>
          <table:table-cell table:style-name="ce114" office:value-type="string">
            <text:p>Nazwa elementu: {NAME}</text:p>
          </table:table-cell>
          <table:table-cell table:style-name="ce33" table:number-columns-repeated="242"/>
          <table:table-cell table:style-name="ce36" table:number-columns-repeated="767"/>
        </table:table-row>
        <table:table-row table:style-name="ro25">
          <table:table-cell table:style-name="ce33"/>
          <table:table-cell table:style-name="ce120" office:value-type="string">
            <text:p>IAB_SKT_CONFIRM_DIALOG_ITEM_PRICE</text:p>
          </table:table-cell>
          <table:table-cell table:style-name="ce114" office:value-type="string">
            <text:p>Item price: {PRICE}</text:p>
          </table:table-cell>
          <table:table-cell table:style-name="ce114" office:value-type="string">
            <text:p>Precio del objeto: {PRICE}</text:p>
          </table:table-cell>
          <table:table-cell table:style-name="ce124" office:value-type="string">
            <text:p>Preço do item: {PRICE}</text:p>
          </table:table-cell>
          <table:table-cell table:style-name="ce147" office:value-type="string">
            <text:p>Preço do objecto: {PRICE}</text:p>
          </table:table-cell>
          <table:table-cell table:style-name="ce129" office:value-type="string">
            <text:p>Artikelpreis: {PRICE}</text:p>
          </table:table-cell>
          <table:table-cell table:style-name="ce126" office:value-type="string">
            <text:p>Prix de l\'item : {PRICE}</text:p>
          </table:table-cell>
          <table:table-cell table:style-name="ce131" office:value-type="string">
            <text:p>Prezzo: {NAME}</text:p>
          </table:table-cell>
          <table:table-cell table:style-name="ce132" office:value-type="string">
            <text:p>価格：{PRICE}</text:p>
          </table:table-cell>
          <table:table-cell table:style-name="ce134" office:value-type="string">
            <text:p>가격: {PRICE}</text:p>
          </table:table-cell>
          <table:table-cell table:style-name="ce140" office:value-type="string">
            <text:p>物品单价：<text:span text:style-name="T18">{PRICE}</text:span></text:p>
          </table:table-cell>
          <table:table-cell table:style-name="ce122" office:value-type="string">
            <text:p>商品價格：{PRICE}</text:p>
          </table:table-cell>
          <table:table-cell table:style-name="ce101" office:value-type="string">
            <text:p>Стоимость предмета: {PRICE}</text:p>
          </table:table-cell>
          <table:table-cell table:style-name="ce114" office:value-type="string">
            <text:p>Cena elementu: {PRICE}</text:p>
          </table:table-cell>
          <table:table-cell table:style-name="ce33" table:number-columns-repeated="242"/>
          <table:table-cell table:style-name="ce36" table:number-columns-repeated="767"/>
        </table:table-row>
        <table:table-row table:style-name="ro27">
          <table:table-cell table:style-name="ce33"/>
          <table:table-cell table:style-name="ce120" office:value-type="string">
            <text:p>IAB_SKT_CONFIRM_DIALOG_YES</text:p>
          </table:table-cell>
          <table:table-cell table:style-name="ce114" office:value-type="string">
            <text:p>Yes</text:p>
          </table:table-cell>
          <table:table-cell table:style-name="ce114" office:value-type="string">
            <text:p>Sí</text:p>
          </table:table-cell>
          <table:table-cell table:style-name="ce124" office:value-type="string">
            <text:p>Sim</text:p>
          </table:table-cell>
          <table:table-cell table:style-name="ce147" office:value-type="string">
            <text:p>Sim</text:p>
          </table:table-cell>
          <table:table-cell table:style-name="ce58" office:value-type="string">
            <text:p>Ja</text:p>
          </table:table-cell>
          <table:table-cell table:style-name="ce126" office:value-type="string">
            <text:p>Oui</text:p>
          </table:table-cell>
          <table:table-cell table:style-name="ce131" office:value-type="string">
            <text:p>Sì</text:p>
          </table:table-cell>
          <table:table-cell table:style-name="ce132" office:value-type="string">
            <text:p>はい</text:p>
          </table:table-cell>
          <table:table-cell table:style-name="ce134" office:value-type="string">
            <text:p>예</text:p>
          </table:table-cell>
          <table:table-cell table:style-name="ce140" office:value-type="string">
            <text:p>是</text:p>
          </table:table-cell>
          <table:table-cell table:style-name="ce122" office:value-type="string">
            <text:p>是</text:p>
          </table:table-cell>
          <table:table-cell table:style-name="ce101" office:value-type="string">
            <text:p>Да</text:p>
          </table:table-cell>
          <table:table-cell table:style-name="ce114" office:value-type="string">
            <text:p>Tak</text:p>
          </table:table-cell>
          <table:table-cell table:style-name="ce33" table:number-columns-repeated="242"/>
          <table:table-cell table:style-name="ce36" table:number-columns-repeated="767"/>
        </table:table-row>
        <table:table-row table:style-name="ro27">
          <table:table-cell table:style-name="ce33"/>
          <table:table-cell table:style-name="ce120" office:value-type="string">
            <text:p>IAB_SKT_CONFIRM_DIALOG_NO</text:p>
          </table:table-cell>
          <table:table-cell table:number-columns-repeated="2" table:style-name="ce114" office:value-type="string">
            <text:p>No</text:p>
          </table:table-cell>
          <table:table-cell table:style-name="ce124" office:value-type="string">
            <text:p>Não</text:p>
          </table:table-cell>
          <table:table-cell table:style-name="ce147" office:value-type="string">
            <text:p>Não</text:p>
          </table:table-cell>
          <table:table-cell table:style-name="ce58" office:value-type="string">
            <text:p>Nein</text:p>
          </table:table-cell>
          <table:table-cell table:style-name="ce126" office:value-type="string">
            <text:p>Non</text:p>
          </table:table-cell>
          <table:table-cell table:style-name="ce131" office:value-type="string">
            <text:p>No</text:p>
          </table:table-cell>
          <table:table-cell table:style-name="ce132" office:value-type="string">
            <text:p>いいえ</text:p>
          </table:table-cell>
          <table:table-cell table:style-name="ce133" office:value-type="string">
            <text:p>아니요</text:p>
          </table:table-cell>
          <table:table-cell table:style-name="ce140" office:value-type="string">
            <text:p>否</text:p>
          </table:table-cell>
          <table:table-cell table:style-name="ce122" office:value-type="string">
            <text:p>否</text:p>
          </table:table-cell>
          <table:table-cell table:style-name="ce101" office:value-type="string">
            <text:p>Нет</text:p>
          </table:table-cell>
          <table:table-cell table:style-name="ce114" office:value-type="string">
            <text:p>Nie</text:p>
          </table:table-cell>
          <table:table-cell table:style-name="ce33" table:number-columns-repeated="242"/>
          <table:table-cell table:style-name="ce36" table:number-columns-repeated="767"/>
        </table:table-row>
        <table:table-row table:style-name="ro1" table:number-rows-repeated="65357">
          <table:table-cell table:style-name="ce33" table:number-columns-repeated="4"/>
          <table:table-cell table:style-name="ce43" table:number-columns-repeated="2"/>
          <table:table-cell/>
          <table:table-cell table:style-name="ce67"/>
          <table:table-cell/>
          <table:table-cell table:style-name="ce89"/>
          <table:table-cell table:style-name="ce139"/>
          <table:table-cell table:style-name="ce43" table:number-columns-repeated="2"/>
          <table:table-cell table:style-name="ce109"/>
          <table:table-cell table:style-name="ce33" table:number-columns-repeated="243"/>
          <table:table-cell table:style-name="ce36" table:number-columns-repeated="767"/>
        </table:table-row>
        <table:table-row table:style-name="ro1">
          <table:table-cell table:style-name="ce33" table:number-columns-repeated="4"/>
          <table:table-cell table:style-name="ce43" table:number-columns-repeated="2"/>
          <table:table-cell/>
          <table:table-cell table:style-name="ce67"/>
          <table:table-cell/>
          <table:table-cell table:style-name="ce89"/>
          <table:table-cell table:style-name="ce139"/>
          <table:table-cell table:style-name="ce43" table:number-columns-repeated="2"/>
          <table:table-cell table:style-name="ce109"/>
          <table:table-cell table:style-name="ce36"/>
          <table:table-cell table:style-name="ce33" table:number-columns-repeated="242"/>
          <table:table-cell table:style-name="ce36" table:number-columns-repeated="767"/>
        </table:table-row>
        <table:table-row table:style-name="ro1" table:number-rows-repeated="2">
          <table:table-cell table:style-name="ce36" table:number-columns-repeated="3"/>
          <table:table-cell table:style-name="ce33"/>
          <table:table-cell table:style-name="ce43" table:number-columns-repeated="2"/>
          <table:table-cell/>
          <table:table-cell table:style-name="ce67"/>
          <table:table-cell/>
          <table:table-cell table:style-name="ce89"/>
          <table:table-cell table:style-name="ce139"/>
          <table:table-cell table:style-name="ce43" table:number-columns-repeated="2"/>
          <table:table-cell table:style-name="ce144"/>
          <table:table-cell table:style-name="ce36" table:number-columns-repeated="1010"/>
        </table:table-row>
        <table:table-row table:style-name="ro1" table:number-rows-repeated="2">
          <table:table-cell table:style-name="ce36" table:number-columns-repeated="4"/>
          <table:table-cell table:style-name="ce43" table:number-columns-repeated="2"/>
          <table:table-cell/>
          <table:table-cell table:style-name="ce67"/>
          <table:table-cell/>
          <table:table-cell table:style-name="ce89"/>
          <table:table-cell table:style-name="ce139"/>
          <table:table-cell table:style-name="ce43"/>
          <table:table-cell table:style-name="ce127"/>
          <table:table-cell table:style-name="ce144"/>
          <table:table-cell table:style-name="ce36" table:number-columns-repeated="1010"/>
        </table:table-row>
        <table:table-row table:style-name="ro1" table:number-rows-repeated="58">
          <table:table-cell table:style-name="ce36" table:number-columns-repeated="4"/>
          <table:table-cell table:style-name="ce43"/>
          <table:table-cell table:style-name="ce127"/>
          <table:table-cell/>
          <table:table-cell table:style-name="ce67"/>
          <table:table-cell/>
          <table:table-cell table:style-name="ce89"/>
          <table:table-cell table:style-name="ce139"/>
          <table:table-cell table:style-name="ce43"/>
          <table:table-cell table:style-name="ce127"/>
          <table:table-cell table:style-name="ce144"/>
          <table:table-cell table:style-name="ce36" table:number-columns-repeated="1010"/>
        </table:table-row>
        <table:table-row table:style-name="ro1">
          <table:table-cell table:style-name="ce36" table:number-columns-repeated="4"/>
          <table:table-cell table:style-name="ce43"/>
          <table:table-cell table:style-name="ce127"/>
          <table:table-cell/>
          <table:table-cell table:style-name="ce67"/>
          <table:table-cell/>
          <table:table-cell table:style-name="ce89"/>
          <table:table-cell table:style-name="ce139"/>
          <table:table-cell table:style-name="ce43"/>
          <table:table-cell table:style-name="ce127"/>
          <table:table-cell table:style-name="ce144"/>
          <table:table-cell/>
          <table:table-cell table:style-name="ce36" table:number-columns-repeated="1009"/>
        </table:table-row>
        <table:table-row table:style-name="ro1" table:number-rows-repeated="983039">
          <table:table-cell table:number-columns-repeated="1024"/>
        </table:table-row>
        <table:table-row table:style-name="ro1">
          <table:table-cell table:number-columns-repeated="1024"/>
        </table:table-row>
      </table:table>
      <table:table table:name="Jax" table:style-name="ta2" table:print="false">
        <table:table-column table:style-name="co1" table:default-cell-style-name="Default"/>
        <table:table-column table:style-name="co2" table:number-columns-repeated="4" table:default-cell-style-name="Default"/>
        <table:table-column table:style-name="co2" table:visibility="collapse" table:default-cell-style-name="Default"/>
        <table:table-column table:style-name="co2" table:default-cell-style-name="ce60"/>
        <table:table-column table:style-name="co2" table:default-cell-style-name="Default"/>
        <table:table-column table:style-name="co2" table:default-cell-style-name="ce76"/>
        <table:table-column table:style-name="co2" table:default-cell-style-name="Default"/>
        <table:table-column table:style-name="co2" table:visibility="collapse" table:number-columns-repeated="3" table:default-cell-style-name="Default"/>
        <table:table-column table:style-name="co2" table:default-cell-style-name="ce172"/>
        <table:table-column table:style-name="co2" table:number-columns-repeated="2" table:default-cell-style-name="Default"/>
        <table:table-column table:style-name="co3" table:number-columns-repeated="1008" table:default-cell-style-name="Default"/>
        <table:table-row table:style-name="ro1">
          <table:table-cell table:style-name="ce20" office:value-type="string">
            <text:p>Note</text:p>
          </table:table-cell>
          <table:table-cell table:style-name="ce20" office:value-type="string">
            <text:p>STRING ID</text:p>
          </table:table-cell>
          <table:table-cell table:style-name="ce20" office:value-type="string">
            <text:p>EN</text:p>
          </table:table-cell>
          <table:table-cell table:style-name="ce20" office:value-type="string">
            <text:p>ES</text:p>
          </table:table-cell>
          <table:table-cell table:style-name="ce159" office:value-type="string">
            <text:p>BR</text:p>
          </table:table-cell>
          <table:table-cell table:style-name="ce44" office:value-type="string">
            <text:p>PT</text:p>
          </table:table-cell>
          <table:table-cell table:style-name="ce128" office:value-type="string">
            <text:p>DE</text:p>
          </table:table-cell>
          <table:table-cell table:style-name="ce162" office:value-type="string">
            <text:p>FR</text:p>
          </table:table-cell>
          <table:table-cell table:style-name="ce68" office:value-type="string">
            <text:p>IT</text:p>
          </table:table-cell>
          <table:table-cell table:style-name="ce165" office:value-type="string">
            <text:p>JA</text:p>
          </table:table-cell>
          <table:table-cell table:style-name="ce166" office:value-type="string">
            <text:p>KO</text:p>
          </table:table-cell>
          <table:table-cell table:style-name="ce170" office:value-type="string">
            <text:p>zh_CN (SC )</text:p>
          </table:table-cell>
          <table:table-cell table:style-name="ce44" office:value-type="string">
            <text:p>zh_TW (TC)</text:p>
          </table:table-cell>
          <table:table-cell table:style-name="ce100" office:value-type="string">
            <text:p>RU</text:p>
          </table:table-cell>
          <table:table-cell table:style-name="ce110" office:value-type="string">
            <text:p>PL</text:p>
          </table:table-cell>
          <table:table-cell table:style-name="ce113" table:number-columns-repeated="1009"/>
        </table:table-row>
        <table:table-row table:style-name="ro10">
          <table:table-cell table:style-name="ce33"/>
          <table:table-cell table:style-name="ce119" office:value-type="string">
            <text:p>STATE_CONFIRM_UPDATE_HD</text:p>
          </table:table-cell>
          <table:table-cell table:style-name="ce114" office:value-type="string">
            <text:p>Updating to {GAME_NAME} HD will replace your old version of {GAME_NAME} and your saved files will be lost. \nDo you want to proceed?</text:p>
          </table:table-cell>
          <table:table-cell table:style-name="ce36" office:value-type="string">
            <text:p>Si actualizas tu juego a {GAME_NAME} HD, este sustituirá tu antigua versión de {GAME_NAME} y perderás tus archivos guardados. ¿Quieres continuar?</text:p>
          </table:table-cell>
          <table:table-cell table:style-name="ce48" office:value-type="string">
            <text:p>Ao atualizar para {GAME_NAME} HD, você vai substituir a versão antiga de {GAME_NAME} e seu progresso será perdido.\nDeseja continuar?</text:p>
          </table:table-cell>
          <table:table-cell table:style-name="ce160" office:value-type="string">
            <text:p>Actualizar para {GAME_NAME} HD vai substituir a tua versão antiga de {GAME_NAME} e fazer com que percas os teus ficheiros guardados. \nQueres continuar?</text:p>
          </table:table-cell>
          <table:table-cell table:style-name="ce129" office:value-type="string">
            <text:p>Beim Update auf {GAME_NAME} HD wird deine aktuelle Version von {GAME_NAME} überschrieben und deine Speicherdaten gehen verloren. Wirklich fortfahren?</text:p>
          </table:table-cell>
          <table:table-cell table:style-name="ce163" office:value-type="string">
            <text:p>La mise à jour vers {GAME_NAME} HD remplacera votre ancienne version de {GAME_NAME} et vos fichiers enregistrés seront perdus. Voulez-vous continuer ?</text:p>
          </table:table-cell>
          <table:table-cell table:style-name="ce131" office:value-type="string">
            <text:p>Se passi alla versione HD di {GAME_NAME}, questa sostituirà la tua vecchia versione di {GAME_NAME} e perderai tutti i salvataggi. Vuoi continuare?</text:p>
          </table:table-cell>
          <table:table-cell table:style-name="ce101" office:value-type="string">
            <text:p>『{GAME_NAME} HD』へのアップデートを行うと\nお持ちの『{GAME_NAME}』のセーブデータは消去されます。\nアップデートを行いますか？</text:p>
          </table:table-cell>
          <table:table-cell table:style-name="ce167" office:value-type="string">
            <text:p>{GAME_NAME} HD<text:span text:style-name="T21">로</text:span> <text:span text:style-name="T21">업그</text:span><text:span text:style-name="T21">레이드하면</text:span> {GAME_NAME}<text:span text:style-name="T21">의</text:span> <text:span text:style-name="T21">구</text:span> <text:span text:style-name="T21">버전을</text:span> <text:span text:style-name="T21">대체하게</text:span> <text:span text:style-name="T21">되며</text:span>, <text:span text:style-name="T21">게임</text:span> <text:span text:style-name="T21">저장한</text:span> <text:span text:style-name="T21">파</text:span><text:span text:style-name="T21">일은</text:span> <text:span text:style-name="T21">사라집니</text:span><text:span text:style-name="T21">다</text:span>. \n<text:span text:style-name="T21">계속</text:span> <text:span text:style-name="T21">진행</text:span><text:span text:style-name="T21">하시겠습니까</text:span>?</text:p>
          </table:table-cell>
          <table:table-cell table:style-name="ce171" office:value-type="string">
            <text:p>更新<text:span text:style-name="T18">{GAME_NAM</text:span><text:span text:style-name="T18">E} HD</text:span><text:span text:style-name="T22">将会覆</text:span><text:span text:style-name="T22">盖掉旧版本的</text:span><text:span text:style-name="T18">{GAME_NAM</text:span><text:span text:style-name="T18">E}</text:span><text:span text:style-name="T22">，并且已保</text:span><text:span text:style-name="T22">存的文件将会</text:span><text:span text:style-name="T22">丢失。</text:span><text:span text:style-name="T18">\n</text:span><text:span text:style-name="T22">是否</text:span><text:span text:style-name="T22">继续？</text:span></text:p>
          </table:table-cell>
          <table:table-cell table:style-name="ce48" office:value-type="string">
            <text:p>更新至 {GAME_NAME} HD，這將會取代您的 {GAME_NAME} 舊版本，並失去所有已儲存檔案。\n您要繼續嗎？</text:p>
          </table:table-cell>
          <table:table-cell table:style-name="ce101" office:value-type="string">
            <text:p>Обновление {GAME_NAME} HD заменит устаревшую версию {GAME_NAME} и удалит ваши сохраненные игры. \nХотите продолжить?</text:p>
          </table:table-cell>
          <table:table-cell table:style-name="ce114" office:value-type="string">
            <text:p>Aktualizacja do {GAME_NAME} HD zastąpi starszą wersję gry {GAME_NAME}. Zapisane stany gry zostaną utracone. \nChcesz kontynuować?</text:p>
          </table:table-cell>
          <table:table-cell table:style-name="ce33" table:number-columns-repeated="242"/>
          <table:table-cell table:style-name="ce36" table:number-columns-repeated="767"/>
        </table:table-row>
        <table:table-row table:style-name="ro1" table:number-rows-repeated="100">
          <table:table-cell table:style-name="ce36" table:number-columns-repeated="4"/>
          <table:table-cell table:style-name="ce53"/>
          <table:table-cell table:style-name="ce161"/>
          <table:table-cell/>
          <table:table-cell table:style-name="ce164"/>
          <table:table-cell/>
          <table:table-cell table:style-name="ce144"/>
          <table:table-cell table:style-name="ce168"/>
          <table:table-cell table:style-name="ce53"/>
          <table:table-cell table:style-name="ce161"/>
          <table:table-cell table:style-name="ce144"/>
          <table:table-cell table:style-name="ce36" table:number-columns-repeated="11"/>
          <table:table-cell table:style-name="ce33" table:number-columns-repeated="232"/>
          <table:table-cell table:style-name="ce36" table:number-columns-repeated="767"/>
        </table:table-row>
        <table:table-row table:style-name="ro1" table:number-rows-repeated="28">
          <table:table-cell table:style-name="ce33" table:number-columns-repeated="4"/>
          <table:table-cell table:style-name="ce53" table:number-columns-repeated="2"/>
          <table:table-cell/>
          <table:table-cell table:style-name="ce164"/>
          <table:table-cell/>
          <table:table-cell table:style-name="ce144"/>
          <table:table-cell table:style-name="ce168"/>
          <table:table-cell table:style-name="ce53"/>
          <table:table-cell table:style-name="ce161"/>
          <table:table-cell table:style-name="ce144"/>
          <table:table-cell table:style-name="ce36" table:number-columns-repeated="11"/>
          <table:table-cell table:style-name="ce33" table:number-columns-repeated="232"/>
          <table:table-cell table:style-name="ce36" table:number-columns-repeated="767"/>
        </table:table-row>
        <table:table-row table:style-name="ro1" table:number-rows-repeated="31">
          <table:table-cell table:style-name="ce33" table:number-columns-repeated="4"/>
          <table:table-cell table:style-name="ce53" table:number-columns-repeated="2"/>
          <table:table-cell/>
          <table:table-cell table:style-name="ce164"/>
          <table:table-cell/>
          <table:table-cell table:style-name="ce109"/>
          <table:table-cell table:style-name="ce169"/>
          <table:table-cell table:style-name="ce53"/>
          <table:table-cell table:style-name="ce161"/>
          <table:table-cell table:style-name="ce144"/>
          <table:table-cell table:style-name="ce36" table:number-columns-repeated="11"/>
          <table:table-cell table:style-name="ce33" table:number-columns-repeated="232"/>
          <table:table-cell table:style-name="ce36" table:number-columns-repeated="767"/>
        </table:table-row>
        <table:table-row table:style-name="ro1" table:number-rows-repeated="65310">
          <table:table-cell table:style-name="ce33" table:number-columns-repeated="4"/>
          <table:table-cell table:style-name="ce53" table:number-columns-repeated="2"/>
          <table:table-cell/>
          <table:table-cell table:style-name="ce164"/>
          <table:table-cell/>
          <table:table-cell table:style-name="ce109"/>
          <table:table-cell table:style-name="ce169"/>
          <table:table-cell table:style-name="ce53" table:number-columns-repeated="2"/>
          <table:table-cell table:style-name="ce109"/>
          <table:table-cell table:style-name="ce33" table:number-columns-repeated="243"/>
          <table:table-cell table:style-name="ce36" table:number-columns-repeated="767"/>
        </table:table-row>
        <table:table-row table:style-name="ro1">
          <table:table-cell table:style-name="ce36" table:number-columns-repeated="3"/>
          <table:table-cell table:style-name="ce33"/>
          <table:table-cell table:style-name="ce53" table:number-columns-repeated="2"/>
          <table:table-cell/>
          <table:table-cell table:style-name="ce164"/>
          <table:table-cell/>
          <table:table-cell table:style-name="ce109"/>
          <table:table-cell table:style-name="ce169"/>
          <table:table-cell table:style-name="ce53" table:number-columns-repeated="2"/>
          <table:table-cell table:style-name="ce144"/>
          <table:table-cell table:style-name="ce36" table:number-columns-repeated="1010"/>
        </table:table-row>
        <table:table-row table:style-name="ro1">
          <table:table-cell table:style-name="ce36" table:number-columns-repeated="4"/>
          <table:table-cell table:style-name="ce53" table:number-columns-repeated="2"/>
          <table:table-cell/>
          <table:table-cell table:style-name="ce164"/>
          <table:table-cell/>
          <table:table-cell table:style-name="ce109"/>
          <table:table-cell table:style-name="ce169"/>
          <table:table-cell table:style-name="ce53" table:number-columns-repeated="2"/>
          <table:table-cell table:style-name="ce144"/>
          <table:table-cell table:style-name="ce36" table:number-columns-repeated="1010"/>
        </table:table-row>
        <table:table-row table:style-name="ro1">
          <table:table-cell table:style-name="ce36" table:number-columns-repeated="4"/>
          <table:table-cell table:style-name="ce53" table:number-columns-repeated="2"/>
          <table:table-cell/>
          <table:table-cell table:style-name="ce164"/>
          <table:table-cell/>
          <table:table-cell table:style-name="ce109"/>
          <table:table-cell table:style-name="ce169"/>
          <table:table-cell table:style-name="ce53"/>
          <table:table-cell table:style-name="ce161"/>
          <table:table-cell table:style-name="ce144"/>
          <table:table-cell table:style-name="ce36" table:number-columns-repeated="1010"/>
        </table:table-row>
        <table:table-row table:style-name="ro1" table:number-rows-repeated="62">
          <table:table-cell table:style-name="ce36" table:number-columns-repeated="4"/>
          <table:table-cell table:style-name="ce53"/>
          <table:table-cell table:style-name="ce161"/>
          <table:table-cell/>
          <table:table-cell table:style-name="ce164"/>
          <table:table-cell/>
          <table:table-cell table:style-name="ce109"/>
          <table:table-cell table:style-name="ce169"/>
          <table:table-cell table:style-name="ce53"/>
          <table:table-cell table:style-name="ce161"/>
          <table:table-cell table:style-name="ce144"/>
          <table:table-cell table:style-name="ce36" table:number-columns-repeated="1010"/>
        </table:table-row>
        <table:table-row table:style-name="ro1" table:number-rows-repeated="983039">
          <table:table-cell table:number-columns-repeated="1024"/>
        </table:table-row>
        <table:table-row table:style-name="ro1">
          <table:table-cell table:number-columns-repeated="1024"/>
        </table:table-row>
      </table:table>
      <table:table table:name="PSS" table:style-name="ta2" table:print="false">
        <table:table-column table:style-name="co1" table:default-cell-style-name="ce178"/>
        <table:table-column table:style-name="co2" table:number-columns-repeated="4" table:default-cell-style-name="ce178"/>
        <table:table-column table:style-name="co2" table:visibility="collapse" table:default-cell-style-name="ce178"/>
        <table:table-column table:style-name="co2" table:default-cell-style-name="ce197"/>
        <table:table-column table:style-name="co2" table:default-cell-style-name="ce178"/>
        <table:table-column table:style-name="co2" table:default-cell-style-name="ce205"/>
        <table:table-column table:style-name="co2" table:default-cell-style-name="ce178"/>
        <table:table-column table:style-name="co2" table:visibility="collapse" table:number-columns-repeated="3" table:default-cell-style-name="ce178"/>
        <table:table-column table:style-name="co2" table:default-cell-style-name="ce226"/>
        <table:table-column table:style-name="co2" table:number-columns-repeated="2" table:default-cell-style-name="ce178"/>
        <table:table-column table:style-name="co3" table:number-columns-repeated="1008" table:default-cell-style-name="ce178"/>
        <table:table-row table:style-name="ro17">
          <table:table-cell table:style-name="ce173" office:value-type="string">
            <text:p>Note</text:p>
          </table:table-cell>
          <table:table-cell table:style-name="ce173" office:value-type="string">
            <text:p>STRING ID</text:p>
          </table:table-cell>
          <table:table-cell table:style-name="ce173" office:value-type="string">
            <text:p>EN</text:p>
          </table:table-cell>
          <table:table-cell table:style-name="ce173" office:value-type="string">
            <text:p>ES</text:p>
          </table:table-cell>
          <table:table-cell table:style-name="ce185" office:value-type="string">
            <text:p>BR</text:p>
          </table:table-cell>
          <table:table-cell table:style-name="ce189" office:value-type="string">
            <text:p>PT</text:p>
          </table:table-cell>
          <table:table-cell table:style-name="ce194" office:value-type="string">
            <text:p>DE</text:p>
          </table:table-cell>
          <table:table-cell table:style-name="ce198" office:value-type="string">
            <text:p>FR</text:p>
          </table:table-cell>
          <table:table-cell table:style-name="ce202" office:value-type="string">
            <text:p>IT</text:p>
          </table:table-cell>
          <table:table-cell table:style-name="ce206" office:value-type="string">
            <text:p>JA</text:p>
          </table:table-cell>
          <table:table-cell table:style-name="ce211" office:value-type="string">
            <text:p>KO</text:p>
          </table:table-cell>
          <table:table-cell table:style-name="ce217" office:value-type="string">
            <text:p>zh_CN (SC )</text:p>
          </table:table-cell>
          <table:table-cell table:style-name="ce189" office:value-type="string">
            <text:p>zh_TW (TC)</text:p>
          </table:table-cell>
          <table:table-cell table:style-name="ce220" office:value-type="string">
            <text:p>RU</text:p>
          </table:table-cell>
          <table:table-cell table:style-name="ce173" office:value-type="string">
            <text:p>PL</text:p>
          </table:table-cell>
          <table:table-cell table:style-name="ce227" table:number-columns-repeated="1009"/>
        </table:table-row>
        <table:table-row table:style-name="ro17">
          <table:table-cell table:style-name="ce174"/>
          <table:table-cell table:style-name="ce173" office:value-type="string">
            <text:p>pss_strings.xml</text:p>
          </table:table-cell>
          <table:table-cell table:style-name="ce173" table:number-columns-repeated="2"/>
          <table:table-cell table:style-name="ce185"/>
          <table:table-cell table:style-name="ce189"/>
          <table:table-cell table:style-name="ce195"/>
          <table:table-cell table:style-name="ce198"/>
          <table:table-cell table:style-name="ce202"/>
          <table:table-cell table:style-name="ce206"/>
          <table:table-cell table:style-name="ce211"/>
          <table:table-cell table:style-name="ce217"/>
          <table:table-cell table:style-name="ce189"/>
          <table:table-cell table:style-name="ce220"/>
          <table:table-cell table:style-name="ce173"/>
          <table:table-cell table:style-name="ce227" table:number-columns-repeated="1009"/>
        </table:table-row>
        <table:table-row table:style-name="ro17">
          <table:table-cell table:style-name="ce175"/>
          <table:table-cell table:style-name="ce179" office:value-type="string">
            <text:p>pss_title</text:p>
          </table:table-cell>
          <table:table-cell table:style-name="ce183" office:value-type="string">
            <text:p>{GAME_TITLE}</text:p>
          </table:table-cell>
          <table:table-cell table:style-name="ce184" office:value-type="string">
            <text:p>{GAME_TITLE}</text:p>
          </table:table-cell>
          <table:table-cell table:number-columns-repeated="2" table:style-name="ce186" office:value-type="string">
            <text:p>{GAME_TITLE}</text:p>
          </table:table-cell>
          <table:table-cell table:style-name="ce196" office:value-type="string">
            <text:p>{GAME_TITLE}</text:p>
          </table:table-cell>
          <table:table-cell table:style-name="ce199" office:value-type="string">
            <text:p>{GAME_TITLE}</text:p>
          </table:table-cell>
          <table:table-cell table:style-name="ce203" office:value-type="string">
            <text:p>{GAME_TITLE}</text:p>
          </table:table-cell>
          <table:table-cell table:style-name="ce207" office:value-type="string">
            <text:p>{GAME_TITLE}</text:p>
          </table:table-cell>
          <table:table-cell table:style-name="ce212" office:value-type="string">
            <text:p>{GAME_TITLE}</text:p>
          </table:table-cell>
          <table:table-cell table:number-columns-repeated="2" table:style-name="ce187" office:value-type="string">
            <text:p>{GAME_TITLE}</text:p>
          </table:table-cell>
          <table:table-cell table:style-name="ce221" office:value-type="string">
            <text:p>{GAME_TITLE}</text:p>
          </table:table-cell>
          <table:table-cell table:style-name="ce183" office:value-type="string">
            <text:p>{GAME_TITLE}</text:p>
          </table:table-cell>
          <table:table-cell table:style-name="ce175" table:number-columns-repeated="242"/>
          <table:table-cell table:style-name="ce176" table:number-columns-repeated="767"/>
        </table:table-row>
        <table:table-row table:style-name="ro17">
          <table:table-cell table:style-name="ce175"/>
          <table:table-cell table:style-name="ce179" office:value-type="string">
            <text:p>pss_LoadingText</text:p>
          </table:table-cell>
          <table:table-cell table:style-name="ce183" office:value-type="string">
            <text:p>Loading...</text:p>
          </table:table-cell>
          <table:table-cell table:style-name="ce184" office:value-type="string">
            <text:p>Cargando...</text:p>
          </table:table-cell>
          <table:table-cell table:style-name="ce186" office:value-type="string">
            <text:p>Carregando...</text:p>
          </table:table-cell>
          <table:table-cell table:style-name="ce186" office:value-type="string">
            <text:p>A carregar...</text:p>
          </table:table-cell>
          <table:table-cell table:style-name="ce196" office:value-type="string">
            <text:p>Lädt...</text:p>
          </table:table-cell>
          <table:table-cell table:style-name="ce199" office:value-type="string">
            <text:p>Chargement...</text:p>
          </table:table-cell>
          <table:table-cell table:style-name="ce203" office:value-type="string">
            <text:p>Caricamento...</text:p>
          </table:table-cell>
          <table:table-cell table:style-name="ce207" office:value-type="string">
            <text:p>ロード中…</text:p>
          </table:table-cell>
          <table:table-cell table:style-name="ce212" office:value-type="string">
            <text:p>불러오는 중...</text:p>
          </table:table-cell>
          <table:table-cell table:style-name="ce187" office:value-type="string">
            <text:p>载入中……</text:p>
          </table:table-cell>
          <table:table-cell table:style-name="ce187" office:value-type="string">
            <text:p>讀取中…</text:p>
          </table:table-cell>
          <table:table-cell table:style-name="ce221" office:value-type="string">
            <text:p>Загрузка...</text:p>
          </table:table-cell>
          <table:table-cell table:style-name="ce183" office:value-type="string">
            <text:p>Wczytywanie...</text:p>
          </table:table-cell>
          <table:table-cell table:style-name="ce175" table:number-columns-repeated="242"/>
          <table:table-cell table:style-name="ce176" table:number-columns-repeated="767"/>
        </table:table-row>
        <table:table-row table:style-name="ro17">
          <table:table-cell table:style-name="ce175"/>
          <table:table-cell table:style-name="ce179" office:value-type="string">
            <text:p>pss_PlayNowButton</text:p>
          </table:table-cell>
          <table:table-cell table:style-name="ce175" office:value-type="string">
            <text:p>Play Now!</text:p>
          </table:table-cell>
          <table:table-cell table:style-name="ce184" office:value-type="string">
            <text:p>¡Jugar ahora!</text:p>
          </table:table-cell>
          <table:table-cell table:number-columns-repeated="2" table:style-name="ce186" office:value-type="string">
            <text:p>Jogar agora!</text:p>
          </table:table-cell>
          <table:table-cell table:style-name="ce196" office:value-type="string">
            <text:p>Jetzt spielen!</text:p>
          </table:table-cell>
          <table:table-cell table:style-name="ce199" office:value-type="string">
            <text:p>Jouer !</text:p>
          </table:table-cell>
          <table:table-cell table:style-name="ce203" office:value-type="string">
            <text:p>Gioca!</text:p>
          </table:table-cell>
          <table:table-cell table:style-name="ce207" office:value-type="string">
            <text:p>今すぐプレイ！</text:p>
          </table:table-cell>
          <table:table-cell table:style-name="ce212" office:value-type="string">
            <text:p>지금 플레이!</text:p>
          </table:table-cell>
          <table:table-cell table:style-name="ce187" office:value-type="string">
            <text:p>立刻开始！</text:p>
          </table:table-cell>
          <table:table-cell table:style-name="ce187" office:value-type="string">
            <text:p>開始遊戲！</text:p>
          </table:table-cell>
          <table:table-cell table:style-name="ce221" office:value-type="string">
            <text:p>Играть!</text:p>
          </table:table-cell>
          <table:table-cell table:style-name="ce175" office:value-type="string">
            <text:p>Graj!</text:p>
          </table:table-cell>
          <table:table-cell table:style-name="ce175" table:number-columns-repeated="242"/>
          <table:table-cell table:style-name="ce176" table:number-columns-repeated="767"/>
        </table:table-row>
        <table:table-row table:style-name="ro27">
          <table:table-cell table:style-name="ce175"/>
          <table:table-cell table:style-name="ce179" office:value-type="string">
            <text:p>pss_MoreGamesButton</text:p>
          </table:table-cell>
          <table:table-cell table:style-name="ce175" office:value-type="string">
            <text:p>More Games!</text:p>
          </table:table-cell>
          <table:table-cell table:style-name="ce184" office:value-type="string">
            <text:p>¡Más juegos!</text:p>
          </table:table-cell>
          <table:table-cell table:number-columns-repeated="2" table:style-name="ce186" office:value-type="string">
            <text:p>Mais jogos!</text:p>
          </table:table-cell>
          <table:table-cell table:style-name="ce196" office:value-type="string">
            <text:p>Mehr Spiele!</text:p>
          </table:table-cell>
          <table:table-cell table:style-name="ce199" office:value-type="string">
            <text:p>Plus de jeux !</text:p>
          </table:table-cell>
          <table:table-cell table:style-name="ce203" office:value-type="string">
            <text:p>Altri giochi</text:p>
          </table:table-cell>
          <table:table-cell table:style-name="ce207" office:value-type="string">
            <text:p>カタログ</text:p>
          </table:table-cell>
          <table:table-cell table:style-name="ce212" office:value-type="string">
            <text:p>추천 게임!</text:p>
          </table:table-cell>
          <table:table-cell table:style-name="ce187" office:value-type="string">
            <text:p>更多游戏！</text:p>
          </table:table-cell>
          <table:table-cell table:style-name="ce187" office:value-type="string">
            <text:p>更多遊戲！</text:p>
          </table:table-cell>
          <table:table-cell table:style-name="ce221" office:value-type="string">
            <text:p>Еще игры!</text:p>
          </table:table-cell>
          <table:table-cell table:style-name="ce175" office:value-type="string">
            <text:p>Więcej gier!</text:p>
          </table:table-cell>
          <table:table-cell table:style-name="ce175" table:number-columns-repeated="242"/>
          <table:table-cell table:style-name="ce176" table:number-columns-repeated="767"/>
        </table:table-row>
        <table:table-row table:style-name="ro30">
          <table:table-cell table:style-name="ce175"/>
          <table:table-cell table:style-name="ce179" office:value-type="string">
            <text:p>pss_MoreGamesText</text:p>
          </table:table-cell>
          <table:table-cell table:style-name="ce175" office:value-type="string">
            <text:p>Other Bestselling HD games for your </text:p>
          </table:table-cell>
          <table:table-cell table:style-name="ce184" office:value-type="string">
            <text:p>Otros juegos superventas HD para tu </text:p>
          </table:table-cell>
          <table:table-cell table:style-name="ce186" office:value-type="string">
            <text:p>Outros campeões de venda em HD para o seu </text:p>
          </table:table-cell>
          <table:table-cell table:style-name="ce186" office:value-type="string">
            <text:p>Outros jogos de sucesso em HD para o teu</text:p>
          </table:table-cell>
          <table:table-cell table:style-name="ce196" office:value-type="string">
            <text:p>Andere HD-Spiele-Bestseller </text:p>
          </table:table-cell>
          <table:table-cell table:style-name="ce199" office:value-type="string">
            <text:p>Autres jeux HD populaires pour votre </text:p>
          </table:table-cell>
          <table:table-cell table:style-name="ce203" office:value-type="string">
            <text:p>Altri giochi HD tra i più venduti per </text:p>
          </table:table-cell>
          <table:table-cell table:style-name="ce207" office:value-type="string">
            <text:p>お手持ちの </text:p>
          </table:table-cell>
          <table:table-cell table:style-name="ce212" office:value-type="string">
            <text:p>내 폰 </text:p>
          </table:table-cell>
          <table:table-cell table:style-name="ce218" office:value-type="string">
            <text:p>其他畅销高清游戏奉献给您的<text:span text:style-name="T18"> </text:span></text:p>
          </table:table-cell>
          <table:table-cell table:style-name="ce187" office:value-type="string">
            <text:p>更多熱門 HD 遊戲在您的 </text:p>
          </table:table-cell>
          <table:table-cell table:style-name="ce221" office:value-type="string">
            <text:p>Другие HD бестселлеры для вашего</text:p>
          </table:table-cell>
          <table:table-cell table:style-name="ce175" office:value-type="string">
            <text:p>Inne bestsellerowe gry HD na Twoje urządzenie </text:p>
          </table:table-cell>
          <table:table-cell table:style-name="ce175" table:number-columns-repeated="242"/>
          <table:table-cell table:style-name="ce176" table:number-columns-repeated="767"/>
        </table:table-row>
        <table:table-row table:style-name="ro27">
          <table:table-cell table:style-name="ce175"/>
          <table:table-cell table:style-name="ce179" office:value-type="string">
            <text:p>pss_checkBox1Text</text:p>
          </table:table-cell>
          <table:table-cell table:style-name="ce175" office:value-type="string">
            <text:p>Always show at startup</text:p>
          </table:table-cell>
          <table:table-cell table:style-name="ce184" office:value-type="string">
            <text:p>Siempre mostrar al inicio</text:p>
          </table:table-cell>
          <table:table-cell table:style-name="ce186" office:value-type="string">
            <text:p>Sempre exibir ao iniciar</text:p>
          </table:table-cell>
          <table:table-cell table:style-name="ce186" office:value-type="string">
            <text:p>Mostrar sempre no início</text:p>
          </table:table-cell>
          <table:table-cell table:style-name="ce196" office:value-type="string">
            <text:p>Beim Hochfahren immer anzeigen</text:p>
          </table:table-cell>
          <table:table-cell table:style-name="ce199" office:value-type="string">
            <text:p>Toujours afficher au démarrage</text:p>
          </table:table-cell>
          <table:table-cell table:style-name="ce203" office:value-type="string">
            <text:p>Mostra sempre all\'avvio</text:p>
          </table:table-cell>
          <table:table-cell table:style-name="ce207" office:value-type="string">
            <text:p>スタートアップ時にいつも表示する</text:p>
          </table:table-cell>
          <table:table-cell table:style-name="ce212" office:value-type="string">
            <text:p>시작에 항상 표시</text:p>
          </table:table-cell>
          <table:table-cell table:style-name="ce187" office:value-type="string">
            <text:p>总在启动时显示</text:p>
          </table:table-cell>
          <table:table-cell table:style-name="ce187" office:value-type="string">
            <text:p>每次啟動時顯示</text:p>
          </table:table-cell>
          <table:table-cell table:style-name="ce221" office:value-type="string">
            <text:p>Показывать при запуске</text:p>
          </table:table-cell>
          <table:table-cell table:style-name="ce175" office:value-type="string">
            <text:p>Zawsze pokazuj przy starcie</text:p>
          </table:table-cell>
          <table:table-cell table:style-name="ce175" table:number-columns-repeated="242"/>
          <table:table-cell table:style-name="ce176" table:number-columns-repeated="767"/>
        </table:table-row>
        <table:table-row table:style-name="ro17">
          <table:table-cell table:style-name="ce175"/>
          <table:table-cell table:style-name="ce179" office:value-type="string">
            <text:p>pss_BuyConfirmTitle</text:p>
          </table:table-cell>
          <table:table-cell table:style-name="ce175" office:value-type="string">
            <text:p>Confirm Purchase</text:p>
          </table:table-cell>
          <table:table-cell table:style-name="ce184" office:value-type="string">
            <text:p>Confirmar compra</text:p>
          </table:table-cell>
          <table:table-cell table:number-columns-repeated="2" table:style-name="ce186" office:value-type="string">
            <text:p>Confirmar compra</text:p>
          </table:table-cell>
          <table:table-cell table:style-name="ce196" office:value-type="string">
            <text:p>Kauf bestätigen</text:p>
          </table:table-cell>
          <table:table-cell table:style-name="ce199" office:value-type="string">
            <text:p>Confirmer l\'achat</text:p>
          </table:table-cell>
          <table:table-cell table:style-name="ce203" office:value-type="string">
            <text:p>Conferma acquisto</text:p>
          </table:table-cell>
          <table:table-cell table:style-name="ce208" office:value-type="string">
            <text:p>購入を確定する</text:p>
          </table:table-cell>
          <table:table-cell table:style-name="ce212" office:value-type="string">
            <text:p>구매 확인</text:p>
          </table:table-cell>
          <table:table-cell table:style-name="ce187" office:value-type="string">
            <text:p>确认购买</text:p>
          </table:table-cell>
          <table:table-cell table:style-name="ce187" office:value-type="string">
            <text:p>確認訂單</text:p>
          </table:table-cell>
          <table:table-cell table:style-name="ce221" office:value-type="string">
            <text:p>Подтверждение покупки</text:p>
          </table:table-cell>
          <table:table-cell table:style-name="ce175" office:value-type="string">
            <text:p>Potwierdź zakup</text:p>
          </table:table-cell>
          <table:table-cell table:style-name="ce175" table:number-columns-repeated="242"/>
          <table:table-cell table:style-name="ce176" table:number-columns-repeated="767"/>
        </table:table-row>
        <table:table-row table:style-name="ro31">
          <table:table-cell table:style-name="ce175"/>
          <table:table-cell table:style-name="ce179" office:value-type="string">
            <text:p>pss_BuyConfirmText</text:p>
          </table:table-cell>
          <table:table-cell table:style-name="ce175" office:value-type="string">
            <text:p>Price: {PRICE}.\nDo you want to buy this item?\n\nPurchase will be charged to your phone bill.\n\nData rates may apply during download and usage according to your plan or data package.</text:p>
          </table:table-cell>
          <table:table-cell table:style-name="ce184" office:value-type="string">
            <text:p>¿Quieres comprar este objeto?\n\nEl precio aparecerá en tu factura de teléfono.\n\nSe pueden aplicar costes por tráfico de datos durante la descarga y la compra, en función de tu plan de datos.</text:p>
          </table:table-cell>
          <table:table-cell table:style-name="ce186" office:value-type="string">
            <text:p>Deseja comprar este item?\n\nA cobrança será feita através da sua conta de telefone.\n\nTarifas de transferência de dados poderão ser cobradas durante os processos de download e compra, dependendo do seu plano ou pacote de dados.</text:p>
          </table:table-cell>
          <table:table-cell table:style-name="ce186" office:value-type="string">
            <text:p>Queres comprar este artigo?\n\nO débito aparecerá na tua conta telefónica.\n\nPoderão ser debitadas taxas pela transferência de dados durante o download e a compra, dependendo do teu tarifário ou pacote de dados.</text:p>
          </table:table-cell>
          <table:table-cell table:style-name="ce196" office:value-type="string">
            <text:p>Möchtest du dieses Element kaufen?\n\nDie Kosten werden auf deiner Handyrechnung erscheinen.\n\nJe nach Anbieter und Plan können während des Downloads und Einkaufs Datenkosten anfallen.</text:p>
          </table:table-cell>
          <table:table-cell table:style-name="ce199" office:value-type="string">
            <text:p>Voulez-vous acheter cet item?\n\nLes frais appara\îtront sur votre facture de t\él\éphone.\nDes frais de transfert de donn\ées peuvent s\'appliquer durant le t\él\échargement et l\'achat en fonction de votre forfait et de votre pack de donn\ées.</text:p>
          </table:table-cell>
          <table:table-cell table:style-name="ce203" office:value-type="string">
            <text:p>Vuoi comprare questo oggetto?\n\nL\'addebito apparirà sulla tua bolletta del telefono.<text:tab/>\n\nSi applicano le tariffe di trasferimento dati durante l\'acquisto e il download, in base alla tua tariffa dati.</text:p>
          </table:table-cell>
          <table:table-cell table:style-name="ce207" office:value-type="string">
            <text:p><text:span text:style-name="T3">このアイテム</text:span><text:span text:style-name="T3">を購入します</text:span><text:span text:style-name="T3">か？</text:span>\n\n<text:span text:style-name="T3">料金</text:span><text:span text:style-name="T3">はお客様の携</text:span><text:span text:style-name="T3">帯電話料金に</text:span><text:span text:style-name="T3">加算されます</text:span><text:span text:style-name="T3">。</text:span>\n\n<text:span text:style-name="T3">お客様</text:span><text:span text:style-name="T3">のプランやデ</text:span><text:span text:style-name="T3">ータパッケー</text:span><text:span text:style-name="T3">ジによっては</text:span><text:span text:style-name="T3">購入ダウンロ</text:span><text:span text:style-name="T3">ード中のデー</text:span><text:span text:style-name="T3">タ転送料がか</text:span><text:span text:style-name="T3">かる場合がご</text:span><text:span text:style-name="T3">ざいます。</text:span></text:p>
          </table:table-cell>
          <table:table-cell table:style-name="ce212" office:value-type="string">
            <text:p><text:span text:style-name="T21">이</text:span> <text:span text:style-name="T21">아이템을</text:span> <text:span text:style-name="T21">구</text:span><text:span text:style-name="T21">입하시겠습니</text:span><text:span text:style-name="T21">까</text:span>?\n\n<text:span text:style-name="T21">요금은</text:span> <text:span text:style-name="T21">전화</text:span> <text:span text:style-name="T21">요금</text:span> <text:span text:style-name="T21">청구</text:span><text:span text:style-name="T21">서에</text:span> <text:span text:style-name="T21">표시됩니</text:span><text:span text:style-name="T21">다</text:span>.\n\n<text:span text:style-name="T21">요금제</text:span> <text:span text:style-name="T21">또는</text:span> <text:span text:style-name="T21">데이터량</text:span><text:span text:style-name="T21">에</text:span> <text:span text:style-name="T21">따라</text:span> <text:span text:style-name="T21">다운로</text:span><text:span text:style-name="T21">드</text:span> <text:span text:style-name="T21">및</text:span> <text:span text:style-name="T21">구매</text:span> <text:span text:style-name="T21">중</text:span><text:span text:style-name="T21">에</text:span> <text:span text:style-name="T21">데이터</text:span> <text:span text:style-name="T21">사용</text:span><text:span text:style-name="T21">료가</text:span> <text:span text:style-name="T21">부과될</text:span> <text:span text:style-name="T21">수</text:span> <text:span text:style-name="T21">있습니다</text:span>.</text:p>
          </table:table-cell>
          <table:table-cell table:style-name="ce187" office:value-type="string">
            <text:p>您想购买该物品吗？\n\n费用将出现在您的电话账单上。\n\n根据您的资费或流量套餐，下载和购买的过程中可能会产生流量费。</text:p>
          </table:table-cell>
          <table:table-cell table:style-name="ce187" office:value-type="string">
            <text:p>您要購買此商品嗎？\n\n購買費用將記錄在您的電話帳單上。\n\n下載與使用的數據費用將視您的資費方案或數據封包而定。</text:p>
          </table:table-cell>
          <table:table-cell table:style-name="ce221" office:value-type="string">
            <text:p>Хотите приобрести этот предмет?\n\nСтоимость будет снята с вашего телефонного счета.\n\nВо время загрузки и использования может быть начислена дополнительная оплата за загрузку данных в соответствии с тарифным планом вашего оператора.</text:p>
          </table:table-cell>
          <table:table-cell table:style-name="ce175" office:value-type="string">
            <text:p>Cena: {PRICE}.\nChcesz kupić ten element?\n\nOpłata zostanie doliczona do Twojego rachunku za telefon.\n\nMogą zostać doliczone opłaty za pobranie i wykorzystanie danych zgodnie z Twoim abonamentem lub pakietem danych.</text:p>
          </table:table-cell>
          <table:table-cell table:style-name="ce175" table:number-columns-repeated="242"/>
          <table:table-cell table:style-name="ce176" table:number-columns-repeated="767"/>
        </table:table-row>
        <table:table-row table:style-name="ro17">
          <table:table-cell table:style-name="ce175"/>
          <table:table-cell table:style-name="ce179" office:value-type="string">
            <text:p>pss_BuyConfirmOK</text:p>
          </table:table-cell>
          <table:table-cell table:style-name="ce175" office:value-type="string">
            <text:p>Buy</text:p>
          </table:table-cell>
          <table:table-cell table:style-name="ce184" office:value-type="string">
            <text:p>Comprar</text:p>
          </table:table-cell>
          <table:table-cell table:number-columns-repeated="2" table:style-name="ce186" office:value-type="string">
            <text:p>Comprar</text:p>
          </table:table-cell>
          <table:table-cell table:style-name="ce196" office:value-type="string">
            <text:p>Kaufen</text:p>
          </table:table-cell>
          <table:table-cell table:style-name="ce199" office:value-type="string">
            <text:p>Acheter</text:p>
          </table:table-cell>
          <table:table-cell table:style-name="ce203" office:value-type="string">
            <text:p>Compra</text:p>
          </table:table-cell>
          <table:table-cell table:style-name="ce207" office:value-type="string">
            <text:p>購入</text:p>
          </table:table-cell>
          <table:table-cell table:style-name="ce212" office:value-type="string">
            <text:p>구입</text:p>
          </table:table-cell>
          <table:table-cell table:style-name="ce187" office:value-type="string">
            <text:p>购买</text:p>
          </table:table-cell>
          <table:table-cell table:style-name="ce187" office:value-type="string">
            <text:p>購買</text:p>
          </table:table-cell>
          <table:table-cell table:style-name="ce221" office:value-type="string">
            <text:p>Купить</text:p>
          </table:table-cell>
          <table:table-cell table:style-name="ce175" office:value-type="string">
            <text:p>Kup</text:p>
          </table:table-cell>
          <table:table-cell table:style-name="ce175" table:number-columns-repeated="242"/>
          <table:table-cell table:style-name="ce176" table:number-columns-repeated="767"/>
        </table:table-row>
        <table:table-row table:style-name="ro17">
          <table:table-cell table:style-name="ce175"/>
          <table:table-cell table:style-name="ce179" office:value-type="string">
            <text:p>pss_BuyConfirmNO</text:p>
          </table:table-cell>
          <table:table-cell table:style-name="ce175" office:value-type="string">
            <text:p>Cancel</text:p>
          </table:table-cell>
          <table:table-cell table:style-name="ce184" office:value-type="string">
            <text:p>Cancelar</text:p>
          </table:table-cell>
          <table:table-cell table:number-columns-repeated="2" table:style-name="ce186" office:value-type="string">
            <text:p>Cancelar</text:p>
          </table:table-cell>
          <table:table-cell table:style-name="ce196" office:value-type="string">
            <text:p>Abbrechen</text:p>
          </table:table-cell>
          <table:table-cell table:style-name="ce199" office:value-type="string">
            <text:p>Annuler</text:p>
          </table:table-cell>
          <table:table-cell table:style-name="ce203" office:value-type="string">
            <text:p>Annulla</text:p>
          </table:table-cell>
          <table:table-cell table:style-name="ce207" office:value-type="string">
            <text:p>キャンセル</text:p>
          </table:table-cell>
          <table:table-cell table:style-name="ce212" office:value-type="string">
            <text:p>취소</text:p>
          </table:table-cell>
          <table:table-cell table:number-columns-repeated="2" table:style-name="ce187" office:value-type="string">
            <text:p>取消</text:p>
          </table:table-cell>
          <table:table-cell table:style-name="ce221" office:value-type="string">
            <text:p>Отмена</text:p>
          </table:table-cell>
          <table:table-cell table:style-name="ce175" office:value-type="string">
            <text:p>Anuluj</text:p>
          </table:table-cell>
          <table:table-cell table:style-name="ce175" table:number-columns-repeated="242"/>
          <table:table-cell table:style-name="ce176" table:number-columns-repeated="767"/>
        </table:table-row>
        <table:table-row table:style-name="ro17">
          <table:table-cell table:style-name="ce174"/>
          <table:table-cell table:style-name="ce180" office:value-type="string">
            <text:p>pss_vzw_strings.xml</text:p>
          </table:table-cell>
          <table:table-cell table:style-name="ce173" table:number-columns-repeated="2"/>
          <table:table-cell table:style-name="ce185"/>
          <table:table-cell table:style-name="ce189"/>
          <table:table-cell table:style-name="ce195"/>
          <table:table-cell table:style-name="ce198"/>
          <table:table-cell table:style-name="ce202"/>
          <table:table-cell table:style-name="ce206"/>
          <table:table-cell table:style-name="ce211"/>
          <table:table-cell table:style-name="ce217"/>
          <table:table-cell table:style-name="ce189"/>
          <table:table-cell table:style-name="ce220"/>
          <table:table-cell table:style-name="ce173"/>
          <table:table-cell table:style-name="ce227" table:number-columns-repeated="1009"/>
        </table:table-row>
        <table:table-row table:style-name="ro27">
          <table:table-cell table:style-name="ce175"/>
          <table:table-cell table:style-name="ce179" office:value-type="string">
            <text:p>pss_vzw_confirm_buy_title</text:p>
          </table:table-cell>
          <table:table-cell table:style-name="ce183" office:value-type="string">
            <text:p>{GAME}!</text:p>
          </table:table-cell>
          <table:table-cell table:style-name="ce184" office:value-type="string">
            <text:p>{GAME}!</text:p>
          </table:table-cell>
          <table:table-cell table:number-columns-repeated="2" table:style-name="ce186" office:value-type="string">
            <text:p>{GAME}!</text:p>
          </table:table-cell>
          <table:table-cell table:style-name="ce196" office:value-type="string">
            <text:p>{GAME}!</text:p>
          </table:table-cell>
          <table:table-cell table:style-name="ce199" office:value-type="string">
            <text:p>{GAME} !</text:p>
          </table:table-cell>
          <table:table-cell table:style-name="ce203" office:value-type="string">
            <text:p>{GAME}!</text:p>
          </table:table-cell>
          <table:table-cell table:style-name="ce207" office:value-type="string">
            <text:p>{GAME}<text:span text:style-name="T3">！</text:span></text:p>
          </table:table-cell>
          <table:table-cell table:style-name="ce213" office:value-type="string">
            <text:p>{GAME}!</text:p>
          </table:table-cell>
          <table:table-cell table:style-name="ce186" office:value-type="string">
            <text:p>{GAME}<text:span text:style-name="T22">！</text:span></text:p>
          </table:table-cell>
          <table:table-cell table:style-name="ce186" office:value-type="string">
            <text:p>{GAME}!</text:p>
          </table:table-cell>
          <table:table-cell table:style-name="ce222" office:value-type="string">
            <text:p>{GAME}!</text:p>
          </table:table-cell>
          <table:table-cell table:style-name="ce183" office:value-type="string">
            <text:p>{GAME}!</text:p>
          </table:table-cell>
          <table:table-cell table:style-name="ce175" table:number-columns-repeated="242"/>
          <table:table-cell table:style-name="ce176" table:number-columns-repeated="767"/>
        </table:table-row>
        <table:table-row table:style-name="ro32">
          <table:table-cell table:style-name="ce175"/>
          <table:table-cell table:style-name="ce179" office:value-type="string">
            <text:p>pss_vzw_confirm_buy</text:p>
          </table:table-cell>
          <table:table-cell table:style-name="ce183" office:value-type="string">
            <text:p>Price: {PRICE} USD\n\nClick \'Get The Game\' to confirm.\nPurchase will be charged to your Verizon Wireless account.\n\nData rates may apply during download and usage according to your plan or data package.</text:p>
          </table:table-cell>
          <table:table-cell table:style-name="ce184" office:value-type="string">
            <text:p>Precio: {PRICE} USD\n\nHaz clic en \'Conseguir el juego\' para confirmar.\nLa compra será cargada a tu cuenta de Verizon Wireles en tu factura de teléfono.\n\nSe pueden aplicar costes por tráfico de datos durante la descarga y la compra, en función de tu plan de datos.</text:p>
          </table:table-cell>
          <table:table-cell table:style-name="ce187" office:value-type="string">
            <text:p>Preço: US$ {PRICE}\n\nClique em \'Baixar o jogo\' para confirmar.\nA compra será cobrada na sua conta Verizon Wireless.\n\nTaxas de transferência de dados podem ser cobradas durante o download e uso, de acordo com seu plano ou pacote de dados.</text:p>
          </table:table-cell>
          <table:table-cell table:style-name="ce190" office:value-type="string">
            <text:p>Preço: USD{PRICE}\n\nClica em \'Comprar o Jogo\' para confirmar.\nA compra será cobrada na tua conta Verizon Wireless.\n\nPoderão ser cobradas taxas por transferência de dados durante o download e a utilização, de acordo com o teu tarifário ou pacote de dados.</text:p>
          </table:table-cell>
          <table:table-cell table:style-name="ce196" office:value-type="string">
            <text:p>Preis: {PRICE} USD\n\nKlicke zur Bestätigung auf \'Spiel kaufen\'.\nDie Kosten werden deinem Konto für Verizon Wireless belastet.\n\nBeim Download fallen möglicherweise Datentransfergebühren gemäß deines Datenvertrags oder Datenpakets an.</text:p>
          </table:table-cell>
          <table:table-cell table:style-name="ce200" office:value-type="string">
            <text:p>Prix : {PRICE} USD\n\nCliquez sur \'Télécharger le jeu\' pour confirmer.\nL'achat sera facturé sur votre compte Verizon Wireless.\n\nDes frais de données peuvent s'appliquer lors du téléchargement et de l'utilisation en fonction de votre contrat ou de votre forfait de données.</text:p>
          </table:table-cell>
          <table:table-cell table:style-name="ce204" office:value-type="string">
            <text:p>Prezzo: {PRICE} $ USA\n\nClicca su \"Scarica il gioco\" per confermare.\nL'acquisto verrà addebitato sul tuo account Verizon Wireless.\n\nSi applicano le tariffe di trasferimento dati durante il download a seconda del tuo piano o del pacchetto dati.</text:p>
          </table:table-cell>
          <table:table-cell table:style-name="ce207" office:value-type="string">
            <text:p><text:span text:style-name="T3">価格：</text:span>USD{PRICE}\n\n\'<text:span text:style-name="T3">ゲーム</text:span><text:span text:style-name="T3">をゲット</text:span>\'<text:span text:style-name="T3">をク</text:span><text:span text:style-name="T3">リックして決</text:span><text:span text:style-name="T3">定してくださ</text:span><text:span text:style-name="T3">い。</text:span>\n<text:span text:style-name="T3">料金は</text:span>Verizon Wireless<text:span text:style-name="T3">の料</text:span><text:span text:style-name="T3">金に加算され</text:span><text:span text:style-name="T3">ます。</text:span>\n\n<text:span text:style-name="T3">お</text:span><text:span text:style-name="T3">客様のプラン</text:span><text:span text:style-name="T3">やデータパッ</text:span><text:span text:style-name="T3">ケージによっ</text:span><text:span text:style-name="T3">ては購入ダウ</text:span><text:span text:style-name="T3">ンロード中の</text:span><text:span text:style-name="T3">データ転送料</text:span><text:span text:style-name="T3">がかかる場合</text:span><text:span text:style-name="T3">がございます</text:span><text:span text:style-name="T3">。</text:span></text:p>
          </table:table-cell>
          <table:table-cell table:style-name="ce212" office:value-type="string">
            <text:p><text:span text:style-name="T21">가격</text:span>: USD{PRICE}\n\n\'<text:span text:style-name="T21">게임</text:span> <text:span text:style-name="T21">구</text:span><text:span text:style-name="T21">매</text:span>\'<text:span text:style-name="T21">를</text:span> <text:span text:style-name="T21">클릭하</text:span><text:span text:style-name="T21">여</text:span> <text:span text:style-name="T21">확인하세</text:span><text:span text:style-name="T21">요</text:span>.\n<text:span text:style-name="T21">요금은</text:span> Verizon Wireless <text:span text:style-name="T21">계정</text:span><text:span text:style-name="T21">으로</text:span> <text:span text:style-name="T21">부과됩니</text:span><text:span text:style-name="T21">다</text:span>.\n\n<text:span text:style-name="T21">요금제</text:span> <text:span text:style-name="T21">또는</text:span> <text:span text:style-name="T21">데이터량</text:span><text:span text:style-name="T21">에</text:span> <text:span text:style-name="T21">따라</text:span> <text:span text:style-name="T21">다운로</text:span><text:span text:style-name="T21">드</text:span> <text:span text:style-name="T21">및</text:span> <text:span text:style-name="T21">사용</text:span> <text:span text:style-name="T21">중</text:span><text:span text:style-name="T21">에</text:span> <text:span text:style-name="T21">데이터</text:span> <text:span text:style-name="T21">사용</text:span><text:span text:style-name="T21">료가</text:span> <text:span text:style-name="T21">부과될</text:span> <text:span text:style-name="T21">수</text:span> <text:span text:style-name="T21">있습니다</text:span>.</text:p>
          </table:table-cell>
          <table:table-cell table:style-name="ce218" office:value-type="string">
            <text:p>价格：<text:span text:style-name="T18">{PRICE}</text:span><text:span text:style-name="T22">美</text:span><text:span text:style-name="T22">元</text:span><text:span text:style-name="T18">\n\n</text:span><text:span text:style-name="T22">点击</text:span><text:span text:style-name="T18">\'</text:span><text:span text:style-name="T22">获</text:span><text:span text:style-name="T22">取游戏</text:span><text:span text:style-name="T18">\'</text:span><text:span text:style-name="T22">确认。</text:span><text:span text:style-name="T18">\n</text:span><text:span text:style-name="T22">购买费用将</text:span><text:span text:style-name="T22">计入你的</text:span><text:span text:style-name="T18">Verizon </text:span><text:span text:style-name="T18">Wireless</text:span><text:span text:style-name="T22">账号</text:span><text:span text:style-name="T22">。</text:span><text:span text:style-name="T18">\n\n</text:span><text:span text:style-name="T22">根据你的</text:span><text:span text:style-name="T22">套餐或数据包</text:span><text:span text:style-name="T22">大小，下载和</text:span><text:span text:style-name="T22">使用过程中可</text:span><text:span text:style-name="T22">能会产生数据</text:span><text:span text:style-name="T22">费。</text:span></text:p>
          </table:table-cell>
          <table:table-cell table:style-name="ce186" office:value-type="string">
            <text:p>價格：{PRICE} 美元\n\n按一下\'取得遊戲\'確認。\n購買費用將記錄在您的 Verizon Wireless 帳戶。\n\n下載與使用的數據費用將視您的資費方案或數據封包而定。</text:p>
          </table:table-cell>
          <table:table-cell table:style-name="ce221" office:value-type="string">
            <text:p>Цена: USD{PRICE}\n\nНажмите \'Купить игру\', чтобы подтвердить.\nСтоимость будет снята с вашего счета Verizon Wireless.\n\nВо время загрузки и использования может быть начислена дополнительная оплата за загрузку данных в соответствии с тарифным планом вашего оператора.</text:p>
          </table:table-cell>
          <table:table-cell table:style-name="ce183" office:value-type="string">
            <text:p>Cena: {PRICE} USD\n\nKliknij na \'Pobierz grę\', by potwierdzić.\nZakup zostanie doliczony do Twojego konta Verizon Wireless.\n\nMogą zostać doliczone opłaty za pobranie i wykorzystanie danych zgodnie z Twoim abonamentem lub pakietem danych.</text:p>
          </table:table-cell>
          <table:table-cell table:style-name="ce175" table:number-columns-repeated="242"/>
          <table:table-cell table:style-name="ce176" table:number-columns-repeated="767"/>
        </table:table-row>
        <table:table-row table:style-name="ro17">
          <table:table-cell table:style-name="ce175"/>
          <table:table-cell table:style-name="ce179" office:value-type="string">
            <text:p>pss_vzw_cancel</text:p>
          </table:table-cell>
          <table:table-cell table:style-name="ce183" office:value-type="string">
            <text:p>Cancel</text:p>
          </table:table-cell>
          <table:table-cell table:style-name="ce184" office:value-type="string">
            <text:p>Cancelar</text:p>
          </table:table-cell>
          <table:table-cell table:style-name="ce187" office:value-type="string">
            <text:p>Cancelar</text:p>
          </table:table-cell>
          <table:table-cell table:style-name="ce191" office:value-type="string">
            <text:p>Cancelar</text:p>
          </table:table-cell>
          <table:table-cell table:style-name="ce196" office:value-type="string">
            <text:p>Abbrechen</text:p>
          </table:table-cell>
          <table:table-cell table:style-name="ce200" office:value-type="string">
            <text:p>Annuler</text:p>
          </table:table-cell>
          <table:table-cell table:style-name="ce204" office:value-type="string">
            <text:p>Annulla</text:p>
          </table:table-cell>
          <table:table-cell table:style-name="ce208" office:value-type="string">
            <text:p>キャンセル</text:p>
          </table:table-cell>
          <table:table-cell table:style-name="ce214" office:value-type="string">
            <text:p>취소</text:p>
          </table:table-cell>
          <table:table-cell table:style-name="ce218" office:value-type="string">
            <text:p>取消</text:p>
          </table:table-cell>
          <table:table-cell table:style-name="ce186" office:value-type="string">
            <text:p>取消</text:p>
          </table:table-cell>
          <table:table-cell table:style-name="ce222" office:value-type="string">
            <text:p>Отмена</text:p>
          </table:table-cell>
          <table:table-cell table:style-name="ce183" office:value-type="string">
            <text:p>Anuluj</text:p>
          </table:table-cell>
          <table:table-cell table:style-name="ce175" table:number-columns-repeated="242"/>
          <table:table-cell table:style-name="ce176" table:number-columns-repeated="767"/>
        </table:table-row>
        <table:table-row table:style-name="ro17">
          <table:table-cell table:style-name="ce175"/>
          <table:table-cell table:style-name="ce179" office:value-type="string">
            <text:p>pss_vzw_get_game</text:p>
          </table:table-cell>
          <table:table-cell table:style-name="ce183" office:value-type="string">
            <text:p>Get The Game</text:p>
          </table:table-cell>
          <table:table-cell table:style-name="ce184" office:value-type="string">
            <text:p>Conseguir el juego</text:p>
          </table:table-cell>
          <table:table-cell table:style-name="ce187" office:value-type="string">
            <text:p>Baixar o jogo</text:p>
          </table:table-cell>
          <table:table-cell table:style-name="ce191" office:value-type="string">
            <text:p>Comprar o Jogo</text:p>
          </table:table-cell>
          <table:table-cell table:style-name="ce196" office:value-type="string">
            <text:p>Spiel kaufen</text:p>
          </table:table-cell>
          <table:table-cell table:style-name="ce200" office:value-type="string">
            <text:p>Télécharger le jeu</text:p>
          </table:table-cell>
          <table:table-cell table:style-name="ce204" office:value-type="string">
            <text:p>Scarica il gioco</text:p>
          </table:table-cell>
          <table:table-cell table:style-name="ce208" office:value-type="string">
            <text:p>ゲームをゲット</text:p>
          </table:table-cell>
          <table:table-cell table:style-name="ce213" office:value-type="string">
            <text:p><text:span text:style-name="T21">게임</text:span> <text:span text:style-name="T21">구매</text:span></text:p>
          </table:table-cell>
          <table:table-cell table:style-name="ce218" office:value-type="string">
            <text:p>获取游戏</text:p>
          </table:table-cell>
          <table:table-cell table:style-name="ce186" office:value-type="string">
            <text:p>取得遊戲</text:p>
          </table:table-cell>
          <table:table-cell table:style-name="ce222" office:value-type="string">
            <text:p>Купить игру</text:p>
          </table:table-cell>
          <table:table-cell table:style-name="ce183" office:value-type="string">
            <text:p>Pobierz grę</text:p>
          </table:table-cell>
          <table:table-cell table:style-name="ce175" table:number-columns-repeated="242"/>
          <table:table-cell table:style-name="ce176" table:number-columns-repeated="767"/>
        </table:table-row>
        <table:table-row table:style-name="ro17">
          <table:table-cell table:style-name="ce175"/>
          <table:table-cell table:style-name="ce179" office:value-type="string">
            <text:p>pss_vzw_please_wait</text:p>
          </table:table-cell>
          <table:table-cell table:style-name="ce183" office:value-type="string">
            <text:p>Please Wait...</text:p>
          </table:table-cell>
          <table:table-cell table:style-name="ce184" office:value-type="string">
            <text:p>Por favor espere...</text:p>
          </table:table-cell>
          <table:table-cell table:style-name="ce187" office:value-type="string">
            <text:p>Favor aguardar...</text:p>
          </table:table-cell>
          <table:table-cell table:style-name="ce191" office:value-type="string">
            <text:p>Por favor aguarda...</text:p>
          </table:table-cell>
          <table:table-cell table:style-name="ce196" office:value-type="string">
            <text:p>Bitte warten...</text:p>
          </table:table-cell>
          <table:table-cell table:style-name="ce200" office:value-type="string">
            <text:p>Veuillez patienter...</text:p>
          </table:table-cell>
          <table:table-cell table:style-name="ce204" office:value-type="string">
            <text:p>Attendi...</text:p>
          </table:table-cell>
          <table:table-cell table:style-name="ce208" office:value-type="string">
            <text:p>しばらくお待ちください…</text:p>
          </table:table-cell>
          <table:table-cell table:style-name="ce213" office:value-type="string">
            <text:p><text:span text:style-name="T21">잠시</text:span> <text:span text:style-name="T21">기다려</text:span> <text:span text:style-name="T21">주</text:span><text:span text:style-name="T21">십시오</text:span>.</text:p>
          </table:table-cell>
          <table:table-cell table:style-name="ce218" office:value-type="string">
            <text:p>请稍等……</text:p>
          </table:table-cell>
          <table:table-cell table:style-name="ce186" office:value-type="string">
            <text:p>請稍候…</text:p>
          </table:table-cell>
          <table:table-cell table:style-name="ce222" office:value-type="string">
            <text:p>Пожалуйста, подождите...</text:p>
          </table:table-cell>
          <table:table-cell table:style-name="ce183" office:value-type="string">
            <text:p>Proszę czekać...</text:p>
          </table:table-cell>
          <table:table-cell table:style-name="ce175" table:number-columns-repeated="242"/>
          <table:table-cell table:style-name="ce176" table:number-columns-repeated="767"/>
        </table:table-row>
        <table:table-row table:style-name="ro33">
          <table:table-cell table:style-name="ce175"/>
          <table:table-cell table:style-name="ce179" office:value-type="string">
            <text:p>pss_vzw_try_again</text:p>
          </table:table-cell>
          <table:table-cell table:style-name="ce183" office:value-type="string">
            <text:p>You need to be connected to the Verizon Wireless Network to continue.\n\nDo you want try again?</text:p>
          </table:table-cell>
          <table:table-cell table:style-name="ce184" office:value-type="string">
            <text:p>Necesitas estar conectado a la red Verizon Wireless Network para continuar.\n\nQuieres intentarlo de nuevo?</text:p>
          </table:table-cell>
          <table:table-cell table:style-name="ce187" office:value-type="string">
            <text:p>Você precisa estar conectado à rede Verizon Wireless para continuar.\n\nDeseja tentar de novo?</text:p>
          </table:table-cell>
          <table:table-cell table:style-name="ce191" office:value-type="string">
            <text:p>Tens de estar ligado à Rede Verizon Wireless para continuar.\n\nQueres tentar novamente?</text:p>
          </table:table-cell>
          <table:table-cell table:style-name="ce196" office:value-type="string">
            <text:p>Du musst mit dem Verizon Wireless Network verbunden sein, um fortzufahren.\n\nErneut versuchen?</text:p>
          </table:table-cell>
          <table:table-cell table:style-name="ce200" office:value-type="string">
            <text:p>Vous devez vous connecter au réseau Verizon Wireless pour continuer.\n\nRéessayer ?</text:p>
          </table:table-cell>
          <table:table-cell table:style-name="ce204" office:value-type="string">
            <text:p>Devi essere connesso alla rete di Verizon Wireless per continuare.\n\nVuoi riprovare?</text:p>
          </table:table-cell>
          <table:table-cell table:style-name="ce207" office:value-type="string">
            <text:p>Verizon Wireless<text:span text:style-name="T3">のネ</text:span><text:span text:style-name="T3">ットワークに</text:span><text:span text:style-name="T3">接続しておく</text:span><text:span text:style-name="T3">必要がありま</text:span><text:span text:style-name="T3">す。</text:span>\n\n<text:span text:style-name="T3">もう</text:span><text:span text:style-name="T3">一度試します</text:span><text:span text:style-name="T3">か？</text:span></text:p>
          </table:table-cell>
          <table:table-cell table:style-name="ce212" office:value-type="string">
            <text:p><text:span text:style-name="T21">계속하려면</text:span> Verizon Wireless Network<text:span text:style-name="T21">에</text:span> <text:span text:style-name="T21">연결해야</text:span> <text:span text:style-name="T21">합니</text:span><text:span text:style-name="T21">다</text:span>.\n\n<text:span text:style-name="T21">다시</text:span> <text:span text:style-name="T21">시</text:span><text:span text:style-name="T21">도하시겠습니</text:span><text:span text:style-name="T21">까</text:span>?</text:p>
          </table:table-cell>
          <table:table-cell table:style-name="ce218" office:value-type="string">
            <text:p>你需要连接到<text:span text:style-name="T18">Verizon </text:span><text:span text:style-name="T18">Wireless </text:span><text:span text:style-name="T18">Network</text:span><text:span text:style-name="T22">才能继</text:span><text:span text:style-name="T22">续。</text:span><text:span text:style-name="T18">\n\n</text:span><text:span text:style-name="T22">是否要</text:span><text:span text:style-name="T22">重试？</text:span></text:p>
          </table:table-cell>
          <table:table-cell table:style-name="ce186" office:value-type="string">
            <text:p>您必須連線至 Verizon Wireless Network 以繼續。\n\n要再試一次嗎？</text:p>
          </table:table-cell>
          <table:table-cell table:style-name="ce221" office:value-type="string">
            <text:p>Требуется соединение с Verizon Wireless, чтобы продолжить.\n\nПопробовать еще раз?</text:p>
          </table:table-cell>
          <table:table-cell table:style-name="ce183" office:value-type="string">
            <text:p>Aby kontynuować musisz być połączony z kontem Verizon Wireless Network.\n\nChcesz spróbować ponownie?</text:p>
          </table:table-cell>
          <table:table-cell table:style-name="ce175" table:number-columns-repeated="242"/>
          <table:table-cell table:style-name="ce176" table:number-columns-repeated="767"/>
        </table:table-row>
        <table:table-row table:style-name="ro34">
          <table:table-cell table:style-name="ce175"/>
          <table:table-cell table:style-name="ce179" office:value-type="string">
            <text:p>pss_vzw_try_again_glshop</text:p>
          </table:table-cell>
          <table:table-cell table:style-name="ce183" office:value-type="string">
            <text:p>You need to be connected to the Verizon Wireless Network to continue.\n\nPlease try again to complete purchase.</text:p>
          </table:table-cell>
          <table:table-cell table:style-name="ce184" office:value-type="string">
            <text:p>Necesitas estar conectado a la red Verizon Wireless Network para continuar.\n\nPorfavor inténtalo de nuevo para completar la compra</text:p>
          </table:table-cell>
          <table:table-cell table:style-name="ce187" office:value-type="string">
            <text:p>Você precisa estar conectado à rede Verizon Wireless para continuar.\n\nFavor tentar de novo para concluir a compra.</text:p>
          </table:table-cell>
          <table:table-cell table:style-name="ce191" office:value-type="string">
            <text:p>Tens de estar ligado à Rede Verizon Wireless para continuar.\n\nPor favor tenta novamente para completar a compra.</text:p>
          </table:table-cell>
          <table:table-cell table:style-name="ce196" office:value-type="string">
            <text:p>Du musst mit dem Verizon Wireless Network verbunden sein, um fortzufahren.\n\nVersuche es bitte erneut, um den Einkauf abzuschließen.</text:p>
          </table:table-cell>
          <table:table-cell table:style-name="ce200" office:value-type="string">
            <text:p>Vous devez vous connecter au réseau Verizon Wireless pour continuer.\n\nRéessayez pour terminer l'achat.</text:p>
          </table:table-cell>
          <table:table-cell table:style-name="ce204" office:value-type="string">
            <text:p>Devi essere connesso alla rete di Verizon Wireless per continuare.\n\nProva di nuovo per completare l'acquisto.</text:p>
          </table:table-cell>
          <table:table-cell table:style-name="ce207" office:value-type="string">
            <text:p>Verizon Wireless<text:span text:style-name="T3">のネ</text:span><text:span text:style-name="T3">ットワークに</text:span><text:span text:style-name="T3">接続しておく</text:span><text:span text:style-name="T3">必要がありま</text:span><text:span text:style-name="T3">す。</text:span>\n\n<text:span text:style-name="T3">購入</text:span><text:span text:style-name="T3">を完了するた</text:span><text:span text:style-name="T3">めにはもう一</text:span><text:span text:style-name="T3">度お試しくだ</text:span><text:span text:style-name="T3">さい。</text:span></text:p>
          </table:table-cell>
          <table:table-cell table:style-name="ce212" office:value-type="string">
            <text:p><text:span text:style-name="T21">계속하려면</text:span> Verizon Wireless Network<text:span text:style-name="T21">에</text:span> <text:span text:style-name="T21">연결해야</text:span> <text:span text:style-name="T21">합니</text:span><text:span text:style-name="T21">다</text:span>.\n\n<text:span text:style-name="T21">구매를</text:span> <text:span text:style-name="T21">완료하려면</text:span> <text:span text:style-name="T21">다</text:span><text:span text:style-name="T21">시</text:span> <text:span text:style-name="T21">시도하세요</text:span>.</text:p>
          </table:table-cell>
          <table:table-cell table:style-name="ce218" office:value-type="string">
            <text:p>你需要连接到<text:span text:style-name="T18">Verizon </text:span><text:span text:style-name="T18">Wireless </text:span><text:span text:style-name="T18">Network</text:span><text:span text:style-name="T22">才能继</text:span><text:span text:style-name="T22">续。</text:span><text:span text:style-name="T18">\n\n</text:span><text:span text:style-name="T22">请重试</text:span><text:span text:style-name="T22">以完成购买。</text:span></text:p>
          </table:table-cell>
          <table:table-cell table:style-name="ce186" office:value-type="string">
            <text:p>您必須連線至 Verizon Wireless Network 以繼續。\n\n\n\n請再試一次以完成購買。</text:p>
          </table:table-cell>
          <table:table-cell table:style-name="ce221" office:value-type="string">
            <text:p>Требуется соединение с Verizon Wireless, чтобы продолжить.\n\nПожалуйста, попробуйте еще раз, чтобы совершить покупку.</text:p>
          </table:table-cell>
          <table:table-cell table:style-name="ce183" office:value-type="string">
            <text:p>Aby kontynuować musisz być połączony z kontem Verizon Wireless Network.\n\nSpróbuj ponownie, by przetworzyć zakup.</text:p>
          </table:table-cell>
          <table:table-cell table:style-name="ce175" table:number-columns-repeated="242"/>
          <table:table-cell table:style-name="ce176" table:number-columns-repeated="767"/>
        </table:table-row>
        <table:table-row table:style-name="ro17">
          <table:table-cell table:style-name="ce176"/>
          <table:table-cell table:style-name="ce181" office:value-type="string">
            <text:p>pss_vzw_yes</text:p>
          </table:table-cell>
          <table:table-cell table:style-name="ce184" office:value-type="string">
            <text:p>Yes</text:p>
          </table:table-cell>
          <table:table-cell table:style-name="ce184" office:value-type="string">
            <text:p>Si</text:p>
          </table:table-cell>
          <table:table-cell table:style-name="ce187" office:value-type="string">
            <text:p>Sim</text:p>
          </table:table-cell>
          <table:table-cell table:style-name="ce191" office:value-type="string">
            <text:p>Sim</text:p>
          </table:table-cell>
          <table:table-cell table:style-name="ce196" office:value-type="string">
            <text:p>Ja</text:p>
          </table:table-cell>
          <table:table-cell table:style-name="ce199" office:value-type="string">
            <text:p>Oui</text:p>
          </table:table-cell>
          <table:table-cell table:style-name="ce203" office:value-type="string">
            <text:p>Sì</text:p>
          </table:table-cell>
          <table:table-cell table:style-name="ce208" office:value-type="string">
            <text:p>はい</text:p>
          </table:table-cell>
          <table:table-cell table:style-name="ce214" office:value-type="string">
            <text:p>예</text:p>
          </table:table-cell>
          <table:table-cell table:style-name="ce219" office:value-type="string">
            <text:p>是</text:p>
          </table:table-cell>
          <table:table-cell table:style-name="ce186" office:value-type="string">
            <text:p>是</text:p>
          </table:table-cell>
          <table:table-cell table:style-name="ce222" office:value-type="string">
            <text:p>Да</text:p>
          </table:table-cell>
          <table:table-cell table:style-name="ce184" office:value-type="string">
            <text:p>Tak</text:p>
          </table:table-cell>
          <table:table-cell table:style-name="ce175" table:number-columns-repeated="242"/>
          <table:table-cell table:style-name="ce176" table:number-columns-repeated="767"/>
        </table:table-row>
        <table:table-row table:style-name="ro1">
          <table:table-cell table:style-name="ce176"/>
          <table:table-cell table:style-name="ce181" office:value-type="string">
            <text:p>pss_vzw_no</text:p>
          </table:table-cell>
          <table:table-cell table:number-columns-repeated="2" table:style-name="ce184" office:value-type="string">
            <text:p>No</text:p>
          </table:table-cell>
          <table:table-cell table:style-name="ce187" office:value-type="string">
            <text:p>Não</text:p>
          </table:table-cell>
          <table:table-cell table:style-name="ce191" office:value-type="string">
            <text:p>Não</text:p>
          </table:table-cell>
          <table:table-cell table:style-name="ce196" office:value-type="string">
            <text:p>Nein</text:p>
          </table:table-cell>
          <table:table-cell table:style-name="ce199" office:value-type="string">
            <text:p>Non</text:p>
          </table:table-cell>
          <table:table-cell table:style-name="ce203" office:value-type="string">
            <text:p>No</text:p>
          </table:table-cell>
          <table:table-cell table:style-name="ce208" office:value-type="string">
            <text:p>いいえ</text:p>
          </table:table-cell>
          <table:table-cell table:style-name="ce214" office:value-type="string">
            <text:p>아니요</text:p>
          </table:table-cell>
          <table:table-cell table:style-name="ce219" office:value-type="string">
            <text:p>否</text:p>
          </table:table-cell>
          <table:table-cell table:style-name="ce186" office:value-type="string">
            <text:p>否</text:p>
          </table:table-cell>
          <table:table-cell table:style-name="ce222" office:value-type="string">
            <text:p>Нет</text:p>
          </table:table-cell>
          <table:table-cell table:style-name="ce184" office:value-type="string">
            <text:p>Nie</text:p>
          </table:table-cell>
          <table:table-cell table:style-name="ce175" table:number-columns-repeated="242"/>
          <table:table-cell table:style-name="ce176" table:number-columns-repeated="767"/>
        </table:table-row>
        <table:table-row table:style-name="ro25">
          <table:table-cell table:style-name="ce176"/>
          <table:table-cell table:style-name="ce181" office:value-type="string">
            <text:p>pss_vzw_transaction_complete_title</text:p>
          </table:table-cell>
          <table:table-cell table:style-name="ce184" office:value-type="string">
            <text:p>Transaction complete</text:p>
          </table:table-cell>
          <table:table-cell table:style-name="ce184" office:value-type="string">
            <text:p>Transacción Completa</text:p>
          </table:table-cell>
          <table:table-cell table:style-name="ce187" office:value-type="string">
            <text:p>Transação concluída</text:p>
          </table:table-cell>
          <table:table-cell table:style-name="ce191" office:value-type="string">
            <text:p>Transacção completa</text:p>
          </table:table-cell>
          <table:table-cell table:style-name="ce196" office:value-type="string">
            <text:p>Transaktion abgeschlossen</text:p>
          </table:table-cell>
          <table:table-cell table:style-name="ce199" office:value-type="string">
            <text:p>Transaction terminée</text:p>
          </table:table-cell>
          <table:table-cell table:style-name="ce203" office:value-type="string">
            <text:p>Transazione completata.</text:p>
          </table:table-cell>
          <table:table-cell table:style-name="ce208" office:value-type="string">
            <text:p>処理が完了しました</text:p>
          </table:table-cell>
          <table:table-cell table:style-name="ce213" office:value-type="string">
            <text:p><text:span text:style-name="T21">구매</text:span> <text:span text:style-name="T21">완료</text:span></text:p>
          </table:table-cell>
          <table:table-cell table:style-name="ce219" office:value-type="string">
            <text:p>交易完成</text:p>
          </table:table-cell>
          <table:table-cell table:style-name="ce186" office:value-type="string">
            <text:p>交易完成</text:p>
          </table:table-cell>
          <table:table-cell table:style-name="ce222" office:value-type="string">
            <text:p>Транзакция завершена</text:p>
          </table:table-cell>
          <table:table-cell table:style-name="ce184" office:value-type="string">
            <text:p>Transakcja ukończona</text:p>
          </table:table-cell>
          <table:table-cell table:style-name="ce175" table:number-columns-repeated="242"/>
          <table:table-cell table:style-name="ce176" table:number-columns-repeated="767"/>
        </table:table-row>
        <table:table-row table:style-name="ro35">
          <table:table-cell table:style-name="ce176"/>
          <table:table-cell table:style-name="ce181" office:value-type="string">
            <text:p>pss_vzw_transaction_complete</text:p>
          </table:table-cell>
          <table:table-cell table:style-name="ce184" office:value-type="string">
            <text:p>Thank you for purchasing \n{GAME}!\n\nCharge will appear on your Verizon Wireless bill.\n\nDownload will start in your notification bar.</text:p>
          </table:table-cell>
          <table:table-cell table:style-name="ce184" office:value-type="string">
            <text:p>Gracias por comprar \n{GAME}!\n\nEl precio aparecerá en tu factura de teléfono de Verizon Wireless.\n\nLa Descarga comenzara en la barra de notificaciones.</text:p>
          </table:table-cell>
          <table:table-cell table:style-name="ce186" office:value-type="string">
            <text:p>Obrigado por comprar \n{GAME}!\n\nO valor será cobrado na sua conta da Verizon Wireless.\n\nO download será iniciado na sua barra de notificação.</text:p>
          </table:table-cell>
          <table:table-cell table:style-name="ce191" office:value-type="string">
            <text:p>Obrigado por comprares \n{GAME}!\n\nA cobrança aparecerá na tua conta Verizon Wireless.\n\nA transferência irá iniciar na tua barra de notificações.</text:p>
          </table:table-cell>
          <table:table-cell table:style-name="ce196" office:value-type="string">
            <text:p>Danke, dass du\n{GAME} gekauft hast!\n\nDie Kosten werden auf deiner Rechnung für Verizon Wireless erscheinen.\n\nDer Download wird in deiner Benachrichtgungsleiste angezeigt.</text:p>
          </table:table-cell>
          <table:table-cell table:style-name="ce199" office:value-type="string">
            <text:p>Merci d'avoir acheté \n{GAME} !\n\nLe coût apparaîtra sur votre facture Verizon Wireless.\n\nLe téléchargement commencera dans votre barre de notification.</text:p>
          </table:table-cell>
          <table:table-cell table:style-name="ce203" office:value-type="string">
            <text:p>Grazie per aver comprato \n{GAME}!\n\nL'addebito apparirà sulla tua bolletta di Verizon Wireless.\n\nIl download apparirà nella barra delle notifiche.</text:p>
          </table:table-cell>
          <table:table-cell table:style-name="ce208" office:value-type="string">
            <text:p>{GAME}をお買い上げいただきありがとうございます。\n\n代金はVerizon Wirelessの料金に加算されます。\n\nダウンロードは通知バーで行われます。</text:p>
          </table:table-cell>
          <table:table-cell table:style-name="ce213" office:value-type="string">
            <text:p>\n{GAME} <text:span text:style-name="T21">구매에</text:span> <text:span text:style-name="T21">감사드</text:span><text:span text:style-name="T21">립니다</text:span>!\n\n<text:span text:style-name="T21">요</text:span><text:span text:style-name="T21">금은</text:span> Verizon Wireless <text:span text:style-name="T21">요금</text:span> <text:span text:style-name="T21">청구서에</text:span> <text:span text:style-name="T21">표시</text:span><text:span text:style-name="T21">됩니다</text:span>.\n\n<text:span text:style-name="T21">다</text:span><text:span text:style-name="T21">운로드는</text:span> <text:span text:style-name="T21">알림</text:span> <text:span text:style-name="T21">바에서</text:span> <text:span text:style-name="T21">시작됩</text:span><text:span text:style-name="T21">니다</text:span>.</text:p>
          </table:table-cell>
          <table:table-cell table:style-name="ce219" office:value-type="string">
            <text:p>感谢购买<text:span text:style-name="T18">\n{GAME}</text:span><text:span text:style-name="T22">！</text:span><text:span text:style-name="T18">\n\n</text:span><text:span text:style-name="T22">费用将会出</text:span><text:span text:style-name="T22">现在你的</text:span><text:span text:style-name="T18">Verizon </text:span><text:span text:style-name="T18">Wireless</text:span><text:span text:style-name="T22">账单</text:span><text:span text:style-name="T22">上。</text:span><text:span text:style-name="T18">\n\n</text:span><text:span text:style-name="T22">你可以</text:span><text:span text:style-name="T22">从通知栏开启</text:span><text:span text:style-name="T22">下载。</text:span></text:p>
          </table:table-cell>
          <table:table-cell table:style-name="ce186" office:value-type="string">
            <text:p>感謝您購買 \n{GAME}！\n\n購買費用將顯示於您的 Verizon Wireless 帳單。\n\n您的狀態列會顯示開始下載。</text:p>
          </table:table-cell>
          <table:table-cell table:style-name="ce222" office:value-type="string">
            <text:p>Спасибо за покупку \n{GAME}!\n\nОплата будет снята с вашего счета Verizon Wireless.\n\nВы увидите индикатор загрузки на панели напоминаний.</text:p>
          </table:table-cell>
          <table:table-cell table:style-name="ce184" office:value-type="string">
            <text:p>Dziękujemy za zakup gry \n{GAME}!\n\nOpłata zostanie wyszczególniona na Twoim rachunku Verizon Wireless.\n\nPobieranie rozpocznie się na Twoim pasku informacyjnym.</text:p>
          </table:table-cell>
          <table:table-cell table:style-name="ce175" table:number-columns-repeated="242"/>
          <table:table-cell table:style-name="ce176" table:number-columns-repeated="767"/>
        </table:table-row>
        <table:table-row table:style-name="ro27">
          <table:table-cell table:style-name="ce176"/>
          <table:table-cell table:style-name="ce181" office:value-type="string">
            <text:p>pss_vzw_downlaod</text:p>
          </table:table-cell>
          <table:table-cell table:style-name="ce176" office:value-type="string">
            <text:p>Start download</text:p>
          </table:table-cell>
          <table:table-cell table:style-name="ce184" office:value-type="string">
            <text:p>Comenzar la descarga</text:p>
          </table:table-cell>
          <table:table-cell table:style-name="ce186" office:value-type="string">
            <text:p>Iniciar download</text:p>
          </table:table-cell>
          <table:table-cell table:style-name="ce191" office:value-type="string">
            <text:p>Iniciar transferência</text:p>
          </table:table-cell>
          <table:table-cell table:style-name="ce196" office:value-type="string">
            <text:p>Download beginnen</text:p>
          </table:table-cell>
          <table:table-cell table:style-name="ce199" office:value-type="string">
            <text:p>Lancer le téléchargement</text:p>
          </table:table-cell>
          <table:table-cell table:style-name="ce203" office:value-type="string">
            <text:p>Avvia download</text:p>
          </table:table-cell>
          <table:table-cell table:style-name="ce208" office:value-type="string">
            <text:p>ダウンロード</text:p>
          </table:table-cell>
          <table:table-cell table:style-name="ce213" office:value-type="string">
            <text:p><text:span text:style-name="T21">다운로드</text:span> <text:span text:style-name="T21">시작</text:span></text:p>
          </table:table-cell>
          <table:table-cell table:style-name="ce219" office:value-type="string">
            <text:p>开始下载</text:p>
          </table:table-cell>
          <table:table-cell table:style-name="ce186" office:value-type="string">
            <text:p>開始下載</text:p>
          </table:table-cell>
          <table:table-cell table:style-name="ce222" office:value-type="string">
            <text:p>Начать загрузку</text:p>
          </table:table-cell>
          <table:table-cell table:style-name="ce176" office:value-type="string">
            <text:p>Rozpocznij pobieranie</text:p>
          </table:table-cell>
          <table:table-cell table:style-name="ce175" table:number-columns-repeated="242"/>
          <table:table-cell table:style-name="ce176" table:number-columns-repeated="767"/>
        </table:table-row>
        <table:table-row table:style-name="ro1" table:number-rows-repeated="72">
          <table:table-cell table:style-name="ce177"/>
          <table:table-cell table:style-name="ce182"/>
          <table:table-cell table:style-name="ce177" table:number-columns-repeated="2"/>
          <table:table-cell table:style-name="ce188"/>
          <table:table-cell table:style-name="ce192"/>
          <table:table-cell/>
          <table:table-cell table:style-name="ce201"/>
          <table:table-cell/>
          <table:table-cell table:style-name="ce209"/>
          <table:table-cell table:style-name="ce215"/>
          <table:table-cell table:style-name="ce188"/>
          <table:table-cell table:style-name="ce192"/>
          <table:table-cell table:style-name="ce223"/>
          <table:table-cell table:style-name="ce177" table:number-columns-repeated="1010"/>
        </table:table-row>
        <table:table-row table:style-name="ro1" table:number-rows-repeated="52">
          <table:table-cell table:style-name="ce177" table:number-columns-repeated="4"/>
          <table:table-cell table:style-name="ce188"/>
          <table:table-cell table:style-name="ce192"/>
          <table:table-cell/>
          <table:table-cell table:style-name="ce201"/>
          <table:table-cell/>
          <table:table-cell table:style-name="ce209"/>
          <table:table-cell table:style-name="ce215"/>
          <table:table-cell table:style-name="ce188"/>
          <table:table-cell table:style-name="ce192"/>
          <table:table-cell table:style-name="ce223"/>
          <table:table-cell table:style-name="ce177" table:number-columns-repeated="1010"/>
        </table:table-row>
        <table:table-row table:style-name="ro1" table:number-rows-repeated="65326">
          <table:table-cell table:style-name="ce175" table:number-columns-repeated="4"/>
          <table:table-cell table:style-name="ce188" table:number-columns-repeated="2"/>
          <table:table-cell/>
          <table:table-cell table:style-name="ce201"/>
          <table:table-cell/>
          <table:table-cell table:style-name="ce210"/>
          <table:table-cell table:style-name="ce216"/>
          <table:table-cell table:style-name="ce188" table:number-columns-repeated="2"/>
          <table:table-cell table:style-name="ce224"/>
          <table:table-cell table:style-name="ce175" table:number-columns-repeated="243"/>
          <table:table-cell table:style-name="ce176" table:number-columns-repeated="767"/>
        </table:table-row>
        <table:table-row table:style-name="ro1" table:number-rows-repeated="2">
          <table:table-cell table:style-name="ce176" table:number-columns-repeated="3"/>
          <table:table-cell table:style-name="ce175"/>
          <table:table-cell table:style-name="ce188" table:number-columns-repeated="2"/>
          <table:table-cell/>
          <table:table-cell table:style-name="ce201"/>
          <table:table-cell/>
          <table:table-cell table:style-name="ce210"/>
          <table:table-cell table:style-name="ce216"/>
          <table:table-cell table:style-name="ce188" table:number-columns-repeated="2"/>
          <table:table-cell table:style-name="ce225"/>
          <table:table-cell table:style-name="ce176" table:number-columns-repeated="1010"/>
        </table:table-row>
        <table:table-row table:style-name="ro1" table:number-rows-repeated="2">
          <table:table-cell table:style-name="ce176" table:number-columns-repeated="4"/>
          <table:table-cell table:style-name="ce188" table:number-columns-repeated="2"/>
          <table:table-cell/>
          <table:table-cell table:style-name="ce201"/>
          <table:table-cell/>
          <table:table-cell table:style-name="ce210"/>
          <table:table-cell table:style-name="ce216"/>
          <table:table-cell table:style-name="ce188"/>
          <table:table-cell table:style-name="ce193"/>
          <table:table-cell table:style-name="ce225"/>
          <table:table-cell table:style-name="ce176" table:number-columns-repeated="1010"/>
        </table:table-row>
        <table:table-row table:style-name="ro1" table:number-rows-repeated="57">
          <table:table-cell table:style-name="ce176" table:number-columns-repeated="4"/>
          <table:table-cell table:style-name="ce188"/>
          <table:table-cell table:style-name="ce193"/>
          <table:table-cell/>
          <table:table-cell table:style-name="ce201"/>
          <table:table-cell/>
          <table:table-cell table:style-name="ce210"/>
          <table:table-cell table:style-name="ce216"/>
          <table:table-cell table:style-name="ce188"/>
          <table:table-cell table:style-name="ce193"/>
          <table:table-cell table:style-name="ce225"/>
          <table:table-cell table:style-name="ce176" table:number-columns-repeated="1010"/>
        </table:table-row>
        <table:table-row table:style-name="ro1" table:number-rows-repeated="983039">
          <table:table-cell table:number-columns-repeated="1024"/>
        </table:table-row>
        <table:table-row table:style-name="ro1">
          <table:table-cell table:number-columns-repeated="1024"/>
        </table:table-row>
      </table:table>
      <table:table table:name="DRM" table:style-name="ta2" table:print="false">
        <table:table-column table:style-name="co1" table:default-cell-style-name="ce11"/>
        <table:table-column table:style-name="co2" table:number-columns-repeated="4" table:default-cell-style-name="ce11"/>
        <table:table-column table:style-name="co2" table:visibility="collapse" table:default-cell-style-name="ce11"/>
        <table:table-column table:style-name="co2" table:default-cell-style-name="ce60"/>
        <table:table-column table:style-name="co2" table:default-cell-style-name="ce11"/>
        <table:table-column table:style-name="co2" table:default-cell-style-name="ce76"/>
        <table:table-column table:style-name="co2" table:default-cell-style-name="ce11"/>
        <table:table-column table:style-name="co2" table:visibility="collapse" table:number-columns-repeated="3" table:default-cell-style-name="ce11"/>
        <table:table-column table:style-name="co2" table:default-cell-style-name="ce107"/>
        <table:table-column table:style-name="co2" table:number-columns-repeated="2" table:default-cell-style-name="ce11"/>
        <table:table-column table:style-name="co3" table:number-columns-repeated="1008" table:default-cell-style-name="ce11"/>
        <table:table-row table:style-name="ro1">
          <table:table-cell table:style-name="ce20" office:value-type="string">
            <text:p>Note</text:p>
          </table:table-cell>
          <table:table-cell table:style-name="ce20" office:value-type="string">
            <text:p>STRING ID</text:p>
          </table:table-cell>
          <table:table-cell table:style-name="ce20" office:value-type="string">
            <text:p>EN</text:p>
          </table:table-cell>
          <table:table-cell table:style-name="ce20" office:value-type="string">
            <text:p>ES</text:p>
          </table:table-cell>
          <table:table-cell table:style-name="ce37" office:value-type="string">
            <text:p>BR</text:p>
          </table:table-cell>
          <table:table-cell table:style-name="ce123" office:value-type="string">
            <text:p>PT</text:p>
          </table:table-cell>
          <table:table-cell table:style-name="ce128" office:value-type="string">
            <text:p>DE</text:p>
          </table:table-cell>
          <table:table-cell table:style-name="ce61" office:value-type="string">
            <text:p>FR</text:p>
          </table:table-cell>
          <table:table-cell table:style-name="ce68" office:value-type="string">
            <text:p>IT</text:p>
          </table:table-cell>
          <table:table-cell table:style-name="ce77" office:value-type="string">
            <text:p>JA</text:p>
          </table:table-cell>
          <table:table-cell table:style-name="ce90" office:value-type="string">
            <text:p>KO</text:p>
          </table:table-cell>
          <table:table-cell table:style-name="ce94" office:value-type="string">
            <text:p>zh_CN (SC )</text:p>
          </table:table-cell>
          <table:table-cell table:style-name="ce123" office:value-type="string">
            <text:p>zh_TW (TC)</text:p>
          </table:table-cell>
          <table:table-cell table:style-name="ce100" office:value-type="string">
            <text:p>RU</text:p>
          </table:table-cell>
          <table:table-cell table:style-name="ce20" office:value-type="string">
            <text:p>PL</text:p>
          </table:table-cell>
          <table:table-cell table:style-name="ce113" table:number-columns-repeated="1009"/>
        </table:table-row>
        <table:table-row table:style-name="ro1">
          <table:table-cell table:style-name="ce118"/>
          <table:table-cell table:style-name="ce20" office:value-type="string">
            <text:p>Gloft DRM</text:p>
          </table:table-cell>
          <table:table-cell table:style-name="ce20" table:number-columns-repeated="2"/>
          <table:table-cell table:style-name="ce37"/>
          <table:table-cell table:style-name="ce123"/>
          <table:table-cell table:style-name="ce149"/>
          <table:table-cell table:style-name="ce61"/>
          <table:table-cell table:style-name="ce68"/>
          <table:table-cell table:style-name="ce77"/>
          <table:table-cell table:style-name="ce90"/>
          <table:table-cell table:style-name="ce94"/>
          <table:table-cell table:style-name="ce123"/>
          <table:table-cell table:style-name="ce100"/>
          <table:table-cell table:style-name="ce20"/>
          <table:table-cell table:style-name="ce113" table:number-columns-repeated="1009"/>
        </table:table-row>
        <table:table-row table:style-name="ro21">
          <table:table-cell table:style-name="ce228"/>
          <table:table-cell table:style-name="ce229" office:value-type="string">
            <text:p>SERVER_VALIDATE_REQUIRED</text:p>
          </table:table-cell>
          <table:table-cell table:style-name="ce32" office:value-type="string">
            <text:p>Please activate your Internet connection in order to register your copy of {GAME_NAME}.</text:p>
          </table:table-cell>
          <table:table-cell table:style-name="ce32" office:value-type="string">
            <text:p>Por favor, activa la conexión a internet para registrar tu copia de {GAME_NAME}.</text:p>
          </table:table-cell>
          <table:table-cell table:style-name="ce42" office:value-type="string">
            <text:p>Favor ativar sua conexão com a Internet para registrar a sua cópia de {GAME_NAME}.</text:p>
          </table:table-cell>
          <table:table-cell table:style-name="ce42" office:value-type="string">
            <text:p>Por favor, activa a tua ligação internet para que possas registar a tua cópia do {GAME_NAME}.</text:p>
          </table:table-cell>
          <table:table-cell table:style-name="ce58" office:value-type="string">
            <text:p>Aktiviere bitte deine Internetverbindung, um deine Kopie von {GAME_NAME} zu registrieren.</text:p>
          </table:table-cell>
          <table:table-cell table:style-name="ce66" office:value-type="string">
            <text:p>Veuillez activer votre connexion Internet afin d'enregistrer votre copie de {GAME_NAME}.</text:p>
          </table:table-cell>
          <table:table-cell table:style-name="ce74" office:value-type="string">
            <text:p>Attiva la connessione a internet per registrare la tua copia di {GAME_NAME}.</text:p>
          </table:table-cell>
          <table:table-cell table:style-name="ce85" office:value-type="string">
            <text:p>『{GAME_NAME}』を登録するには、インターネット接続を有効にしてください</text:p>
          </table:table-cell>
          <table:table-cell table:style-name="ce134" office:value-type="string">
            <text:p>{GAME_NAME} 게임을 등록하려면 인터넷에 연결하세요.</text:p>
          </table:table-cell>
          <table:table-cell table:style-name="ce42" office:value-type="string">
            <text:p>请启用您的互联网连接，对{GAME_NAME}进行注册。</text:p>
          </table:table-cell>
          <table:table-cell table:style-name="ce42" office:value-type="string">
            <text:p>請啟動您的網際網路連線，才能註冊您的 {GAME_NAME} 版本。</text:p>
          </table:table-cell>
          <table:table-cell table:style-name="ce101" office:value-type="string">
            <text:p>Пожалуйста, включите соединение с интернет, чтобы зарегистрировать вашу копию {GAME_NAME}.</text:p>
          </table:table-cell>
          <table:table-cell table:style-name="ce32" office:value-type="string">
            <text:p>Aktywuj swoje połączenie internetowe, by zarejestrować swoją kopię gry {GAME_NAME}.</text:p>
          </table:table-cell>
          <table:table-cell table:style-name="ce33" table:number-columns-repeated="242"/>
          <table:table-cell table:style-name="ce36" table:number-columns-repeated="767"/>
        </table:table-row>
        <table:table-row table:style-name="ro19">
          <table:table-cell table:style-name="ce114"/>
          <table:table-cell table:style-name="ce230" office:value-type="string">
            <text:p>INVALID_LICENSE</text:p>
          </table:table-cell>
          <table:table-cell table:style-name="ce32" office:value-type="string">
            <text:p>This is not an original copy of {GAME_NAME}.</text:p>
          </table:table-cell>
          <table:table-cell table:style-name="ce32" office:value-type="string">
            <text:p>Esta no es una copia original de {GAME_NAME}.</text:p>
          </table:table-cell>
          <table:table-cell table:style-name="ce42" office:value-type="string">
            <text:p>Esta não é uma cópia original do {GAME_NAME}.</text:p>
          </table:table-cell>
          <table:table-cell table:style-name="ce42" office:value-type="string">
            <text:p>Esta cópia do {GAME_NAME} não é original.</text:p>
          </table:table-cell>
          <table:table-cell table:style-name="ce58" office:value-type="string">
            <text:p>Dies ist keine registrierte Kopie von {GAME_NAME}.</text:p>
          </table:table-cell>
          <table:table-cell table:style-name="ce66" office:value-type="string">
            <text:p>Ceci n'est pas une copie originale de {GAME_NAME}.</text:p>
          </table:table-cell>
          <table:table-cell table:style-name="ce74" office:value-type="string">
            <text:p>Questa copia di {GAME_NAME} non è originale.</text:p>
          </table:table-cell>
          <table:table-cell table:style-name="ce85" office:value-type="string">
            <text:p>正規の『{GAME_NAME}』ではありません</text:p>
          </table:table-cell>
          <table:table-cell table:style-name="ce134" office:value-type="string">
            <text:p>{GAME_NAME} 게임의 원본이 아닙니다.</text:p>
          </table:table-cell>
          <table:table-cell table:style-name="ce42" office:value-type="string">
            <text:p>{GAME_NAME}并不是正规版本。</text:p>
          </table:table-cell>
          <table:table-cell table:style-name="ce42" office:value-type="string">
            <text:p>這不是原版的 {GAME_NAME}。</text:p>
          </table:table-cell>
          <table:table-cell table:style-name="ce101" office:value-type="string">
            <text:p>Данная копия {GAME_NAME} не может быть зарегистрирована.</text:p>
          </table:table-cell>
          <table:table-cell table:style-name="ce32" office:value-type="string">
            <text:p>To nie jest oryginalna kopia gry {GAME_NAME}.</text:p>
          </table:table-cell>
          <table:table-cell table:style-name="ce33" table:number-columns-repeated="242"/>
          <table:table-cell table:style-name="ce36" table:number-columns-repeated="767"/>
        </table:table-row>
        <table:table-row table:style-name="ro1">
          <table:table-cell table:style-name="ce118"/>
          <table:table-cell table:style-name="ce231" office:value-type="string">
            <text:p>Google DRM</text:p>
          </table:table-cell>
          <table:table-cell table:style-name="ce20" table:number-columns-repeated="2"/>
          <table:table-cell table:style-name="ce37"/>
          <table:table-cell table:style-name="ce123"/>
          <table:table-cell table:style-name="ce149"/>
          <table:table-cell table:style-name="ce61"/>
          <table:table-cell table:style-name="ce68"/>
          <table:table-cell table:style-name="ce77"/>
          <table:table-cell table:style-name="ce90"/>
          <table:table-cell table:style-name="ce94"/>
          <table:table-cell table:style-name="ce123"/>
          <table:table-cell table:style-name="ce100"/>
          <table:table-cell table:style-name="ce20"/>
          <table:table-cell table:style-name="ce113" table:number-columns-repeated="1009"/>
        </table:table-row>
        <table:table-row table:style-name="ro17">
          <table:table-cell table:style-name="ce33"/>
          <table:table-cell table:style-name="ce119" office:value-type="string">
            <text:p>CHECKING_LICENSE</text:p>
          </table:table-cell>
          <table:table-cell table:style-name="ce114" office:value-type="string">
            <text:p>Checking license...</text:p>
          </table:table-cell>
          <table:table-cell table:style-name="ce121" office:value-type="string">
            <text:p>Comprobando licencia...</text:p>
          </table:table-cell>
          <table:table-cell table:style-name="ce124" office:value-type="string">
            <text:p>Verificando licença...</text:p>
          </table:table-cell>
          <table:table-cell table:style-name="ce124" office:value-type="string">
            <text:p>A verificar licença...</text:p>
          </table:table-cell>
          <table:table-cell table:style-name="ce129" office:value-type="string">
            <text:p>Lizenz wird geprüft...</text:p>
          </table:table-cell>
          <table:table-cell table:style-name="ce151" office:value-type="string">
            <text:p>Vérification de la licence...</text:p>
          </table:table-cell>
          <table:table-cell table:style-name="ce152" office:value-type="string">
            <text:p>Verifica licenza in corso...</text:p>
          </table:table-cell>
          <table:table-cell table:style-name="ce154" office:value-type="string">
            <text:p><text:span text:style-name="T3">ライセンスを</text:span><text:span text:style-name="T3">確認中</text:span>…</text:p>
          </table:table-cell>
          <table:table-cell table:style-name="ce157" office:value-type="string">
            <text:p>라이선스 확인 중...</text:p>
          </table:table-cell>
          <table:table-cell table:style-name="ce124" office:value-type="string">
            <text:p>校验许可中……</text:p>
          </table:table-cell>
          <table:table-cell table:style-name="ce124" office:value-type="string">
            <text:p>檢查授權...</text:p>
          </table:table-cell>
          <table:table-cell table:style-name="ce158" office:value-type="string">
            <text:p>Проверка лицензии...</text:p>
          </table:table-cell>
          <table:table-cell table:style-name="ce114" office:value-type="string">
            <text:p>Sprawdzanie licencji...</text:p>
          </table:table-cell>
          <table:table-cell table:style-name="ce33" table:number-columns-repeated="242"/>
          <table:table-cell table:style-name="ce36" table:number-columns-repeated="767"/>
        </table:table-row>
        <table:table-row table:style-name="ro27">
          <table:table-cell table:style-name="ce33"/>
          <table:table-cell table:style-name="ce119" office:value-type="string">
            <text:p>UNLICENSED_DIALOG_TITLE</text:p>
          </table:table-cell>
          <table:table-cell table:style-name="ce114" office:value-type="string">
            <text:p>Check License</text:p>
          </table:table-cell>
          <table:table-cell table:style-name="ce121" office:value-type="string">
            <text:p>Comprobar licencia</text:p>
          </table:table-cell>
          <table:table-cell table:number-columns-repeated="2" table:style-name="ce124" office:value-type="string">
            <text:p>Verificar licença</text:p>
          </table:table-cell>
          <table:table-cell table:style-name="ce129" office:value-type="string">
            <text:p>Lizenz prüfen</text:p>
          </table:table-cell>
          <table:table-cell table:style-name="ce151" office:value-type="string">
            <text:p>Vérifier la licence</text:p>
          </table:table-cell>
          <table:table-cell table:style-name="ce152" office:value-type="string">
            <text:p>Verifica lizenza</text:p>
          </table:table-cell>
          <table:table-cell table:style-name="ce154" office:value-type="string">
            <text:p>ライセンスチェック</text:p>
          </table:table-cell>
          <table:table-cell table:style-name="ce157" office:value-type="string">
            <text:p>라이선스 확인</text:p>
          </table:table-cell>
          <table:table-cell table:style-name="ce124" office:value-type="string">
            <text:p>校验许可</text:p>
          </table:table-cell>
          <table:table-cell table:style-name="ce124" office:value-type="string">
            <text:p>檢查授權</text:p>
          </table:table-cell>
          <table:table-cell table:style-name="ce158" office:value-type="string">
            <text:p>Проверка лицензии...</text:p>
          </table:table-cell>
          <table:table-cell table:style-name="ce114" office:value-type="string">
            <text:p>Sprawdź licencję</text:p>
          </table:table-cell>
          <table:table-cell table:style-name="ce33" table:number-columns-repeated="242"/>
          <table:table-cell table:style-name="ce36" table:number-columns-repeated="767"/>
        </table:table-row>
        <table:table-row table:style-name="ro27">
          <table:table-cell table:style-name="ce33"/>
          <table:table-cell table:style-name="ce119" office:value-type="string">
            <text:p>UNLICENSED_DIALOG_BODY</text:p>
          </table:table-cell>
          <table:table-cell table:style-name="ce33" office:value-type="string">
            <text:p>Invalid license</text:p>
          </table:table-cell>
          <table:table-cell table:style-name="ce121" office:value-type="string">
            <text:p>Licencia no válida</text:p>
          </table:table-cell>
          <table:table-cell table:number-columns-repeated="2" table:style-name="ce124" office:value-type="string">
            <text:p>Licença inválida</text:p>
          </table:table-cell>
          <table:table-cell table:style-name="ce129" office:value-type="string">
            <text:p>Ungültige Lizenz</text:p>
          </table:table-cell>
          <table:table-cell table:style-name="ce151" office:value-type="string">
            <text:p>Licence invalide</text:p>
          </table:table-cell>
          <table:table-cell table:style-name="ce152" office:value-type="string">
            <text:p>Licenza non valida</text:p>
          </table:table-cell>
          <table:table-cell table:style-name="ce154" office:value-type="string">
            <text:p>無効なライセンス</text:p>
          </table:table-cell>
          <table:table-cell table:style-name="ce157" office:value-type="string">
            <text:p>유효하지 않은 라이선스</text:p>
          </table:table-cell>
          <table:table-cell table:style-name="ce124" office:value-type="string">
            <text:p>无效许可</text:p>
          </table:table-cell>
          <table:table-cell table:style-name="ce124" office:value-type="string">
            <text:p>無效的授權</text:p>
          </table:table-cell>
          <table:table-cell table:style-name="ce158" office:value-type="string">
            <text:p>Неверная лицензия</text:p>
          </table:table-cell>
          <table:table-cell table:style-name="ce33" office:value-type="string">
            <text:p>Błędna licencja</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BUY_BUTTON</text:p>
          </table:table-cell>
          <table:table-cell table:style-name="ce33" office:value-type="string">
            <text:p>Buy game</text:p>
          </table:table-cell>
          <table:table-cell table:style-name="ce121" office:value-type="string">
            <text:p>Comprar juego</text:p>
          </table:table-cell>
          <table:table-cell table:style-name="ce124" office:value-type="string">
            <text:p>Comprar jogo</text:p>
          </table:table-cell>
          <table:table-cell table:style-name="ce124" office:value-type="string">
            <text:p>Comprar o jogo</text:p>
          </table:table-cell>
          <table:table-cell table:style-name="ce129" office:value-type="string">
            <text:p>Spiel kaufen</text:p>
          </table:table-cell>
          <table:table-cell table:style-name="ce151" office:value-type="string">
            <text:p>Acheter jeu</text:p>
          </table:table-cell>
          <table:table-cell table:style-name="ce152" office:value-type="string">
            <text:p>Compra gioco</text:p>
          </table:table-cell>
          <table:table-cell table:style-name="ce154" office:value-type="string">
            <text:p>ゲームを購入</text:p>
          </table:table-cell>
          <table:table-cell table:style-name="ce157" office:value-type="string">
            <text:p>게임 구매</text:p>
          </table:table-cell>
          <table:table-cell table:style-name="ce124" office:value-type="string">
            <text:p>购买游戏</text:p>
          </table:table-cell>
          <table:table-cell table:style-name="ce124" office:value-type="string">
            <text:p>購買遊戲</text:p>
          </table:table-cell>
          <table:table-cell table:style-name="ce158" office:value-type="string">
            <text:p>Купить игру</text:p>
          </table:table-cell>
          <table:table-cell table:style-name="ce33" office:value-type="string">
            <text:p>Kup grę</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QUIT_BUTTON</text:p>
          </table:table-cell>
          <table:table-cell table:style-name="ce33" office:value-type="string">
            <text:p>Exit</text:p>
          </table:table-cell>
          <table:table-cell table:style-name="ce121" office:value-type="string">
            <text:p>Salir</text:p>
          </table:table-cell>
          <table:table-cell table:number-columns-repeated="2" table:style-name="ce124" office:value-type="string">
            <text:p>Sair</text:p>
          </table:table-cell>
          <table:table-cell table:style-name="ce129" office:value-type="string">
            <text:p>Verlassen</text:p>
          </table:table-cell>
          <table:table-cell table:style-name="ce151" office:value-type="string">
            <text:p>Quitter</text:p>
          </table:table-cell>
          <table:table-cell table:style-name="ce152" office:value-type="string">
            <text:p>Esci</text:p>
          </table:table-cell>
          <table:table-cell table:style-name="ce154" office:value-type="string">
            <text:p>終了</text:p>
          </table:table-cell>
          <table:table-cell table:style-name="ce157" office:value-type="string">
            <text:p>종료</text:p>
          </table:table-cell>
          <table:table-cell table:style-name="ce124" office:value-type="string">
            <text:p>退出</text:p>
          </table:table-cell>
          <table:table-cell table:style-name="ce124" office:value-type="string">
            <text:p>離開</text:p>
          </table:table-cell>
          <table:table-cell table:style-name="ce158" office:value-type="string">
            <text:p>Выход</text:p>
          </table:table-cell>
          <table:table-cell table:style-name="ce33" office:value-type="string">
            <text:p>Wyjście</text:p>
          </table:table-cell>
          <table:table-cell table:style-name="ce33" table:number-columns-repeated="242"/>
          <table:table-cell table:style-name="ce36" table:number-columns-repeated="767"/>
        </table:table-row>
        <table:table-row table:style-name="ro2">
          <table:table-cell table:style-name="ce33"/>
          <table:table-cell table:style-name="ce119" office:value-type="string">
            <text:p>RETRY</text:p>
          </table:table-cell>
          <table:table-cell table:style-name="ce33" office:value-type="string">
            <text:p>Retry</text:p>
          </table:table-cell>
          <table:table-cell table:style-name="ce121" office:value-type="string">
            <text:p>Volver a intentar</text:p>
          </table:table-cell>
          <table:table-cell table:style-name="ce124" office:value-type="string">
            <text:p>Tentar novamente</text:p>
          </table:table-cell>
          <table:table-cell table:style-name="ce124" office:value-type="string">
            <text:p>Tentar de novo</text:p>
          </table:table-cell>
          <table:table-cell table:style-name="ce129" office:value-type="string">
            <text:p>Erneut versuchen</text:p>
          </table:table-cell>
          <table:table-cell table:style-name="ce151" office:value-type="string">
            <text:p>Réessayer</text:p>
          </table:table-cell>
          <table:table-cell table:style-name="ce152" office:value-type="string">
            <text:p>Riprova</text:p>
          </table:table-cell>
          <table:table-cell table:style-name="ce154" office:value-type="string">
            <text:p>リトライ</text:p>
          </table:table-cell>
          <table:table-cell table:style-name="ce157" office:value-type="string">
            <text:p>재시도</text:p>
          </table:table-cell>
          <table:table-cell table:style-name="ce124" office:value-type="string">
            <text:p>重试</text:p>
          </table:table-cell>
          <table:table-cell table:style-name="ce124" office:value-type="string">
            <text:p>重試</text:p>
          </table:table-cell>
          <table:table-cell table:style-name="ce158" office:value-type="string">
            <text:p>Повтор</text:p>
          </table:table-cell>
          <table:table-cell table:style-name="ce33" office:value-type="string">
            <text:p>Ponów</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NETWORK_ERROR_TITLE</text:p>
          </table:table-cell>
          <table:table-cell table:style-name="ce33" office:value-type="string">
            <text:p>Attention</text:p>
          </table:table-cell>
          <table:table-cell table:style-name="ce121" office:value-type="string">
            <text:p>Atención</text:p>
          </table:table-cell>
          <table:table-cell table:number-columns-repeated="2" table:style-name="ce124" office:value-type="string">
            <text:p>Atenção</text:p>
          </table:table-cell>
          <table:table-cell table:style-name="ce129" office:value-type="string">
            <text:p>Achtung</text:p>
          </table:table-cell>
          <table:table-cell table:style-name="ce151" office:value-type="string">
            <text:p>Attention</text:p>
          </table:table-cell>
          <table:table-cell table:style-name="ce152" office:value-type="string">
            <text:p>Attenzione</text:p>
          </table:table-cell>
          <table:table-cell table:style-name="ce154" office:value-type="string">
            <text:p>注意</text:p>
          </table:table-cell>
          <table:table-cell table:style-name="ce157" office:value-type="string">
            <text:p>주의</text:p>
          </table:table-cell>
          <table:table-cell table:number-columns-repeated="2" table:style-name="ce124" office:value-type="string">
            <text:p>注意</text:p>
          </table:table-cell>
          <table:table-cell table:style-name="ce158" office:value-type="string">
            <text:p>Внимание</text:p>
          </table:table-cell>
          <table:table-cell table:style-name="ce33" office:value-type="string">
            <text:p>Uwaga</text:p>
          </table:table-cell>
          <table:table-cell table:style-name="ce33" table:number-columns-repeated="242"/>
          <table:table-cell table:style-name="ce36" table:number-columns-repeated="767"/>
        </table:table-row>
        <table:table-row table:style-name="ro19">
          <table:table-cell table:style-name="ce36"/>
          <table:table-cell table:style-name="ce232" office:value-type="string">
            <text:p>NETWORK_ERROR_BODY</text:p>
          </table:table-cell>
          <table:table-cell table:style-name="ce36" office:value-type="string">
            <text:p>A network error has occurred. Would you like to try again?</text:p>
          </table:table-cell>
          <table:table-cell table:style-name="ce121" office:value-type="string">
            <text:p>Ha ocurrido un error de red. ¿Quieres volver a intentarlo?</text:p>
          </table:table-cell>
          <table:table-cell table:style-name="ce124" office:value-type="string">
            <text:p>Ocorreu um erro na rede. Deseja tentar novamente?</text:p>
          </table:table-cell>
          <table:table-cell table:style-name="ce124" office:value-type="string">
            <text:p>Ocorreu um erro na rede. Gostarias de tentar de novo?</text:p>
          </table:table-cell>
          <table:table-cell table:style-name="ce129" office:value-type="string">
            <text:p>Ein Netzwerkfehler ist aufgetreten. Willst du es erneut versuchen?</text:p>
          </table:table-cell>
          <table:table-cell table:style-name="ce151" office:value-type="string">
            <text:p>Une erreur réseau est survenue. Réessayer ?</text:p>
          </table:table-cell>
          <table:table-cell table:style-name="ce152" office:value-type="string">
            <text:p>Si è verificato un errore di rete. Vuoi riprovare?</text:p>
          </table:table-cell>
          <table:table-cell table:style-name="ce154" office:value-type="string">
            <text:p>ネットワークエラーが発生しました\nもう一度やり直しますか？</text:p>
          </table:table-cell>
          <table:table-cell table:style-name="ce157" office:value-type="string">
            <text:p>네트워크 오류가 발생했습니다. 다시 시도하시겠습니까?</text:p>
          </table:table-cell>
          <table:table-cell table:style-name="ce124" office:value-type="string">
            <text:p>网络出错。您要重试吗？</text:p>
          </table:table-cell>
          <table:table-cell table:style-name="ce124" office:value-type="string">
            <text:p>發生網路錯誤。 您是否要再試一次？</text:p>
          </table:table-cell>
          <table:table-cell table:style-name="ce158" office:value-type="string">
            <text:p>Произошла ошибка соединения. Попробовать еще раз?</text:p>
          </table:table-cell>
          <table:table-cell table:style-name="ce36" office:value-type="string">
            <text:p>Wystąpił błąd sieci. Chcesz spróbować ponownie?</text:p>
          </table:table-cell>
          <table:table-cell table:style-name="ce33" table:number-columns-repeated="242"/>
          <table:table-cell table:style-name="ce36" table:number-columns-repeated="767"/>
        </table:table-row>
        <table:table-row table:style-name="ro1">
          <table:table-cell table:style-name="ce118"/>
          <table:table-cell table:style-name="ce231" office:value-type="string">
            <text:p>KT DRM</text:p>
          </table:table-cell>
          <table:table-cell table:style-name="ce20" table:number-columns-repeated="2"/>
          <table:table-cell table:style-name="ce37"/>
          <table:table-cell table:style-name="ce123"/>
          <table:table-cell table:style-name="ce149"/>
          <table:table-cell table:style-name="ce61"/>
          <table:table-cell table:style-name="ce68"/>
          <table:table-cell table:style-name="ce77"/>
          <table:table-cell table:style-name="ce90"/>
          <table:table-cell table:style-name="ce94"/>
          <table:table-cell table:style-name="ce123"/>
          <table:table-cell table:style-name="ce100"/>
          <table:table-cell table:style-name="ce20"/>
          <table:table-cell table:style-name="ce33" table:number-columns-repeated="242"/>
          <table:table-cell table:style-name="ce36" table:number-columns-repeated="767"/>
        </table:table-row>
        <table:table-row table:style-name="ro1">
          <table:table-cell table:style-name="ce118"/>
          <table:table-cell table:style-name="ce231" office:value-type="string">
            <text:p>LGU DRM</text:p>
          </table:table-cell>
          <table:table-cell table:style-name="ce20" table:number-columns-repeated="2"/>
          <table:table-cell table:style-name="ce37"/>
          <table:table-cell table:style-name="ce123"/>
          <table:table-cell table:style-name="ce149"/>
          <table:table-cell table:style-name="ce61"/>
          <table:table-cell table:style-name="ce68"/>
          <table:table-cell table:style-name="ce77"/>
          <table:table-cell table:style-name="ce90"/>
          <table:table-cell table:style-name="ce94"/>
          <table:table-cell table:style-name="ce123"/>
          <table:table-cell table:style-name="ce100"/>
          <table:table-cell table:style-name="ce20"/>
          <table:table-cell table:style-name="ce33" table:number-columns-repeated="242"/>
          <table:table-cell table:style-name="ce36" table:number-columns-repeated="767"/>
        </table:table-row>
        <table:table-row table:style-name="ro1">
          <table:table-cell table:style-name="ce118"/>
          <table:table-cell table:style-name="ce231" office:value-type="string">
            <text:p>LGW DRM</text:p>
          </table:table-cell>
          <table:table-cell table:style-name="ce20" table:number-columns-repeated="2"/>
          <table:table-cell table:style-name="ce37"/>
          <table:table-cell table:style-name="ce123"/>
          <table:table-cell table:style-name="ce149"/>
          <table:table-cell table:style-name="ce61"/>
          <table:table-cell table:style-name="ce68"/>
          <table:table-cell table:style-name="ce77"/>
          <table:table-cell table:style-name="ce90"/>
          <table:table-cell table:style-name="ce94"/>
          <table:table-cell table:style-name="ce123"/>
          <table:table-cell table:style-name="ce100"/>
          <table:table-cell table:style-name="ce20"/>
          <table:table-cell table:style-name="ce113" table:number-columns-repeated="1009"/>
        </table:table-row>
        <table:table-row table:style-name="ro27">
          <table:table-cell table:style-name="ce33"/>
          <table:table-cell table:style-name="ce119" office:value-type="string">
            <text:p>checklicense_dialog_message</text:p>
          </table:table-cell>
          <table:table-cell table:style-name="ce114" office:value-type="string">
            <text:p>In progress...</text:p>
          </table:table-cell>
          <table:table-cell table:style-name="ce121" office:value-type="string">
            <text:p>En proceso…</text:p>
          </table:table-cell>
          <table:table-cell table:style-name="ce124" office:value-type="string">
            <text:p>Em execução…</text:p>
          </table:table-cell>
          <table:table-cell table:style-name="ce151" office:value-type="string">
            <text:p>Em progresso…</text:p>
          </table:table-cell>
          <table:table-cell table:style-name="ce129" office:value-type="string">
            <text:p>Wird ausgeführt…</text:p>
          </table:table-cell>
          <table:table-cell table:style-name="ce151" office:value-type="string">
            <text:p>En cours…</text:p>
          </table:table-cell>
          <table:table-cell table:style-name="ce152" office:value-type="string">
            <text:p>Verifica in corso...</text:p>
          </table:table-cell>
          <table:table-cell table:style-name="ce154" office:value-type="string">
            <text:p>処理中です…</text:p>
          </table:table-cell>
          <table:table-cell table:style-name="ce154" office:value-type="string">
            <text:p><text:span text:style-name="T23">진행</text:span> <text:span text:style-name="T23">중</text:span>...</text:p>
          </table:table-cell>
          <table:table-cell table:style-name="ce245" office:value-type="string">
            <text:p>进行中…</text:p>
          </table:table-cell>
          <table:table-cell table:style-name="ce245" office:value-type="string">
            <text:p>進行中...</text:p>
          </table:table-cell>
          <table:table-cell table:style-name="ce158" office:value-type="string">
            <text:p>В процессе…</text:p>
          </table:table-cell>
          <table:table-cell table:style-name="ce114" office:value-type="string">
            <text:p>W trakcie...</text:p>
          </table:table-cell>
          <table:table-cell table:style-name="ce33" table:number-columns-repeated="242"/>
          <table:table-cell table:style-name="ce36" table:number-columns-repeated="767"/>
        </table:table-row>
        <table:table-row table:style-name="ro22">
          <table:table-cell table:style-name="ce33"/>
          <table:table-cell table:style-name="ce119" office:value-type="string">
            <text:p>non_login_information_title</text:p>
          </table:table-cell>
          <table:table-cell table:style-name="ce114" office:value-type="string">
            <text:p>Please log in to LG World</text:p>
          </table:table-cell>
          <table:table-cell table:style-name="ce233" office:value-type="string">
            <text:p>Por favor, inicia sesión en LG World</text:p>
          </table:table-cell>
          <table:table-cell table:style-name="ce233" office:value-type="string">
            <text:p>Favor se conectar ao LG Word</text:p>
          </table:table-cell>
          <table:table-cell table:style-name="ce151" office:value-type="string">
            <text:p>Por favor entra no LG World</text:p>
          </table:table-cell>
          <table:table-cell table:style-name="ce129" office:value-type="string">
            <text:p>Bitte melde dich bei LG World an.</text:p>
          </table:table-cell>
          <table:table-cell table:style-name="ce233" office:value-type="string">
            <text:p>Connectez-vous à LG World</text:p>
          </table:table-cell>
          <table:table-cell table:style-name="ce237" office:value-type="string">
            <text:p>Accedi a LG World</text:p>
          </table:table-cell>
          <table:table-cell table:style-name="ce154" office:value-type="string">
            <text:p>LG Worldにログインしてください</text:p>
          </table:table-cell>
          <table:table-cell table:style-name="ce85" office:value-type="string">
            <text:p>LG World<text:span text:style-name="T21">에</text:span> <text:span text:style-name="T21">로</text:span><text:span text:style-name="T21">그인하세요</text:span>.</text:p>
          </table:table-cell>
          <table:table-cell table:style-name="ce246" office:value-type="string">
            <text:p>请登录LG World</text:p>
          </table:table-cell>
          <table:table-cell table:style-name="ce245" office:value-type="string">
            <text:p>請登入 LG World</text:p>
          </table:table-cell>
          <table:table-cell table:style-name="ce248" office:value-type="string">
            <text:p>Пожалуйста, войдите в LG World</text:p>
          </table:table-cell>
          <table:table-cell table:style-name="ce114" office:value-type="string">
            <text:p>Zaloguj się do LG World</text:p>
          </table:table-cell>
          <table:table-cell table:style-name="ce33" table:number-columns-repeated="242"/>
          <table:table-cell table:style-name="ce36" table:number-columns-repeated="767"/>
        </table:table-row>
        <table:table-row table:style-name="ro36">
          <table:table-cell table:style-name="ce33"/>
          <table:table-cell table:style-name="ce119" office:value-type="string">
            <text:p>non_login_information_message</text:p>
          </table:table-cell>
          <table:table-cell table:style-name="ce114" office:value-type="string">
            <text:p>You must log in to get a license for this application.</text:p>
          </table:table-cell>
          <table:table-cell table:style-name="ce233" office:value-type="string">
            <text:p>Para conseguir permiso para esta aplicación, debes conectarte.</text:p>
          </table:table-cell>
          <table:table-cell table:style-name="ce233" office:value-type="string">
            <text:p>Você precisa se conectar para obter uma licença para este aplicativo.</text:p>
          </table:table-cell>
          <table:table-cell table:style-name="ce151" office:value-type="string">
            <text:p>Tens de entrar para conseguir uma licença para esta aplicação.</text:p>
          </table:table-cell>
          <table:table-cell table:style-name="ce129" office:value-type="string">
            <text:p>Du musst dich anmelden, um eine Lizenz für diese Anwendung zu erhalten.</text:p>
          </table:table-cell>
          <table:table-cell table:style-name="ce233" office:value-type="string">
            <text:p>Vous devez vous connecter pour obtenir une licence pour cette application.</text:p>
          </table:table-cell>
          <table:table-cell table:style-name="ce237" office:value-type="string">
            <text:p>Devi collegarti per ottenere la licenza per questa applicazione.</text:p>
          </table:table-cell>
          <table:table-cell table:style-name="ce154" office:value-type="string">
            <text:p>ログインしてアプリのライセンスを取得してください。</text:p>
          </table:table-cell>
          <table:table-cell table:style-name="ce240" office:value-type="string">
            <text:p><text:span text:style-name="T21">본</text:span> <text:span text:style-name="T21">애플리케이</text:span><text:span text:style-name="T21">션의</text:span> <text:span text:style-name="T21">라이선스</text:span><text:span text:style-name="T21">를</text:span> <text:span text:style-name="T21">받으려면</text:span> <text:span text:style-name="T21">로</text:span><text:span text:style-name="T21">그인해야</text:span> <text:span text:style-name="T21">합니</text:span><text:span text:style-name="T21">다</text:span>.</text:p>
          </table:table-cell>
          <table:table-cell table:style-name="ce246" office:value-type="string">
            <text:p>你必须登陆以获取该应用的授权。</text:p>
          </table:table-cell>
          <table:table-cell table:style-name="ce245" office:value-type="string">
            <text:p>您必須登入，才能取得此應用程式的授權。</text:p>
          </table:table-cell>
          <table:table-cell table:style-name="ce248" office:value-type="string">
            <text:p>Вы должны выполнить вход, чтобы получить лицензию на это приложение.</text:p>
          </table:table-cell>
          <table:table-cell table:style-name="ce114" office:value-type="string">
            <text:p>Aby otrzymać licencję na tę aplikację musisz się zalogować.</text:p>
          </table:table-cell>
          <table:table-cell table:style-name="ce33" table:number-columns-repeated="242"/>
          <table:table-cell table:style-name="ce36" table:number-columns-repeated="767"/>
        </table:table-row>
        <table:table-row table:style-name="ro22">
          <table:table-cell table:style-name="ce33"/>
          <table:table-cell table:style-name="ce119" office:value-type="string">
            <text:p>unlicensed_dialog_title</text:p>
          </table:table-cell>
          <table:table-cell table:style-name="ce114" office:value-type="string">
            <text:p>Verification failed</text:p>
          </table:table-cell>
          <table:table-cell table:style-name="ce121" office:value-type="string">
            <text:p>No se pudo verificar</text:p>
          </table:table-cell>
          <table:table-cell table:style-name="ce124" office:value-type="string">
            <text:p>Falha na verificação </text:p>
          </table:table-cell>
          <table:table-cell table:style-name="ce151" office:value-type="string">
            <text:p>A verificação falhou</text:p>
          </table:table-cell>
          <table:table-cell table:style-name="ce129" office:value-type="string">
            <text:p>Verifikation gescheitert</text:p>
          </table:table-cell>
          <table:table-cell table:style-name="ce151" office:value-type="string">
            <text:p>Echec de vérification </text:p>
          </table:table-cell>
          <table:table-cell table:style-name="ce152" office:value-type="string">
            <text:p>Verifica non riuscita</text:p>
          </table:table-cell>
          <table:table-cell table:style-name="ce154" office:value-type="string">
            <text:p>ライセンスを確認できませんでした</text:p>
          </table:table-cell>
          <table:table-cell table:style-name="ce154" office:value-type="string">
            <text:p><text:span text:style-name="T21">인증</text:span> <text:span text:style-name="T21">실패</text:span></text:p>
          </table:table-cell>
          <table:table-cell table:style-name="ce245" office:value-type="string">
            <text:p>验证失败</text:p>
          </table:table-cell>
          <table:table-cell table:style-name="ce245" office:value-type="string">
            <text:p>驗證失敗</text:p>
          </table:table-cell>
          <table:table-cell table:style-name="ce158" office:value-type="string">
            <text:p>Активация не выполнена</text:p>
          </table:table-cell>
          <table:table-cell table:style-name="ce114" office:value-type="string">
            <text:p>Weryfikacja błędna</text:p>
          </table:table-cell>
          <table:table-cell table:style-name="ce33" table:number-columns-repeated="242"/>
          <table:table-cell table:style-name="ce36" table:number-columns-repeated="767"/>
        </table:table-row>
        <table:table-row table:style-name="ro9">
          <table:table-cell table:style-name="ce33"/>
          <table:table-cell table:style-name="ce119" office:value-type="string">
            <text:p>unlicensed_dialog_message</text:p>
          </table:table-cell>
          <table:table-cell table:style-name="ce114" office:value-type="string">
            <text:p>No matching records found in your purchase history.</text:p>
          </table:table-cell>
          <table:table-cell table:style-name="ce121" office:value-type="string">
            <text:p>No se encontraron registros coincidentes en su historial de compra.</text:p>
          </table:table-cell>
          <table:table-cell table:style-name="ce124" office:value-type="string">
            <text:p>Não foi encontrado nenhum arquivo no seu histórico de compra.</text:p>
          </table:table-cell>
          <table:table-cell table:style-name="ce151" office:value-type="string">
            <text:p>Não foram encontrados registos correspondentes no seu histórico de compras.</text:p>
          </table:table-cell>
          <table:table-cell table:style-name="ce129" office:value-type="string">
            <text:p>In der Übersicht deiner Käufe konnten keine passenden Unterlagen gefunden werden.</text:p>
          </table:table-cell>
          <table:table-cell table:style-name="ce151" office:value-type="string">
            <text:p>Aucun registre correspondant trouvé dans votre historique d\'achat.</text:p>
          </table:table-cell>
          <table:table-cell table:style-name="ce152" office:value-type="string">
            <text:p>Nessun risultato corrispondente alla ricerca nella cronologia acquisti.</text:p>
          </table:table-cell>
          <table:table-cell table:style-name="ce154" office:value-type="string">
            <text:p>お客様の購入履歴に一致するライセンス記録がありませんでした。</text:p>
          </table:table-cell>
          <table:table-cell table:style-name="ce154" office:value-type="string">
            <text:p><text:span text:style-name="T21">구매</text:span> <text:span text:style-name="T21">이력에서</text:span> <text:span text:style-name="T21">일치하는</text:span> <text:span text:style-name="T21">기록</text:span><text:span text:style-name="T21">을</text:span> <text:span text:style-name="T21">찾을</text:span> <text:span text:style-name="T21">수</text:span> <text:span text:style-name="T21">없</text:span><text:span text:style-name="T21">습니다</text:span>.</text:p>
          </table:table-cell>
          <table:table-cell table:style-name="ce245" office:value-type="string">
            <text:p>未在您的购买历史中找到匹配记录。</text:p>
          </table:table-cell>
          <table:table-cell table:style-name="ce245" office:value-type="string">
            <text:p>在您的購買記錄中找不到相符的記錄。</text:p>
          </table:table-cell>
          <table:table-cell table:style-name="ce158" office:value-type="string">
            <text:p>В Вашей истории покупок не обнаружено никаких соответствующих записей.</text:p>
          </table:table-cell>
          <table:table-cell table:style-name="ce114" office:value-type="string">
            <text:p>Brak pasujących elementów w Twojej historii zakupów.</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no_lgworld_dialog_title</text:p>
          </table:table-cell>
          <table:table-cell table:style-name="ce114" office:value-type="string">
            <text:p>Verification needed</text:p>
          </table:table-cell>
          <table:table-cell table:style-name="ce121" office:value-type="string">
            <text:p>Se necesita verificación</text:p>
          </table:table-cell>
          <table:table-cell table:style-name="ce124" office:value-type="string">
            <text:p>Verificação necessária </text:p>
          </table:table-cell>
          <table:table-cell table:style-name="ce151" office:value-type="string">
            <text:p>Verificação necessária</text:p>
          </table:table-cell>
          <table:table-cell table:style-name="ce129" office:value-type="string">
            <text:p>Verifikation erforderlich</text:p>
          </table:table-cell>
          <table:table-cell table:style-name="ce151" office:value-type="string">
            <text:p>Vérification requise</text:p>
          </table:table-cell>
          <table:table-cell table:style-name="ce152" office:value-type="string">
            <text:p>Verifica necessaria</text:p>
          </table:table-cell>
          <table:table-cell table:style-name="ce154" office:value-type="string">
            <text:p>アプリの確認が必要です</text:p>
          </table:table-cell>
          <table:table-cell table:style-name="ce154" office:value-type="string">
            <text:p><text:span text:style-name="T23">인증</text:span> <text:span text:style-name="T23">필요</text:span></text:p>
          </table:table-cell>
          <table:table-cell table:style-name="ce245" office:value-type="string">
            <text:p>需要进行验证</text:p>
          </table:table-cell>
          <table:table-cell table:style-name="ce245" office:value-type="string">
            <text:p>需要的驗證</text:p>
          </table:table-cell>
          <table:table-cell table:style-name="ce158" office:value-type="string">
            <text:p>Необходима активация</text:p>
          </table:table-cell>
          <table:table-cell table:style-name="ce114" office:value-type="string">
            <text:p>Wymagana weryfikacja</text:p>
          </table:table-cell>
          <table:table-cell table:style-name="ce33" table:number-columns-repeated="242"/>
          <table:table-cell table:style-name="ce36" table:number-columns-repeated="767"/>
        </table:table-row>
        <table:table-row table:style-name="ro18">
          <table:table-cell table:style-name="ce33"/>
          <table:table-cell table:style-name="ce119" office:value-type="string">
            <text:p>no_lgworld_dialog_message</text:p>
          </table:table-cell>
          <table:table-cell table:style-name="ce114" office:value-type="string">
            <text:p>Please install the latest version of LG World to verify this app.</text:p>
          </table:table-cell>
          <table:table-cell table:style-name="ce121" office:value-type="string">
            <text:p>Instale la última versión de LG World para verificar esta app.</text:p>
          </table:table-cell>
          <table:table-cell table:style-name="ce124" office:value-type="string">
            <text:p>Por favor, instale a última versão de LG World para verificar este aplicativo.</text:p>
          </table:table-cell>
          <table:table-cell table:style-name="ce151" office:value-type="string">
            <text:p>Por favor, instale a última versão do LG World para verificar esta aplicação</text:p>
          </table:table-cell>
          <table:table-cell table:style-name="ce129" office:value-type="string">
            <text:p>Bitte installiere die neueste Version von LG World, um diese Answendung zu verifizieren.</text:p>
          </table:table-cell>
          <table:table-cell table:style-name="ce151" office:value-type="string">
            <text:p>Veuillez installer la plus récente version de LG World pour vérifier cette app.</text:p>
          </table:table-cell>
          <table:table-cell table:style-name="ce152" office:value-type="string">
            <text:p>Installa l\'ultima versione di LG World per verificare questa applicazione.</text:p>
          </table:table-cell>
          <table:table-cell table:style-name="ce154" office:value-type="string">
            <text:p>最新版のLG Worldをインストールしてからアプリの確認を行なってください。</text:p>
          </table:table-cell>
          <table:table-cell table:style-name="ce154" office:value-type="string">
            <text:p><text:span text:style-name="T21">애플리케이션</text:span> <text:span text:style-name="T21">인증을</text:span> <text:span text:style-name="T21">위해</text:span> LG World <text:span text:style-name="T21">최신</text:span> <text:span text:style-name="T21">버전을</text:span> <text:span text:style-name="T21">설치해</text:span> <text:span text:style-name="T21">주세요</text:span>.</text:p>
          </table:table-cell>
          <table:table-cell table:style-name="ce245" office:value-type="string">
            <text:p>请安装最新版本的 LG World 以验证此应用程序。</text:p>
          </table:table-cell>
          <table:table-cell table:style-name="ce245" office:value-type="string">
            <text:p>請安裝最新版本的 LG World，以驗證此應用程式。</text:p>
          </table:table-cell>
          <table:table-cell table:style-name="ce158" office:value-type="string">
            <text:p>Пожалуйста, установите последнюю версию LG World для активации данного приложения.</text:p>
          </table:table-cell>
          <table:table-cell table:style-name="ce114" office:value-type="string">
            <text:p>Aby zweryfikować tę aplikację, zainstaluj najnowszą wersję LG World.</text:p>
          </table:table-cell>
          <table:table-cell table:style-name="ce33" table:number-columns-repeated="242"/>
          <table:table-cell table:style-name="ce36" table:number-columns-repeated="767"/>
        </table:table-row>
        <table:table-row table:style-name="ro22">
          <table:table-cell table:style-name="ce33"/>
          <table:table-cell table:style-name="ce119" office:value-type="string">
            <text:p>no_network_dialog_title</text:p>
          </table:table-cell>
          <table:table-cell table:style-name="ce114" office:value-type="string">
            <text:p>No network</text:p>
          </table:table-cell>
          <table:table-cell table:style-name="ce121" office:value-type="string">
            <text:p>Red no disponible</text:p>
          </table:table-cell>
          <table:table-cell table:style-name="ce124" office:value-type="string">
            <text:p>Sem rede</text:p>
          </table:table-cell>
          <table:table-cell table:style-name="ce151" office:value-type="string">
            <text:p>Sem rede</text:p>
          </table:table-cell>
          <table:table-cell table:style-name="ce129" office:value-type="string">
            <text:p>Kein Netzwerk verfügbar</text:p>
          </table:table-cell>
          <table:table-cell table:style-name="ce151" office:value-type="string">
            <text:p>Pas de réseau</text:p>
          </table:table-cell>
          <table:table-cell table:style-name="ce152" office:value-type="string">
            <text:p>Nessuna rete</text:p>
          </table:table-cell>
          <table:table-cell table:style-name="ce154" office:value-type="string">
            <text:p>ネットワークが見つかりません</text:p>
          </table:table-cell>
          <table:table-cell table:style-name="ce241" office:value-type="string">
            <text:p>네트워크 연결 에러</text:p>
          </table:table-cell>
          <table:table-cell table:style-name="ce245" office:value-type="string">
            <text:p>无网络</text:p>
          </table:table-cell>
          <table:table-cell table:style-name="ce245" office:value-type="string">
            <text:p>無網路</text:p>
          </table:table-cell>
          <table:table-cell table:style-name="ce158" office:value-type="string">
            <text:p>Нет сети</text:p>
          </table:table-cell>
          <table:table-cell table:style-name="ce114" office:value-type="string">
            <text:p>Brak sieci</text:p>
          </table:table-cell>
          <table:table-cell table:style-name="ce33" table:number-columns-repeated="242"/>
          <table:table-cell table:style-name="ce36" table:number-columns-repeated="767"/>
        </table:table-row>
        <table:table-row table:style-name="ro3">
          <table:table-cell table:style-name="ce33"/>
          <table:table-cell table:style-name="ce119" office:value-type="string">
            <text:p>no_network_dialog_message</text:p>
          </table:table-cell>
          <table:table-cell table:style-name="ce114" office:value-type="string">
            <text:p>Please check your network connection.</text:p>
          </table:table-cell>
          <table:table-cell table:style-name="ce121" office:value-type="string">
            <text:p>Verifique su conexión de red.</text:p>
          </table:table-cell>
          <table:table-cell table:style-name="ce124" office:value-type="string">
            <text:p>Por favor, verifique sua conexão de rede</text:p>
          </table:table-cell>
          <table:table-cell table:style-name="ce151" office:value-type="string">
            <text:p>Por favor, verifique a sua ligação à rede.</text:p>
          </table:table-cell>
          <table:table-cell table:style-name="ce129" office:value-type="string">
            <text:p>Bitte überprüfe deine Netzwerkverbindung.</text:p>
          </table:table-cell>
          <table:table-cell table:style-name="ce151" office:value-type="string">
            <text:p>Veuillez vérifier votre connexion réseau.</text:p>
          </table:table-cell>
          <table:table-cell table:style-name="ce152" office:value-type="string">
            <text:p>Controlla la connessione di rete.</text:p>
          </table:table-cell>
          <table:table-cell table:style-name="ce154" office:value-type="string">
            <text:p>ネットワークに接続されているかご確認ください。</text:p>
          </table:table-cell>
          <table:table-cell table:style-name="ce241" office:value-type="string">
            <text:p>네트워크 연결상태를 확인해 주세요.</text:p>
          </table:table-cell>
          <table:table-cell table:style-name="ce245" office:value-type="string">
            <text:p>请检查您的网络连接。</text:p>
          </table:table-cell>
          <table:table-cell table:style-name="ce245" office:value-type="string">
            <text:p>請檢查你的網路連線。</text:p>
          </table:table-cell>
          <table:table-cell table:style-name="ce158" office:value-type="string">
            <text:p>Пожалуйста, проверьте Ваше подключение к сети.</text:p>
          </table:table-cell>
          <table:table-cell table:style-name="ce114" office:value-type="string">
            <text:p>Sprawdź swoje połączenie z siecią.</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warning_dialog_title</text:p>
          </table:table-cell>
          <table:table-cell table:style-name="ce114" office:value-type="string">
            <text:p>Warning</text:p>
          </table:table-cell>
          <table:table-cell table:style-name="ce121" office:value-type="string">
            <text:p>Advertencia</text:p>
          </table:table-cell>
          <table:table-cell table:style-name="ce124" office:value-type="string">
            <text:p>Aviso</text:p>
          </table:table-cell>
          <table:table-cell table:style-name="ce151" office:value-type="string">
            <text:p>Aviso</text:p>
          </table:table-cell>
          <table:table-cell table:style-name="ce129" office:value-type="string">
            <text:p>Warnung</text:p>
          </table:table-cell>
          <table:table-cell table:style-name="ce151" office:value-type="string">
            <text:p>Avertissement</text:p>
          </table:table-cell>
          <table:table-cell table:style-name="ce152" office:value-type="string">
            <text:p>Avviso</text:p>
          </table:table-cell>
          <table:table-cell table:style-name="ce154" office:value-type="string">
            <text:p>注意</text:p>
          </table:table-cell>
          <table:table-cell table:style-name="ce241" office:value-type="string">
            <text:p>경고</text:p>
          </table:table-cell>
          <table:table-cell table:number-columns-repeated="2" table:style-name="ce245" office:value-type="string">
            <text:p>警告</text:p>
          </table:table-cell>
          <table:table-cell table:style-name="ce158" office:value-type="string">
            <text:p>Уведомление</text:p>
          </table:table-cell>
          <table:table-cell table:style-name="ce114" office:value-type="string">
            <text:p>Uwaga</text:p>
          </table:table-cell>
          <table:table-cell table:style-name="ce33" table:number-columns-repeated="242"/>
          <table:table-cell table:style-name="ce36" table:number-columns-repeated="767"/>
        </table:table-row>
        <table:table-row table:style-name="ro19">
          <table:table-cell table:style-name="ce33"/>
          <table:table-cell table:style-name="ce119" office:value-type="string">
            <text:p>warning_dialog_message</text:p>
          </table:table-cell>
          <table:table-cell table:style-name="ce114" office:value-type="string">
            <text:p>Service not available. Please try again.</text:p>
          </table:table-cell>
          <table:table-cell table:style-name="ce121" office:value-type="string">
            <text:p>Servicio no disponible. Intente de nuevo.</text:p>
          </table:table-cell>
          <table:table-cell table:style-name="ce124" office:value-type="string">
            <text:p>Serviço não disponível. Por favor, tente de novo. </text:p>
          </table:table-cell>
          <table:table-cell table:style-name="ce151" office:value-type="string">
            <text:p>Serviço não disponível Tente de novo.</text:p>
          </table:table-cell>
          <table:table-cell table:style-name="ce129" office:value-type="string">
            <text:p>Service nicht verfügbar. Bitte versuche es erneut.</text:p>
          </table:table-cell>
          <table:table-cell table:style-name="ce151" office:value-type="string">
            <text:p>Service indisponible. Veuillez réessayer.</text:p>
          </table:table-cell>
          <table:table-cell table:style-name="ce152" office:value-type="string">
            <text:p>Servizio non disponibile. Riprova più tardi.</text:p>
          </table:table-cell>
          <table:table-cell table:style-name="ce154" office:value-type="string">
            <text:p>サービスはご利用できません。もう一度お試しください。</text:p>
          </table:table-cell>
          <table:table-cell table:style-name="ce241" office:value-type="string">
            <text:p>서비스를 이용할 수 없습니다. 다시 시도해 주세요.</text:p>
          </table:table-cell>
          <table:table-cell table:style-name="ce245" office:value-type="string">
            <text:p>服务不可用。请重试。</text:p>
          </table:table-cell>
          <table:table-cell table:style-name="ce245" office:value-type="string">
            <text:p>服務無法使用。請再試一次。</text:p>
          </table:table-cell>
          <table:table-cell table:style-name="ce158" office:value-type="string">
            <text:p><text:s/>Услуга недоступна. Пожалуйста, попробуйте еще раз.</text:p>
          </table:table-cell>
          <table:table-cell table:style-name="ce114" office:value-type="string">
            <text:p>Usługa niedostępna. Spróbuj ponownie.</text:p>
          </table:table-cell>
          <table:table-cell table:style-name="ce33" table:number-columns-repeated="242"/>
          <table:table-cell table:style-name="ce36" table:number-columns-repeated="767"/>
        </table:table-row>
        <table:table-row table:style-name="ro1">
          <table:table-cell table:style-name="ce33"/>
          <table:table-cell table:style-name="ce119" office:value-type="string">
            <text:p>ok_button</text:p>
          </table:table-cell>
          <table:table-cell table:style-name="ce114" office:value-type="string">
            <text:p>OK</text:p>
          </table:table-cell>
          <table:table-cell table:style-name="ce121" office:value-type="string">
            <text:p>Aceptar</text:p>
          </table:table-cell>
          <table:table-cell table:style-name="ce124" office:value-type="string">
            <text:p>OK</text:p>
          </table:table-cell>
          <table:table-cell table:style-name="ce151" office:value-type="string">
            <text:p>OK</text:p>
          </table:table-cell>
          <table:table-cell table:style-name="ce129" office:value-type="string">
            <text:p>OK</text:p>
          </table:table-cell>
          <table:table-cell table:style-name="ce151" office:value-type="string">
            <text:p>OK</text:p>
          </table:table-cell>
          <table:table-cell table:style-name="ce152" office:value-type="string">
            <text:p>OK</text:p>
          </table:table-cell>
          <table:table-cell table:style-name="ce114" office:value-type="string">
            <text:p>OK</text:p>
          </table:table-cell>
          <table:table-cell table:style-name="ce242" office:value-type="string">
            <text:p>확인</text:p>
          </table:table-cell>
          <table:table-cell table:style-name="ce245" office:value-type="string">
            <text:p>确定</text:p>
          </table:table-cell>
          <table:table-cell table:style-name="ce245" office:value-type="string">
            <text:p>確定</text:p>
          </table:table-cell>
          <table:table-cell table:style-name="ce158" office:value-type="string">
            <text:p>OK</text:p>
          </table:table-cell>
          <table:table-cell table:style-name="ce114" office:value-type="string">
            <text:p>OK</text:p>
          </table:table-cell>
          <table:table-cell table:style-name="ce33" table:number-columns-repeated="242"/>
          <table:table-cell table:style-name="ce36" table:number-columns-repeated="767"/>
        </table:table-row>
        <table:table-row table:style-name="ro17">
          <table:table-cell table:style-name="ce33"/>
          <table:table-cell table:style-name="ce119" office:value-type="string">
            <text:p>cancel_button</text:p>
          </table:table-cell>
          <table:table-cell table:style-name="ce114" office:value-type="string">
            <text:p>Cancel</text:p>
          </table:table-cell>
          <table:table-cell table:style-name="ce121" office:value-type="string">
            <text:p>Cancelación</text:p>
          </table:table-cell>
          <table:table-cell table:style-name="ce124" office:value-type="string">
            <text:p>Cancelar</text:p>
          </table:table-cell>
          <table:table-cell table:style-name="ce151" office:value-type="string">
            <text:p>Cancelar</text:p>
          </table:table-cell>
          <table:table-cell table:style-name="ce129" office:value-type="string">
            <text:p>Abbrechen</text:p>
          </table:table-cell>
          <table:table-cell table:style-name="ce151" office:value-type="string">
            <text:p>Annuler</text:p>
          </table:table-cell>
          <table:table-cell table:style-name="ce152" office:value-type="string">
            <text:p>Annulla</text:p>
          </table:table-cell>
          <table:table-cell table:style-name="ce154" office:value-type="string">
            <text:p>キャンセル</text:p>
          </table:table-cell>
          <table:table-cell table:style-name="ce242" office:value-type="string">
            <text:p>취소</text:p>
          </table:table-cell>
          <table:table-cell table:number-columns-repeated="2" table:style-name="ce245" office:value-type="string">
            <text:p>取消</text:p>
          </table:table-cell>
          <table:table-cell table:style-name="ce158" office:value-type="string">
            <text:p>Отмена</text:p>
          </table:table-cell>
          <table:table-cell table:style-name="ce114" office:value-type="string">
            <text:p>Anuluj</text:p>
          </table:table-cell>
          <table:table-cell table:style-name="ce33" table:number-columns-repeated="242"/>
          <table:table-cell table:style-name="ce36" table:number-columns-repeated="767"/>
        </table:table-row>
        <table:table-row table:style-name="ro1">
          <table:table-cell table:style-name="ce36"/>
          <table:table-cell table:style-name="ce232" office:value-type="string">
            <text:p>exit_button</text:p>
          </table:table-cell>
          <table:table-cell table:style-name="ce121" office:value-type="string">
            <text:p>Exit</text:p>
          </table:table-cell>
          <table:table-cell table:style-name="ce121" office:value-type="string">
            <text:p>Salir</text:p>
          </table:table-cell>
          <table:table-cell table:style-name="ce124" office:value-type="string">
            <text:p>Sair</text:p>
          </table:table-cell>
          <table:table-cell table:style-name="ce151" office:value-type="string">
            <text:p>SAIR</text:p>
          </table:table-cell>
          <table:table-cell table:style-name="ce129" office:value-type="string">
            <text:p>Beenden</text:p>
          </table:table-cell>
          <table:table-cell table:style-name="ce151" office:value-type="string">
            <text:p>Quitter</text:p>
          </table:table-cell>
          <table:table-cell table:style-name="ce152" office:value-type="string">
            <text:p>Esci</text:p>
          </table:table-cell>
          <table:table-cell table:style-name="ce154" office:value-type="string">
            <text:p>終了</text:p>
          </table:table-cell>
          <table:table-cell table:style-name="ce241" office:value-type="string">
            <text:p>종료</text:p>
          </table:table-cell>
          <table:table-cell table:style-name="ce245" office:value-type="string">
            <text:p>退出</text:p>
          </table:table-cell>
          <table:table-cell table:style-name="ce245" office:value-type="string">
            <text:p>結束</text:p>
          </table:table-cell>
          <table:table-cell table:style-name="ce158" office:value-type="string">
            <text:p>Выход</text:p>
          </table:table-cell>
          <table:table-cell table:style-name="ce121" office:value-type="string">
            <text:p>Wyjście</text:p>
          </table:table-cell>
          <table:table-cell table:style-name="ce33" table:number-columns-repeated="242"/>
          <table:table-cell table:style-name="ce36" table:number-columns-repeated="767"/>
        </table:table-row>
        <table:table-row table:style-name="ro1">
          <table:table-cell table:style-name="ce118"/>
          <table:table-cell table:style-name="ce231" office:value-type="string">
            <text:p>SKT DRM</text:p>
          </table:table-cell>
          <table:table-cell table:style-name="ce20" table:number-columns-repeated="2"/>
          <table:table-cell table:style-name="ce37"/>
          <table:table-cell table:style-name="ce123"/>
          <table:table-cell table:style-name="ce149"/>
          <table:table-cell table:style-name="ce61"/>
          <table:table-cell table:style-name="ce68"/>
          <table:table-cell table:style-name="ce77"/>
          <table:table-cell table:style-name="ce90"/>
          <table:table-cell table:style-name="ce94"/>
          <table:table-cell table:style-name="ce123"/>
          <table:table-cell table:style-name="ce100"/>
          <table:table-cell table:style-name="ce20"/>
          <table:table-cell table:style-name="ce33" table:number-columns-repeated="242"/>
          <table:table-cell table:style-name="ce36" table:number-columns-repeated="767"/>
        </table:table-row>
        <table:table-row table:style-name="ro1">
          <table:table-cell table:style-name="ce118"/>
          <table:table-cell table:style-name="ce231" office:value-type="string">
            <text:p>Tmobile DRM</text:p>
          </table:table-cell>
          <table:table-cell table:style-name="ce20" table:number-columns-repeated="2"/>
          <table:table-cell table:style-name="ce37"/>
          <table:table-cell table:style-name="ce123"/>
          <table:table-cell table:style-name="ce149"/>
          <table:table-cell table:style-name="ce61"/>
          <table:table-cell table:style-name="ce68"/>
          <table:table-cell table:style-name="ce77"/>
          <table:table-cell table:style-name="ce90"/>
          <table:table-cell table:style-name="ce94"/>
          <table:table-cell table:style-name="ce123"/>
          <table:table-cell table:style-name="ce100"/>
          <table:table-cell table:style-name="ce20"/>
          <table:table-cell table:style-name="ce33" table:number-columns-repeated="242"/>
          <table:table-cell table:style-name="ce36" table:number-columns-repeated="767"/>
        </table:table-row>
        <table:table-row table:style-name="ro7">
          <table:table-cell table:style-name="ce36"/>
          <table:table-cell table:style-name="ce232" office:value-type="string">
            <text:p>TMO_SERVER_VALIDATE_REQUIRED</text:p>
          </table:table-cell>
          <table:table-cell table:style-name="ce121" office:value-type="string">
            <text:p>There is no network connectivity, you must be connected to T-Mobile\'s network to validate your license.</text:p>
          </table:table-cell>
          <table:table-cell table:style-name="ce36" office:value-type="string">
            <text:p>No hay conectividad de red, debe estar conectado a la red de T-Mobile para validar su licencia.</text:p>
          </table:table-cell>
          <table:table-cell table:style-name="ce124" office:value-type="string">
            <text:p>Nenhuma conexão à rede foi encontrada. Você deve estar conectado à rede T-Mobile para validar sua licença.</text:p>
          </table:table-cell>
          <table:table-cell table:style-name="ce124" office:value-type="string">
            <text:p>Não foi detectada uma ligação de rede. Para validar a tua licença, deverás estar ligado à rede T-Mobile.</text:p>
          </table:table-cell>
          <table:table-cell table:style-name="ce129" office:value-type="string">
            <text:p>Keine Netzwerkverbindung gefunden. Du musst mit dem Netzwerk von T-Mobile verbunden sein, damit deine Lizenz überprüft werden kann.</text:p>
          </table:table-cell>
          <table:table-cell table:style-name="ce151" office:value-type="string">
            <text:p>Aucune connexion réseau détectée. Vous devez vous connecter au réseau T-Mobile pour valider votre licence.</text:p>
          </table:table-cell>
          <table:table-cell table:style-name="ce152" office:value-type="string">
            <text:p>Non è stata rilevata nessuna connessione alla rete. Devi essere connesso alla rete di T-Mobile per poter convalidare la licenza.</text:p>
          </table:table-cell>
          <table:table-cell table:style-name="ce153" office:value-type="string">
            <text:p>ネットワーク接続が見つかりません。ライセンスを有効にするためにはT-Mobileのネットワークに接続する必要があります。</text:p>
          </table:table-cell>
          <table:table-cell table:style-name="ce157" office:value-type="string">
            <text:p>네트워크 연결을 찾을 수 없습니다. 라이선스를 인증하려면 T-Mobile 네트워크에 연결해야 합니다.</text:p>
          </table:table-cell>
          <table:table-cell table:style-name="ce141" office:value-type="string">
            <text:p>未检测到网络连接。你必须连接到<text:span text:style-name="T18">T-Mobile</text:span><text:span text:style-name="T22">网络</text:span><text:span text:style-name="T22">，才能验证许</text:span><text:span text:style-name="T22">可证。</text:span></text:p>
          </table:table-cell>
          <table:table-cell table:style-name="ce124" office:value-type="string">
            <text:p>並未偵測到網路連線。您必須連線至 T-Mobile 的網路以驗證您的授權。</text:p>
          </table:table-cell>
          <table:table-cell table:style-name="ce158" office:value-type="string">
            <text:p>Сетевое соединение не обнаружено. Для проверки лицензии необходимо соединение с T-Mobile.</text:p>
          </table:table-cell>
          <table:table-cell table:style-name="ce121" office:value-type="string">
            <text:p>Brak łączności z siecią. Do potwierdzenia licencji wymagane jest połączenie z siecią T-Mobile.</text:p>
          </table:table-cell>
          <table:table-cell table:style-name="ce36" table:number-columns-repeated="1009"/>
        </table:table-row>
        <table:table-row table:style-name="ro9">
          <table:table-cell table:style-name="ce36"/>
          <table:table-cell table:style-name="ce232" office:value-type="string">
            <text:p>INVALID_LICENSE</text:p>
          </table:table-cell>
          <table:table-cell table:style-name="ce121" office:value-type="string">
            <text:p>You either need to purchase the application or the subscription expired.</text:p>
          </table:table-cell>
          <table:table-cell table:style-name="ce36" office:value-type="string">
            <text:p>Usted necesita comprar la aplicación o la suscripción ha vencido.</text:p>
          </table:table-cell>
          <table:table-cell table:style-name="ce124" office:value-type="string">
            <text:p>A assinatura expirou ou você precisa comprar o aplicativo.</text:p>
          </table:table-cell>
          <table:table-cell table:style-name="ce124" office:value-type="string">
            <text:p>A subscrição expirou, ou então tens de comprar a aplicação.</text:p>
          </table:table-cell>
          <table:table-cell table:style-name="ce129" office:value-type="string">
            <text:p>Das Abo ist abgelaufen oder die Anwendung muss gekauft werden.</text:p>
          </table:table-cell>
          <table:table-cell table:style-name="ce151" office:value-type="string">
            <text:p>L\'abonnement a expiré ou vous devez acheter l\'application.</text:p>
          </table:table-cell>
          <table:table-cell table:style-name="ce152" office:value-type="string">
            <text:p>L'abbonamento è scaduto oppure devi acquistare l'applicazione.</text:p>
          </table:table-cell>
          <table:table-cell table:style-name="ce153" office:value-type="string">
            <text:p>登録の期限が切れているか、アプリを購入する必要があります。</text:p>
          </table:table-cell>
          <table:table-cell table:style-name="ce157" office:value-type="string">
            <text:p><text:span text:style-name="T21">기한이</text:span> <text:span text:style-name="T21">만료되</text:span><text:span text:style-name="T21">었거나</text:span> <text:span text:style-name="T21">애플리</text:span><text:span text:style-name="T21">케이션을</text:span> <text:span text:style-name="T21">구매</text:span><text:span text:style-name="T21">해야</text:span> <text:span text:style-name="T21">합니다</text:span>.</text:p>
          </table:table-cell>
          <table:table-cell table:style-name="ce141" office:value-type="string">
            <text:p>订购已过期或你需要购买应用。</text:p>
          </table:table-cell>
          <table:table-cell table:style-name="ce124" office:value-type="string">
            <text:p>訂閱已過期，或是您必須購買應用程式。</text:p>
          </table:table-cell>
          <table:table-cell table:style-name="ce158" office:value-type="string">
            <text:p>Срок подписки истек или необходимо купить игру.</text:p>
          </table:table-cell>
          <table:table-cell table:style-name="ce121" office:value-type="string">
            <text:p>Musisz kupić aplikację lub Twoja prenumerata wygasła.</text:p>
          </table:table-cell>
          <table:table-cell table:style-name="ce36" table:number-columns-repeated="1009"/>
        </table:table-row>
        <table:table-row table:style-name="ro14" table:visibility="collapse">
          <table:table-cell table:style-name="ce36"/>
          <table:table-cell table:style-name="ce232" office:value-type="string">
            <text:p>TMO_LICENSE</text:p>
          </table:table-cell>
          <table:table-cell table:style-name="ce36" office:value-type="string">
            <text:p>http://projps.t-mobile.com/DS/server/123/extCheckSubscriptionForItem?mobile={M}&amp;item_id={E}</text:p>
          </table:table-cell>
          <table:table-cell table:style-name="ce36"/>
          <table:table-cell table:style-name="ce124" table:number-columns-repeated="2"/>
          <table:table-cell table:style-name="ce129" office:value-type="string">
            <text:p>http://projps.t-mobile.com/DS/server/123/extCheckSubscriptionForItem?mobile={M}&amp;item_id={E}</text:p>
          </table:table-cell>
          <table:table-cell table:style-name="ce151" office:value-type="string">
            <text:p>http://projps.t-mobile.com/DS/server/123/extCheckSubscriptionForItem?mobile={M}&amp;item_id={E}</text:p>
          </table:table-cell>
          <table:table-cell table:style-name="ce152" office:value-type="string">
            <text:p>http://projps.t-mobile.com/DS/server/123/extCheckSubscriptionForItem?mobile={M}&amp;item_id={E}</text:p>
          </table:table-cell>
          <table:table-cell table:style-name="ce154" office:value-type="string">
            <text:p>http://projps.t-mobile.com/DS/server/123/extCheckSubscriptionForItem?mobile={M}&amp;item_id={E}</text:p>
          </table:table-cell>
          <table:table-cell table:style-name="ce157" office:value-type="string">
            <text:p>http://projps.t-mobile.com/DS/server/123/extCheckSubscriptionForItem?mobile={M}&amp;item_id={E}</text:p>
          </table:table-cell>
          <table:table-cell table:style-name="ce124" office:value-type="string">
            <text:p>http://projps.t-mobile.com/DS/server/123/extCheckSubscriptionForItem?mobile={M}&amp;item_id={E}</text:p>
          </table:table-cell>
          <table:table-cell table:style-name="ce124"/>
          <table:table-cell table:style-name="ce158"/>
          <table:table-cell table:style-name="ce36" office:value-type="string">
            <text:p>http://projps.t-mobile.com/DS/server/123/extCheckSubscriptionForItem?mobile={M}&amp;item_id={E}</text:p>
          </table:table-cell>
          <table:table-cell table:style-name="ce36" table:number-columns-repeated="1009"/>
        </table:table-row>
        <table:table-row table:style-name="ro22">
          <table:table-cell table:style-name="ce36"/>
          <table:table-cell table:style-name="ce232" office:value-type="string">
            <text:p>VALIDATING_LICENSE</text:p>
          </table:table-cell>
          <table:table-cell table:style-name="ce36" office:value-type="string">
            <text:p>Validating License...</text:p>
          </table:table-cell>
          <table:table-cell table:style-name="ce36" office:value-type="string">
            <text:p>Validando Licencia...</text:p>
          </table:table-cell>
          <table:table-cell table:style-name="ce124" office:value-type="string">
            <text:p>Validando licença...</text:p>
          </table:table-cell>
          <table:table-cell table:style-name="ce124" office:value-type="string">
            <text:p>A validar a licença...</text:p>
          </table:table-cell>
          <table:table-cell table:style-name="ce129" office:value-type="string">
            <text:p>Lizenz wird überprüft...</text:p>
          </table:table-cell>
          <table:table-cell table:style-name="ce151" office:value-type="string">
            <text:p>Validation de la licence...</text:p>
          </table:table-cell>
          <table:table-cell table:style-name="ce152" office:value-type="string">
            <text:p>Convalida licenza in corso...</text:p>
          </table:table-cell>
          <table:table-cell table:style-name="ce153" office:value-type="string">
            <text:p>ライセンスを有効にしています…</text:p>
          </table:table-cell>
          <table:table-cell table:style-name="ce157" office:value-type="string">
            <text:p><text:span text:style-name="T21">라이선스</text:span> <text:span text:style-name="T21">인증</text:span> <text:span text:style-name="T21">중</text:span>…</text:p>
          </table:table-cell>
          <table:table-cell table:style-name="ce141" office:value-type="string">
            <text:p>正在验证许可证……</text:p>
          </table:table-cell>
          <table:table-cell table:style-name="ce124" office:value-type="string">
            <text:p>驗證授權…</text:p>
          </table:table-cell>
          <table:table-cell table:style-name="ce158" office:value-type="string">
            <text:p>Проверка лицензии...</text:p>
          </table:table-cell>
          <table:table-cell table:style-name="ce36" office:value-type="string">
            <text:p>Potwierdzanie licencji...</text:p>
          </table:table-cell>
          <table:table-cell table:style-name="ce36" table:number-columns-repeated="1009"/>
        </table:table-row>
        <table:table-row table:style-name="ro1">
          <table:table-cell table:style-name="ce118"/>
          <table:table-cell table:style-name="ce231" office:value-type="string">
            <text:p>Verizon DRM</text:p>
          </table:table-cell>
          <table:table-cell table:style-name="ce20" table:number-columns-repeated="2"/>
          <table:table-cell table:style-name="ce37"/>
          <table:table-cell table:style-name="ce123"/>
          <table:table-cell table:style-name="ce149"/>
          <table:table-cell table:style-name="ce61"/>
          <table:table-cell table:style-name="ce68"/>
          <table:table-cell table:style-name="ce77"/>
          <table:table-cell table:style-name="ce90"/>
          <table:table-cell table:style-name="ce94"/>
          <table:table-cell table:style-name="ce123"/>
          <table:table-cell table:style-name="ce100"/>
          <table:table-cell table:style-name="ce20"/>
          <table:table-cell table:style-name="ce33" table:number-columns-repeated="242"/>
          <table:table-cell table:style-name="ce36" table:number-columns-repeated="767"/>
        </table:table-row>
        <table:table-row table:style-name="ro6">
          <table:table-cell table:style-name="ce36"/>
          <table:table-cell table:style-name="ce232" office:value-type="string">
            <text:p>VZW_ITEM_NOT_FOUND</text:p>
          </table:table-cell>
          <table:table-cell table:style-name="ce36" office:value-type="string">
            <text:p>This item is not available for your device or no longer available in the V Cast Apps catalog.</text:p>
          </table:table-cell>
          <table:table-cell table:style-name="ce36" office:value-type="string">
            <text:p>Este elemento ya no est\u00E1 disponible para tu dispositivo o en el cat\u00E1logo de aplicaciones de V Cast.</text:p>
          </table:table-cell>
          <table:table-cell table:style-name="ce124" office:value-type="string">
            <text:p>Este item não está disponível para seu aparelho ou não está mais disponível no catálogo V Cast Apps.</text:p>
          </table:table-cell>
          <table:table-cell table:style-name="ce147" office:value-type="string">
            <text:p>Este objecto não está disponível para o teu aparelho, ou já não se encontra disponível no catálogo V Cast Apps.</text:p>
          </table:table-cell>
          <table:table-cell table:style-name="ce129" office:value-type="string">
            <text:p>Dieser Artikel ist für dein Gerät nicht verfügbar oder im App-Katalog von V Cast nicht länger erhältlich.</text:p>
          </table:table-cell>
          <table:table-cell table:style-name="ce151" office:value-type="string">
            <text:p>Cet item n\'est pas disponible pour votre appareil ou ne figure plus dans le catalogue V Cast Apps.</text:p>
          </table:table-cell>
          <table:table-cell table:style-name="ce152" office:value-type="string">
            <text:p>Questo oggetto non è disponibile per il tuo dispositivo o non è più nel catalogo di V Cast Apps.</text:p>
          </table:table-cell>
          <table:table-cell table:style-name="ce154" office:value-type="string">
            <text:p><text:span text:style-name="T3">この商品はご</text:span><text:span text:style-name="T3">利用のデバイ</text:span><text:span text:style-name="T3">スに対応して</text:span><text:span text:style-name="T3">いないか、</text:span>V Cast Apps<text:span text:style-name="T3">カタ</text:span><text:span text:style-name="T3">ログに存在し</text:span><text:span text:style-name="T3">ません。</text:span></text:p>
          </table:table-cell>
          <table:table-cell table:style-name="ce157" office:value-type="string">
            <text:p><text:span text:style-name="T21">이</text:span> <text:span text:style-name="T21">항목은</text:span> <text:span text:style-name="T21">현재</text:span> <text:span text:style-name="T21">장치에서</text:span> <text:span text:style-name="T21">사용</text:span><text:span text:style-name="T21">할</text:span> <text:span text:style-name="T21">수</text:span> <text:span text:style-name="T21">없거나</text:span> <text:span text:style-name="T21">더</text:span> <text:span text:style-name="T21">이상</text:span> V Cast Apps <text:span text:style-name="T21">카탈로그</text:span><text:span text:style-name="T21">에서</text:span> <text:span text:style-name="T21">이용할</text:span> <text:span text:style-name="T21">수</text:span> <text:span text:style-name="T21">없습니다</text:span>.</text:p>
          </table:table-cell>
          <table:table-cell table:style-name="ce141" office:value-type="string">
            <text:p>该物品在你的设备上不可用或在<text:span text:style-name="T18">V Cast </text:span><text:span text:style-name="T18">Apps</text:span><text:span text:style-name="T22">目录中不</text:span><text:span text:style-name="T22">再可用。</text:span></text:p>
          </table:table-cell>
          <table:table-cell table:style-name="ce124" office:value-type="string">
            <text:p>本商品無法在您的裝置使用，或是已不在 V Cast Apps 目錄中。</text:p>
          </table:table-cell>
          <table:table-cell table:style-name="ce158" office:value-type="string">
            <text:p>Данный предмет недоступен для вашего устройства или удален из каталога V Cast Apps.</text:p>
          </table:table-cell>
          <table:table-cell table:style-name="ce36" office:value-type="string">
            <text:p>Ten element nie jest dostępny na Twoje urządzenie lub nie jest już dostępny w katalogu V Cast Apps.</text:p>
          </table:table-cell>
          <table:table-cell table:style-name="ce36" table:number-columns-repeated="1009"/>
        </table:table-row>
        <table:table-row table:style-name="ro6">
          <table:table-cell table:style-name="ce36"/>
          <table:table-cell table:style-name="ce232" office:value-type="string">
            <text:p>INVALID_LICENSE</text:p>
          </table:table-cell>
          <table:table-cell table:style-name="ce36" office:value-type="string">
            <text:p>You have not purchased this application or the purchase period has expired. Launch V Cast Apps client to purchase.</text:p>
          </table:table-cell>
          <table:table-cell table:style-name="ce36" office:value-type="string">
            <text:p>No has comprado esta aplicaci\u00F3n o el periodo de compra ha expirado. Inicia la aplicaci\u00F3n cliente de V Cast para comprar.</text:p>
          </table:table-cell>
          <table:table-cell table:style-name="ce124" office:value-type="string">
            <text:p>Você não comprou esse aplicativo ou o período de compra expirou. Inicie o aplicativo V Cast Apps para realizar a compra.</text:p>
          </table:table-cell>
          <table:table-cell table:style-name="ce147" office:value-type="string">
            <text:p>Não compraste esta aplicação, ou o período de compra expirou. Abre o cliente V Cast Apps para comprar.</text:p>
          </table:table-cell>
          <table:table-cell table:style-name="ce129" office:value-type="string">
            <text:p>Du hast diesen Artikel nicht gekauft oder die Kaufzeit ist abgelaufen. Starte den V Cast Apps Client, um den Einkauf abzuschließen.</text:p>
          </table:table-cell>
          <table:table-cell table:style-name="ce151" office:value-type="string">
            <text:p>Vous n\'avez pas acheté cette application ou le délai d\'achat a expiré. Lancez le client V Cast Apps pour procéder à l\'achat.</text:p>
          </table:table-cell>
          <table:table-cell table:style-name="ce152" office:value-type="string">
            <text:p>Questa applicazione non è stata acquistata o il periodo d'acquisto è scaduto. Esegui il client di V Cast Apps per comprarla.</text:p>
          </table:table-cell>
          <table:table-cell table:style-name="ce153" office:value-type="string">
            <text:p>このアプリを購入していないか、購入期間が過ぎています。V cast Appsクライアントを起動して購入してください。</text:p>
          </table:table-cell>
          <table:table-cell table:style-name="ce157" office:value-type="string">
            <text:p><text:span text:style-name="T21">이</text:span> <text:span text:style-name="T21">애플리케이</text:span><text:span text:style-name="T21">션을</text:span> <text:span text:style-name="T21">구매하지</text:span> <text:span text:style-name="T21">않았거나</text:span> <text:span text:style-name="T21">구매</text:span> <text:span text:style-name="T21">기한이</text:span> <text:span text:style-name="T21">만료되</text:span><text:span text:style-name="T21">었습니다</text:span>. V Cast Apps <text:span text:style-name="T21">클</text:span><text:span text:style-name="T21">라이언트를</text:span> <text:span text:style-name="T21">실</text:span><text:span text:style-name="T21">행하여</text:span> <text:span text:style-name="T21">구매하</text:span><text:span text:style-name="T21">세요</text:span>.</text:p>
          </table:table-cell>
          <table:table-cell table:style-name="ce141" office:value-type="string">
            <text:p>你还没有购买该应用，或购买已过期。启动<text:span text:style-name="T18">V Cast Apps</text:span><text:span text:style-name="T22">客户端可进行</text:span><text:span text:style-name="T22">购买。</text:span></text:p>
          </table:table-cell>
          <table:table-cell table:style-name="ce124" office:value-type="string">
            <text:p>您尚未購買本應用程式，或是購買已逾期。啟動 V Cast Apps client 以購買</text:p>
          </table:table-cell>
          <table:table-cell table:style-name="ce158" office:value-type="string">
            <text:p>Вы не покупали данное приложение или срок покупки истек. Для покупки запустите клиент V Cast Apps.</text:p>
          </table:table-cell>
          <table:table-cell table:style-name="ce36" office:value-type="string">
            <text:p>Nie dokonano zakupu tej aplikacji lub skończył się czas jej ważności. Uruchom klienta V Cast Apps, by zakupić.</text:p>
          </table:table-cell>
          <table:table-cell table:style-name="ce36" table:number-columns-repeated="1009"/>
        </table:table-row>
        <table:table-row table:style-name="ro21">
          <table:table-cell table:style-name="ce36"/>
          <table:table-cell table:style-name="ce232" office:value-type="string">
            <text:p>VZW_GENERAL_ERROR</text:p>
          </table:table-cell>
          <table:table-cell table:style-name="ce121" office:value-type="string">
            <text:p>Can't validate your game at this moment, please try again later.</text:p>
          </table:table-cell>
          <table:table-cell table:style-name="ce36" office:value-type="string">
            <text:p>En estos momentos no podemos validar tu juego. Por favor, vuelve a intentarlo m\u00E1s tarde.</text:p>
          </table:table-cell>
          <table:table-cell table:style-name="ce124" office:value-type="string">
            <text:p>Seu jogo não foi validado no momento, favor tentar novamente mais tarde.</text:p>
          </table:table-cell>
          <table:table-cell table:style-name="ce147" office:value-type="string">
            <text:p>De momento, o teu jogo não pode ser validado. Por favor tenta novamente mais tarde.</text:p>
          </table:table-cell>
          <table:table-cell table:style-name="ce129" office:value-type="string">
            <text:p>Dein Spiel kann momentan nicht überprüft werden. Bitte versuche es später erneut.</text:p>
          </table:table-cell>
          <table:table-cell table:style-name="ce151" office:value-type="string">
            <text:p>Votre jeu ne peut pas être validé pour le moment. Veuillez réessayer plus tard.</text:p>
          </table:table-cell>
          <table:table-cell table:style-name="ce152" office:value-type="string">
            <text:p>Non è stato possibile convalidare il gioco in questo momento. Riprova più tardi.</text:p>
          </table:table-cell>
          <table:table-cell table:style-name="ce153" office:value-type="string">
            <text:p>現在、このゲームを有効にすることはできません。のちほどお試しください。</text:p>
          </table:table-cell>
          <table:table-cell table:style-name="ce157" office:value-type="string">
            <text:p><text:span text:style-name="T21">지금은</text:span> <text:span text:style-name="T21">게임을</text:span> <text:span text:style-name="T21">인증할</text:span> <text:span text:style-name="T21">수</text:span> <text:span text:style-name="T21">없습</text:span><text:span text:style-name="T21">니다</text:span>. <text:span text:style-name="T21">나중에</text:span> <text:span text:style-name="T21">다시</text:span> <text:span text:style-name="T21">시도하세</text:span><text:span text:style-name="T21">요</text:span>.</text:p>
          </table:table-cell>
          <table:table-cell table:style-name="ce141" office:value-type="string">
            <text:p>暂时无法验证你的游戏，请稍后重试。</text:p>
          </table:table-cell>
          <table:table-cell table:style-name="ce124" office:value-type="string">
            <text:p>您的遊戲目前無法驗證，請稍後再試一次。</text:p>
          </table:table-cell>
          <table:table-cell table:style-name="ce158" office:value-type="string">
            <text:p>В данный момент проверить вашу копию игры не удалось. Пожалуйста, попробуйте позже.</text:p>
          </table:table-cell>
          <table:table-cell table:style-name="ce121" office:value-type="string">
            <text:p>W tej chwili aktywacja jest niemożliwa. Spróbuj później.</text:p>
          </table:table-cell>
          <table:table-cell table:style-name="ce36" table:number-columns-repeated="1009"/>
        </table:table-row>
        <table:table-row table:style-name="ro18">
          <table:table-cell table:style-name="ce36"/>
          <table:table-cell table:style-name="ce232" office:value-type="string">
            <text:p>VZW_SERVER_VALIDATION_REQUIRED</text:p>
          </table:table-cell>
          <table:table-cell table:style-name="ce121" office:value-type="string">
            <text:p>Please activate your Internet connection in order to validate your game.</text:p>
          </table:table-cell>
          <table:table-cell table:style-name="ce36" office:value-type="string">
            <text:p>Por favor, activa tu conexi\u00F3n a internet para validar el juego.</text:p>
          </table:table-cell>
          <table:table-cell table:style-name="ce124" office:value-type="string">
            <text:p>Favor ativar sua conexão com a Internet para validar o seu jogo.</text:p>
          </table:table-cell>
          <table:table-cell table:style-name="ce147" office:value-type="string">
            <text:p>Por favor activa a tua ligação à Internet para validar o teu jogo.</text:p>
          </table:table-cell>
          <table:table-cell table:style-name="ce129" office:value-type="string">
            <text:p>Aktiviere bitte deine Internetverbindung, damit dein Spiel überprüft werden kann.</text:p>
          </table:table-cell>
          <table:table-cell table:style-name="ce151" office:value-type="string">
            <text:p>Activez votre connexion Internet afin de valider votre jeu.</text:p>
          </table:table-cell>
          <table:table-cell table:style-name="ce152" office:value-type="string">
            <text:p>Riattiva la tua connessione a internet per poter convalidare il gioco.</text:p>
          </table:table-cell>
          <table:table-cell table:style-name="ce153" office:value-type="string">
            <text:p>このゲームを有効にするためにはインターネット接続を有効にしてください。</text:p>
          </table:table-cell>
          <table:table-cell table:style-name="ce157" office:value-type="string">
            <text:p><text:span text:style-name="T21">게임을</text:span> <text:span text:style-name="T21">인증하</text:span><text:span text:style-name="T21">려면</text:span> <text:span text:style-name="T21">인터넷에</text:span> <text:span text:style-name="T21">연결하세요</text:span>.</text:p>
          </table:table-cell>
          <table:table-cell table:style-name="ce141" office:value-type="string">
            <text:p>请开启你的网络连接，才能验证游戏。</text:p>
          </table:table-cell>
          <table:table-cell table:style-name="ce124" office:value-type="string">
            <text:p>請啟用您的網路連線以驗證您的遊戲。</text:p>
          </table:table-cell>
          <table:table-cell table:style-name="ce158" office:value-type="string">
            <text:p>Пожалуйста, включите соединение с интернет, чтобы проверить вашу игру.</text:p>
          </table:table-cell>
          <table:table-cell table:style-name="ce121" office:value-type="string">
            <text:p>Aby aktywować grę uruchom połączenie z internetem.</text:p>
          </table:table-cell>
          <table:table-cell table:style-name="ce36" table:number-columns-repeated="1009"/>
        </table:table-row>
        <table:table-row table:style-name="ro1">
          <table:table-cell table:style-name="ce118"/>
          <table:table-cell table:style-name="ce231" office:value-type="string">
            <text:p>Zirconia DRM</text:p>
          </table:table-cell>
          <table:table-cell table:style-name="ce20" table:number-columns-repeated="2"/>
          <table:table-cell table:style-name="ce37"/>
          <table:table-cell table:style-name="ce234"/>
          <table:table-cell table:style-name="ce149"/>
          <table:table-cell table:style-name="ce61"/>
          <table:table-cell table:style-name="ce68"/>
          <table:table-cell table:style-name="ce77"/>
          <table:table-cell table:style-name="ce90"/>
          <table:table-cell table:style-name="ce94"/>
          <table:table-cell table:style-name="ce123"/>
          <table:table-cell table:style-name="ce100"/>
          <table:table-cell table:style-name="ce20"/>
          <table:table-cell table:style-name="ce33" table:number-columns-repeated="242"/>
          <table:table-cell table:style-name="ce36" table:number-columns-repeated="767"/>
        </table:table-row>
        <table:table-row table:style-name="ro7">
          <table:table-cell table:style-name="ce36"/>
          <table:table-cell table:style-name="ce232" office:value-type="string">
            <text:p>DRM_NETWORK_DIALOGUE_1</text:p>
          </table:table-cell>
          <table:table-cell table:style-name="ce121" office:value-type="string">
            <text:p>No Internet connection available. Do you want to configure your Wi-Fi connection now or go through your carrier network?</text:p>
          </table:table-cell>
          <table:table-cell table:style-name="ce121" office:value-type="string">
            <text:p>No hay ninguna conexión a internet disponible. ¿Quieres configurar tu conexión Wi-Fi ahora o <text:s/>prefieres hacerlo con tu operadora?</text:p>
          </table:table-cell>
          <table:table-cell table:style-name="ce124" office:value-type="string">
            <text:p>Não há conexão à internet disponível. Deseja configurar sua rede Wi-Fi agora ou deseja conectar-se através da sua operadora?</text:p>
          </table:table-cell>
          <table:table-cell table:style-name="ce147" office:value-type="string">
            <text:p>Ligação à Internet indisponível. Queres configurar a tua ligação Wi-Fi agora, ou utilizar a rede do teu operador?</text:p>
          </table:table-cell>
          <table:table-cell table:style-name="ce235" office:value-type="string">
            <text:p>Keine Internetverbindung verfügbar. Möchtest du jetzt deine Wi-Fi-Verbindung konfigurieren oder das Netzwerk deines Mobilfunkanbieters benutzen?</text:p>
          </table:table-cell>
          <table:table-cell table:style-name="ce151" office:value-type="string">
            <text:p>Aucune connexion Internet disponible. Voulez-vous configurer votre connexion Wi-Fi ou utiliser le réseau de votre opérateur ?</text:p>
          </table:table-cell>
          <table:table-cell table:style-name="ce152" office:value-type="string">
            <text:p>Non è stata trovata alcuna connessione a internet. Vuoi configurare la tua connessione Wi-Fi in questo momento o usare la rete dell'operatore?</text:p>
          </table:table-cell>
          <table:table-cell table:style-name="ce154" office:value-type="string">
            <text:p><text:span text:style-name="T3">インターネッ</text:span><text:span text:style-name="T3">ト接続が見つ</text:span><text:span text:style-name="T3">かりません。</text:span><text:span text:style-name="T3">今すぐ</text:span>Wi-Fi<text:span text:style-name="T3">接</text:span><text:span text:style-name="T3">続を設定、ま</text:span><text:span text:style-name="T3">たはご契約の</text:span><text:span text:style-name="T3">通信業者のネ</text:span><text:span text:style-name="T3">ットワークを</text:span><text:span text:style-name="T3">利用しますか</text:span><text:span text:style-name="T3">？</text:span></text:p>
          </table:table-cell>
          <table:table-cell table:style-name="ce157" office:value-type="string">
            <text:p><text:span text:style-name="T21">인터넷에</text:span> <text:span text:style-name="T21">연결</text:span><text:span text:style-name="T21">되어</text:span> <text:span text:style-name="T21">있지</text:span> <text:span text:style-name="T21">않습</text:span><text:span text:style-name="T21">니다</text:span>. Wi-Fi <text:span text:style-name="T21">연</text:span><text:span text:style-name="T21">결을</text:span> <text:span text:style-name="T21">구성하거</text:span><text:span text:style-name="T21">나</text:span> <text:span text:style-name="T21">통신사</text:span> <text:span text:style-name="T21">네트</text:span><text:span text:style-name="T21">워크를</text:span> <text:span text:style-name="T21">통해</text:span> <text:span text:style-name="T21">연</text:span><text:span text:style-name="T21">결하시겠습니</text:span><text:span text:style-name="T21">까</text:span>?</text:p>
          </table:table-cell>
          <table:table-cell table:style-name="ce245" office:value-type="string">
            <text:p>无网络连接可用。是否要配置你的<text:span text:style-name="T18">WLAN</text:span><text:span text:style-name="T22">连</text:span><text:span text:style-name="T22">接，或尝试使</text:span><text:span text:style-name="T22">用运营商网络</text:span><text:span text:style-name="T22">？</text:span></text:p>
          </table:table-cell>
          <table:table-cell table:style-name="ce245" office:value-type="string">
            <text:p>無可用的網路連線。您要現在設定 <text:span text:style-name="T18">Wi-Fi </text:span><text:span text:style-name="T24">連線或是使用</text:span><text:span text:style-name="T24">電信業者的網</text:span><text:span text:style-name="T24">路？</text:span></text:p>
          </table:table-cell>
          <table:table-cell table:style-name="ce158" office:value-type="string">
            <text:p>Нет соединения с интернет. Настроить соединение Wi-Fi или использовать сеть оператора?</text:p>
          </table:table-cell>
          <table:table-cell table:style-name="ce121" office:value-type="string">
            <text:p>Brak dostępnego połączenia internetowego. Chcesz skonfigurować połączenie Wi-Fi czy połączyć się przez sieć operatora?</text:p>
          </table:table-cell>
          <table:table-cell table:style-name="ce36" table:number-columns-repeated="1009"/>
        </table:table-row>
        <table:table-row table:style-name="ro10">
          <table:table-cell table:style-name="ce36"/>
          <table:table-cell table:style-name="ce232" office:value-type="string">
            <text:p>DRM_ZIRCONIA_LOCAL_LICENSE_INVALID</text:p>
          </table:table-cell>
          <table:table-cell table:style-name="ce121" office:value-type="string">
            <text:p>The system determined that the license on your local system is invalid. The application will use a network connection to check for a license. Do you wish to proceed?</text:p>
          </table:table-cell>
          <table:table-cell table:style-name="ce121" office:value-type="string">
            <text:p>El sistema indica que el permiso de tu sistema local no es válido. La aplicación usará una conexión de red para buscar un permiso. ¿Quieres continuar?</text:p>
          </table:table-cell>
          <table:table-cell table:style-name="ce124" office:value-type="string">
            <text:p>O sistema determinou que a licença no sistema local é inválida. O aplicativo vai usar uma conexão à rede para verificar a licença. Deseja continuar?</text:p>
          </table:table-cell>
          <table:table-cell table:style-name="ce147" office:value-type="string">
            <text:p>O sistema determinou que a licença no teu sistema local é inválida. A aplicação irá utilizar uma ligação de rede para verificar se existe uma licença. Queres continuar?</text:p>
          </table:table-cell>
          <table:table-cell table:style-name="ce235" office:value-type="string">
            <text:p>Das System hat festgestellt, dass die Lizenz auf deinem lokalen System ungültig ist. Die Anwendung wird jetzt die Netzwerkverbindung benutzen, um eine Lizenz zu suchen. Möchtest du fortfahren?</text:p>
          </table:table-cell>
          <table:table-cell table:style-name="ce151" office:value-type="string">
            <text:p>Le système a déterminé que la licence sur votre système local est invalide. L\'application va utiliser une connexion réseau pour rechercher une licence. Continuer ?</text:p>
          </table:table-cell>
          <table:table-cell table:style-name="ce152" office:value-type="string">
            <text:p>Il sistema ha riscontrato che la licenza trovata sul tuo sistema non è valida. L'applicazione userà la connessione di rete per verificare la licenza. Vuoi continuare?</text:p>
          </table:table-cell>
          <table:table-cell table:style-name="ce238" office:value-type="string">
            <text:p>ご利用の機器にあるライセンスは無効です。アプリは自動的にネットワークを介してライセンスの確認をします。続けますか？</text:p>
          </table:table-cell>
          <table:table-cell table:style-name="ce157" office:value-type="string">
            <text:p><text:span text:style-name="T21">로컬</text:span> <text:span text:style-name="T21">시스템의</text:span> <text:span text:style-name="T21">라이선스가</text:span> <text:span text:style-name="T21">올</text:span><text:span text:style-name="T21">바르지</text:span> <text:span text:style-name="T21">않은</text:span> <text:span text:style-name="T21">것</text:span><text:span text:style-name="T21">으로</text:span> <text:span text:style-name="T21">확인되었</text:span><text:span text:style-name="T21">습니다</text:span>. <text:span text:style-name="T21">애플리</text:span><text:span text:style-name="T21">케이션은</text:span> <text:span text:style-name="T21">네트</text:span><text:span text:style-name="T21">워크</text:span> <text:span text:style-name="T21">연결을</text:span> <text:span text:style-name="T21">사</text:span><text:span text:style-name="T21">용하여</text:span> <text:span text:style-name="T21">라이선</text:span><text:span text:style-name="T21">스를</text:span> <text:span text:style-name="T21">확인합니</text:span><text:span text:style-name="T21">다</text:span>. <text:span text:style-name="T21">계속</text:span> <text:span text:style-name="T21">진행</text:span><text:span text:style-name="T21">하시겠습니까</text:span>?</text:p>
          </table:table-cell>
          <table:table-cell table:style-name="ce245" office:value-type="string">
            <text:p>系统检测出你的本地系统上的许可证无效。应用将会使用网络检查许可证。是否要继续？</text:p>
          </table:table-cell>
          <table:table-cell table:style-name="ce245" office:value-type="string">
            <text:p>系統認定您本機系統的授權無效。應用程式將使用網路連線以檢查授權。你確定要繼續？</text:p>
          </table:table-cell>
          <table:table-cell table:style-name="ce158" office:value-type="string">
            <text:p>Система определила, что лицензия на вашем устройстве неверна. Приложение использует сетевое подключение для проверки и отправки лицензии. Продолжить?</text:p>
          </table:table-cell>
          <table:table-cell table:style-name="ce121" office:value-type="string">
            <text:p>System wykrył, że licencja na Twoim systemie lokalnym jest błędna. Aplikacja użyje połączenia z siecią, by zweryfikować licencję. Kontynuować?</text:p>
          </table:table-cell>
          <table:table-cell table:style-name="ce36" table:number-columns-repeated="1009"/>
        </table:table-row>
        <table:table-row table:style-name="ro13">
          <table:table-cell table:style-name="ce36"/>
          <table:table-cell table:style-name="ce232" office:value-type="string">
            <text:p>DRM_EZIRCONIA_NOT_PURCHASED_1</text:p>
          </table:table-cell>
          <table:table-cell table:style-name="ce121" office:value-type="string">
            <text:p>The server indicates that the application was not purchased, so the license has not been sent to the application. </text:p>
          </table:table-cell>
          <table:table-cell table:style-name="ce121" office:value-type="string">
            <text:p>El servidor indica que la aplicación no se ha comprado, así que el permiso no se ha enviado a la aplicación.</text:p>
          </table:table-cell>
          <table:table-cell table:style-name="ce124" office:value-type="string">
            <text:p>O servidor identificou que o aplicativo não foi comprado, portanto a licença não foi enviada para o aplicativo.</text:p>
          </table:table-cell>
          <table:table-cell table:style-name="ce147" office:value-type="string">
            <text:p>O servidor indica que a aplicação não foi comprada, portanto a licença não foi enviada para a aplicação.</text:p>
          </table:table-cell>
          <table:table-cell table:style-name="ce235" office:value-type="string">
            <text:p>Der Server hat festgestellt, dass die Anwendung nicht gekauft wurde. Daher wird die Lizenz nicht an die Anwendung gesendet.</text:p>
          </table:table-cell>
          <table:table-cell table:style-name="ce151" office:value-type="string">
            <text:p>Le serveur indique que l\'application n\'a pas été achetée. La licence n\'a donc pas été envoyée à l\'application. </text:p>
          </table:table-cell>
          <table:table-cell table:style-name="ce152" office:value-type="string">
            <text:p>Il server indica che l'applicazione non è stata acquistata, quindi può inviare la licenza all'applicazione.</text:p>
          </table:table-cell>
          <table:table-cell table:style-name="ce153" office:value-type="string">
            <text:p>アプリの購入が済んでいないのでライセンスはアプリに送られませんでした。</text:p>
          </table:table-cell>
          <table:table-cell table:style-name="ce157" office:value-type="string">
            <text:p><text:span text:style-name="T21">애플리케이션</text:span><text:span text:style-name="T21">을</text:span> <text:span text:style-name="T21">구매하지</text:span> <text:span text:style-name="T21">않</text:span><text:span text:style-name="T21">은</text:span> <text:span text:style-name="T21">것으로</text:span> <text:span text:style-name="T21">서버</text:span><text:span text:style-name="T21">에서</text:span> <text:span text:style-name="T21">확인되었</text:span><text:span text:style-name="T21">으므로</text:span> <text:span text:style-name="T21">라이선</text:span><text:span text:style-name="T21">스가</text:span> <text:span text:style-name="T21">애플리케</text:span><text:span text:style-name="T21">이션으로</text:span> <text:span text:style-name="T21">전송</text:span><text:span text:style-name="T21">되지</text:span> <text:span text:style-name="T21">않았습니</text:span><text:span text:style-name="T21">다</text:span>. </text:p>
          </table:table-cell>
          <table:table-cell table:style-name="ce245" office:value-type="string">
            <text:p>服务器检测出该应用未经购买，所以未发送许可证到该应用。</text:p>
          </table:table-cell>
          <table:table-cell table:style-name="ce245" office:value-type="string">
            <text:p>伺服器指出您未購買應用程式，因此並未傳送授權至應用程式。</text:p>
          </table:table-cell>
          <table:table-cell table:style-name="ce158" office:value-type="string">
            <text:p>Сервер обнаружил, что данное приложение не было куплено, поэтому лицензия не была отправлена.</text:p>
          </table:table-cell>
          <table:table-cell table:style-name="ce121" office:value-type="string">
            <text:p>Serwer informuje, że aplikacja nie została zakupiona, a więc licencja nie została przesłana do aplikacji.</text:p>
          </table:table-cell>
          <table:table-cell table:style-name="ce36" table:number-columns-repeated="1009"/>
        </table:table-row>
        <table:table-row table:style-name="ro5">
          <table:table-cell table:style-name="ce36"/>
          <table:table-cell table:style-name="ce232" office:value-type="string">
            <text:p>DRM_EZIRCONIA_INVALID_VALUE_1</text:p>
          </table:table-cell>
          <table:table-cell table:style-name="ce121" office:value-type="string">
            <text:p>The server has checked the application's parameters and determined that at least one of the parameters has a null value. (This can occur if the phone is off).</text:p>
          </table:table-cell>
          <table:table-cell table:style-name="ce121" office:value-type="string">
            <text:p>El servidor ha comprobado los parámetros de la aplicación y ha determinado que al menos uno de ellos tiene un valor nulo. (Esto puede ocurrir cuando el teléfono está apagado).</text:p>
          </table:table-cell>
          <table:table-cell table:style-name="ce124" office:value-type="string">
            <text:p>O servidor verificou as configurações do aplicativo e determinou que pelo menos um dos parâmetros é nulo. (Isso pode acontecer se o telefone estiver desligado).</text:p>
          </table:table-cell>
          <table:table-cell table:style-name="ce147" office:value-type="string">
            <text:p>O servidor verificou os parâmetros da aplicação e determinou que pelo menos um dos parâmetros possui um valor nulo. (Isto pode acontecer caso o telefone esteja desligado).</text:p>
          </table:table-cell>
          <table:table-cell table:style-name="ce235" office:value-type="string">
            <text:p>Der Server überprüft die Parameter der Anwendung. Mindestens einer der Parameter ist Null. (Ein möglicher Grund ist, dass das Handy ausgeschaltet ist.)</text:p>
          </table:table-cell>
          <table:table-cell table:style-name="ce151" office:value-type="string">
            <text:p>Le serveur a vérifié les paramètres de l\'application et déterminé qu\'au moins un de ces paramètres a une valeur nulle. (Ceci peut se produire quand le téléphone est éteint).</text:p>
          </table:table-cell>
          <table:table-cell table:style-name="ce152" office:value-type="string">
            <text:p>Il server ha verificato i parametri dell'applicazione e ha riscontrato che almeno uno dei parametri ha un valore nullo. (Questo può accadere quando il telefono è spento).</text:p>
          </table:table-cell>
          <table:table-cell table:style-name="ce153" office:value-type="string">
            <text:p>サーバー側でアプリのパラメーターを確認したところ1つ以上のパラメーターの値が0でした。（携帯電話の電源が切られたときに起こることがあります。）</text:p>
          </table:table-cell>
          <table:table-cell table:style-name="ce157" office:value-type="string">
            <text:p><text:span text:style-name="T21">서버에서</text:span> <text:span text:style-name="T21">애플</text:span><text:span text:style-name="T21">리케이션의</text:span> <text:span text:style-name="T21">매</text:span><text:span text:style-name="T21">개</text:span> <text:span text:style-name="T21">변수를</text:span> <text:span text:style-name="T21">확인</text:span><text:span text:style-name="T21">한</text:span> <text:span text:style-name="T21">결과</text:span>, <text:span text:style-name="T21">값이</text:span> <text:span text:style-name="T21">올바르지</text:span> <text:span text:style-name="T21">않은</text:span> <text:span text:style-name="T21">매개</text:span> <text:span text:style-name="T21">변수가</text:span> <text:span text:style-name="T21">하</text:span><text:span text:style-name="T21">나</text:span> <text:span text:style-name="T21">이상</text:span> <text:span text:style-name="T21">있습니</text:span><text:span text:style-name="T21">다</text:span>. <text:span text:style-name="T21">전화기가</text:span> <text:span text:style-name="T21">꺼져</text:span> <text:span text:style-name="T21">있으면</text:span> <text:span text:style-name="T21">이</text:span><text:span text:style-name="T21">러한</text:span> <text:span text:style-name="T21">결과가</text:span> <text:span text:style-name="T21">발</text:span><text:span text:style-name="T21">생할</text:span> <text:span text:style-name="T21">수</text:span> <text:span text:style-name="T21">있습니</text:span><text:span text:style-name="T21">다</text:span>.</text:p>
          </table:table-cell>
          <table:table-cell table:style-name="ce245" office:value-type="string">
            <text:p>服务器已对应用参数进行了检测，并检测出至少有一个参数为无效值（如果电话是关闭状态，有可能出现该问题）。</text:p>
          </table:table-cell>
          <table:table-cell table:style-name="ce245" office:value-type="string">
            <text:p>伺服器已檢查應用程式的參數，發現至少有一項參數值為空值 (Null)。（若手機關機可能出現此情形。）</text:p>
          </table:table-cell>
          <table:table-cell table:style-name="ce158" office:value-type="string">
            <text:p>Сервер проверил параметры вашего приложения и определил, что как минимум один из них имеет нулевое значение (Возможно, телефон выключен).</text:p>
          </table:table-cell>
          <table:table-cell table:style-name="ce121" office:value-type="string">
            <text:p>Serwer sprawdził parametry aplikacji i stwierdził, że co najmniej jeden z nich ma wartość zerową. (Może się to zdarzyć jeśli telefon jest wyłączony).</text:p>
          </table:table-cell>
          <table:table-cell table:style-name="ce36" table:number-columns-repeated="1009"/>
        </table:table-row>
        <table:table-row table:style-name="ro10">
          <table:table-cell table:style-name="ce36"/>
          <table:table-cell table:style-name="ce232" office:value-type="string">
            <text:p>DRM_EZIRCONIA_CANNOT_CHECK_1</text:p>
          </table:table-cell>
          <table:table-cell table:style-name="ce121" office:value-type="string">
            <text:p>Because of server failure, such as a failure to access the database, the server cannot confirm that the application was purchased.</text:p>
          </table:table-cell>
          <table:table-cell table:style-name="ce121" office:value-type="string">
            <text:p>Debido a un fallo del servidor en el acceso a la base de datos, el servidor no puede confirmar que la aplicación ha sido adquirida.</text:p>
          </table:table-cell>
          <table:table-cell table:style-name="ce124" office:value-type="string">
            <text:p>Devido a uma falha no servidor, como uma falha de acesso ao banco de dados, não foi possível confirmar se o aplicativo foi comprado.</text:p>
          </table:table-cell>
          <table:table-cell table:style-name="ce147" office:value-type="string">
            <text:p>Devido a uma falha de servidor, tal como uma falha no acesso à base de dados, o servidor não pode confirmar que a aplicação foi comprada.</text:p>
          </table:table-cell>
          <table:table-cell table:style-name="ce235" office:value-type="string">
            <text:p>Aufgrund eines Serverfehlers (z.B. Datenbankzugriffsfehler) kann nicht überprüft werden, ob die Anwendung gekauft wurde.</text:p>
          </table:table-cell>
          <table:table-cell table:style-name="ce151" office:value-type="string">
            <text:p>En raison d\'une panne de serveur, comme l\'impossibilité d\'accéder à la base de données, le serveur ne peut pas confirmer que l\'application a été achetée.</text:p>
          </table:table-cell>
          <table:table-cell table:style-name="ce152" office:value-type="string">
            <text:p>Poiché si è verificato un errore del server come ad esempio l'impossibilità di accedere al database, il server non può confermare l'acquisto dell'applicazione.</text:p>
          </table:table-cell>
          <table:table-cell table:style-name="ce153" office:value-type="string">
            <text:p>サーバーエラーによりアプリの購入を確認できませんでした。</text:p>
          </table:table-cell>
          <table:table-cell table:style-name="ce157" office:value-type="string">
            <text:p><text:span text:style-name="T21">데이터베이스</text:span> <text:span text:style-name="T21">접근</text:span> <text:span text:style-name="T21">실패</text:span> <text:span text:style-name="T21">등의</text:span> <text:span text:style-name="T21">서버</text:span> <text:span text:style-name="T21">문제가</text:span> <text:span text:style-name="T21">발</text:span><text:span text:style-name="T21">생하여</text:span>, <text:span text:style-name="T21">서버에</text:span><text:span text:style-name="T21">서</text:span> <text:span text:style-name="T21">애플리케이</text:span><text:span text:style-name="T21">션</text:span> <text:span text:style-name="T21">구매를</text:span> <text:span text:style-name="T21">확인</text:span><text:span text:style-name="T21">할</text:span> <text:span text:style-name="T21">수</text:span> <text:span text:style-name="T21">없습니다</text:span>.</text:p>
          </table:table-cell>
          <table:table-cell table:style-name="ce245" office:value-type="string">
            <text:p>由于服务器故障，例如，连接数据库故障，服务器无法确认应用已购买。</text:p>
          </table:table-cell>
          <table:table-cell table:style-name="ce245" office:value-type="string">
            <text:p>因為發生無法存取資料庫此類的伺服器失敗問題，伺服器無法確認是否已購買應用程式。</text:p>
          </table:table-cell>
          <table:table-cell table:style-name="ce158" office:value-type="string">
            <text:p>Из-за ошибки на сервере или ошибки подключения к базе данных сервер не смог подтвердить, что приложение было куплено.</text:p>
          </table:table-cell>
          <table:table-cell table:style-name="ce121" office:value-type="string">
            <text:p>Z powodu błędu serwera (np. błędu dostępu do bazy danych) serwer nie może potwierdzić zakupu aplikacji.</text:p>
          </table:table-cell>
          <table:table-cell table:style-name="ce36" table:number-columns-repeated="1009"/>
        </table:table-row>
        <table:table-row table:style-name="ro7">
          <table:table-cell table:style-name="ce36"/>
          <table:table-cell table:style-name="ce232" office:value-type="string">
            <text:p>DRM_EZIRCONIA_RECEIVE_FAILED_1</text:p>
          </table:table-cell>
          <table:table-cell table:style-name="ce121" office:value-type="string">
            <text:p>The license was not sent to the application because of a network failure (the application could not receive a response from the server).</text:p>
          </table:table-cell>
          <table:table-cell table:style-name="ce121" office:value-type="string">
            <text:p>El permiso no se ha enviado a la aplicación debido a un fallo en la red (la aplicación no ha podido recibir una respuesta del servidor).</text:p>
          </table:table-cell>
          <table:table-cell table:style-name="ce124" office:value-type="string">
            <text:p>A licença não foi enviada para o aplicativo devido a uma falha na rede (o aplicativo não pôde receber uma resposta do servidor).</text:p>
          </table:table-cell>
          <table:table-cell table:style-name="ce147" office:value-type="string">
            <text:p>A licença não foi enviada para a aplicação devido a uma falha na rede (a aplicação não conseguiu receber uma resposta do servidor).</text:p>
          </table:table-cell>
          <table:table-cell table:style-name="ce235" office:value-type="string">
            <text:p>Aufgrund eines Netzwerkfehlers kann die Lizenz nicht an die Anwendung gesendet werden. (Die Anwendung konnte vom Server keine Antwort erhalten.)</text:p>
          </table:table-cell>
          <table:table-cell table:style-name="ce151" office:value-type="string">
            <text:p>La licence n\'a pas été envoyée à l\'application en raison d\'une panne de réseau (l\'application n\'a reçu aucune réponse du serveur).</text:p>
          </table:table-cell>
          <table:table-cell table:style-name="ce152" office:value-type="string">
            <text:p>La licenza non è stata inviata all'applicazione a causa di un errore di rete (non è stato possibile ricevere la risposta dal server).</text:p>
          </table:table-cell>
          <table:table-cell table:style-name="ce153" office:value-type="string">
            <text:p>サーバーの応答がなかったためアプリにライセンスが送られませんでした。</text:p>
          </table:table-cell>
          <table:table-cell table:style-name="ce157" office:value-type="string">
            <text:p><text:span text:style-name="T21">네트워크</text:span> <text:span text:style-name="T21">연결</text:span> <text:span text:style-name="T21">실패로</text:span> <text:span text:style-name="T21">인해</text:span> <text:span text:style-name="T21">라</text:span><text:span text:style-name="T21">이선스가</text:span> <text:span text:style-name="T21">애플</text:span><text:span text:style-name="T21">리케이션에</text:span> <text:span text:style-name="T21">전</text:span><text:span text:style-name="T21">송되지</text:span> <text:span text:style-name="T21">않았습</text:span><text:span text:style-name="T21">니다</text:span>. <text:span text:style-name="T21">애플리케</text:span><text:span text:style-name="T21">이션이</text:span> <text:span text:style-name="T21">서버로</text:span><text:span text:style-name="T21">부터</text:span> <text:span text:style-name="T21">응답을</text:span> <text:span text:style-name="T21">받</text:span><text:span text:style-name="T21">지</text:span> <text:span text:style-name="T21">못했습니다</text:span>.</text:p>
          </table:table-cell>
          <table:table-cell table:style-name="ce245" office:value-type="string">
            <text:p>由于网络故障，许可证未发送到应用（应用无法收到服务器回应）。</text:p>
          </table:table-cell>
          <table:table-cell table:style-name="ce245" office:value-type="string">
            <text:p>因為網路連線失敗（應用程式無法接收伺服器回應），授權未傳送至應用程式。</text:p>
          </table:table-cell>
          <table:table-cell table:style-name="ce158" office:value-type="string">
            <text:p>Лицензия для приложения не была отправлена из-за ошибки сетевого соединения (Приложению не удалось получить ответ от сервера).</text:p>
          </table:table-cell>
          <table:table-cell table:style-name="ce121" office:value-type="string">
            <text:p>Licencja nie została przesłana do aplikacji z powodu błędu sieci (aplikacja nie otrzymała odpowiedzi od serwera).</text:p>
          </table:table-cell>
          <table:table-cell table:style-name="ce36" table:number-columns-repeated="1009"/>
        </table:table-row>
        <table:table-row table:style-name="ro7">
          <table:table-cell table:style-name="ce36"/>
          <table:table-cell table:style-name="ce232" office:value-type="string">
            <text:p>DRM_EZIRCONIA_SEND_FAILED_1</text:p>
          </table:table-cell>
          <table:table-cell table:style-name="ce121" office:value-type="string">
            <text:p>The license was not sent to the application because of a network failure (a request from the application could not be sent to the server).</text:p>
          </table:table-cell>
          <table:table-cell table:style-name="ce121" office:value-type="string">
            <text:p>El permiso no se ha enviado a la aplicación debido a un fallo de red (no se ha podido enviar una solicitud de la aplicación al servidor).</text:p>
          </table:table-cell>
          <table:table-cell table:style-name="ce124" office:value-type="string">
            <text:p>A licença não foi enviada para o aplicativo devido a uma falha na rede (um pedido do aplicativo não pôde ser enviado ao servidor).</text:p>
          </table:table-cell>
          <table:table-cell table:style-name="ce147" office:value-type="string">
            <text:p>A licença não foi enviada para a aplicação devido a uma falha na rede (um pedido da aplicação não pôde ser enviado para o servidor).</text:p>
          </table:table-cell>
          <table:table-cell table:style-name="ce235" office:value-type="string">
            <text:p>Aufgrund eines Netzwerkfehlers kann die Lizenz nicht an die Anwendung gesendet werden. (Die Anforderung der Anwendung konnte nicht an den Server gesendet werden.)</text:p>
          </table:table-cell>
          <table:table-cell table:style-name="ce151" office:value-type="string">
            <text:p>La licence n\'a pas été envoyée à l\'application en raison d\'une panne de réseau (l\'application n\'a pu envoyer aucune demande au serveur).</text:p>
          </table:table-cell>
          <table:table-cell table:style-name="ce152" office:value-type="string">
            <text:p>La licenza non è stata inviata all'applicazione a causa di un errore di rete (non è stato possibile contattare il server).</text:p>
          </table:table-cell>
          <table:table-cell table:style-name="ce153" office:value-type="string">
            <text:p>アプリからのリクエストがサーバーに送られなかったためライセンスが送られませんでした。</text:p>
          </table:table-cell>
          <table:table-cell table:style-name="ce157" office:value-type="string">
            <text:p><text:span text:style-name="T21">네트워크</text:span> <text:span text:style-name="T21">연결</text:span> <text:span text:style-name="T21">실패로</text:span> <text:span text:style-name="T21">인해</text:span> <text:span text:style-name="T21">라</text:span><text:span text:style-name="T21">이선스가</text:span> <text:span text:style-name="T21">애플</text:span><text:span text:style-name="T21">리케이션에</text:span> <text:span text:style-name="T21">전</text:span><text:span text:style-name="T21">송되지</text:span> <text:span text:style-name="T21">않았습</text:span><text:span text:style-name="T21">니다</text:span>. <text:span text:style-name="T21">애플리케</text:span><text:span text:style-name="T21">이션의</text:span> <text:span text:style-name="T21">요청이</text:span> <text:span text:style-name="T21">서버로</text:span> <text:span text:style-name="T21">전송되</text:span><text:span text:style-name="T21">지</text:span> <text:span text:style-name="T21">않았습니다</text:span>.</text:p>
          </table:table-cell>
          <table:table-cell table:style-name="ce245" office:value-type="string">
            <text:p>由于网络故障，许可证未发送到应用（应用无法将请求发送到服务器）。</text:p>
          </table:table-cell>
          <table:table-cell table:style-name="ce245" office:value-type="string">
            <text:p>因為網路連線失敗（應用程式的要求無法傳送至伺服器），授權未傳送至應用程式。</text:p>
          </table:table-cell>
          <table:table-cell table:style-name="ce158" office:value-type="string">
            <text:p>Лицензия для приложения не была отправлена из-за ошибки сетевого соединения (Приложению не удалось отправить запрос на сервер).</text:p>
          </table:table-cell>
          <table:table-cell table:style-name="ce121" office:value-type="string">
            <text:p>Licencja nie została przesłana do aplikacji z powodu błędu sieci (żądania nie udało się przesłać do serwera).</text:p>
          </table:table-cell>
          <table:table-cell table:style-name="ce36" table:number-columns-repeated="1009"/>
        </table:table-row>
        <table:table-row table:style-name="ro8">
          <table:table-cell table:style-name="ce36"/>
          <table:table-cell table:style-name="ce232" office:value-type="string">
            <text:p>DRM_EZIRCONIA_KEY_CREATION_FAILED_1</text:p>
          </table:table-cell>
          <table:table-cell table:style-name="ce121" office:value-type="string">
            <text:p>The license could not be saved to the local disk. The possible reasons for this are: Disk I/O error, not enough space in the folder, not permitted to save the license on the disk. </text:p>
          </table:table-cell>
          <table:table-cell table:style-name="ce121" office:value-type="string">
            <text:p>El permiso no se ha podido guardar en el disco local. Esto puede deberse a un error en el I/O del disco, que no haya suficiente espacio libre en la carpeta o que no esté permitido guardar el permiso en el disco.</text:p>
          </table:table-cell>
          <table:table-cell table:style-name="ce124" office:value-type="string">
            <text:p>A licença não pôde ser gravada no disco local. Algumas possíveis razões: Erro de I/O do disco, espaço indisponível ou não há permissão para salvar a licença no disco.</text:p>
          </table:table-cell>
          <table:table-cell table:style-name="ce147" office:value-type="string">
            <text:p>A licença não pôde ser guardada no disco local. Possíveis motivos: Erro de Disco I/O, espaço insuficiente na pasta, não é permitido guardar a licença no disco.</text:p>
          </table:table-cell>
          <table:table-cell table:style-name="ce235" office:value-type="string">
            <text:p>Die Lizenz konnte nicht auf der lokalen Festplatte gespeichert werden. Mögliche Gründe: Ein-/Ausgabefehler der Festplatte, nicht ausreichend freier Speicherplatz im Ordner, keine Berechtigung zur Speicherung der Lizenz auf der Festplatte.</text:p>
          </table:table-cell>
          <table:table-cell table:style-name="ce151" office:value-type="string">
            <text:p>La licence n\'a pas pu être enregistrée sur le disque local. Raisons possibles : erreur E/S disque, espace insuffisant dans le dossier, interdiction d\'enregistrer la licence sur le disque. </text:p>
          </table:table-cell>
          <table:table-cell table:style-name="ce152" office:value-type="string">
            <text:p>La licenza non può essere salvata sul disco locale. Le possibili ragioni sono: errore I/O disco, spazio nella cartella insufficiente, assenza di permessi per salvare la licenza sul disco.</text:p>
          </table:table-cell>
          <table:table-cell table:style-name="ce153" office:value-type="string">
            <text:p>ローカルディスクにライセンスを保存できませんでした。ディスクI/Oエラーかフォルダの容量不足、ライセンスの保存権限がない可能性があります。</text:p>
          </table:table-cell>
          <table:table-cell table:style-name="ce157" office:value-type="string">
            <text:p><text:span text:style-name="T21">라이선스를</text:span> <text:span text:style-name="T21">로</text:span><text:span text:style-name="T21">컬</text:span> <text:span text:style-name="T21">디스크에</text:span> <text:span text:style-name="T21">저</text:span><text:span text:style-name="T21">장하지</text:span> <text:span text:style-name="T21">못했습</text:span><text:span text:style-name="T21">니다</text:span>. <text:span text:style-name="T21">디스크</text:span> <text:span text:style-name="T21">입</text:span>/<text:span text:style-name="T21">출력</text:span> <text:span text:style-name="T21">오류이</text:span><text:span text:style-name="T21">거나</text:span>, <text:span text:style-name="T21">폴더</text:span> <text:span text:style-name="T21">내</text:span><text:span text:style-name="T21">에</text:span> <text:span text:style-name="T21">공간이</text:span> <text:span text:style-name="T21">부족</text:span><text:span text:style-name="T21">하거나</text:span>, <text:span text:style-name="T21">디스크</text:span><text:span text:style-name="T21">에</text:span> <text:span text:style-name="T21">라이선스를</text:span> <text:span text:style-name="T21">저장할</text:span> <text:span text:style-name="T21">권한이</text:span> <text:span text:style-name="T21">없기</text:span> <text:span text:style-name="T21">때문일</text:span> <text:span text:style-name="T21">수</text:span> <text:span text:style-name="T21">있습니다</text:span>. </text:p>
          </table:table-cell>
          <table:table-cell table:style-name="ce245" office:value-type="string">
            <text:p>许可证无法保存到本地磁盘。可能的原因有：磁盘<text:span text:style-name="T18">I/O</text:span><text:span text:style-name="T22">错误</text:span><text:span text:style-name="T22">，文件夹空间</text:span><text:span text:style-name="T22">不足，未得到</text:span><text:span text:style-name="T22">将许可证保存</text:span><text:span text:style-name="T22">到磁盘的权限</text:span><text:span text:style-name="T22">。</text:span></text:p>
          </table:table-cell>
          <table:table-cell table:style-name="ce245" office:value-type="string">
            <text:p>無法將授權儲存至本機磁碟。可能的原因有：磁碟 I/O 錯誤、資料夾空間不足、不允許在磁碟上儲存授權。</text:p>
          </table:table-cell>
          <table:table-cell table:style-name="ce158" office:value-type="string">
            <text:p>Не удалось сохранить лицензию. Возможные причины: ошибка чтения диска I/O, недостаточный объем свободной памяти, нет разрешения на сохранения лицензии на диск.</text:p>
          </table:table-cell>
          <table:table-cell table:style-name="ce121" office:value-type="string">
            <text:p>Licencji nie udało się zapisać na dysk lokalny. Możliwe powody to: błąd we/wy dysku, brak miejsca w folderze, brak pozwolenia zapisu licencji na dysk.</text:p>
          </table:table-cell>
          <table:table-cell table:style-name="ce36" table:number-columns-repeated="1009"/>
        </table:table-row>
        <table:table-row table:style-name="ro21">
          <table:table-cell table:style-name="ce36"/>
          <table:table-cell table:style-name="ce232" office:value-type="string">
            <text:p>DRM_EZIRCONIA_CLIENT_MISMATCH_1</text:p>
          </table:table-cell>
          <table:table-cell table:style-name="ce121" office:value-type="string">
            <text:p>This occurs if the client requests a license from a server that is not in the Zirconia library. </text:p>
          </table:table-cell>
          <table:table-cell table:style-name="ce121" office:value-type="string">
            <text:p>Esto ocurre si el cliente pide un permiso de un servidor que no está en la biblioteca Zirconia.</text:p>
          </table:table-cell>
          <table:table-cell table:style-name="ce124" office:value-type="string">
            <text:p>Isso pode acontecer se o cliente requisitar uma licença de um servidor que não está na biblioteca Zirconia.</text:p>
          </table:table-cell>
          <table:table-cell table:style-name="ce147" office:value-type="string">
            <text:p>Tal ocorre se o cliente pedir uma licença a um servidor que não faça parte da biblioteca Zirconia.</text:p>
          </table:table-cell>
          <table:table-cell table:style-name="ce235" office:value-type="string">
            <text:p>Dies kann geschehen, wenn der Client eine Lizenz von einem Server anfordert, der nicht zur Zirconia-Bibliothek gehört. </text:p>
          </table:table-cell>
          <table:table-cell table:style-name="ce151" office:value-type="string">
            <text:p>Cela se produit lorsque le client demande une licence à un serveur n\'appartenant pas à la bibliothèque Zirconia. </text:p>
          </table:table-cell>
          <table:table-cell table:style-name="ce152" office:value-type="string">
            <text:p>Questo si può verificare quando il client richiede una licenza da un server che non fa parte della libreria di Zirconia.</text:p>
          </table:table-cell>
          <table:table-cell table:style-name="ce154" office:value-type="string">
            <text:p><text:span text:style-name="T3">クライアント</text:span><text:span text:style-name="T3">が</text:span>Zirconia<text:span text:style-name="T3">ライ</text:span><text:span text:style-name="T3">ブラリにはな</text:span><text:span text:style-name="T3">いサーバーに</text:span><text:span text:style-name="T3">対してライセ</text:span><text:span text:style-name="T3">ンスをリクエ</text:span><text:span text:style-name="T3">ストしたとき</text:span><text:span text:style-name="T3">に発生します</text:span><text:span text:style-name="T3">。</text:span></text:p>
          </table:table-cell>
          <table:table-cell table:style-name="ce157" office:value-type="string">
            <text:p><text:span text:style-name="T21">이러한</text:span> <text:span text:style-name="T21">문제는</text:span> <text:span text:style-name="T21">클라이언트가</text:span> Zirconia <text:span text:style-name="T21">라이</text:span><text:span text:style-name="T21">브러리에</text:span> <text:span text:style-name="T21">있지</text:span> <text:span text:style-name="T21">않은</text:span> <text:span text:style-name="T21">서버로부</text:span><text:span text:style-name="T21">터</text:span> <text:span text:style-name="T21">라이선스를</text:span> <text:span text:style-name="T21">요청할</text:span> <text:span text:style-name="T21">경우에</text:span> <text:span text:style-name="T21">발생합니다</text:span>. </text:p>
          </table:table-cell>
          <table:table-cell table:style-name="ce245" office:value-type="string">
            <text:p>如果客户端请求服务器发送某个不在<text:span text:style-name="T18">Zirconia</text:span><text:span text:style-name="T22">文</text:span><text:span text:style-name="T22">库内的许可证</text:span><text:span text:style-name="T22">，就会发生该</text:span><text:span text:style-name="T22">问题。</text:span></text:p>
          </table:table-cell>
          <table:table-cell table:style-name="ce245" office:value-type="string">
            <text:p>若用戶端向 Zirconia 資料庫以外的伺服器要求授權，則會發生此情形。</text:p>
          </table:table-cell>
          <table:table-cell table:style-name="ce158" office:value-type="string">
            <text:p>Ошибка могла произойти из-за запроса клиентом лицензии на сервере, который не внесен в библиотеку Zirconia.</text:p>
          </table:table-cell>
          <table:table-cell table:style-name="ce121" office:value-type="string">
            <text:p>Zdarza się to gdy klient żąda licencji od serwera, który nie znajduje się w bibliotece Zirconia.</text:p>
          </table:table-cell>
          <table:table-cell table:style-name="ce36" table:number-columns-repeated="1009"/>
        </table:table-row>
        <table:table-row table:style-name="ro20">
          <table:table-cell table:style-name="ce36"/>
          <table:table-cell table:style-name="ce232" office:value-type="string">
            <text:p>DRM_EZIRCONIA_VERSION_MISMATCH_1</text:p>
          </table:table-cell>
          <table:table-cell table:style-name="ce121" office:value-type="string">
            <text:p>This occurs if the client requests a license from the server that is from an invalid version of the Zirconia library and not supported by the license server. </text:p>
          </table:table-cell>
          <table:table-cell table:style-name="ce121" office:value-type="string">
            <text:p>Esto ocurre si el cliente pide un permiso del servidor que procede de una versión no válida de la biblioteca Zirconia y no es compatible con el servidor del permiso.</text:p>
          </table:table-cell>
          <table:table-cell table:style-name="ce124" office:value-type="string">
            <text:p>Isso ocorre se o cliente requisitar uma licença do servidor que pertence a uma versão inválida da biblioteca Zirconia e que não é suportado pelo servidor de licenças.</text:p>
          </table:table-cell>
          <table:table-cell table:style-name="ce147" office:value-type="string">
            <text:p>Tal ocorre se o cliente pedir uma licença a um servidor que seja de uma versão inválida da biblioteca Zirconia, e não seja suportado pelo servidor de licenças.</text:p>
          </table:table-cell>
          <table:table-cell table:style-name="ce235" office:value-type="string">
            <text:p>Dies kann geschehen, wenn der Client eine Lizenz vom Server anfordert, die zu einer ungültigen Version der Zirconia-Bibliothek gehört und nicht vom Lizenz-Server unterstützt wird.</text:p>
          </table:table-cell>
          <table:table-cell table:style-name="ce151" office:value-type="string">
            <text:p>Cela se produit lorsque le client demande une licence à un serveur appartenant <text:s/>à une version invalide de la bibliothèque Zirconia et qui n\'est pas supporté par le serveur de licences. </text:p>
          </table:table-cell>
          <table:table-cell table:style-name="ce152" office:value-type="string">
            <text:p>Questo si può verificare quando il client richiede una licenza da un server che appartiene a una versione non valida della libreria di Zirconia e che non è supportato dal server della licenza.</text:p>
          </table:table-cell>
          <table:table-cell table:style-name="ce154" office:value-type="string">
            <text:p><text:span text:style-name="T3">クライアント</text:span><text:span text:style-name="T3">が無効な</text:span>Zirconia<text:span text:style-name="T3">ライブ</text:span><text:span text:style-name="T3">ラリの、ライ</text:span><text:span text:style-name="T3">センスサーバ</text:span><text:span text:style-name="T3">ーにサポート</text:span><text:span text:style-name="T3">されていない</text:span><text:span text:style-name="T3">サーバーから</text:span><text:span text:style-name="T3">ライセンスを</text:span><text:span text:style-name="T3">要求したとき</text:span><text:span text:style-name="T3">に発生します</text:span><text:span text:style-name="T3">。</text:span></text:p>
          </table:table-cell>
          <table:table-cell table:style-name="ce157" office:value-type="string">
            <text:p><text:span text:style-name="T21">이러한</text:span> <text:span text:style-name="T21">문제는</text:span> <text:span text:style-name="T21">클라이언트가</text:span> <text:span text:style-name="T21">잘못된</text:span> Zirconia <text:span text:style-name="T21">라이</text:span><text:span text:style-name="T21">브러리</text:span> <text:span text:style-name="T21">버전의</text:span> <text:span text:style-name="T21">서버로부터</text:span> <text:span text:style-name="T21">라</text:span><text:span text:style-name="T21">이선스를</text:span> <text:span text:style-name="T21">요청</text:span><text:span text:style-name="T21">하여</text:span>, <text:span text:style-name="T21">라이선스</text:span> <text:span text:style-name="T21">서버의</text:span> <text:span text:style-name="T21">지원이</text:span> <text:span text:style-name="T21">불가능할</text:span> <text:span text:style-name="T21">경우</text:span><text:span text:style-name="T21">에</text:span> <text:span text:style-name="T21">발생합니다</text:span>. </text:p>
          </table:table-cell>
          <table:table-cell table:style-name="ce245" office:value-type="string">
            <text:p>如果客户端请求服务器发送某个来自无效版本的<text:span text:style-name="T18">Zirconia</text:span><text:span text:style-name="T22">文库</text:span><text:span text:style-name="T22">的请求，并且</text:span><text:span text:style-name="T22">许可证服务器</text:span><text:span text:style-name="T22">不支持，就会</text:span><text:span text:style-name="T22">发生该问题。</text:span></text:p>
          </table:table-cell>
          <table:table-cell table:style-name="ce245" office:value-type="string">
            <text:p>若用戶端向無效 Zirconia 資料庫版本的伺服器要求授權或授權伺服器不支援該伺服器，則會發生此情形。</text:p>
          </table:table-cell>
          <table:table-cell table:style-name="ce158" office:value-type="string">
            <text:p>Ошибка могла произойти из-за запроса клиентом лицензии на сервере, который внесен в неверную версию библиотеки Zirconia и не поддерживается сервером лицензий.</text:p>
          </table:table-cell>
          <table:table-cell table:style-name="ce121" office:value-type="string">
            <text:p>Zdarza się to gdy klient żąda licencji od serwera, który ma zainstalowaną błędną wersję biblioteki Zirconia i nie jest obsługiwany przez serwer licencji.</text:p>
          </table:table-cell>
          <table:table-cell table:style-name="ce36" table:number-columns-repeated="1009"/>
        </table:table-row>
        <table:table-row table:style-name="ro25">
          <table:table-cell table:style-name="ce36"/>
          <table:table-cell table:style-name="ce232" office:value-type="string">
            <text:p>DRM_EZIRCONIA_LICENSE_MISMATCH_1</text:p>
          </table:table-cell>
          <table:table-cell table:style-name="ce121" office:value-type="string">
            <text:p>The license from the server is not valid. </text:p>
          </table:table-cell>
          <table:table-cell table:style-name="ce121" office:value-type="string">
            <text:p>Esta permiso del servidor no es válido.</text:p>
          </table:table-cell>
          <table:table-cell table:style-name="ce124" office:value-type="string">
            <text:p>A licença do servidor não é válida.</text:p>
          </table:table-cell>
          <table:table-cell table:style-name="ce147" office:value-type="string">
            <text:p>A licença do servidor é inválida.</text:p>
          </table:table-cell>
          <table:table-cell table:style-name="ce235" office:value-type="string">
            <text:p>Die Lizenz vom Server ist ungültig.</text:p>
          </table:table-cell>
          <table:table-cell table:style-name="ce151" office:value-type="string">
            <text:p>La licence du serveur est invalide.</text:p>
          </table:table-cell>
          <table:table-cell table:style-name="ce152" office:value-type="string">
            <text:p>La licenza del server non è valida.</text:p>
          </table:table-cell>
          <table:table-cell table:style-name="ce153" office:value-type="string">
            <text:p>サーバーから取得したライセンスが無効です。</text:p>
          </table:table-cell>
          <table:table-cell table:style-name="ce157" office:value-type="string">
            <text:p><text:span text:style-name="T21">서버로부터의</text:span> <text:span text:style-name="T21">라이선스가</text:span> <text:span text:style-name="T21">올</text:span><text:span text:style-name="T21">바르지</text:span> <text:span text:style-name="T21">않습니</text:span><text:span text:style-name="T21">다</text:span>.</text:p>
          </table:table-cell>
          <table:table-cell table:style-name="ce245" office:value-type="string">
            <text:p>服务器发送的许可证不可用。</text:p>
          </table:table-cell>
          <table:table-cell table:style-name="ce245" office:value-type="string">
            <text:p>伺服器的授權無效。</text:p>
          </table:table-cell>
          <table:table-cell table:style-name="ce158" office:value-type="string">
            <text:p>Лицензия с данного сервера недействительна.</text:p>
          </table:table-cell>
          <table:table-cell table:style-name="ce121" office:value-type="string">
            <text:p>Licencja od serwera nie jest prawidłowa.</text:p>
          </table:table-cell>
          <table:table-cell table:style-name="ce36" table:number-columns-repeated="1009"/>
        </table:table-row>
        <table:table-row table:style-name="ro18">
          <table:table-cell table:style-name="ce36"/>
          <table:table-cell table:style-name="ce232" office:value-type="string">
            <text:p>DRM_EZIRCONIA_SERVER_MISMATCH_1</text:p>
          </table:table-cell>
          <table:table-cell table:style-name="ce121" office:value-type="string">
            <text:p>The license was sent to the application from an invalid server.</text:p>
          </table:table-cell>
          <table:table-cell table:style-name="ce121" office:value-type="string">
            <text:p>El permiso se ha enviado a la aplicación desde un servidor no válido.</text:p>
          </table:table-cell>
          <table:table-cell table:style-name="ce124" office:value-type="string">
            <text:p>A licença foi enviada para o aplicativo de um servidor inválido.</text:p>
          </table:table-cell>
          <table:table-cell table:style-name="ce147" office:value-type="string">
            <text:p>A licença foi enviada para a aplicação a partir de um servidor inválido.</text:p>
          </table:table-cell>
          <table:table-cell table:style-name="ce235" office:value-type="string">
            <text:p>Die Lizenz wurde der Anwendung von einem ungültigen Server gesendet.</text:p>
          </table:table-cell>
          <table:table-cell table:style-name="ce151" office:value-type="string">
            <text:p>La licence a été envoyée à l\'application depuis un serveur invalide.</text:p>
          </table:table-cell>
          <table:table-cell table:style-name="ce152" office:value-type="string">
            <text:p>La licenza inviata all'applicazione proviene da un server non valido.</text:p>
          </table:table-cell>
          <table:table-cell table:style-name="ce153" office:value-type="string">
            <text:p>無効なサーバーからアプリに送られたライセンスです。</text:p>
          </table:table-cell>
          <table:table-cell table:style-name="ce157" office:value-type="string">
            <text:p><text:span text:style-name="T21">올바르지</text:span> <text:span text:style-name="T21">않은</text:span> <text:span text:style-name="T21">서버의</text:span> <text:span text:style-name="T21">애플리</text:span><text:span text:style-name="T21">케이션에</text:span> <text:span text:style-name="T21">라이</text:span><text:span text:style-name="T21">선스가</text:span> <text:span text:style-name="T21">전송되</text:span><text:span text:style-name="T21">었습니다</text:span>.</text:p>
          </table:table-cell>
          <table:table-cell table:style-name="ce245" office:value-type="string">
            <text:p>许可证是由无效服务器发送到应用的。</text:p>
          </table:table-cell>
          <table:table-cell table:style-name="ce245" office:value-type="string">
            <text:p>授權是經無效伺服器傳送至應用程式。</text:p>
          </table:table-cell>
          <table:table-cell table:style-name="ce158" office:value-type="string">
            <text:p>Лицензия для приложения была отправлена с неправильного сервера.</text:p>
          </table:table-cell>
          <table:table-cell table:style-name="ce121" office:value-type="string">
            <text:p>Licencja została przesłana do aplikacji z błędnego serwera.</text:p>
          </table:table-cell>
          <table:table-cell table:style-name="ce36" table:number-columns-repeated="1009"/>
        </table:table-row>
        <table:table-row table:style-name="ro25">
          <table:table-cell table:style-name="ce36"/>
          <table:table-cell table:style-name="ce232" office:value-type="string">
            <text:p>DRM_EZIRCONIA_APPLICATION_MODIFIED_1</text:p>
          </table:table-cell>
          <table:table-cell table:style-name="ce121" office:value-type="string">
            <text:p>The user has modified the application.</text:p>
          </table:table-cell>
          <table:table-cell table:style-name="ce121" office:value-type="string">
            <text:p>El usuario ha modificado la aplicación.</text:p>
          </table:table-cell>
          <table:table-cell table:style-name="ce124" office:value-type="string">
            <text:p>O usuário modificou o aplicativo.</text:p>
          </table:table-cell>
          <table:table-cell table:style-name="ce147" office:value-type="string">
            <text:p>O utilizador modificou a aplicação.</text:p>
          </table:table-cell>
          <table:table-cell table:style-name="ce235" office:value-type="string">
            <text:p>Der Benutzer hat die Anwendung verändert.</text:p>
          </table:table-cell>
          <table:table-cell table:style-name="ce151" office:value-type="string">
            <text:p>L\'utilisateur a modifié l\'application.</text:p>
          </table:table-cell>
          <table:table-cell table:style-name="ce152" office:value-type="string">
            <text:p>L'utente ha modificato l'applicazione.</text:p>
          </table:table-cell>
          <table:table-cell table:style-name="ce153" office:value-type="string">
            <text:p>ユーザーがアプリを変更しました。</text:p>
          </table:table-cell>
          <table:table-cell table:style-name="ce157" office:value-type="string">
            <text:p><text:span text:style-name="T21">사용자가</text:span> <text:span text:style-name="T21">애플</text:span><text:span text:style-name="T21">리케이션을</text:span> <text:span text:style-name="T21">수</text:span><text:span text:style-name="T21">정했습니다</text:span>.</text:p>
          </table:table-cell>
          <table:table-cell table:style-name="ce245" office:value-type="string">
            <text:p>用户修改过应用。</text:p>
          </table:table-cell>
          <table:table-cell table:style-name="ce245" office:value-type="string">
            <text:p>使用者已修改應用程式。</text:p>
          </table:table-cell>
          <table:table-cell table:style-name="ce158" office:value-type="string">
            <text:p>Приложение модифицировано пользователем.</text:p>
          </table:table-cell>
          <table:table-cell table:style-name="ce121" office:value-type="string">
            <text:p>Użytkownik zmodyfikował aplikację.</text:p>
          </table:table-cell>
          <table:table-cell table:style-name="ce36" table:number-columns-repeated="1009"/>
        </table:table-row>
        <table:table-row table:style-name="ro3">
          <table:table-cell table:style-name="ce36"/>
          <table:table-cell table:style-name="ce232" office:value-type="string">
            <text:p>DRM_EZIRCONIA_SUCCESS_1</text:p>
          </table:table-cell>
          <table:table-cell table:style-name="ce121" office:value-type="string">
            <text:p>A valid license was successfully received.</text:p>
          </table:table-cell>
          <table:table-cell table:style-name="ce121" office:value-type="string">
            <text:p>Se ha recibido un permiso válido.</text:p>
          </table:table-cell>
          <table:table-cell table:style-name="ce124" office:value-type="string">
            <text:p>Uma licença válida foi recebida com sucesso.</text:p>
          </table:table-cell>
          <table:table-cell table:style-name="ce147" office:value-type="string">
            <text:p>Uma licença válida foi recebida com sucesso.</text:p>
          </table:table-cell>
          <table:table-cell table:style-name="ce235" office:value-type="string">
            <text:p>Eine gültige Lizenz wurde erfolgreich erhalten.</text:p>
          </table:table-cell>
          <table:table-cell table:style-name="ce151" office:value-type="string">
            <text:p>Une licence valide a été reçue.</text:p>
          </table:table-cell>
          <table:table-cell table:style-name="ce152" office:value-type="string">
            <text:p>Una licenza valida è stata ricevuta con successo.</text:p>
          </table:table-cell>
          <table:table-cell table:style-name="ce153" office:value-type="string">
            <text:p>有効なライセンスを取得しました。</text:p>
          </table:table-cell>
          <table:table-cell table:style-name="ce157" office:value-type="string">
            <text:p><text:span text:style-name="T21">올바른</text:span> <text:span text:style-name="T21">라이선</text:span><text:span text:style-name="T21">스를</text:span> <text:span text:style-name="T21">성공적으</text:span><text:span text:style-name="T21">로</text:span> <text:span text:style-name="T21">받았습니다</text:span>.</text:p>
          </table:table-cell>
          <table:table-cell table:style-name="ce245" office:value-type="string">
            <text:p>已成功接收到有效许可证。</text:p>
          </table:table-cell>
          <table:table-cell table:style-name="ce245" office:value-type="string">
            <text:p>已成功接收一個有效授權。</text:p>
          </table:table-cell>
          <table:table-cell table:style-name="ce158" office:value-type="string">
            <text:p>Лицензия успешно получена.</text:p>
          </table:table-cell>
          <table:table-cell table:style-name="ce121" office:value-type="string">
            <text:p>Otrzymano prawidłową licencję.</text:p>
          </table:table-cell>
          <table:table-cell table:style-name="ce36" table:number-columns-repeated="1009"/>
        </table:table-row>
        <table:table-row table:style-name="ro1">
          <table:table-cell table:style-name="ce118"/>
          <table:table-cell table:style-name="ce231" office:value-type="string">
            <text:p>Optus DRM</text:p>
          </table:table-cell>
          <table:table-cell table:style-name="ce20" table:number-columns-repeated="2"/>
          <table:table-cell table:style-name="ce37"/>
          <table:table-cell table:style-name="ce125"/>
          <table:table-cell table:style-name="ce149"/>
          <table:table-cell table:style-name="ce61"/>
          <table:table-cell table:style-name="ce68"/>
          <table:table-cell table:style-name="ce77"/>
          <table:table-cell table:style-name="ce243"/>
          <table:table-cell table:style-name="ce247"/>
          <table:table-cell table:style-name="ce125"/>
          <table:table-cell table:style-name="ce143"/>
          <table:table-cell table:style-name="ce20"/>
          <table:table-cell table:style-name="ce36" table:number-columns-repeated="1009"/>
        </table:table-row>
        <table:table-row table:style-name="ro5">
          <table:table-cell table:style-name="ce36"/>
          <table:table-cell table:style-name="ce232" office:value-type="string">
            <text:p>drmlib_optusjg_message_checking</text:p>
          </table:table-cell>
          <table:table-cell table:style-name="ce36" office:value-type="string">
            <text:p>&lt;![CDATA[&lt;div&gt;Checking your license for this game. Please be patient while we connect to our servers for validation.&lt;/div&gt;]]&gt;</text:p>
          </table:table-cell>
          <table:table-cell table:style-name="ce121" office:value-type="string">
            <text:p>&lt;![CDATA[&lt;div&gt;Comprobando la licencia del juego. Por favor, espera mientras conectamos con nuestros servidores para realizar la validación.&lt;/div&gt;]]&gt;</text:p>
          </table:table-cell>
          <table:table-cell table:style-name="ce121" office:value-type="string">
            <text:p>&lt;![CDATA[&lt;div&gt;Verificando licença para este jogo. Favor aguardar enquanto nos conectamos aos servidores para a validação.&lt;/div&gt;]]&gt;</text:p>
          </table:table-cell>
          <table:table-cell table:style-name="ce151" office:value-type="string">
            <text:p>&lt;![CDATA[&lt;div&gt;A verificar a tua licença deste jogo. Por favor aguarda enquanto ligamos aos nossos servidores para efectuar a validação.&lt;/div&gt;]]&gt;</text:p>
          </table:table-cell>
          <table:table-cell table:style-name="ce236" office:value-type="string">
            <text:p>&lt;![CDATA[&lt;div&gt;Die Lizenz für das Spiel wird überprüft. Wir bitten um Geduld, während eine Verbindung zu unseren Servern für die Überprüfung hergestellt wird.&lt;/div&gt;]]&gt;</text:p>
          </table:table-cell>
          <table:table-cell table:style-name="ce121" office:value-type="string">
            <text:p>&lt;![CDATA[&lt;div&gt;Vérification de votre licence pour ce jeu. Veuillez patienter pendant que nous nous connectons aux serveurs pour la validation.&lt;/div&gt;]]&gt;</text:p>
          </table:table-cell>
          <table:table-cell table:style-name="ce152" office:value-type="string">
            <text:p>&lt;![CDATA[&lt;div&gt;Verifica licenza in corso. Ti preghiamo di attendere la convalida da parte dei nostri server.&lt;/div&gt;]]&gt;</text:p>
          </table:table-cell>
          <table:table-cell table:style-name="ce154" office:value-type="string">
            <text:p>&lt;![CDATA[&lt;div&gt;このゲームのライセンスを確認しています。しばらくお待ちください。&lt;/div&gt;]]&gt;</text:p>
          </table:table-cell>
          <table:table-cell table:style-name="ce121" office:value-type="string">
            <text:p>&lt;![CDATA[&lt;div&gt;이 게임에 대한 라이선스를 확인 중입니다. 인증을 위해 서버에 연결할 동안 잠시만 기다려 주세요.&lt;/div&gt;]]&gt;</text:p>
          </table:table-cell>
          <table:table-cell table:style-name="ce151" office:value-type="string">
            <text:p>&lt;![CDATA[&lt;div&gt;<text:span text:style-name="T22">正在检查游戏</text:span><text:span text:style-name="T22">许可证。在连</text:span><text:span text:style-name="T22">接服务器进行</text:span><text:span text:style-name="T22">验证的过程中</text:span><text:span text:style-name="T22">，请耐心等待</text:span><text:span text:style-name="T22">。</text:span><text:span text:style-name="T18">&lt;/div&gt;]]&gt;</text:span></text:p>
          </table:table-cell>
          <table:table-cell table:style-name="ce245" office:value-type="string">
            <text:p>&lt;![CDATA[&lt;div&gt;檢查您對此遊戲的授權。我們正在連線您的伺服器以進行驗證，請耐心等候。&lt;/div&gt;]]&gt;</text:p>
          </table:table-cell>
          <table:table-cell table:style-name="ce158" office:value-type="string">
            <text:p>&lt;![CDATA[&lt;div&gt;Проверка копии игры. Пожалуйста, подождите, пока идет соединение с сервером для проверки.&lt;/div&gt;]]&gt;</text:p>
          </table:table-cell>
          <table:table-cell table:style-name="ce36" office:value-type="string">
            <text:p>&lt;![CDATA[&lt;div&gt;Potwierdzanie licencji na tę grę. Zaczekaj na połączenie z serwerami w celu potwierdzenia.&lt;/div&gt;]]&gt;</text:p>
          </table:table-cell>
          <table:table-cell table:style-name="ce36" table:number-columns-repeated="1009"/>
        </table:table-row>
        <table:table-row table:style-name="ro6">
          <table:table-cell table:style-name="ce36"/>
          <table:table-cell table:style-name="ce232" office:value-type="string">
            <text:p>drmlib_optusjg_message_validated</text:p>
          </table:table-cell>
          <table:table-cell table:style-name="ce36" office:value-type="string">
            <text:p>&lt;![CDATA[&lt;div&gt;Your license has been validated.&lt;br/&gt;&lt;br/&gt;&lt;a href="action:finish"&gt;PLAY NOW&lt;/a&gt;&lt;/div&gt;]]&gt;</text:p>
          </table:table-cell>
          <table:table-cell table:style-name="ce121" office:value-type="string">
            <text:p>&lt;![CDATA[&lt;div&gt;Se ha validado tu licencia.&lt;br/&gt;&lt;br/&gt;&lt;a href="action:finish"&gt;JUGAR AHORA&lt;/a&gt;&lt;/div&gt;]]&gt;</text:p>
          </table:table-cell>
          <table:table-cell table:style-name="ce121" office:value-type="string">
            <text:p>&lt;![CDATA[&lt;div&gt;Sua licença foi validada.&lt;br/&gt;&lt;br/&gt;&lt;a href="action:finish"&gt;JOGUE AGORA&lt;/a&gt;&lt;/div&gt;]]&gt;</text:p>
          </table:table-cell>
          <table:table-cell table:style-name="ce151" office:value-type="string">
            <text:p>&lt;![CDATA[&lt;div&gt;A tua licença foi validada.&lt;br/&gt;&lt;br/&gt;&lt;a href="action:finish"&gt;JOGAR AGORA&lt;/a&gt;&lt;/div&gt;]]&gt;</text:p>
          </table:table-cell>
          <table:table-cell table:style-name="ce236" office:value-type="string">
            <text:p>&lt;![CDATA[&lt;div&gt;Deine Lizenz ist gültig.&lt;br/&gt;&lt;br/&gt;&lt;a href="action:finish"&gt;JETZT SPIELEN&lt;/a&gt;&lt;/div&gt;]]&gt;</text:p>
          </table:table-cell>
          <table:table-cell table:style-name="ce121" office:value-type="string">
            <text:p>&lt;![CDATA[&lt;div&gt;Votre licence a été validée.&lt;br/&gt;&lt;br/&gt;&lt;a href="action:finish"&gt;JOUER&lt;/a&gt;&lt;/div&gt;]]&gt;</text:p>
          </table:table-cell>
          <table:table-cell table:style-name="ce152" office:value-type="string">
            <text:p>&lt;![CDATA[&lt;div&gt;La tua licenza è stata convalidata.&lt;br/&gt;&lt;br/&gt;&lt;a href="action:finish"&gt;GIOCA&lt;/a&gt;&lt;/div&gt;]]&gt;</text:p>
          </table:table-cell>
          <table:table-cell table:style-name="ce153" office:value-type="string">
            <text:p>&lt;![CDATA[&lt;div&gt;ライセンスは有効になりました。&lt;br/&gt;&lt;br/&gt;&lt;a href="action:finish"&gt;今すぐプレイ&lt;/a&gt;&lt;/div&gt;]]&gt;</text:p>
          </table:table-cell>
          <table:table-cell table:style-name="ce121" office:value-type="string">
            <text:p>&lt;![CDATA[&lt;div&gt;라이선스가 인증되었습니다.&lt;br/&gt;&lt;br/&gt;&lt;a href="action:finish"&gt;지금 플레이&lt;/a&gt;&lt;/div&gt;]]&gt;</text:p>
          </table:table-cell>
          <table:table-cell table:style-name="ce151" office:value-type="string">
            <text:p>&lt;![CDATA[&lt;div&gt;<text:span text:style-name="T22">你的许可证已</text:span><text:span text:style-name="T22">成功验</text:span><text:span text:style-name="T22">证。</text:span><text:span text:style-name="T18">&lt;br/&gt;&lt;br/&gt;</text:span><text:span text:style-name="T18">&lt;a </text:span><text:span text:style-name="T18">href="action:fin</text:span><text:span text:style-name="T18">ish"&gt;</text:span><text:span text:style-name="T22">立刻开始</text:span><text:span text:style-name="T22">游戏</text:span><text:span text:style-name="T18">&lt;/a&gt;&lt;/div&gt;]]&gt;</text:span></text:p>
          </table:table-cell>
          <table:table-cell table:style-name="ce245" office:value-type="string">
            <text:p>&lt;![CDATA[&lt;div&gt;已驗證您的授權。&lt;br/&gt;&lt;br/&gt;&lt;a href="action:finish"&gt;馬上玩遊戲&lt;/a&gt;&lt;/div&gt;]]&gt;</text:p>
          </table:table-cell>
          <table:table-cell table:style-name="ce158" office:value-type="string">
            <text:p>&lt;![CDATA[&lt;div&gt;Копия игры верна.&lt;br/&gt;&lt;br/&gt;&lt;a href="action:finish"&gt;ИГРАТЬ&lt;/a&gt;&lt;/div&gt;]]&gt;</text:p>
          </table:table-cell>
          <table:table-cell table:style-name="ce36" office:value-type="string">
            <text:p>&lt;![CDATA[&lt;div&gt;Licencja została potwierdzona.&lt;br/&gt;&lt;br/&gt;&lt;a href="action:finish"&gt;ZAGRAJ TERAZ&lt;/a&gt;&lt;/div&gt;]]&gt;</text:p>
          </table:table-cell>
          <table:table-cell table:style-name="ce36" table:number-columns-repeated="1009"/>
        </table:table-row>
        <table:table-row table:style-name="ro37">
          <table:table-cell table:style-name="ce36"/>
          <table:table-cell table:style-name="ce232" office:value-type="string">
            <text:p>drmlib_optusjg_message_noinet</text:p>
          </table:table-cell>
          <table:table-cell table:style-name="ce121" office:value-type="string">
            <text:p>&lt;![CDATA[&lt;div&gt;We cannot verify your license for this game. An Internet connection is required. Please &lt;a href="action:retry"&gt;TRY AGAIN&lt;/a&gt; or consult our &lt;a href="action:help"&gt;HELP&lt;/a&gt; page.&lt;/div&gt;]]&gt;</text:p>
          </table:table-cell>
          <table:table-cell table:style-name="ce121" office:value-type="string">
            <text:p>&lt;![CDATA[&lt;div&gt;No se puede validar la licencia del juego. Es necesaria una conexión a internet. &lt;a href="action:retry"&gt;VUELVE A INTENTARLO&lt;/a&gt; o consulta nuestra página de &lt;a href="action:help"&gt;AYUDA&lt;/a&gt;.&lt;/div&gt;]]&gt;</text:p>
          </table:table-cell>
          <table:table-cell table:style-name="ce121" office:value-type="string">
            <text:p>&lt;![CDATA[&lt;div&gt;Não pudemos verificar sua licença para este jogo. Uma conexão à internet é necessária. Favor &lt;a href="action:retry"&gt;TENTAR DE NOVO&lt;/a&gt; ou consultar nossa página de &lt;a href="action:help"&gt;AJUDA&lt;/a&gt;.&lt;/div&gt;]]&gt;</text:p>
          </table:table-cell>
          <table:table-cell table:style-name="ce151" office:value-type="string">
            <text:p>&lt;![CDATA[&lt;div&gt;Foi impossível verificar a tua licença deste jogo. É necessária uma ligação à Internet. Por favor &lt;a href="action:retry"&gt;TENTA NOVAMENTE&lt;/a&gt; ou consulta a nossa &lt;a href="action:help"&gt;página de&lt;/a&gt; AJUDA.&lt;/div&gt;]]&gt;</text:p>
          </table:table-cell>
          <table:table-cell table:style-name="ce236" office:value-type="string">
            <text:p>&lt;![CDATA[&lt;div&gt;Wir können deine Lizenz für dieses Spiel nicht verifizieren. Eine Internetverbindung ist dafür notwendig. Bitte &lt;a href="action:retry"&gt;VERSUCHE ES NOCH EINMAL&lt;/a&gt; oder wende dich an unsere &lt;a href="action:help"&gt;HILFE-&lt;/a&gt;Seite.&lt;/div&gt;]]&gt;</text:p>
          </table:table-cell>
          <table:table-cell table:style-name="ce121" office:value-type="string">
            <text:p>&lt;![CDATA[&lt;div&gt;Impossible de vérifier votre licence pour ce jeu. Une connexion Internet est requise. Veuillez &lt;a href="action:retry"&gt;RÉESSAYER&lt;/a&gt; ou consultez notre page d'&lt;a href="action:help"&gt;AIDE&lt;/a&gt;.&lt;/div&gt;]]&gt;</text:p>
          </table:table-cell>
          <table:table-cell table:style-name="ce152" office:value-type="string">
            <text:p>&lt;![CDATA[&lt;div&gt;Non è stato possibile verificare la licenza per questo gioco. È necessario collegarsi a internet. &lt;a href="action:retry"&gt;RIPROVA&lt;/a&gt; o visita la nostra pagina di&lt;a href="action:help"&gt;AIUTO&lt;/a&gt;.&lt;/div&gt;]]&gt;</text:p>
          </table:table-cell>
          <table:table-cell table:style-name="ce153" office:value-type="string">
            <text:p>&lt;![CDATA[&lt;div&gt;ライセンスを確認できませんでした。インターネット接続をお確かめの上&lt;a href="action:retry"&gt;再度お試しください。&lt;/a&gt;または弊社の&lt;a href="action:help"&gt;ヘルプ&lt;/a&gt;ページをご覧ください。&lt;/div&gt;]]&gt;</text:p>
          </table:table-cell>
          <table:table-cell table:style-name="ce121" office:value-type="string">
            <text:p>&lt;![CDATA[&lt;div&gt;이 게임에 대한 라이선스를 확인할 수 없습니다. 인터넷 연결이 필요합니다. &lt;a href="action:retry"&gt;다시 시도&lt;/a&gt;하거나 &lt;a href="action:help"&gt;도움말&lt;/a&gt; 페이지를 참고하세요.&lt;/div&gt;]]&gt;</text:p>
          </table:table-cell>
          <table:table-cell table:style-name="ce151" office:value-type="string">
            <text:p>&lt;![CDATA[&lt;div&gt;<text:span text:style-name="T22">我们无法验证</text:span><text:span text:style-name="T22">该游戏的许可</text:span><text:span text:style-name="T22">证。需要连接</text:span><text:span text:style-name="T22">到网络。请</text:span><text:span text:style-name="T18">&lt;a </text:span><text:span text:style-name="T18">href="action:re</text:span><text:span text:style-name="T18">try"&gt;</text:span><text:span text:style-name="T22">重试</text:span><text:span text:style-name="T18">&lt;/a&gt;</text:span><text:span text:style-name="T22">或查阅我们的</text:span><text:span text:style-name="T18">&lt;a </text:span><text:span text:style-name="T18">href="action:h</text:span><text:span text:style-name="T18">elp"&gt;</text:span><text:span text:style-name="T22">帮助</text:span><text:span text:style-name="T18">&lt;/a&gt;</text:span><text:span text:style-name="T22">页面</text:span><text:span text:style-name="T18">&lt;/div&gt;]]&gt;</text:span></text:p>
          </table:table-cell>
          <table:table-cell table:style-name="ce245" office:value-type="string">
            <text:p>&lt;![CDATA[&lt;div&gt;我們無法驗證您對此遊戲的授權。需要網際網路連線。請&lt;a href="action:retry"&gt;再試一次&lt;/a&gt;或參閱&lt;a href="action:help"&gt;說明&lt;/a&gt;頁面。&lt;/div&gt;]]&gt;</text:p>
          </table:table-cell>
          <table:table-cell table:style-name="ce158" office:value-type="string">
            <text:p>&lt;![CDATA[&lt;div&gt;Не удалось проверить копию игры.Требуется соединение с Интернет. Пожалуйста, &lt;a href="action:retry"&gt;ПОВТОРИТЕ ПРОВЕРКУ&lt;/a&gt; или ознакомьтесь с разделом &lt;a href="action:help"&gt;ПОМОЩЬ&lt;/a&gt; page.&lt;/div&gt;]]&gt;</text:p>
          </table:table-cell>
          <table:table-cell table:style-name="ce121" office:value-type="string">
            <text:p>&lt;![CDATA[&lt;div&gt;Nie udało się zweryfikować licencji na tę grę. Wymagane jest połączenie z internetem. &lt;a href="action:retry"&gt;SPRÓBUJ PONOWNIE&lt;/a&gt; lub skonsultuj się z naszą stroną &lt;a href="action:help"&gt;POMOCY&lt;/a&gt;.&lt;/div&gt;]]&gt;</text:p>
          </table:table-cell>
          <table:table-cell table:style-name="ce36" table:number-columns-repeated="1009"/>
        </table:table-row>
        <table:table-row table:style-name="ro10">
          <table:table-cell table:style-name="ce36"/>
          <table:table-cell table:style-name="ce232" office:value-type="string">
            <text:p>drmlib_optusjg_message_refused</text:p>
          </table:table-cell>
          <table:table-cell table:style-name="ce121" office:value-type="string">
            <text:p>&lt;![CDATA[&lt;div&gt;Your license for this game does not appear to be valid. Please read our &lt;a href="action:help"&gt;HELP&lt;/a&gt; section.&lt;/div&gt;]]&gt;</text:p>
          </table:table-cell>
          <table:table-cell table:style-name="ce121" office:value-type="string">
            <text:p>&lt;![CDATA[&lt;div&gt;Parece que la licencia de este juego no es válida. Por favor, echa un vistazo a nuestra sección de &lt;a href="action:help"&gt;AYUDA&lt;/a&gt;.&lt;/div&gt;]]&gt;</text:p>
          </table:table-cell>
          <table:table-cell table:style-name="ce121" office:value-type="string">
            <text:p>&lt;![CDATA[&lt;div&gt;Sua licença para este jogo não parece ser válida. Favor ler a seção de &lt;a href="action:help"&gt;AJUDA&lt;/a&gt;.&lt;/div&gt;]]&gt;</text:p>
          </table:table-cell>
          <table:table-cell table:style-name="ce151" office:value-type="string">
            <text:p>&lt;![CDATA[&lt;div&gt;A tua licença deste jogo aparenta ser inválida. Por favor lê a nossa &lt;a href="action:help"&gt;secção de&lt;/a&gt; AJUDA.&lt;/div&gt;]]&gt;</text:p>
          </table:table-cell>
          <table:table-cell table:style-name="ce236" office:value-type="string">
            <text:p>&lt;![CDATA[&lt;div&gt;Deine Lizenz für dieses Spiel scheint nicht gültig zu sein. Bitte lies unsere &lt;a href="action:help"&gt;HILFE-&lt;/a&gt;Rubrik.&lt;/div&gt;]]&gt;</text:p>
          </table:table-cell>
          <table:table-cell table:style-name="ce121" office:value-type="string">
            <text:p>&lt;![CDATA[&lt;div&gt;Votre licence pour ce jeu ne semble pas valide. Veuillez consulter notre section d'&lt;a href="action:help"&gt;AIDE&lt;/a&gt;.&lt;/div&gt;]]&gt;</text:p>
          </table:table-cell>
          <table:table-cell table:style-name="ce152" office:value-type="string">
            <text:p>&lt;![CDATA[&lt;div&gt;La tua licenza per questo gioco non è valida. Ti preghiamo di visitare la nostra pagina di &lt;a href="action:help"&gt;AIUTO&lt;/a&gt;.&lt;/div&gt;]]&gt;</text:p>
          </table:table-cell>
          <table:table-cell table:style-name="ce153" office:value-type="string">
            <text:p>&lt;![CDATA[&lt;div&gt;このゲームのライセンスは有効ではないようです。弊社の&lt;a href="action:help"&gt;ヘルプ&lt;/a&gt;セクションをご覧ください。&lt;/div&gt;]]&gt;</text:p>
          </table:table-cell>
          <table:table-cell table:style-name="ce121" office:value-type="string">
            <text:p>&lt;![CDATA[&lt;div&gt;이 게임에 대한 라이선스가 올바르지 않습니다. &lt;a href="action:help"&gt;도움말&lt;/a&gt; 항목을 읽어보시기 바랍니다.&lt;/div&gt;]]&gt;</text:p>
          </table:table-cell>
          <table:table-cell table:style-name="ce151" office:value-type="string">
            <text:p>&lt;![CDATA[&lt;div&gt;<text:span text:style-name="T22">该游戏许可证</text:span><text:span text:style-name="T22">无效。请阅读</text:span><text:span text:style-name="T22">我们的</text:span><text:span text:style-name="T18">&lt;a </text:span><text:span text:style-name="T18">href="action:h</text:span><text:span text:style-name="T18">elp"&gt;</text:span><text:span text:style-name="T22">帮助</text:span><text:span text:style-name="T18">&lt;/a&gt;</text:span><text:span text:style-name="T22">区。</text:span><text:span text:style-name="T18">&lt;/div&gt;]]&gt;</text:span></text:p>
          </table:table-cell>
          <table:table-cell table:style-name="ce245" office:value-type="string">
            <text:p>&lt;![CDATA[&lt;div&gt;您對此遊戲的授權似乎無效。請閱讀我們的&lt;a href="action:help"&gt;說明&lt;/a&gt;區段。&lt;/div&gt;]]&gt;</text:p>
          </table:table-cell>
          <table:table-cell table:style-name="ce158" office:value-type="string">
            <text:p>&lt;![CDATA[&lt;div&gt;Ваша копия игры недействительна. Ознакомьтесь с разделом &lt;a href="action:help"&gt;ПОМОЩЬ&lt;/a&gt;.&lt;/div&gt;]]&gt;</text:p>
          </table:table-cell>
          <table:table-cell table:style-name="ce121" office:value-type="string">
            <text:p>&lt;![CDATA[&lt;div&gt;Twoja licencja na tę grę nie jest prawidłowa. Skonsultuj się z naszą stroną &lt;a href="action:help"&gt;POMOCY&lt;/a&gt;.&lt;/div&gt;]]&gt;</text:p>
          </table:table-cell>
          <table:table-cell table:style-name="ce36" table:number-columns-repeated="1009"/>
        </table:table-row>
        <table:table-row table:style-name="ro38">
          <table:table-cell table:style-name="ce36"/>
          <table:table-cell table:style-name="ce232" office:value-type="string">
            <text:p>drmlib_optusjg_message_help</text:p>
          </table:table-cell>
          <table:table-cell table:style-name="ce121" office:value-type="string">
            <text:p>&lt;![CDATA[&lt;div&gt;&lt;b&gt;HELP&lt;/b&gt;&lt;br/&gt;&lt;br/&gt;To validate your game you must be connected to the Internet (Mobile Network (GPRS) or Wi-Fi).&lt;br/&gt;&lt;br/&gt;The license is for your phone only, you cannot install the game on another phone.&lt;br/&gt;&lt;br/&gt;If you have problems please consult our &lt;a href="action:cs"&gt;CUSTOMER SERVICE&lt;/a&gt;.]]&gt;</text:p>
          </table:table-cell>
          <table:table-cell table:style-name="ce121" office:value-type="string">
            <text:p>&lt;![CDATA[&lt;div&gt;&lt;b&gt;AYUDA&lt;/b&gt;&lt;br/&gt;&lt;br/&gt;Para validar el juego tienes que estar conectado a internet (red móvil (GPRS) o Wi-Fi).&lt;br/&gt;&lt;br/&gt;La licencia solo es válida para tu teléfono, no puedes instalar el juego en otro teléfono.&lt;br/&gt;&lt;br/&gt;Si tienes cualquier consulta, ponte en contacto con nuestro &lt;a href="action:cs"&gt;SERVICIO DE ATENCIÓN AL CLIENTE&lt;/a&gt;.]]&gt;</text:p>
          </table:table-cell>
          <table:table-cell table:style-name="ce121" office:value-type="string">
            <text:p>&lt;![CDATA[&lt;div&gt;&lt;b&gt;AJUDA&lt;/b&gt;&lt;br/&gt;&lt;br/&gt;Para validar seu jogo, é necessário estar conectado à internet (Rede móvel – GPRS – ou Wi-Fi).&lt;br/&gt;&lt;br/&gt;A licença é exclusiva para o seu telefone. O jogo não pode ser instalado em outro aparelho.&lt;br/&gt;&lt;br/&gt;Em caso de dificuldade, favor consultar nosso departamento de &lt;a href="action:cs"&gt;ATENDIMENTO AO CLIENTE&lt;/a&gt;.]]&gt;</text:p>
          </table:table-cell>
          <table:table-cell table:style-name="ce151" office:value-type="string">
            <text:p>&lt;![CDATA[&lt;div&gt;&lt;b&gt;AJUDA&lt;/b&gt;&lt;br/&gt;&lt;br/&gt;Para validar o teu jogo, deverás estar ligado à Internet (Rede Móvel (GPRS) ou Wi-Fi).&lt;br/&gt;&lt;br/&gt;A licença é apenas para o teu telefone, não poderás instalar o jogo noutro telefone.&lt;br/&gt;&lt;br/&gt;Se tiveres problemas, por favor consulta o nosso &lt;a href="action:cs"&gt;ATENDIMENTO AO CLIENTE&lt;/a&gt;.]]&gt;</text:p>
          </table:table-cell>
          <table:table-cell table:style-name="ce236" office:value-type="string">
            <text:p>&lt;![CDATA[&lt;div&gt;&lt;b&gt;HELP&lt;/b&gt;&lt;br/&gt;&lt;br/&gt;Um dein Spiel zu verifizieren, musst du mit dem Internet verbunden sein (Handy-Netz (GPRS) oder Wi-Fi).&lt;br/&gt;&lt;br/&gt;Die Lizenz ist nur für dein Handy gültig, du kannst das Spiel nicht auf einem anderen Telefon installieren.&lt;br/&gt;&lt;br/&gt;Bei Problemen wende dich bitte an unseren &lt;a href="action:cs"&gt;KUNDENSERVICE&lt;/a&gt;.]]&gt;</text:p>
          </table:table-cell>
          <table:table-cell table:style-name="ce121" office:value-type="string">
            <text:p>&lt;![CDATA[&lt;div&gt;&lt;b&gt;AIDE&lt;/b&gt;&lt;br/&gt;&lt;br/&gt;Pour valider votre jeu, vous devez vous connecter à Internet (réseau mobile (GPRS) ou Wi-Fi).&lt;br/&gt;&lt;br/&gt;La licence est valable pour votre téléphone uniquement. Vous ne pouvez pas installer le jeu sur un autre téléphone.&lt;br/&gt;&lt;br/&gt;En cas de problème, veuillez contacter notre &lt;a href="action:cs"&gt;SERVICE CLIENTS&lt;/a&gt;.]]&gt;</text:p>
          </table:table-cell>
          <table:table-cell table:style-name="ce152" office:value-type="string">
            <text:p>&lt;![CDATA[&lt;div&gt;&lt;b&gt;AIUTO&lt;/b&gt;&lt;br/&gt;&lt;br/&gt;Per convalidare il tuo gioco ti devi collegare a internet (rete per cellulari (GPRS) o Wi-Fi).&lt;br/&gt;&lt;br/&gt;La licenza è valida solo per il tuo telefono, non puoi installare il gioco su un altro dispositivo.&lt;br/&gt;&lt;br/&gt;Se riscontri dei problemi ti preghiamo di contattare il nostro &lt;a href="action:cs"&gt;SERVIZIO CLIENTI&lt;/a&gt;.]]&gt;</text:p>
          </table:table-cell>
          <table:table-cell table:style-name="ce153" office:value-type="string">
            <text:p>&lt;![CDATA[&lt;div&gt;&lt;b&gt;ヘルプ&lt;/b&gt;&lt;br/&gt;&lt;br/&gt;お客様のゲームを有効にするためにはインターネット接続（GPRSモバイルネットワークまたはWi-Fi）が必要です。&lt;br/&gt;&lt;br/&gt;このライセンスはお客様の携帯電話専用です。他の携帯電話にゲームをインストールすることはできません。&lt;br/&gt;&lt;br/&gt;万が一不具合が発生した場合は、弊社&lt;a href="action:cs"&gt;カスタマーサービス&lt;/a&gt;までお問い合わせください。]]&gt;</text:p>
          </table:table-cell>
          <table:table-cell table:style-name="ce121" office:value-type="string">
            <text:p>&lt;![CDATA[&lt;div&gt;&lt;b&gt;HELP&lt;/b&gt;&lt;br/&gt;&lt;br/&gt;게임을 인증하려면 모바일 네트워크(GPRS) 또는 Wi-Fi를 통해 인터넷에 연결해야 합니다.&lt;br/&gt;&lt;br/&gt;라이선스는 본인의 휴대폰에만 적용되며, 다른 휴대폰에 게임을 설치할 수는 없습비다.&lt;br/&gt;&lt;br/&gt;문제가 발생하면 &lt;a href="action:cs"&gt;고객 서비스&lt;/a&gt; 팀에 문의해주세요.]]&gt;</text:p>
          </table:table-cell>
          <table:table-cell table:style-name="ce151" office:value-type="string">
            <text:p>&lt;![CDATA[&lt;div&gt;&lt;b&gt;HELP&lt;/b&gt;&lt;br/&gt;&lt;br/&gt;<text:span text:style-name="T22">要验</text:span><text:span text:style-name="T22">证游戏，你必</text:span><text:span text:style-name="T22">须连接到网络</text:span><text:span text:style-name="T22">（手机网络</text:span><text:span text:style-name="T18">(GPRS)</text:span><text:span text:style-name="T22">或</text:span><text:span text:style-name="T18">WLAN</text:span><text:span text:style-name="T22">）。</text:span><text:span text:style-name="T18">&lt;br/</text:span><text:span text:style-name="T18">&gt;&lt;br/&gt;</text:span><text:span text:style-name="T22">许可证</text:span><text:span text:style-name="T22">仅在你的手机</text:span><text:span text:style-name="T22">上可用，你无</text:span><text:span text:style-name="T22">法安装到其他</text:span><text:span text:style-name="T22">手机</text:span><text:span text:style-name="T22">上。</text:span><text:span text:style-name="T18">&lt;br/&gt;&lt;br/&gt;</text:span><text:span text:style-name="T22">如有问题，请</text:span><text:span text:style-name="T22">查阅</text:span><text:span text:style-name="T18">&lt;a </text:span><text:span text:style-name="T18">href="action:cs</text:span><text:span text:style-name="T18">"&gt;</text:span><text:span text:style-name="T22">客户服务</text:span><text:span text:style-name="T18">&lt;/a&gt;</text:span><text:span text:style-name="T22">。</text:span><text:span text:style-name="T18">]]&gt;</text:span></text:p>
          </table:table-cell>
          <table:table-cell table:style-name="ce245" office:value-type="string">
            <text:p>&lt;![CDATA[&lt;div&gt;&lt;b&gt;說明&lt;/b&gt;&lt;br/&gt;&lt;br/&gt;若要驗證您的遊戲，您必須連線到網際網路 (行動網路 (GPRS) 或 Wi-Fi)。&lt;br/&gt;&lt;br/&gt;此授權僅適用於您的手機，您不可在另一支手機上安裝該遊戲。&lt;br/&gt;&lt;br/&gt;如果您有任何問題，請諮詢我們的&lt;a href="action:cs"&gt;客戶服務&lt;/a&gt;。]]&gt;</text:p>
          </table:table-cell>
          <table:table-cell table:style-name="ce158" office:value-type="string">
            <text:p>&lt;![CDATA[&lt;div&gt;&lt;b&gt;ПОМОЩЬ&lt;/b&gt;&lt;br/&gt;&lt;br/&gt;Чтобы проверить копию игры, необходимо подключение к Интернет (Мобильная сеть GPRS или Wi-Fi).&lt;br/&gt;&lt;br/&gt;Копия игры действительна только на вашем телефоне, установить ее на другое устройство нельзя.&lt;br/&gt;&lt;br/&gt;Для получения помощи свяжитесь с&lt;a href="action:cs"&gt;ОТДЕЛОМ ПОДДЕРЖКИ&lt;/a&gt;.]]&gt;</text:p>
          </table:table-cell>
          <table:table-cell table:style-name="ce121" office:value-type="string">
            <text:p>&lt;![CDATA[&lt;div&gt;&lt;b&gt;POMOC&lt;/b&gt;&lt;br/&gt;&lt;br/&gt;Aby potwierdzić licencję musisz posiadać połączenie z internetem (sieć mobilna (GPRS) lub Wi-Fi).&lt;br/&gt;&lt;br/&gt;Licencja przeznaczona jest tylko i wyłącznie na Twój telefon, nie możesz zainstalować gry na innym telefonie. &lt;br/&gt;&lt;br/&gt;Jeśli masz problemy, skonsultuj się z naszym działem &lt;a href="action:cs"&gt;OBSŁUGI KLIENTA&lt;/a&gt;.]]&gt;</text:p>
          </table:table-cell>
          <table:table-cell table:style-name="ce36" table:number-columns-repeated="1009"/>
        </table:table-row>
        <table:table-row table:style-name="ro20">
          <table:table-cell table:style-name="ce36"/>
          <table:table-cell table:style-name="ce232" office:value-type="string">
            <text:p>DOWNLOAD_FILES_NO_WIFI_QUESTION_OPTUS</text:p>
          </table:table-cell>
          <table:table-cell table:style-name="ce121" office:value-type="string">
            <text:p>You can choose between Wi-Fi and the Optus network to download this game. There are no data charges for downloading this game on the Optus network.</text:p>
          </table:table-cell>
          <table:table-cell table:style-name="ce121" office:value-type="string">
            <text:p>Puedes escoger entre Wi-Fi y la red Optus para descargar el juego. No habrá cargos adicionales por descargar el juego en la red Optus.</text:p>
          </table:table-cell>
          <table:table-cell table:style-name="ce121" office:value-type="string">
            <text:p>Você pode escolher entre Wi-Fi e a rede Optus para baixar este jogo. Não há cobrança de dados para o download deste jogo através da rede Optus.</text:p>
          </table:table-cell>
          <table:table-cell table:style-name="ce151" office:value-type="string">
            <text:p>Podes escolher entre o Wi-Fi e a rede Optus para transferir este jogo. Não serão cobradas taxas pela transferência de dados através da rede Optus.</text:p>
          </table:table-cell>
          <table:table-cell table:style-name="ce236" office:value-type="string">
            <text:p>Du kannst zwischen Wi-Fi und Optus-Netzwerk wählen, um dieses Spiel herunterzuladen. Beim Herunterladen dieses Spiels vom Optus-Netzwerk fallen keine Datentransfergebühren an.</text:p>
          </table:table-cell>
          <table:table-cell table:style-name="ce121" office:value-type="string">
            <text:p>Vous pouvez télécharger ce jeu en utilisant le Wi-Fi ou le réseau Optus. Aucun frais ne s'appliquera si vous téléchargez ce jeu sur le réseau Optus.</text:p>
          </table:table-cell>
          <table:table-cell table:style-name="ce152" office:value-type="string">
            <text:p>Puoi scegliere se usare il Wi-Fi o la rete Optus per scaricare questo gioco. Non ti verranno addebitate spese di trasferimento dati sulla rete Optus.</text:p>
          </table:table-cell>
          <table:table-cell table:style-name="ce153" office:value-type="string">
            <text:p>Wi-FiまたはOptusネットワークを使ってこのゲームをダウンロードすることができます。Optusネットワークをご利用の場合はデータ通信料金は発生しません。</text:p>
          </table:table-cell>
          <table:table-cell table:style-name="ce121" office:value-type="string">
            <text:p>Wi-Fi 및 Optus 네트워크 중 하나를 선택하여 이 게임을 다운로드할 수 있습니다. Optus 네트워크에서 게임을 다운로드할 때 데이터 비용이 발생하지 않습니다.</text:p>
          </table:table-cell>
          <table:table-cell table:style-name="ce245" office:value-type="string">
            <text:p>你可用选择<text:span text:style-name="T18">WLAN</text:span><text:span text:style-name="T22">或</text:span><text:span text:style-name="T18">Optus</text:span><text:span text:style-name="T22">网络下载该游</text:span><text:span text:style-name="T22">戏。使用</text:span><text:span text:style-name="T18">Optus</text:span><text:span text:style-name="T22">网络下载该游</text:span><text:span text:style-name="T22">戏将不会产生</text:span><text:span text:style-name="T22">数据费用。</text:span></text:p>
          </table:table-cell>
          <table:table-cell table:style-name="ce245" office:value-type="string">
            <text:p>您可以選擇使用 Wi-Fi 和 Optus 網路來下載此遊戲。在 Optus 網路下載此遊戲無需支付任何資料費用。</text:p>
          </table:table-cell>
          <table:table-cell table:style-name="ce158" office:value-type="string">
            <text:p>Вы можете загрузить игру через Wi-Fi или через сеть Optus. Загрузка через сеть Optus бесплатна.</text:p>
          </table:table-cell>
          <table:table-cell table:style-name="ce121" office:value-type="string">
            <text:p>Możesz wybrać pomiędzy siecią Wi-Fi, a siecią Optus, by pobrać tę grę. W przypadku pobierania gry przez sieć Optus nie zostaną pobrane opłaty za przesył danych.</text:p>
          </table:table-cell>
          <table:table-cell table:style-name="ce36" table:number-columns-repeated="1009"/>
        </table:table-row>
        <table:table-row table:style-name="ro2">
          <table:table-cell table:style-name="ce36"/>
          <table:table-cell table:style-name="ce232" office:value-type="string">
            <text:p>USE_OPTUS</text:p>
          </table:table-cell>
          <table:table-cell table:style-name="ce121" office:value-type="string">
            <text:p>Optus Network</text:p>
          </table:table-cell>
          <table:table-cell table:style-name="ce121" office:value-type="string">
            <text:p>Red Optus</text:p>
          </table:table-cell>
          <table:table-cell table:style-name="ce121" office:value-type="string">
            <text:p>Rede Optus</text:p>
          </table:table-cell>
          <table:table-cell table:style-name="ce151" office:value-type="string">
            <text:p>Rede Optus</text:p>
          </table:table-cell>
          <table:table-cell table:style-name="ce236" office:value-type="string">
            <text:p>Optus-Netzwerk</text:p>
          </table:table-cell>
          <table:table-cell table:style-name="ce121" office:value-type="string">
            <text:p>Réseau Optus</text:p>
          </table:table-cell>
          <table:table-cell table:style-name="ce152" office:value-type="string">
            <text:p>Rete Optus</text:p>
          </table:table-cell>
          <table:table-cell table:style-name="ce153" office:value-type="string">
            <text:p>Optusネットワーク</text:p>
          </table:table-cell>
          <table:table-cell table:style-name="ce121" office:value-type="string">
            <text:p>Optus 네트워크</text:p>
          </table:table-cell>
          <table:table-cell table:style-name="ce151" office:value-type="string">
            <text:p>Optus<text:span text:style-name="T22">网络</text:span></text:p>
          </table:table-cell>
          <table:table-cell table:style-name="ce245" office:value-type="string">
            <text:p>Optus 網路</text:p>
          </table:table-cell>
          <table:table-cell table:style-name="ce158" office:value-type="string">
            <text:p>Сеть Optus</text:p>
          </table:table-cell>
          <table:table-cell table:style-name="ce121" office:value-type="string">
            <text:p>Sieć Optus</text:p>
          </table:table-cell>
          <table:table-cell table:style-name="ce36" table:number-columns-repeated="1009"/>
        </table:table-row>
        <table:table-row table:style-name="ro1" table:number-rows-repeated="92">
          <table:table-cell table:style-name="ce36" table:number-columns-repeated="4"/>
          <table:table-cell table:style-name="ce43"/>
          <table:table-cell table:style-name="ce127"/>
          <table:table-cell/>
          <table:table-cell table:style-name="ce67"/>
          <table:table-cell/>
          <table:table-cell table:style-name="ce239"/>
          <table:table-cell table:style-name="ce244"/>
          <table:table-cell table:style-name="ce43"/>
          <table:table-cell table:style-name="ce127"/>
          <table:table-cell table:style-name="ce144"/>
          <table:table-cell table:style-name="ce36" table:number-columns-repeated="1010"/>
        </table:table-row>
        <table:table-row table:style-name="ro1" table:number-rows-repeated="65326">
          <table:table-cell table:style-name="ce33" table:number-columns-repeated="4"/>
          <table:table-cell table:style-name="ce43" table:number-columns-repeated="2"/>
          <table:table-cell/>
          <table:table-cell table:style-name="ce67"/>
          <table:table-cell/>
          <table:table-cell table:style-name="ce89"/>
          <table:table-cell table:style-name="ce139"/>
          <table:table-cell table:style-name="ce43" table:number-columns-repeated="2"/>
          <table:table-cell table:style-name="ce109"/>
          <table:table-cell table:style-name="ce33" table:number-columns-repeated="243"/>
          <table:table-cell table:style-name="ce36" table:number-columns-repeated="767"/>
        </table:table-row>
        <table:table-row table:style-name="ro1" table:number-rows-repeated="2">
          <table:table-cell table:style-name="ce36" table:number-columns-repeated="3"/>
          <table:table-cell table:style-name="ce33"/>
          <table:table-cell table:style-name="ce43" table:number-columns-repeated="2"/>
          <table:table-cell/>
          <table:table-cell table:style-name="ce67"/>
          <table:table-cell/>
          <table:table-cell table:style-name="ce89"/>
          <table:table-cell table:style-name="ce139"/>
          <table:table-cell table:style-name="ce43" table:number-columns-repeated="2"/>
          <table:table-cell table:style-name="ce144"/>
          <table:table-cell table:style-name="ce36" table:number-columns-repeated="1010"/>
        </table:table-row>
        <table:table-row table:style-name="ro1" table:number-rows-repeated="2">
          <table:table-cell table:style-name="ce36" table:number-columns-repeated="4"/>
          <table:table-cell table:style-name="ce43" table:number-columns-repeated="2"/>
          <table:table-cell/>
          <table:table-cell table:style-name="ce67"/>
          <table:table-cell/>
          <table:table-cell table:style-name="ce89"/>
          <table:table-cell table:style-name="ce139"/>
          <table:table-cell table:style-name="ce43"/>
          <table:table-cell table:style-name="ce127"/>
          <table:table-cell table:style-name="ce144"/>
          <table:table-cell table:style-name="ce36" table:number-columns-repeated="1010"/>
        </table:table-row>
        <table:table-row table:style-name="ro1" table:number-rows-repeated="50">
          <table:table-cell table:style-name="ce36" table:number-columns-repeated="4"/>
          <table:table-cell table:style-name="ce43"/>
          <table:table-cell table:style-name="ce127"/>
          <table:table-cell/>
          <table:table-cell table:style-name="ce67"/>
          <table:table-cell/>
          <table:table-cell table:style-name="ce89"/>
          <table:table-cell table:style-name="ce139"/>
          <table:table-cell table:style-name="ce43"/>
          <table:table-cell table:style-name="ce127"/>
          <table:table-cell table:style-name="ce144"/>
          <table:table-cell table:style-name="ce36" table:number-columns-repeated="1010"/>
        </table:table-row>
        <table:table-row table:style-name="ro1" table:number-rows-repeated="983039">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Arial11" svg:font-family="Arial1"/>
    <style:font-face style:name="Arial111" svg:font-family="Arial11"/>
    <style:font-face style:name="Arial21" svg:font-family="Arial2"/>
    <style:font-face style:name="Arial22" svg:font-family="Arial22"/>
    <style:font-face style:name="Bitstream Vera Serif2" svg:font-family="'Bitstream Vera Serif'"/>
    <style:font-face style:name="Calibri1" svg:font-family="Calibri"/>
    <style:font-face style:name="Czcionka tekstu podstawowego1" svg:font-family="'Czcionka tekstu podstawowego'"/>
    <style:font-face style:name="MS PGothic" svg:font-family="'MS PGothic'"/>
    <style:font-face style:name="SimSun" svg:font-family="SimSun"/>
    <style:font-face style:name="宋体" svg:font-family="宋体"/>
    <style:font-face style:name="돋움" svg:font-family="돋움"/>
    <style:font-face style:name="맑은 고딕" svg:font-family="'맑은 고딕'"/>
    <style:font-face style:name="ＭＳ Ｐゴシック" svg:font-family="'ＭＳ Ｐゴシック'"/>
    <style:font-face style:name="細明體" svg:font-family="細明體" style:font-family-generic="modern"/>
    <style:font-face style:name="Bitstream Vera Serif1" svg:font-family="'Bitstream Vera Serif'" style:font-family-generic="roman"/>
    <style:font-face style:name="Arial1" svg:font-family="Arial" style:font-family-generic="swiss"/>
    <style:font-face style:name="Calibri" svg:font-family="Calibri" style:font-family-generic="swiss"/>
    <style:font-face style:name="Calibri11" svg:font-family="Calibri1" style:font-family-generic="swiss"/>
    <style:font-face style:name="Cambria" svg:font-family="Cambria" style:font-family-generic="swiss"/>
    <style:font-face style:name="Czcionka tekstu podstawowego" svg:font-family="'Czcionka tekstu podstawowego'" style:font-family-generic="swiss"/>
    <style:font-face style:name="Bitstream Vera Serif" svg:font-family="'Bitstream Vera Serif'"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currency-style style:name="N144P0" style:volatile="true">
      <number:number number:decimal-places="2" number:min-integer-digits="1" number:grouping="true"/>
      <number:text> </number:text>
      <number:currency-symbol number:language="es" number:country="ES">€</number:currency-symbol>
    </number:currency-style>
    <number:currency-style style:name="N14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4P0"/>
    </number:currency-style>
    <number:currency-style style:name="N146P0" style:volatile="true">
      <number:number number:decimal-places="2" number:min-integer-digits="1" number:grouping="true"/>
      <number:text> </number:text>
      <number:currency-symbol number:language="de" number:country="DE">€</number:currency-symbol>
    </number:currency-style>
    <number:currency-style style:name="N14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46P0"/>
    </number:currency-style>
    <number:number-style style:name="N148P0" style:volatile="true">
      <number:number number:decimal-places="0" number:min-integer-digits="1" number:grouping="true"/>
      <number:text> €</number:text>
    </number:number-style>
    <number:number-style style:name="N148">
      <number:text>-</number:text>
      <number:number number:decimal-places="0" number:min-integer-digits="1" number:grouping="true"/>
      <number:text> €</number:text>
      <style:map style:condition="value()&gt;=0" style:apply-style-name="N148P0"/>
    </number:number-style>
    <number:number-style style:name="N149P0" style:volatile="true">
      <number:number number:decimal-places="0" number:min-integer-digits="1" number:grouping="true"/>
      <number:text> €</number:text>
    </number:number-style>
    <number:number-style style:name="N149">
      <style:text-properties fo:color="#ff0000"/>
      <number:text>-</number:text>
      <number:number number:decimal-places="0" number:min-integer-digits="1" number:grouping="true"/>
      <number:text> €</number:text>
      <style:map style:condition="value()&gt;=0" style:apply-style-name="N149P0"/>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 €</number:text>
      <style:map style:condition="value()&gt;=0" style:apply-style-name="N151P0"/>
    </number:number-style>
    <number:number-style style:name="N152P0" style:volatile="true">
      <number:number number:decimal-places="2" number:min-integer-digits="1" number:grouping="true"/>
      <number:text> €</number:text>
    </number:number-style>
    <number:number-style style:name="N152">
      <style:text-properties fo:color="#ff0000"/>
      <number:text>-</number:text>
      <number:number number:decimal-places="2" number:min-integer-digits="1" number:grouping="true"/>
      <number:text> €</number:text>
      <style:map style:condition="value()&gt;=0" style:apply-style-name="N152P0"/>
    </number:number-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number number:decimal-places="0" number:min-integer-digits="1" number:grouping="true"/>
      <number:text> € </number:text>
    </number:number-style>
    <number:number-style style:name="N160P1" style:volatile="true">
      <number:text>-</number:text>
      <number:number number:decimal-places="0" number:min-integer-digits="1" number:grouping="true"/>
      <number:text> € </number:text>
    </number:number-style>
    <number:number-style style:name="N160P2" style:volatile="true">
      <number:text> -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number:min-integer-digits="1" number:grouping="true"/>
      <number:text> € </number:text>
    </number:number-style>
    <number:number-style style:name="N168P1" style:volatile="true">
      <number:text>-</number:text>
      <number:number number:decimal-places="2" number:min-integer-digits="1" number:grouping="true"/>
      <number:text> € </number:text>
    </number:number-style>
    <number:number-style style:name="N168P2" style:volatile="true">
      <number:text> -</number:text>
      <number:number number:decimal-places="0" number:min-integer-digits="0"/>
      <number:text>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currency-style style:name="N170P0" style:volatile="true">
      <number:currency-symbol number:language="it" number:country="IT">€</number:currency-symbol>
      <number:text> </number:text>
      <number:number number:decimal-places="2" number:min-integer-digits="1" number:grouping="true"/>
    </number:currency-style>
    <number:currency-style style:name="N17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70P0"/>
    </number:currency-style>
    <number:number-style style:name="N172P0" style:volatile="true">
      <number:text>$</number:text>
      <number:number number:decimal-places="0" number:min-integer-digits="1" number:grouping="true"/>
    </number:number-style>
    <number:number-style style:name="N172">
      <number:text>-$</number:text>
      <number:number number:decimal-places="0" number:min-integer-digits="1" number:grouping="true"/>
      <style:map style:condition="value()&gt;=0" style:apply-style-name="N172P0"/>
    </number:number-style>
    <number:number-style style:name="N173P0" style:volatile="true">
      <number:text>$</number:text>
      <number:number number:decimal-places="0" number:min-integer-digits="1" number:grouping="true"/>
    </number:number-style>
    <number:number-style style:name="N173">
      <style:text-properties fo:color="#ff0000"/>
      <number:text>-$</number:text>
      <number:number number:decimal-places="0" number:min-integer-digits="1" number:grouping="true"/>
      <style:map style:condition="value()&gt;=0" style:apply-style-name="N173P0"/>
    </number:number-style>
    <number:number-style style:name="N175P0" style:volatile="true">
      <number:text>$</number:text>
      <number:number number:decimal-places="2" number:min-integer-digits="1" number:grouping="true"/>
    </number:number-style>
    <number:number-style style:name="N175">
      <number:text>-$</number:text>
      <number:number number:decimal-places="2" number:min-integer-digits="1" number:grouping="true"/>
      <style:map style:condition="value()&gt;=0" style:apply-style-name="N175P0"/>
    </number:number-style>
    <number:number-style style:name="N176P0" style:volatile="true">
      <number:text>$</number:text>
      <number:number number:decimal-places="2" number:min-integer-digits="1" number:grouping="true"/>
    </number:number-style>
    <number:number-style style:name="N176">
      <style:text-properties fo:color="#ff0000"/>
      <number:text>-$</number:text>
      <number:number number:decimal-places="2" number:min-integer-digits="1" number:grouping="true"/>
      <style:map style:condition="value()&gt;=0" style:apply-style-name="N176P0"/>
    </number:number-style>
    <number:number-style style:name="N177P0" style:volatile="true">
      <number:number number:decimal-places="0" number:min-integer-digits="1" number:grouping="true"/>
    </number:number-style>
    <number:number-style style:name="N177">
      <number:text>-</number:text>
      <number:number number:decimal-places="0" number:min-integer-digits="1" number:grouping="true"/>
      <style:map style:condition="value()&gt;=0" style:apply-style-name="N177P0"/>
    </number:number-style>
    <number:number-style style:name="N178P0" style:volatile="true">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number number:decimal-places="2" number:min-integer-digits="1" number:grouping="true"/>
    </number:number-style>
    <number:number-style style:name="N179">
      <number:text>-</number:text>
      <number:number number:decimal-places="2" number:min-integer-digits="1" number:grouping="true"/>
      <style:map style:condition="value()&gt;=0" style:apply-style-name="N179P0"/>
    </number:number-style>
    <number:number-style style:name="N180P0" style:volatile="true">
      <number:number number:decimal-places="2" number:min-integer-digits="1" number:grouping="true"/>
    </number:number-style>
    <number:number-style style:name="N180">
      <style:text-properties fo:color="#ff0000"/>
      <number:text>-</number:text>
      <number:number number:decimal-places="2" number:min-integer-digits="1" number:grouping="true"/>
      <style:map style:condition="value()&gt;=0" style:apply-style-name="N180P0"/>
    </number:number-style>
    <number:number-style style:name="N182P0" style:volatile="true">
      <number:number number:decimal-places="0" number:min-integer-digits="1" number:grouping="true"/>
      <number:text> </number:text>
    </number:number-style>
    <number:number-style style:name="N182P1" style:volatile="true">
      <number:text>-</number:text>
      <number:number number:decimal-places="0" number:min-integer-digits="1" number:grouping="true"/>
      <number:text> </number:text>
    </number:number-style>
    <number:number-style style:name="N182P2" style:volatile="true">
      <number:text>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0" number:min-integer-digits="1" number:grouping="true"/>
      <number:text> </number:text>
    </number:number-style>
    <number:number-style style:name="N184P1" style:volatile="true">
      <number:text>-$</number:text>
      <number:number number:decimal-places="0" number:min-integer-digits="1" number:grouping="true"/>
      <number:text> </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number number:decimal-places="2" number:min-integer-digits="1" number:grouping="true"/>
      <number:text> </number:text>
    </number:number-style>
    <number:number-style style:name="N186P1" style:volatile="true">
      <number:text>-</number:text>
      <number:number number:decimal-places="2" number:min-integer-digits="1" number:grouping="true"/>
      <number:text> </number:text>
    </number:number-style>
    <number:number-style style:name="N186P2" style:volatile="true">
      <number:text> -</number:text>
      <number:number number: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8P0" style:volatile="true">
      <number:text> $</number:text>
      <number:number number:decimal-places="2" number:min-integer-digits="1" number:grouping="true"/>
      <number:text> </number:text>
    </number:number-style>
    <number:number-style style:name="N188P1" style:volatile="true">
      <number:text>-$</number:text>
      <number:number number:decimal-places="2" number:min-integer-digits="1" number:grouping="true"/>
      <number:text> </number:text>
    </number:number-style>
    <number:number-style style:name="N188P2" style:volatile="true">
      <number:text> $-</number:text>
      <number:number number: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number:text>
      <number:number number:decimal-places="0" number:min-integer-digits="1" number:grouping="true"/>
    </number:number-style>
    <number:number-style style:name="N190">
      <number:text>-\</number:text>
      <number:number number:decimal-places="0" number:min-integer-digits="1" number:grouping="true"/>
      <style:map style:condition="value()&gt;=0" style:apply-style-name="N190P0"/>
    </number:number-style>
    <number:number-style style:name="N191P0" style:volatile="true">
      <number:text>\</number:text>
      <number:number number:decimal-places="0" number:min-integer-digits="1" number:grouping="true"/>
    </number:number-style>
    <number:number-style style:name="N191">
      <style:text-properties fo:color="#ff0000"/>
      <number:text>-\</number:text>
      <number:number number:decimal-places="0" number:min-integer-digits="1" number:grouping="true"/>
      <style:map style:condition="value()&gt;=0" style:apply-style-name="N191P0"/>
    </number:number-style>
    <number:number-style style:name="N193P0" style:volatile="true">
      <number:text>\</number:text>
      <number:number number:decimal-places="2" number:min-integer-digits="1" number:grouping="true"/>
    </number:number-style>
    <number:number-style style:name="N193">
      <number:text>-\</number:text>
      <number:number number:decimal-places="2" number:min-integer-digits="1" number:grouping="true"/>
      <style:map style:condition="value()&gt;=0" style:apply-style-name="N193P0"/>
    </number:number-style>
    <number:number-style style:name="N194P0" style:volatile="true">
      <number:text>\</number:text>
      <number:number number:decimal-places="2" number:min-integer-digits="1" number:grouping="true"/>
    </number:number-style>
    <number:number-style style:name="N194">
      <style:text-properties fo:color="#ff0000"/>
      <number:text>-\</number:text>
      <number:number number:decimal-places="2" number:min-integer-digits="1" number:grouping="true"/>
      <style:map style:condition="value()&gt;=0" style:apply-style-name="N194P0"/>
    </number:number-style>
    <number:number-style style:name="N198P0" style:volatile="true">
      <number:text> \</number:text>
      <number:number number:decimal-places="0" number:min-integer-digits="1" number:grouping="true"/>
      <number:text> </number:text>
    </number:number-style>
    <number:number-style style:name="N198P1" style:volatile="true">
      <number:text>-\</number:text>
      <number:number number:decimal-places="0" number:min-integer-digits="1" number:grouping="true"/>
      <number:text> </number:text>
    </number:number-style>
    <number:number-style style:name="N198P2" style:volatile="true">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number:text>
      <number:number number:decimal-places="2" number:min-integer-digits="1" number:grouping="true"/>
      <number:text> </number:text>
    </number:number-style>
    <number:number-style style:name="N202P1" style:volatile="true">
      <number:text>-\</number:text>
      <number:number number:decimal-places="2" number:min-integer-digits="1" number:grouping="true"/>
      <number:text> </number:text>
    </number:number-style>
    <number:number-style style:name="N202P2" style:volatile="true">
      <number:text> \-</number:text>
      <number:number number: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US$</number:text>
      <number:number number:decimal-places="0" number:min-integer-digits="1" number:grouping="true"/>
      <number:text> </number:text>
    </number:number-style>
    <number:number-style style:name="N204">
      <number:text>(US$</number:text>
      <number:number number:decimal-places="0" number:min-integer-digits="1" number:grouping="true"/>
      <number:text>)</number:text>
      <style:map style:condition="value()&gt;=0" style:apply-style-name="N204P0"/>
    </number:number-style>
    <number:number-style style:name="N205P0" style:volatile="true">
      <number:text>US$</number:text>
      <number:number number:decimal-places="0" number:min-integer-digits="1" number:grouping="true"/>
      <number:text> </number:text>
    </number:number-style>
    <number:number-style style:name="N205">
      <style:text-properties fo:color="#ff0000"/>
      <number:text>(US$</number:text>
      <number:number number:decimal-places="0" number:min-integer-digits="1" number:grouping="true"/>
      <number:text>)</number:text>
      <style:map style:condition="value()&gt;=0" style:apply-style-name="N205P0"/>
    </number:number-style>
    <number:number-style style:name="N207P0" style:volatile="true">
      <number:text>US$</number:text>
      <number:number number:decimal-places="2" number:min-integer-digits="1" number:grouping="true"/>
      <number:text> </number:text>
    </number:number-style>
    <number:number-style style:name="N207">
      <number:text>(US$</number:text>
      <number:number number:decimal-places="2" number:min-integer-digits="1" number:grouping="true"/>
      <number:text>)</number:text>
      <style:map style:condition="value()&gt;=0" style:apply-style-name="N207P0"/>
    </number:number-style>
    <number:number-style style:name="N208P0" style:volatile="true">
      <number:text>US$</number:text>
      <number:number number:decimal-places="2" number:min-integer-digits="1" number:grouping="true"/>
      <number:text> </number:text>
    </number:number-style>
    <number:number-style style:name="N208">
      <style:text-properties fo:color="#ff0000"/>
      <number:text>(US$</number:text>
      <number:number number:decimal-places="2" number:min-integer-digits="1" number:grouping="true"/>
      <number:text>)</number:text>
      <style:map style:condition="value()&gt;=0" style:apply-style-name="N208P0"/>
    </number:number-style>
    <number:number-style style:name="N210P0" style:volatile="true">
      <number:number number:decimal-places="0" number:min-integer-digits="1" number:grouping="true"/>
      <number:text> $ </number:text>
    </number:number-style>
    <number:number-style style:name="N210">
      <number:text>(</number:text>
      <number:number number:decimal-places="0" number:min-integer-digits="1" number:grouping="true"/>
      <number:text> $)</number:text>
      <style:map style:condition="value()&gt;=0" style:apply-style-name="N210P0"/>
    </number:number-style>
    <number:number-style style:name="N211P0" style:volatile="true">
      <number:number number:decimal-places="0" number:min-integer-digits="1" number:grouping="true"/>
      <number:text> $ </number:text>
    </number:number-style>
    <number:number-style style:name="N211">
      <style:text-properties fo:color="#ff0000"/>
      <number:text>(</number:text>
      <number:number number:decimal-places="0" number:min-integer-digits="1" number:grouping="true"/>
      <number:text> $)</number:text>
      <style:map style:condition="value()&gt;=0" style:apply-style-name="N211P0"/>
    </number:number-style>
    <number:number-style style:name="N213P0" style:volatile="true">
      <number:number number:decimal-places="2" number:min-integer-digits="1" number:grouping="true"/>
      <number:text> $ </number:text>
    </number:number-style>
    <number:number-style style:name="N213">
      <number:text>(</number:text>
      <number:number number:decimal-places="2" number:min-integer-digits="1" number:grouping="true"/>
      <number:text> $)</number:text>
      <style:map style:condition="value()&gt;=0" style:apply-style-name="N213P0"/>
    </number:number-style>
    <number:number-style style:name="N214P0" style:volatile="true">
      <number:number number:decimal-places="2" number:min-integer-digits="1" number:grouping="true"/>
      <number:text> $ </number:text>
    </number:number-style>
    <number:number-style style:name="N214">
      <style:text-properties fo:color="#ff0000"/>
      <number:text>(</number:text>
      <number:number number:decimal-places="2" number:min-integer-digits="1" number:grouping="true"/>
      <number:text> $)</number:text>
      <style:map style:condition="value()&gt;=0" style:apply-style-name="N214P0"/>
    </number:number-style>
    <number:number-style style:name="N218P0" style:volatile="true">
      <number:number number:decimal-places="0" number:min-integer-digits="1" number:grouping="true"/>
      <number:text>  $ </number:text>
    </number:number-style>
    <number:number-style style:name="N218P1" style:volatile="true">
      <number:text> (</number:text>
      <number:number number:decimal-places="0" number:min-integer-digits="1" number:grouping="true"/>
      <number:text>) $ </number:text>
    </number:number-style>
    <number:number-style style:name="N218P2" style:volatile="true">
      <number:text> -  $ </number:text>
    </number:number-style>
    <number:text-style style:name="N218">
      <number:text-content/>
      <number:text> </number:text>
      <style:map style:condition="value()&gt;0" style:apply-style-name="N218P0"/>
      <style:map style:condition="value()&lt;0" style:apply-style-name="N218P1"/>
      <style:map style:condition="value()=0" style:apply-style-name="N218P2"/>
    </number:text-style>
    <number:number-style style:name="N222P0" style:volatile="true">
      <number:number number:decimal-places="0" number:min-integer-digits="1" number:grouping="true"/>
      <number:text>     </number:text>
    </number:number-style>
    <number:number-style style:name="N222P1" style:volatile="true">
      <number:text> (</number:text>
      <number:number number:decimal-places="0" number:min-integer-digits="1" number:grouping="true"/>
      <number:text>)    </number:text>
    </number:number-style>
    <number:number-style style:name="N222P2" style:volatile="true">
      <number:text> -     </number:text>
    </number:number-style>
    <number:text-style style:name="N222">
      <number:text-content/>
      <number:text> </number:text>
      <style:map style:condition="value()&gt;0" style:apply-style-name="N222P0"/>
      <style:map style:condition="value()&lt;0" style:apply-style-name="N222P1"/>
      <style:map style:condition="value()=0" style:apply-style-name="N222P2"/>
    </number:text-style>
    <number:number-style style:name="N226P0" style:volatile="true">
      <number:number number:decimal-places="2" number:min-integer-digits="1" number:grouping="true"/>
      <number:text>  $ </number:text>
    </number:number-style>
    <number:number-style style:name="N226P1" style:volatile="true">
      <number:text> (</number:text>
      <number:number number:decimal-places="2" number:min-integer-digits="1" number:grouping="true"/>
      <number:text>) $ </number:text>
    </number:number-style>
    <number:number-style style:name="N226P2" style:volatile="true">
      <number:text> -</number:text>
      <number:number number:decimal-places="0" number:min-integer-digits="0"/>
      <number:text>  $ </number:text>
    </number:number-style>
    <number:text-style style:name="N226">
      <number:text-content/>
      <number:text> </number:text>
      <style:map style:condition="value()&gt;0" style:apply-style-name="N226P0"/>
      <style:map style:condition="value()&lt;0" style:apply-style-name="N226P1"/>
      <style:map style:condition="value()=0" style:apply-style-name="N226P2"/>
    </number:text-style>
    <number:number-style style:name="N230P0" style:volatile="true">
      <number:number number:decimal-places="2" number:min-integer-digits="1" number:grouping="true"/>
      <number:text>     </number:text>
    </number:number-style>
    <number:number-style style:name="N230P1" style:volatile="true">
      <number:text> (</number:text>
      <number:number number:decimal-places="2" number:min-integer-digits="1" number:grouping="true"/>
      <number:text>)    </number:text>
    </number:number-style>
    <number:number-style style:name="N230P2" style:volatile="true">
      <number:text> -</number:text>
      <number:number number:decimal-places="0" number:min-integer-digits="0"/>
      <number:text>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2P0" style:volatile="true">
      <number:text>￥</number:text>
      <number:number number:decimal-places="0" number:min-integer-digits="1" number:grouping="true"/>
    </number:number-style>
    <number:number-style style:name="N232">
      <number:text>￥-</number:text>
      <number:number number:decimal-places="0" number:min-integer-digits="1" number:grouping="true"/>
      <style:map style:condition="value()&gt;=0" style:apply-style-name="N232P0"/>
    </number:number-style>
    <number:number-style style:name="N233P0" style:volatile="true">
      <number:text>￥</number:text>
      <number:number number:decimal-places="0" number:min-integer-digits="1" number:grouping="true"/>
    </number:number-style>
    <number:number-style style:name="N233">
      <style:text-properties fo:color="#ff0000"/>
      <number:text>￥-</number:text>
      <number:number number:decimal-places="0" number:min-integer-digits="1" number:grouping="true"/>
      <style:map style:condition="value()&gt;=0" style:apply-style-name="N233P0"/>
    </number:number-style>
    <number:number-style style:name="N235P0" style:volatile="true">
      <number:text>￥</number:text>
      <number:number number:decimal-places="2" number:min-integer-digits="1" number:grouping="true"/>
    </number:number-style>
    <number:number-style style:name="N235">
      <number:text>￥-</number:text>
      <number:number number:decimal-places="2" number:min-integer-digits="1" number:grouping="true"/>
      <style:map style:condition="value()&gt;=0" style:apply-style-name="N235P0"/>
    </number:number-style>
    <number:number-style style:name="N236P0" style:volatile="true">
      <number:text>￥</number:text>
      <number:number number:decimal-places="2" number:min-integer-digits="1" number:grouping="true"/>
    </number:number-style>
    <number:number-style style:name="N236">
      <style:text-properties fo:color="#ff0000"/>
      <number:text>￥-</number:text>
      <number:number number:decimal-places="2" number:min-integer-digits="1" number:grouping="true"/>
      <style:map style:condition="value()&gt;=0" style:apply-style-name="N236P0"/>
    </number:number-style>
    <number:number-style style:name="N238P0" style:volatile="true">
      <number:number number:decimal-places="0" number:min-integer-digits="1" number:grouping="true"/>
      <number:text> </number:text>
    </number:number-style>
    <number:number-style style:name="N238P1" style:volatile="true">
      <number:text> -</number:text>
      <number:number number: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0" number:min-integer-digits="1" number:grouping="true"/>
      <number:text> </number:text>
    </number:number-style>
    <number:number-style style:name="N242P1" style:volatile="true">
      <number:text> ￥-</number:text>
      <number:number number:decimal-places="0"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4P0" style:volatile="true">
      <number:number number:decimal-places="2" number:min-integer-digits="1" number:grouping="true"/>
      <number:text> </number:text>
    </number:number-style>
    <number:number-style style:name="N244P1" style:volatile="true">
      <number:text> -</number:text>
      <number:number number:decimal-places="2" number:min-integer-digits="1" number:grouping="true"/>
      <number:text> </number:text>
    </number:number-style>
    <number:number-style style:name="N244P2" style:volatile="true">
      <number:text> -</number:text>
      <number:number number:decimal-places="0" number:min-integer-digits="0"/>
      <number:text>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8P0" style:volatile="true">
      <number:text> ￥</number:text>
      <number:number number:decimal-places="2" number:min-integer-digits="1" number:grouping="true"/>
      <number:text> </number:text>
    </number:number-style>
    <number:number-style style:name="N248P1" style:volatile="true">
      <number:text> ￥-</number:text>
      <number:number number:decimal-places="2" number:min-integer-digits="1" number:grouping="true"/>
      <number:text> </number:text>
    </number:number-style>
    <number:number-style style:name="N248P2" style:volatile="true">
      <number:text> ￥-</number:text>
      <number:number number:decimal-places="0" number:min-integer-digits="0"/>
      <number:text> </number:text>
    </number:number-style>
    <number:text-style style:name="N248">
      <number:text-content/>
      <number:text> </number:text>
      <style:map style:condition="value()&gt;0" style:apply-style-name="N248P0"/>
      <style:map style:condition="value()&lt;0" style:apply-style-name="N248P1"/>
      <style:map style:condition="value()=0" style:apply-style-name="N248P2"/>
    </number:text-style>
    <number:number-style style:name="N249P0" style:volatile="true">
      <number:number number:decimal-places="0" number:min-integer-digits="1" number:grouping="true"/>
      <number:text> $ </number:text>
    </number:number-style>
    <number:number-style style:name="N249">
      <number:number number:decimal-places="0" number:min-integer-digits="1" number:grouping="true"/>
      <number:text> $-</number:text>
      <style:map style:condition="value()&gt;=0" style:apply-style-name="N249P0"/>
    </number:number-style>
    <number:number-style style:name="N250P0" style:volatile="true">
      <number:number number:decimal-places="0" number:min-integer-digits="1" number:grouping="true"/>
      <number:text> $ </number:text>
    </number:number-style>
    <number:number-style style:name="N250">
      <style:text-properties fo:color="#ff0000"/>
      <number:number number:decimal-places="0" number:min-integer-digits="1" number:grouping="true"/>
      <number:text> $-</number:text>
      <style:map style:condition="value()&gt;=0" style:apply-style-name="N250P0"/>
    </number:number-style>
    <number:number-style style:name="N251P0" style:volatile="true">
      <number:number number:decimal-places="2" number:min-integer-digits="1" number:grouping="true"/>
      <number:text> $ </number:text>
    </number:number-style>
    <number:number-style style:name="N251">
      <number:number number:decimal-places="2" number:min-integer-digits="1" number:grouping="true"/>
      <number:text> $-</number:text>
      <style:map style:condition="value()&gt;=0" style:apply-style-name="N251P0"/>
    </number:number-style>
    <number:number-style style:name="N252P0" style:volatile="true">
      <number:number number:decimal-places="2" number:min-integer-digits="1" number:grouping="true"/>
      <number:text> $ </number:text>
    </number:number-style>
    <number:number-style style:name="N252">
      <style:text-properties fo:color="#ff0000"/>
      <number:number number:decimal-places="2" number:min-integer-digits="1" number:grouping="true"/>
      <number:text> $-</number:text>
      <style:map style:condition="value()&gt;=0" style:apply-style-name="N252P0"/>
    </number:number-style>
    <number:number-style style:name="N255P0" style:volatile="true">
      <number:number number:decimal-places="0" number:min-integer-digits="1" number:grouping="true"/>
      <number:text> $ </number:text>
    </number:number-style>
    <number:number-style style:name="N255P1" style:volatile="true">
      <number:number number:decimal-places="0" number:min-integer-digits="1" number:grouping="true"/>
      <number:text> $-</number:text>
    </number:number-style>
    <number:number-style style:name="N255P2" style:volatile="true">
      <number:text> - $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7P0" style:volatile="true">
      <number:number number:decimal-places="0" number:min-integer-digits="1" number:grouping="true"/>
      <number:text>    </number:text>
    </number:number-style>
    <number:number-style style:name="N257P1" style:volatile="true">
      <number:number number:decimal-places="0" number:min-integer-digits="1" number:grouping="true"/>
      <number:text>   -</number:text>
    </number:number-style>
    <number:number-style style:name="N257P2" style:volatile="true">
      <number:text> -    </number:text>
    </number:number-style>
    <number:text-style style:name="N257">
      <number:text-content/>
      <number:text> </number:text>
      <style:map style:condition="value()&gt;0" style:apply-style-name="N257P0"/>
      <style:map style:condition="value()&lt;0" style:apply-style-name="N257P1"/>
      <style:map style:condition="value()=0" style:apply-style-name="N257P2"/>
    </number:text-style>
    <number:number-style style:name="N260P0" style:volatile="true">
      <number:number number:decimal-places="2" number:min-integer-digits="1" number:grouping="true"/>
      <number:text> $ </number:text>
    </number:number-style>
    <number:number-style style:name="N260P1" style:volatile="true">
      <number:number number:decimal-places="2" number:min-integer-digits="1" number:grouping="true"/>
      <number:text> $-</number:text>
    </number:number-style>
    <number:number-style style:name="N260P2" style:volatile="true">
      <number:text> -</number:text>
      <number:number number:decimal-places="0" number:min-integer-digits="0"/>
      <number:text> $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2P0" style:volatile="true">
      <number:number number:decimal-places="2" number:min-integer-digits="1" number:grouping="true"/>
      <number:text>    </number:text>
    </number:number-style>
    <number:number-style style:name="N262P1" style:volatile="true">
      <number:number number:decimal-places="2" number:min-integer-digits="1" number:grouping="true"/>
      <number:text>   -</number:text>
    </number:number-style>
    <number:number-style style:name="N262P2" style:volatile="true">
      <number:text> -</number:text>
      <number:number number:decimal-places="0" number:min-integer-digits="0"/>
      <number:text>    </number:text>
    </number:number-style>
    <number:text-style style:name="N262">
      <number:text-content/>
      <number:text> </number:text>
      <style:map style:condition="value()&gt;0" style:apply-style-name="N262P0"/>
      <style:map style:condition="value()&lt;0" style:apply-style-name="N262P1"/>
      <style:map style:condition="value()=0" style:apply-style-name="N262P2"/>
    </number:text-style>
    <number:currency-style style:name="N264P0" style:volatile="true">
      <number:number number:decimal-places="2" number:min-integer-digits="1" number:grouping="true"/>
      <number:text> </number:text>
      <number:currency-symbol number:language="fr" number:country="CA">$</number:currency-symbol>
    </number:currency-style>
    <number:currency-style style:name="N264">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264P0"/>
    </number:currency-style>
    <number:currency-style style:name="N266P0" style:volatile="true">
      <number:currency-symbol number:language="ja" number:country="JP">￥</number:currency-symbol>
      <number:number number:decimal-places="0" number:min-integer-digits="1" number:grouping="true"/>
    </number:currency-style>
    <number:currency-style style:name="N266">
      <style:text-properties fo:color="#ff0000"/>
      <number:text>-</number:text>
      <number:currency-symbol number:language="ja" number:country="JP">￥</number:currency-symbol>
      <number:number number:decimal-places="0" number:min-integer-digits="1" number:grouping="true"/>
      <style:map style:condition="value()&gt;=0" style:apply-style-name="N266P0"/>
    </number:currency-style>
    <number:number-style style:name="N268P0" style:volatile="true">
      <number:text>Sim</number:text>
    </number:number-style>
    <number:number-style style:name="N268P1" style:volatile="true">
      <number:text>Sim</number:text>
    </number:number-style>
    <number:number-style style:name="N268">
      <number:text>Não</number:text>
      <style:map style:condition="value()&gt;0" style:apply-style-name="N268P0"/>
      <style:map style:condition="value()&lt;0" style:apply-style-name="N268P1"/>
    </number:number-style>
    <number:number-style style:name="N270P0" style:volatile="true">
      <number:text>Verdadeiro</number:text>
    </number:number-style>
    <number:number-style style:name="N270P1" style:volatile="true">
      <number:text>Verdadeiro</number:text>
    </number:number-style>
    <number:number-style style:name="N270">
      <number:text>Falso</number:text>
      <style:map style:condition="value()&gt;0" style:apply-style-name="N270P0"/>
      <style:map style:condition="value()&lt;0" style:apply-style-name="N270P1"/>
    </number:number-style>
    <number:number-style style:name="N272P0" style:volatile="true">
      <number:text>Activado</number:text>
    </number:number-style>
    <number:number-style style:name="N272P1" style:volatile="true">
      <number:text>Activado</number:text>
    </number:number-style>
    <number:number-style style:name="N272">
      <number:text>Desactivado</number:text>
      <style:map style:condition="value()&gt;0" style:apply-style-name="N272P0"/>
      <style:map style:condition="value()&lt;0" style:apply-style-name="N272P1"/>
    </number:number-style>
    <number:currency-style style:name="N274P0" style:volatile="true">
      <number:currency-symbol>€</number:currency-symbol>
      <number:text> </number:text>
      <number:number number:decimal-places="2" number:min-integer-digits="1" number:grouping="true"/>
      <number:text> </number:text>
    </number:currency-style>
    <number:currency-style style:name="N274">
      <style:text-properties fo:color="#ff0000"/>
      <number:text>(</number:text>
      <number:currency-symbol>€</number:currency-symbol>
      <number:text> </number:text>
      <number:number number:decimal-places="2" number:min-integer-digits="1" number:grouping="true"/>
      <number:text>)</number:text>
      <style:map style:condition="value()&gt;=0" style:apply-style-name="N274P0"/>
    </number:currency-style>
    <number:number-style style:name="N276P0" style:volatile="true">
      <number:text>Yes</number:text>
    </number:number-style>
    <number:number-style style:name="N276P1" style:volatile="true">
      <number:text>Yes</number:text>
    </number:number-style>
    <number:number-style style:name="N276">
      <number:text>No</number:text>
      <style:map style:condition="value()&gt;0" style:apply-style-name="N276P0"/>
      <style:map style:condition="value()&lt;0" style:apply-style-name="N276P1"/>
    </number:number-style>
    <number:number-style style:name="N278P0" style:volatile="true">
      <number:text>True</number:text>
    </number:number-style>
    <number:number-style style:name="N278P1" style:volatile="true">
      <number:text>True</number:text>
    </number:number-style>
    <number:number-style style:name="N278">
      <number:text>False</number:text>
      <style:map style:condition="value()&gt;0" style:apply-style-name="N278P0"/>
      <style:map style:condition="value()&lt;0" style:apply-style-name="N278P1"/>
    </number:number-style>
    <number:number-style style:name="N280P0" style:volatile="true">
      <number:text>On</number:text>
    </number:number-style>
    <number:number-style style:name="N280P1" style:volatile="true">
      <number:text>On</number:text>
    </number:number-style>
    <number:number-style style:name="N280">
      <number:text>Off</number:text>
      <style:map style:condition="value()&gt;0" style:apply-style-name="N280P0"/>
      <style:map style:condition="value()&lt;0" style:apply-style-name="N280P1"/>
    </number:number-style>
    <number:number-style style:name="N281P0" style:volatile="true">
      <number:number number:decimal-places="0" number:min-integer-digits="1" number:grouping="true"/>
      <number:text> </number:text>
    </number:number-style>
    <number:number-style style:name="N281">
      <number:text>(</number:text>
      <number:number number:decimal-places="0" number:min-integer-digits="1" number:grouping="true"/>
      <number:text>)</number:text>
      <style:map style:condition="value()&gt;=0" style:apply-style-name="N281P0"/>
    </number:number-style>
    <number:number-style style:name="N282P0" style:volatile="true">
      <number:number number:decimal-places="2" number:min-integer-digits="1" number:grouping="true"/>
      <number:text> </number:text>
    </number:number-style>
    <number:number-style style:name="N282">
      <number:text>(</number:text>
      <number:number number:decimal-places="2" number:min-integer-digits="1" number:grouping="true"/>
      <number:text>)</number:text>
      <style:map style:condition="value()&gt;=0" style:apply-style-name="N282P0"/>
    </number:number-style>
    <number:number-style style:name="N284P0" style:volatile="true">
      <number:number number:decimal-places="0" number:min-integer-digits="1" number:grouping="true"/>
      <number:text> zł</number:text>
    </number:number-style>
    <number:number-style style:name="N284">
      <number:text>-</number:text>
      <number:number number:decimal-places="0" number:min-integer-digits="1" number:grouping="true"/>
      <number:text> zł</number:text>
      <style:map style:condition="value()&gt;=0" style:apply-style-name="N284P0"/>
    </number:number-style>
    <number:number-style style:name="N285P0" style:volatile="true">
      <number:number number:decimal-places="0" number:min-integer-digits="1" number:grouping="true"/>
      <number:text> zł</number:text>
    </number:number-style>
    <number:number-style style:name="N285">
      <style:text-properties fo:color="#ff0000"/>
      <number:text>-</number:text>
      <number:number number:decimal-places="0" number:min-integer-digits="1" number:grouping="true"/>
      <number:text> zł</number:text>
      <style:map style:condition="value()&gt;=0" style:apply-style-name="N285P0"/>
    </number:number-style>
    <number:number-style style:name="N287P0" style:volatile="true">
      <number:number number:decimal-places="2" number:min-integer-digits="1" number:grouping="true"/>
      <number:text> zł</number:text>
    </number:number-style>
    <number:number-style style:name="N287">
      <number:text>-</number:text>
      <number:number number:decimal-places="2" number:min-integer-digits="1" number:grouping="true"/>
      <number:text> zł</number:text>
      <style:map style:condition="value()&gt;=0" style:apply-style-name="N287P0"/>
    </number:number-style>
    <number:number-style style:name="N288P0" style:volatile="true">
      <number:number number:decimal-places="2" number:min-integer-digits="1" number:grouping="true"/>
      <number:text> zł</number:text>
    </number:number-style>
    <number:number-style style:name="N288">
      <style:text-properties fo:color="#ff0000"/>
      <number:text>-</number:text>
      <number:number number:decimal-places="2" number:min-integer-digits="1" number:grouping="true"/>
      <number:text> zł</number:text>
      <style:map style:condition="value()&gt;=0" style:apply-style-name="N288P0"/>
    </number:number-style>
    <number:number-style style:name="N292P0" style:volatile="true">
      <number:number number:decimal-places="0" number:min-integer-digits="1" number:grouping="true"/>
      <number:text>      </number:text>
    </number:number-style>
    <number:number-style style:name="N292P1" style:volatile="true">
      <number:text>-</number:text>
      <number:number number: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6P0" style:volatile="true">
      <number:number number:decimal-places="0" number:min-integer-digits="1" number:grouping="true"/>
      <number:text> zł </number:text>
    </number:number-style>
    <number:number-style style:name="N296P1" style:volatile="true">
      <number:text>-</number:text>
      <number:number number:decimal-places="0" number:min-integer-digits="1" number:grouping="true"/>
      <number:text> zł </number:text>
    </number:number-style>
    <number:number-style style:name="N296P2" style:volatile="true">
      <number:text> - zł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number-style style:name="N300P0" style:volatile="true">
      <number:number number:decimal-places="2" number:min-integer-digits="1" number:grouping="true"/>
      <number:text>      </number:text>
    </number:number-style>
    <number:number-style style:name="N300P1" style:volatile="true">
      <number:text>-</number:text>
      <number:number number:decimal-places="2" number:min-integer-digits="1" number:grouping="true"/>
      <number:text>      </number:text>
    </number:number-style>
    <number:number-style style:name="N300P2" style:volatile="true">
      <number:text> -</number:text>
      <number:number number:decimal-places="0" number:min-integer-digits="0"/>
      <number:text>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number-style style:name="N304P0" style:volatile="true">
      <number:number number:decimal-places="2" number:min-integer-digits="1" number:grouping="true"/>
      <number:text> zł </number:text>
    </number:number-style>
    <number:number-style style:name="N304P1" style:volatile="true">
      <number:text>-</number:text>
      <number:number number:decimal-places="2" number:min-integer-digits="1" number:grouping="true"/>
      <number:text> zł </number:text>
    </number:number-style>
    <number:number-style style:name="N304P2" style:volatile="true">
      <number:text> -</number:text>
      <number:number number:decimal-places="0" number:min-integer-digits="0"/>
      <number:text> zł </number:text>
    </number:number-style>
    <number:text-style style:name="N304">
      <number:text-content/>
      <number:text> </number:text>
      <style:map style:condition="value()&gt;0" style:apply-style-name="N304P0"/>
      <style:map style:condition="value()&lt;0" style:apply-style-name="N304P1"/>
      <style:map style:condition="value()=0" style:apply-style-name="N304P2"/>
    </number:text-style>
    <number:time-style style:name="N305">
      <number:minutes number:style="long"/>
      <number:text>.</number:text>
      <number:seconds number:style="long"/>
    </number:time-style>
    <number:time-style style:name="N306" number:truncate-on-overflow="false">
      <number:hours/>
      <number:text>.</number:text>
      <number:minutes number:style="long"/>
      <number:text>.</number:text>
      <number:seconds number:style="long"/>
    </number:time-style>
    <number:time-style style:name="N307">
      <number:minutes number:style="long"/>
      <number:text>.</number:text>
      <number:seconds number:style="long" number:decimal-places="1"/>
    </number:tim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de" number:country="DE">
      <number:day number:style="long"/>
      <number:text>. </number:text>
      <number:month number:textual="true"/>
      <number:text> </number:text>
      <number:year/>
    </number:date-style>
    <number:date-style style:name="N10107" number:language="de" number:country="DE">
      <number:day number:style="long"/>
      <number:text>. </number:text>
      <number:month number:textual="true"/>
    </number:date-style>
    <number:date-style style:name="N10108" number:language="de" number:country="DE">
      <number:month number:textual="true"/>
      <number:text> </number:text>
      <number:year/>
    </number:date-style>
    <number:time-style style:name="N10109" number:language="de" number:country="DE">
      <number:hours/>
      <number:text>:</number:text>
      <number:minutes number:style="long"/>
      <number:text> </number:text>
      <number:am-pm/>
    </number:time-style>
    <number:time-style style:name="N10110" number:language="de" number:country="DE">
      <number:hours/>
      <number:text>:</number:text>
      <number:minutes number:style="long"/>
      <number:text>:</number:text>
      <number:seconds number:style="long"/>
      <number:text> </number:text>
      <number:am-pm/>
    </number:time-style>
    <number:date-style style:name="N10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de" number:country="DE">
      <number:number number:decimal-places="0" number:min-integer-digits="1" number:grouping="true"/>
      <number:text>   </number:text>
    </number:number-style>
    <number:number-style style:name="N10113" number:language="de" number:country="DE">
      <number:text>-</number:text>
      <number:number number: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integer-digits="1" number:grouping="true"/>
      <number:text>   </number:text>
    </number:number-style>
    <number:number-style style:name="N10114" number:language="de" number:country="DE">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integer-digits="1" number:grouping="true"/>
      <number:text>   </number:text>
    </number:number-style>
    <number:number-style style:name="N10116" number:language="de" number:country="DE">
      <number:text>-</number:text>
      <number:number number: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integer-digits="1" number:grouping="true"/>
      <number:text>   </number:text>
    </number:number-style>
    <number:number-style style:name="N10117" number:language="de" number:country="DE">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integer-digits="1" number:grouping="true"/>
      <number:text> €</number:text>
    </number:number-style>
    <number:number-style style:name="N10119" number:language="de" number:country="DE">
      <number:text>-</number:text>
      <number:number number: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integer-digits="1" number:grouping="true"/>
      <number:text> €</number:text>
    </number:number-style>
    <number:number-style style:name="N10120" number:language="de" number:country="DE">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integer-digits="1" number:grouping="true"/>
      <number:text> €</number:text>
    </number:number-style>
    <number:number-style style:name="N10122" number:language="de" number:country="DE">
      <number:text>-</number:text>
      <number:number number: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integer-digits="1" number:grouping="true"/>
      <number:text> €</number:text>
    </number:number-style>
    <number:number-style style:name="N10123" number:language="de" number:country="DE">
      <style:text-properties fo:color="#ff0000"/>
      <number:text>-</number:text>
      <number:number number:decimal-places="2" number:min-integer-digits="1" number:grouping="true"/>
      <number:text> €</number:text>
      <style:map style:condition="value()&gt;=0" style:apply-style-name="N10123P0"/>
    </number:number-style>
    <number:date-style style:name="N15106" number:language="fr" number:country="CA">
      <number:day number:style="long"/>
      <number:text>-</number:text>
      <number:month number:textual="true"/>
      <number:text>-</number:text>
      <number:year/>
    </number:date-style>
    <number:date-style style:name="N15107" number:language="fr" number:country="CA">
      <number:day number:style="long"/>
      <number:text>-</number:text>
      <number:month number:textual="true"/>
    </number:date-style>
    <number:date-style style:name="N15108" number:language="fr" number:country="CA">
      <number:month number:textual="true"/>
      <number:text>-</number:text>
      <number:year/>
    </number:date-style>
    <number:time-style style:name="N15109" number:language="fr" number:country="CA">
      <number:hours/>
      <number:text>:</number:text>
      <number:minutes number:style="long"/>
      <number:text> </number:text>
      <number:am-pm/>
    </number:time-style>
    <number:time-style style:name="N15110" number:language="fr" number:country="CA">
      <number:hours/>
      <number:text>:</number:text>
      <number:minutes number:style="long"/>
      <number:text>:</number:text>
      <number:seconds number:style="long"/>
      <number:text> </number:text>
      <number:am-pm/>
    </number:time-style>
    <number:number-style style:name="N15112P0" style:volatile="true" number:language="fr" number:country="CA">
      <number:number number:decimal-places="0" number:min-integer-digits="1" number:grouping="true"/>
      <number:text>    </number:text>
    </number:number-style>
    <number:number-style style:name="N15112" number:language="fr" number:country="CA">
      <number:number number:decimal-places="0" number:min-integer-digits="1" number:grouping="true"/>
      <number:text>   -</number:text>
      <style:map style:condition="value()&gt;=0" style:apply-style-name="N15112P0"/>
    </number:number-style>
    <number:number-style style:name="N15113P0" style:volatile="true" number:language="fr" number:country="CA">
      <number:number number:decimal-places="0" number:min-integer-digits="1" number:grouping="true"/>
      <number:text>    </number:text>
    </number:number-style>
    <number:number-style style:name="N15113" number:language="fr" number:country="CA">
      <style:text-properties fo:color="#ff0000"/>
      <number:number number:decimal-places="0" number:min-integer-digits="1" number:grouping="true"/>
      <number:text>   -</number:text>
      <style:map style:condition="value()&gt;=0" style:apply-style-name="N15113P0"/>
    </number:number-style>
    <number:number-style style:name="N15115P0" style:volatile="true" number:language="fr" number:country="CA">
      <number:number number:decimal-places="2" number:min-integer-digits="1" number:grouping="true"/>
      <number:text>    </number:text>
    </number:number-style>
    <number:number-style style:name="N15115" number:language="fr" number:country="CA">
      <number:number number:decimal-places="2" number:min-integer-digits="1" number:grouping="true"/>
      <number:text>   -</number:text>
      <style:map style:condition="value()&gt;=0" style:apply-style-name="N15115P0"/>
    </number:number-style>
    <number:number-style style:name="N15116P0" style:volatile="true" number:language="fr" number:country="CA">
      <number:number number:decimal-places="2" number:min-integer-digits="1" number:grouping="true"/>
      <number:text>    </number:text>
    </number:number-style>
    <number:number-style style:name="N15116" number:language="fr" number:country="CA">
      <style:text-properties fo:color="#ff0000"/>
      <number:number number:decimal-places="2" number:min-integer-digits="1" number:grouping="true"/>
      <number:text>   -</number:text>
      <style:map style:condition="value()&gt;=0" style:apply-style-name="N15116P0"/>
    </number:number-style>
    <number:currency-style style:name="N15118P0" style:volatile="true" number:language="fr" number:country="CA">
      <number:number number:decimal-places="0" number:min-integer-digits="1" number:grouping="true"/>
      <number:text> </number:text>
      <number:currency-symbol/>
      <number:text> </number:text>
    </number:currency-style>
    <number:currency-style style:name="N15118" number:language="fr" number:country="CA">
      <number:number number:decimal-places="0" number:min-integer-digits="1" number:grouping="true"/>
      <number:text> </number:text>
      <number:currency-symbol/>
      <number:text>-</number:text>
      <style:map style:condition="value()&gt;=0" style:apply-style-name="N15118P0"/>
    </number:currency-style>
    <number:currency-style style:name="N15119P0" style:volatile="true" number:language="fr" number:country="CA">
      <number:number number:decimal-places="0" number:min-integer-digits="1" number:grouping="true"/>
      <number:text> </number:text>
      <number:currency-symbol/>
      <number:text> </number:text>
    </number:currency-style>
    <number:currency-style style:name="N15119" number:language="fr" number:country="CA">
      <style:text-properties fo:color="#ff0000"/>
      <number:number number:decimal-places="0" number:min-integer-digits="1" number:grouping="true"/>
      <number:text> </number:text>
      <number:currency-symbol/>
      <number:text>-</number:text>
      <style:map style:condition="value()&gt;=0" style:apply-style-name="N15119P0"/>
    </number:currency-style>
    <number:currency-style style:name="N15121P0" style:volatile="true" number:language="fr" number:country="CA">
      <number:number number:decimal-places="2" number:min-integer-digits="1" number:grouping="true"/>
      <number:text> </number:text>
      <number:currency-symbol/>
      <number:text> </number:text>
    </number:currency-style>
    <number:currency-style style:name="N15121" number:language="fr" number:country="CA">
      <number:number number:decimal-places="2" number:min-integer-digits="1" number:grouping="true"/>
      <number:text> </number:text>
      <number:currency-symbol/>
      <number:text>-</number:text>
      <style:map style:condition="value()&gt;=0" style:apply-style-name="N15121P0"/>
    </number:currency-style>
    <number:currency-style style:name="N15122P0" style:volatile="true" number:language="fr" number:country="CA">
      <number:number number:decimal-places="2" number:min-integer-digits="1" number:grouping="true"/>
      <number:text> </number:text>
      <number:currency-symbol/>
      <number:text> </number:text>
    </number:currency-style>
    <number:currency-style style:name="N15122" number:language="fr" number:country="CA">
      <style:text-properties fo:color="#ff0000"/>
      <number:number number:decimal-places="2" number:min-integer-digits="1" number:grouping="true"/>
      <number:text> </number:text>
      <number:currency-symbol/>
      <number:text>-</number:text>
      <style:map style:condition="value()&gt;=0" style:apply-style-name="N15122P0"/>
    </number:currency-style>
    <number:date-style style:name="N20103" number:language="it" number:country="IT">
      <number:day number:style="long"/>
      <number:text>-</number:text>
      <number:month number:textual="true"/>
      <number:text>-</number:text>
      <number:year/>
    </number:date-style>
    <number:date-style style:name="N20104" number:language="it" number:country="IT">
      <number:day number:style="long"/>
      <number:text>-</number:text>
      <number:month number:textual="true"/>
    </number:date-style>
    <number:date-style style:name="N20105" number:language="it" number:country="IT">
      <number:month number:textual="true"/>
      <number:text>-</number:text>
      <number:year/>
    </number:date-style>
    <number:time-style style:name="N20106" number:language="it" number:country="IT">
      <number:hours/>
      <number:text>.</number:text>
      <number:minutes number:style="long"/>
      <number:text> </number:text>
      <number:am-pm/>
    </number:time-style>
    <number:time-style style:name="N20107" number:language="it" number:country="IT">
      <number:hours/>
      <number:text>.</number:text>
      <number:minutes number:style="long"/>
      <number:text>.</number:text>
      <number:seconds number:style="long"/>
      <number:text> </number:text>
      <number:am-pm/>
    </number:time-style>
    <number:time-style style:name="N20108" number:language="it" number:country="IT">
      <number:hours/>
      <number:text>.</number:text>
      <number:minutes number:style="long"/>
    </number:time-style>
    <number:time-style style:name="N20109" number:language="it" number:country="IT">
      <number:hours/>
      <number:text>.</number:text>
      <number:minutes number:style="long"/>
      <number:text>.</number:text>
      <number:seconds number:style="long"/>
    </number:time-style>
    <number:date-style style:name="N20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20112P0" style:volatile="true" number:language="it" number:country="IT">
      <number:text>€ </number:text>
      <number:number number:decimal-places="0" number:min-integer-digits="1" number:grouping="true"/>
    </number:number-style>
    <number:number-style style:name="N20112" number:language="it" number:country="IT">
      <number:text>-€ </number:text>
      <number:number number:decimal-places="0" number:min-integer-digits="1" number:grouping="true"/>
      <style:map style:condition="value()&gt;=0" style:apply-style-name="N20112P0"/>
    </number:number-style>
    <number:number-style style:name="N20113P0" style:volatile="true" number:language="it" number:country="IT">
      <number:text>€ </number:text>
      <number:number number:decimal-places="0" number:min-integer-digits="1" number:grouping="true"/>
    </number:number-style>
    <number:number-style style:name="N20113" number:language="it" number:country="IT">
      <style:text-properties fo:color="#ff0000"/>
      <number:text>-€ </number:text>
      <number:number number:decimal-places="0" number:min-integer-digits="1" number:grouping="true"/>
      <style:map style:condition="value()&gt;=0" style:apply-style-name="N20113P0"/>
    </number:number-style>
    <number:number-style style:name="N20115P0" style:volatile="true" number:language="it" number:country="IT">
      <number:text>€ </number:text>
      <number:number number:decimal-places="2" number:min-integer-digits="1" number:grouping="true"/>
    </number:number-style>
    <number:number-style style:name="N20115" number:language="it" number:country="IT">
      <number:text>-€ </number:text>
      <number:number number:decimal-places="2" number:min-integer-digits="1" number:grouping="true"/>
      <style:map style:condition="value()&gt;=0" style:apply-style-name="N20115P0"/>
    </number:number-style>
    <number:number-style style:name="N20116P0" style:volatile="true" number:language="it" number:country="IT">
      <number:text>€ </number:text>
      <number:number number:decimal-places="2" number:min-integer-digits="1" number:grouping="true"/>
    </number:number-style>
    <number:number-style style:name="N20116" number:language="it" number:country="IT">
      <style:text-properties fo:color="#ff0000"/>
      <number:text>-€ </number:text>
      <number:number number:decimal-places="2" number:min-integer-digits="1" number:grouping="true"/>
      <style:map style:condition="value()&gt;=0" style:apply-style-name="N20116P0"/>
    </number:number-style>
    <number:date-style style:name="N25106" number:language="en" number:country="CA">
      <number:day number:style="long"/>
      <number:text>-</number:text>
      <number:month number:textual="true"/>
      <number:text>-</number:text>
      <number:year/>
    </number:date-style>
    <number:date-style style:name="N25107" number:language="en" number:country="CA">
      <number:day number:style="long"/>
      <number:text>-</number:text>
      <number:month number:textual="true"/>
    </number:date-style>
    <number:date-style style:name="N25108" number:language="en" number:country="CA">
      <number:month number:textual="true"/>
      <number:text>-</number:text>
      <number:year/>
    </number:date-style>
    <number:time-style style:name="N25109" number:language="en" number:country="CA">
      <number:hours/>
      <number:text>:</number:text>
      <number:minutes number:style="long"/>
      <number:text> </number:text>
      <number:am-pm/>
    </number:time-style>
    <number:time-style style:name="N25110" number:language="en" number:country="CA">
      <number:hours/>
      <number:text>:</number:text>
      <number:minutes number:style="long"/>
      <number:text>:</number:text>
      <number:seconds number:style="long"/>
      <number:text> </number:text>
      <number:am-pm/>
    </number:time-style>
    <number:time-style style:name="N25111" number:language="en" number:country="CA">
      <number:hours/>
      <number:text>:</number:text>
      <number:minutes number:style="long"/>
    </number:time-style>
    <number:time-style style:name="N25112" number:language="en" number:country="CA">
      <number:hours/>
      <number:text>:</number:text>
      <number:minutes number:style="long"/>
      <number:text>:</number:text>
      <number:seconds number:style="long"/>
    </number:time-style>
    <number:date-style style:name="N25113"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25114" number:language="en" number:country="CA">
      <number:day number:style="long"/>
      <number:text>-</number:text>
      <number:month number:style="long"/>
      <number:text>-</number:text>
      <number:year number:style="long"/>
      <number:text> </number:text>
      <number:hours/>
      <number:text>:</number:text>
      <number:minutes number:style="long"/>
    </number:date-style>
    <style:style style:name="Default" style:family="table-cell" style:data-style-name="N104">
      <style:table-cell-properties fo:padding="0.028in" style:rotation-align="none"/>
      <style:text-properties fo:color="#000000" style:font-name="Czcionka tekstu podstawowego" fo:font-size="11pt" style:font-name-asian="Czcionka tekstu podstawowego" style:font-size-asian="11pt" style:font-name-complex="Czcionka tekstu podstawowego"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40_25__20_-_20_Accent3_20_1" style:display-name="Excel_BuiltIn_40% - Accent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40_25__20_-_20_Accent4_20_1" style:display-name="Excel_BuiltIn_40% - Accent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Accent3_20_1" style:display-name="Excel_BuiltIn_Accent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Check_20_Cell_20_1" style:display-name="Excel_BuiltIn_Check Cell 1"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5f_BuiltIn_5f_40_25__20_-_20_Accent3_20_1_20_1" style:display-name="Excel_BuiltIn_40% - Accent3 1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_20_1_20_1" style:display-name="Excel_BuiltIn_40% - Accent4 1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_20_1_20_1" style:display-name="Excel_BuiltIn_Accent3 1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heck_20_Cell_20_1_20_1" style:display-name="Excel_BuiltIn_Check Cell 1 1"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40_25__20_-_20_Accent3_20_1_20_2" style:display-name="Excel_BuiltIn_40% - Accent3 1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_20_1_20_2" style:display-name="Excel_BuiltIn_40% - Accent4 1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_20_1_20_2" style:display-name="Excel_BuiltIn_Accent3 1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heck_20_Cell_20_1_20_2" style:display-name="Excel_BuiltIn_Check Cell 1 2"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40_25__20_-_20_Accent3_20_1_20_3" style:display-name="Excel_BuiltIn_40% - Accent3 1 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_20_1_20_3" style:display-name="Excel_BuiltIn_40% - Accent4 1 3"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_20_1_20_3" style:display-name="Excel_BuiltIn_Accent3 1 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heck_20_Cell_20_1_20_3" style:display-name="Excel_BuiltIn_Check Cell 1 3"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40_25__20_-_20_Accent3_20_1_20_4" style:display-name="Excel_BuiltIn_40% - Accent3 1 4"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_20_1_20_4" style:display-name="Excel_BuiltIn_40% - Accent4 1 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_20_1_20_4" style:display-name="Excel_BuiltIn_Accent3 1 4"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heck_20_Cell_20_1_20_4" style:display-name="Excel_BuiltIn_Check Cell 1 4"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40_25__20_-_20_Accent3_20_1_20_5" style:display-name="Excel_BuiltIn_40% - Accent3 1 5"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_20_1_20_5" style:display-name="Excel_BuiltIn_40% - Accent4 1 5"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_20_1_20_5" style:display-name="Excel_BuiltIn_Accent3 1 5"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heck_20_Cell_20_1_20_5" style:display-name="Excel_BuiltIn_Check Cell 1 5"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40_25__20_-_20_Accent3_20_1_20_6" style:display-name="Excel_BuiltIn_40% - Accent3 1 6"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_20_1_20_6" style:display-name="Excel_BuiltIn_40% - Accent4 1 6"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_20_1_20_6" style:display-name="Excel_BuiltIn_Accent3 1 6"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heck_20_Cell_20_1_20_6" style:display-name="Excel_BuiltIn_Check Cell 1 6"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Standard_5f_Sheet1" style:display-name="Standard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3_20_1_20_7" style:display-name="Excel_BuiltIn_40% - Accent3 1 7"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_20_1_20_7" style:display-name="Excel_BuiltIn_40% - Accent4 1 7"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_20_1_20_7" style:display-name="Excel_BuiltIn_Accent3 1 7"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heck_20_Cell_20_1_20_7" style:display-name="Excel_BuiltIn_Check Cell 1 7"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Standard_5f_Sheet1_20_1" style:display-name="Standard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 style:display-name="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40_25__20_-_20_Accent3_20_1_20_8" style:display-name="Excel_BuiltIn_40% - Accent3 1 8" style:family="table-cell" style:parent-style-name="Default" style:data-style-name="N104">
      <style:table-cell-properties style:glyph-orientation-vertical="0" fo:background-color="#00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_20_1_20_8" style:display-name="Excel_BuiltIn_40% - Accent4 1 8" style:family="table-cell" style:parent-style-name="Default" style:data-style-name="N104">
      <style:table-cell-properties style:glyph-orientation-vertical="0" fo:background-color="#cc99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_20_1_20_8" style:display-name="Excel_BuiltIn_Accent3 1 8" style:family="table-cell" style:parent-style-name="Default" style:data-style-name="N104">
      <style:table-cell-properties style:glyph-orientation-vertical="0" fo:background-color="#339966"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heck_20_Cell_20_1_20_8" style:display-name="Excel_BuiltIn_Check Cell 1 8" style:family="table-cell" style:parent-style-name="Default" style:data-style-name="N104">
      <style:table-cell-properties style:glyph-orientation-vertical="0" fo:background-color="#969696" style:cell-protect="protected" style:print-content="true" style:diagonal-bl-tr="none" style:diagonal-tl-br="none" style:text-align-source="value-type" style:repeat-content="false" fo:wrap-option="no-wrap" fo:border="0.0413in double #333333" style:border-line-width="0.0138in 0.0138in 0.0138in" style:direction="ltr" style:rotation-angle="0" style:rotation-align="none" style:shrink-to-fit="false" style:vertical-align="automatic"/>
      <style:paragraph-properties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data-style-name="N10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SimSun" fo:font-size="16pt" fo:font-style="italic" fo:text-shadow="none" style:text-underline-style="none" fo:font-weight="bold" style:font-name-asian="SimSun" style:font-size-asian="16pt" style:font-style-asian="italic" style:font-weight-asian="bold" style:font-size-complex="16pt" style:font-style-complex="italic" style:font-weight-complex="bold"/>
    </style:style>
    <style:style style:name="Heading_20_1_20_1" style:display-name="Heading 1 1"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1_20_1" style:display-name="Heading1 1" style:family="table-cell" style:parent-style-name="Default" style:data-style-name="N10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in" style:writing-mode="page"/>
      <style:text-properties fo:color="#000000" style:text-outline="false" style:text-line-through-style="none" style:font-name="SimSun" fo:font-size="16pt" fo:font-style="italic" fo:text-shadow="none" style:text-underline-style="none" fo:font-weight="bold" style:font-name-asian="SimSun" style:font-size-asian="16pt" style:font-style-asian="italic" style:font-weight-asian="bold" style:font-size-complex="16pt" style:font-style-complex="italic" style:font-weight-complex="bold"/>
    </style:style>
    <style:style style:name="Input"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0138in solid #c0c0c0"/>
    </style:style>
    <style:style style:name="Output"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esult_20_1" style:display-name="Result 1"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SimSun" fo:font-size="11pt" fo:font-style="italic" fo:text-shadow="none" style:text-underline-style="solid" style:text-underline-width="auto" style:text-underline-color="font-color" fo:font-weight="bold" style:font-name-asian="SimSun" style:font-size-asian="11pt" style:font-style-asian="italic" style:font-weight-asian="bold" style:font-size-complex="11pt" style:font-style-complex="italic" style:font-weight-complex="bold"/>
    </style:style>
    <style:style style:name="Result2_20_1" style:display-name="Result2 1"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SimSun" fo:font-size="11pt" fo:font-style="italic" fo:text-shadow="none" style:text-underline-style="solid" style:text-underline-width="auto" style:text-underline-color="font-color" fo:font-weight="bold" style:font-name-asian="SimSun" style:font-size-asian="11pt" style:font-style-asian="italic" style:font-weight-asian="bold" style:font-size-complex="11pt" style:font-style-complex="italic" style:font-weight-complex="bold"/>
    </style:style>
    <style:style style:name="Standard_5f_Sheet1_20_2" style:display-name="Standard_Sheet1 2"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1" style:display-name="20% - Accent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2_20_1" style:display-name="20% - Accent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3_20_1" style:display-name="20% - Accent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4_20_1" style:display-name="20% - Accent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5_20_1" style:display-name="20% - Accent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6_20_1" style:display-name="20% - Accent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1_20_1" style:display-name="40% - Accent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2_20_1" style:display-name="40% - Accent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3_20_1" style:display-name="40% - Accent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4_20_1" style:display-name="40% - Accent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5_20_1" style:display-name="40% - Accent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6_20_1" style:display-name="40% - Accent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1_20_1" style:display-name="60% - Accent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2_20_1" style:display-name="60% - Accent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3_20_1" style:display-name="60% - Accent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4_20_1" style:display-name="60% - Accent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5_20_1" style:display-name="60% - Accent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6_20_1" style:display-name="60% - Accent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1_20_1" style:display-name="Accent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2_20_1" style:display-name="Accent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3_20_1" style:display-name="Accent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4_20_1" style:display-name="Accent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5_20_1" style:display-name="Accent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6_20_1" style:display-name="Accent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Bad_20_1" style:display-name="Bad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alculation_20_1" style:display-name="Calculation 1"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heck_20_Cell_20_1" style:display-name="Check Cell 1"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5f_BuiltIn_5f_40_25__20_-_20_Accent3_20_1_20_9" style:display-name="Excel_BuiltIn_40% - Accent3 1 9" style:family="table-cell" style:parent-style-name="Default" style:data-style-name="N104">
      <style:table-cell-properties style:glyph-orientation-vertical="0" fo:background-color="#00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40_25__20_-_20_Accent4_20_1_20_9" style:display-name="Excel_BuiltIn_40% - Accent4 1 9" style:family="table-cell" style:parent-style-name="Default" style:data-style-name="N104">
      <style:table-cell-properties style:glyph-orientation-vertical="0" fo:background-color="#cc99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Accent3_20_1_20_9" style:display-name="Excel_BuiltIn_Accent3 1 9" style:family="table-cell" style:parent-style-name="Default" style:data-style-name="N104">
      <style:table-cell-properties style:glyph-orientation-vertical="0" fo:background-color="#339966"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Check_20_Cell_20_1_20_9" style:display-name="Excel_BuiltIn_Check Cell 1 9" style:family="table-cell" style:parent-style-name="Default" style:data-style-name="N104">
      <style:table-cell-properties style:glyph-orientation-vertical="0" fo:background-color="#969696" style:cell-protect="protected" style:print-content="true" style:diagonal-bl-tr="none" style:diagonal-tl-br="none" style:text-align-source="value-type" style:repeat-content="false" fo:wrap-option="no-wrap" fo:border="0.0413in double #333333" style:border-line-width="0.0138in 0.0138in 0.0138in" style:direction="ltr" style:rotation-angle="0" style:rotation-align="none" style:shrink-to-fit="false" style:vertical-align="automatic"/>
      <style:paragraph-properties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planatory_20_Text_20_1" style:display-name="Explanatory Text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Good_20_1" style:display-name="Good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Heading_20_5" style:display-name="Heading 5" style:family="table-cell" style:parent-style-name="Default" style:data-style-name="N10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SimSun" fo:font-size="16pt" fo:font-style="italic" fo:text-shadow="none" style:text-underline-style="none" fo:font-weight="bold" style:font-name-asian="SimSun" style:font-size-asian="16pt" style:font-style-asian="italic" style:font-weight-asian="bold" style:font-size-complex="16pt" style:font-style-complex="italic" style:font-weight-complex="bold"/>
    </style:style>
    <style:style style:name="Heading_20_1_20_2" style:display-name="Heading 1 2"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Heading_20_2_20_1" style:display-name="Heading 2 1"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Heading_20_3_20_1" style:display-name="Heading 3 1"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Heading_20_4_20_1" style:display-name="Heading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Heading1_20_2" style:display-name="Heading1 2" style:family="table-cell" style:parent-style-name="Default" style:data-style-name="N10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in" style:writing-mode="page"/>
      <style:text-properties fo:color="#000000" style:text-outline="false" style:text-line-through-style="none" style:font-name="SimSun" fo:font-size="16pt" fo:font-style="italic" fo:text-shadow="none" style:text-underline-style="none" fo:font-weight="bold" style:font-name-asian="SimSun" style:font-size-asian="16pt" style:font-style-asian="italic" style:font-weight-asian="bold" style:font-size-complex="16pt" style:font-style-complex="italic" style:font-weight-complex="bold"/>
    </style:style>
    <style:style style:name="Input_20_1" style:display-name="Input 1"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Linked_20_Cell_20_1" style:display-name="Linked Cell 1"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eutral_20_1" style:display-name="Neutral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te_20_1" style:display-name="Note 1" style:family="table-cell" style:parent-style-name="Default">
      <style:table-cell-properties fo:background-color="#ffffcc" style:diagonal-bl-tr="none" style:diagonal-tl-br="none" fo:border="0.0138in solid #c0c0c0"/>
    </style:style>
    <style:style style:name="Output_20_1" style:display-name="Output 1"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Result_20_2" style:display-name="Result 2"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SimSun" fo:font-size="11pt" fo:font-style="italic" fo:text-shadow="none" style:text-underline-style="solid" style:text-underline-width="auto" style:text-underline-color="font-color" fo:font-weight="bold" style:font-name-asian="SimSun"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SimSun" fo:font-size="11pt" fo:font-style="italic" fo:text-shadow="none" style:text-underline-style="solid" style:text-underline-width="auto" style:text-underline-color="font-color" fo:font-weight="bold" style:font-name-asian="SimSun" style:font-size-asian="11pt" style:font-style-asian="italic" style:font-weight-asian="bold" style:font-size-complex="11pt" style:font-style-complex="italic" style:font-weight-complex="bold"/>
    </style:style>
    <style:style style:name="Standard_5f_Sheet1_20_3" style:display-name="Standard_Sheet1 3"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itle_20_1" style:display-name="Title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1" style:display-name="Total 1"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Warning_20_Text_20_1" style:display-name="Warning Text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Standard_5f_InAppBilling" style:display-name="Standard_InAppBilling"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Standard_5f_DRM" style:display-name="Standard_DR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fo:background-color="transparent" style:vertical-align="automatic"/>
      <style:text-properties fo:color="#000000" style:font-name="ＭＳ Ｐゴシック" style:font-name-asian="ＭＳ Ｐゴシック" style:font-name-complex="ＭＳ Ｐゴシック"/>
    </style:style>
    <style:style style:name="표준_20_2" style:display-name="표준 2" style:family="table-cell" style:parent-style-name="Default" style:data-style-name="N0">
      <style:table-cell-properties fo:background-color="transparent" style:vertical-align="automatic"/>
      <style:text-properties fo:color="#000000" style:font-name="Arial2" fo:font-size="10pt" style:font-name-asian="Arial2" style:font-size-asian="10pt" style:font-name-complex="Arial2" style:font-size-complex="10pt"/>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fo:page-width="8.2673in" fo:page-height="11.6925in"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5">
      <style:page-layout-properties style:num-format="1" style:print-orientation="portrait" fo:margin-top="1.0457in" fo:margin-bottom="1.0457in" fo:margin-left="0.7in" fo:margin-right="0.7in" style:print-page-order="ltr"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2">03/22/2012</text:date>, <text:time>11:34:11</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1_20_1" style:display-name="PageStyle_Sheet1 1" style:page-layout-name="Mpm4">
      <style:header style:display="false"/>
      <style:header-left style:display="false"/>
      <style:footer style:display="false"/>
      <style:footer-left style:display="false"/>
    </style:master-page>
    <style:master-page style:name="PageStyle_5f_Sheet1_20_2" style:display-name="PageStyle_Sheet1 2" style:page-layout-name="Mpm4">
      <style:header style:display="false"/>
      <style:header-left style:display="false"/>
      <style:footer style:display="false"/>
      <style:footer-left style:display="false"/>
    </style:master-page>
    <style:master-page style:name="PageStyle_5f_Sheet1_20_3" style:display-name="PageStyle_Sheet1 3" style:page-layout-name="Mpm4">
      <style:header style:display="false"/>
      <style:header-left style:display="false"/>
      <style:footer style:display="false"/>
      <style:footer-left style:display="false"/>
    </style:master-page>
    <style:master-page style:name="PageStyle_5f_Sheet1_20_4" style:display-name="PageStyle_Sheet1 4" style:page-layout-name="Mpm4">
      <style:header style:display="false"/>
      <style:header-left style:display="false"/>
      <style:footer style:display="false"/>
      <style:footer-left style:display="false"/>
    </style:master-page>
    <style:master-page style:name="PageStyle_5f_Sheet1_20_5" style:display-name="PageStyle_Sheet1 5" style:page-layout-name="Mpm4">
      <style:header style:display="false"/>
      <style:header-left style:display="false"/>
      <style:footer style:display="false"/>
      <style:footer-left style:display="false"/>
    </style:master-page>
    <style:master-page style:name="PageStyle_5f_Sheet1_20_6" style:display-name="PageStyle_Sheet1 6" style:page-layout-name="Mpm4">
      <style:header style:display="false"/>
      <style:header-left style:display="false"/>
      <style:footer style:display="false"/>
      <style:footer-left style:display="false"/>
    </style:master-page>
    <style:master-page style:name="PageStyle_5f_Sheet1_20_7" style:display-name="PageStyle_Sheet1 7" style:page-layout-name="Mpm3">
      <style:header style:display="false"/>
      <style:header-left style:display="false"/>
      <style:footer style:display="false"/>
      <style:footer-left style:display="false"/>
    </style:master-page>
    <style:master-page style:name="PageStyle_5f_Sheet1_20_8" style:display-name="PageStyle_Sheet1 8" style:page-layout-name="Mpm5">
      <style:header style:display="false"/>
      <style:header-left style:display="false"/>
      <style:footer style:display="false"/>
      <style:footer-left style:display="false"/>
    </style:master-page>
    <style:master-page style:name="PageStyle_5f_Sheet1_20_9" style:display-name="PageStyle_Sheet1 9" style:page-layout-name="Mpm5">
      <style:header style:display="false"/>
      <style:header-left style:display="false"/>
      <style:footer style:display="false"/>
      <style:footer-left style:display="false"/>
    </style:master-page>
    <style:master-page style:name="PageStyle_5f_Arkusz1" style:display-name="PageStyle_Arkusz1" style:page-layout-name="Mpm3">
      <style:header style:display="false"/>
      <style:header-left style:display="false"/>
      <style:footer style:display="false"/>
      <style:footer-left style:display="false"/>
    </style:master-page>
    <style:master-page style:name="PageStyle_5f_Arkusz1_20_1" style:display-name="PageStyle_Arkusz1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3-22T11:34:11.43</dc:date>
    <meta:editing-duration>PT17H2M45S</meta:editing-duration>
    <meta:editing-cycles>67</meta:editing-cycles>
    <meta:generator>OpenOffice.org/3.3$Win32 OpenOffice.org_project/330m20$Build-9567</meta:generator>
    <dc:creator>Phi Tran Thai</dc:creator>
    <meta:document-statistic meta:table-count="6" meta:cell-count="4645" meta:object-count="0"/>
    <meta:user-defined meta:name="Info 1"/>
    <meta:user-defined meta:name="Info 2"/>
    <meta:user-defined meta:name="Info 3"/>
    <meta:user-defined meta:name="Info 4"/>
  </office:meta>
</office:document-meta>
</file>